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Helvetica2" svg:font-family="Helvetica"/>
    <style:font-face style:name="Arial2" svg:font-family="Arial" style:font-family-generic="swiss"/>
    <style:font-face style:name="Helvetica3" svg:font-family="Helvetica" style:font-family-generic="swiss"/>
    <style:font-face style:name="Arial" svg:font-family="Arial" style:font-adornments="Normal" style:font-family-generic="swiss" style:font-pitch="variable"/>
    <style:font-face style:name="Arial Narrow2" svg:font-family="'Arial Narrow'" style:font-family-generic="swiss" style:font-pitch="variable"/>
    <style:font-face style:name="Arial Narrow" svg:font-family="'Arial Narrow'" style:font-adornments="Normal" style:font-family-generic="swiss" style:font-pitch="variable"/>
    <style:font-face style:name="Helvetica" svg:font-family="Helvetica" style:font-adornments="Gras" style:font-family-generic="swiss" style:font-pitch="variable"/>
    <style:font-face style:name="Helvetica1" svg:font-family="Helvetic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7mm"/>
    </style:style>
    <style:style style:name="co2" style:family="table-column">
      <style:table-column-properties fo:break-before="auto" style:column-width="53.34mm"/>
    </style:style>
    <style:style style:name="co3" style:family="table-column">
      <style:table-column-properties fo:break-before="auto" style:column-width="40.64mm"/>
    </style:style>
    <style:style style:name="co4" style:family="table-column">
      <style:table-column-properties fo:break-before="auto" style:column-width="27.71mm"/>
    </style:style>
    <style:style style:name="co5" style:family="table-column">
      <style:table-column-properties fo:break-before="auto" style:column-width="54.26mm"/>
    </style:style>
    <style:style style:name="co6" style:family="table-column">
      <style:table-column-properties fo:break-before="auto" style:column-width="75.97mm"/>
    </style:style>
    <style:style style:name="co7" style:family="table-column">
      <style:table-column-properties fo:break-before="auto" style:column-width="62.81mm"/>
    </style:style>
    <style:style style:name="co8" style:family="table-column">
      <style:table-column-properties fo:break-before="auto" style:column-width="22.17mm"/>
    </style:style>
    <style:style style:name="co9" style:family="table-column">
      <style:table-column-properties fo:break-before="auto" style:column-width="141.09mm"/>
    </style:style>
    <style:style style:name="co10" style:family="table-column">
      <style:table-column-properties fo:break-before="auto" style:column-width="11.55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33.02mm"/>
    </style:style>
    <style:style style:name="co13" style:family="table-column">
      <style:table-column-properties fo:break-before="auto" style:column-width="48.07mm"/>
    </style:style>
    <style:style style:name="co14" style:family="table-column">
      <style:table-column-properties fo:break-before="auto" style:column-width="16.39mm"/>
    </style:style>
    <style:style style:name="co15" style:family="table-column">
      <style:table-column-properties fo:break-before="auto" style:column-width="19.7mm"/>
    </style:style>
    <style:style style:name="co16" style:family="table-column">
      <style:table-column-properties fo:break-before="auto" style:column-width="31.8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14.55mm"/>
    </style:style>
    <style:style style:name="co19" style:family="table-column">
      <style:table-column-properties fo:break-before="auto" style:column-width="16.63mm"/>
    </style:style>
    <style:style style:name="co20" style:family="table-column">
      <style:table-column-properties fo:break-before="auto" style:column-width="10.62mm"/>
    </style:style>
    <style:style style:name="co21" style:family="table-column">
      <style:table-column-properties fo:break-before="auto" style:column-width="116.15mm"/>
    </style:style>
    <style:style style:name="co22" style:family="table-column">
      <style:table-column-properties fo:break-before="auto" style:column-width="57.96mm"/>
    </style:style>
    <style:style style:name="co23" style:family="table-column">
      <style:table-column-properties fo:break-before="auto" style:column-width="41.79mm"/>
    </style:style>
    <style:style style:name="co24" style:family="table-column">
      <style:table-column-properties fo:break-before="auto" style:column-width="58.88mm"/>
    </style:style>
    <style:style style:name="co25" style:family="table-column">
      <style:table-column-properties fo:break-before="auto" style:column-width="32.79mm"/>
    </style:style>
    <style:style style:name="co26" style:family="table-column">
      <style:table-column-properties fo:break-before="auto" style:column-width="34.87mm"/>
    </style:style>
    <style:style style:name="co27" style:family="table-column">
      <style:table-column-properties fo:break-before="auto" style:column-width="17.29mm"/>
    </style:style>
    <style:style style:name="co28" style:family="table-column">
      <style:table-column-properties fo:break-before="auto" style:column-width="42.19mm"/>
    </style:style>
    <style:style style:name="co29" style:family="table-column">
      <style:table-column-properties fo:break-before="auto" style:column-width="42.53mm"/>
    </style:style>
    <style:style style:name="co30" style:family="table-column">
      <style:table-column-properties fo:break-before="auto" style:column-width="17.62mm"/>
    </style:style>
    <style:style style:name="co31" style:family="table-column">
      <style:table-column-properties fo:break-before="auto" style:column-width="11.78mm"/>
    </style:style>
    <style:style style:name="co32" style:family="table-column">
      <style:table-column-properties fo:break-before="auto" style:column-width="49.18mm"/>
    </style:style>
    <style:style style:name="co33" style:family="table-column">
      <style:table-column-properties fo:break-before="auto" style:column-width="46.41mm"/>
    </style:style>
    <style:style style:name="co34" style:family="table-column">
      <style:table-column-properties fo:break-before="auto" style:column-width="50.34mm"/>
    </style:style>
    <style:style style:name="co35" style:family="table-column">
      <style:table-column-properties fo:break-before="auto" style:column-width="30mm"/>
    </style:style>
    <style:style style:name="co36" style:family="table-column">
      <style:table-column-properties fo:break-before="auto" style:column-width="14.99mm"/>
    </style:style>
    <style:style style:name="co37" style:family="table-column">
      <style:table-column-properties fo:break-before="auto" style:column-width="132.54mm"/>
    </style:style>
    <style:style style:name="co38" style:family="table-column">
      <style:table-column-properties fo:break-before="auto" style:column-width="5.54mm"/>
    </style:style>
    <style:style style:name="co39" style:family="table-column">
      <style:table-column-properties fo:break-before="auto" style:column-width="34.64mm"/>
    </style:style>
    <style:style style:name="co40" style:family="table-column">
      <style:table-column-properties fo:break-before="auto" style:column-width="29.56mm"/>
    </style:style>
    <style:style style:name="co41" style:family="table-column">
      <style:table-column-properties fo:break-before="auto" style:column-width="6.93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7.81mm" fo:break-before="auto" style:use-optimal-row-height="false"/>
    </style:style>
    <style:style style:name="ro3" style:family="table-row">
      <style:table-row-properties style:row-height="10.2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8.11mm" fo:break-before="auto" style:use-optimal-row-height="fals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1.32mm" fo:break-before="auto" style:use-optimal-row-height="false"/>
    </style:style>
    <style:style style:name="ro13" style:family="table-row">
      <style:table-row-properties style:row-height="7.67mm" fo:break-before="auto" style:use-optimal-row-height="false"/>
    </style:style>
    <style:style style:name="ro14" style:family="table-row">
      <style:table-row-properties style:row-height="12.35mm" fo:break-before="auto" style:use-optimal-row-height="false"/>
    </style:style>
    <style:style style:name="ro15" style:family="table-row">
      <style:table-row-properties style:row-height="7.78mm" fo:break-before="auto" style:use-optimal-row-height="true"/>
    </style:style>
    <style:style style:name="ro16" style:family="table-row">
      <style:table-row-properties style:row-height="10.94mm" fo:break-before="auto" style:use-optimal-row-height="false"/>
    </style:style>
    <style:style style:name="ro17" style:family="table-row">
      <style:table-row-properties style:row-height="14.94mm" fo:break-before="auto" style:use-optimal-row-height="false"/>
    </style:style>
    <style:style style:name="ro18" style:family="table-row">
      <style:table-row-properties style:row-height="7.76mm" fo:break-before="auto" style:use-optimal-row-height="false"/>
    </style:style>
    <style:style style:name="ro19" style:family="table-row">
      <style:table-row-properties style:row-height="12.7mm" fo:break-before="auto" style:use-optimal-row-height="false"/>
    </style:style>
    <style:style style:name="ro20" style:family="table-row">
      <style:table-row-properties style:row-height="17.64mm" fo:break-before="auto" style:use-optimal-row-height="false"/>
    </style:style>
    <style:style style:name="ro21" style:family="table-row">
      <style:table-row-properties style:row-height="14.38mm" fo:break-before="auto" style:use-optimal-row-height="true"/>
    </style:style>
    <style:style style:name="ro22" style:family="table-row">
      <style:table-row-properties style:row-height="14.82mm" fo:break-before="auto" style:use-optimal-row-height="false"/>
    </style:style>
    <style:style style:name="ro23" style:family="table-row">
      <style:table-row-properties style:row-height="14.11mm" fo:break-before="auto" style:use-optimal-row-height="false"/>
    </style:style>
    <style:style style:name="ro24" style:family="table-row">
      <style:table-row-properties style:row-height="2.47mm" fo:break-before="auto" style:use-optimal-row-height="false"/>
    </style:style>
    <style:style style:name="ro25" style:family="table-row">
      <style:table-row-properties style:row-height="3.18mm" fo:break-before="auto" style:use-optimal-row-height="false"/>
    </style:style>
    <style:style style:name="ro26" style:family="table-row">
      <style:table-row-properties style:row-height="19.4mm" fo:break-before="auto" style:use-optimal-row-height="false"/>
    </style:style>
    <style:style style:name="ro27" style:family="table-row">
      <style:table-row-properties style:row-height="19.05mm" fo:break-before="auto" style:use-optimal-row-height="false"/>
    </style:style>
    <style:style style:name="ro28" style:family="table-row">
      <style:table-row-properties style:row-height="17.29mm" fo:break-before="auto" style:use-optimal-row-height="false"/>
    </style:style>
    <style:style style:name="ro29" style:family="table-row">
      <style:table-row-properties style:row-height="15.52m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travaux">
      <style:table-properties table:display="true" style:writing-mode="lr-tb"/>
    </style:style>
    <style:style style:name="ta3" style:family="table" style:master-page-name="PageStyle_5f_plan_5f_T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36" number:language="fr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elvetica2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elvetica2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5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96969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Hyperlien_20_personnes_20__26__20_projets" style:data-style-name="N0">
      <style:table-cell-properties fo:background-color="#cc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map style:condition="is-true-formula([.$BR10])" style:apply-style-name="Travaux_20_-_20_description_20_-_20_suite" style:base-cell-address="base.D10"/>
      <style:map style:condition="is-true-formula([.$BX10])" style:apply-style-name="Travaux_20_-_20_description_20_-_20_trouvé" style:base-cell-address="base.D10"/>
      <style:map style:condition="is-true-formula(LEFT([.$D10];1)=&quot;*&quot;)" style:apply-style-name="Travaux_20_-_20_description_20_-_20_important" style:base-cell-address="base.D10"/>
      <style:map style:condition="is-true-formula(LEFT([.$D10];1)=&quot;/&quot;)" style:apply-style-name="Travaux_20_-_20_description_20_-_20_permanent" style:base-cell-address="base.D10"/>
    </style:style>
    <style:style style:name="ce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BR11])" style:apply-style-name="Travaux_20_-_20_description_20_-_20_suite" style:base-cell-address="base.D11"/>
      <style:map style:condition="is-true-formula([.$BX11])" style:apply-style-name="Travaux_20_-_20_semaine_20_-_20_actuel" style:base-cell-address="base.D11"/>
      <style:map style:condition="is-true-formula(LEFT([.$D11];1)=&quot;*&quot;)" style:apply-style-name="Travaux_20_-_20_description_20_-_20_permanent" style:base-cell-address="base.D11"/>
      <style:map style:condition="is-true-formula(LEFT([.$D11];1)=&quot;/&quot;)" style:apply-style-name="Travaux_20_-_20_description_20_-_20_permanent" style:base-cell-address="base.D11"/>
    </style:style>
    <style:style style:name="ce2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is-true-formula([.$BR11])" style:apply-style-name="Travaux_20_-_20_description_20_-_20_suite" style:base-cell-address="base.D11"/>
      <style:map style:condition="is-true-formula([.$BX11])" style:apply-style-name="Travaux_20_-_20_semaine_20_-_20_actuel" style:base-cell-address="base.D11"/>
      <style:map style:condition="is-true-formula(LEFT([.$D11];1)=&quot;*&quot;)" style:apply-style-name="Travaux_20_-_20_description_20_-_20_permanent" style:base-cell-address="base.D11"/>
      <style:map style:condition="is-true-formula(LEFT([.$D11];1)=&quot;/&quot;)" style:apply-style-name="Travaux_20_-_20_description_20_-_20_permanent" style:base-cell-address="base.D11"/>
    </style:style>
    <style:style style:name="ce2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is-true-formula([.$BR10])" style:apply-style-name="Travaux_20_-_20_description_20_-_20_suite" style:base-cell-address="base.D10"/>
      <style:map style:condition="is-true-formula([.$BX10])" style:apply-style-name="Travaux_20_-_20_description_20_-_20_trouvé" style:base-cell-address="base.D10"/>
      <style:map style:condition="is-true-formula(LEFT([.$D10];1)=&quot;*&quot;)" style:apply-style-name="Travaux_20_-_20_description_20_-_20_important" style:base-cell-address="base.D10"/>
      <style:map style:condition="is-true-formula(LEFT([.$D10];1)=&quot;/&quot;)" style:apply-style-name="Travaux_20_-_20_description_20_-_20_permanent" style:base-cell-address="base.D10"/>
    </style:style>
    <style:style style:name="ce30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is-true-formula([.$BR10])" style:apply-style-name="Travaux_20_-_20_description_20_-_20_suite" style:base-cell-address="base.D10"/>
      <style:map style:condition="is-true-formula([.$BX10])" style:apply-style-name="Travaux_20_-_20_description_20_-_20_trouvé" style:base-cell-address="base.D10"/>
      <style:map style:condition="is-true-formula(LEFT([.$D10];1)=&quot;*&quot;)" style:apply-style-name="Travaux_20_-_20_description_20_-_20_important" style:base-cell-address="base.D10"/>
      <style:map style:condition="is-true-formula(LEFT([.$D10];1)=&quot;/&quot;)" style:apply-style-name="Travaux_20_-_20_description_20_-_20_permanent" style:base-cell-address="base.D10"/>
    </style:style>
    <style:style style:name="ce3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is-true-formula([.$BR10])" style:apply-style-name="Travaux_20_-_20_description_20_-_20_suite" style:base-cell-address="base.D10"/>
      <style:map style:condition="is-true-formula([.$BX10])" style:apply-style-name="Travaux_20_-_20_description_20_-_20_trouvé" style:base-cell-address="base.D10"/>
      <style:map style:condition="is-true-formula(LEFT([.$D10];1)=&quot;*&quot;)" style:apply-style-name="Travaux_20_-_20_description_20_-_20_important" style:base-cell-address="base.D10"/>
      <style:map style:condition="is-true-formula(LEFT([.$D10];1)=&quot;/&quot;)" style:apply-style-name="Travaux_20_-_20_description_20_-_20_permanent" style:base-cell-address="base.D10"/>
    </style:style>
    <style:style style:name="ce3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BR10])" style:apply-style-name="Travaux_20_-_20_description_20_-_20_suite" style:base-cell-address="base.D10"/>
      <style:map style:condition="is-true-formula([.$BX10])" style:apply-style-name="Travaux_20_-_20_description_20_-_20_trouvé" style:base-cell-address="base.D10"/>
      <style:map style:condition="is-true-formula(LEFT([.$D10];1)=&quot;*&quot;)" style:apply-style-name="Travaux_20_-_20_description_20_-_20_important" style:base-cell-address="base.D10"/>
      <style:map style:condition="is-true-formula(LEFT([.$D10];1)=&quot;/&quot;)" style:apply-style-name="Travaux_20_-_20_description_20_-_20_permanent" style:base-cell-address="base.D10"/>
    </style:style>
    <style:style style:name="ce3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BR10])" style:apply-style-name="Travaux_20_-_20_description_20_-_20_suite" style:base-cell-address="base.D10"/>
      <style:map style:condition="is-true-formula([.$BX10])" style:apply-style-name="Travaux_20_-_20_description_20_-_20_trouvé" style:base-cell-address="base.D10"/>
      <style:map style:condition="is-true-formula(LEFT([.$D10];1)=&quot;*&quot;)" style:apply-style-name="Travaux_20_-_20_description_20_-_20_important" style:base-cell-address="base.D10"/>
      <style:map style:condition="is-true-formula(LEFT([.$D10];1)=&quot;/&quot;)" style:apply-style-name="Travaux_20_-_20_description_20_-_20_permanent" style:base-cell-address="base.D10"/>
    </style:style>
    <style:style style:name="ce3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BR10])" style:apply-style-name="Travaux_20_-_20_description_20_-_20_suite" style:base-cell-address="base.D10"/>
      <style:map style:condition="is-true-formula([.$BX10])" style:apply-style-name="Travaux_20_-_20_description_20_-_20_trouvé" style:base-cell-address="base.D10"/>
      <style:map style:condition="is-true-formula(LEFT([.$D10];1)=&quot;*&quot;)" style:apply-style-name="Travaux_20_-_20_description_20_-_20_important" style:base-cell-address="base.D10"/>
      <style:map style:condition="is-true-formula(LEFT([.$D10];1)=&quot;/&quot;)" style:apply-style-name="Travaux_20_-_20_description_20_-_20_permanent" style:base-cell-address="base.D10"/>
    </style:style>
    <style:style style:name="ce3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BR10])" style:apply-style-name="Travaux_20_-_20_description_20_-_20_suite" style:base-cell-address="base.D10"/>
      <style:map style:condition="is-true-formula([.$BX10])" style:apply-style-name="Travaux_20_-_20_description_20_-_20_trouvé" style:base-cell-address="base.D10"/>
      <style:map style:condition="is-true-formula(LEFT([.$D10];1)=&quot;*&quot;)" style:apply-style-name="Travaux_20_-_20_description_20_-_20_important" style:base-cell-address="base.D10"/>
      <style:map style:condition="is-true-formula(LEFT([.$D10];1)=&quot;/&quot;)" style:apply-style-name="Travaux_20_-_20_description_20_-_20_permanent" style:base-cell-address="base.D10"/>
    </style:style>
    <style:style style:name="ce36" style:family="table-cell" style:parent-style-name="Default">
      <style:text-properties fo:color="#0000ff"/>
    </style:style>
    <style:style style:name="ce37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Hyperlien_20_personnes_20__26__20_projets" style:data-style-name="N0">
      <style:table-cell-properties fo:border-bottom="none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Hyperlien_20_personnes_20__26__20_projets" style:data-style-name="N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4" style:family="table-cell" style:parent-style-name="Hyperlien_20_personnes_20__26__20_projets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Hyperlien_20_personnes_20__26__20_projets" style:data-style-name="N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46" style:family="table-cell" style:parent-style-name="Hyperlien_20_personnes_20__26__20_projets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52" style:family="table-cell" style:parent-style-name="Hyperlien_20_personnes_20__26__20_projets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53" style:family="table-cell" style:parent-style-name="Default"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54" style:family="table-cell" style:parent-style-name="Default" style:data-style-name="N10036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56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Hyperlien_20_personnes_20__26__20_projets" style:data-style-name="N0">
      <style:table-cell-properties fo:background-color="#cc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59" style:family="table-cell" style:parent-style-name="Hyperlien_20_personnes_20__26__20_projets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Helvetica2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6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1" style:family="table-cell" style:parent-style-name="Default">
      <style:table-cell-properties fo:background-color="#c0c0c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  <style:map style:condition="is-true-formula(ISNUMBER([.BX7]))" style:apply-style-name="Travaux_20_-_20_recherche" style:base-cell-address="base.A1"/>
    </style:style>
    <style:style style:name="ce62" style:family="table-cell" style:parent-style-name="Hyperlien_20_personnes_20__26__20_projets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3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4" style:family="table-cell" style:parent-style-name="Default">
      <style:table-cell-properties fo:background-color="#ffcc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5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6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67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2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  <style:map style:condition="is-true-formula(ISNUMBER([.BX7]))" style:apply-style-name="Travaux_20_-_20_recherche" style:base-cell-address="base.A1"/>
    </style:style>
    <style:style style:name="ce7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5" style:family="table-cell" style:parent-style-name="Hyperlien_20_personnes_20__26__20_projets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6" style:family="table-cell" style:parent-style-name="Default">
      <style:table-cell-properties fo:background-color="#969696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7" style:family="table-cell" style:parent-style-name="Hyperlien_20_personnes_20__26__20_projets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fo:background-color="#fcd5b5" style:rotation-align="non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>
      <style:table-cell-properties fo:background-color="#66ffff" style:rotation-align="non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Hyperlien_20_personnes_20__26__20_projets" style:data-style-name="N0">
      <style:table-cell-properties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6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7" style:family="table-cell" style:parent-style-name="Hyperlien_20_personnes_20__26__20_projets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8" style:family="table-cell" style:parent-style-name="Travaux_20_-_20_description">
      <style:table-cell-properties fo:background-color="#ffff00"/>
    </style:style>
    <style:style style:name="ce89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>
      <style:table-cell-properties fo:background-color="#96969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2" style:family="table-cell" style:parent-style-name="Default">
      <style:table-cell-properties fo:background-color="#fff2e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6" style:family="table-cell" style:parent-style-name="Hyperlien_20_personnes_20__26__20_projets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97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2" fo:font-size="14pt" fo:font-style="normal" fo:text-shadow="none" style:text-underline-style="none" fo:font-weight="normal" style:font-name-asian="SimSun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9" style:family="table-cell" style:parent-style-name="Default">
      <style:table-cell-properties fo:background-color="#969696" style:rotation-align="non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2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Hyperlien_20_personnes_20__26__20_projets" style:data-style-name="N0">
      <style:table-cell-properties fo:background-color="#ccffff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Hyperlien_20_personnes_20__26__20_projets" style:data-style-name="N0">
      <style:table-cell-properties fo:background-color="#1fb71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04" style:family="table-cell" style:parent-style-name="Default">
      <style:table-cell-properties fo:background-color="#1fb71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05" style:family="table-cell" style:parent-style-name="Default">
      <style:table-cell-properties fo:background-color="#1fb71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1fb71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7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8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9" style:family="table-cell" style:parent-style-name="Default">
      <style:table-cell-properties fo:background-color="#fff2e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</style:style>
    <style:style style:name="ce110" style:family="table-cell" style:parent-style-name="Default">
      <style:table-cell-properties fo:background-color="#1fb71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13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fo:background-color="#ccffff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1.76pt solid #99cc00" style:direction="ltr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22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Travaux_20_-_20_semaine_20_-_20_actuel">
      <style:table-cell-properties fo:wrap-option="no-wrap" style:direction="ltr" style:rotation-angle="0" style:shrink-to-fit="false"/>
      <style:paragraph-properties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style:font-size-asian="16pt" style:font-style-asian="normal" style:font-weight-asian="bold" style:font-size-complex="16pt" style:font-style-complex="normal" style:font-weight-complex="bold"/>
    </style:style>
    <style:style style:name="ce124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2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2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>
      <style:table-cell-properties fo:background-color="#fff2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Default">
      <style:table-cell-properties fo:background-color="#ccffff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113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35" style:family="table-cell" style:parent-style-name="Default" style:data-style-name="N3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6" style:family="table-cell" style:parent-style-name="Default" style:data-style-name="N3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37" style:family="table-cell" style:parent-style-name="Default" style:data-style-name="N113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38" style:family="table-cell" style:parent-style-name="Default">
      <style:table-cell-properties fo:background-color="#fff2e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40" style:family="table-cell" style:parent-style-name="Hyperlien_20_personnes_20__26__20_projets" style:data-style-name="N0">
      <style:table-cell-properties fo:border-bottom="1.76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Default">
      <style:table-cell-properties fo:background-color="#99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fo:background-color="#99cc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 Narrow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13">
      <style:table-cell-properties fo:background-color="#99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ce144" style:family="table-cell" style:parent-style-name="Default">
      <style:table-cell-properties fo:background-color="#99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113">
      <style:table-cell-properties fo:background-color="#99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6" style:family="table-cell" style:parent-style-name="Default" style:data-style-name="N1">
      <style:table-cell-properties fo:background-color="#cc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7" style:family="table-cell" style:parent-style-name="Default" style:data-style-name="N113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style:hyperlink xlink:href="#notice" xlink:type="simple"/>
      </style:table-cell-properties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4" style:family="table-cell" style:parent-style-name="Default" style:data-style-name="N113">
      <style:table-cell-properties fo:background-color="#96969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2" fo:font-size="14pt" fo:language="en" fo:country="US" fo:font-style="normal" fo:text-shadow="none" style:text-underline-style="none" fo:font-weight="normal" style:font-name-asian="Helvetica3" style:font-size-asian="14pt" style:language-asian="en" style:country-asian="US" style:font-style-asian="normal" style:font-weight-asian="normal" style:font-name-complex="Helvetica3" style:font-size-complex="14pt" style:language-complex="en" style:country-complex="US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7" style:family="table-cell" style:parent-style-name="Default">
      <style:table-cell-properties fo:background-color="transparent" style:rotation-align="none"/>
    </style:style>
    <style:style style:name="ce168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9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0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71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3" style:family="table-cell" style:parent-style-name="Default">
      <style:table-cell-properties fo:background-color="#8080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4" style:family="table-cell" style:parent-style-name="Default">
      <style:table-cell-properties fo:background-color="#80808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5" style:family="table-cell" style:parent-style-name="Default">
      <style:table-cell-properties fo:background-color="#80808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6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7" style:family="table-cell" style:parent-style-name="Default">
      <style:table-cell-properties fo:background-color="#c0c0c0" style:rotation-align="none"/>
    </style:style>
    <style:style style:name="ce178" style:family="table-cell" style:parent-style-name="Default" style:data-style-name="N10036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79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5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87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8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Hyperlien_20_personnes_20__26__20_projets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0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1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2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3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4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98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9" style:family="table-cell" style:parent-style-name="Default">
      <style:table-cell-properties fo:background-color="#80808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0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1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02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06" style:family="table-cell" style:parent-style-name="Default" style:data-style-name="N10036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07" style:family="table-cell" style:parent-style-name="Default" style:data-style-name="N10036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8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9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0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1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 style:data-style-name="N113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3" style:family="table-cell" style:parent-style-name="Default" style:data-style-name="N1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4" style:family="table-cell" style:parent-style-name="Default" style:data-style-name="N1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5" style:family="table-cell" style:parent-style-name="Default" style:data-style-name="N113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6" style:family="table-cell" style:parent-style-name="Default" style:data-style-name="N113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7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 style:data-style-name="N10036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19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0" style:family="table-cell" style:parent-style-name="Default" style:data-style-name="N1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1" style:family="table-cell" style:parent-style-name="Default" style:data-style-name="N10036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2" style:family="table-cell" style:parent-style-name="Default" style:data-style-name="N10036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3" style:family="table-cell" style:parent-style-name="Default" style:data-style-name="N10036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4" style:family="table-cell" style:parent-style-name="Default" style:data-style-name="N113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5" style:family="table-cell" style:parent-style-name="Default" style:data-style-name="N1">
      <style:table-cell-properties fo:background-color="#c0c0c0" style:rotation-align="none"/>
    </style:style>
    <style:style style:name="ce226" style:family="table-cell" style:parent-style-name="Default">
      <style:table-cell-properties fo:background-color="#808080" style:rotation-align="none"/>
    </style:style>
    <style:style style:name="ce227" style:family="table-cell" style:parent-style-name="Default" style:data-style-name="N113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9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0" style:family="table-cell" style:parent-style-name="Default">
      <style:table-cell-properties fo:background-color="#c0c0c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1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fo:background-color="#c0c0c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 style:data-style-name="N113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 style:data-style-name="N99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3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4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45" style:family="table-cell" style:parent-style-name="Default" style:data-style-name="N113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7" style:family="table-cell" style:parent-style-name="Default" style:data-style-name="N99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8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9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0" style:family="table-cell" style:parent-style-name="Default">
      <style:table-cell-properties fo:background-color="#c0c0c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51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2" style:family="table-cell" style:parent-style-name="Default">
      <style:table-cell-properties fo:background-color="#969696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3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55" style:family="table-cell" style:parent-style-name="Hyperlien_20_personnes_20__26__20_projets" style:data-style-name="N0">
      <style:table-cell-properties fo:background-color="#99cc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7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ffcc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6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6" style:family="table-cell" style:parent-style-name="Default">
      <style:table-cell-properties fo:background-color="#ccffcc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67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ffcc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2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 style:data-style-name="N11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6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7" style:family="table-cell" style:parent-style-name="Default" style:data-style-name="N114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8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18">
      <style:table-cell-properties fo:background-color="#ff950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85" style:family="table-cell" style:parent-style-name="Default" style:data-style-name="N118">
      <style:table-cell-properties fo:border-bottom="0.74pt solid #000000" fo:background-color="#99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6" style:family="table-cell" style:parent-style-name="Default" style:data-style-name="N118">
      <style:table-cell-properties fo:border-bottom="0.74pt solid #000000" fo:background-color="#99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7" style:family="table-cell" style:parent-style-name="Default" style:data-style-name="N118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8" style:family="table-cell" style:parent-style-name="Default" style:data-style-name="N118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 style:data-style-name="N119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92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7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 style:data-style-name="N116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 style:data-style-name="N113">
      <style:table-cell-properties fo:background-color="#99cc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fo:color="#ff0000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3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fo:color="#ff0000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>
      <style:table-cell-properties fo:border-bottom="0.74pt solid #000000" fo:background-color="#99cc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5" style:family="table-cell" style:parent-style-name="Default">
      <style:table-cell-properties fo:border-bottom="none" fo:background-color="#99cc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6" style:family="table-cell" style:parent-style-name="Hyperlien_20_personnes_20__26__20_projets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307" style:family="table-cell" style:parent-style-name="Hyperlien_20_personnes_20__26__20_projets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Hyperlien_20_personnes_20__26__20_projets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309" style:family="table-cell" style:parent-style-name="Hyperlien_20_personnes_20__26__20_projets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 style:data-style-name="N113">
      <style:table-cell-properties fo:background-color="#99cc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12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fo:border-bottom="0.74pt solid #000000" fo:background-color="#99cc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fo:border-bottom="none" fo:background-color="#99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Hyperlien_20_personnes_20__26__20_projets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318" style:family="table-cell" style:parent-style-name="Hyperlien_20_personnes_20__26__20_projets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319" style:family="table-cell" style:parent-style-name="Hyperlien_20_personnes_20__26__20_projets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0" style:family="table-cell" style:parent-style-name="Hyperlien_20_personnes_20__26__20_projets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1" style:family="table-cell" style:parent-style-name="Default" style:data-style-name="N1">
      <style:table-cell-properties fo:background-color="#99cc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2" style:family="table-cell" style:parent-style-name="Default">
      <style:table-cell-properties fo:background-color="#96969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3" style:family="table-cell" style:parent-style-name="Default">
      <style:table-cell-properties fo:background-color="#96969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24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fo:border-bottom="0.74pt solid #000000" fo:background-color="#99cc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fo:border-bottom="none" fo:background-color="#99cc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Hyperlien_20_personnes_20__26__20_projets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330" style:family="table-cell" style:parent-style-name="Hyperlien_20_personnes_20__26__20_projets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is-true-formula(LEFT([.F18];1)=&quot;/&quot;)" style:apply-style-name="Plan_20_ressource_20_-_20_tâche_20_permanente" style:base-cell-address="base.F18"/>
      <style:map style:condition="is-true-formula(LEFT([.F18];1)=&quot;*&quot;)" style:apply-style-name="Plan_20_ressource_20_-_20_tâche_20_importante" style:base-cell-address="base.F18"/>
      <style:map style:condition="cell-content()!=&quot;&quot;" style:apply-style-name="Plan_20_ressource_20_-_20_tâche_20_normale" style:base-cell-address="base.F18"/>
    </style:style>
    <style:style style:name="ce331" style:family="table-cell" style:parent-style-name="Hyperlien_20_personnes_20__26__20_projets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32" style:family="table-cell" style:parent-style-name="Hyperlien_20_personnes_20__26__20_projets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elvetica2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4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fo:background-color="#96969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ackground-color="#969696" style:rotation-align="non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9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fo:background-color="#96969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ackground-color="#96969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4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Helvetica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bas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8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8" table:number-columns-repeated="1015" table:default-cell-style-name="ce12"/>
        <table:table-row table:style-name="ro1">
          <table:table-cell table:style-name="ce1"/>
          <table:table-cell table:style-name="Default"/>
          <table:table-cell table:style-name="ce21" table:number-columns-repeated="3"/>
          <table:table-cell table:style-name="ce40"/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 table:style-name="ce21" table:number-columns-repeated="2"/>
          <table:table-cell table:style-name="ce36" table:number-columns-repeated="2"/>
          <table:table-cell table:style-name="Default" table:number-columns-repeated="1018"/>
        </table:table-row>
        <table:table-row table:style-name="ro3">
          <table:table-cell table:style-name="ce2" office:value-type="string" calcext:value-type="string">
            <text:p>Année</text:p>
          </table:table-cell>
          <table:table-cell table:style-name="ce14" office:value-type="float" office:value="2016" calcext:value-type="float">
            <text:p>2016</text:p>
          </table:table-cell>
          <table:table-cell table:style-name="ce22"/>
          <table:table-cell table:style-name="Default" table:number-columns-repeated="1021"/>
        </table:table-row>
        <table:table-row table:style-name="ro3">
          <table:table-cell table:style-name="ce3" office:value-type="string" calcext:value-type="string">
            <text:p>Semaine début</text:p>
          </table:table-cell>
          <table:table-cell table:style-name="ce14" office:value-type="float" office:value="27" calcext:value-type="float">
            <text:p>27</text:p>
          </table:table-cell>
          <table:table-cell table:style-name="ce22"/>
          <table:table-cell table:style-name="Default"/>
          <table:table-cell table:style-name="ce37"/>
          <table:table-cell table:style-name="ce41"/>
          <table:table-cell table:style-name="ce49" table:number-columns-repeated="2"/>
          <table:table-cell table:style-name="ce56"/>
          <table:table-cell table:style-name="ce57" table:number-columns-repeated="4"/>
          <table:table-cell table:style-name="Default" table:number-columns-repeated="1011"/>
        </table:table-row>
        <table:table-row table:style-name="ro3">
          <table:table-cell table:style-name="ce3" office:value-type="string" calcext:value-type="string">
            <text:p>Semaine fin</text:p>
          </table:table-cell>
          <table:table-cell table:style-name="ce15"/>
          <table:table-cell table:style-name="Default" table:number-columns-repeated="2"/>
          <table:table-cell table:style-name="ce37"/>
          <table:table-cell table:style-name="ce41"/>
          <table:table-cell table:style-name="ce49"/>
          <table:table-cell table:style-name="ce54"/>
          <table:table-cell table:style-name="ce56"/>
          <table:table-cell table:style-name="ce57" table:number-columns-repeated="4"/>
          <table:table-cell table:style-name="Default" table:number-columns-repeated="1011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style-name="ce1"/>
          <table:table-cell table:style-name="Default" table:number-columns-repeated="1023"/>
        </table:table-row>
        <table:table-row table:style-name="ro5">
          <table:table-cell table:style-name="ce4"/>
          <table:table-cell table:style-name="ce16"/>
          <table:table-cell table:style-name="Default" table:number-columns-repeated="1022"/>
        </table:table-row>
        <table:table-row table:style-name="ro4">
          <table:table-cell table:style-name="Default"/>
          <table:table-cell table:style-name="ce17"/>
          <table:table-cell table:style-name="Default"/>
          <table:table-cell table:style-name="ce26"/>
          <table:table-cell table:style-name="Default" table:number-columns-repeated="1020"/>
        </table:table-row>
        <table:table-row table:style-name="ro6">
          <table:table-cell table:style-name="ce5"/>
          <table:table-cell table:style-name="ce18"/>
          <table:table-cell table:style-name="ce23"/>
          <table:table-cell table:style-name="ce27"/>
          <table:table-cell table:style-name="ce23"/>
          <table:table-cell table:style-name="ce42"/>
          <table:table-cell table:style-name="ce50"/>
          <table:table-cell table:style-name="ce18" table:number-columns-repeated="1017"/>
        </table:table-row>
        <table:table-row table:style-name="ro6" table:number-rows-repeated="3">
          <table:table-cell table:style-name="ce6"/>
          <table:table-cell table:style-name="ce19"/>
          <table:table-cell table:style-name="ce24"/>
          <table:table-cell table:style-name="ce28"/>
          <table:table-cell table:style-name="ce24"/>
          <table:table-cell table:style-name="ce43"/>
          <table:table-cell table:style-name="ce50"/>
          <table:table-cell table:style-name="ce19" table:number-columns-repeated="1017"/>
        </table:table-row>
        <table:table-row table:style-name="ro6">
          <table:table-cell table:style-name="ce6"/>
          <table:table-cell table:style-name="Default"/>
          <table:table-cell table:style-name="ce24"/>
          <table:table-cell table:style-name="ce28"/>
          <table:table-cell table:style-name="ce24"/>
          <table:table-cell table:style-name="ce44"/>
          <table:table-cell table:style-name="ce50"/>
          <table:table-cell table:style-name="ce19" table:number-columns-repeated="1017"/>
        </table:table-row>
        <table:table-row table:style-name="ro6">
          <table:table-cell table:style-name="ce5"/>
          <table:table-cell table:style-name="Default"/>
          <table:table-cell table:style-name="ce24"/>
          <table:table-cell table:style-name="ce28"/>
          <table:table-cell table:style-name="ce24"/>
          <table:table-cell table:style-name="ce44"/>
          <table:table-cell table:style-name="ce50"/>
          <table:table-cell table:style-name="ce19" table:number-columns-repeated="1017"/>
        </table:table-row>
        <table:table-row table:style-name="ro6">
          <table:table-cell table:style-name="ce6"/>
          <table:table-cell table:style-name="ce19"/>
          <table:table-cell table:style-name="ce24"/>
          <table:table-cell table:style-name="ce28"/>
          <table:table-cell table:style-name="ce24"/>
          <table:table-cell table:style-name="ce43"/>
          <table:table-cell table:style-name="ce50"/>
          <table:table-cell table:style-name="ce19" table:number-columns-repeated="1017"/>
        </table:table-row>
        <table:table-row table:style-name="ro6" table:number-rows-repeated="3">
          <table:table-cell table:style-name="ce6"/>
          <table:table-cell table:style-name="ce19"/>
          <table:table-cell table:style-name="ce24"/>
          <table:table-cell table:style-name="ce28"/>
          <table:table-cell table:style-name="ce24"/>
          <table:table-cell table:style-name="ce45"/>
          <table:table-cell table:style-name="ce51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6"/>
          <table:table-cell table:style-name="ce19"/>
          <table:table-cell table:style-name="ce24"/>
          <table:table-cell table:style-name="ce28"/>
          <table:table-cell table:style-name="ce24"/>
          <table:table-cell table:style-name="ce46"/>
          <table:table-cell table:style-name="ce51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6"/>
          <table:table-cell table:style-name="Default"/>
          <table:table-cell table:style-name="ce24"/>
          <table:table-cell table:style-name="ce28"/>
          <table:table-cell table:style-name="ce24"/>
          <table:table-cell table:style-name="ce46"/>
          <table:table-cell table:style-name="ce51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5"/>
          <table:table-cell table:style-name="Default"/>
          <table:table-cell table:style-name="ce24"/>
          <table:table-cell table:style-name="ce29"/>
          <table:table-cell table:style-name="ce24"/>
          <table:table-cell table:style-name="ce46"/>
          <table:table-cell table:style-name="ce51"/>
          <table:table-cell table:style-name="ce55" table:number-columns-repeated="4"/>
          <table:table-cell table:style-name="ce19" table:number-columns-repeated="1013"/>
        </table:table-row>
        <table:table-row table:style-name="ro6" table:number-rows-repeated="3">
          <table:table-cell table:style-name="ce6"/>
          <table:table-cell table:style-name="ce19"/>
          <table:table-cell table:style-name="ce24"/>
          <table:table-cell table:style-name="ce29"/>
          <table:table-cell table:style-name="ce24"/>
          <table:table-cell table:style-name="ce45"/>
          <table:table-cell table:style-name="ce51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6"/>
          <table:table-cell table:style-name="ce19"/>
          <table:table-cell table:style-name="ce24"/>
          <table:table-cell table:style-name="ce29"/>
          <table:table-cell table:style-name="ce24"/>
          <table:table-cell table:style-name="ce45"/>
          <table:table-cell table:style-name="ce52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6"/>
          <table:table-cell table:style-name="ce19"/>
          <table:table-cell table:style-name="ce24"/>
          <table:table-cell table:style-name="ce29"/>
          <table:table-cell table:style-name="ce24"/>
          <table:table-cell table:style-name="ce45"/>
          <table:table-cell table:style-name="ce53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6"/>
          <table:table-cell table:style-name="Default"/>
          <table:table-cell table:style-name="ce24"/>
          <table:table-cell table:style-name="ce29"/>
          <table:table-cell table:style-name="ce24"/>
          <table:table-cell table:style-name="ce45"/>
          <table:table-cell table:style-name="ce51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5"/>
          <table:table-cell table:style-name="Default"/>
          <table:table-cell table:style-name="ce24"/>
          <table:table-cell table:style-name="ce29"/>
          <table:table-cell table:style-name="ce24"/>
          <table:table-cell table:style-name="ce46"/>
          <table:table-cell table:style-name="ce51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6"/>
          <table:table-cell table:style-name="ce19"/>
          <table:table-cell table:style-name="ce24"/>
          <table:table-cell table:style-name="ce29"/>
          <table:table-cell table:style-name="ce24"/>
          <table:table-cell table:style-name="ce45"/>
          <table:table-cell table:style-name="ce51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6"/>
          <table:table-cell table:style-name="Default"/>
          <table:table-cell table:style-name="ce24"/>
          <table:table-cell table:style-name="ce29"/>
          <table:table-cell table:style-name="ce24"/>
          <table:table-cell table:style-name="ce46"/>
          <table:table-cell table:style-name="ce51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5"/>
          <table:table-cell table:style-name="Default"/>
          <table:table-cell table:style-name="ce24"/>
          <table:table-cell table:style-name="ce29"/>
          <table:table-cell table:style-name="ce24"/>
          <table:table-cell table:style-name="ce46"/>
          <table:table-cell table:style-name="ce51"/>
          <table:table-cell table:style-name="ce55" table:number-columns-repeated="4"/>
          <table:table-cell table:style-name="ce19" table:number-columns-repeated="1013"/>
        </table:table-row>
        <table:table-row table:style-name="ro6">
          <table:table-cell table:style-name="ce6"/>
          <table:table-cell table:style-name="ce19"/>
          <table:table-cell table:style-name="ce24"/>
          <table:table-cell table:style-name="ce29"/>
          <table:table-cell table:style-name="ce24"/>
          <table:table-cell table:style-name="ce43"/>
          <table:table-cell table:style-name="ce50"/>
          <table:table-cell table:style-name="ce19" table:number-columns-repeated="1017"/>
        </table:table-row>
        <table:table-row table:style-name="ro7">
          <table:table-cell table:style-name="ce6"/>
          <table:table-cell table:style-name="Default"/>
          <table:table-cell table:style-name="ce24"/>
          <table:table-cell table:style-name="ce29"/>
          <table:table-cell table:style-name="ce24"/>
          <table:table-cell table:style-name="ce44"/>
          <table:table-cell table:style-name="ce50"/>
          <table:table-cell table:style-name="ce19" table:number-columns-repeated="1017"/>
        </table:table-row>
        <table:table-row table:style-name="ro7">
          <table:table-cell table:style-name="ce6"/>
          <table:table-cell table:style-name="Default"/>
          <table:table-cell table:style-name="ce24"/>
          <table:table-cell table:style-name="ce29"/>
          <table:table-cell table:style-name="ce24"/>
          <table:table-cell table:style-name="ce42"/>
          <table:table-cell table:style-name="ce50"/>
          <table:table-cell table:style-name="ce19" table:number-columns-repeated="1017"/>
        </table:table-row>
        <table:table-row table:style-name="ro7">
          <table:table-cell table:style-name="ce7"/>
          <table:table-cell table:style-name="Default"/>
          <table:table-cell table:style-name="ce24"/>
          <table:table-cell table:style-name="ce29"/>
          <table:table-cell table:style-name="ce24"/>
          <table:table-cell table:style-name="ce42"/>
          <table:table-cell table:style-name="Default"/>
          <table:table-cell table:style-name="ce19" table:number-columns-repeated="1017"/>
        </table:table-row>
        <table:table-row table:style-name="ro7">
          <table:table-cell table:style-name="ce8"/>
          <table:table-cell table:style-name="Default"/>
          <table:table-cell table:style-name="ce24"/>
          <table:table-cell table:style-name="ce30"/>
          <table:table-cell table:style-name="ce38" table:number-columns-repeated="2"/>
          <table:table-cell table:style-name="Default" table:number-columns-repeated="1018"/>
        </table:table-row>
        <table:table-row table:style-name="ro8">
          <table:table-cell table:style-name="ce9"/>
          <table:table-cell table:style-name="ce20" table:number-columns-repeated="2"/>
          <table:table-cell table:style-name="ce31"/>
          <table:table-cell table:style-name="ce39" table:number-columns-repeated="2"/>
          <table:table-cell table:style-name="Default" table:number-columns-repeated="1018"/>
        </table:table-row>
        <table:table-row table:style-name="ro8" table:number-rows-repeated="2">
          <table:table-cell table:style-name="ce9"/>
          <table:table-cell table:style-name="ce20" table:number-columns-repeated="2"/>
          <table:table-cell table:style-name="ce31"/>
          <table:table-cell table:style-name="ce38" table:number-columns-repeated="2"/>
          <table:table-cell table:style-name="Default" table:number-columns-repeated="1018"/>
        </table:table-row>
        <table:table-row table:style-name="ro7">
          <table:table-cell table:style-name="ce10"/>
          <table:table-cell table:style-name="Default"/>
          <table:table-cell table:style-name="ce24"/>
          <table:table-cell table:style-name="ce29"/>
          <table:table-cell table:style-name="ce24"/>
          <table:table-cell table:style-name="ce6"/>
          <table:table-cell table:style-name="Default" table:number-columns-repeated="1018"/>
        </table:table-row>
        <table:table-row table:style-name="ro7">
          <table:table-cell table:style-name="ce7"/>
          <table:table-cell table:style-name="Default"/>
          <table:table-cell table:style-name="ce24"/>
          <table:table-cell table:style-name="ce29"/>
          <table:table-cell table:style-name="ce24"/>
          <table:table-cell table:style-name="ce6"/>
          <table:table-cell table:style-name="Default" table:number-columns-repeated="1018"/>
        </table:table-row>
        <table:table-row table:style-name="ro7">
          <table:table-cell table:style-name="ce10"/>
          <table:table-cell table:style-name="Default"/>
          <table:table-cell table:style-name="ce24"/>
          <table:table-cell table:style-name="ce29"/>
          <table:table-cell table:style-name="ce24"/>
          <table:table-cell table:style-name="ce6"/>
          <table:table-cell table:style-name="Default" table:number-columns-repeated="1018"/>
        </table:table-row>
        <table:table-row table:style-name="ro7">
          <table:table-cell table:style-name="ce11"/>
          <table:table-cell table:style-name="Default"/>
          <table:table-cell table:style-name="ce24"/>
          <table:table-cell table:style-name="ce29"/>
          <table:table-cell table:style-name="ce24"/>
          <table:table-cell table:style-name="ce6"/>
          <table:table-cell table:style-name="Default" table:number-columns-repeated="1018"/>
        </table:table-row>
        <table:table-row table:style-name="ro7" table:number-rows-repeated="2">
          <table:table-cell table:style-name="ce8"/>
          <table:table-cell table:style-name="Default"/>
          <table:table-cell table:style-name="ce24"/>
          <table:table-cell table:style-name="ce29"/>
          <table:table-cell table:style-name="ce24"/>
          <table:table-cell table:style-name="ce6"/>
          <table:table-cell table:style-name="Default" table:number-columns-repeated="1018"/>
        </table:table-row>
        <table:table-row table:style-name="ro7" table:number-rows-repeated="2">
          <table:table-cell table:style-name="ce8"/>
          <table:table-cell table:style-name="ce19"/>
          <table:table-cell table:style-name="ce24"/>
          <table:table-cell table:style-name="ce32"/>
          <table:table-cell table:style-name="ce23"/>
          <table:table-cell table:style-name="ce47"/>
          <table:table-cell table:style-name="ce18" table:number-columns-repeated="1018"/>
        </table:table-row>
        <table:table-row table:style-name="ro7" table:number-rows-repeated="3">
          <table:table-cell table:style-name="ce8"/>
          <table:table-cell table:style-name="ce19"/>
          <table:table-cell table:style-name="ce24"/>
          <table:table-cell table:style-name="ce29"/>
          <table:table-cell table:style-name="ce24"/>
          <table:table-cell table:style-name="ce6"/>
          <table:table-cell table:style-name="ce19" table:number-columns-repeated="1018"/>
        </table:table-row>
        <table:table-row table:style-name="ro7">
          <table:table-cell table:style-name="ce8"/>
          <table:table-cell table:style-name="ce19"/>
          <table:table-cell table:style-name="ce24"/>
          <table:table-cell table:style-name="ce32"/>
          <table:table-cell table:style-name="ce23"/>
          <table:table-cell table:style-name="ce47"/>
          <table:table-cell table:style-name="ce18" table:number-columns-repeated="1018"/>
        </table:table-row>
        <table:table-row table:style-name="ro4" table:number-rows-repeated="2">
          <table:table-cell table:number-columns-repeated="3"/>
          <table:table-cell table:style-name="ce33"/>
          <table:table-cell table:number-columns-repeated="1020"/>
        </table:table-row>
        <table:table-row table:style-name="ro9">
          <table:table-cell table:style-name="ce11"/>
          <table:table-cell table:number-columns-repeated="2"/>
          <table:table-cell table:style-name="ce33"/>
          <table:table-cell table:number-columns-repeated="1020"/>
        </table:table-row>
        <table:table-row table:style-name="ro10">
          <table:table-cell table:style-name="ce13"/>
          <table:table-cell table:number-columns-repeated="2"/>
          <table:table-cell table:style-name="ce33"/>
          <table:table-cell table:number-columns-repeated="1020"/>
        </table:table-row>
        <table:table-row table:style-name="ro4" table:number-rows-repeated="53">
          <table:table-cell table:number-columns-repeated="3"/>
          <table:table-cell table:style-name="ce33"/>
          <table:table-cell table:number-columns-repeated="1020"/>
        </table:table-row>
        <table:table-row table:style-name="ro4" table:number-rows-repeated="17">
          <table:table-cell table:number-columns-repeated="3"/>
          <table:table-cell table:style-name="ce34"/>
          <table:table-cell table:number-columns-repeated="1020"/>
        </table:table-row>
        <table:table-row table:style-name="ro4" table:number-rows-repeated="53">
          <table:table-cell table:number-columns-repeated="3"/>
          <table:table-cell table:style-name="ce35"/>
          <table:table-cell table:number-columns-repeated="1020"/>
        </table:table-row>
        <table:table-row table:style-name="ro4" table:number-rows-repeated="104839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ase.D11:base.D22">
            <calcext:condition calcext:apply-style-name="Travaux - description - suite" calcext:value="formula-is([.$BR11])" calcext:base-cell-address="base.D11"/>
            <calcext:condition calcext:apply-style-name="Travaux - semaine - actuel" calcext:value="formula-is([.$BX11])" calcext:base-cell-address="base.D11"/>
            <calcext:condition calcext:apply-style-name="Travaux - description - permanent" calcext:value="formula-is(LEFT([.$D11];1)=&quot;*&quot;)" calcext:base-cell-address="base.D11"/>
            <calcext:condition calcext:apply-style-name="Travaux - description - permanent" calcext:value="formula-is(LEFT([.$D11];1)=&quot;/&quot;)" calcext:base-cell-address="base.D11"/>
          </calcext:conditional-format>
          <calcext:conditional-format calcext:target-range-address="base.D11:base.D22">
            <calcext:condition calcext:apply-style-name="Travaux - description - suite" calcext:value="formula-is([.$BR11])" calcext:base-cell-address="base.D11"/>
            <calcext:condition calcext:apply-style-name="Travaux - semaine - actuel" calcext:value="formula-is([.$BX11])" calcext:base-cell-address="base.D11"/>
            <calcext:condition calcext:apply-style-name="Travaux - description - important" calcext:value="formula-is(LEFT([.$D11];1)=&quot;*&quot;)" calcext:base-cell-address="base.D11"/>
            <calcext:condition calcext:apply-style-name="Travaux - description - permanent" calcext:value="formula-is(LEFT([.$D11];1)=&quot;/&quot;)" calcext:base-cell-address="base.D11"/>
          </calcext:conditional-format>
          <calcext:conditional-format calcext:target-range-address="base.D11:base.D22">
            <calcext:condition calcext:apply-style-name="Travaux - description - suite" calcext:value="formula-is([.$BR11])" calcext:base-cell-address="base.D11"/>
            <calcext:condition calcext:apply-style-name="Travaux - description - trouvé" calcext:value="formula-is([.$BX11])" calcext:base-cell-address="base.D11"/>
            <calcext:condition calcext:apply-style-name="Travaux - description - important" calcext:value="formula-is(LEFT([.$D11];1)=&quot;*&quot;)" calcext:base-cell-address="base.D11"/>
            <calcext:condition calcext:apply-style-name="Travaux - description - permanent" calcext:value="formula-is(LEFT([.$D11];1)=&quot;/&quot;)" calcext:base-cell-address="base.D11"/>
          </calcext:conditional-format>
          <calcext:conditional-format calcext:target-range-address="base.D10:base.D110">
            <calcext:condition calcext:apply-style-name="Travaux - description - suite" calcext:value="formula-is([.$BR10])" calcext:base-cell-address="base.D10"/>
            <calcext:condition calcext:apply-style-name="Travaux - description - trouvé" calcext:value="formula-is([.$BX10])" calcext:base-cell-address="base.D10"/>
            <calcext:condition calcext:apply-style-name="Travaux - description - important" calcext:value="formula-is(LEFT([.$D10];1)=&quot;*&quot;)" calcext:base-cell-address="base.D10"/>
            <calcext:condition calcext:apply-style-name="Travaux - description - permanent" calcext:value="formula-is(LEFT([.$D10];1)=&quot;/&quot;)" calcext:base-cell-address="base.D10"/>
          </calcext:conditional-format>
          <calcext:conditional-format calcext:target-range-address="base.D10:base.D127">
            <calcext:condition calcext:apply-style-name="Travaux - description - suite" calcext:value="formula-is([.$BR10])" calcext:base-cell-address="base.D10"/>
            <calcext:condition calcext:apply-style-name="Travaux - description - trouvé" calcext:value="formula-is([.$BX10])" calcext:base-cell-address="base.D10"/>
            <calcext:condition calcext:apply-style-name="Travaux - description - important" calcext:value="formula-is(LEFT([.$D10];1)=&quot;*&quot;)" calcext:base-cell-address="base.D10"/>
            <calcext:condition calcext:apply-style-name="Travaux - description - permanent" calcext:value="formula-is(LEFT([.$D10];1)=&quot;/&quot;)" calcext:base-cell-address="base.D10"/>
          </calcext:conditional-format>
          <calcext:conditional-format calcext:target-range-address="base.D10:base.D127">
            <calcext:condition calcext:apply-style-name="Travaux - description - suite" calcext:value="formula-is([.$BR10])" calcext:base-cell-address="base.D10"/>
            <calcext:condition calcext:apply-style-name="Travaux - description - trouvé" calcext:value="formula-is([.$BX10])" calcext:base-cell-address="base.D10"/>
            <calcext:condition calcext:apply-style-name="Travaux - description - important" calcext:value="formula-is(LEFT([.$D10];1)=&quot;*&quot;)" calcext:base-cell-address="base.D10"/>
            <calcext:condition calcext:apply-style-name="Travaux - description - permanent" calcext:value="formula-is(LEFT([.$D10];1)=&quot;/&quot;)" calcext:base-cell-address="base.D10"/>
          </calcext:conditional-format>
          <calcext:conditional-format calcext:target-range-address="base.D10:base.D180">
            <calcext:condition calcext:apply-style-name="Travaux - description - suite" calcext:value="formula-is([.$BR10])" calcext:base-cell-address="base.D10"/>
            <calcext:condition calcext:apply-style-name="Travaux - description - trouvé" calcext:value="formula-is([.$BX10])" calcext:base-cell-address="base.D10"/>
            <calcext:condition calcext:apply-style-name="Travaux - description - important" calcext:value="formula-is(LEFT([.$D10];1)=&quot;*&quot;)" calcext:base-cell-address="base.D10"/>
            <calcext:condition calcext:apply-style-name="Travaux - description - permanent" calcext:value="formula-is(LEFT([.$D10];1)=&quot;/&quot;)" calcext:base-cell-address="base.D10"/>
          </calcext:conditional-format>
          <calcext:conditional-format calcext:target-range-address="base.F18:base.K33">
            <calcext:condition calcext:apply-style-name="Plan ressource - tâche permanente" calcext:value="formula-is(LEFT([.F18];1)=&quot;/&quot;)" calcext:base-cell-address="base.F18"/>
            <calcext:condition calcext:apply-style-name="Plan ressource - tâche importante" calcext:value="formula-is(LEFT([.F18];1)=&quot;*&quot;)" calcext:base-cell-address="base.F18"/>
            <calcext:condition calcext:apply-style-name="Plan ressource - tâche normale" calcext:value="!=&quot;&quot;" calcext:base-cell-address="base.F18"/>
          </calcext:conditional-format>
          <calcext:conditional-format calcext:target-range-address="base.F18:base.K33">
            <calcext:condition calcext:apply-style-name="Plan ressource - tâche permanente" calcext:value="formula-is(LEFT([.F18];1)=&quot;/&quot;)" calcext:base-cell-address="base.F18"/>
            <calcext:condition calcext:apply-style-name="Plan ressource - tâche importante" calcext:value="formula-is(LEFT([.F18];1)=&quot;*&quot;)" calcext:base-cell-address="base.F18"/>
            <calcext:condition calcext:apply-style-name="Plan ressource - tâche normale" calcext:value="!=&quot;&quot;" calcext:base-cell-address="base.F18"/>
          </calcext:conditional-format>
          <calcext:conditional-format calcext:target-range-address="base.F18:base.K33">
            <calcext:condition calcext:apply-style-name="Plan ressource - tâche permanente" calcext:value="formula-is(LEFT([.F18];1)=&quot;/&quot;)" calcext:base-cell-address="base.F18"/>
            <calcext:condition calcext:apply-style-name="Plan ressource - tâche importante" calcext:value="formula-is(LEFT([.F18];1)=&quot;*&quot;)" calcext:base-cell-address="base.F18"/>
            <calcext:condition calcext:apply-style-name="Plan ressource - tâche normale" calcext:value="!=&quot;&quot;" calcext:base-cell-address="base.F18"/>
          </calcext:conditional-format>
        </calcext:conditional-formats>
      </table:table>
      <table:table table:name="travaux" table:style-name="ta2" table:print-ranges="travaux.C4:travaux.AD190">
        <office:forms form:automatic-focus="false" form:apply-design-mode="false"/>
        <table:table-column table:style-name="co10" table:default-cell-style-name="ce70"/>
        <table:table-column table:style-name="co11" table:default-cell-style-name="ce70"/>
        <table:table-column table:style-name="co12" table:default-cell-style-name="ce95"/>
        <table:table-column table:style-name="co13" table:default-cell-style-name="ce70"/>
        <table:table-column table:style-name="co14" table:default-cell-style-name="ce115"/>
        <table:table-column table:style-name="co15" table:default-cell-style-name="ce115"/>
        <table:table-column table:style-name="co16" table:default-cell-style-name="ce115"/>
        <table:table-column table:style-name="co17" table:default-cell-style-name="ce115"/>
        <table:table-column table:style-name="co18" table:number-columns-repeated="5" table:default-cell-style-name="ce115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23" table:default-cell-style-name="ce177"/>
        <table:table-column table:style-name="co24" table:default-cell-style-name="ce177"/>
        <table:table-column table:style-name="co25" table:default-cell-style-name="ce177"/>
        <table:table-column table:style-name="co26" table:default-cell-style-name="ce177"/>
        <table:table-column table:style-name="co27" table:default-cell-style-name="ce177"/>
        <table:table-column table:style-name="co28" table:default-cell-style-name="ce177"/>
        <table:table-column table:style-name="co29" table:default-cell-style-name="ce177"/>
        <table:table-column table:style-name="co30" table:default-cell-style-name="ce177"/>
        <table:table-column table:style-name="co8" table:number-columns-repeated="23" table:default-cell-style-name="ce177"/>
        <table:table-column table:style-name="co31" table:default-cell-style-name="ce177"/>
        <table:table-column table:style-name="co8" table:number-columns-repeated="2" table:default-cell-style-name="ce241"/>
        <table:table-column table:style-name="co20" table:default-cell-style-name="ce177"/>
        <table:table-column table:style-name="co8" table:default-cell-style-name="ce177"/>
        <table:table-column table:style-name="co32" table:default-cell-style-name="ce177"/>
        <table:table-column table:style-name="co33" table:default-cell-style-name="ce177"/>
        <table:table-column table:style-name="co34" table:default-cell-style-name="ce177"/>
        <table:table-column table:style-name="co8" table:number-columns-repeated="948" table:default-cell-style-name="Default"/>
        <table:table-row table:style-name="ro11">
          <table:table-cell table:style-name="ce58" table:number-columns-spanned="3" table:number-rows-spanned="1"/>
          <table:covered-table-cell table:number-columns-repeated="2" table:style-name="ce58"/>
          <table:table-cell table:style-name="ce21"/>
          <table:table-cell table:style-name="ce102" table:number-columns-spanned="2" table:number-rows-spanned="1"/>
          <table:covered-table-cell table:style-name="ce116"/>
          <table:table-cell table:style-name="ce102" table:number-columns-spanned="2" table:number-rows-spanned="1"/>
          <table:covered-table-cell table:style-name="ce133"/>
          <table:table-cell table:style-name="ce140" table:number-columns-spanned="4" table:number-rows-spanned="1"/>
          <table:covered-table-cell table:style-name="ce148"/>
          <table:covered-table-cell table:style-name="ce149"/>
          <table:covered-table-cell table:style-name="ce150"/>
          <table:table-cell table:style-name="ce151" table:number-columns-repeated="25"/>
          <table:table-cell table:style-name="ce168" office:value-type="string" calcext:value-type="string">
            <text:p>lundi S1</text:p>
          </table:table-cell>
          <table:table-cell table:style-name="ce178" table:formula="of:=[$base.$H$5]" office:value-type="date" office:date-value="1899-12-30" calcext:value-type="date">
            <text:p>30.12.1899</text:p>
          </table:table-cell>
          <table:table-cell table:style-name="ce186" table:number-columns-repeated="2"/>
          <table:table-cell table:style-name="ce205" office:value-type="string" calcext:value-type="string">
            <text:p>Problèmes : surcharge + retard</text:p>
          </table:table-cell>
          <table:table-cell table:style-name="ce206" table:number-columns-repeated="3"/>
          <table:table-cell table:style-name="ce186" table:number-columns-repeated="23"/>
          <table:table-cell table:style-name="ce226"/>
          <table:table-cell table:style-name="ce230" office:value-type="string" calcext:value-type="string" table:number-columns-spanned="2" table:number-rows-spanned="1">
            <text:p>Répétitions</text:p>
          </table:table-cell>
          <table:covered-table-cell table:style-name="ce47"/>
          <table:table-cell table:style-name="ce226"/>
          <table:table-cell table:style-name="ce242" table:number-columns-repeated="4"/>
          <table:table-cell table:style-name="ce151" table:number-columns-repeated="948"/>
        </table:table-row>
        <table:table-row table:style-name="ro12" table:number-rows-repeated="2">
          <table:table-cell table:style-name="ce12" table:number-columns-repeated="2"/>
          <table:table-cell table:style-name="ce84"/>
          <table:table-cell table:style-name="ce12"/>
          <table:table-cell table:style-name="ce48" table:number-columns-repeated="8"/>
          <table:table-cell table:style-name="Default"/>
          <table:table-cell table:number-columns-repeated="24"/>
          <table:table-cell table:style-name="ce169"/>
          <table:table-cell table:style-name="ce171"/>
          <table:table-cell table:style-name="ce187" table:number-columns-repeated="3"/>
          <table:table-cell table:style-name="ce207" table:number-columns-repeated="3"/>
          <table:table-cell table:style-name="ce187" table:number-columns-repeated="23"/>
          <table:table-cell table:style-name="ce226"/>
          <table:table-cell table:style-name="ce231" table:number-columns-repeated="2"/>
          <table:table-cell table:style-name="ce226"/>
          <table:table-cell table:style-name="Default" table:number-columns-repeated="4"/>
          <table:table-cell table:number-columns-repeated="948"/>
        </table:table-row>
        <table:table-row table:style-name="ro3">
          <table:table-cell table:style-name="ce59" table:number-columns-spanned="6" table:number-rows-spanned="1"/>
          <table:covered-table-cell table:number-columns-repeated="5" table:style-name="ce71"/>
          <table:table-cell table:style-name="ce126" table:number-columns-repeated="6"/>
          <table:table-cell table:style-name="ce152" table:number-columns-repeated="19"/>
          <table:table-cell/>
          <table:table-cell table:style-name="ce152"/>
          <table:table-cell table:number-columns-repeated="4"/>
          <table:table-cell table:style-name="ce170" office:value-type="string" calcext:value-type="string">
            <text:p>Travail sur tâches : semaines</text:p>
          </table:table-cell>
          <table:table-cell table:style-name="ce171"/>
          <table:table-cell table:style-name="ce187" table:number-columns-repeated="2"/>
          <table:table-cell table:style-name="Default"/>
          <table:table-cell table:style-name="ce208" office:value-type="string" calcext:value-type="string">
            <text:p>Ressource</text:p>
          </table:table-cell>
          <table:table-cell table:style-name="ce217"/>
          <table:table-cell table:style-name="ce219" office:value-type="string" calcext:value-type="string">
            <text:p>[Global]</text:p>
          </table:table-cell>
          <table:table-cell table:style-name="ce210" table:formula="of:=INDEX([.$I$7:.$AG$7];[.AT$6])" office:value-type="float" office:value="0" calcext:value-type="float">
            <text:p>0</text:p>
          </table:table-cell>
          <table:table-cell table:style-name="ce210" table:formula="of:=INDEX([.$I$7:.$AG$7];[.AU$6])" office:value-type="float" office:value="0" calcext:value-type="float">
            <text:p>0</text:p>
          </table:table-cell>
          <table:table-cell table:style-name="ce210" table:formula="of:=INDEX([.$I$7:.$AG$7];[.AV$6])" office:value-type="float" office:value="0" calcext:value-type="float">
            <text:p>0</text:p>
          </table:table-cell>
          <table:table-cell table:style-name="ce210" table:formula="of:=INDEX([.$I$7:.$AG$7];[.AW$6])" office:value-type="float" office:value="0" calcext:value-type="float">
            <text:p>0</text:p>
          </table:table-cell>
          <table:table-cell table:style-name="ce210" table:formula="of:=INDEX([.$I$7:.$AG$7];[.AX$6])" office:value-type="float" office:value="0" calcext:value-type="float">
            <text:p>0</text:p>
          </table:table-cell>
          <table:table-cell table:style-name="ce210" table:formula="of:=INDEX([.$I$7:.$AG$7];[.AY$6])" office:value-type="float" office:value="0" calcext:value-type="float">
            <text:p>0</text:p>
          </table:table-cell>
          <table:table-cell table:style-name="ce210" table:formula="of:=INDEX([.$I$7:.$AG$7];[.AZ$6])" office:value-type="float" office:value="0" calcext:value-type="float">
            <text:p>0</text:p>
          </table:table-cell>
          <table:table-cell table:style-name="ce210" table:formula="of:=INDEX([.$I$7:.$AG$7];[.BA$6])" office:value-type="float" office:value="0" calcext:value-type="float">
            <text:p>0</text:p>
          </table:table-cell>
          <table:table-cell table:style-name="ce210" table:formula="of:=INDEX([.$I$7:.$AG$7];[.BB$6])" office:value-type="float" office:value="0" calcext:value-type="float">
            <text:p>0</text:p>
          </table:table-cell>
          <table:table-cell table:style-name="ce210" table:formula="of:=INDEX([.$I$7:.$AG$7];[.BC$6])" office:value-type="float" office:value="0" calcext:value-type="float">
            <text:p>0</text:p>
          </table:table-cell>
          <table:table-cell table:style-name="ce210" table:formula="of:=INDEX([.$I$7:.$AG$7];[.BD$6])" office:value-type="float" office:value="0" calcext:value-type="float">
            <text:p>0</text:p>
          </table:table-cell>
          <table:table-cell table:style-name="ce210" table:formula="of:=INDEX([.$I$7:.$AG$7];[.BE$6])" office:value-type="float" office:value="0" calcext:value-type="float">
            <text:p>0</text:p>
          </table:table-cell>
          <table:table-cell table:style-name="ce210" table:formula="of:=INDEX([.$I$7:.$AG$7];[.BF$6])" office:value-type="float" office:value="0" calcext:value-type="float">
            <text:p>0</text:p>
          </table:table-cell>
          <table:table-cell table:style-name="ce210" table:formula="of:=INDEX([.$I$7:.$AG$7];[.BG$6])" office:value-type="float" office:value="0" calcext:value-type="float">
            <text:p>0</text:p>
          </table:table-cell>
          <table:table-cell table:style-name="ce210" table:formula="of:=INDEX([.$I$7:.$AG$7];[.BH$6])" office:value-type="float" office:value="0" calcext:value-type="float">
            <text:p>0</text:p>
          </table:table-cell>
          <table:table-cell table:style-name="ce210" table:formula="of:=INDEX([.$I$7:.$AG$7];[.BI$6])" office:value-type="float" office:value="0" calcext:value-type="float">
            <text:p>0</text:p>
          </table:table-cell>
          <table:table-cell table:style-name="ce210" table:formula="of:=INDEX([.$I$7:.$AG$7];[.BJ$6])" office:value-type="float" office:value="0" calcext:value-type="float">
            <text:p>0</text:p>
          </table:table-cell>
          <table:table-cell table:style-name="ce210" table:formula="of:=INDEX([.$I$7:.$AG$7];[.BK$6])" office:value-type="float" office:value="0" calcext:value-type="float">
            <text:p>0</text:p>
          </table:table-cell>
          <table:table-cell table:style-name="ce210" table:formula="of:=INDEX([.$I$7:.$AG$7];[.BL$6])" office:value-type="float" office:value="0" calcext:value-type="float">
            <text:p>0</text:p>
          </table:table-cell>
          <table:table-cell table:style-name="ce210" table:formula="of:=INDEX([.$I$7:.$AG$7];[.BM$6])" office:value-type="float" office:value="0" calcext:value-type="float">
            <text:p>0</text:p>
          </table:table-cell>
          <table:table-cell table:style-name="ce210" table:formula="of:=INDEX([.$I$7:.$AG$7];[.BN$6])" office:value-type="float" office:value="0" calcext:value-type="float">
            <text:p>0</text:p>
          </table:table-cell>
          <table:table-cell table:style-name="ce210" table:formula="of:=INDEX([.$I$7:.$AG$7];[.BO$6])" office:value-type="float" office:value="0" calcext:value-type="float">
            <text:p>0</text:p>
          </table:table-cell>
          <table:table-cell table:style-name="ce210" table:formula="of:=INDEX([.$I$7:.$AG$7];[.BP$6])" office:value-type="float" office:value="0" calcext:value-type="float">
            <text:p>0</text:p>
          </table:table-cell>
          <table:table-cell table:style-name="ce226"/>
          <table:table-cell table:style-name="ce232" office:value-type="string" calcext:value-type="string" table:number-columns-spanned="2" table:number-rows-spanned="1">
            <text:p>Même tâche sur</text:p>
          </table:table-cell>
          <table:covered-table-cell table:style-name="ce47"/>
          <table:table-cell table:style-name="ce226"/>
          <table:table-cell table:style-name="Default" table:number-columns-repeated="4"/>
          <table:table-cell table:number-columns-repeated="948"/>
        </table:table-row>
        <table:table-row table:style-name="ro12">
          <table:table-cell table:style-name="Default" table:number-columns-repeated="13"/>
          <table:table-cell table:number-columns-repeated="24"/>
          <table:table-cell table:style-name="ce169"/>
          <table:table-cell table:style-name="ce171"/>
          <table:table-cell table:style-name="ce187" table:number-columns-repeated="3"/>
          <table:table-cell table:style-name="ce207"/>
          <table:table-cell table:style-name="ce218"/>
          <table:table-cell table:style-name="Default" table:number-columns-repeated="24"/>
          <table:table-cell table:style-name="ce226"/>
          <table:table-cell table:style-name="ce233"/>
          <table:table-cell table:style-name="ce231"/>
          <table:table-cell table:style-name="ce226"/>
          <table:table-cell table:style-name="Default" table:number-columns-repeated="4"/>
          <table:table-cell table:number-columns-repeated="948"/>
        </table:table-row>
        <table:table-row table:style-name="ro13">
          <table:table-cell table:style-name="ce60"/>
          <table:table-cell table:style-name="ce72"/>
          <table:table-cell table:style-name="ce85"/>
          <table:table-cell table:style-name="ce96"/>
          <table:table-cell table:style-name="ce103"/>
          <table:table-cell table:style-name="ce117"/>
          <table:table-cell table:style-name="ce127" table:number-columns-repeated="2"/>
          <table:table-cell table:style-name="ce141" table:number-columns-repeated="23"/>
          <table:table-cell table:style-name="ce155" table:number-columns-repeated="2"/>
          <table:table-cell table:style-name="ce160" table:number-columns-repeated="4"/>
          <table:table-cell table:style-name="ce169"/>
          <table:table-cell table:style-name="ce179" office:value-type="string" calcext:value-type="string">
            <text:p>Format date-jour (repris)</text:p>
          </table:table-cell>
          <table:table-cell table:style-name="ce179" office:value-type="string" calcext:value-type="string">
            <text:p>Semaine sél.</text:p>
          </table:table-cell>
          <table:table-cell table:style-name="ce179" office:value-type="string" calcext:value-type="string">
            <text:p>Semaine min</text:p>
          </table:table-cell>
          <table:table-cell table:style-name="ce187"/>
          <table:table-cell table:style-name="ce209" office:value-type="string" calcext:value-type="string">
            <text:p>Indice personnes + machines</text:p>
          </table:table-cell>
          <table:table-cell table:style-name="ce209"/>
          <table:table-cell table:style-name="ce220" table:formula="of:=COLUMN([.AS$1])-COLUMN([.$AS$1])" office:value-type="float" office:value="0" calcext:value-type="float">
            <text:p>0</text:p>
          </table:table-cell>
          <table:table-cell table:style-name="ce220" table:formula="of:=COLUMN([.AT$1])-COLUMN([.$AS$1])" office:value-type="float" office:value="1" calcext:value-type="float">
            <text:p>1</text:p>
          </table:table-cell>
          <table:table-cell table:style-name="ce220" table:formula="of:=COLUMN([.AU$1])-COLUMN([.$AS$1])" office:value-type="float" office:value="2" calcext:value-type="float">
            <text:p>2</text:p>
          </table:table-cell>
          <table:table-cell table:style-name="ce220" table:formula="of:=COLUMN([.AV$1])-COLUMN([.$AS$1])" office:value-type="float" office:value="3" calcext:value-type="float">
            <text:p>3</text:p>
          </table:table-cell>
          <table:table-cell table:style-name="ce220" table:formula="of:=COLUMN([.AW$1])-COLUMN([.$AS$1])" office:value-type="float" office:value="4" calcext:value-type="float">
            <text:p>4</text:p>
          </table:table-cell>
          <table:table-cell table:style-name="ce220" table:formula="of:=COLUMN([.AX$1])-COLUMN([.$AS$1])" office:value-type="float" office:value="5" calcext:value-type="float">
            <text:p>5</text:p>
          </table:table-cell>
          <table:table-cell table:style-name="ce220" table:formula="of:=COLUMN([.AY$1])-COLUMN([.$AS$1])" office:value-type="float" office:value="6" calcext:value-type="float">
            <text:p>6</text:p>
          </table:table-cell>
          <table:table-cell table:style-name="ce220" table:formula="of:=COLUMN([.AZ$1])-COLUMN([.$AS$1])" office:value-type="float" office:value="7" calcext:value-type="float">
            <text:p>7</text:p>
          </table:table-cell>
          <table:table-cell table:style-name="ce220" table:formula="of:=COLUMN([.BA$1])-COLUMN([.$AS$1])" office:value-type="float" office:value="8" calcext:value-type="float">
            <text:p>8</text:p>
          </table:table-cell>
          <table:table-cell table:style-name="ce220" table:formula="of:=COLUMN([.BB$1])-COLUMN([.$AS$1])" office:value-type="float" office:value="9" calcext:value-type="float">
            <text:p>9</text:p>
          </table:table-cell>
          <table:table-cell table:style-name="ce220" table:formula="of:=COLUMN([.BC$1])-COLUMN([.$AS$1])" office:value-type="float" office:value="10" calcext:value-type="float">
            <text:p>10</text:p>
          </table:table-cell>
          <table:table-cell table:style-name="ce220" table:formula="of:=COLUMN([.BD$1])-COLUMN([.$AS$1])" office:value-type="float" office:value="11" calcext:value-type="float">
            <text:p>11</text:p>
          </table:table-cell>
          <table:table-cell table:style-name="ce220" table:formula="of:=COLUMN([.BE$1])-COLUMN([.$AS$1])" office:value-type="float" office:value="12" calcext:value-type="float">
            <text:p>12</text:p>
          </table:table-cell>
          <table:table-cell table:style-name="ce220" table:formula="of:=COLUMN([.BF$1])-COLUMN([.$AS$1])" office:value-type="float" office:value="13" calcext:value-type="float">
            <text:p>13</text:p>
          </table:table-cell>
          <table:table-cell table:style-name="ce220" table:formula="of:=COLUMN([.BG$1])-COLUMN([.$AS$1])" office:value-type="float" office:value="14" calcext:value-type="float">
            <text:p>14</text:p>
          </table:table-cell>
          <table:table-cell table:style-name="ce220" table:formula="of:=COLUMN([.BH$1])-COLUMN([.$AS$1])" office:value-type="float" office:value="15" calcext:value-type="float">
            <text:p>15</text:p>
          </table:table-cell>
          <table:table-cell table:style-name="ce220" table:formula="of:=COLUMN([.BI$1])-COLUMN([.$AS$1])" office:value-type="float" office:value="16" calcext:value-type="float">
            <text:p>16</text:p>
          </table:table-cell>
          <table:table-cell table:style-name="ce220" table:formula="of:=COLUMN([.BJ$1])-COLUMN([.$AS$1])" office:value-type="float" office:value="17" calcext:value-type="float">
            <text:p>17</text:p>
          </table:table-cell>
          <table:table-cell table:style-name="ce220" table:formula="of:=COLUMN([.BK$1])-COLUMN([.$AS$1])" office:value-type="float" office:value="18" calcext:value-type="float">
            <text:p>18</text:p>
          </table:table-cell>
          <table:table-cell table:style-name="ce220" table:formula="of:=COLUMN([.BL$1])-COLUMN([.$AS$1])" office:value-type="float" office:value="19" calcext:value-type="float">
            <text:p>19</text:p>
          </table:table-cell>
          <table:table-cell table:style-name="ce220" table:formula="of:=COLUMN([.BM$1])-COLUMN([.$AS$1])" office:value-type="float" office:value="20" calcext:value-type="float">
            <text:p>20</text:p>
          </table:table-cell>
          <table:table-cell table:style-name="ce220" table:formula="of:=COLUMN([.BN$1])-COLUMN([.$AS$1])" office:value-type="float" office:value="21" calcext:value-type="float">
            <text:p>21</text:p>
          </table:table-cell>
          <table:table-cell table:style-name="ce220" table:formula="of:=COLUMN([.BO$1])-COLUMN([.$AS$1])" office:value-type="float" office:value="22" calcext:value-type="float">
            <text:p>22</text:p>
          </table:table-cell>
          <table:table-cell table:style-name="ce220" table:formula="of:=COLUMN([.BP$1])-COLUMN([.$AS$1])" office:value-type="float" office:value="23" calcext:value-type="float">
            <text:p>23</text:p>
          </table:table-cell>
          <table:table-cell table:style-name="ce226"/>
          <table:table-cell table:style-name="ce232" office:value-type="string" calcext:value-type="string" table:number-columns-spanned="2" table:number-rows-spanned="1">
            <text:p>plusieurs semaines</text:p>
          </table:table-cell>
          <table:covered-table-cell table:style-name="ce47"/>
          <table:table-cell table:style-name="ce226"/>
          <table:table-cell table:number-columns-repeated="2"/>
          <table:table-cell table:style-name="ce248"/>
          <table:table-cell table:style-name="ce250" office:value-type="string" calcext:value-type="string" table:number-columns-spanned="2" table:number-rows-spanned="1">
            <text:p>Fonction recherche</text:p>
          </table:table-cell>
          <table:covered-table-cell table:style-name="ce254"/>
          <table:table-cell table:style-name="ce160" table:number-columns-repeated="947"/>
        </table:table-row>
        <table:table-row table:style-name="ro14">
          <table:table-cell table:style-name="ce61" table:number-columns-spanned="2" table:number-rows-spanned="1"/>
          <table:covered-table-cell table:style-name="ce73"/>
          <table:table-cell table:style-name="ce86"/>
          <table:table-cell table:style-name="ce96"/>
          <table:table-cell table:style-name="ce104"/>
          <table:table-cell table:style-name="ce118"/>
          <table:table-cell table:style-name="ce128" table:number-columns-repeated="2"/>
          <table:table-cell table:style-name="ce142" table:number-columns-repeated="23"/>
          <table:table-cell table:style-name="ce156" table:number-columns-repeated="2"/>
          <table:table-cell table:style-name="ce161" table:number-columns-repeated="4"/>
          <table:table-cell table:style-name="ce171"/>
          <table:table-cell table:style-name="ce179" table:formula="of:=[$base.$D$40]" office:value-type="float" office:value="0" calcext:value-type="float">
            <text:p>0</text:p>
          </table:table-cell>
          <table:table-cell table:style-name="ce179" table:formula="of:=IF(ISBLANK([.$F$8]);plan_semaine;[.$F$8])" office:value-type="float" office:value="27" calcext:value-type="float">
            <text:p>27</text:p>
          </table:table-cell>
          <table:table-cell table:style-name="ce191" table:formula="of:=plan_semaine-1" office:value-type="float" office:value="26" calcext:value-type="float">
            <text:p>26</text:p>
          </table:table-cell>
          <table:table-cell table:style-name="ce187"/>
          <table:table-cell table:style-name="ce209" office:value-type="string" calcext:value-type="string">
            <text:p>Disponibilité problème (&lt;0)</text:p>
          </table:table-cell>
          <table:table-cell table:style-name="ce209"/>
          <table:table-cell table:style-name="ce220" table:formula="of:=MATCH(1;[.$AT7:.$BQ7];0)" office:value-type="string" office:string-value="" calcext:value-type="error">
            <text:p>#N/D</text:p>
          </table:table-cell>
          <table:table-cell table:style-name="ce224" table:formula="of:=INDEX(#REF!;[.AT$6])&lt;0" office:value-type="string" office:string-value="" calcext:value-type="error">
            <text:p>Err :504</text:p>
          </table:table-cell>
          <table:table-cell table:style-name="ce224" table:formula="of:=INDEX(#REF!;[.AU$6])&lt;0" office:value-type="string" office:string-value="" calcext:value-type="error">
            <text:p>Err :504</text:p>
          </table:table-cell>
          <table:table-cell table:style-name="ce224" table:formula="of:=INDEX(#REF!;[.AV$6])&lt;0" office:value-type="string" office:string-value="" calcext:value-type="error">
            <text:p>Err :504</text:p>
          </table:table-cell>
          <table:table-cell table:style-name="ce224" table:formula="of:=INDEX(#REF!;[.AW$6])&lt;0" office:value-type="string" office:string-value="" calcext:value-type="error">
            <text:p>Err :504</text:p>
          </table:table-cell>
          <table:table-cell table:style-name="ce224" table:formula="of:=INDEX(#REF!;[.AX$6])&lt;0" office:value-type="string" office:string-value="" calcext:value-type="error">
            <text:p>Err :504</text:p>
          </table:table-cell>
          <table:table-cell table:style-name="ce224" table:formula="of:=INDEX(#REF!;[.AY$6])&lt;0" office:value-type="string" office:string-value="" calcext:value-type="error">
            <text:p>Err :504</text:p>
          </table:table-cell>
          <table:table-cell table:style-name="ce224" table:formula="of:=INDEX(#REF!;[.AZ$6])&lt;0" office:value-type="string" office:string-value="" calcext:value-type="error">
            <text:p>Err :504</text:p>
          </table:table-cell>
          <table:table-cell table:style-name="ce224" table:formula="of:=INDEX(#REF!;[.BA$6])&lt;0" office:value-type="string" office:string-value="" calcext:value-type="error">
            <text:p>Err :504</text:p>
          </table:table-cell>
          <table:table-cell table:style-name="ce224" table:formula="of:=INDEX(#REF!;[.BB$6])&lt;0" office:value-type="string" office:string-value="" calcext:value-type="error">
            <text:p>Err :504</text:p>
          </table:table-cell>
          <table:table-cell table:style-name="ce224" table:formula="of:=INDEX(#REF!;[.BC$6])&lt;0" office:value-type="string" office:string-value="" calcext:value-type="error">
            <text:p>Err :504</text:p>
          </table:table-cell>
          <table:table-cell table:style-name="ce224" table:formula="of:=INDEX(#REF!;[.BD$6])&lt;0" office:value-type="string" office:string-value="" calcext:value-type="error">
            <text:p>Err :504</text:p>
          </table:table-cell>
          <table:table-cell table:style-name="ce224" table:formula="of:=INDEX(#REF!;[.BE$6])&lt;0" office:value-type="string" office:string-value="" calcext:value-type="error">
            <text:p>Err :504</text:p>
          </table:table-cell>
          <table:table-cell table:style-name="ce224" table:formula="of:=INDEX(#REF!;[.BF$6])&lt;0" office:value-type="string" office:string-value="" calcext:value-type="error">
            <text:p>Err :504</text:p>
          </table:table-cell>
          <table:table-cell table:style-name="ce224" table:formula="of:=INDEX(#REF!;[.BG$6])&lt;0" office:value-type="string" office:string-value="" calcext:value-type="error">
            <text:p>Err :504</text:p>
          </table:table-cell>
          <table:table-cell table:style-name="ce224" table:formula="of:=INDEX(#REF!;[.BH$6])&lt;0" office:value-type="string" office:string-value="" calcext:value-type="error">
            <text:p>Err :504</text:p>
          </table:table-cell>
          <table:table-cell table:style-name="ce224" table:formula="of:=INDEX(#REF!;[.BI$6])&lt;0" office:value-type="string" office:string-value="" calcext:value-type="error">
            <text:p>Err :504</text:p>
          </table:table-cell>
          <table:table-cell table:style-name="ce224" table:formula="of:=INDEX(#REF!;[.BJ$6])&lt;0" office:value-type="string" office:string-value="" calcext:value-type="error">
            <text:p>Err :504</text:p>
          </table:table-cell>
          <table:table-cell table:style-name="ce224" table:formula="of:=INDEX(#REF!;[.BK$6])&lt;0" office:value-type="string" office:string-value="" calcext:value-type="error">
            <text:p>Err :504</text:p>
          </table:table-cell>
          <table:table-cell table:style-name="ce224" table:formula="of:=INDEX(#REF!;[.BL$6])&lt;0" office:value-type="string" office:string-value="" calcext:value-type="error">
            <text:p>Err :504</text:p>
          </table:table-cell>
          <table:table-cell table:style-name="ce224" table:formula="of:=INDEX(#REF!;[.BM$6])&lt;0" office:value-type="string" office:string-value="" calcext:value-type="error">
            <text:p>Err :504</text:p>
          </table:table-cell>
          <table:table-cell table:style-name="ce224" table:formula="of:=INDEX(#REF!;[.BN$6])&lt;0" office:value-type="string" office:string-value="" calcext:value-type="error">
            <text:p>Err :504</text:p>
          </table:table-cell>
          <table:table-cell table:style-name="ce224" table:formula="of:=INDEX(#REF!;[.BO$6])&lt;0" office:value-type="string" office:string-value="" calcext:value-type="error">
            <text:p>Err :504</text:p>
          </table:table-cell>
          <table:table-cell table:style-name="ce224" table:formula="of:=INDEX(#REF!;[.BP$6])&lt;0" office:value-type="string" office:string-value="" calcext:value-type="error">
            <text:p>Err :504</text:p>
          </table:table-cell>
          <table:table-cell table:style-name="ce227" table:formula="of:=FALSE()" office:value-type="float" office:value="0" calcext:value-type="float">
            <text:p>0.0</text:p>
          </table:table-cell>
          <table:table-cell table:style-name="ce234" office:value-type="string" calcext:value-type="string">
            <text:p>Répétition</text:p>
          </table:table-cell>
          <table:table-cell table:style-name="ce234" office:value-type="string" calcext:value-type="string">
            <text:p>Si 1ère :</text:p>
          </table:table-cell>
          <table:table-cell table:style-name="ce227"/>
          <table:table-cell table:style-name="ce243" office:value-type="string" calcext:value-type="string">
            <text:p>projet</text:p>
          </table:table-cell>
          <table:table-cell table:style-name="ce243" office:value-type="string" calcext:value-type="string">
            <text:p>clef</text:p>
          </table:table-cell>
          <table:table-cell table:style-name="ce243" office:value-type="string" calcext:value-type="string">
            <text:p>Lien</text:p>
          </table:table-cell>
          <table:table-cell table:style-name="ce251" table:formula="of:=MATCH(1;OFFSET([.$BX$9];0;0;999;1);0)" office:value-type="string" office:string-value="" calcext:value-type="error">
            <text:p>#N/D</text:p>
          </table:table-cell>
          <table:table-cell table:style-name="ce251" table:formula="of:=[.BX7]+MATCH(1;OFFSET([.$BX$9];[.BX7];0;999;1);0)" office:value-type="string" office:string-value="" calcext:value-type="error">
            <text:p>#N/D</text:p>
          </table:table-cell>
          <table:table-cell table:style-name="ce161" table:number-columns-repeated="947"/>
        </table:table-row>
        <table:table-row table:style-name="ro15">
          <table:table-cell table:style-name="ce61" table:number-columns-spanned="2" table:number-rows-spanned="1"/>
          <table:covered-table-cell table:style-name="ce73"/>
          <table:table-cell table:style-name="ce86"/>
          <table:table-cell table:style-name="ce88"/>
          <table:table-cell table:style-name="ce105"/>
          <table:table-cell table:style-name="ce119"/>
          <table:table-cell table:style-name="ce129"/>
          <table:table-cell table:style-name="ce134"/>
          <table:table-cell table:style-name="ce143" table:number-columns-repeated="23"/>
          <table:table-cell table:style-name="ce157" table:number-columns-repeated="2"/>
          <table:table-cell table:style-name="ce162" table:number-columns-repeated="4"/>
          <table:table-cell table:style-name="ce171" table:number-columns-repeated="2"/>
          <table:table-cell table:style-name="ce188" office:value-type="string" calcext:value-type="string">
            <text:p>Présél. semaine</text:p>
          </table:table-cell>
          <table:table-cell table:style-name="ce188" office:value-type="string" calcext:value-type="string">
            <text:p>Semaine aj. pour plan</text:p>
          </table:table-cell>
          <table:table-cell table:style-name="ce187"/>
          <table:table-cell table:style-name="ce210" office:value-type="string" calcext:value-type="string">
            <text:p>Marquage</text:p>
          </table:table-cell>
          <table:table-cell table:style-name="ce209"/>
          <table:table-cell table:style-name="ce191"/>
          <table:table-cell table:style-name="ce220" table:formula="of:=IF([.AT7];INDEX(#REF!;[.AT$6]);&quot;-&quot;)" office:value-type="string" office:string-value="" calcext:value-type="error">
            <text:p>Err :504</text:p>
          </table:table-cell>
          <table:table-cell table:style-name="ce220" table:formula="of:=IF([.AU7];INDEX(#REF!;[.AU$6]);&quot;-&quot;)" office:value-type="string" office:string-value="" calcext:value-type="error">
            <text:p>Err :504</text:p>
          </table:table-cell>
          <table:table-cell table:style-name="ce220" table:formula="of:=IF([.AV7];INDEX(#REF!;[.AV$6]);&quot;-&quot;)" office:value-type="string" office:string-value="" calcext:value-type="error">
            <text:p>Err :504</text:p>
          </table:table-cell>
          <table:table-cell table:style-name="ce220" table:formula="of:=IF([.AW7];INDEX(#REF!;[.AW$6]);&quot;-&quot;)" office:value-type="string" office:string-value="" calcext:value-type="error">
            <text:p>Err :504</text:p>
          </table:table-cell>
          <table:table-cell table:style-name="ce220" table:formula="of:=IF([.AX7];INDEX(#REF!;[.AX$6]);&quot;-&quot;)" office:value-type="string" office:string-value="" calcext:value-type="error">
            <text:p>Err :504</text:p>
          </table:table-cell>
          <table:table-cell table:style-name="ce220" table:formula="of:=IF([.AY7];INDEX(#REF!;[.AY$6]);&quot;-&quot;)" office:value-type="string" office:string-value="" calcext:value-type="error">
            <text:p>Err :504</text:p>
          </table:table-cell>
          <table:table-cell table:style-name="ce220" table:formula="of:=IF([.AZ7];INDEX(#REF!;[.AZ$6]);&quot;-&quot;)" office:value-type="string" office:string-value="" calcext:value-type="error">
            <text:p>Err :504</text:p>
          </table:table-cell>
          <table:table-cell table:style-name="ce220" table:formula="of:=IF([.BA7];INDEX(#REF!;[.BA$6]);&quot;-&quot;)" office:value-type="string" office:string-value="" calcext:value-type="error">
            <text:p>Err :504</text:p>
          </table:table-cell>
          <table:table-cell table:style-name="ce220" table:formula="of:=IF([.BB7];INDEX(#REF!;[.BB$6]);&quot;-&quot;)" office:value-type="string" office:string-value="" calcext:value-type="error">
            <text:p>Err :504</text:p>
          </table:table-cell>
          <table:table-cell table:style-name="ce220" table:formula="of:=IF([.BC7];INDEX(#REF!;[.BC$6]);&quot;-&quot;)" office:value-type="string" office:string-value="" calcext:value-type="error">
            <text:p>Err :504</text:p>
          </table:table-cell>
          <table:table-cell table:style-name="ce220" table:formula="of:=IF([.BD7];INDEX(#REF!;[.BD$6]);&quot;-&quot;)" office:value-type="string" office:string-value="" calcext:value-type="error">
            <text:p>Err :504</text:p>
          </table:table-cell>
          <table:table-cell table:style-name="ce220" table:formula="of:=IF([.BE7];INDEX(#REF!;[.BE$6]);&quot;-&quot;)" office:value-type="string" office:string-value="" calcext:value-type="error">
            <text:p>Err :504</text:p>
          </table:table-cell>
          <table:table-cell table:style-name="ce220" table:formula="of:=IF([.BF7];INDEX(#REF!;[.BF$6]);&quot;-&quot;)" office:value-type="string" office:string-value="" calcext:value-type="error">
            <text:p>Err :504</text:p>
          </table:table-cell>
          <table:table-cell table:style-name="ce220" table:formula="of:=IF([.BG7];INDEX(#REF!;[.BG$6]);&quot;-&quot;)" office:value-type="string" office:string-value="" calcext:value-type="error">
            <text:p>Err :504</text:p>
          </table:table-cell>
          <table:table-cell table:style-name="ce220" table:formula="of:=IF([.BH7];INDEX(#REF!;[.BH$6]);&quot;-&quot;)" office:value-type="string" office:string-value="" calcext:value-type="error">
            <text:p>Err :504</text:p>
          </table:table-cell>
          <table:table-cell table:style-name="ce220" table:formula="of:=IF([.BI7];INDEX(#REF!;[.BI$6]);&quot;-&quot;)" office:value-type="string" office:string-value="" calcext:value-type="error">
            <text:p>Err :504</text:p>
          </table:table-cell>
          <table:table-cell table:style-name="ce220" table:formula="of:=IF([.BJ7];INDEX(#REF!;[.BJ$6]);&quot;-&quot;)" office:value-type="string" office:string-value="" calcext:value-type="error">
            <text:p>Err :504</text:p>
          </table:table-cell>
          <table:table-cell table:style-name="ce220" table:formula="of:=IF([.BK7];INDEX(#REF!;[.BK$6]);&quot;-&quot;)" office:value-type="string" office:string-value="" calcext:value-type="error">
            <text:p>Err :504</text:p>
          </table:table-cell>
          <table:table-cell table:style-name="ce220" table:formula="of:=IF([.BL7];INDEX(#REF!;[.BL$6]);&quot;-&quot;)" office:value-type="string" office:string-value="" calcext:value-type="error">
            <text:p>Err :504</text:p>
          </table:table-cell>
          <table:table-cell table:style-name="ce220" table:formula="of:=IF([.BM7];INDEX(#REF!;[.BM$6]);&quot;-&quot;)" office:value-type="string" office:string-value="" calcext:value-type="error">
            <text:p>Err :504</text:p>
          </table:table-cell>
          <table:table-cell table:style-name="ce220" table:formula="of:=IF([.BN7];INDEX(#REF!;[.BN$6]);&quot;-&quot;)" office:value-type="string" office:string-value="" calcext:value-type="error">
            <text:p>Err :504</text:p>
          </table:table-cell>
          <table:table-cell table:style-name="ce220" table:formula="of:=IF([.BO7];INDEX(#REF!;[.BO$6]);&quot;-&quot;)" office:value-type="string" office:string-value="" calcext:value-type="error">
            <text:p>Err :504</text:p>
          </table:table-cell>
          <table:table-cell table:style-name="ce220" table:formula="of:=IF([.BP7];INDEX(#REF!;[.BP$6]);&quot;-&quot;)" office:value-type="string" office:string-value="" calcext:value-type="error">
            <text:p>Err :504</text:p>
          </table:table-cell>
          <table:table-cell table:style-name="ce226"/>
          <table:table-cell table:style-name="ce235" office:value-type="string" calcext:value-type="string">
            <text:p>(&gt; 1ère)</text:p>
          </table:table-cell>
          <table:table-cell table:style-name="ce235" office:value-type="string" calcext:value-type="string">
            <text:p># semaines</text:p>
          </table:table-cell>
          <table:table-cell table:style-name="ce226"/>
          <table:table-cell table:style-name="ce244" office:value-type="string" calcext:value-type="string">
            <text:p>erreur</text:p>
          </table:table-cell>
          <table:table-cell table:style-name="ce244" office:value-type="string" calcext:value-type="string">
            <text:p>proj+sem</text:p>
          </table:table-cell>
          <table:table-cell table:style-name="ce244" office:value-type="string" calcext:value-type="string">
            <text:p>projet</text:p>
          </table:table-cell>
          <table:table-cell table:style-name="ce251" table:formula="of:=[.BY7]+MATCH(1;OFFSET([.$BX$9];[.BY7];0;999;1);0)" office:value-type="string" office:string-value="" calcext:value-type="error">
            <text:p>#N/D</text:p>
          </table:table-cell>
          <table:table-cell table:style-name="ce251" table:formula="of:=[.BX8]+MATCH(1;OFFSET([.$BX$9];[.BX8];0;999;1);0)" office:value-type="string" office:string-value="" calcext:value-type="error">
            <text:p>#N/D</text:p>
          </table:table-cell>
          <table:table-cell table:style-name="ce162" table:number-columns-repeated="947"/>
        </table:table-row>
        <table:table-row table:style-name="ro7">
          <table:table-cell table:style-name="ce62" table:number-columns-repeated="2"/>
          <table:table-cell table:style-name="ce87" table:number-columns-repeated="2"/>
          <table:table-cell table:style-name="ce106"/>
          <table:table-cell table:style-name="ce120" table:number-columns-repeated="3"/>
          <table:table-cell table:style-name="ce144" table:number-columns-repeated="23"/>
          <table:table-cell table:style-name="ce157" table:number-columns-repeated="2"/>
          <table:table-cell table:style-name="ce163" table:number-columns-repeated="4"/>
          <table:table-cell table:style-name="ce172" office:value-type="string" calcext:value-type="string">
            <text:p>Projet</text:p>
          </table:table-cell>
          <table:table-cell table:style-name="ce180" office:value-type="string" calcext:value-type="string">
            <text:p>Tâche</text:p>
          </table:table-cell>
          <table:table-cell table:style-name="ce189" table:formula="of:=HYPERLINK(&quot;#&quot;&amp;ADDRESS(ROW([.AN$214]); COLUMN([.AN$214]));&quot;&gt; Description&quot;)" office:value-type="string" office:string-value="&gt; Description" calcext:value-type="string">
            <text:p>&gt; Description</text:p>
          </table:table-cell>
          <table:table-cell table:style-name="ce189" table:formula="of:=HYPERLINK(&quot;#&quot;&amp;ADDRESS(ROW([.AO$214]); COLUMN([.AO$214]));&quot;&gt; Description&quot;)" office:value-type="string" office:string-value="&gt; Description" calcext:value-type="string">
            <text:p>&gt; Description</text:p>
          </table:table-cell>
          <table:table-cell table:style-name="ce188"/>
          <table:table-cell table:style-name="ce211" office:value-type="string" calcext:value-type="string">
            <text:p>Surcharge</text:p>
          </table:table-cell>
          <table:table-cell table:style-name="ce211" office:value-type="string" calcext:value-type="string">
            <text:p>Retard</text:p>
          </table:table-cell>
          <table:table-cell/>
          <table:table-cell table:style-name="ce225" table:number-columns-repeated="23"/>
          <table:table-cell table:style-name="ce226"/>
          <table:table-cell table:style-name="ce236" table:number-columns-repeated="2"/>
          <table:table-cell table:style-name="ce226"/>
          <table:table-cell table:style-name="ce245" table:number-columns-repeated="2"/>
          <table:table-cell table:style-name="ce249"/>
          <table:table-cell table:style-name="ce252" table:number-columns-repeated="2"/>
          <table:table-cell table:style-name="ce163" table:number-columns-repeated="947"/>
        </table:table-row>
        <table:table-row table:style-name="ro16">
          <table:table-cell table:style-name="ce63"/>
          <table:table-cell table:style-name="ce74"/>
          <table:table-cell table:style-name="ce88" table:number-columns-repeated="2"/>
          <table:table-cell table:style-name="ce106"/>
          <table:table-cell table:style-name="ce121"/>
          <table:table-cell table:style-name="ce129"/>
          <table:table-cell table:style-name="ce134"/>
          <table:table-cell table:style-name="ce145" table:number-columns-repeated="23"/>
          <table:table-cell table:style-name="ce158" table:number-columns-repeated="2"/>
          <table:table-cell table:style-name="ce164" table:number-columns-repeated="4"/>
          <table:table-cell table:style-name="ce173" table:formula="of:=IF(ISBLANK([.C10]);&quot;-&quot;;[.C10])" office:value-type="string" office:string-value="-" calcext:value-type="string">
            <text:p>-</text:p>
          </table:table-cell>
          <table:table-cell table:style-name="ce181"/>
          <table:table-cell table:style-name="ce190"/>
          <table:table-cell table:style-name="ce199" office:value-type="string" calcext:value-type="string">
            <text:p>-</text:p>
          </table:table-cell>
          <table:table-cell table:style-name="ce190"/>
          <table:table-cell table:style-name="ce212" table:number-columns-repeated="2"/>
          <table:table-cell table:style-name="ce221"/>
          <table:table-cell table:style-name="ce190" table:number-columns-repeated="23"/>
          <table:table-cell table:style-name="ce228"/>
          <table:table-cell table:style-name="ce237" table:formula="of:=FALSE()" office:value-type="float" office:value="0" calcext:value-type="float">
            <text:p>0</text:p>
          </table:table-cell>
          <table:table-cell table:style-name="ce237"/>
          <table:table-cell table:style-name="ce228" table:number-columns-repeated="2"/>
          <table:table-cell table:style-name="ce190"/>
          <table:table-cell table:style-name="ce228" table:formula="of:=IF([.C10]=&quot;&quot;;&quot;&quot;;&quot;'notes_&quot;&amp;[.C10]&amp;&quot;'!a1&quot;)">
            <text:p/>
          </table:table-cell>
          <table:table-cell table:style-name="ce228"/>
          <table:table-cell table:style-name="ce164" table:number-columns-repeated="948"/>
        </table:table-row>
        <table:table-row table:style-name="ro1">
          <table:table-cell table:style-name="ce64"/>
          <table:table-cell table:style-name="ce75"/>
          <table:table-cell table:style-name="ce89"/>
          <table:table-cell table:style-name="Travaux_20_-_20_description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1]);&quot;-&quot;;[.C11])" office:value-type="string" office:string-value="-" calcext:value-type="string">
            <text:p>-</text:p>
          </table:table-cell>
          <table:table-cell table:style-name="ce169" table:formula="of:=IF(ISBLANK([.D11]);&quot;-&quot;;[.D11])" office:value-type="string" office:string-value="-" calcext:value-type="string">
            <text:p>-</text:p>
          </table:table-cell>
          <table:table-cell table:style-name="ce191" table:formula="of:=IF(ISNUMBER([.$F11]);IF(MIN([.$E11:.$F11])&lt;[.$F11];0;[.$F11]);IF(ISNUMBER([.$E11]);[.$E11];IF(ISBLANK([.$D11]);&quot;-&quot;;&quot;?&quot;)))" office:value-type="string" office:string-value="-" calcext:value-type="string">
            <text:p>-</text:p>
          </table:table-cell>
          <table:table-cell table:style-name="ce200" table:formula="of:=IF(ISNUMBER([.$AN11]);IF([.$AN11]&lt;=plan_semaine_fin;MAX([.$AN11];[.AO$7]);98);IF([.$AN1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]);SUMIF([.$AT$8:.$BM$8];[.$AN11];[.$I11:.$AD11])&gt;0;0)" office:value-type="float" office:value="0" calcext:value-type="float">
            <text:p>0</text:p>
          </table:table-cell>
          <table:table-cell table:style-name="ce213" table:formula="of:=IF(ISNUMBER([.$AN11]);[.$AN11]&lt;plan_semaine;FALSE()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];0;[.AT$6]));IF(OFFSET([.$H11];0;[.AT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AU$6]));IF(OFFSET([.$H11];0;[.AU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AV$6]));IF(OFFSET([.$H11];0;[.AV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AW$6]));IF(OFFSET([.$H11];0;[.AW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AX$6]));IF(OFFSET([.$H11];0;[.AX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AY$6]));IF(OFFSET([.$H11];0;[.AY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AZ$6]));IF(OFFSET([.$H11];0;[.AZ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A$6]));IF(OFFSET([.$H11];0;[.BA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B$6]));IF(OFFSET([.$H11];0;[.BB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C$6]));IF(OFFSET([.$H11];0;[.BC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D$6]));IF(OFFSET([.$H11];0;[.BD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E$6]));IF(OFFSET([.$H11];0;[.BE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F$6]));IF(OFFSET([.$H11];0;[.BF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G$6]));IF(OFFSET([.$H11];0;[.BG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H$6]));IF(OFFSET([.$H11];0;[.BH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I$6]));IF(OFFSET([.$H11];0;[.BI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J$6]));IF(OFFSET([.$H11];0;[.BJ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K$6]));IF(OFFSET([.$H11];0;[.BK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L$6]));IF(OFFSET([.$H11];0;[.BL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M$6]));IF(OFFSET([.$H11];0;[.BM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N$6]));IF(OFFSET([.$H11];0;[.BN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O$6]));IF(OFFSET([.$H11];0;[.BO$6])&gt;0;[.$AO11];&quot;(zéro)&quot;);&quot;-&quot;)" office:value-type="string" office:string-value="-" calcext:value-type="string">
            <text:p>-</text:p>
          </table:table-cell>
          <table:table-cell table:style-name="ce191" table:formula="of:=IF(ISNUMBER(OFFSET([.$H11];0;[.BP$6]));IF(OFFSET([.$H11];0;[.BP$6])&gt;0;[.$AO1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]));OR([.D11]=OFFSET([.D11];-1;0);[.D11]=&quot;+&quot;))" office:value-type="float" office:value="0" calcext:value-type="float">
            <text:p>0</text:p>
          </table:table-cell>
          <table:table-cell table:style-name="ce233" table:formula="of:=IF(NOT([.BR11]);MATCH(0;OFFSET([.BR1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]=&quot;&quot;;[.$C11]=&quot;absences&quot;);0;NOT(ISNUMBER(MATCH([.$C11];OFFSET(#REF!;1;0;999;1);0))))" office:value-type="float" office:value="0" calcext:value-type="float">
            <text:p>0</text:p>
          </table:table-cell>
          <table:table-cell table:style-name="ce246" table:formula="of:=[.$C11]&amp;&quot;_&quot;&amp;TEXT([.$AO11];&quot;00&quot;)" office:value-type="string" office:string-value="_-" calcext:value-type="string">
            <text:p>_-</text:p>
          </table:table-cell>
          <table:table-cell table:style-name="ce191" table:formula="of:=IF([.C11]=&quot;&quot;;&quot;&quot;;&quot;'notes_&quot;&amp;[.C11]&amp;&quot;'!a1&quot;)">
            <text:p/>
          </table:table-cell>
          <table:table-cell table:style-name="ce253" table:formula="of:=IF(ISBLANK([.$C$6]);0;ISNUMBER(SEARCH([.$C$6];[.$C11]&amp;&quot; &quot;&amp;[.$D11]&amp;&quot; &quot;&amp;[.$AG1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2]);&quot;-&quot;;[.C12])" office:value-type="string" office:string-value="-" calcext:value-type="string">
            <text:p>-</text:p>
          </table:table-cell>
          <table:table-cell table:style-name="ce169" table:formula="of:=IF(ISBLANK([.D12]);&quot;-&quot;;[.D12])" office:value-type="string" office:string-value="-" calcext:value-type="string">
            <text:p>-</text:p>
          </table:table-cell>
          <table:table-cell table:style-name="ce191" table:formula="of:=IF(ISNUMBER([.$F12]);IF(MIN([.$E12:.$F12])&lt;[.$F12];0;[.$F12]);IF(ISNUMBER([.$E12]);[.$E12];IF(ISBLANK([.$D12]);&quot;-&quot;;&quot;?&quot;)))" office:value-type="string" office:string-value="-" calcext:value-type="string">
            <text:p>-</text:p>
          </table:table-cell>
          <table:table-cell table:style-name="ce200" table:formula="of:=IF(ISNUMBER([.$AN12]);IF([.$AN12]&lt;=plan_semaine_fin;MAX([.$AN12];[.AO$7]);98);IF([.$AN1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]);SUMIF([.$AT$8:.$BM$8];[.$AN12];[.$I12:.$AD12])&gt;0;0)" office:value-type="float" office:value="0" calcext:value-type="float">
            <text:p>0</text:p>
          </table:table-cell>
          <table:table-cell table:style-name="ce213" table:formula="of:=IF(ISNUMBER([.$AN12]);[.$AN1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];0;[.AT$6]));IF(OFFSET([.$H12];0;[.AT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AU$6]));IF(OFFSET([.$H12];0;[.AU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AV$6]));IF(OFFSET([.$H12];0;[.AV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AW$6]));IF(OFFSET([.$H12];0;[.AW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AX$6]));IF(OFFSET([.$H12];0;[.AX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AY$6]));IF(OFFSET([.$H12];0;[.AY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AZ$6]));IF(OFFSET([.$H12];0;[.AZ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A$6]));IF(OFFSET([.$H12];0;[.BA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B$6]));IF(OFFSET([.$H12];0;[.BB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C$6]));IF(OFFSET([.$H12];0;[.BC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D$6]));IF(OFFSET([.$H12];0;[.BD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E$6]));IF(OFFSET([.$H12];0;[.BE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F$6]));IF(OFFSET([.$H12];0;[.BF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G$6]));IF(OFFSET([.$H12];0;[.BG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H$6]));IF(OFFSET([.$H12];0;[.BH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I$6]));IF(OFFSET([.$H12];0;[.BI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J$6]));IF(OFFSET([.$H12];0;[.BJ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K$6]));IF(OFFSET([.$H12];0;[.BK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L$6]));IF(OFFSET([.$H12];0;[.BL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M$6]));IF(OFFSET([.$H12];0;[.BM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N$6]));IF(OFFSET([.$H12];0;[.BN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O$6]));IF(OFFSET([.$H12];0;[.BO$6])&gt;0;[.$AO12];&quot;(zéro)&quot;);&quot;-&quot;)" office:value-type="string" office:string-value="-" calcext:value-type="string">
            <text:p>-</text:p>
          </table:table-cell>
          <table:table-cell table:style-name="ce191" table:formula="of:=IF(ISNUMBER(OFFSET([.$H12];0;[.BP$6]));IF(OFFSET([.$H12];0;[.BP$6])&gt;0;[.$AO1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]));OR([.D12]=OFFSET([.D12];-1;0);[.D12]=&quot;+&quot;))" office:value-type="float" office:value="0" calcext:value-type="float">
            <text:p>0</text:p>
          </table:table-cell>
          <table:table-cell table:style-name="ce233" table:formula="of:=IF(NOT([.BR12]);MATCH(0;OFFSET([.BR1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]=&quot;&quot;;[.$C12]=&quot;absences&quot;);0;NOT(ISNUMBER(MATCH([.$C12];OFFSET(#REF!;1;0;999;1);0))))" office:value-type="float" office:value="0" calcext:value-type="float">
            <text:p>0</text:p>
          </table:table-cell>
          <table:table-cell table:style-name="ce246" table:formula="of:=[.$C12]&amp;&quot;_&quot;&amp;TEXT([.$AO12];&quot;00&quot;)" office:value-type="string" office:string-value="_-" calcext:value-type="string">
            <text:p>_-</text:p>
          </table:table-cell>
          <table:table-cell table:style-name="ce191" table:formula="of:=IF([.C12]=&quot;&quot;;&quot;&quot;;&quot;'notes_&quot;&amp;[.C12]&amp;&quot;'!a1&quot;)">
            <text:p/>
          </table:table-cell>
          <table:table-cell table:style-name="ce253" table:formula="of:=IF(ISBLANK([.$C$6]);0;ISNUMBER(SEARCH([.$C$6];[.$C12]&amp;&quot; &quot;&amp;[.$D12]&amp;&quot; &quot;&amp;[.$AG1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3]);&quot;-&quot;;[.C13])" office:value-type="string" office:string-value="-" calcext:value-type="string">
            <text:p>-</text:p>
          </table:table-cell>
          <table:table-cell table:style-name="ce169" table:formula="of:=IF(ISBLANK([.D13]);&quot;-&quot;;[.D13])" office:value-type="string" office:string-value="-" calcext:value-type="string">
            <text:p>-</text:p>
          </table:table-cell>
          <table:table-cell table:style-name="ce191" table:formula="of:=IF(ISNUMBER([.$F13]);IF(MIN([.$E13:.$F13])&lt;[.$F13];0;[.$F13]);IF(ISNUMBER([.$E13]);[.$E13];IF(ISBLANK([.$D13]);&quot;-&quot;;&quot;?&quot;)))" office:value-type="string" office:string-value="-" calcext:value-type="string">
            <text:p>-</text:p>
          </table:table-cell>
          <table:table-cell table:style-name="ce200" table:formula="of:=IF(ISNUMBER([.$AN13]);IF([.$AN13]&lt;=plan_semaine_fin;MAX([.$AN13];[.AO$7]);98);IF([.$AN1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]);SUMIF([.$AT$8:.$BM$8];[.$AN13];[.$I13:.$AD13])&gt;0;0)" office:value-type="float" office:value="0" calcext:value-type="float">
            <text:p>0</text:p>
          </table:table-cell>
          <table:table-cell table:style-name="ce213" table:formula="of:=IF(ISNUMBER([.$AN13]);[.$AN1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];0;[.AT$6]));IF(OFFSET([.$H13];0;[.AT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AU$6]));IF(OFFSET([.$H13];0;[.AU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AV$6]));IF(OFFSET([.$H13];0;[.AV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AW$6]));IF(OFFSET([.$H13];0;[.AW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AX$6]));IF(OFFSET([.$H13];0;[.AX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AY$6]));IF(OFFSET([.$H13];0;[.AY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AZ$6]));IF(OFFSET([.$H13];0;[.AZ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A$6]));IF(OFFSET([.$H13];0;[.BA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B$6]));IF(OFFSET([.$H13];0;[.BB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C$6]));IF(OFFSET([.$H13];0;[.BC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D$6]));IF(OFFSET([.$H13];0;[.BD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E$6]));IF(OFFSET([.$H13];0;[.BE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F$6]));IF(OFFSET([.$H13];0;[.BF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G$6]));IF(OFFSET([.$H13];0;[.BG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H$6]));IF(OFFSET([.$H13];0;[.BH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I$6]));IF(OFFSET([.$H13];0;[.BI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J$6]));IF(OFFSET([.$H13];0;[.BJ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K$6]));IF(OFFSET([.$H13];0;[.BK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L$6]));IF(OFFSET([.$H13];0;[.BL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M$6]));IF(OFFSET([.$H13];0;[.BM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N$6]));IF(OFFSET([.$H13];0;[.BN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O$6]));IF(OFFSET([.$H13];0;[.BO$6])&gt;0;[.$AO13];&quot;(zéro)&quot;);&quot;-&quot;)" office:value-type="string" office:string-value="-" calcext:value-type="string">
            <text:p>-</text:p>
          </table:table-cell>
          <table:table-cell table:style-name="ce191" table:formula="of:=IF(ISNUMBER(OFFSET([.$H13];0;[.BP$6]));IF(OFFSET([.$H13];0;[.BP$6])&gt;0;[.$AO1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]));OR([.D13]=OFFSET([.D13];-1;0);[.D13]=&quot;+&quot;))" office:value-type="float" office:value="0" calcext:value-type="float">
            <text:p>0</text:p>
          </table:table-cell>
          <table:table-cell table:style-name="ce233" table:formula="of:=IF(NOT([.BR13]);MATCH(0;OFFSET([.BR1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]=&quot;&quot;;[.$C13]=&quot;absences&quot;);0;NOT(ISNUMBER(MATCH([.$C13];OFFSET(#REF!;1;0;999;1);0))))" office:value-type="float" office:value="0" calcext:value-type="float">
            <text:p>0</text:p>
          </table:table-cell>
          <table:table-cell table:style-name="ce246" table:formula="of:=[.$C13]&amp;&quot;_&quot;&amp;TEXT([.$AO13];&quot;00&quot;)" office:value-type="string" office:string-value="_-" calcext:value-type="string">
            <text:p>_-</text:p>
          </table:table-cell>
          <table:table-cell table:style-name="ce191" table:formula="of:=IF([.C13]=&quot;&quot;;&quot;&quot;;&quot;'notes_&quot;&amp;[.C13]&amp;&quot;'!a1&quot;)">
            <text:p/>
          </table:table-cell>
          <table:table-cell table:style-name="ce253" table:formula="of:=IF(ISBLANK([.$C$6]);0;ISNUMBER(SEARCH([.$C$6];[.$C13]&amp;&quot; &quot;&amp;[.$D13]&amp;&quot; &quot;&amp;[.$AG1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4]);&quot;-&quot;;[.C14])" office:value-type="string" office:string-value="-" calcext:value-type="string">
            <text:p>-</text:p>
          </table:table-cell>
          <table:table-cell table:style-name="ce169" table:formula="of:=IF(ISBLANK([.D14]);&quot;-&quot;;[.D14])" office:value-type="string" office:string-value="-" calcext:value-type="string">
            <text:p>-</text:p>
          </table:table-cell>
          <table:table-cell table:style-name="ce191" table:formula="of:=IF(ISNUMBER([.$F14]);IF(MIN([.$E14:.$F14])&lt;[.$F14];0;[.$F14]);IF(ISNUMBER([.$E14]);[.$E14];IF(ISBLANK([.$D14]);&quot;-&quot;;&quot;?&quot;)))" office:value-type="string" office:string-value="-" calcext:value-type="string">
            <text:p>-</text:p>
          </table:table-cell>
          <table:table-cell table:style-name="ce200" table:formula="of:=IF(ISNUMBER([.$AN14]);IF([.$AN14]&lt;=plan_semaine_fin;MAX([.$AN14];[.AO$7]);98);IF([.$AN1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]);SUMIF([.$AT$8:.$BM$8];[.$AN14];[.$I14:.$AD14])&gt;0;0)" office:value-type="float" office:value="0" calcext:value-type="float">
            <text:p>0</text:p>
          </table:table-cell>
          <table:table-cell table:style-name="ce213" table:formula="of:=IF(ISNUMBER([.$AN14]);[.$AN1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];0;[.AT$6]));IF(OFFSET([.$H14];0;[.AT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AU$6]));IF(OFFSET([.$H14];0;[.AU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AV$6]));IF(OFFSET([.$H14];0;[.AV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AW$6]));IF(OFFSET([.$H14];0;[.AW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AX$6]));IF(OFFSET([.$H14];0;[.AX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AY$6]));IF(OFFSET([.$H14];0;[.AY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AZ$6]));IF(OFFSET([.$H14];0;[.AZ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A$6]));IF(OFFSET([.$H14];0;[.BA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B$6]));IF(OFFSET([.$H14];0;[.BB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C$6]));IF(OFFSET([.$H14];0;[.BC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D$6]));IF(OFFSET([.$H14];0;[.BD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E$6]));IF(OFFSET([.$H14];0;[.BE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F$6]));IF(OFFSET([.$H14];0;[.BF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G$6]));IF(OFFSET([.$H14];0;[.BG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H$6]));IF(OFFSET([.$H14];0;[.BH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I$6]));IF(OFFSET([.$H14];0;[.BI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J$6]));IF(OFFSET([.$H14];0;[.BJ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K$6]));IF(OFFSET([.$H14];0;[.BK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L$6]));IF(OFFSET([.$H14];0;[.BL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M$6]));IF(OFFSET([.$H14];0;[.BM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N$6]));IF(OFFSET([.$H14];0;[.BN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O$6]));IF(OFFSET([.$H14];0;[.BO$6])&gt;0;[.$AO14];&quot;(zéro)&quot;);&quot;-&quot;)" office:value-type="string" office:string-value="-" calcext:value-type="string">
            <text:p>-</text:p>
          </table:table-cell>
          <table:table-cell table:style-name="ce191" table:formula="of:=IF(ISNUMBER(OFFSET([.$H14];0;[.BP$6]));IF(OFFSET([.$H14];0;[.BP$6])&gt;0;[.$AO1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]));OR([.D14]=OFFSET([.D14];-1;0);[.D14]=&quot;+&quot;))" office:value-type="float" office:value="0" calcext:value-type="float">
            <text:p>0</text:p>
          </table:table-cell>
          <table:table-cell table:style-name="ce233" table:formula="of:=IF(NOT([.BR14]);MATCH(0;OFFSET([.BR1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]=&quot;&quot;;[.$C14]=&quot;absences&quot;);0;NOT(ISNUMBER(MATCH([.$C14];OFFSET(#REF!;1;0;999;1);0))))" office:value-type="float" office:value="0" calcext:value-type="float">
            <text:p>0</text:p>
          </table:table-cell>
          <table:table-cell table:style-name="ce246" table:formula="of:=[.$C14]&amp;&quot;_&quot;&amp;TEXT([.$AO14];&quot;00&quot;)" office:value-type="string" office:string-value="_-" calcext:value-type="string">
            <text:p>_-</text:p>
          </table:table-cell>
          <table:table-cell table:style-name="ce191" table:formula="of:=IF([.C14]=&quot;&quot;;&quot;&quot;;&quot;'notes_&quot;&amp;[.C14]&amp;&quot;'!a1&quot;)">
            <text:p/>
          </table:table-cell>
          <table:table-cell table:style-name="ce253" table:formula="of:=IF(ISBLANK([.$C$6]);0;ISNUMBER(SEARCH([.$C$6];[.$C14]&amp;&quot; &quot;&amp;[.$D14]&amp;&quot; &quot;&amp;[.$AG1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5]);&quot;-&quot;;[.C15])" office:value-type="string" office:string-value="-" calcext:value-type="string">
            <text:p>-</text:p>
          </table:table-cell>
          <table:table-cell table:style-name="ce169" table:formula="of:=IF(ISBLANK([.D15]);&quot;-&quot;;[.D15])" office:value-type="string" office:string-value="-" calcext:value-type="string">
            <text:p>-</text:p>
          </table:table-cell>
          <table:table-cell table:style-name="ce191" table:formula="of:=IF(ISNUMBER([.$F15]);IF(MIN([.$E15:.$F15])&lt;[.$F15];0;[.$F15]);IF(ISNUMBER([.$E15]);[.$E15];IF(ISBLANK([.$D15]);&quot;-&quot;;&quot;?&quot;)))" office:value-type="string" office:string-value="-" calcext:value-type="string">
            <text:p>-</text:p>
          </table:table-cell>
          <table:table-cell table:style-name="ce200" table:formula="of:=IF(ISNUMBER([.$AN15]);IF([.$AN15]&lt;=plan_semaine_fin;MAX([.$AN15];[.AO$7]);98);IF([.$AN1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]);SUMIF([.$AT$8:.$BM$8];[.$AN15];[.$I15:.$AD15])&gt;0;0)" office:value-type="float" office:value="0" calcext:value-type="float">
            <text:p>0</text:p>
          </table:table-cell>
          <table:table-cell table:style-name="ce213" table:formula="of:=IF(ISNUMBER([.$AN15]);[.$AN1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];0;[.AT$6]));IF(OFFSET([.$H15];0;[.AT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AU$6]));IF(OFFSET([.$H15];0;[.AU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AV$6]));IF(OFFSET([.$H15];0;[.AV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AW$6]));IF(OFFSET([.$H15];0;[.AW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AX$6]));IF(OFFSET([.$H15];0;[.AX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AY$6]));IF(OFFSET([.$H15];0;[.AY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AZ$6]));IF(OFFSET([.$H15];0;[.AZ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A$6]));IF(OFFSET([.$H15];0;[.BA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B$6]));IF(OFFSET([.$H15];0;[.BB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C$6]));IF(OFFSET([.$H15];0;[.BC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D$6]));IF(OFFSET([.$H15];0;[.BD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E$6]));IF(OFFSET([.$H15];0;[.BE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F$6]));IF(OFFSET([.$H15];0;[.BF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G$6]));IF(OFFSET([.$H15];0;[.BG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H$6]));IF(OFFSET([.$H15];0;[.BH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I$6]));IF(OFFSET([.$H15];0;[.BI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J$6]));IF(OFFSET([.$H15];0;[.BJ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K$6]));IF(OFFSET([.$H15];0;[.BK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L$6]));IF(OFFSET([.$H15];0;[.BL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M$6]));IF(OFFSET([.$H15];0;[.BM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N$6]));IF(OFFSET([.$H15];0;[.BN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O$6]));IF(OFFSET([.$H15];0;[.BO$6])&gt;0;[.$AO15];&quot;(zéro)&quot;);&quot;-&quot;)" office:value-type="string" office:string-value="-" calcext:value-type="string">
            <text:p>-</text:p>
          </table:table-cell>
          <table:table-cell table:style-name="ce191" table:formula="of:=IF(ISNUMBER(OFFSET([.$H15];0;[.BP$6]));IF(OFFSET([.$H15];0;[.BP$6])&gt;0;[.$AO1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15]));OR([.D15]=OFFSET([.D15];-1;0);[.D15]=&quot;+&quot;))" office:value-type="boolean" office:boolean-value="false" calcext:value-type="boolean">
            <text:p>FAUX</text:p>
          </table:table-cell>
          <table:table-cell table:style-name="ce233" table:formula="of:=IF(NOT([.BR15]);MATCH(0;OFFSET([.BR15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15]=&quot;&quot;;[.$C15]=&quot;absences&quot;);0;NOT(ISNUMBER(MATCH([.$C15];OFFSET(#REF!;1;0;999;1);0))))" office:value-type="boolean" office:boolean-value="false" calcext:value-type="boolean">
            <text:p>FAUX</text:p>
          </table:table-cell>
          <table:table-cell table:style-name="ce246" table:formula="of:=[.$C15]&amp;&quot;_&quot;&amp;TEXT([.$AO15];&quot;00&quot;)" office:value-type="string" office:string-value="_-" calcext:value-type="string">
            <text:p>_-</text:p>
          </table:table-cell>
          <table:table-cell table:style-name="ce191" table:formula="of:=IF([.C15]=&quot;&quot;;&quot;&quot;;&quot;'notes_&quot;&amp;[.C15]&amp;&quot;'!a1&quot;)">
            <text:p/>
          </table:table-cell>
          <table:table-cell table:style-name="ce253" table:formula="of:=IF(ISBLANK([.$C$6]);0;ISNUMBER(SEARCH([.$C$6];[.$C15]&amp;&quot; &quot;&amp;[.$D15]&amp;&quot; &quot;&amp;[.$AG1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6]);&quot;-&quot;;[.C16])" office:value-type="string" office:string-value="-" calcext:value-type="string">
            <text:p>-</text:p>
          </table:table-cell>
          <table:table-cell table:style-name="ce169" table:formula="of:=IF(ISBLANK([.D16]);&quot;-&quot;;[.D16])" office:value-type="string" office:string-value="-" calcext:value-type="string">
            <text:p>-</text:p>
          </table:table-cell>
          <table:table-cell table:style-name="ce191" table:formula="of:=IF(ISNUMBER([.$F16]);IF(MIN([.$E16:.$F16])&lt;[.$F16];0;[.$F16]);IF(ISNUMBER([.$E16]);[.$E16];IF(ISBLANK([.$D16]);&quot;-&quot;;&quot;?&quot;)))" office:value-type="string" office:string-value="-" calcext:value-type="string">
            <text:p>-</text:p>
          </table:table-cell>
          <table:table-cell table:style-name="ce200" table:formula="of:=IF(ISNUMBER([.$AN16]);IF([.$AN16]&lt;=plan_semaine_fin;MAX([.$AN16];[.AO$7]);98);IF([.$AN1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6]);SUMIF([.$AT$8:.$BM$8];[.$AN16];[.$I16:.$AD16])&gt;0;0)" office:value-type="float" office:value="0" calcext:value-type="float">
            <text:p>0</text:p>
          </table:table-cell>
          <table:table-cell table:style-name="ce213" table:formula="of:=IF(ISNUMBER([.$AN16]);[.$AN1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6];0;[.AT$6]));IF(OFFSET([.$H16];0;[.AT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AU$6]));IF(OFFSET([.$H16];0;[.AU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AV$6]));IF(OFFSET([.$H16];0;[.AV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AW$6]));IF(OFFSET([.$H16];0;[.AW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AX$6]));IF(OFFSET([.$H16];0;[.AX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AY$6]));IF(OFFSET([.$H16];0;[.AY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AZ$6]));IF(OFFSET([.$H16];0;[.AZ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A$6]));IF(OFFSET([.$H16];0;[.BA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B$6]));IF(OFFSET([.$H16];0;[.BB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C$6]));IF(OFFSET([.$H16];0;[.BC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D$6]));IF(OFFSET([.$H16];0;[.BD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E$6]));IF(OFFSET([.$H16];0;[.BE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F$6]));IF(OFFSET([.$H16];0;[.BF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G$6]));IF(OFFSET([.$H16];0;[.BG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H$6]));IF(OFFSET([.$H16];0;[.BH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I$6]));IF(OFFSET([.$H16];0;[.BI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J$6]));IF(OFFSET([.$H16];0;[.BJ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K$6]));IF(OFFSET([.$H16];0;[.BK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L$6]));IF(OFFSET([.$H16];0;[.BL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M$6]));IF(OFFSET([.$H16];0;[.BM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N$6]));IF(OFFSET([.$H16];0;[.BN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O$6]));IF(OFFSET([.$H16];0;[.BO$6])&gt;0;[.$AO16];&quot;(zéro)&quot;);&quot;-&quot;)" office:value-type="string" office:string-value="-" calcext:value-type="string">
            <text:p>-</text:p>
          </table:table-cell>
          <table:table-cell table:style-name="ce191" table:formula="of:=IF(ISNUMBER(OFFSET([.$H16];0;[.BP$6]));IF(OFFSET([.$H16];0;[.BP$6])&gt;0;[.$AO1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16]));OR([.D16]=OFFSET([.D16];-1;0);[.D16]=&quot;+&quot;))" office:value-type="boolean" office:boolean-value="false" calcext:value-type="boolean">
            <text:p>FAUX</text:p>
          </table:table-cell>
          <table:table-cell table:style-name="ce233" table:formula="of:=IF(NOT([.BR16]);MATCH(0;OFFSET([.BR16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16]=&quot;&quot;;[.$C16]=&quot;absences&quot;);0;NOT(ISNUMBER(MATCH([.$C16];OFFSET(#REF!;1;0;999;1);0))))" office:value-type="boolean" office:boolean-value="false" calcext:value-type="boolean">
            <text:p>FAUX</text:p>
          </table:table-cell>
          <table:table-cell table:style-name="ce246" table:formula="of:=[.$C16]&amp;&quot;_&quot;&amp;TEXT([.$AO16];&quot;00&quot;)" office:value-type="string" office:string-value="_-" calcext:value-type="string">
            <text:p>_-</text:p>
          </table:table-cell>
          <table:table-cell table:style-name="ce191" table:formula="of:=IF([.C16]=&quot;&quot;;&quot;&quot;;&quot;'notes_&quot;&amp;[.C16]&amp;&quot;'!a1&quot;)">
            <text:p/>
          </table:table-cell>
          <table:table-cell table:style-name="ce253" table:formula="of:=IF(ISBLANK([.$C$6]);0;ISNUMBER(SEARCH([.$C$6];[.$C16]&amp;&quot; &quot;&amp;[.$D16]&amp;&quot; &quot;&amp;[.$AG1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/>
          <table:table-cell table:style-name="ce97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]);&quot;-&quot;;[.C17])" office:value-type="string" office:string-value="-" calcext:value-type="string">
            <text:p>-</text:p>
          </table:table-cell>
          <table:table-cell table:style-name="ce169" table:formula="of:=IF(ISBLANK([.D17]);&quot;-&quot;;[.D17])" office:value-type="string" office:string-value="-" calcext:value-type="string">
            <text:p>-</text:p>
          </table:table-cell>
          <table:table-cell table:style-name="ce191" table:formula="of:=IF(ISNUMBER([.$F17]);IF(MIN([.$E17:.$F17])&lt;[.$F17];0;[.$F17]);IF(ISNUMBER([.$E17]);[.$E17];IF(ISBLANK([.$D17]);&quot;-&quot;;&quot;?&quot;)))" office:value-type="string" office:string-value="-" calcext:value-type="string">
            <text:p>-</text:p>
          </table:table-cell>
          <table:table-cell table:style-name="ce200" table:formula="of:=IF(ISNUMBER([.$AN17]);IF([.$AN17]&lt;=plan_semaine_fin;MAX([.$AN17];[.AO$7]);98);IF([.$AN1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]);SUMIF([.$AT$8:.$BM$8];[.$AN17];[.$I17:.$AD17])&gt;0;0)" office:value-type="float" office:value="0" calcext:value-type="float">
            <text:p>0</text:p>
          </table:table-cell>
          <table:table-cell table:style-name="ce213" table:formula="of:=IF(ISNUMBER([.$AN17]);[.$AN1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];0;[.AT$6]));IF(OFFSET([.$H17];0;[.AT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AU$6]));IF(OFFSET([.$H17];0;[.AU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AV$6]));IF(OFFSET([.$H17];0;[.AV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AW$6]));IF(OFFSET([.$H17];0;[.AW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AX$6]));IF(OFFSET([.$H17];0;[.AX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AY$6]));IF(OFFSET([.$H17];0;[.AY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AZ$6]));IF(OFFSET([.$H17];0;[.AZ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A$6]));IF(OFFSET([.$H17];0;[.BA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B$6]));IF(OFFSET([.$H17];0;[.BB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C$6]));IF(OFFSET([.$H17];0;[.BC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D$6]));IF(OFFSET([.$H17];0;[.BD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E$6]));IF(OFFSET([.$H17];0;[.BE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F$6]));IF(OFFSET([.$H17];0;[.BF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G$6]));IF(OFFSET([.$H17];0;[.BG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H$6]));IF(OFFSET([.$H17];0;[.BH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I$6]));IF(OFFSET([.$H17];0;[.BI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J$6]));IF(OFFSET([.$H17];0;[.BJ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K$6]));IF(OFFSET([.$H17];0;[.BK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L$6]));IF(OFFSET([.$H17];0;[.BL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M$6]));IF(OFFSET([.$H17];0;[.BM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N$6]));IF(OFFSET([.$H17];0;[.BN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O$6]));IF(OFFSET([.$H17];0;[.BO$6])&gt;0;[.$AO17];&quot;(zéro)&quot;);&quot;-&quot;)" office:value-type="string" office:string-value="-" calcext:value-type="string">
            <text:p>-</text:p>
          </table:table-cell>
          <table:table-cell table:style-name="ce191" table:formula="of:=IF(ISNUMBER(OFFSET([.$H17];0;[.BP$6]));IF(OFFSET([.$H17];0;[.BP$6])&gt;0;[.$AO1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17]));OR([.D17]=OFFSET([.D17];-1;0);[.D17]=&quot;+&quot;))" office:value-type="boolean" office:boolean-value="false" calcext:value-type="boolean">
            <text:p>FAUX</text:p>
          </table:table-cell>
          <table:table-cell table:style-name="ce233" table:formula="of:=IF(NOT([.BR17]);MATCH(0;OFFSET([.BR17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17]=&quot;&quot;;[.$C17]=&quot;absences&quot;);0;NOT(ISNUMBER(MATCH([.$C17];OFFSET(#REF!;1;0;999;1);0))))" office:value-type="boolean" office:boolean-value="false" calcext:value-type="boolean">
            <text:p>FAUX</text:p>
          </table:table-cell>
          <table:table-cell table:style-name="ce246" table:formula="of:=[.$C17]&amp;&quot;_&quot;&amp;TEXT([.$AO17];&quot;00&quot;)" office:value-type="string" office:string-value="_-" calcext:value-type="string">
            <text:p>_-</text:p>
          </table:table-cell>
          <table:table-cell table:style-name="ce191" table:formula="of:=IF([.C17]=&quot;&quot;;&quot;&quot;;&quot;'notes_&quot;&amp;[.C17]&amp;&quot;'!a1&quot;)">
            <text:p/>
          </table:table-cell>
          <table:table-cell table:style-name="ce253" table:formula="of:=IF(ISBLANK([.$C$6]);0;ISNUMBER(SEARCH([.$C$6];[.$C17]&amp;&quot; &quot;&amp;[.$D17]&amp;&quot; &quot;&amp;[.$AG1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]);&quot;-&quot;;[.C18])" office:value-type="string" office:string-value="-" calcext:value-type="string">
            <text:p>-</text:p>
          </table:table-cell>
          <table:table-cell table:style-name="ce169" table:formula="of:=IF(ISBLANK([.D18]);&quot;-&quot;;[.D18])" office:value-type="string" office:string-value="-" calcext:value-type="string">
            <text:p>-</text:p>
          </table:table-cell>
          <table:table-cell table:style-name="ce191" table:formula="of:=IF(ISNUMBER([.$F18]);IF(MIN([.$E18:.$F18])&lt;[.$F18];0;[.$F18]);IF(ISNUMBER([.$E18]);[.$E18];IF(ISBLANK([.$D18]);&quot;-&quot;;&quot;?&quot;)))" office:value-type="string" office:string-value="-" calcext:value-type="string">
            <text:p>-</text:p>
          </table:table-cell>
          <table:table-cell table:style-name="ce200" table:formula="of:=IF(ISNUMBER([.$AN18]);IF([.$AN18]&lt;=plan_semaine_fin;MAX([.$AN18];[.AO$7]);98);IF([.$AN1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]);SUMIF([.$AT$8:.$BM$8];[.$AN18];[.$I18:.$AD18])&gt;0;0)" office:value-type="float" office:value="0" calcext:value-type="float">
            <text:p>0</text:p>
          </table:table-cell>
          <table:table-cell table:style-name="ce213" table:formula="of:=IF(ISNUMBER([.$AN18]);[.$AN1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];0;[.AT$6]));IF(OFFSET([.$H18];0;[.AT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AU$6]));IF(OFFSET([.$H18];0;[.AU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AV$6]));IF(OFFSET([.$H18];0;[.AV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AW$6]));IF(OFFSET([.$H18];0;[.AW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AX$6]));IF(OFFSET([.$H18];0;[.AX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AY$6]));IF(OFFSET([.$H18];0;[.AY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AZ$6]));IF(OFFSET([.$H18];0;[.AZ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A$6]));IF(OFFSET([.$H18];0;[.BA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B$6]));IF(OFFSET([.$H18];0;[.BB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C$6]));IF(OFFSET([.$H18];0;[.BC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D$6]));IF(OFFSET([.$H18];0;[.BD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E$6]));IF(OFFSET([.$H18];0;[.BE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F$6]));IF(OFFSET([.$H18];0;[.BF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G$6]));IF(OFFSET([.$H18];0;[.BG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H$6]));IF(OFFSET([.$H18];0;[.BH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I$6]));IF(OFFSET([.$H18];0;[.BI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J$6]));IF(OFFSET([.$H18];0;[.BJ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K$6]));IF(OFFSET([.$H18];0;[.BK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L$6]));IF(OFFSET([.$H18];0;[.BL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M$6]));IF(OFFSET([.$H18];0;[.BM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N$6]));IF(OFFSET([.$H18];0;[.BN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O$6]));IF(OFFSET([.$H18];0;[.BO$6])&gt;0;[.$AO18];&quot;(zéro)&quot;);&quot;-&quot;)" office:value-type="string" office:string-value="-" calcext:value-type="string">
            <text:p>-</text:p>
          </table:table-cell>
          <table:table-cell table:style-name="ce191" table:formula="of:=IF(ISNUMBER(OFFSET([.$H18];0;[.BP$6]));IF(OFFSET([.$H18];0;[.BP$6])&gt;0;[.$AO1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18]));OR([.D18]=OFFSET([.D18];-1;0);[.D18]=&quot;+&quot;))" office:value-type="boolean" office:boolean-value="false" calcext:value-type="boolean">
            <text:p>FAUX</text:p>
          </table:table-cell>
          <table:table-cell table:style-name="ce233" table:formula="of:=IF(NOT([.BR18]);MATCH(0;OFFSET([.BR18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18]=&quot;&quot;;[.$C18]=&quot;absences&quot;);0;NOT(ISNUMBER(MATCH([.$C18];OFFSET(#REF!;1;0;999;1);0))))" office:value-type="boolean" office:boolean-value="false" calcext:value-type="boolean">
            <text:p>FAUX</text:p>
          </table:table-cell>
          <table:table-cell table:style-name="ce246" table:formula="of:=[.$C18]&amp;&quot;_&quot;&amp;TEXT([.$AO18];&quot;00&quot;)" office:value-type="string" office:string-value="_-" calcext:value-type="string">
            <text:p>_-</text:p>
          </table:table-cell>
          <table:table-cell table:style-name="ce191" table:formula="of:=IF([.C18]=&quot;&quot;;&quot;&quot;;&quot;'notes_&quot;&amp;[.C18]&amp;&quot;'!a1&quot;)">
            <text:p/>
          </table:table-cell>
          <table:table-cell table:style-name="ce253" table:formula="of:=IF(ISBLANK([.$C$6]);0;ISNUMBER(SEARCH([.$C$6];[.$C18]&amp;&quot; &quot;&amp;[.$D18]&amp;&quot; &quot;&amp;[.$AG18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9]);&quot;-&quot;;[.C19])" office:value-type="string" office:string-value="-" calcext:value-type="string">
            <text:p>-</text:p>
          </table:table-cell>
          <table:table-cell table:style-name="ce169" table:formula="of:=IF(ISBLANK([.D19]);&quot;-&quot;;[.D19])" office:value-type="string" office:string-value="-" calcext:value-type="string">
            <text:p>-</text:p>
          </table:table-cell>
          <table:table-cell table:style-name="ce191" table:formula="of:=IF(ISNUMBER([.$F19]);IF(MIN([.$E19:.$F19])&lt;[.$F19];0;[.$F19]);IF(ISNUMBER([.$E19]);[.$E19];IF(ISBLANK([.$D19]);&quot;-&quot;;&quot;?&quot;)))" office:value-type="string" office:string-value="-" calcext:value-type="string">
            <text:p>-</text:p>
          </table:table-cell>
          <table:table-cell table:style-name="ce200" table:formula="of:=IF(ISNUMBER([.$AN19]);IF([.$AN19]&lt;=plan_semaine_fin;MAX([.$AN19];[.AO$7]);98);IF([.$AN1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9]);SUMIF([.$AT$8:.$BM$8];[.$AN19];[.$I19:.$AD19])&gt;0;0)" office:value-type="float" office:value="0" calcext:value-type="float">
            <text:p>0</text:p>
          </table:table-cell>
          <table:table-cell table:style-name="ce213" table:formula="of:=IF(ISNUMBER([.$AN19]);[.$AN1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9];0;[.AT$6]));IF(OFFSET([.$H19];0;[.AT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AU$6]));IF(OFFSET([.$H19];0;[.AU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AV$6]));IF(OFFSET([.$H19];0;[.AV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AW$6]));IF(OFFSET([.$H19];0;[.AW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AX$6]));IF(OFFSET([.$H19];0;[.AX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AY$6]));IF(OFFSET([.$H19];0;[.AY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AZ$6]));IF(OFFSET([.$H19];0;[.AZ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A$6]));IF(OFFSET([.$H19];0;[.BA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B$6]));IF(OFFSET([.$H19];0;[.BB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C$6]));IF(OFFSET([.$H19];0;[.BC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D$6]));IF(OFFSET([.$H19];0;[.BD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E$6]));IF(OFFSET([.$H19];0;[.BE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F$6]));IF(OFFSET([.$H19];0;[.BF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G$6]));IF(OFFSET([.$H19];0;[.BG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H$6]));IF(OFFSET([.$H19];0;[.BH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I$6]));IF(OFFSET([.$H19];0;[.BI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J$6]));IF(OFFSET([.$H19];0;[.BJ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K$6]));IF(OFFSET([.$H19];0;[.BK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L$6]));IF(OFFSET([.$H19];0;[.BL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M$6]));IF(OFFSET([.$H19];0;[.BM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N$6]));IF(OFFSET([.$H19];0;[.BN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O$6]));IF(OFFSET([.$H19];0;[.BO$6])&gt;0;[.$AO19];&quot;(zéro)&quot;);&quot;-&quot;)" office:value-type="string" office:string-value="-" calcext:value-type="string">
            <text:p>-</text:p>
          </table:table-cell>
          <table:table-cell table:style-name="ce191" table:formula="of:=IF(ISNUMBER(OFFSET([.$H19];0;[.BP$6]));IF(OFFSET([.$H19];0;[.BP$6])&gt;0;[.$AO1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19]));OR([.D19]=OFFSET([.D19];-1;0);[.D19]=&quot;+&quot;))" office:value-type="boolean" office:boolean-value="false" calcext:value-type="boolean">
            <text:p>FAUX</text:p>
          </table:table-cell>
          <table:table-cell table:style-name="ce233" table:formula="of:=IF(NOT([.BR19]);MATCH(0;OFFSET([.BR19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19]=&quot;&quot;;[.$C19]=&quot;absences&quot;);0;NOT(ISNUMBER(MATCH([.$C19];OFFSET(#REF!;1;0;999;1);0))))" office:value-type="boolean" office:boolean-value="false" calcext:value-type="boolean">
            <text:p>FAUX</text:p>
          </table:table-cell>
          <table:table-cell table:style-name="ce246" table:formula="of:=[.$C19]&amp;&quot;_&quot;&amp;TEXT([.$AO19];&quot;00&quot;)" office:value-type="string" office:string-value="_-" calcext:value-type="string">
            <text:p>_-</text:p>
          </table:table-cell>
          <table:table-cell table:style-name="ce191" table:formula="of:=IF([.C19]=&quot;&quot;;&quot;&quot;;&quot;'notes_&quot;&amp;[.C19]&amp;&quot;'!a1&quot;)">
            <text:p/>
          </table:table-cell>
          <table:table-cell table:style-name="ce253" table:formula="of:=IF(ISBLANK([.$C$6]);0;ISNUMBER(SEARCH([.$C$6];[.$C19]&amp;&quot; &quot;&amp;[.$D19]&amp;&quot; &quot;&amp;[.$AG19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20]);&quot;-&quot;;[.C20])" office:value-type="string" office:string-value="-" calcext:value-type="string">
            <text:p>-</text:p>
          </table:table-cell>
          <table:table-cell table:style-name="ce169" table:formula="of:=IF(ISBLANK([.D20]);&quot;-&quot;;[.D20])" office:value-type="string" office:string-value="-" calcext:value-type="string">
            <text:p>-</text:p>
          </table:table-cell>
          <table:table-cell table:style-name="ce191" table:formula="of:=IF(ISNUMBER([.$F20]);IF(MIN([.$E20:.$F20])&lt;[.$F20];0;[.$F20]);IF(ISNUMBER([.$E20]);[.$E20];IF(ISBLANK([.$D20]);&quot;-&quot;;&quot;?&quot;)))" office:value-type="string" office:string-value="-" calcext:value-type="string">
            <text:p>-</text:p>
          </table:table-cell>
          <table:table-cell table:style-name="ce200" table:formula="of:=IF(ISNUMBER([.$AN20]);IF([.$AN20]&lt;=plan_semaine_fin;MAX([.$AN20];[.AO$7]);98);IF([.$AN2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20]);SUMIF([.$AT$8:.$BM$8];[.$AN20];[.$I20:.$AD20])&gt;0;0)" office:value-type="float" office:value="0" calcext:value-type="float">
            <text:p>0</text:p>
          </table:table-cell>
          <table:table-cell table:style-name="ce213" table:formula="of:=IF(ISNUMBER([.$AN20]);[.$AN2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20];0;[.AT$6]));IF(OFFSET([.$H20];0;[.AT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AU$6]));IF(OFFSET([.$H20];0;[.AU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AV$6]));IF(OFFSET([.$H20];0;[.AV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AW$6]));IF(OFFSET([.$H20];0;[.AW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AX$6]));IF(OFFSET([.$H20];0;[.AX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AY$6]));IF(OFFSET([.$H20];0;[.AY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AZ$6]));IF(OFFSET([.$H20];0;[.AZ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A$6]));IF(OFFSET([.$H20];0;[.BA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B$6]));IF(OFFSET([.$H20];0;[.BB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C$6]));IF(OFFSET([.$H20];0;[.BC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D$6]));IF(OFFSET([.$H20];0;[.BD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E$6]));IF(OFFSET([.$H20];0;[.BE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F$6]));IF(OFFSET([.$H20];0;[.BF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G$6]));IF(OFFSET([.$H20];0;[.BG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H$6]));IF(OFFSET([.$H20];0;[.BH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I$6]));IF(OFFSET([.$H20];0;[.BI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J$6]));IF(OFFSET([.$H20];0;[.BJ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K$6]));IF(OFFSET([.$H20];0;[.BK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L$6]));IF(OFFSET([.$H20];0;[.BL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M$6]));IF(OFFSET([.$H20];0;[.BM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N$6]));IF(OFFSET([.$H20];0;[.BN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O$6]));IF(OFFSET([.$H20];0;[.BO$6])&gt;0;[.$AO20];&quot;(zéro)&quot;);&quot;-&quot;)" office:value-type="string" office:string-value="-" calcext:value-type="string">
            <text:p>-</text:p>
          </table:table-cell>
          <table:table-cell table:style-name="ce191" table:formula="of:=IF(ISNUMBER(OFFSET([.$H20];0;[.BP$6]));IF(OFFSET([.$H20];0;[.BP$6])&gt;0;[.$AO2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20]));OR([.D20]=OFFSET([.D20];-1;0);[.D20]=&quot;+&quot;))" office:value-type="float" office:value="0" calcext:value-type="float">
            <text:p>0</text:p>
          </table:table-cell>
          <table:table-cell table:style-name="ce233" table:formula="of:=IF(NOT([.BR20]);MATCH(0;OFFSET([.BR20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20]=&quot;&quot;;[.$C20]=&quot;absences&quot;);0;NOT(ISNUMBER(MATCH([.$C20];OFFSET(#REF!;1;0;999;1);0))))" office:value-type="float" office:value="0" calcext:value-type="float">
            <text:p>0</text:p>
          </table:table-cell>
          <table:table-cell table:style-name="ce246" table:formula="of:=[.$C20]&amp;&quot;_&quot;&amp;TEXT([.$AO20];&quot;00&quot;)" office:value-type="string" office:string-value="_-" calcext:value-type="string">
            <text:p>_-</text:p>
          </table:table-cell>
          <table:table-cell table:style-name="ce191" table:formula="of:=IF([.C20]=&quot;&quot;;&quot;&quot;;&quot;'notes_&quot;&amp;[.C20]&amp;&quot;'!a1&quot;)">
            <text:p/>
          </table:table-cell>
          <table:table-cell table:style-name="ce253" table:formula="of:=IF(ISBLANK([.$C$6]);0;ISNUMBER(SEARCH([.$C$6];[.$C20]&amp;&quot; &quot;&amp;[.$D20]&amp;&quot; &quot;&amp;[.$AG20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159"/>
          <table:table-cell table:style-name="ce165" table:number-columns-repeated="4"/>
          <table:table-cell table:style-name="ce169" table:formula="of:=IF(ISBLANK([.C21]);&quot;-&quot;;[.C21])" office:value-type="string" office:string-value="-" calcext:value-type="string">
            <text:p>-</text:p>
          </table:table-cell>
          <table:table-cell table:style-name="ce169" table:formula="of:=IF(ISBLANK([.D21]);&quot;-&quot;;[.D21])" office:value-type="string" office:string-value="-" calcext:value-type="string">
            <text:p>-</text:p>
          </table:table-cell>
          <table:table-cell table:style-name="ce191" table:formula="of:=IF(ISNUMBER([.$F21]);IF(MIN([.$E21:.$F21])&lt;[.$F21];0;[.$F21]);IF(ISNUMBER([.$E21]);[.$E21];IF(ISBLANK([.$D21]);&quot;-&quot;;&quot;?&quot;)))" office:value-type="string" office:string-value="-" calcext:value-type="string">
            <text:p>-</text:p>
          </table:table-cell>
          <table:table-cell table:style-name="ce200" table:formula="of:=IF(ISNUMBER([.$AN21]);IF([.$AN21]&lt;=plan_semaine_fin;MAX([.$AN21];[.AO$7]);98);IF([.$AN2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21]);SUMIF([.$AT$8:.$BM$8];[.$AN21];[.$I21:.$AD21])&gt;0;0)" office:value-type="float" office:value="0" calcext:value-type="float">
            <text:p>0</text:p>
          </table:table-cell>
          <table:table-cell table:style-name="ce213" table:formula="of:=IF(ISNUMBER([.$AN21]);[.$AN2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21];0;[.AT$6]));IF(OFFSET([.$H21];0;[.AT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AU$6]));IF(OFFSET([.$H21];0;[.AU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AV$6]));IF(OFFSET([.$H21];0;[.AV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AW$6]));IF(OFFSET([.$H21];0;[.AW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AX$6]));IF(OFFSET([.$H21];0;[.AX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AY$6]));IF(OFFSET([.$H21];0;[.AY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AZ$6]));IF(OFFSET([.$H21];0;[.AZ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A$6]));IF(OFFSET([.$H21];0;[.BA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B$6]));IF(OFFSET([.$H21];0;[.BB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C$6]));IF(OFFSET([.$H21];0;[.BC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D$6]));IF(OFFSET([.$H21];0;[.BD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E$6]));IF(OFFSET([.$H21];0;[.BE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F$6]));IF(OFFSET([.$H21];0;[.BF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G$6]));IF(OFFSET([.$H21];0;[.BG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H$6]));IF(OFFSET([.$H21];0;[.BH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I$6]));IF(OFFSET([.$H21];0;[.BI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J$6]));IF(OFFSET([.$H21];0;[.BJ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K$6]));IF(OFFSET([.$H21];0;[.BK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L$6]));IF(OFFSET([.$H21];0;[.BL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M$6]));IF(OFFSET([.$H21];0;[.BM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N$6]));IF(OFFSET([.$H21];0;[.BN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O$6]));IF(OFFSET([.$H21];0;[.BO$6])&gt;0;[.$AO21];&quot;(zéro)&quot;);&quot;-&quot;)" office:value-type="string" office:string-value="-" calcext:value-type="string">
            <text:p>-</text:p>
          </table:table-cell>
          <table:table-cell table:style-name="ce191" table:formula="of:=IF(ISNUMBER(OFFSET([.$H21];0;[.BP$6]));IF(OFFSET([.$H21];0;[.BP$6])&gt;0;[.$AO2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21]));OR([.D21]=OFFSET([.D21];-1;0);[.D21]=&quot;+&quot;))" office:value-type="float" office:value="0" calcext:value-type="float">
            <text:p>0</text:p>
          </table:table-cell>
          <table:table-cell table:style-name="ce233" table:formula="of:=IF(NOT([.BR21]);MATCH(0;OFFSET([.BR2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21]=&quot;&quot;;[.$C21]=&quot;absences&quot;);0;NOT(ISNUMBER(MATCH([.$C21];OFFSET(#REF!;1;0;999;1);0))))" office:value-type="float" office:value="0" calcext:value-type="float">
            <text:p>0</text:p>
          </table:table-cell>
          <table:table-cell table:style-name="ce246" table:formula="of:=[.$C21]&amp;&quot;_&quot;&amp;TEXT([.$AO21];&quot;00&quot;)" office:value-type="string" office:string-value="_-" calcext:value-type="string">
            <text:p>_-</text:p>
          </table:table-cell>
          <table:table-cell table:style-name="ce191" table:formula="of:=IF([.C21]=&quot;&quot;;&quot;&quot;;&quot;'notes_&quot;&amp;[.C21]&amp;&quot;'!a1&quot;)">
            <text:p/>
          </table:table-cell>
          <table:table-cell table:style-name="ce253" table:formula="of:=IF(ISBLANK([.$C$6]);0;ISNUMBER(SEARCH([.$C$6];[.$C21]&amp;&quot; &quot;&amp;[.$D21]&amp;&quot; &quot;&amp;[.$AG2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159"/>
          <table:table-cell table:style-name="ce165" table:number-columns-repeated="4"/>
          <table:table-cell table:style-name="ce169" table:formula="of:=IF(ISBLANK([.C22]);&quot;-&quot;;[.C22])" office:value-type="string" office:string-value="-" calcext:value-type="string">
            <text:p>-</text:p>
          </table:table-cell>
          <table:table-cell table:style-name="ce169" table:formula="of:=IF(ISBLANK([.D22]);&quot;-&quot;;[.D22])" office:value-type="string" office:string-value="-" calcext:value-type="string">
            <text:p>-</text:p>
          </table:table-cell>
          <table:table-cell table:style-name="ce191" table:formula="of:=IF(ISNUMBER([.$F22]);IF(MIN([.$E22:.$F22])&lt;[.$F22];0;[.$F22]);IF(ISNUMBER([.$E22]);[.$E22];IF(ISBLANK([.$D22]);&quot;-&quot;;&quot;?&quot;)))" office:value-type="string" office:string-value="-" calcext:value-type="string">
            <text:p>-</text:p>
          </table:table-cell>
          <table:table-cell table:style-name="ce200" table:formula="of:=IF(ISNUMBER([.$AN22]);IF([.$AN22]&lt;=plan_semaine_fin;MAX([.$AN22];[.AO$7]);98);IF([.$AN2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22]);SUMIF([.$AT$8:.$BM$8];[.$AN22];[.$I22:.$AD22])&gt;0;0)" office:value-type="float" office:value="0" calcext:value-type="float">
            <text:p>0</text:p>
          </table:table-cell>
          <table:table-cell table:style-name="ce213" table:formula="of:=IF(ISNUMBER([.$AN22]);[.$AN2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22];0;[.AT$6]));IF(OFFSET([.$H22];0;[.AT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AU$6]));IF(OFFSET([.$H22];0;[.AU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AV$6]));IF(OFFSET([.$H22];0;[.AV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AW$6]));IF(OFFSET([.$H22];0;[.AW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AX$6]));IF(OFFSET([.$H22];0;[.AX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AY$6]));IF(OFFSET([.$H22];0;[.AY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AZ$6]));IF(OFFSET([.$H22];0;[.AZ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A$6]));IF(OFFSET([.$H22];0;[.BA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B$6]));IF(OFFSET([.$H22];0;[.BB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C$6]));IF(OFFSET([.$H22];0;[.BC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D$6]));IF(OFFSET([.$H22];0;[.BD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E$6]));IF(OFFSET([.$H22];0;[.BE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F$6]));IF(OFFSET([.$H22];0;[.BF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G$6]));IF(OFFSET([.$H22];0;[.BG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H$6]));IF(OFFSET([.$H22];0;[.BH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I$6]));IF(OFFSET([.$H22];0;[.BI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J$6]));IF(OFFSET([.$H22];0;[.BJ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K$6]));IF(OFFSET([.$H22];0;[.BK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L$6]));IF(OFFSET([.$H22];0;[.BL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M$6]));IF(OFFSET([.$H22];0;[.BM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N$6]));IF(OFFSET([.$H22];0;[.BN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O$6]));IF(OFFSET([.$H22];0;[.BO$6])&gt;0;[.$AO22];&quot;(zéro)&quot;);&quot;-&quot;)" office:value-type="string" office:string-value="-" calcext:value-type="string">
            <text:p>-</text:p>
          </table:table-cell>
          <table:table-cell table:style-name="ce191" table:formula="of:=IF(ISNUMBER(OFFSET([.$H22];0;[.BP$6]));IF(OFFSET([.$H22];0;[.BP$6])&gt;0;[.$AO2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22]));OR([.D22]=OFFSET([.D22];-1;0);[.D22]=&quot;+&quot;))" office:value-type="float" office:value="0" calcext:value-type="float">
            <text:p>0</text:p>
          </table:table-cell>
          <table:table-cell table:style-name="ce233" table:formula="of:=IF(NOT([.BR22]);MATCH(0;OFFSET([.BR2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22]=&quot;&quot;;[.$C22]=&quot;absences&quot;);0;NOT(ISNUMBER(MATCH([.$C22];OFFSET(#REF!;1;0;999;1);0))))" office:value-type="float" office:value="0" calcext:value-type="float">
            <text:p>0</text:p>
          </table:table-cell>
          <table:table-cell table:style-name="ce246" table:formula="of:=[.$C22]&amp;&quot;_&quot;&amp;TEXT([.$AO22];&quot;00&quot;)" office:value-type="string" office:string-value="_-" calcext:value-type="string">
            <text:p>_-</text:p>
          </table:table-cell>
          <table:table-cell table:style-name="ce191" table:formula="of:=IF([.C22]=&quot;&quot;;&quot;&quot;;&quot;'notes_&quot;&amp;[.C22]&amp;&quot;'!a1&quot;)">
            <text:p/>
          </table:table-cell>
          <table:table-cell table:style-name="ce253" table:formula="of:=IF(ISBLANK([.$C$6]);0;ISNUMBER(SEARCH([.$C$6];[.$C22]&amp;&quot; &quot;&amp;[.$D22]&amp;&quot; &quot;&amp;[.$AG2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23]);&quot;-&quot;;[.C23])" office:value-type="string" office:string-value="-" calcext:value-type="string">
            <text:p>-</text:p>
          </table:table-cell>
          <table:table-cell table:style-name="ce169" table:formula="of:=IF(ISBLANK([.D23]);&quot;-&quot;;[.D23])" office:value-type="string" office:string-value="-" calcext:value-type="string">
            <text:p>-</text:p>
          </table:table-cell>
          <table:table-cell table:style-name="ce191" table:formula="of:=IF(ISNUMBER([.$F23]);IF(MIN([.$E23:.$F23])&lt;[.$F23];0;[.$F23]);IF(ISNUMBER([.$E23]);[.$E23];IF(ISBLANK([.$D23]);&quot;-&quot;;&quot;?&quot;)))" office:value-type="string" office:string-value="-" calcext:value-type="string">
            <text:p>-</text:p>
          </table:table-cell>
          <table:table-cell table:style-name="ce200" table:formula="of:=IF(ISNUMBER([.$AN23]);IF([.$AN23]&lt;=plan_semaine_fin;MAX([.$AN23];[.AO$7]);98);IF([.$AN2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23]);SUMIF([.$AT$8:.$BM$8];[.$AN23];[.$I23:.$AD23])&gt;0;0)" office:value-type="float" office:value="0" calcext:value-type="float">
            <text:p>0</text:p>
          </table:table-cell>
          <table:table-cell table:style-name="ce213" table:formula="of:=IF(ISNUMBER([.$AN23]);[.$AN2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23];0;[.AT$6]));IF(OFFSET([.$H23];0;[.AT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AU$6]));IF(OFFSET([.$H23];0;[.AU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AV$6]));IF(OFFSET([.$H23];0;[.AV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AW$6]));IF(OFFSET([.$H23];0;[.AW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AX$6]));IF(OFFSET([.$H23];0;[.AX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AY$6]));IF(OFFSET([.$H23];0;[.AY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AZ$6]));IF(OFFSET([.$H23];0;[.AZ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A$6]));IF(OFFSET([.$H23];0;[.BA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B$6]));IF(OFFSET([.$H23];0;[.BB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C$6]));IF(OFFSET([.$H23];0;[.BC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D$6]));IF(OFFSET([.$H23];0;[.BD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E$6]));IF(OFFSET([.$H23];0;[.BE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F$6]));IF(OFFSET([.$H23];0;[.BF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G$6]));IF(OFFSET([.$H23];0;[.BG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H$6]));IF(OFFSET([.$H23];0;[.BH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I$6]));IF(OFFSET([.$H23];0;[.BI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J$6]));IF(OFFSET([.$H23];0;[.BJ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K$6]));IF(OFFSET([.$H23];0;[.BK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L$6]));IF(OFFSET([.$H23];0;[.BL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M$6]));IF(OFFSET([.$H23];0;[.BM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N$6]));IF(OFFSET([.$H23];0;[.BN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O$6]));IF(OFFSET([.$H23];0;[.BO$6])&gt;0;[.$AO23];&quot;(zéro)&quot;);&quot;-&quot;)" office:value-type="string" office:string-value="-" calcext:value-type="string">
            <text:p>-</text:p>
          </table:table-cell>
          <table:table-cell table:style-name="ce191" table:formula="of:=IF(ISNUMBER(OFFSET([.$H23];0;[.BP$6]));IF(OFFSET([.$H23];0;[.BP$6])&gt;0;[.$AO2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23]));OR([.D23]=OFFSET([.D23];-1;0);[.D23]=&quot;+&quot;))" office:value-type="float" office:value="0" calcext:value-type="float">
            <text:p>0</text:p>
          </table:table-cell>
          <table:table-cell table:style-name="ce233" table:formula="of:=IF(NOT([.BR23]);MATCH(0;OFFSET([.BR2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23]=&quot;&quot;;[.$C23]=&quot;absences&quot;);0;NOT(ISNUMBER(MATCH([.$C23];OFFSET(#REF!;1;0;999;1);0))))" office:value-type="float" office:value="0" calcext:value-type="float">
            <text:p>0</text:p>
          </table:table-cell>
          <table:table-cell table:style-name="ce246" table:formula="of:=[.$C23]&amp;&quot;_&quot;&amp;TEXT([.$AO23];&quot;00&quot;)" office:value-type="string" office:string-value="_-" calcext:value-type="string">
            <text:p>_-</text:p>
          </table:table-cell>
          <table:table-cell table:style-name="ce191" table:formula="of:=IF([.C23]=&quot;&quot;;&quot;&quot;;&quot;'notes_&quot;&amp;[.C23]&amp;&quot;'!a1&quot;)">
            <text:p/>
          </table:table-cell>
          <table:table-cell table:style-name="ce253" table:formula="of:=IF(ISBLANK([.$C$6]);0;ISNUMBER(SEARCH([.$C$6];[.$C23]&amp;&quot; &quot;&amp;[.$D23]&amp;&quot; &quot;&amp;[.$AG2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159"/>
          <table:table-cell table:style-name="ce165" table:number-columns-repeated="4"/>
          <table:table-cell table:style-name="ce169" table:formula="of:=IF(ISBLANK([.C24]);&quot;-&quot;;[.C24])" office:value-type="string" office:string-value="-" calcext:value-type="string">
            <text:p>-</text:p>
          </table:table-cell>
          <table:table-cell table:style-name="ce169" table:formula="of:=IF(ISBLANK([.D24]);&quot;-&quot;;[.D24])" office:value-type="string" office:string-value="-" calcext:value-type="string">
            <text:p>-</text:p>
          </table:table-cell>
          <table:table-cell table:style-name="ce191" table:formula="of:=IF(ISNUMBER([.$F24]);IF(MIN([.$E24:.$F24])&lt;[.$F24];0;[.$F24]);IF(ISNUMBER([.$E24]);[.$E24];IF(ISBLANK([.$D24]);&quot;-&quot;;&quot;?&quot;)))" office:value-type="string" office:string-value="-" calcext:value-type="string">
            <text:p>-</text:p>
          </table:table-cell>
          <table:table-cell table:style-name="ce200" table:formula="of:=IF(ISNUMBER([.$AN24]);IF([.$AN24]&lt;=plan_semaine_fin;MAX([.$AN24];[.AO$7]);98);IF([.$AN2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24]);SUMIF([.$AT$8:.$BM$8];[.$AN24];[.$I24:.$AD24])&gt;0;0)" office:value-type="float" office:value="0" calcext:value-type="float">
            <text:p>0</text:p>
          </table:table-cell>
          <table:table-cell table:style-name="ce213" table:formula="of:=IF(ISNUMBER([.$AN24]);[.$AN2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24];0;[.AT$6]));IF(OFFSET([.$H24];0;[.AT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AU$6]));IF(OFFSET([.$H24];0;[.AU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AV$6]));IF(OFFSET([.$H24];0;[.AV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AW$6]));IF(OFFSET([.$H24];0;[.AW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AX$6]));IF(OFFSET([.$H24];0;[.AX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AY$6]));IF(OFFSET([.$H24];0;[.AY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AZ$6]));IF(OFFSET([.$H24];0;[.AZ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A$6]));IF(OFFSET([.$H24];0;[.BA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B$6]));IF(OFFSET([.$H24];0;[.BB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C$6]));IF(OFFSET([.$H24];0;[.BC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D$6]));IF(OFFSET([.$H24];0;[.BD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E$6]));IF(OFFSET([.$H24];0;[.BE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F$6]));IF(OFFSET([.$H24];0;[.BF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G$6]));IF(OFFSET([.$H24];0;[.BG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H$6]));IF(OFFSET([.$H24];0;[.BH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I$6]));IF(OFFSET([.$H24];0;[.BI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J$6]));IF(OFFSET([.$H24];0;[.BJ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K$6]));IF(OFFSET([.$H24];0;[.BK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L$6]));IF(OFFSET([.$H24];0;[.BL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M$6]));IF(OFFSET([.$H24];0;[.BM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N$6]));IF(OFFSET([.$H24];0;[.BN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O$6]));IF(OFFSET([.$H24];0;[.BO$6])&gt;0;[.$AO24];&quot;(zéro)&quot;);&quot;-&quot;)" office:value-type="string" office:string-value="-" calcext:value-type="string">
            <text:p>-</text:p>
          </table:table-cell>
          <table:table-cell table:style-name="ce191" table:formula="of:=IF(ISNUMBER(OFFSET([.$H24];0;[.BP$6]));IF(OFFSET([.$H24];0;[.BP$6])&gt;0;[.$AO2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24]));OR([.D24]=OFFSET([.D24];-1;0);[.D24]=&quot;+&quot;))" office:value-type="float" office:value="0" calcext:value-type="float">
            <text:p>0</text:p>
          </table:table-cell>
          <table:table-cell table:style-name="ce233" table:formula="of:=IF(NOT([.BR24]);MATCH(0;OFFSET([.BR2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24]=&quot;&quot;;[.$C24]=&quot;absences&quot;);0;NOT(ISNUMBER(MATCH([.$C24];OFFSET(#REF!;1;0;999;1);0))))" office:value-type="float" office:value="0" calcext:value-type="float">
            <text:p>0</text:p>
          </table:table-cell>
          <table:table-cell table:style-name="ce246" table:formula="of:=[.$C24]&amp;&quot;_&quot;&amp;TEXT([.$AO24];&quot;00&quot;)" office:value-type="string" office:string-value="_-" calcext:value-type="string">
            <text:p>_-</text:p>
          </table:table-cell>
          <table:table-cell table:style-name="ce191" table:formula="of:=IF([.C24]=&quot;&quot;;&quot;&quot;;&quot;'notes_&quot;&amp;[.C24]&amp;&quot;'!a1&quot;)">
            <text:p/>
          </table:table-cell>
          <table:table-cell table:style-name="ce253" table:formula="of:=IF(ISBLANK([.$C$6]);0;ISNUMBER(SEARCH([.$C$6];[.$C24]&amp;&quot; &quot;&amp;[.$D24]&amp;&quot; &quot;&amp;[.$AG2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25]);&quot;-&quot;;[.C25])" office:value-type="string" office:string-value="-" calcext:value-type="string">
            <text:p>-</text:p>
          </table:table-cell>
          <table:table-cell table:style-name="ce169" table:formula="of:=IF(ISBLANK([.D25]);&quot;-&quot;;[.D25])" office:value-type="string" office:string-value="-" calcext:value-type="string">
            <text:p>-</text:p>
          </table:table-cell>
          <table:table-cell table:style-name="ce191" table:formula="of:=IF(ISNUMBER([.$F25]);IF(MIN([.$E25:.$F25])&lt;[.$F25];0;[.$F25]);IF(ISNUMBER([.$E25]);[.$E25];IF(ISBLANK([.$D25]);&quot;-&quot;;&quot;?&quot;)))" office:value-type="string" office:string-value="-" calcext:value-type="string">
            <text:p>-</text:p>
          </table:table-cell>
          <table:table-cell table:style-name="ce200" table:formula="of:=IF(ISNUMBER([.$AN25]);IF([.$AN25]&lt;=plan_semaine_fin;MAX([.$AN25];[.AO$7]);98);IF([.$AN2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25]);SUMIF([.$AT$8:.$BM$8];[.$AN25];[.$I25:.$AD25])&gt;0;0)" office:value-type="float" office:value="0" calcext:value-type="float">
            <text:p>0</text:p>
          </table:table-cell>
          <table:table-cell table:style-name="ce213" table:formula="of:=IF(ISNUMBER([.$AN25]);[.$AN2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25];0;[.AT$6]));IF(OFFSET([.$H25];0;[.AT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AU$6]));IF(OFFSET([.$H25];0;[.AU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AV$6]));IF(OFFSET([.$H25];0;[.AV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AW$6]));IF(OFFSET([.$H25];0;[.AW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AX$6]));IF(OFFSET([.$H25];0;[.AX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AY$6]));IF(OFFSET([.$H25];0;[.AY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AZ$6]));IF(OFFSET([.$H25];0;[.AZ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A$6]));IF(OFFSET([.$H25];0;[.BA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B$6]));IF(OFFSET([.$H25];0;[.BB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C$6]));IF(OFFSET([.$H25];0;[.BC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D$6]));IF(OFFSET([.$H25];0;[.BD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E$6]));IF(OFFSET([.$H25];0;[.BE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F$6]));IF(OFFSET([.$H25];0;[.BF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G$6]));IF(OFFSET([.$H25];0;[.BG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H$6]));IF(OFFSET([.$H25];0;[.BH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I$6]));IF(OFFSET([.$H25];0;[.BI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J$6]));IF(OFFSET([.$H25];0;[.BJ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K$6]));IF(OFFSET([.$H25];0;[.BK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L$6]));IF(OFFSET([.$H25];0;[.BL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M$6]));IF(OFFSET([.$H25];0;[.BM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N$6]));IF(OFFSET([.$H25];0;[.BN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O$6]));IF(OFFSET([.$H25];0;[.BO$6])&gt;0;[.$AO25];&quot;(zéro)&quot;);&quot;-&quot;)" office:value-type="string" office:string-value="-" calcext:value-type="string">
            <text:p>-</text:p>
          </table:table-cell>
          <table:table-cell table:style-name="ce191" table:formula="of:=IF(ISNUMBER(OFFSET([.$H25];0;[.BP$6]));IF(OFFSET([.$H25];0;[.BP$6])&gt;0;[.$AO2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25]));OR([.D25]=OFFSET([.D25];-1;0);[.D25]=&quot;+&quot;))" office:value-type="boolean" office:boolean-value="false" calcext:value-type="boolean">
            <text:p>FAUX</text:p>
          </table:table-cell>
          <table:table-cell table:style-name="ce233" table:formula="of:=IF(NOT([.BR25]);MATCH(0;OFFSET([.BR2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25]=&quot;&quot;;[.$C25]=&quot;absences&quot;);0;NOT(ISNUMBER(MATCH([.$C25];OFFSET(#REF!;1;0;999;1);0))))" office:value-type="float" office:value="0" calcext:value-type="float">
            <text:p>0</text:p>
          </table:table-cell>
          <table:table-cell table:style-name="ce246" table:formula="of:=[.$C25]&amp;&quot;_&quot;&amp;TEXT([.$AO25];&quot;00&quot;)" office:value-type="string" office:string-value="_-" calcext:value-type="string">
            <text:p>_-</text:p>
          </table:table-cell>
          <table:table-cell table:style-name="ce191" table:formula="of:=IF([.C25]=&quot;&quot;;&quot;&quot;;&quot;'notes_&quot;&amp;[.C25]&amp;&quot;'!a1&quot;)">
            <text:p/>
          </table:table-cell>
          <table:table-cell table:style-name="ce253" table:formula="of:=IF(ISBLANK([.$C$6]);0;ISNUMBER(SEARCH([.$C$6];[.$C25]&amp;&quot; &quot;&amp;[.$D25]&amp;&quot; &quot;&amp;[.$AG2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/>
          <table:table-cell table:style-name="Travaux_20_-_20_description"/>
          <table:table-cell table:style-name="ce107"/>
          <table:table-cell table:style-name="ce123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26]);&quot;-&quot;;[.C26])" office:value-type="string" office:string-value="-" calcext:value-type="string">
            <text:p>-</text:p>
          </table:table-cell>
          <table:table-cell table:style-name="ce169" table:formula="of:=IF(ISBLANK([.D26]);&quot;-&quot;;[.D26])" office:value-type="string" office:string-value="-" calcext:value-type="string">
            <text:p>-</text:p>
          </table:table-cell>
          <table:table-cell table:style-name="ce191" table:formula="of:=IF(ISNUMBER([.$F26]);IF(MIN([.$E26:.$F26])&lt;[.$F26];0;[.$F26]);IF(ISNUMBER([.$E26]);[.$E26];IF(ISBLANK([.$D26]);&quot;-&quot;;&quot;?&quot;)))" office:value-type="string" office:string-value="-" calcext:value-type="string">
            <text:p>-</text:p>
          </table:table-cell>
          <table:table-cell table:style-name="ce200" table:formula="of:=IF(ISNUMBER([.$AN26]);IF([.$AN26]&lt;=plan_semaine_fin;MAX([.$AN26];[.AO$7]);98);IF([.$AN2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26]);SUMIF([.$AT$8:.$BM$8];[.$AN26];[.$I26:.$AD26])&gt;0;0)" office:value-type="float" office:value="0" calcext:value-type="float">
            <text:p>0</text:p>
          </table:table-cell>
          <table:table-cell table:style-name="ce213" table:formula="of:=IF(ISNUMBER([.$AN26]);[.$AN26]&lt;plan_semaine;FALSE()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26];0;[.AT$6]));IF(OFFSET([.$H26];0;[.AT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AU$6]));IF(OFFSET([.$H26];0;[.AU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AV$6]));IF(OFFSET([.$H26];0;[.AV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AW$6]));IF(OFFSET([.$H26];0;[.AW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AX$6]));IF(OFFSET([.$H26];0;[.AX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AY$6]));IF(OFFSET([.$H26];0;[.AY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AZ$6]));IF(OFFSET([.$H26];0;[.AZ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A$6]));IF(OFFSET([.$H26];0;[.BA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B$6]));IF(OFFSET([.$H26];0;[.BB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C$6]));IF(OFFSET([.$H26];0;[.BC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D$6]));IF(OFFSET([.$H26];0;[.BD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E$6]));IF(OFFSET([.$H26];0;[.BE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F$6]));IF(OFFSET([.$H26];0;[.BF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G$6]));IF(OFFSET([.$H26];0;[.BG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H$6]));IF(OFFSET([.$H26];0;[.BH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I$6]));IF(OFFSET([.$H26];0;[.BI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J$6]));IF(OFFSET([.$H26];0;[.BJ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K$6]));IF(OFFSET([.$H26];0;[.BK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L$6]));IF(OFFSET([.$H26];0;[.BL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M$6]));IF(OFFSET([.$H26];0;[.BM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N$6]));IF(OFFSET([.$H26];0;[.BN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O$6]));IF(OFFSET([.$H26];0;[.BO$6])&gt;0;[.$AO26];&quot;(zéro)&quot;);&quot;-&quot;)" office:value-type="string" office:string-value="-" calcext:value-type="string">
            <text:p>-</text:p>
          </table:table-cell>
          <table:table-cell table:style-name="ce191" table:formula="of:=IF(ISNUMBER(OFFSET([.$H26];0;[.BP$6]));IF(OFFSET([.$H26];0;[.BP$6])&gt;0;[.$AO2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26]));OR([.D26]=OFFSET([.D26];-1;0);[.D26]=&quot;+&quot;))" office:value-type="boolean" office:boolean-value="false" calcext:value-type="boolean">
            <text:p>FAUX</text:p>
          </table:table-cell>
          <table:table-cell table:style-name="ce233" table:formula="of:=IF(NOT([.BR26]);MATCH(0;OFFSET([.BR26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26]=&quot;&quot;;[.$C26]=&quot;absences&quot;);0;NOT(ISNUMBER(MATCH([.$C26];OFFSET(#REF!;1;0;999;1);0))))" office:value-type="boolean" office:boolean-value="false" calcext:value-type="boolean">
            <text:p>FAUX</text:p>
          </table:table-cell>
          <table:table-cell table:style-name="ce246" table:formula="of:=[.$C26]&amp;&quot;_&quot;&amp;TEXT([.$AO26];&quot;00&quot;)" office:value-type="string" office:string-value="_-" calcext:value-type="string">
            <text:p>_-</text:p>
          </table:table-cell>
          <table:table-cell table:style-name="ce191" table:formula="of:=IF([.C26]=&quot;&quot;;&quot;&quot;;&quot;'notes_&quot;&amp;[.C26]&amp;&quot;'!a1&quot;)">
            <text:p/>
          </table:table-cell>
          <table:table-cell table:style-name="ce253" table:formula="of:=IF(ISBLANK([.$C$6]);0;ISNUMBER(SEARCH([.$C$6];[.$C26]&amp;&quot; &quot;&amp;[.$D26]&amp;&quot; &quot;&amp;[.$AG2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27]);&quot;-&quot;;[.C27])" office:value-type="string" office:string-value="-" calcext:value-type="string">
            <text:p>-</text:p>
          </table:table-cell>
          <table:table-cell table:style-name="ce169" table:formula="of:=IF(ISBLANK([.D27]);&quot;-&quot;;[.D27])" office:value-type="string" office:string-value="-" calcext:value-type="string">
            <text:p>-</text:p>
          </table:table-cell>
          <table:table-cell table:style-name="ce191" table:formula="of:=IF(ISNUMBER([.$F27]);IF(MIN([.$E27:.$F27])&lt;[.$F27];0;[.$F27]);IF(ISNUMBER([.$E27]);[.$E27];IF(ISBLANK([.$D27]);&quot;-&quot;;&quot;?&quot;)))" office:value-type="string" office:string-value="-" calcext:value-type="string">
            <text:p>-</text:p>
          </table:table-cell>
          <table:table-cell table:style-name="ce200" table:formula="of:=IF(ISNUMBER([.$AN27]);IF([.$AN27]&lt;=plan_semaine_fin;MAX([.$AN27];[.AO$7]);98);IF([.$AN2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27]);SUMIF([.$AT$8:.$BM$8];[.$AN27];[.$I27:.$AD27])&gt;0;0)" office:value-type="float" office:value="0" calcext:value-type="float">
            <text:p>0</text:p>
          </table:table-cell>
          <table:table-cell table:style-name="ce213" table:formula="of:=IF(ISNUMBER([.$AN27]);[.$AN2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27];0;[.AT$6]));IF(OFFSET([.$H27];0;[.AT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AU$6]));IF(OFFSET([.$H27];0;[.AU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AV$6]));IF(OFFSET([.$H27];0;[.AV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AW$6]));IF(OFFSET([.$H27];0;[.AW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AX$6]));IF(OFFSET([.$H27];0;[.AX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AY$6]));IF(OFFSET([.$H27];0;[.AY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AZ$6]));IF(OFFSET([.$H27];0;[.AZ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A$6]));IF(OFFSET([.$H27];0;[.BA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B$6]));IF(OFFSET([.$H27];0;[.BB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C$6]));IF(OFFSET([.$H27];0;[.BC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D$6]));IF(OFFSET([.$H27];0;[.BD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E$6]));IF(OFFSET([.$H27];0;[.BE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F$6]));IF(OFFSET([.$H27];0;[.BF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G$6]));IF(OFFSET([.$H27];0;[.BG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H$6]));IF(OFFSET([.$H27];0;[.BH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I$6]));IF(OFFSET([.$H27];0;[.BI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J$6]));IF(OFFSET([.$H27];0;[.BJ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K$6]));IF(OFFSET([.$H27];0;[.BK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L$6]));IF(OFFSET([.$H27];0;[.BL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M$6]));IF(OFFSET([.$H27];0;[.BM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N$6]));IF(OFFSET([.$H27];0;[.BN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O$6]));IF(OFFSET([.$H27];0;[.BO$6])&gt;0;[.$AO27];&quot;(zéro)&quot;);&quot;-&quot;)" office:value-type="string" office:string-value="-" calcext:value-type="string">
            <text:p>-</text:p>
          </table:table-cell>
          <table:table-cell table:style-name="ce191" table:formula="of:=IF(ISNUMBER(OFFSET([.$H27];0;[.BP$6]));IF(OFFSET([.$H27];0;[.BP$6])&gt;0;[.$AO2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27]));OR([.D27]=OFFSET([.D27];-1;0);[.D27]=&quot;+&quot;))" office:value-type="boolean" office:boolean-value="false" calcext:value-type="boolean">
            <text:p>FAUX</text:p>
          </table:table-cell>
          <table:table-cell table:style-name="ce233" table:formula="of:=IF(NOT([.BR27]);MATCH(0;OFFSET([.BR27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27]=&quot;&quot;;[.$C27]=&quot;absences&quot;);0;NOT(ISNUMBER(MATCH([.$C27];OFFSET(#REF!;1;0;999;1);0))))" office:value-type="boolean" office:boolean-value="false" calcext:value-type="boolean">
            <text:p>FAUX</text:p>
          </table:table-cell>
          <table:table-cell table:style-name="ce246" table:formula="of:=[.$C27]&amp;&quot;_&quot;&amp;TEXT([.$AO27];&quot;00&quot;)" office:value-type="string" office:string-value="_-" calcext:value-type="string">
            <text:p>_-</text:p>
          </table:table-cell>
          <table:table-cell table:style-name="ce191" table:formula="of:=IF([.C27]=&quot;&quot;;&quot;&quot;;&quot;'notes_&quot;&amp;[.C27]&amp;&quot;'!a1&quot;)">
            <text:p/>
          </table:table-cell>
          <table:table-cell table:style-name="ce253" table:formula="of:=IF(ISBLANK([.$C$6]);0;ISNUMBER(SEARCH([.$C$6];[.$C27]&amp;&quot; &quot;&amp;[.$D27]&amp;&quot; &quot;&amp;[.$AG2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28]);&quot;-&quot;;[.C28])" office:value-type="string" office:string-value="-" calcext:value-type="string">
            <text:p>-</text:p>
          </table:table-cell>
          <table:table-cell table:style-name="ce169" table:formula="of:=IF(ISBLANK([.D28]);&quot;-&quot;;[.D28])" office:value-type="string" office:string-value="-" calcext:value-type="string">
            <text:p>-</text:p>
          </table:table-cell>
          <table:table-cell table:style-name="ce191" table:formula="of:=IF(ISNUMBER([.$F28]);IF(MIN([.$E28:.$F28])&lt;[.$F28];0;[.$F28]);IF(ISNUMBER([.$E28]);[.$E28];IF(ISBLANK([.$D28]);&quot;-&quot;;&quot;?&quot;)))" office:value-type="string" office:string-value="-" calcext:value-type="string">
            <text:p>-</text:p>
          </table:table-cell>
          <table:table-cell table:style-name="ce200" table:formula="of:=IF(ISNUMBER([.$AN28]);IF([.$AN28]&lt;=plan_semaine_fin;MAX([.$AN28];[.AO$7]);98);IF([.$AN2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28]);SUMIF([.$AT$8:.$BM$8];[.$AN28];[.$I28:.$AD28])&gt;0;0)" office:value-type="float" office:value="0" calcext:value-type="float">
            <text:p>0</text:p>
          </table:table-cell>
          <table:table-cell table:style-name="ce213" table:formula="of:=IF(ISNUMBER([.$AN28]);[.$AN2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28];0;[.AT$6]));IF(OFFSET([.$H28];0;[.AT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AU$6]));IF(OFFSET([.$H28];0;[.AU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AV$6]));IF(OFFSET([.$H28];0;[.AV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AW$6]));IF(OFFSET([.$H28];0;[.AW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AX$6]));IF(OFFSET([.$H28];0;[.AX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AY$6]));IF(OFFSET([.$H28];0;[.AY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AZ$6]));IF(OFFSET([.$H28];0;[.AZ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A$6]));IF(OFFSET([.$H28];0;[.BA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B$6]));IF(OFFSET([.$H28];0;[.BB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C$6]));IF(OFFSET([.$H28];0;[.BC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D$6]));IF(OFFSET([.$H28];0;[.BD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E$6]));IF(OFFSET([.$H28];0;[.BE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F$6]));IF(OFFSET([.$H28];0;[.BF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G$6]));IF(OFFSET([.$H28];0;[.BG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H$6]));IF(OFFSET([.$H28];0;[.BH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I$6]));IF(OFFSET([.$H28];0;[.BI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J$6]));IF(OFFSET([.$H28];0;[.BJ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K$6]));IF(OFFSET([.$H28];0;[.BK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L$6]));IF(OFFSET([.$H28];0;[.BL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M$6]));IF(OFFSET([.$H28];0;[.BM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N$6]));IF(OFFSET([.$H28];0;[.BN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O$6]));IF(OFFSET([.$H28];0;[.BO$6])&gt;0;[.$AO28];&quot;(zéro)&quot;);&quot;-&quot;)" office:value-type="string" office:string-value="-" calcext:value-type="string">
            <text:p>-</text:p>
          </table:table-cell>
          <table:table-cell table:style-name="ce191" table:formula="of:=IF(ISNUMBER(OFFSET([.$H28];0;[.BP$6]));IF(OFFSET([.$H28];0;[.BP$6])&gt;0;[.$AO2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28]));OR([.D28]=OFFSET([.D28];-1;0);[.D28]=&quot;+&quot;))" office:value-type="boolean" office:boolean-value="false" calcext:value-type="boolean">
            <text:p>FAUX</text:p>
          </table:table-cell>
          <table:table-cell table:style-name="ce233" table:formula="of:=IF(NOT([.BR28]);MATCH(0;OFFSET([.BR28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28]=&quot;&quot;;[.$C28]=&quot;absences&quot;);0;NOT(ISNUMBER(MATCH([.$C28];OFFSET(#REF!;1;0;999;1);0))))" office:value-type="boolean" office:boolean-value="false" calcext:value-type="boolean">
            <text:p>FAUX</text:p>
          </table:table-cell>
          <table:table-cell table:style-name="ce246" table:formula="of:=[.$C28]&amp;&quot;_&quot;&amp;TEXT([.$AO28];&quot;00&quot;)" office:value-type="string" office:string-value="_-" calcext:value-type="string">
            <text:p>_-</text:p>
          </table:table-cell>
          <table:table-cell table:style-name="ce191" table:formula="of:=IF([.C28]=&quot;&quot;;&quot;&quot;;&quot;'notes_&quot;&amp;[.C28]&amp;&quot;'!a1&quot;)">
            <text:p/>
          </table:table-cell>
          <table:table-cell table:style-name="ce253" table:formula="of:=IF(ISBLANK([.$C$6]);0;ISNUMBER(SEARCH([.$C$6];[.$C28]&amp;&quot; &quot;&amp;[.$D28]&amp;&quot; &quot;&amp;[.$AG28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29]);&quot;-&quot;;[.C29])" office:value-type="string" office:string-value="-" calcext:value-type="string">
            <text:p>-</text:p>
          </table:table-cell>
          <table:table-cell table:style-name="ce169" table:formula="of:=IF(ISBLANK([.D29]);&quot;-&quot;;[.D29])" office:value-type="string" office:string-value="-" calcext:value-type="string">
            <text:p>-</text:p>
          </table:table-cell>
          <table:table-cell table:style-name="ce191" table:formula="of:=IF(ISNUMBER([.$F29]);IF(MIN([.$E29:.$F29])&lt;[.$F29];0;[.$F29]);IF(ISNUMBER([.$E29]);[.$E29];IF(ISBLANK([.$D29]);&quot;-&quot;;&quot;?&quot;)))" office:value-type="string" office:string-value="-" calcext:value-type="string">
            <text:p>-</text:p>
          </table:table-cell>
          <table:table-cell table:style-name="ce200" table:formula="of:=IF(ISNUMBER([.$AN29]);IF([.$AN29]&lt;=plan_semaine_fin;MAX([.$AN29];[.AO$7]);98);IF([.$AN2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29]);SUMIF([.$AT$8:.$BM$8];[.$AN29];[.$I29:.$AD29])&gt;0;0)" office:value-type="float" office:value="0" calcext:value-type="float">
            <text:p>0</text:p>
          </table:table-cell>
          <table:table-cell table:style-name="ce213" table:formula="of:=IF(ISNUMBER([.$AN29]);[.$AN2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29];0;[.AT$6]));IF(OFFSET([.$H29];0;[.AT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AU$6]));IF(OFFSET([.$H29];0;[.AU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AV$6]));IF(OFFSET([.$H29];0;[.AV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AW$6]));IF(OFFSET([.$H29];0;[.AW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AX$6]));IF(OFFSET([.$H29];0;[.AX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AY$6]));IF(OFFSET([.$H29];0;[.AY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AZ$6]));IF(OFFSET([.$H29];0;[.AZ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A$6]));IF(OFFSET([.$H29];0;[.BA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B$6]));IF(OFFSET([.$H29];0;[.BB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C$6]));IF(OFFSET([.$H29];0;[.BC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D$6]));IF(OFFSET([.$H29];0;[.BD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E$6]));IF(OFFSET([.$H29];0;[.BE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F$6]));IF(OFFSET([.$H29];0;[.BF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G$6]));IF(OFFSET([.$H29];0;[.BG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H$6]));IF(OFFSET([.$H29];0;[.BH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I$6]));IF(OFFSET([.$H29];0;[.BI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J$6]));IF(OFFSET([.$H29];0;[.BJ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K$6]));IF(OFFSET([.$H29];0;[.BK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L$6]));IF(OFFSET([.$H29];0;[.BL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M$6]));IF(OFFSET([.$H29];0;[.BM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N$6]));IF(OFFSET([.$H29];0;[.BN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O$6]));IF(OFFSET([.$H29];0;[.BO$6])&gt;0;[.$AO29];&quot;(zéro)&quot;);&quot;-&quot;)" office:value-type="string" office:string-value="-" calcext:value-type="string">
            <text:p>-</text:p>
          </table:table-cell>
          <table:table-cell table:style-name="ce191" table:formula="of:=IF(ISNUMBER(OFFSET([.$H29];0;[.BP$6]));IF(OFFSET([.$H29];0;[.BP$6])&gt;0;[.$AO2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29]));OR([.D29]=OFFSET([.D29];-1;0);[.D29]=&quot;+&quot;))" office:value-type="boolean" office:boolean-value="false" calcext:value-type="boolean">
            <text:p>FAUX</text:p>
          </table:table-cell>
          <table:table-cell table:style-name="ce233" table:formula="of:=IF(NOT([.BR29]);MATCH(0;OFFSET([.BR29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29]=&quot;&quot;;[.$C29]=&quot;absences&quot;);0;NOT(ISNUMBER(MATCH([.$C29];OFFSET(#REF!;1;0;999;1);0))))" office:value-type="boolean" office:boolean-value="false" calcext:value-type="boolean">
            <text:p>FAUX</text:p>
          </table:table-cell>
          <table:table-cell table:style-name="ce246" table:formula="of:=[.$C29]&amp;&quot;_&quot;&amp;TEXT([.$AO29];&quot;00&quot;)" office:value-type="string" office:string-value="_-" calcext:value-type="string">
            <text:p>_-</text:p>
          </table:table-cell>
          <table:table-cell table:style-name="ce191" table:formula="of:=IF([.C29]=&quot;&quot;;&quot;&quot;;&quot;'notes_&quot;&amp;[.C29]&amp;&quot;'!a1&quot;)">
            <text:p/>
          </table:table-cell>
          <table:table-cell table:style-name="ce253" table:formula="of:=IF(ISBLANK([.$C$6]);0;ISNUMBER(SEARCH([.$C$6];[.$C29]&amp;&quot; &quot;&amp;[.$D29]&amp;&quot; &quot;&amp;[.$AG29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30]);&quot;-&quot;;[.C30])" office:value-type="string" office:string-value="-" calcext:value-type="string">
            <text:p>-</text:p>
          </table:table-cell>
          <table:table-cell table:style-name="ce169" table:formula="of:=IF(ISBLANK([.D30]);&quot;-&quot;;[.D30])" office:value-type="string" office:string-value="-" calcext:value-type="string">
            <text:p>-</text:p>
          </table:table-cell>
          <table:table-cell table:style-name="ce191" table:formula="of:=IF(ISNUMBER([.$F30]);IF(MIN([.$E30:.$F30])&lt;[.$F30];0;[.$F30]);IF(ISNUMBER([.$E30]);[.$E30];IF(ISBLANK([.$D30]);&quot;-&quot;;&quot;?&quot;)))" office:value-type="string" office:string-value="-" calcext:value-type="string">
            <text:p>-</text:p>
          </table:table-cell>
          <table:table-cell table:style-name="ce200" table:formula="of:=IF(ISNUMBER([.$AN30]);IF([.$AN30]&lt;=plan_semaine_fin;MAX([.$AN30];[.AO$7]);98);IF([.$AN3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30]);SUMIF([.$AT$8:.$BM$8];[.$AN30];[.$I30:.$AD30])&gt;0;0)" office:value-type="float" office:value="0" calcext:value-type="float">
            <text:p>0</text:p>
          </table:table-cell>
          <table:table-cell table:style-name="ce213" table:formula="of:=IF(ISNUMBER([.$AN30]);[.$AN3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30];0;[.AT$6]));IF(OFFSET([.$H30];0;[.AT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AU$6]));IF(OFFSET([.$H30];0;[.AU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AV$6]));IF(OFFSET([.$H30];0;[.AV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AW$6]));IF(OFFSET([.$H30];0;[.AW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AX$6]));IF(OFFSET([.$H30];0;[.AX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AY$6]));IF(OFFSET([.$H30];0;[.AY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AZ$6]));IF(OFFSET([.$H30];0;[.AZ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A$6]));IF(OFFSET([.$H30];0;[.BA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B$6]));IF(OFFSET([.$H30];0;[.BB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C$6]));IF(OFFSET([.$H30];0;[.BC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D$6]));IF(OFFSET([.$H30];0;[.BD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E$6]));IF(OFFSET([.$H30];0;[.BE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F$6]));IF(OFFSET([.$H30];0;[.BF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G$6]));IF(OFFSET([.$H30];0;[.BG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H$6]));IF(OFFSET([.$H30];0;[.BH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I$6]));IF(OFFSET([.$H30];0;[.BI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J$6]));IF(OFFSET([.$H30];0;[.BJ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K$6]));IF(OFFSET([.$H30];0;[.BK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L$6]));IF(OFFSET([.$H30];0;[.BL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M$6]));IF(OFFSET([.$H30];0;[.BM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N$6]));IF(OFFSET([.$H30];0;[.BN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O$6]));IF(OFFSET([.$H30];0;[.BO$6])&gt;0;[.$AO30];&quot;(zéro)&quot;);&quot;-&quot;)" office:value-type="string" office:string-value="-" calcext:value-type="string">
            <text:p>-</text:p>
          </table:table-cell>
          <table:table-cell table:style-name="ce191" table:formula="of:=IF(ISNUMBER(OFFSET([.$H30];0;[.BP$6]));IF(OFFSET([.$H30];0;[.BP$6])&gt;0;[.$AO3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30]));OR([.D30]=OFFSET([.D30];-1;0);[.D30]=&quot;+&quot;))" office:value-type="boolean" office:boolean-value="false" calcext:value-type="boolean">
            <text:p>FAUX</text:p>
          </table:table-cell>
          <table:table-cell table:style-name="ce233" table:formula="of:=IF(NOT([.BR30]);MATCH(0;OFFSET([.BR30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30]=&quot;&quot;;[.$C30]=&quot;absences&quot;);0;NOT(ISNUMBER(MATCH([.$C30];OFFSET(#REF!;1;0;999;1);0))))" office:value-type="boolean" office:boolean-value="false" calcext:value-type="boolean">
            <text:p>FAUX</text:p>
          </table:table-cell>
          <table:table-cell table:style-name="ce246" table:formula="of:=[.$C30]&amp;&quot;_&quot;&amp;TEXT([.$AO30];&quot;00&quot;)" office:value-type="string" office:string-value="_-" calcext:value-type="string">
            <text:p>_-</text:p>
          </table:table-cell>
          <table:table-cell table:style-name="ce191" table:formula="of:=IF([.C30]=&quot;&quot;;&quot;&quot;;&quot;'notes_&quot;&amp;[.C30]&amp;&quot;'!a1&quot;)">
            <text:p/>
          </table:table-cell>
          <table:table-cell table:style-name="ce253" table:formula="of:=IF(ISBLANK([.$C$6]);0;ISNUMBER(SEARCH([.$C$6];[.$C30]&amp;&quot; &quot;&amp;[.$D30]&amp;&quot; &quot;&amp;[.$AG30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31]);&quot;-&quot;;[.C31])" office:value-type="string" office:string-value="-" calcext:value-type="string">
            <text:p>-</text:p>
          </table:table-cell>
          <table:table-cell table:style-name="ce169" table:formula="of:=IF(ISBLANK([.D31]);&quot;-&quot;;[.D31])" office:value-type="string" office:string-value="-" calcext:value-type="string">
            <text:p>-</text:p>
          </table:table-cell>
          <table:table-cell table:style-name="ce191" table:formula="of:=IF(ISNUMBER([.$F31]);IF(MIN([.$E31:.$F31])&lt;[.$F31];0;[.$F31]);IF(ISNUMBER([.$E31]);[.$E31];IF(ISBLANK([.$D31]);&quot;-&quot;;&quot;?&quot;)))" office:value-type="string" office:string-value="-" calcext:value-type="string">
            <text:p>-</text:p>
          </table:table-cell>
          <table:table-cell table:style-name="ce200" table:formula="of:=IF(ISNUMBER([.$AN31]);IF([.$AN31]&lt;=plan_semaine_fin;MAX([.$AN31];[.AO$7]);98);IF([.$AN3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31]);SUMIF([.$AT$8:.$BM$8];[.$AN31];[.$I31:.$AD31])&gt;0;0)" office:value-type="float" office:value="0" calcext:value-type="float">
            <text:p>0</text:p>
          </table:table-cell>
          <table:table-cell table:style-name="ce213" table:formula="of:=IF(ISNUMBER([.$AN31]);[.$AN3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31];0;[.AT$6]));IF(OFFSET([.$H31];0;[.AT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AU$6]));IF(OFFSET([.$H31];0;[.AU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AV$6]));IF(OFFSET([.$H31];0;[.AV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AW$6]));IF(OFFSET([.$H31];0;[.AW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AX$6]));IF(OFFSET([.$H31];0;[.AX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AY$6]));IF(OFFSET([.$H31];0;[.AY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AZ$6]));IF(OFFSET([.$H31];0;[.AZ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A$6]));IF(OFFSET([.$H31];0;[.BA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B$6]));IF(OFFSET([.$H31];0;[.BB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C$6]));IF(OFFSET([.$H31];0;[.BC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D$6]));IF(OFFSET([.$H31];0;[.BD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E$6]));IF(OFFSET([.$H31];0;[.BE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F$6]));IF(OFFSET([.$H31];0;[.BF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G$6]));IF(OFFSET([.$H31];0;[.BG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H$6]));IF(OFFSET([.$H31];0;[.BH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I$6]));IF(OFFSET([.$H31];0;[.BI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J$6]));IF(OFFSET([.$H31];0;[.BJ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K$6]));IF(OFFSET([.$H31];0;[.BK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L$6]));IF(OFFSET([.$H31];0;[.BL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M$6]));IF(OFFSET([.$H31];0;[.BM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N$6]));IF(OFFSET([.$H31];0;[.BN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O$6]));IF(OFFSET([.$H31];0;[.BO$6])&gt;0;[.$AO31];&quot;(zéro)&quot;);&quot;-&quot;)" office:value-type="string" office:string-value="-" calcext:value-type="string">
            <text:p>-</text:p>
          </table:table-cell>
          <table:table-cell table:style-name="ce191" table:formula="of:=IF(ISNUMBER(OFFSET([.$H31];0;[.BP$6]));IF(OFFSET([.$H31];0;[.BP$6])&gt;0;[.$AO3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31]));OR([.D31]=OFFSET([.D31];-1;0);[.D31]=&quot;+&quot;))" office:value-type="boolean" office:boolean-value="false" calcext:value-type="boolean">
            <text:p>FAUX</text:p>
          </table:table-cell>
          <table:table-cell table:style-name="ce233" table:formula="of:=IF(NOT([.BR31]);MATCH(0;OFFSET([.BR3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31]=&quot;&quot;;[.$C31]=&quot;absences&quot;);0;NOT(ISNUMBER(MATCH([.$C31];OFFSET(#REF!;1;0;999;1);0))))" office:value-type="float" office:value="0" calcext:value-type="float">
            <text:p>0</text:p>
          </table:table-cell>
          <table:table-cell table:style-name="ce246" table:formula="of:=[.$C31]&amp;&quot;_&quot;&amp;TEXT([.$AO31];&quot;00&quot;)" office:value-type="string" office:string-value="_-" calcext:value-type="string">
            <text:p>_-</text:p>
          </table:table-cell>
          <table:table-cell table:style-name="ce191" table:formula="of:=IF([.C31]=&quot;&quot;;&quot;&quot;;&quot;'notes_&quot;&amp;[.C31]&amp;&quot;'!a1&quot;)">
            <text:p/>
          </table:table-cell>
          <table:table-cell table:style-name="ce253" table:formula="of:=IF(ISBLANK([.$C$6]);0;ISNUMBER(SEARCH([.$C$6];[.$C31]&amp;&quot; &quot;&amp;[.$D31]&amp;&quot; &quot;&amp;[.$AG3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32]);&quot;-&quot;;[.C32])" office:value-type="string" office:string-value="-" calcext:value-type="string">
            <text:p>-</text:p>
          </table:table-cell>
          <table:table-cell table:style-name="ce169" table:formula="of:=IF(ISBLANK([.D32]);&quot;-&quot;;[.D32])" office:value-type="string" office:string-value="-" calcext:value-type="string">
            <text:p>-</text:p>
          </table:table-cell>
          <table:table-cell table:style-name="ce191" table:formula="of:=IF(ISNUMBER([.$F32]);IF(MIN([.$E32:.$F32])&lt;[.$F32];0;[.$F32]);IF(ISNUMBER([.$E32]);[.$E32];IF(ISBLANK([.$D32]);&quot;-&quot;;&quot;?&quot;)))" office:value-type="string" office:string-value="-" calcext:value-type="string">
            <text:p>-</text:p>
          </table:table-cell>
          <table:table-cell table:style-name="ce200" table:formula="of:=IF(ISNUMBER([.$AN32]);IF([.$AN32]&lt;=plan_semaine_fin;MAX([.$AN32];[.AO$7]);98);IF([.$AN3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32]);SUMIF([.$AT$8:.$BM$8];[.$AN32];[.$I32:.$AD32])&gt;0;0)" office:value-type="float" office:value="0" calcext:value-type="float">
            <text:p>0</text:p>
          </table:table-cell>
          <table:table-cell table:style-name="ce213" table:formula="of:=IF(ISNUMBER([.$AN32]);[.$AN3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32];0;[.AT$6]));IF(OFFSET([.$H32];0;[.AT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AU$6]));IF(OFFSET([.$H32];0;[.AU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AV$6]));IF(OFFSET([.$H32];0;[.AV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AW$6]));IF(OFFSET([.$H32];0;[.AW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AX$6]));IF(OFFSET([.$H32];0;[.AX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AY$6]));IF(OFFSET([.$H32];0;[.AY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AZ$6]));IF(OFFSET([.$H32];0;[.AZ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A$6]));IF(OFFSET([.$H32];0;[.BA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B$6]));IF(OFFSET([.$H32];0;[.BB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C$6]));IF(OFFSET([.$H32];0;[.BC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D$6]));IF(OFFSET([.$H32];0;[.BD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E$6]));IF(OFFSET([.$H32];0;[.BE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F$6]));IF(OFFSET([.$H32];0;[.BF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G$6]));IF(OFFSET([.$H32];0;[.BG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H$6]));IF(OFFSET([.$H32];0;[.BH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I$6]));IF(OFFSET([.$H32];0;[.BI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J$6]));IF(OFFSET([.$H32];0;[.BJ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K$6]));IF(OFFSET([.$H32];0;[.BK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L$6]));IF(OFFSET([.$H32];0;[.BL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M$6]));IF(OFFSET([.$H32];0;[.BM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N$6]));IF(OFFSET([.$H32];0;[.BN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O$6]));IF(OFFSET([.$H32];0;[.BO$6])&gt;0;[.$AO32];&quot;(zéro)&quot;);&quot;-&quot;)" office:value-type="string" office:string-value="-" calcext:value-type="string">
            <text:p>-</text:p>
          </table:table-cell>
          <table:table-cell table:style-name="ce191" table:formula="of:=IF(ISNUMBER(OFFSET([.$H32];0;[.BP$6]));IF(OFFSET([.$H32];0;[.BP$6])&gt;0;[.$AO3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32]));OR([.D32]=OFFSET([.D32];-1;0);[.D32]=&quot;+&quot;))" office:value-type="boolean" office:boolean-value="false" calcext:value-type="boolean">
            <text:p>FAUX</text:p>
          </table:table-cell>
          <table:table-cell table:style-name="ce233" table:formula="of:=IF(NOT([.BR32]);MATCH(0;OFFSET([.BR3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32]=&quot;&quot;;[.$C32]=&quot;absences&quot;);0;NOT(ISNUMBER(MATCH([.$C32];OFFSET(#REF!;1;0;999;1);0))))" office:value-type="float" office:value="0" calcext:value-type="float">
            <text:p>0</text:p>
          </table:table-cell>
          <table:table-cell table:style-name="ce246" table:formula="of:=[.$C32]&amp;&quot;_&quot;&amp;TEXT([.$AO32];&quot;00&quot;)" office:value-type="string" office:string-value="_-" calcext:value-type="string">
            <text:p>_-</text:p>
          </table:table-cell>
          <table:table-cell table:style-name="ce191" table:formula="of:=IF([.C32]=&quot;&quot;;&quot;&quot;;&quot;'notes_&quot;&amp;[.C32]&amp;&quot;'!a1&quot;)">
            <text:p/>
          </table:table-cell>
          <table:table-cell table:style-name="ce253" table:formula="of:=IF(ISBLANK([.$C$6]);0;ISNUMBER(SEARCH([.$C$6];[.$C32]&amp;&quot; &quot;&amp;[.$D32]&amp;&quot; &quot;&amp;[.$AG3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33]);&quot;-&quot;;[.C33])" office:value-type="string" office:string-value="-" calcext:value-type="string">
            <text:p>-</text:p>
          </table:table-cell>
          <table:table-cell table:style-name="ce169" table:formula="of:=IF(ISBLANK([.D33]);&quot;-&quot;;[.D33])" office:value-type="string" office:string-value="-" calcext:value-type="string">
            <text:p>-</text:p>
          </table:table-cell>
          <table:table-cell table:style-name="ce191" table:formula="of:=IF(ISNUMBER([.$F33]);IF(MIN([.$E33:.$F33])&lt;[.$F33];0;[.$F33]);IF(ISNUMBER([.$E33]);[.$E33];IF(ISBLANK([.$D33]);&quot;-&quot;;&quot;?&quot;)))" office:value-type="string" office:string-value="-" calcext:value-type="string">
            <text:p>-</text:p>
          </table:table-cell>
          <table:table-cell table:style-name="ce200" table:formula="of:=IF(ISNUMBER([.$AN33]);IF([.$AN33]&lt;=plan_semaine_fin;MAX([.$AN33];[.AO$7]);98);IF([.$AN3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33]);SUMIF([.$AT$8:.$BM$8];[.$AN33];[.$I33:.$AD33])&gt;0;0)" office:value-type="float" office:value="0" calcext:value-type="float">
            <text:p>0</text:p>
          </table:table-cell>
          <table:table-cell table:style-name="ce213" table:formula="of:=IF(ISNUMBER([.$AN33]);[.$AN3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33];0;[.AT$6]));IF(OFFSET([.$H33];0;[.AT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AU$6]));IF(OFFSET([.$H33];0;[.AU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AV$6]));IF(OFFSET([.$H33];0;[.AV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AW$6]));IF(OFFSET([.$H33];0;[.AW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AX$6]));IF(OFFSET([.$H33];0;[.AX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AY$6]));IF(OFFSET([.$H33];0;[.AY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AZ$6]));IF(OFFSET([.$H33];0;[.AZ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A$6]));IF(OFFSET([.$H33];0;[.BA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B$6]));IF(OFFSET([.$H33];0;[.BB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C$6]));IF(OFFSET([.$H33];0;[.BC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D$6]));IF(OFFSET([.$H33];0;[.BD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E$6]));IF(OFFSET([.$H33];0;[.BE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F$6]));IF(OFFSET([.$H33];0;[.BF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G$6]));IF(OFFSET([.$H33];0;[.BG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H$6]));IF(OFFSET([.$H33];0;[.BH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I$6]));IF(OFFSET([.$H33];0;[.BI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J$6]));IF(OFFSET([.$H33];0;[.BJ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K$6]));IF(OFFSET([.$H33];0;[.BK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L$6]));IF(OFFSET([.$H33];0;[.BL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M$6]));IF(OFFSET([.$H33];0;[.BM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N$6]));IF(OFFSET([.$H33];0;[.BN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O$6]));IF(OFFSET([.$H33];0;[.BO$6])&gt;0;[.$AO33];&quot;(zéro)&quot;);&quot;-&quot;)" office:value-type="string" office:string-value="-" calcext:value-type="string">
            <text:p>-</text:p>
          </table:table-cell>
          <table:table-cell table:style-name="ce191" table:formula="of:=IF(ISNUMBER(OFFSET([.$H33];0;[.BP$6]));IF(OFFSET([.$H33];0;[.BP$6])&gt;0;[.$AO3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33]));OR([.D33]=OFFSET([.D33];-1;0);[.D33]=&quot;+&quot;))" office:value-type="boolean" office:boolean-value="false" calcext:value-type="boolean">
            <text:p>FAUX</text:p>
          </table:table-cell>
          <table:table-cell table:style-name="ce233" table:formula="of:=IF(NOT([.BR33]);MATCH(0;OFFSET([.BR33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33]=&quot;&quot;;[.$C33]=&quot;absences&quot;);0;NOT(ISNUMBER(MATCH([.$C33];OFFSET(#REF!;1;0;999;1);0))))" office:value-type="boolean" office:boolean-value="false" calcext:value-type="boolean">
            <text:p>FAUX</text:p>
          </table:table-cell>
          <table:table-cell table:style-name="ce246" table:formula="of:=[.$C33]&amp;&quot;_&quot;&amp;TEXT([.$AO33];&quot;00&quot;)" office:value-type="string" office:string-value="_-" calcext:value-type="string">
            <text:p>_-</text:p>
          </table:table-cell>
          <table:table-cell table:style-name="ce191" table:formula="of:=IF([.C33]=&quot;&quot;;&quot;&quot;;&quot;'notes_&quot;&amp;[.C33]&amp;&quot;'!a1&quot;)">
            <text:p/>
          </table:table-cell>
          <table:table-cell table:style-name="ce253" table:formula="of:=IF(ISBLANK([.$C$6]);0;ISNUMBER(SEARCH([.$C$6];[.$C33]&amp;&quot; &quot;&amp;[.$D33]&amp;&quot; &quot;&amp;[.$AG3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34]);&quot;-&quot;;[.C34])" office:value-type="string" office:string-value="-" calcext:value-type="string">
            <text:p>-</text:p>
          </table:table-cell>
          <table:table-cell table:style-name="ce169" table:formula="of:=IF(ISBLANK([.D34]);&quot;-&quot;;[.D34])" office:value-type="string" office:string-value="-" calcext:value-type="string">
            <text:p>-</text:p>
          </table:table-cell>
          <table:table-cell table:style-name="ce191" table:formula="of:=IF(ISNUMBER([.$F34]);IF(MIN([.$E34:.$F34])&lt;[.$F34];0;[.$F34]);IF(ISNUMBER([.$E34]);[.$E34];IF(ISBLANK([.$D34]);&quot;-&quot;;&quot;?&quot;)))" office:value-type="string" office:string-value="-" calcext:value-type="string">
            <text:p>-</text:p>
          </table:table-cell>
          <table:table-cell table:style-name="ce200" table:formula="of:=IF(ISNUMBER([.$AN34]);IF([.$AN34]&lt;=plan_semaine_fin;MAX([.$AN34];[.AO$7]);98);IF([.$AN3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34]);SUMIF([.$AT$8:.$BM$8];[.$AN34];[.$I34:.$AD34])&gt;0;0)" office:value-type="float" office:value="0" calcext:value-type="float">
            <text:p>0</text:p>
          </table:table-cell>
          <table:table-cell table:style-name="ce213" table:formula="of:=IF(ISNUMBER([.$AN34]);[.$AN3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34];0;[.AT$6]));IF(OFFSET([.$H34];0;[.AT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AU$6]));IF(OFFSET([.$H34];0;[.AU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AV$6]));IF(OFFSET([.$H34];0;[.AV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AW$6]));IF(OFFSET([.$H34];0;[.AW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AX$6]));IF(OFFSET([.$H34];0;[.AX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AY$6]));IF(OFFSET([.$H34];0;[.AY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AZ$6]));IF(OFFSET([.$H34];0;[.AZ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A$6]));IF(OFFSET([.$H34];0;[.BA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B$6]));IF(OFFSET([.$H34];0;[.BB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C$6]));IF(OFFSET([.$H34];0;[.BC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D$6]));IF(OFFSET([.$H34];0;[.BD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E$6]));IF(OFFSET([.$H34];0;[.BE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F$6]));IF(OFFSET([.$H34];0;[.BF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G$6]));IF(OFFSET([.$H34];0;[.BG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H$6]));IF(OFFSET([.$H34];0;[.BH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I$6]));IF(OFFSET([.$H34];0;[.BI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J$6]));IF(OFFSET([.$H34];0;[.BJ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K$6]));IF(OFFSET([.$H34];0;[.BK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L$6]));IF(OFFSET([.$H34];0;[.BL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M$6]));IF(OFFSET([.$H34];0;[.BM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N$6]));IF(OFFSET([.$H34];0;[.BN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O$6]));IF(OFFSET([.$H34];0;[.BO$6])&gt;0;[.$AO34];&quot;(zéro)&quot;);&quot;-&quot;)" office:value-type="string" office:string-value="-" calcext:value-type="string">
            <text:p>-</text:p>
          </table:table-cell>
          <table:table-cell table:style-name="ce191" table:formula="of:=IF(ISNUMBER(OFFSET([.$H34];0;[.BP$6]));IF(OFFSET([.$H34];0;[.BP$6])&gt;0;[.$AO3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34]));OR([.D34]=OFFSET([.D34];-1;0);[.D34]=&quot;+&quot;))" office:value-type="boolean" office:boolean-value="false" calcext:value-type="boolean">
            <text:p>FAUX</text:p>
          </table:table-cell>
          <table:table-cell table:style-name="ce233" table:formula="of:=IF(NOT([.BR34]);MATCH(0;OFFSET([.BR3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34]=&quot;&quot;;[.$C34]=&quot;absences&quot;);0;NOT(ISNUMBER(MATCH([.$C34];OFFSET(#REF!;1;0;999;1);0))))" office:value-type="float" office:value="0" calcext:value-type="float">
            <text:p>0</text:p>
          </table:table-cell>
          <table:table-cell table:style-name="ce246" table:formula="of:=[.$C34]&amp;&quot;_&quot;&amp;TEXT([.$AO34];&quot;00&quot;)" office:value-type="string" office:string-value="_-" calcext:value-type="string">
            <text:p>_-</text:p>
          </table:table-cell>
          <table:table-cell table:style-name="ce191" table:formula="of:=IF([.C34]=&quot;&quot;;&quot;&quot;;&quot;'notes_&quot;&amp;[.C34]&amp;&quot;'!a1&quot;)">
            <text:p/>
          </table:table-cell>
          <table:table-cell table:style-name="ce253" table:formula="of:=IF(ISBLANK([.$C$6]);0;ISNUMBER(SEARCH([.$C$6];[.$C34]&amp;&quot; &quot;&amp;[.$D34]&amp;&quot; &quot;&amp;[.$AG3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35]);&quot;-&quot;;[.C35])" office:value-type="string" office:string-value="-" calcext:value-type="string">
            <text:p>-</text:p>
          </table:table-cell>
          <table:table-cell table:style-name="ce169" table:formula="of:=IF(ISBLANK([.D35]);&quot;-&quot;;[.D35])" office:value-type="string" office:string-value="-" calcext:value-type="string">
            <text:p>-</text:p>
          </table:table-cell>
          <table:table-cell table:style-name="ce191" table:formula="of:=IF(ISNUMBER([.$F35]);IF(MIN([.$E35:.$F35])&lt;[.$F35];0;[.$F35]);IF(ISNUMBER([.$E35]);[.$E35];IF(ISBLANK([.$D35]);&quot;-&quot;;&quot;?&quot;)))" office:value-type="string" office:string-value="-" calcext:value-type="string">
            <text:p>-</text:p>
          </table:table-cell>
          <table:table-cell table:style-name="ce200" table:formula="of:=IF(ISNUMBER([.$AN35]);IF([.$AN35]&lt;=plan_semaine_fin;MAX([.$AN35];[.AO$7]);98);IF([.$AN3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35]);SUMIF([.$AT$8:.$BM$8];[.$AN35];[.$I35:.$AD35])&gt;0;0)" office:value-type="float" office:value="0" calcext:value-type="float">
            <text:p>0</text:p>
          </table:table-cell>
          <table:table-cell table:style-name="ce213" table:formula="of:=IF(ISNUMBER([.$AN35]);[.$AN3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35];0;[.AT$6]));IF(OFFSET([.$H35];0;[.AT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AU$6]));IF(OFFSET([.$H35];0;[.AU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AV$6]));IF(OFFSET([.$H35];0;[.AV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AW$6]));IF(OFFSET([.$H35];0;[.AW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AX$6]));IF(OFFSET([.$H35];0;[.AX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AY$6]));IF(OFFSET([.$H35];0;[.AY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AZ$6]));IF(OFFSET([.$H35];0;[.AZ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A$6]));IF(OFFSET([.$H35];0;[.BA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B$6]));IF(OFFSET([.$H35];0;[.BB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C$6]));IF(OFFSET([.$H35];0;[.BC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D$6]));IF(OFFSET([.$H35];0;[.BD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E$6]));IF(OFFSET([.$H35];0;[.BE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F$6]));IF(OFFSET([.$H35];0;[.BF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G$6]));IF(OFFSET([.$H35];0;[.BG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H$6]));IF(OFFSET([.$H35];0;[.BH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I$6]));IF(OFFSET([.$H35];0;[.BI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J$6]));IF(OFFSET([.$H35];0;[.BJ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K$6]));IF(OFFSET([.$H35];0;[.BK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L$6]));IF(OFFSET([.$H35];0;[.BL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M$6]));IF(OFFSET([.$H35];0;[.BM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N$6]));IF(OFFSET([.$H35];0;[.BN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O$6]));IF(OFFSET([.$H35];0;[.BO$6])&gt;0;[.$AO35];&quot;(zéro)&quot;);&quot;-&quot;)" office:value-type="string" office:string-value="-" calcext:value-type="string">
            <text:p>-</text:p>
          </table:table-cell>
          <table:table-cell table:style-name="ce191" table:formula="of:=IF(ISNUMBER(OFFSET([.$H35];0;[.BP$6]));IF(OFFSET([.$H35];0;[.BP$6])&gt;0;[.$AO3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35]));OR([.D35]=OFFSET([.D35];-1;0);[.D35]=&quot;+&quot;))" office:value-type="boolean" office:boolean-value="false" calcext:value-type="boolean">
            <text:p>FAUX</text:p>
          </table:table-cell>
          <table:table-cell table:style-name="ce233" table:formula="of:=IF(NOT([.BR35]);MATCH(0;OFFSET([.BR35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35]=&quot;&quot;;[.$C35]=&quot;absences&quot;);0;NOT(ISNUMBER(MATCH([.$C35];OFFSET(#REF!;1;0;999;1);0))))" office:value-type="boolean" office:boolean-value="false" calcext:value-type="boolean">
            <text:p>FAUX</text:p>
          </table:table-cell>
          <table:table-cell table:style-name="ce246" table:formula="of:=[.$C35]&amp;&quot;_&quot;&amp;TEXT([.$AO35];&quot;00&quot;)" office:value-type="string" office:string-value="_-" calcext:value-type="string">
            <text:p>_-</text:p>
          </table:table-cell>
          <table:table-cell table:style-name="ce191" table:formula="of:=IF([.C35]=&quot;&quot;;&quot;&quot;;&quot;'notes_&quot;&amp;[.C35]&amp;&quot;'!a1&quot;)">
            <text:p/>
          </table:table-cell>
          <table:table-cell table:style-name="ce253" table:formula="of:=IF(ISBLANK([.$C$6]);0;ISNUMBER(SEARCH([.$C$6];[.$C35]&amp;&quot; &quot;&amp;[.$D35]&amp;&quot; &quot;&amp;[.$AG3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36]);&quot;-&quot;;[.C36])" office:value-type="string" office:string-value="-" calcext:value-type="string">
            <text:p>-</text:p>
          </table:table-cell>
          <table:table-cell table:style-name="ce169" table:formula="of:=IF(ISBLANK([.D36]);&quot;-&quot;;[.D36])" office:value-type="string" office:string-value="-" calcext:value-type="string">
            <text:p>-</text:p>
          </table:table-cell>
          <table:table-cell table:style-name="ce191" table:formula="of:=IF(ISNUMBER([.$F36]);IF(MIN([.$E36:.$F36])&lt;[.$F36];0;[.$F36]);IF(ISNUMBER([.$E36]);[.$E36];IF(ISBLANK([.$D36]);&quot;-&quot;;&quot;?&quot;)))" office:value-type="string" office:string-value="-" calcext:value-type="string">
            <text:p>-</text:p>
          </table:table-cell>
          <table:table-cell table:style-name="ce200" table:formula="of:=IF(ISNUMBER([.$AN36]);IF([.$AN36]&lt;=plan_semaine_fin;MAX([.$AN36];[.AO$7]);98);IF([.$AN3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36]);SUMIF([.$AT$8:.$BM$8];[.$AN36];[.$I36:.$AD36])&gt;0;0)" office:value-type="float" office:value="0" calcext:value-type="float">
            <text:p>0</text:p>
          </table:table-cell>
          <table:table-cell table:style-name="ce213" table:formula="of:=IF(ISNUMBER([.$AN36]);[.$AN3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36];0;[.AT$6]));IF(OFFSET([.$H36];0;[.AT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AU$6]));IF(OFFSET([.$H36];0;[.AU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AV$6]));IF(OFFSET([.$H36];0;[.AV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AW$6]));IF(OFFSET([.$H36];0;[.AW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AX$6]));IF(OFFSET([.$H36];0;[.AX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AY$6]));IF(OFFSET([.$H36];0;[.AY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AZ$6]));IF(OFFSET([.$H36];0;[.AZ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A$6]));IF(OFFSET([.$H36];0;[.BA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B$6]));IF(OFFSET([.$H36];0;[.BB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C$6]));IF(OFFSET([.$H36];0;[.BC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D$6]));IF(OFFSET([.$H36];0;[.BD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E$6]));IF(OFFSET([.$H36];0;[.BE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F$6]));IF(OFFSET([.$H36];0;[.BF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G$6]));IF(OFFSET([.$H36];0;[.BG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H$6]));IF(OFFSET([.$H36];0;[.BH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I$6]));IF(OFFSET([.$H36];0;[.BI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J$6]));IF(OFFSET([.$H36];0;[.BJ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K$6]));IF(OFFSET([.$H36];0;[.BK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L$6]));IF(OFFSET([.$H36];0;[.BL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M$6]));IF(OFFSET([.$H36];0;[.BM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N$6]));IF(OFFSET([.$H36];0;[.BN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O$6]));IF(OFFSET([.$H36];0;[.BO$6])&gt;0;[.$AO36];&quot;(zéro)&quot;);&quot;-&quot;)" office:value-type="string" office:string-value="-" calcext:value-type="string">
            <text:p>-</text:p>
          </table:table-cell>
          <table:table-cell table:style-name="ce191" table:formula="of:=IF(ISNUMBER(OFFSET([.$H36];0;[.BP$6]));IF(OFFSET([.$H36];0;[.BP$6])&gt;0;[.$AO3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36]));OR([.D36]=OFFSET([.D36];-1;0);[.D36]=&quot;+&quot;))" office:value-type="boolean" office:boolean-value="false" calcext:value-type="boolean">
            <text:p>FAUX</text:p>
          </table:table-cell>
          <table:table-cell table:style-name="ce233" table:formula="of:=IF(NOT([.BR36]);MATCH(0;OFFSET([.BR36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36]=&quot;&quot;;[.$C36]=&quot;absences&quot;);0;NOT(ISNUMBER(MATCH([.$C36];OFFSET(#REF!;1;0;999;1);0))))" office:value-type="boolean" office:boolean-value="false" calcext:value-type="boolean">
            <text:p>FAUX</text:p>
          </table:table-cell>
          <table:table-cell table:style-name="ce246" table:formula="of:=[.$C36]&amp;&quot;_&quot;&amp;TEXT([.$AO36];&quot;00&quot;)" office:value-type="string" office:string-value="_-" calcext:value-type="string">
            <text:p>_-</text:p>
          </table:table-cell>
          <table:table-cell table:style-name="ce191" table:formula="of:=IF([.C36]=&quot;&quot;;&quot;&quot;;&quot;'notes_&quot;&amp;[.C36]&amp;&quot;'!a1&quot;)">
            <text:p/>
          </table:table-cell>
          <table:table-cell table:style-name="ce253" table:formula="of:=IF(ISBLANK([.$C$6]);0;ISNUMBER(SEARCH([.$C$6];[.$C36]&amp;&quot; &quot;&amp;[.$D36]&amp;&quot; &quot;&amp;[.$AG3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37]);&quot;-&quot;;[.C37])" office:value-type="string" office:string-value="-" calcext:value-type="string">
            <text:p>-</text:p>
          </table:table-cell>
          <table:table-cell table:style-name="ce169" table:formula="of:=IF(ISBLANK([.D37]);&quot;-&quot;;[.D37])" office:value-type="string" office:string-value="-" calcext:value-type="string">
            <text:p>-</text:p>
          </table:table-cell>
          <table:table-cell table:style-name="ce191" table:formula="of:=IF(ISNUMBER([.$F37]);IF(MIN([.$E37:.$F37])&lt;[.$F37];0;[.$F37]);IF(ISNUMBER([.$E37]);[.$E37];IF(ISBLANK([.$D37]);&quot;-&quot;;&quot;?&quot;)))" office:value-type="string" office:string-value="-" calcext:value-type="string">
            <text:p>-</text:p>
          </table:table-cell>
          <table:table-cell table:style-name="ce200" table:formula="of:=IF(ISNUMBER([.$AN37]);IF([.$AN37]&lt;=plan_semaine_fin;MAX([.$AN37];[.AO$7]);98);IF([.$AN3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37]);SUMIF([.$AT$8:.$BM$8];[.$AN37];[.$I37:.$AD37])&gt;0;0)" office:value-type="float" office:value="0" calcext:value-type="float">
            <text:p>0</text:p>
          </table:table-cell>
          <table:table-cell table:style-name="ce213" table:formula="of:=IF(ISNUMBER([.$AN37]);[.$AN3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37];0;[.AT$6]));IF(OFFSET([.$H37];0;[.AT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AU$6]));IF(OFFSET([.$H37];0;[.AU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AV$6]));IF(OFFSET([.$H37];0;[.AV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AW$6]));IF(OFFSET([.$H37];0;[.AW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AX$6]));IF(OFFSET([.$H37];0;[.AX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AY$6]));IF(OFFSET([.$H37];0;[.AY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AZ$6]));IF(OFFSET([.$H37];0;[.AZ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A$6]));IF(OFFSET([.$H37];0;[.BA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B$6]));IF(OFFSET([.$H37];0;[.BB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C$6]));IF(OFFSET([.$H37];0;[.BC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D$6]));IF(OFFSET([.$H37];0;[.BD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E$6]));IF(OFFSET([.$H37];0;[.BE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F$6]));IF(OFFSET([.$H37];0;[.BF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G$6]));IF(OFFSET([.$H37];0;[.BG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H$6]));IF(OFFSET([.$H37];0;[.BH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I$6]));IF(OFFSET([.$H37];0;[.BI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J$6]));IF(OFFSET([.$H37];0;[.BJ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K$6]));IF(OFFSET([.$H37];0;[.BK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L$6]));IF(OFFSET([.$H37];0;[.BL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M$6]));IF(OFFSET([.$H37];0;[.BM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N$6]));IF(OFFSET([.$H37];0;[.BN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O$6]));IF(OFFSET([.$H37];0;[.BO$6])&gt;0;[.$AO37];&quot;(zéro)&quot;);&quot;-&quot;)" office:value-type="string" office:string-value="-" calcext:value-type="string">
            <text:p>-</text:p>
          </table:table-cell>
          <table:table-cell table:style-name="ce191" table:formula="of:=IF(ISNUMBER(OFFSET([.$H37];0;[.BP$6]));IF(OFFSET([.$H37];0;[.BP$6])&gt;0;[.$AO3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37]));OR([.D37]=OFFSET([.D37];-1;0);[.D37]=&quot;+&quot;))" office:value-type="boolean" office:boolean-value="false" calcext:value-type="boolean">
            <text:p>FAUX</text:p>
          </table:table-cell>
          <table:table-cell table:style-name="ce233" table:formula="of:=IF(NOT([.BR37]);MATCH(0;OFFSET([.BR37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37]=&quot;&quot;;[.$C37]=&quot;absences&quot;);0;NOT(ISNUMBER(MATCH([.$C37];OFFSET(#REF!;1;0;999;1);0))))" office:value-type="boolean" office:boolean-value="false" calcext:value-type="boolean">
            <text:p>FAUX</text:p>
          </table:table-cell>
          <table:table-cell table:style-name="ce246" table:formula="of:=[.$C37]&amp;&quot;_&quot;&amp;TEXT([.$AO37];&quot;00&quot;)" office:value-type="string" office:string-value="_-" calcext:value-type="string">
            <text:p>_-</text:p>
          </table:table-cell>
          <table:table-cell table:style-name="ce191" table:formula="of:=IF([.C37]=&quot;&quot;;&quot;&quot;;&quot;'notes_&quot;&amp;[.C37]&amp;&quot;'!a1&quot;)">
            <text:p/>
          </table:table-cell>
          <table:table-cell table:style-name="ce253" table:formula="of:=IF(ISBLANK([.$C$6]);0;ISNUMBER(SEARCH([.$C$6];[.$C37]&amp;&quot; &quot;&amp;[.$D37]&amp;&quot; &quot;&amp;[.$AG3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38]);&quot;-&quot;;[.C38])" office:value-type="string" office:string-value="-" calcext:value-type="string">
            <text:p>-</text:p>
          </table:table-cell>
          <table:table-cell table:style-name="ce169" table:formula="of:=IF(ISBLANK([.D38]);&quot;-&quot;;[.D38])" office:value-type="string" office:string-value="-" calcext:value-type="string">
            <text:p>-</text:p>
          </table:table-cell>
          <table:table-cell table:style-name="ce191" table:formula="of:=IF(ISNUMBER([.$F38]);IF(MIN([.$E38:.$F38])&lt;[.$F38];0;[.$F38]);IF(ISNUMBER([.$E38]);[.$E38];IF(ISBLANK([.$D38]);&quot;-&quot;;&quot;?&quot;)))" office:value-type="string" office:string-value="-" calcext:value-type="string">
            <text:p>-</text:p>
          </table:table-cell>
          <table:table-cell table:style-name="ce200" table:formula="of:=IF(ISNUMBER([.$AN38]);IF([.$AN38]&lt;=plan_semaine_fin;MAX([.$AN38];[.AO$7]);98);IF([.$AN3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38]);SUMIF([.$AT$8:.$BM$8];[.$AN38];[.$I38:.$AD38])&gt;0;0)" office:value-type="float" office:value="0" calcext:value-type="float">
            <text:p>0</text:p>
          </table:table-cell>
          <table:table-cell table:style-name="ce213" table:formula="of:=IF(ISNUMBER([.$AN38]);[.$AN3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38];0;[.AT$6]));IF(OFFSET([.$H38];0;[.AT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AU$6]));IF(OFFSET([.$H38];0;[.AU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AV$6]));IF(OFFSET([.$H38];0;[.AV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AW$6]));IF(OFFSET([.$H38];0;[.AW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AX$6]));IF(OFFSET([.$H38];0;[.AX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AY$6]));IF(OFFSET([.$H38];0;[.AY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AZ$6]));IF(OFFSET([.$H38];0;[.AZ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A$6]));IF(OFFSET([.$H38];0;[.BA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B$6]));IF(OFFSET([.$H38];0;[.BB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C$6]));IF(OFFSET([.$H38];0;[.BC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D$6]));IF(OFFSET([.$H38];0;[.BD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E$6]));IF(OFFSET([.$H38];0;[.BE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F$6]));IF(OFFSET([.$H38];0;[.BF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G$6]));IF(OFFSET([.$H38];0;[.BG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H$6]));IF(OFFSET([.$H38];0;[.BH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I$6]));IF(OFFSET([.$H38];0;[.BI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J$6]));IF(OFFSET([.$H38];0;[.BJ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K$6]));IF(OFFSET([.$H38];0;[.BK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L$6]));IF(OFFSET([.$H38];0;[.BL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M$6]));IF(OFFSET([.$H38];0;[.BM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N$6]));IF(OFFSET([.$H38];0;[.BN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O$6]));IF(OFFSET([.$H38];0;[.BO$6])&gt;0;[.$AO38];&quot;(zéro)&quot;);&quot;-&quot;)" office:value-type="string" office:string-value="-" calcext:value-type="string">
            <text:p>-</text:p>
          </table:table-cell>
          <table:table-cell table:style-name="ce191" table:formula="of:=IF(ISNUMBER(OFFSET([.$H38];0;[.BP$6]));IF(OFFSET([.$H38];0;[.BP$6])&gt;0;[.$AO3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38]));OR([.D38]=OFFSET([.D38];-1;0);[.D38]=&quot;+&quot;))" office:value-type="boolean" office:boolean-value="false" calcext:value-type="boolean">
            <text:p>FAUX</text:p>
          </table:table-cell>
          <table:table-cell table:style-name="ce233" table:formula="of:=IF(NOT([.BR38]);MATCH(0;OFFSET([.BR38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38]=&quot;&quot;;[.$C38]=&quot;absences&quot;);0;NOT(ISNUMBER(MATCH([.$C38];OFFSET(#REF!;1;0;999;1);0))))" office:value-type="boolean" office:boolean-value="false" calcext:value-type="boolean">
            <text:p>FAUX</text:p>
          </table:table-cell>
          <table:table-cell table:style-name="ce246" table:formula="of:=[.$C38]&amp;&quot;_&quot;&amp;TEXT([.$AO38];&quot;00&quot;)" office:value-type="string" office:string-value="_-" calcext:value-type="string">
            <text:p>_-</text:p>
          </table:table-cell>
          <table:table-cell table:style-name="ce191" table:formula="of:=IF([.C38]=&quot;&quot;;&quot;&quot;;&quot;'notes_&quot;&amp;[.C38]&amp;&quot;'!a1&quot;)">
            <text:p/>
          </table:table-cell>
          <table:table-cell table:style-name="ce253" table:formula="of:=IF(ISBLANK([.$C$6]);0;ISNUMBER(SEARCH([.$C$6];[.$C38]&amp;&quot; &quot;&amp;[.$D38]&amp;&quot; &quot;&amp;[.$AG38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39]);&quot;-&quot;;[.C39])" office:value-type="string" office:string-value="-" calcext:value-type="string">
            <text:p>-</text:p>
          </table:table-cell>
          <table:table-cell table:style-name="ce169" table:formula="of:=IF(ISBLANK([.D39]);&quot;-&quot;;[.D39])" office:value-type="string" office:string-value="-" calcext:value-type="string">
            <text:p>-</text:p>
          </table:table-cell>
          <table:table-cell table:style-name="ce191" table:formula="of:=IF(ISNUMBER([.$F39]);IF(MIN([.$E39:.$F39])&lt;[.$F39];0;[.$F39]);IF(ISNUMBER([.$E39]);[.$E39];IF(ISBLANK([.$D39]);&quot;-&quot;;&quot;?&quot;)))" office:value-type="string" office:string-value="-" calcext:value-type="string">
            <text:p>-</text:p>
          </table:table-cell>
          <table:table-cell table:style-name="ce200" table:formula="of:=IF(ISNUMBER([.$AN39]);IF([.$AN39]&lt;=plan_semaine_fin;MAX([.$AN39];[.AO$7]);98);IF([.$AN3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39]);SUMIF([.$AT$8:.$BM$8];[.$AN39];[.$I39:.$AD39])&gt;0;0)" office:value-type="float" office:value="0" calcext:value-type="float">
            <text:p>0</text:p>
          </table:table-cell>
          <table:table-cell table:style-name="ce213" table:formula="of:=IF(ISNUMBER([.$AN39]);[.$AN3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39];0;[.AT$6]));IF(OFFSET([.$H39];0;[.AT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AU$6]));IF(OFFSET([.$H39];0;[.AU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AV$6]));IF(OFFSET([.$H39];0;[.AV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AW$6]));IF(OFFSET([.$H39];0;[.AW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AX$6]));IF(OFFSET([.$H39];0;[.AX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AY$6]));IF(OFFSET([.$H39];0;[.AY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AZ$6]));IF(OFFSET([.$H39];0;[.AZ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A$6]));IF(OFFSET([.$H39];0;[.BA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B$6]));IF(OFFSET([.$H39];0;[.BB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C$6]));IF(OFFSET([.$H39];0;[.BC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D$6]));IF(OFFSET([.$H39];0;[.BD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E$6]));IF(OFFSET([.$H39];0;[.BE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F$6]));IF(OFFSET([.$H39];0;[.BF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G$6]));IF(OFFSET([.$H39];0;[.BG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H$6]));IF(OFFSET([.$H39];0;[.BH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I$6]));IF(OFFSET([.$H39];0;[.BI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J$6]));IF(OFFSET([.$H39];0;[.BJ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K$6]));IF(OFFSET([.$H39];0;[.BK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L$6]));IF(OFFSET([.$H39];0;[.BL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M$6]));IF(OFFSET([.$H39];0;[.BM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N$6]));IF(OFFSET([.$H39];0;[.BN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O$6]));IF(OFFSET([.$H39];0;[.BO$6])&gt;0;[.$AO39];&quot;(zéro)&quot;);&quot;-&quot;)" office:value-type="string" office:string-value="-" calcext:value-type="string">
            <text:p>-</text:p>
          </table:table-cell>
          <table:table-cell table:style-name="ce191" table:formula="of:=IF(ISNUMBER(OFFSET([.$H39];0;[.BP$6]));IF(OFFSET([.$H39];0;[.BP$6])&gt;0;[.$AO3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39]));OR([.D39]=OFFSET([.D39];-1;0);[.D39]=&quot;+&quot;))" office:value-type="boolean" office:boolean-value="false" calcext:value-type="boolean">
            <text:p>FAUX</text:p>
          </table:table-cell>
          <table:table-cell table:style-name="ce233" table:formula="of:=IF(NOT([.BR39]);MATCH(0;OFFSET([.BR39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39]=&quot;&quot;;[.$C39]=&quot;absences&quot;);0;NOT(ISNUMBER(MATCH([.$C39];OFFSET(#REF!;1;0;999;1);0))))" office:value-type="boolean" office:boolean-value="false" calcext:value-type="boolean">
            <text:p>FAUX</text:p>
          </table:table-cell>
          <table:table-cell table:style-name="ce246" table:formula="of:=[.$C39]&amp;&quot;_&quot;&amp;TEXT([.$AO39];&quot;00&quot;)" office:value-type="string" office:string-value="_-" calcext:value-type="string">
            <text:p>_-</text:p>
          </table:table-cell>
          <table:table-cell table:style-name="ce191" table:formula="of:=IF([.C39]=&quot;&quot;;&quot;&quot;;&quot;'notes_&quot;&amp;[.C39]&amp;&quot;'!a1&quot;)">
            <text:p/>
          </table:table-cell>
          <table:table-cell table:style-name="ce253" table:formula="of:=IF(ISBLANK([.$C$6]);0;ISNUMBER(SEARCH([.$C$6];[.$C39]&amp;&quot; &quot;&amp;[.$D39]&amp;&quot; &quot;&amp;[.$AG39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40]);&quot;-&quot;;[.C40])" office:value-type="string" office:string-value="-" calcext:value-type="string">
            <text:p>-</text:p>
          </table:table-cell>
          <table:table-cell table:style-name="ce169" table:formula="of:=IF(ISBLANK([.D40]);&quot;-&quot;;[.D40])" office:value-type="string" office:string-value="-" calcext:value-type="string">
            <text:p>-</text:p>
          </table:table-cell>
          <table:table-cell table:style-name="ce191" table:formula="of:=IF(ISNUMBER([.$F40]);IF(MIN([.$E40:.$F40])&lt;[.$F40];0;[.$F40]);IF(ISNUMBER([.$E40]);[.$E40];IF(ISBLANK([.$D40]);&quot;-&quot;;&quot;?&quot;)))" office:value-type="string" office:string-value="-" calcext:value-type="string">
            <text:p>-</text:p>
          </table:table-cell>
          <table:table-cell table:style-name="ce200" table:formula="of:=IF(ISNUMBER([.$AN40]);IF([.$AN40]&lt;=plan_semaine_fin;MAX([.$AN40];[.AO$7]);98);IF([.$AN4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40]);SUMIF([.$AT$8:.$BM$8];[.$AN40];[.$I40:.$AD40])&gt;0;0)" office:value-type="float" office:value="0" calcext:value-type="float">
            <text:p>0</text:p>
          </table:table-cell>
          <table:table-cell table:style-name="ce213" table:formula="of:=IF(ISNUMBER([.$AN40]);[.$AN4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40];0;[.AT$6]));IF(OFFSET([.$H40];0;[.AT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AU$6]));IF(OFFSET([.$H40];0;[.AU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AV$6]));IF(OFFSET([.$H40];0;[.AV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AW$6]));IF(OFFSET([.$H40];0;[.AW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AX$6]));IF(OFFSET([.$H40];0;[.AX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AY$6]));IF(OFFSET([.$H40];0;[.AY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AZ$6]));IF(OFFSET([.$H40];0;[.AZ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A$6]));IF(OFFSET([.$H40];0;[.BA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B$6]));IF(OFFSET([.$H40];0;[.BB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C$6]));IF(OFFSET([.$H40];0;[.BC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D$6]));IF(OFFSET([.$H40];0;[.BD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E$6]));IF(OFFSET([.$H40];0;[.BE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F$6]));IF(OFFSET([.$H40];0;[.BF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G$6]));IF(OFFSET([.$H40];0;[.BG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H$6]));IF(OFFSET([.$H40];0;[.BH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I$6]));IF(OFFSET([.$H40];0;[.BI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J$6]));IF(OFFSET([.$H40];0;[.BJ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K$6]));IF(OFFSET([.$H40];0;[.BK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L$6]));IF(OFFSET([.$H40];0;[.BL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M$6]));IF(OFFSET([.$H40];0;[.BM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N$6]));IF(OFFSET([.$H40];0;[.BN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O$6]));IF(OFFSET([.$H40];0;[.BO$6])&gt;0;[.$AO40];&quot;(zéro)&quot;);&quot;-&quot;)" office:value-type="string" office:string-value="-" calcext:value-type="string">
            <text:p>-</text:p>
          </table:table-cell>
          <table:table-cell table:style-name="ce191" table:formula="of:=IF(ISNUMBER(OFFSET([.$H40];0;[.BP$6]));IF(OFFSET([.$H40];0;[.BP$6])&gt;0;[.$AO4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40]));OR([.D40]=OFFSET([.D40];-1;0);[.D40]=&quot;+&quot;))" office:value-type="boolean" office:boolean-value="false" calcext:value-type="boolean">
            <text:p>FAUX</text:p>
          </table:table-cell>
          <table:table-cell table:style-name="ce233" table:formula="of:=IF(NOT([.BR40]);MATCH(0;OFFSET([.BR40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40]=&quot;&quot;;[.$C40]=&quot;absences&quot;);0;NOT(ISNUMBER(MATCH([.$C40];OFFSET(#REF!;1;0;999;1);0))))" office:value-type="boolean" office:boolean-value="false" calcext:value-type="boolean">
            <text:p>FAUX</text:p>
          </table:table-cell>
          <table:table-cell table:style-name="ce246" table:formula="of:=[.$C40]&amp;&quot;_&quot;&amp;TEXT([.$AO40];&quot;00&quot;)" office:value-type="string" office:string-value="_-" calcext:value-type="string">
            <text:p>_-</text:p>
          </table:table-cell>
          <table:table-cell table:style-name="ce191" table:formula="of:=IF([.C40]=&quot;&quot;;&quot;&quot;;&quot;'notes_&quot;&amp;[.C40]&amp;&quot;'!a1&quot;)">
            <text:p/>
          </table:table-cell>
          <table:table-cell table:style-name="ce253" table:formula="of:=IF(ISBLANK([.$C$6]);0;ISNUMBER(SEARCH([.$C$6];[.$C40]&amp;&quot; &quot;&amp;[.$D40]&amp;&quot; &quot;&amp;[.$AG40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41]);&quot;-&quot;;[.C41])" office:value-type="string" office:string-value="-" calcext:value-type="string">
            <text:p>-</text:p>
          </table:table-cell>
          <table:table-cell table:style-name="ce169" table:formula="of:=IF(ISBLANK([.D41]);&quot;-&quot;;[.D41])" office:value-type="string" office:string-value="-" calcext:value-type="string">
            <text:p>-</text:p>
          </table:table-cell>
          <table:table-cell table:style-name="ce191" table:formula="of:=IF(ISNUMBER([.$F41]);IF(MIN([.$E41:.$F41])&lt;[.$F41];0;[.$F41]);IF(ISNUMBER([.$E41]);[.$E41];IF(ISBLANK([.$D41]);&quot;-&quot;;&quot;?&quot;)))" office:value-type="string" office:string-value="-" calcext:value-type="string">
            <text:p>-</text:p>
          </table:table-cell>
          <table:table-cell table:style-name="ce200" table:formula="of:=IF(ISNUMBER([.$AN41]);IF([.$AN41]&lt;=plan_semaine_fin;MAX([.$AN41];[.AO$7]);98);IF([.$AN4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41]);SUMIF([.$AT$8:.$BM$8];[.$AN41];[.$I41:.$AD41])&gt;0;0)" office:value-type="float" office:value="0" calcext:value-type="float">
            <text:p>0</text:p>
          </table:table-cell>
          <table:table-cell table:style-name="ce213" table:formula="of:=IF(ISNUMBER([.$AN41]);[.$AN4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41];0;[.AT$6]));IF(OFFSET([.$H41];0;[.AT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AU$6]));IF(OFFSET([.$H41];0;[.AU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AV$6]));IF(OFFSET([.$H41];0;[.AV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AW$6]));IF(OFFSET([.$H41];0;[.AW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AX$6]));IF(OFFSET([.$H41];0;[.AX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AY$6]));IF(OFFSET([.$H41];0;[.AY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AZ$6]));IF(OFFSET([.$H41];0;[.AZ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A$6]));IF(OFFSET([.$H41];0;[.BA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B$6]));IF(OFFSET([.$H41];0;[.BB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C$6]));IF(OFFSET([.$H41];0;[.BC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D$6]));IF(OFFSET([.$H41];0;[.BD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E$6]));IF(OFFSET([.$H41];0;[.BE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F$6]));IF(OFFSET([.$H41];0;[.BF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G$6]));IF(OFFSET([.$H41];0;[.BG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H$6]));IF(OFFSET([.$H41];0;[.BH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I$6]));IF(OFFSET([.$H41];0;[.BI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J$6]));IF(OFFSET([.$H41];0;[.BJ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K$6]));IF(OFFSET([.$H41];0;[.BK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L$6]));IF(OFFSET([.$H41];0;[.BL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M$6]));IF(OFFSET([.$H41];0;[.BM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N$6]));IF(OFFSET([.$H41];0;[.BN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O$6]));IF(OFFSET([.$H41];0;[.BO$6])&gt;0;[.$AO41];&quot;(zéro)&quot;);&quot;-&quot;)" office:value-type="string" office:string-value="-" calcext:value-type="string">
            <text:p>-</text:p>
          </table:table-cell>
          <table:table-cell table:style-name="ce191" table:formula="of:=IF(ISNUMBER(OFFSET([.$H41];0;[.BP$6]));IF(OFFSET([.$H41];0;[.BP$6])&gt;0;[.$AO4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41]));OR([.D41]=OFFSET([.D41];-1;0);[.D41]=&quot;+&quot;))" office:value-type="boolean" office:boolean-value="false" calcext:value-type="boolean">
            <text:p>FAUX</text:p>
          </table:table-cell>
          <table:table-cell table:style-name="ce233" table:formula="of:=IF(NOT([.BR41]);MATCH(0;OFFSET([.BR41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41]=&quot;&quot;;[.$C41]=&quot;absences&quot;);0;NOT(ISNUMBER(MATCH([.$C41];OFFSET(#REF!;1;0;999;1);0))))" office:value-type="boolean" office:boolean-value="false" calcext:value-type="boolean">
            <text:p>FAUX</text:p>
          </table:table-cell>
          <table:table-cell table:style-name="ce246" table:formula="of:=[.$C41]&amp;&quot;_&quot;&amp;TEXT([.$AO41];&quot;00&quot;)" office:value-type="string" office:string-value="_-" calcext:value-type="string">
            <text:p>_-</text:p>
          </table:table-cell>
          <table:table-cell table:style-name="ce191" table:formula="of:=IF([.C41]=&quot;&quot;;&quot;&quot;;&quot;'notes_&quot;&amp;[.C41]&amp;&quot;'!a1&quot;)">
            <text:p/>
          </table:table-cell>
          <table:table-cell table:style-name="ce253" table:formula="of:=IF(ISBLANK([.$C$6]);0;ISNUMBER(SEARCH([.$C$6];[.$C41]&amp;&quot; &quot;&amp;[.$D41]&amp;&quot; &quot;&amp;[.$AG41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42]);&quot;-&quot;;[.C42])" office:value-type="string" office:string-value="-" calcext:value-type="string">
            <text:p>-</text:p>
          </table:table-cell>
          <table:table-cell table:style-name="ce169" table:formula="of:=IF(ISBLANK([.D42]);&quot;-&quot;;[.D42])" office:value-type="string" office:string-value="-" calcext:value-type="string">
            <text:p>-</text:p>
          </table:table-cell>
          <table:table-cell table:style-name="ce191" table:formula="of:=IF(ISNUMBER([.$F42]);IF(MIN([.$E42:.$F42])&lt;[.$F42];0;[.$F42]);IF(ISNUMBER([.$E42]);[.$E42];IF(ISBLANK([.$D42]);&quot;-&quot;;&quot;?&quot;)))" office:value-type="string" office:string-value="-" calcext:value-type="string">
            <text:p>-</text:p>
          </table:table-cell>
          <table:table-cell table:style-name="ce200" table:formula="of:=IF(ISNUMBER([.$AN42]);IF([.$AN42]&lt;=plan_semaine_fin;MAX([.$AN42];[.AO$7]);98);IF([.$AN4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42]);SUMIF([.$AT$8:.$BM$8];[.$AN42];[.$I42:.$AD42])&gt;0;0)" office:value-type="float" office:value="0" calcext:value-type="float">
            <text:p>0</text:p>
          </table:table-cell>
          <table:table-cell table:style-name="ce213" table:formula="of:=IF(ISNUMBER([.$AN42]);[.$AN4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42];0;[.AT$6]));IF(OFFSET([.$H42];0;[.AT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AU$6]));IF(OFFSET([.$H42];0;[.AU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AV$6]));IF(OFFSET([.$H42];0;[.AV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AW$6]));IF(OFFSET([.$H42];0;[.AW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AX$6]));IF(OFFSET([.$H42];0;[.AX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AY$6]));IF(OFFSET([.$H42];0;[.AY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AZ$6]));IF(OFFSET([.$H42];0;[.AZ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A$6]));IF(OFFSET([.$H42];0;[.BA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B$6]));IF(OFFSET([.$H42];0;[.BB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C$6]));IF(OFFSET([.$H42];0;[.BC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D$6]));IF(OFFSET([.$H42];0;[.BD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E$6]));IF(OFFSET([.$H42];0;[.BE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F$6]));IF(OFFSET([.$H42];0;[.BF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G$6]));IF(OFFSET([.$H42];0;[.BG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H$6]));IF(OFFSET([.$H42];0;[.BH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I$6]));IF(OFFSET([.$H42];0;[.BI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J$6]));IF(OFFSET([.$H42];0;[.BJ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K$6]));IF(OFFSET([.$H42];0;[.BK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L$6]));IF(OFFSET([.$H42];0;[.BL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M$6]));IF(OFFSET([.$H42];0;[.BM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N$6]));IF(OFFSET([.$H42];0;[.BN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O$6]));IF(OFFSET([.$H42];0;[.BO$6])&gt;0;[.$AO42];&quot;(zéro)&quot;);&quot;-&quot;)" office:value-type="string" office:string-value="-" calcext:value-type="string">
            <text:p>-</text:p>
          </table:table-cell>
          <table:table-cell table:style-name="ce191" table:formula="of:=IF(ISNUMBER(OFFSET([.$H42];0;[.BP$6]));IF(OFFSET([.$H42];0;[.BP$6])&gt;0;[.$AO4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42]));OR([.D42]=OFFSET([.D42];-1;0);[.D42]=&quot;+&quot;))" office:value-type="boolean" office:boolean-value="false" calcext:value-type="boolean">
            <text:p>FAUX</text:p>
          </table:table-cell>
          <table:table-cell table:style-name="ce233" table:formula="of:=IF(NOT([.BR42]);MATCH(0;OFFSET([.BR42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42]=&quot;&quot;;[.$C42]=&quot;absences&quot;);0;NOT(ISNUMBER(MATCH([.$C42];OFFSET(#REF!;1;0;999;1);0))))" office:value-type="boolean" office:boolean-value="false" calcext:value-type="boolean">
            <text:p>FAUX</text:p>
          </table:table-cell>
          <table:table-cell table:style-name="ce246" table:formula="of:=[.$C42]&amp;&quot;_&quot;&amp;TEXT([.$AO42];&quot;00&quot;)" office:value-type="string" office:string-value="_-" calcext:value-type="string">
            <text:p>_-</text:p>
          </table:table-cell>
          <table:table-cell table:style-name="ce191" table:formula="of:=IF([.C42]=&quot;&quot;;&quot;&quot;;&quot;'notes_&quot;&amp;[.C42]&amp;&quot;'!a1&quot;)">
            <text:p/>
          </table:table-cell>
          <table:table-cell table:style-name="ce253" table:formula="of:=IF(ISBLANK([.$C$6]);0;ISNUMBER(SEARCH([.$C$6];[.$C42]&amp;&quot; &quot;&amp;[.$D42]&amp;&quot; &quot;&amp;[.$AG42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159"/>
          <table:table-cell table:style-name="ce165" table:number-columns-repeated="4"/>
          <table:table-cell table:style-name="ce169" table:formula="of:=IF(ISBLANK([.C43]);&quot;-&quot;;[.C43])" office:value-type="string" office:string-value="-" calcext:value-type="string">
            <text:p>-</text:p>
          </table:table-cell>
          <table:table-cell table:style-name="ce169" table:formula="of:=IF(ISBLANK([.D43]);&quot;-&quot;;[.D43])" office:value-type="string" office:string-value="-" calcext:value-type="string">
            <text:p>-</text:p>
          </table:table-cell>
          <table:table-cell table:style-name="ce191" table:formula="of:=IF(ISNUMBER([.$F43]);IF(MIN([.$E43:.$F43])&lt;[.$F43];0;[.$F43]);IF(ISNUMBER([.$E43]);[.$E43];IF(ISBLANK([.$D43]);&quot;-&quot;;&quot;?&quot;)))" office:value-type="string" office:string-value="-" calcext:value-type="string">
            <text:p>-</text:p>
          </table:table-cell>
          <table:table-cell table:style-name="ce200" table:formula="of:=IF(ISNUMBER([.$AN43]);IF([.$AN43]&lt;=plan_semaine_fin;MAX([.$AN43];[.AO$7]);98);IF([.$AN4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43]);SUMIF([.$AT$8:.$BM$8];[.$AN43];[.$I43:.$AD43])&gt;0;0)" office:value-type="float" office:value="0" calcext:value-type="float">
            <text:p>0</text:p>
          </table:table-cell>
          <table:table-cell table:style-name="ce213" table:formula="of:=IF(ISNUMBER([.$AN43]);[.$AN4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43];0;[.AT$6]));IF(OFFSET([.$H43];0;[.AT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AU$6]));IF(OFFSET([.$H43];0;[.AU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AV$6]));IF(OFFSET([.$H43];0;[.AV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AW$6]));IF(OFFSET([.$H43];0;[.AW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AX$6]));IF(OFFSET([.$H43];0;[.AX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AY$6]));IF(OFFSET([.$H43];0;[.AY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AZ$6]));IF(OFFSET([.$H43];0;[.AZ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A$6]));IF(OFFSET([.$H43];0;[.BA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B$6]));IF(OFFSET([.$H43];0;[.BB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C$6]));IF(OFFSET([.$H43];0;[.BC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D$6]));IF(OFFSET([.$H43];0;[.BD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E$6]));IF(OFFSET([.$H43];0;[.BE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F$6]));IF(OFFSET([.$H43];0;[.BF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G$6]));IF(OFFSET([.$H43];0;[.BG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H$6]));IF(OFFSET([.$H43];0;[.BH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I$6]));IF(OFFSET([.$H43];0;[.BI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J$6]));IF(OFFSET([.$H43];0;[.BJ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K$6]));IF(OFFSET([.$H43];0;[.BK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L$6]));IF(OFFSET([.$H43];0;[.BL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M$6]));IF(OFFSET([.$H43];0;[.BM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N$6]));IF(OFFSET([.$H43];0;[.BN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O$6]));IF(OFFSET([.$H43];0;[.BO$6])&gt;0;[.$AO43];&quot;(zéro)&quot;);&quot;-&quot;)" office:value-type="string" office:string-value="-" calcext:value-type="string">
            <text:p>-</text:p>
          </table:table-cell>
          <table:table-cell table:style-name="ce191" table:formula="of:=IF(ISNUMBER(OFFSET([.$H43];0;[.BP$6]));IF(OFFSET([.$H43];0;[.BP$6])&gt;0;[.$AO4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43]));OR([.D43]=OFFSET([.D43];-1;0);[.D43]=&quot;+&quot;))" office:value-type="float" office:value="0" calcext:value-type="float">
            <text:p>0</text:p>
          </table:table-cell>
          <table:table-cell table:style-name="ce233" table:formula="of:=IF(NOT([.BR43]);MATCH(0;OFFSET([.BR4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43]=&quot;&quot;;[.$C43]=&quot;absences&quot;);0;NOT(ISNUMBER(MATCH([.$C43];OFFSET(#REF!;1;0;999;1);0))))" office:value-type="float" office:value="0" calcext:value-type="float">
            <text:p>0</text:p>
          </table:table-cell>
          <table:table-cell table:style-name="ce246" table:formula="of:=[.$C43]&amp;&quot;_&quot;&amp;TEXT([.$AO43];&quot;00&quot;)" office:value-type="string" office:string-value="_-" calcext:value-type="string">
            <text:p>_-</text:p>
          </table:table-cell>
          <table:table-cell table:style-name="ce191" table:formula="of:=IF([.C43]=&quot;&quot;;&quot;&quot;;&quot;'notes_&quot;&amp;[.C43]&amp;&quot;'!a1&quot;)">
            <text:p/>
          </table:table-cell>
          <table:table-cell table:style-name="ce253" table:formula="of:=IF(ISBLANK([.$C$6]);0;ISNUMBER(SEARCH([.$C$6];[.$C43]&amp;&quot; &quot;&amp;[.$D43]&amp;&quot; &quot;&amp;[.$AG43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44]);&quot;-&quot;;[.C44])" office:value-type="string" office:string-value="-" calcext:value-type="string">
            <text:p>-</text:p>
          </table:table-cell>
          <table:table-cell table:style-name="ce169" table:formula="of:=IF(ISBLANK([.D44]);&quot;-&quot;;[.D44])" office:value-type="string" office:string-value="-" calcext:value-type="string">
            <text:p>-</text:p>
          </table:table-cell>
          <table:table-cell table:style-name="ce191" table:formula="of:=IF(ISNUMBER([.$F44]);IF(MIN([.$E44:.$F44])&lt;[.$F44];0;[.$F44]);IF(ISNUMBER([.$E44]);[.$E44];IF(ISBLANK([.$D44]);&quot;-&quot;;&quot;?&quot;)))" office:value-type="string" office:string-value="-" calcext:value-type="string">
            <text:p>-</text:p>
          </table:table-cell>
          <table:table-cell table:style-name="ce200" table:formula="of:=IF(ISNUMBER([.$AN44]);IF([.$AN44]&lt;=plan_semaine_fin;MAX([.$AN44];[.AO$7]);98);IF([.$AN4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44]);SUMIF([.$AT$8:.$BM$8];[.$AN44];[.$I44:.$AD44])&gt;0;0)" office:value-type="float" office:value="0" calcext:value-type="float">
            <text:p>0</text:p>
          </table:table-cell>
          <table:table-cell table:style-name="ce213" table:formula="of:=IF(ISNUMBER([.$AN44]);[.$AN4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44];0;[.AT$6]));IF(OFFSET([.$H44];0;[.AT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AU$6]));IF(OFFSET([.$H44];0;[.AU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AV$6]));IF(OFFSET([.$H44];0;[.AV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AW$6]));IF(OFFSET([.$H44];0;[.AW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AX$6]));IF(OFFSET([.$H44];0;[.AX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AY$6]));IF(OFFSET([.$H44];0;[.AY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AZ$6]));IF(OFFSET([.$H44];0;[.AZ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A$6]));IF(OFFSET([.$H44];0;[.BA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B$6]));IF(OFFSET([.$H44];0;[.BB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C$6]));IF(OFFSET([.$H44];0;[.BC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D$6]));IF(OFFSET([.$H44];0;[.BD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E$6]));IF(OFFSET([.$H44];0;[.BE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F$6]));IF(OFFSET([.$H44];0;[.BF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G$6]));IF(OFFSET([.$H44];0;[.BG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H$6]));IF(OFFSET([.$H44];0;[.BH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I$6]));IF(OFFSET([.$H44];0;[.BI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J$6]));IF(OFFSET([.$H44];0;[.BJ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K$6]));IF(OFFSET([.$H44];0;[.BK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L$6]));IF(OFFSET([.$H44];0;[.BL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M$6]));IF(OFFSET([.$H44];0;[.BM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N$6]));IF(OFFSET([.$H44];0;[.BN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O$6]));IF(OFFSET([.$H44];0;[.BO$6])&gt;0;[.$AO44];&quot;(zéro)&quot;);&quot;-&quot;)" office:value-type="string" office:string-value="-" calcext:value-type="string">
            <text:p>-</text:p>
          </table:table-cell>
          <table:table-cell table:style-name="ce191" table:formula="of:=IF(ISNUMBER(OFFSET([.$H44];0;[.BP$6]));IF(OFFSET([.$H44];0;[.BP$6])&gt;0;[.$AO4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44]));OR([.D44]=OFFSET([.D44];-1;0);[.D44]=&quot;+&quot;))" office:value-type="float" office:value="0" calcext:value-type="float">
            <text:p>0</text:p>
          </table:table-cell>
          <table:table-cell table:style-name="ce233" table:formula="of:=IF(NOT([.BR44]);MATCH(0;OFFSET([.BR4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44]=&quot;&quot;;[.$C44]=&quot;absences&quot;);0;NOT(ISNUMBER(MATCH([.$C44];OFFSET(#REF!;1;0;999;1);0))))" office:value-type="float" office:value="0" calcext:value-type="float">
            <text:p>0</text:p>
          </table:table-cell>
          <table:table-cell table:style-name="ce246" table:formula="of:=[.$C44]&amp;&quot;_&quot;&amp;TEXT([.$AO44];&quot;00&quot;)" office:value-type="string" office:string-value="_-" calcext:value-type="string">
            <text:p>_-</text:p>
          </table:table-cell>
          <table:table-cell table:style-name="ce191" table:formula="of:=IF([.C44]=&quot;&quot;;&quot;&quot;;&quot;'notes_&quot;&amp;[.C44]&amp;&quot;'!a1&quot;)">
            <text:p/>
          </table:table-cell>
          <table:table-cell table:style-name="ce253" table:formula="of:=IF(ISBLANK([.$C$6]);0;ISNUMBER(SEARCH([.$C$6];[.$C44]&amp;&quot; &quot;&amp;[.$D44]&amp;&quot; &quot;&amp;[.$AG44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45]);&quot;-&quot;;[.C45])" office:value-type="string" office:string-value="-" calcext:value-type="string">
            <text:p>-</text:p>
          </table:table-cell>
          <table:table-cell table:style-name="ce169" table:formula="of:=IF(ISBLANK([.D45]);&quot;-&quot;;[.D45])" office:value-type="string" office:string-value="-" calcext:value-type="string">
            <text:p>-</text:p>
          </table:table-cell>
          <table:table-cell table:style-name="ce191" table:formula="of:=IF(ISNUMBER([.$F45]);IF(MIN([.$E45:.$F45])&lt;[.$F45];0;[.$F45]);IF(ISNUMBER([.$E45]);[.$E45];IF(ISBLANK([.$D45]);&quot;-&quot;;&quot;?&quot;)))" office:value-type="string" office:string-value="-" calcext:value-type="string">
            <text:p>-</text:p>
          </table:table-cell>
          <table:table-cell table:style-name="ce200" table:formula="of:=IF(ISNUMBER([.$AN45]);IF([.$AN45]&lt;=plan_semaine_fin;MAX([.$AN45];[.AO$7]);98);IF([.$AN4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45]);SUMIF([.$AT$8:.$BM$8];[.$AN45];[.$I45:.$AD45])&gt;0;0)" office:value-type="float" office:value="0" calcext:value-type="float">
            <text:p>0</text:p>
          </table:table-cell>
          <table:table-cell table:style-name="ce213" table:formula="of:=IF(ISNUMBER([.$AN45]);[.$AN4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45];0;[.AT$6]));IF(OFFSET([.$H45];0;[.AT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AU$6]));IF(OFFSET([.$H45];0;[.AU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AV$6]));IF(OFFSET([.$H45];0;[.AV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AW$6]));IF(OFFSET([.$H45];0;[.AW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AX$6]));IF(OFFSET([.$H45];0;[.AX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AY$6]));IF(OFFSET([.$H45];0;[.AY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AZ$6]));IF(OFFSET([.$H45];0;[.AZ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A$6]));IF(OFFSET([.$H45];0;[.BA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B$6]));IF(OFFSET([.$H45];0;[.BB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C$6]));IF(OFFSET([.$H45];0;[.BC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D$6]));IF(OFFSET([.$H45];0;[.BD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E$6]));IF(OFFSET([.$H45];0;[.BE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F$6]));IF(OFFSET([.$H45];0;[.BF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G$6]));IF(OFFSET([.$H45];0;[.BG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H$6]));IF(OFFSET([.$H45];0;[.BH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I$6]));IF(OFFSET([.$H45];0;[.BI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J$6]));IF(OFFSET([.$H45];0;[.BJ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K$6]));IF(OFFSET([.$H45];0;[.BK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L$6]));IF(OFFSET([.$H45];0;[.BL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M$6]));IF(OFFSET([.$H45];0;[.BM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N$6]));IF(OFFSET([.$H45];0;[.BN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O$6]));IF(OFFSET([.$H45];0;[.BO$6])&gt;0;[.$AO45];&quot;(zéro)&quot;);&quot;-&quot;)" office:value-type="string" office:string-value="-" calcext:value-type="string">
            <text:p>-</text:p>
          </table:table-cell>
          <table:table-cell table:style-name="ce191" table:formula="of:=IF(ISNUMBER(OFFSET([.$H45];0;[.BP$6]));IF(OFFSET([.$H45];0;[.BP$6])&gt;0;[.$AO4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45]));OR([.D45]=OFFSET([.D45];-1;0);[.D45]=&quot;+&quot;))" office:value-type="float" office:value="0" calcext:value-type="float">
            <text:p>0</text:p>
          </table:table-cell>
          <table:table-cell table:style-name="ce233" table:formula="of:=IF(NOT([.BR45]);MATCH(0;OFFSET([.BR4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45]=&quot;&quot;;[.$C45]=&quot;absences&quot;);0;NOT(ISNUMBER(MATCH([.$C45];OFFSET(#REF!;1;0;999;1);0))))" office:value-type="float" office:value="0" calcext:value-type="float">
            <text:p>0</text:p>
          </table:table-cell>
          <table:table-cell table:style-name="ce246" table:formula="of:=[.$C45]&amp;&quot;_&quot;&amp;TEXT([.$AO45];&quot;00&quot;)" office:value-type="string" office:string-value="_-" calcext:value-type="string">
            <text:p>_-</text:p>
          </table:table-cell>
          <table:table-cell table:style-name="ce191" table:formula="of:=IF([.C45]=&quot;&quot;;&quot;&quot;;&quot;'notes_&quot;&amp;[.C45]&amp;&quot;'!a1&quot;)">
            <text:p/>
          </table:table-cell>
          <table:table-cell table:style-name="ce253" table:formula="of:=IF(ISBLANK([.$C$6]);0;ISNUMBER(SEARCH([.$C$6];[.$C45]&amp;&quot; &quot;&amp;[.$D45]&amp;&quot; &quot;&amp;[.$AG45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46]);&quot;-&quot;;[.C46])" office:value-type="string" office:string-value="-" calcext:value-type="string">
            <text:p>-</text:p>
          </table:table-cell>
          <table:table-cell table:style-name="ce169" table:formula="of:=IF(ISBLANK([.D46]);&quot;-&quot;;[.D46])" office:value-type="string" office:string-value="-" calcext:value-type="string">
            <text:p>-</text:p>
          </table:table-cell>
          <table:table-cell table:style-name="ce191" table:formula="of:=IF(ISNUMBER([.$F46]);IF(MIN([.$E46:.$F46])&lt;[.$F46];0;[.$F46]);IF(ISNUMBER([.$E46]);[.$E46];IF(ISBLANK([.$D46]);&quot;-&quot;;&quot;?&quot;)))" office:value-type="string" office:string-value="-" calcext:value-type="string">
            <text:p>-</text:p>
          </table:table-cell>
          <table:table-cell table:style-name="ce200" table:formula="of:=IF(ISNUMBER([.$AN46]);IF([.$AN46]&lt;=plan_semaine_fin;MAX([.$AN46];[.AO$7]);98);IF([.$AN4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46]);SUMIF([.$AT$8:.$BM$8];[.$AN46];[.$I46:.$AD46])&gt;0;0)" office:value-type="float" office:value="0" calcext:value-type="float">
            <text:p>0</text:p>
          </table:table-cell>
          <table:table-cell table:style-name="ce213" table:formula="of:=IF(ISNUMBER([.$AN46]);[.$AN4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46];0;[.AT$6]));IF(OFFSET([.$H46];0;[.AT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AU$6]));IF(OFFSET([.$H46];0;[.AU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AV$6]));IF(OFFSET([.$H46];0;[.AV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AW$6]));IF(OFFSET([.$H46];0;[.AW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AX$6]));IF(OFFSET([.$H46];0;[.AX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AY$6]));IF(OFFSET([.$H46];0;[.AY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AZ$6]));IF(OFFSET([.$H46];0;[.AZ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A$6]));IF(OFFSET([.$H46];0;[.BA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B$6]));IF(OFFSET([.$H46];0;[.BB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C$6]));IF(OFFSET([.$H46];0;[.BC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D$6]));IF(OFFSET([.$H46];0;[.BD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E$6]));IF(OFFSET([.$H46];0;[.BE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F$6]));IF(OFFSET([.$H46];0;[.BF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G$6]));IF(OFFSET([.$H46];0;[.BG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H$6]));IF(OFFSET([.$H46];0;[.BH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I$6]));IF(OFFSET([.$H46];0;[.BI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J$6]));IF(OFFSET([.$H46];0;[.BJ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K$6]));IF(OFFSET([.$H46];0;[.BK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L$6]));IF(OFFSET([.$H46];0;[.BL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M$6]));IF(OFFSET([.$H46];0;[.BM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N$6]));IF(OFFSET([.$H46];0;[.BN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O$6]));IF(OFFSET([.$H46];0;[.BO$6])&gt;0;[.$AO46];&quot;(zéro)&quot;);&quot;-&quot;)" office:value-type="string" office:string-value="-" calcext:value-type="string">
            <text:p>-</text:p>
          </table:table-cell>
          <table:table-cell table:style-name="ce191" table:formula="of:=IF(ISNUMBER(OFFSET([.$H46];0;[.BP$6]));IF(OFFSET([.$H46];0;[.BP$6])&gt;0;[.$AO4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46]));OR([.D46]=OFFSET([.D46];-1;0);[.D46]=&quot;+&quot;))" office:value-type="float" office:value="0" calcext:value-type="float">
            <text:p>0</text:p>
          </table:table-cell>
          <table:table-cell table:style-name="ce233" table:formula="of:=IF(NOT([.BR46]);MATCH(0;OFFSET([.BR4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46]=&quot;&quot;;[.$C46]=&quot;absences&quot;);0;NOT(ISNUMBER(MATCH([.$C46];OFFSET(#REF!;1;0;999;1);0))))" office:value-type="float" office:value="0" calcext:value-type="float">
            <text:p>0</text:p>
          </table:table-cell>
          <table:table-cell table:style-name="ce246" table:formula="of:=[.$C46]&amp;&quot;_&quot;&amp;TEXT([.$AO46];&quot;00&quot;)" office:value-type="string" office:string-value="_-" calcext:value-type="string">
            <text:p>_-</text:p>
          </table:table-cell>
          <table:table-cell table:style-name="ce191" table:formula="of:=IF([.C46]=&quot;&quot;;&quot;&quot;;&quot;'notes_&quot;&amp;[.C46]&amp;&quot;'!a1&quot;)">
            <text:p/>
          </table:table-cell>
          <table:table-cell table:style-name="ce253" table:formula="of:=IF(ISBLANK([.$C$6]);0;ISNUMBER(SEARCH([.$C$6];[.$C46]&amp;&quot; &quot;&amp;[.$D46]&amp;&quot; &quot;&amp;[.$AG46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47]);&quot;-&quot;;[.C47])" office:value-type="string" office:string-value="-" calcext:value-type="string">
            <text:p>-</text:p>
          </table:table-cell>
          <table:table-cell table:style-name="ce169" table:formula="of:=IF(ISBLANK([.D47]);&quot;-&quot;;[.D47])" office:value-type="string" office:string-value="-" calcext:value-type="string">
            <text:p>-</text:p>
          </table:table-cell>
          <table:table-cell table:style-name="ce191" table:formula="of:=IF(ISNUMBER([.$F47]);IF(MIN([.$E47:.$F47])&lt;[.$F47];0;[.$F47]);IF(ISNUMBER([.$E47]);[.$E47];IF(ISBLANK([.$D47]);&quot;-&quot;;&quot;?&quot;)))" office:value-type="string" office:string-value="-" calcext:value-type="string">
            <text:p>-</text:p>
          </table:table-cell>
          <table:table-cell table:style-name="ce200" table:formula="of:=IF(ISNUMBER([.$AN47]);IF([.$AN47]&lt;=plan_semaine_fin;MAX([.$AN47];[.AO$7]);98);IF([.$AN4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47]);SUMIF([.$AT$8:.$BM$8];[.$AN47];[.$I47:.$AD47])&gt;0;0)" office:value-type="float" office:value="0" calcext:value-type="float">
            <text:p>0</text:p>
          </table:table-cell>
          <table:table-cell table:style-name="ce213" table:formula="of:=IF(ISNUMBER([.$AN47]);[.$AN4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47];0;[.AT$6]));IF(OFFSET([.$H47];0;[.AT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AU$6]));IF(OFFSET([.$H47];0;[.AU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AV$6]));IF(OFFSET([.$H47];0;[.AV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AW$6]));IF(OFFSET([.$H47];0;[.AW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AX$6]));IF(OFFSET([.$H47];0;[.AX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AY$6]));IF(OFFSET([.$H47];0;[.AY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AZ$6]));IF(OFFSET([.$H47];0;[.AZ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A$6]));IF(OFFSET([.$H47];0;[.BA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B$6]));IF(OFFSET([.$H47];0;[.BB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C$6]));IF(OFFSET([.$H47];0;[.BC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D$6]));IF(OFFSET([.$H47];0;[.BD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E$6]));IF(OFFSET([.$H47];0;[.BE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F$6]));IF(OFFSET([.$H47];0;[.BF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G$6]));IF(OFFSET([.$H47];0;[.BG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H$6]));IF(OFFSET([.$H47];0;[.BH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I$6]));IF(OFFSET([.$H47];0;[.BI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J$6]));IF(OFFSET([.$H47];0;[.BJ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K$6]));IF(OFFSET([.$H47];0;[.BK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L$6]));IF(OFFSET([.$H47];0;[.BL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M$6]));IF(OFFSET([.$H47];0;[.BM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N$6]));IF(OFFSET([.$H47];0;[.BN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O$6]));IF(OFFSET([.$H47];0;[.BO$6])&gt;0;[.$AO47];&quot;(zéro)&quot;);&quot;-&quot;)" office:value-type="string" office:string-value="-" calcext:value-type="string">
            <text:p>-</text:p>
          </table:table-cell>
          <table:table-cell table:style-name="ce191" table:formula="of:=IF(ISNUMBER(OFFSET([.$H47];0;[.BP$6]));IF(OFFSET([.$H47];0;[.BP$6])&gt;0;[.$AO4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47]));OR([.D47]=OFFSET([.D47];-1;0);[.D47]=&quot;+&quot;))" office:value-type="float" office:value="0" calcext:value-type="float">
            <text:p>0</text:p>
          </table:table-cell>
          <table:table-cell table:style-name="ce233" table:formula="of:=IF(NOT([.BR47]);MATCH(0;OFFSET([.BR4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47]=&quot;&quot;;[.$C47]=&quot;absences&quot;);0;NOT(ISNUMBER(MATCH([.$C47];OFFSET(#REF!;1;0;999;1);0))))" office:value-type="float" office:value="0" calcext:value-type="float">
            <text:p>0</text:p>
          </table:table-cell>
          <table:table-cell table:style-name="ce246" table:formula="of:=[.$C47]&amp;&quot;_&quot;&amp;TEXT([.$AO47];&quot;00&quot;)" office:value-type="string" office:string-value="_-" calcext:value-type="string">
            <text:p>_-</text:p>
          </table:table-cell>
          <table:table-cell table:style-name="ce191" table:formula="of:=IF([.C47]=&quot;&quot;;&quot;&quot;;&quot;'notes_&quot;&amp;[.C47]&amp;&quot;'!a1&quot;)">
            <text:p/>
          </table:table-cell>
          <table:table-cell table:style-name="ce253" table:formula="of:=IF(ISBLANK([.$C$6]);0;ISNUMBER(SEARCH([.$C$6];[.$C47]&amp;&quot; &quot;&amp;[.$D47]&amp;&quot; &quot;&amp;[.$AG47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48]);&quot;-&quot;;[.C48])" office:value-type="string" office:string-value="-" calcext:value-type="string">
            <text:p>-</text:p>
          </table:table-cell>
          <table:table-cell table:style-name="ce169" table:formula="of:=IF(ISBLANK([.D48]);&quot;-&quot;;[.D48])" office:value-type="string" office:string-value="-" calcext:value-type="string">
            <text:p>-</text:p>
          </table:table-cell>
          <table:table-cell table:style-name="ce191" table:formula="of:=IF(ISNUMBER([.$F48]);IF(MIN([.$E48:.$F48])&lt;[.$F48];0;[.$F48]);IF(ISNUMBER([.$E48]);[.$E48];IF(ISBLANK([.$D48]);&quot;-&quot;;&quot;?&quot;)))" office:value-type="string" office:string-value="-" calcext:value-type="string">
            <text:p>-</text:p>
          </table:table-cell>
          <table:table-cell table:style-name="ce200" table:formula="of:=IF(ISNUMBER([.$AN48]);IF([.$AN48]&lt;=plan_semaine_fin;MAX([.$AN48];[.AO$7]);98);IF([.$AN4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48]);SUMIF([.$AT$8:.$BM$8];[.$AN48];[.$I48:.$AD48])&gt;0;0)" office:value-type="float" office:value="0" calcext:value-type="float">
            <text:p>0</text:p>
          </table:table-cell>
          <table:table-cell table:style-name="ce213" table:formula="of:=IF(ISNUMBER([.$AN48]);[.$AN4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48];0;[.AT$6]));IF(OFFSET([.$H48];0;[.AT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AU$6]));IF(OFFSET([.$H48];0;[.AU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AV$6]));IF(OFFSET([.$H48];0;[.AV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AW$6]));IF(OFFSET([.$H48];0;[.AW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AX$6]));IF(OFFSET([.$H48];0;[.AX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AY$6]));IF(OFFSET([.$H48];0;[.AY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AZ$6]));IF(OFFSET([.$H48];0;[.AZ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A$6]));IF(OFFSET([.$H48];0;[.BA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B$6]));IF(OFFSET([.$H48];0;[.BB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C$6]));IF(OFFSET([.$H48];0;[.BC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D$6]));IF(OFFSET([.$H48];0;[.BD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E$6]));IF(OFFSET([.$H48];0;[.BE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F$6]));IF(OFFSET([.$H48];0;[.BF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G$6]));IF(OFFSET([.$H48];0;[.BG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H$6]));IF(OFFSET([.$H48];0;[.BH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I$6]));IF(OFFSET([.$H48];0;[.BI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J$6]));IF(OFFSET([.$H48];0;[.BJ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K$6]));IF(OFFSET([.$H48];0;[.BK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L$6]));IF(OFFSET([.$H48];0;[.BL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M$6]));IF(OFFSET([.$H48];0;[.BM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N$6]));IF(OFFSET([.$H48];0;[.BN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O$6]));IF(OFFSET([.$H48];0;[.BO$6])&gt;0;[.$AO48];&quot;(zéro)&quot;);&quot;-&quot;)" office:value-type="string" office:string-value="-" calcext:value-type="string">
            <text:p>-</text:p>
          </table:table-cell>
          <table:table-cell table:style-name="ce191" table:formula="of:=IF(ISNUMBER(OFFSET([.$H48];0;[.BP$6]));IF(OFFSET([.$H48];0;[.BP$6])&gt;0;[.$AO4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48]));OR([.D48]=OFFSET([.D48];-1;0);[.D48]=&quot;+&quot;))" office:value-type="float" office:value="0" calcext:value-type="float">
            <text:p>0</text:p>
          </table:table-cell>
          <table:table-cell table:style-name="ce233" table:formula="of:=IF(NOT([.BR48]);MATCH(0;OFFSET([.BR4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48]=&quot;&quot;;[.$C48]=&quot;absences&quot;);0;NOT(ISNUMBER(MATCH([.$C48];OFFSET(#REF!;1;0;999;1);0))))" office:value-type="float" office:value="0" calcext:value-type="float">
            <text:p>0</text:p>
          </table:table-cell>
          <table:table-cell table:style-name="ce246" table:formula="of:=[.$C48]&amp;&quot;_&quot;&amp;TEXT([.$AO48];&quot;00&quot;)" office:value-type="string" office:string-value="_-" calcext:value-type="string">
            <text:p>_-</text:p>
          </table:table-cell>
          <table:table-cell table:style-name="ce191" table:formula="of:=IF([.C48]=&quot;&quot;;&quot;&quot;;&quot;'notes_&quot;&amp;[.C48]&amp;&quot;'!a1&quot;)">
            <text:p/>
          </table:table-cell>
          <table:table-cell table:style-name="ce253" table:formula="of:=IF(ISBLANK([.$C$6]);0;ISNUMBER(SEARCH([.$C$6];[.$C48]&amp;&quot; &quot;&amp;[.$D48]&amp;&quot; &quot;&amp;[.$AG48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49]);&quot;-&quot;;[.C49])" office:value-type="string" office:string-value="-" calcext:value-type="string">
            <text:p>-</text:p>
          </table:table-cell>
          <table:table-cell table:style-name="ce169" table:formula="of:=IF(ISBLANK([.D49]);&quot;-&quot;;[.D49])" office:value-type="string" office:string-value="-" calcext:value-type="string">
            <text:p>-</text:p>
          </table:table-cell>
          <table:table-cell table:style-name="ce191" table:formula="of:=IF(ISNUMBER([.$F49]);IF(MIN([.$E49:.$F49])&lt;[.$F49];0;[.$F49]);IF(ISNUMBER([.$E49]);[.$E49];IF(ISBLANK([.$D49]);&quot;-&quot;;&quot;?&quot;)))" office:value-type="string" office:string-value="-" calcext:value-type="string">
            <text:p>-</text:p>
          </table:table-cell>
          <table:table-cell table:style-name="ce200" table:formula="of:=IF(ISNUMBER([.$AN49]);IF([.$AN49]&lt;=plan_semaine_fin;MAX([.$AN49];[.AO$7]);98);IF([.$AN4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49]);SUMIF([.$AT$8:.$BM$8];[.$AN49];[.$I49:.$AD49])&gt;0;0)" office:value-type="float" office:value="0" calcext:value-type="float">
            <text:p>0</text:p>
          </table:table-cell>
          <table:table-cell table:style-name="ce213" table:formula="of:=IF(ISNUMBER([.$AN49]);[.$AN4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49];0;[.AT$6]));IF(OFFSET([.$H49];0;[.AT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AU$6]));IF(OFFSET([.$H49];0;[.AU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AV$6]));IF(OFFSET([.$H49];0;[.AV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AW$6]));IF(OFFSET([.$H49];0;[.AW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AX$6]));IF(OFFSET([.$H49];0;[.AX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AY$6]));IF(OFFSET([.$H49];0;[.AY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AZ$6]));IF(OFFSET([.$H49];0;[.AZ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A$6]));IF(OFFSET([.$H49];0;[.BA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B$6]));IF(OFFSET([.$H49];0;[.BB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C$6]));IF(OFFSET([.$H49];0;[.BC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D$6]));IF(OFFSET([.$H49];0;[.BD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E$6]));IF(OFFSET([.$H49];0;[.BE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F$6]));IF(OFFSET([.$H49];0;[.BF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G$6]));IF(OFFSET([.$H49];0;[.BG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H$6]));IF(OFFSET([.$H49];0;[.BH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I$6]));IF(OFFSET([.$H49];0;[.BI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J$6]));IF(OFFSET([.$H49];0;[.BJ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K$6]));IF(OFFSET([.$H49];0;[.BK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L$6]));IF(OFFSET([.$H49];0;[.BL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M$6]));IF(OFFSET([.$H49];0;[.BM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N$6]));IF(OFFSET([.$H49];0;[.BN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O$6]));IF(OFFSET([.$H49];0;[.BO$6])&gt;0;[.$AO49];&quot;(zéro)&quot;);&quot;-&quot;)" office:value-type="string" office:string-value="-" calcext:value-type="string">
            <text:p>-</text:p>
          </table:table-cell>
          <table:table-cell table:style-name="ce191" table:formula="of:=IF(ISNUMBER(OFFSET([.$H49];0;[.BP$6]));IF(OFFSET([.$H49];0;[.BP$6])&gt;0;[.$AO4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49]));OR([.D49]=OFFSET([.D49];-1;0);[.D49]=&quot;+&quot;))" office:value-type="float" office:value="0" calcext:value-type="float">
            <text:p>0</text:p>
          </table:table-cell>
          <table:table-cell table:style-name="ce233" table:formula="of:=IF(NOT([.BR49]);MATCH(0;OFFSET([.BR4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49]=&quot;&quot;;[.$C49]=&quot;absences&quot;);0;NOT(ISNUMBER(MATCH([.$C49];OFFSET(#REF!;1;0;999;1);0))))" office:value-type="float" office:value="0" calcext:value-type="float">
            <text:p>0</text:p>
          </table:table-cell>
          <table:table-cell table:style-name="ce246" table:formula="of:=[.$C49]&amp;&quot;_&quot;&amp;TEXT([.$AO49];&quot;00&quot;)" office:value-type="string" office:string-value="_-" calcext:value-type="string">
            <text:p>_-</text:p>
          </table:table-cell>
          <table:table-cell table:style-name="ce191" table:formula="of:=IF([.C49]=&quot;&quot;;&quot;&quot;;&quot;'notes_&quot;&amp;[.C49]&amp;&quot;'!a1&quot;)">
            <text:p/>
          </table:table-cell>
          <table:table-cell table:style-name="ce253" table:formula="of:=IF(ISBLANK([.$C$6]);0;ISNUMBER(SEARCH([.$C$6];[.$C49]&amp;&quot; &quot;&amp;[.$D49]&amp;&quot; &quot;&amp;[.$AG49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50]);&quot;-&quot;;[.C50])" office:value-type="string" office:string-value="-" calcext:value-type="string">
            <text:p>-</text:p>
          </table:table-cell>
          <table:table-cell table:style-name="ce169" table:formula="of:=IF(ISBLANK([.D50]);&quot;-&quot;;[.D50])" office:value-type="string" office:string-value="-" calcext:value-type="string">
            <text:p>-</text:p>
          </table:table-cell>
          <table:table-cell table:style-name="ce191" table:formula="of:=IF(ISNUMBER([.$F50]);IF(MIN([.$E50:.$F50])&lt;[.$F50];0;[.$F50]);IF(ISNUMBER([.$E50]);[.$E50];IF(ISBLANK([.$D50]);&quot;-&quot;;&quot;?&quot;)))" office:value-type="string" office:string-value="-" calcext:value-type="string">
            <text:p>-</text:p>
          </table:table-cell>
          <table:table-cell table:style-name="ce200" table:formula="of:=IF(ISNUMBER([.$AN50]);IF([.$AN50]&lt;=plan_semaine_fin;MAX([.$AN50];[.AO$7]);98);IF([.$AN5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50]);SUMIF([.$AT$8:.$BM$8];[.$AN50];[.$I50:.$AD50])&gt;0;0)" office:value-type="float" office:value="0" calcext:value-type="float">
            <text:p>0</text:p>
          </table:table-cell>
          <table:table-cell table:style-name="ce213" table:formula="of:=IF(ISNUMBER([.$AN50]);[.$AN5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50];0;[.AT$6]));IF(OFFSET([.$H50];0;[.AT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AU$6]));IF(OFFSET([.$H50];0;[.AU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AV$6]));IF(OFFSET([.$H50];0;[.AV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AW$6]));IF(OFFSET([.$H50];0;[.AW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AX$6]));IF(OFFSET([.$H50];0;[.AX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AY$6]));IF(OFFSET([.$H50];0;[.AY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AZ$6]));IF(OFFSET([.$H50];0;[.AZ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A$6]));IF(OFFSET([.$H50];0;[.BA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B$6]));IF(OFFSET([.$H50];0;[.BB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C$6]));IF(OFFSET([.$H50];0;[.BC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D$6]));IF(OFFSET([.$H50];0;[.BD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E$6]));IF(OFFSET([.$H50];0;[.BE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F$6]));IF(OFFSET([.$H50];0;[.BF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G$6]));IF(OFFSET([.$H50];0;[.BG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H$6]));IF(OFFSET([.$H50];0;[.BH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I$6]));IF(OFFSET([.$H50];0;[.BI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J$6]));IF(OFFSET([.$H50];0;[.BJ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K$6]));IF(OFFSET([.$H50];0;[.BK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L$6]));IF(OFFSET([.$H50];0;[.BL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M$6]));IF(OFFSET([.$H50];0;[.BM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N$6]));IF(OFFSET([.$H50];0;[.BN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O$6]));IF(OFFSET([.$H50];0;[.BO$6])&gt;0;[.$AO50];&quot;(zéro)&quot;);&quot;-&quot;)" office:value-type="string" office:string-value="-" calcext:value-type="string">
            <text:p>-</text:p>
          </table:table-cell>
          <table:table-cell table:style-name="ce191" table:formula="of:=IF(ISNUMBER(OFFSET([.$H50];0;[.BP$6]));IF(OFFSET([.$H50];0;[.BP$6])&gt;0;[.$AO5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50]));OR([.D50]=OFFSET([.D50];-1;0);[.D50]=&quot;+&quot;))" office:value-type="float" office:value="0" calcext:value-type="float">
            <text:p>0</text:p>
          </table:table-cell>
          <table:table-cell table:style-name="ce233" table:formula="of:=IF(NOT([.BR50]);MATCH(0;OFFSET([.BR50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50]=&quot;&quot;;[.$C50]=&quot;absences&quot;);0;NOT(ISNUMBER(MATCH([.$C50];OFFSET(#REF!;1;0;999;1);0))))" office:value-type="float" office:value="0" calcext:value-type="float">
            <text:p>0</text:p>
          </table:table-cell>
          <table:table-cell table:style-name="ce246" table:formula="of:=[.$C50]&amp;&quot;_&quot;&amp;TEXT([.$AO50];&quot;00&quot;)" office:value-type="string" office:string-value="_-" calcext:value-type="string">
            <text:p>_-</text:p>
          </table:table-cell>
          <table:table-cell table:style-name="ce191" table:formula="of:=IF([.C50]=&quot;&quot;;&quot;&quot;;&quot;'notes_&quot;&amp;[.C50]&amp;&quot;'!a1&quot;)">
            <text:p/>
          </table:table-cell>
          <table:table-cell table:style-name="ce253" table:formula="of:=IF(ISBLANK([.$C$6]);0;ISNUMBER(SEARCH([.$C$6];[.$C50]&amp;&quot; &quot;&amp;[.$D50]&amp;&quot; &quot;&amp;[.$AG50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51]);&quot;-&quot;;[.C51])" office:value-type="string" office:string-value="-" calcext:value-type="string">
            <text:p>-</text:p>
          </table:table-cell>
          <table:table-cell table:style-name="ce169" table:formula="of:=IF(ISBLANK([.D51]);&quot;-&quot;;[.D51])" office:value-type="string" office:string-value="-" calcext:value-type="string">
            <text:p>-</text:p>
          </table:table-cell>
          <table:table-cell table:style-name="ce191" table:formula="of:=IF(ISNUMBER([.$F51]);IF(MIN([.$E51:.$F51])&lt;[.$F51];0;[.$F51]);IF(ISNUMBER([.$E51]);[.$E51];IF(ISBLANK([.$D51]);&quot;-&quot;;&quot;?&quot;)))" office:value-type="string" office:string-value="-" calcext:value-type="string">
            <text:p>-</text:p>
          </table:table-cell>
          <table:table-cell table:style-name="ce200" table:formula="of:=IF(ISNUMBER([.$AN51]);IF([.$AN51]&lt;=plan_semaine_fin;MAX([.$AN51];[.AO$7]);98);IF([.$AN5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51]);SUMIF([.$AT$8:.$BM$8];[.$AN51];[.$I51:.$AD51])&gt;0;0)" office:value-type="float" office:value="0" calcext:value-type="float">
            <text:p>0</text:p>
          </table:table-cell>
          <table:table-cell table:style-name="ce213" table:formula="of:=IF(ISNUMBER([.$AN51]);[.$AN5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51];0;[.AT$6]));IF(OFFSET([.$H51];0;[.AT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AU$6]));IF(OFFSET([.$H51];0;[.AU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AV$6]));IF(OFFSET([.$H51];0;[.AV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AW$6]));IF(OFFSET([.$H51];0;[.AW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AX$6]));IF(OFFSET([.$H51];0;[.AX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AY$6]));IF(OFFSET([.$H51];0;[.AY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AZ$6]));IF(OFFSET([.$H51];0;[.AZ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A$6]));IF(OFFSET([.$H51];0;[.BA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B$6]));IF(OFFSET([.$H51];0;[.BB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C$6]));IF(OFFSET([.$H51];0;[.BC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D$6]));IF(OFFSET([.$H51];0;[.BD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E$6]));IF(OFFSET([.$H51];0;[.BE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F$6]));IF(OFFSET([.$H51];0;[.BF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G$6]));IF(OFFSET([.$H51];0;[.BG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H$6]));IF(OFFSET([.$H51];0;[.BH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I$6]));IF(OFFSET([.$H51];0;[.BI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J$6]));IF(OFFSET([.$H51];0;[.BJ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K$6]));IF(OFFSET([.$H51];0;[.BK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L$6]));IF(OFFSET([.$H51];0;[.BL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M$6]));IF(OFFSET([.$H51];0;[.BM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N$6]));IF(OFFSET([.$H51];0;[.BN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O$6]));IF(OFFSET([.$H51];0;[.BO$6])&gt;0;[.$AO51];&quot;(zéro)&quot;);&quot;-&quot;)" office:value-type="string" office:string-value="-" calcext:value-type="string">
            <text:p>-</text:p>
          </table:table-cell>
          <table:table-cell table:style-name="ce191" table:formula="of:=IF(ISNUMBER(OFFSET([.$H51];0;[.BP$6]));IF(OFFSET([.$H51];0;[.BP$6])&gt;0;[.$AO5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51]));OR([.D51]=OFFSET([.D51];-1;0);[.D51]=&quot;+&quot;))" office:value-type="float" office:value="0" calcext:value-type="float">
            <text:p>0</text:p>
          </table:table-cell>
          <table:table-cell table:style-name="ce233" table:formula="of:=IF(NOT([.BR51]);MATCH(0;OFFSET([.BR5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51]=&quot;&quot;;[.$C51]=&quot;absences&quot;);0;NOT(ISNUMBER(MATCH([.$C51];OFFSET(#REF!;1;0;999;1);0))))" office:value-type="float" office:value="0" calcext:value-type="float">
            <text:p>0</text:p>
          </table:table-cell>
          <table:table-cell table:style-name="ce246" table:formula="of:=[.$C51]&amp;&quot;_&quot;&amp;TEXT([.$AO51];&quot;00&quot;)" office:value-type="string" office:string-value="_-" calcext:value-type="string">
            <text:p>_-</text:p>
          </table:table-cell>
          <table:table-cell table:style-name="ce191" table:formula="of:=IF([.C51]=&quot;&quot;;&quot;&quot;;&quot;'notes_&quot;&amp;[.C51]&amp;&quot;'!a1&quot;)">
            <text:p/>
          </table:table-cell>
          <table:table-cell table:style-name="ce253" table:formula="of:=IF(ISBLANK([.$C$6]);0;ISNUMBER(SEARCH([.$C$6];[.$C51]&amp;&quot; &quot;&amp;[.$D51]&amp;&quot; &quot;&amp;[.$AG51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52]);&quot;-&quot;;[.C52])" office:value-type="string" office:string-value="-" calcext:value-type="string">
            <text:p>-</text:p>
          </table:table-cell>
          <table:table-cell table:style-name="ce169" table:formula="of:=IF(ISBLANK([.D52]);&quot;-&quot;;[.D52])" office:value-type="string" office:string-value="-" calcext:value-type="string">
            <text:p>-</text:p>
          </table:table-cell>
          <table:table-cell table:style-name="ce191" table:formula="of:=IF(ISNUMBER([.$F52]);IF(MIN([.$E52:.$F52])&lt;[.$F52];0;[.$F52]);IF(ISNUMBER([.$E52]);[.$E52];IF(ISBLANK([.$D52]);&quot;-&quot;;&quot;?&quot;)))" office:value-type="string" office:string-value="-" calcext:value-type="string">
            <text:p>-</text:p>
          </table:table-cell>
          <table:table-cell table:style-name="ce200" table:formula="of:=IF(ISNUMBER([.$AN52]);IF([.$AN52]&lt;=plan_semaine_fin;MAX([.$AN52];[.AO$7]);98);IF([.$AN5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52]);SUMIF([.$AT$8:.$BM$8];[.$AN52];[.$I52:.$AD52])&gt;0;0)" office:value-type="float" office:value="0" calcext:value-type="float">
            <text:p>0</text:p>
          </table:table-cell>
          <table:table-cell table:style-name="ce213" table:formula="of:=IF(ISNUMBER([.$AN52]);[.$AN5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52];0;[.AT$6]));IF(OFFSET([.$H52];0;[.AT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AU$6]));IF(OFFSET([.$H52];0;[.AU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AV$6]));IF(OFFSET([.$H52];0;[.AV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AW$6]));IF(OFFSET([.$H52];0;[.AW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AX$6]));IF(OFFSET([.$H52];0;[.AX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AY$6]));IF(OFFSET([.$H52];0;[.AY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AZ$6]));IF(OFFSET([.$H52];0;[.AZ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A$6]));IF(OFFSET([.$H52];0;[.BA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B$6]));IF(OFFSET([.$H52];0;[.BB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C$6]));IF(OFFSET([.$H52];0;[.BC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D$6]));IF(OFFSET([.$H52];0;[.BD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E$6]));IF(OFFSET([.$H52];0;[.BE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F$6]));IF(OFFSET([.$H52];0;[.BF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G$6]));IF(OFFSET([.$H52];0;[.BG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H$6]));IF(OFFSET([.$H52];0;[.BH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I$6]));IF(OFFSET([.$H52];0;[.BI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J$6]));IF(OFFSET([.$H52];0;[.BJ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K$6]));IF(OFFSET([.$H52];0;[.BK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L$6]));IF(OFFSET([.$H52];0;[.BL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M$6]));IF(OFFSET([.$H52];0;[.BM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N$6]));IF(OFFSET([.$H52];0;[.BN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O$6]));IF(OFFSET([.$H52];0;[.BO$6])&gt;0;[.$AO52];&quot;(zéro)&quot;);&quot;-&quot;)" office:value-type="string" office:string-value="-" calcext:value-type="string">
            <text:p>-</text:p>
          </table:table-cell>
          <table:table-cell table:style-name="ce191" table:formula="of:=IF(ISNUMBER(OFFSET([.$H52];0;[.BP$6]));IF(OFFSET([.$H52];0;[.BP$6])&gt;0;[.$AO5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52]));OR([.D52]=OFFSET([.D52];-1;0);[.D52]=&quot;+&quot;))" office:value-type="float" office:value="0" calcext:value-type="float">
            <text:p>0</text:p>
          </table:table-cell>
          <table:table-cell table:style-name="ce233" table:formula="of:=IF(NOT([.BR52]);MATCH(0;OFFSET([.BR5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52]=&quot;&quot;;[.$C52]=&quot;absences&quot;);0;NOT(ISNUMBER(MATCH([.$C52];OFFSET(#REF!;1;0;999;1);0))))" office:value-type="float" office:value="0" calcext:value-type="float">
            <text:p>0</text:p>
          </table:table-cell>
          <table:table-cell table:style-name="ce246" table:formula="of:=[.$C52]&amp;&quot;_&quot;&amp;TEXT([.$AO52];&quot;00&quot;)" office:value-type="string" office:string-value="_-" calcext:value-type="string">
            <text:p>_-</text:p>
          </table:table-cell>
          <table:table-cell table:style-name="ce191" table:formula="of:=IF([.C52]=&quot;&quot;;&quot;&quot;;&quot;'notes_&quot;&amp;[.C52]&amp;&quot;'!a1&quot;)">
            <text:p/>
          </table:table-cell>
          <table:table-cell table:style-name="ce253" table:formula="of:=IF(ISBLANK([.$C$6]);0;ISNUMBER(SEARCH([.$C$6];[.$C52]&amp;&quot; &quot;&amp;[.$D52]&amp;&quot; &quot;&amp;[.$AG52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53]);&quot;-&quot;;[.C53])" office:value-type="string" office:string-value="-" calcext:value-type="string">
            <text:p>-</text:p>
          </table:table-cell>
          <table:table-cell table:style-name="ce169" table:formula="of:=IF(ISBLANK([.D53]);&quot;-&quot;;[.D53])" office:value-type="string" office:string-value="-" calcext:value-type="string">
            <text:p>-</text:p>
          </table:table-cell>
          <table:table-cell table:style-name="ce191" table:formula="of:=IF(ISNUMBER([.$F53]);IF(MIN([.$E53:.$F53])&lt;[.$F53];0;[.$F53]);IF(ISNUMBER([.$E53]);[.$E53];IF(ISBLANK([.$D53]);&quot;-&quot;;&quot;?&quot;)))" office:value-type="string" office:string-value="-" calcext:value-type="string">
            <text:p>-</text:p>
          </table:table-cell>
          <table:table-cell table:style-name="ce200" table:formula="of:=IF(ISNUMBER([.$AN53]);IF([.$AN53]&lt;=plan_semaine_fin;MAX([.$AN53];[.AO$7]);98);IF([.$AN5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53]);SUMIF([.$AT$8:.$BM$8];[.$AN53];[.$I53:.$AD53])&gt;0;0)" office:value-type="float" office:value="0" calcext:value-type="float">
            <text:p>0</text:p>
          </table:table-cell>
          <table:table-cell table:style-name="ce213" table:formula="of:=IF(ISNUMBER([.$AN53]);[.$AN5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53];0;[.AT$6]));IF(OFFSET([.$H53];0;[.AT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AU$6]));IF(OFFSET([.$H53];0;[.AU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AV$6]));IF(OFFSET([.$H53];0;[.AV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AW$6]));IF(OFFSET([.$H53];0;[.AW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AX$6]));IF(OFFSET([.$H53];0;[.AX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AY$6]));IF(OFFSET([.$H53];0;[.AY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AZ$6]));IF(OFFSET([.$H53];0;[.AZ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A$6]));IF(OFFSET([.$H53];0;[.BA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B$6]));IF(OFFSET([.$H53];0;[.BB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C$6]));IF(OFFSET([.$H53];0;[.BC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D$6]));IF(OFFSET([.$H53];0;[.BD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E$6]));IF(OFFSET([.$H53];0;[.BE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F$6]));IF(OFFSET([.$H53];0;[.BF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G$6]));IF(OFFSET([.$H53];0;[.BG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H$6]));IF(OFFSET([.$H53];0;[.BH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I$6]));IF(OFFSET([.$H53];0;[.BI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J$6]));IF(OFFSET([.$H53];0;[.BJ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K$6]));IF(OFFSET([.$H53];0;[.BK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L$6]));IF(OFFSET([.$H53];0;[.BL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M$6]));IF(OFFSET([.$H53];0;[.BM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N$6]));IF(OFFSET([.$H53];0;[.BN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O$6]));IF(OFFSET([.$H53];0;[.BO$6])&gt;0;[.$AO53];&quot;(zéro)&quot;);&quot;-&quot;)" office:value-type="string" office:string-value="-" calcext:value-type="string">
            <text:p>-</text:p>
          </table:table-cell>
          <table:table-cell table:style-name="ce191" table:formula="of:=IF(ISNUMBER(OFFSET([.$H53];0;[.BP$6]));IF(OFFSET([.$H53];0;[.BP$6])&gt;0;[.$AO5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53]));OR([.D53]=OFFSET([.D53];-1;0);[.D53]=&quot;+&quot;))" office:value-type="float" office:value="0" calcext:value-type="float">
            <text:p>0</text:p>
          </table:table-cell>
          <table:table-cell table:style-name="ce233" table:formula="of:=IF(NOT([.BR53]);MATCH(0;OFFSET([.BR5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53]=&quot;&quot;;[.$C53]=&quot;absences&quot;);0;NOT(ISNUMBER(MATCH([.$C53];OFFSET(#REF!;1;0;999;1);0))))" office:value-type="float" office:value="0" calcext:value-type="float">
            <text:p>0</text:p>
          </table:table-cell>
          <table:table-cell table:style-name="ce246" table:formula="of:=[.$C53]&amp;&quot;_&quot;&amp;TEXT([.$AO53];&quot;00&quot;)" office:value-type="string" office:string-value="_-" calcext:value-type="string">
            <text:p>_-</text:p>
          </table:table-cell>
          <table:table-cell table:style-name="ce191" table:formula="of:=IF([.C53]=&quot;&quot;;&quot;&quot;;&quot;'notes_&quot;&amp;[.C53]&amp;&quot;'!a1&quot;)">
            <text:p/>
          </table:table-cell>
          <table:table-cell table:style-name="ce253" table:formula="of:=IF(ISBLANK([.$C$6]);0;ISNUMBER(SEARCH([.$C$6];[.$C53]&amp;&quot; &quot;&amp;[.$D53]&amp;&quot; &quot;&amp;[.$AG53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54]);&quot;-&quot;;[.C54])" office:value-type="string" office:string-value="-" calcext:value-type="string">
            <text:p>-</text:p>
          </table:table-cell>
          <table:table-cell table:style-name="ce169" table:formula="of:=IF(ISBLANK([.D54]);&quot;-&quot;;[.D54])" office:value-type="string" office:string-value="-" calcext:value-type="string">
            <text:p>-</text:p>
          </table:table-cell>
          <table:table-cell table:style-name="ce191" table:formula="of:=IF(ISNUMBER([.$F54]);IF(MIN([.$E54:.$F54])&lt;[.$F54];0;[.$F54]);IF(ISNUMBER([.$E54]);[.$E54];IF(ISBLANK([.$D54]);&quot;-&quot;;&quot;?&quot;)))" office:value-type="string" office:string-value="-" calcext:value-type="string">
            <text:p>-</text:p>
          </table:table-cell>
          <table:table-cell table:style-name="ce200" table:formula="of:=IF(ISNUMBER([.$AN54]);IF([.$AN54]&lt;=plan_semaine_fin;MAX([.$AN54];[.AO$7]);98);IF([.$AN5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54]);SUMIF([.$AT$8:.$BM$8];[.$AN54];[.$I54:.$AD54])&gt;0;0)" office:value-type="float" office:value="0" calcext:value-type="float">
            <text:p>0</text:p>
          </table:table-cell>
          <table:table-cell table:style-name="ce213" table:formula="of:=IF(ISNUMBER([.$AN54]);[.$AN5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54];0;[.AT$6]));IF(OFFSET([.$H54];0;[.AT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AU$6]));IF(OFFSET([.$H54];0;[.AU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AV$6]));IF(OFFSET([.$H54];0;[.AV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AW$6]));IF(OFFSET([.$H54];0;[.AW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AX$6]));IF(OFFSET([.$H54];0;[.AX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AY$6]));IF(OFFSET([.$H54];0;[.AY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AZ$6]));IF(OFFSET([.$H54];0;[.AZ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A$6]));IF(OFFSET([.$H54];0;[.BA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B$6]));IF(OFFSET([.$H54];0;[.BB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C$6]));IF(OFFSET([.$H54];0;[.BC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D$6]));IF(OFFSET([.$H54];0;[.BD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E$6]));IF(OFFSET([.$H54];0;[.BE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F$6]));IF(OFFSET([.$H54];0;[.BF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G$6]));IF(OFFSET([.$H54];0;[.BG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H$6]));IF(OFFSET([.$H54];0;[.BH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I$6]));IF(OFFSET([.$H54];0;[.BI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J$6]));IF(OFFSET([.$H54];0;[.BJ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K$6]));IF(OFFSET([.$H54];0;[.BK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L$6]));IF(OFFSET([.$H54];0;[.BL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M$6]));IF(OFFSET([.$H54];0;[.BM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N$6]));IF(OFFSET([.$H54];0;[.BN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O$6]));IF(OFFSET([.$H54];0;[.BO$6])&gt;0;[.$AO54];&quot;(zéro)&quot;);&quot;-&quot;)" office:value-type="string" office:string-value="-" calcext:value-type="string">
            <text:p>-</text:p>
          </table:table-cell>
          <table:table-cell table:style-name="ce191" table:formula="of:=IF(ISNUMBER(OFFSET([.$H54];0;[.BP$6]));IF(OFFSET([.$H54];0;[.BP$6])&gt;0;[.$AO5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54]));OR([.D54]=OFFSET([.D54];-1;0);[.D54]=&quot;+&quot;))" office:value-type="boolean" office:boolean-value="false" calcext:value-type="boolean">
            <text:p>FAUX</text:p>
          </table:table-cell>
          <table:table-cell table:style-name="ce233" table:formula="of:=IF(NOT([.BR54]);MATCH(0;OFFSET([.BR54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54]=&quot;&quot;;[.$C54]=&quot;absences&quot;);0;NOT(ISNUMBER(MATCH([.$C54];OFFSET(#REF!;1;0;999;1);0))))" office:value-type="boolean" office:boolean-value="false" calcext:value-type="boolean">
            <text:p>FAUX</text:p>
          </table:table-cell>
          <table:table-cell table:style-name="ce246" table:formula="of:=[.$C54]&amp;&quot;_&quot;&amp;TEXT([.$AO54];&quot;00&quot;)" office:value-type="string" office:string-value="_-" calcext:value-type="string">
            <text:p>_-</text:p>
          </table:table-cell>
          <table:table-cell table:style-name="ce191" table:formula="of:=IF([.C54]=&quot;&quot;;&quot;&quot;;&quot;'notes_&quot;&amp;[.C54]&amp;&quot;'!a1&quot;)">
            <text:p/>
          </table:table-cell>
          <table:table-cell table:style-name="ce253" table:formula="of:=IF(ISBLANK([.$C$6]);0;ISNUMBER(SEARCH([.$C$6];[.$C54]&amp;&quot; &quot;&amp;[.$D54]&amp;&quot; &quot;&amp;[.$AG5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55]);&quot;-&quot;;[.C55])" office:value-type="string" office:string-value="-" calcext:value-type="string">
            <text:p>-</text:p>
          </table:table-cell>
          <table:table-cell table:style-name="ce169" table:formula="of:=IF(ISBLANK([.D55]);&quot;-&quot;;[.D55])" office:value-type="string" office:string-value="-" calcext:value-type="string">
            <text:p>-</text:p>
          </table:table-cell>
          <table:table-cell table:style-name="ce191" table:formula="of:=IF(ISNUMBER([.$F55]);IF(MIN([.$E55:.$F55])&lt;[.$F55];0;[.$F55]);IF(ISNUMBER([.$E55]);[.$E55];IF(ISBLANK([.$D55]);&quot;-&quot;;&quot;?&quot;)))" office:value-type="string" office:string-value="-" calcext:value-type="string">
            <text:p>-</text:p>
          </table:table-cell>
          <table:table-cell table:style-name="ce200" table:formula="of:=IF(ISNUMBER([.$AN55]);IF([.$AN55]&lt;=plan_semaine_fin;MAX([.$AN55];[.AO$7]);98);IF([.$AN5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55]);SUMIF([.$AT$8:.$BM$8];[.$AN55];[.$I55:.$AD55])&gt;0;0)" office:value-type="float" office:value="0" calcext:value-type="float">
            <text:p>0</text:p>
          </table:table-cell>
          <table:table-cell table:style-name="ce213" table:formula="of:=IF(ISNUMBER([.$AN55]);[.$AN5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55];0;[.AT$6]));IF(OFFSET([.$H55];0;[.AT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AU$6]));IF(OFFSET([.$H55];0;[.AU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AV$6]));IF(OFFSET([.$H55];0;[.AV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AW$6]));IF(OFFSET([.$H55];0;[.AW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AX$6]));IF(OFFSET([.$H55];0;[.AX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AY$6]));IF(OFFSET([.$H55];0;[.AY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AZ$6]));IF(OFFSET([.$H55];0;[.AZ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A$6]));IF(OFFSET([.$H55];0;[.BA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B$6]));IF(OFFSET([.$H55];0;[.BB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C$6]));IF(OFFSET([.$H55];0;[.BC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D$6]));IF(OFFSET([.$H55];0;[.BD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E$6]));IF(OFFSET([.$H55];0;[.BE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F$6]));IF(OFFSET([.$H55];0;[.BF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G$6]));IF(OFFSET([.$H55];0;[.BG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H$6]));IF(OFFSET([.$H55];0;[.BH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I$6]));IF(OFFSET([.$H55];0;[.BI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J$6]));IF(OFFSET([.$H55];0;[.BJ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K$6]));IF(OFFSET([.$H55];0;[.BK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L$6]));IF(OFFSET([.$H55];0;[.BL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M$6]));IF(OFFSET([.$H55];0;[.BM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N$6]));IF(OFFSET([.$H55];0;[.BN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O$6]));IF(OFFSET([.$H55];0;[.BO$6])&gt;0;[.$AO55];&quot;(zéro)&quot;);&quot;-&quot;)" office:value-type="string" office:string-value="-" calcext:value-type="string">
            <text:p>-</text:p>
          </table:table-cell>
          <table:table-cell table:style-name="ce191" table:formula="of:=IF(ISNUMBER(OFFSET([.$H55];0;[.BP$6]));IF(OFFSET([.$H55];0;[.BP$6])&gt;0;[.$AO5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55]));OR([.D55]=OFFSET([.D55];-1;0);[.D55]=&quot;+&quot;))" office:value-type="boolean" office:boolean-value="false" calcext:value-type="boolean">
            <text:p>FAUX</text:p>
          </table:table-cell>
          <table:table-cell table:style-name="ce233" table:formula="of:=IF(NOT([.BR55]);MATCH(0;OFFSET([.BR55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55]=&quot;&quot;;[.$C55]=&quot;absences&quot;);0;NOT(ISNUMBER(MATCH([.$C55];OFFSET(#REF!;1;0;999;1);0))))" office:value-type="boolean" office:boolean-value="false" calcext:value-type="boolean">
            <text:p>FAUX</text:p>
          </table:table-cell>
          <table:table-cell table:style-name="ce246" table:formula="of:=[.$C55]&amp;&quot;_&quot;&amp;TEXT([.$AO55];&quot;00&quot;)" office:value-type="string" office:string-value="_-" calcext:value-type="string">
            <text:p>_-</text:p>
          </table:table-cell>
          <table:table-cell table:style-name="ce191" table:formula="of:=IF([.C55]=&quot;&quot;;&quot;&quot;;&quot;'notes_&quot;&amp;[.C55]&amp;&quot;'!a1&quot;)">
            <text:p/>
          </table:table-cell>
          <table:table-cell table:style-name="ce253" table:formula="of:=IF(ISBLANK([.$C$6]);0;ISNUMBER(SEARCH([.$C$6];[.$C55]&amp;&quot; &quot;&amp;[.$D55]&amp;&quot; &quot;&amp;[.$AG55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56]);&quot;-&quot;;[.C56])" office:value-type="string" office:string-value="-" calcext:value-type="string">
            <text:p>-</text:p>
          </table:table-cell>
          <table:table-cell table:style-name="ce169" table:formula="of:=IF(ISBLANK([.D56]);&quot;-&quot;;[.D56])" office:value-type="string" office:string-value="-" calcext:value-type="string">
            <text:p>-</text:p>
          </table:table-cell>
          <table:table-cell table:style-name="ce191" table:formula="of:=IF(ISNUMBER([.$F56]);IF(MIN([.$E56:.$F56])&lt;[.$F56];0;[.$F56]);IF(ISNUMBER([.$E56]);[.$E56];IF(ISBLANK([.$D56]);&quot;-&quot;;&quot;?&quot;)))" office:value-type="string" office:string-value="-" calcext:value-type="string">
            <text:p>-</text:p>
          </table:table-cell>
          <table:table-cell table:style-name="ce200" table:formula="of:=IF(ISNUMBER([.$AN56]);IF([.$AN56]&lt;=plan_semaine_fin;MAX([.$AN56];[.AO$7]);98);IF([.$AN5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56]);SUMIF([.$AT$8:.$BM$8];[.$AN56];[.$I56:.$AD56])&gt;0;0)" office:value-type="float" office:value="0" calcext:value-type="float">
            <text:p>0</text:p>
          </table:table-cell>
          <table:table-cell table:style-name="ce213" table:formula="of:=IF(ISNUMBER([.$AN56]);[.$AN5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56];0;[.AT$6]));IF(OFFSET([.$H56];0;[.AT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AU$6]));IF(OFFSET([.$H56];0;[.AU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AV$6]));IF(OFFSET([.$H56];0;[.AV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AW$6]));IF(OFFSET([.$H56];0;[.AW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AX$6]));IF(OFFSET([.$H56];0;[.AX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AY$6]));IF(OFFSET([.$H56];0;[.AY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AZ$6]));IF(OFFSET([.$H56];0;[.AZ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A$6]));IF(OFFSET([.$H56];0;[.BA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B$6]));IF(OFFSET([.$H56];0;[.BB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C$6]));IF(OFFSET([.$H56];0;[.BC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D$6]));IF(OFFSET([.$H56];0;[.BD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E$6]));IF(OFFSET([.$H56];0;[.BE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F$6]));IF(OFFSET([.$H56];0;[.BF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G$6]));IF(OFFSET([.$H56];0;[.BG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H$6]));IF(OFFSET([.$H56];0;[.BH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I$6]));IF(OFFSET([.$H56];0;[.BI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J$6]));IF(OFFSET([.$H56];0;[.BJ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K$6]));IF(OFFSET([.$H56];0;[.BK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L$6]));IF(OFFSET([.$H56];0;[.BL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M$6]));IF(OFFSET([.$H56];0;[.BM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N$6]));IF(OFFSET([.$H56];0;[.BN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O$6]));IF(OFFSET([.$H56];0;[.BO$6])&gt;0;[.$AO56];&quot;(zéro)&quot;);&quot;-&quot;)" office:value-type="string" office:string-value="-" calcext:value-type="string">
            <text:p>-</text:p>
          </table:table-cell>
          <table:table-cell table:style-name="ce191" table:formula="of:=IF(ISNUMBER(OFFSET([.$H56];0;[.BP$6]));IF(OFFSET([.$H56];0;[.BP$6])&gt;0;[.$AO5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56]));OR([.D56]=OFFSET([.D56];-1;0);[.D56]=&quot;+&quot;))" office:value-type="boolean" office:boolean-value="false" calcext:value-type="boolean">
            <text:p>FAUX</text:p>
          </table:table-cell>
          <table:table-cell table:style-name="ce233" table:formula="of:=IF(NOT([.BR56]);MATCH(0;OFFSET([.BR56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56]=&quot;&quot;;[.$C56]=&quot;absences&quot;);0;NOT(ISNUMBER(MATCH([.$C56];OFFSET(#REF!;1;0;999;1);0))))" office:value-type="boolean" office:boolean-value="false" calcext:value-type="boolean">
            <text:p>FAUX</text:p>
          </table:table-cell>
          <table:table-cell table:style-name="ce246" table:formula="of:=[.$C56]&amp;&quot;_&quot;&amp;TEXT([.$AO56];&quot;00&quot;)" office:value-type="string" office:string-value="_-" calcext:value-type="string">
            <text:p>_-</text:p>
          </table:table-cell>
          <table:table-cell table:style-name="ce191" table:formula="of:=IF([.C56]=&quot;&quot;;&quot;&quot;;&quot;'notes_&quot;&amp;[.C56]&amp;&quot;'!a1&quot;)">
            <text:p/>
          </table:table-cell>
          <table:table-cell table:style-name="ce253" table:formula="of:=IF(ISBLANK([.$C$6]);0;ISNUMBER(SEARCH([.$C$6];[.$C56]&amp;&quot; &quot;&amp;[.$D56]&amp;&quot; &quot;&amp;[.$AG56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57]);&quot;-&quot;;[.C57])" office:value-type="string" office:string-value="-" calcext:value-type="string">
            <text:p>-</text:p>
          </table:table-cell>
          <table:table-cell table:style-name="ce169" table:formula="of:=IF(ISBLANK([.D57]);&quot;-&quot;;[.D57])" office:value-type="string" office:string-value="-" calcext:value-type="string">
            <text:p>-</text:p>
          </table:table-cell>
          <table:table-cell table:style-name="ce191" table:formula="of:=IF(ISNUMBER([.$F57]);IF(MIN([.$E57:.$F57])&lt;[.$F57];0;[.$F57]);IF(ISNUMBER([.$E57]);[.$E57];IF(ISBLANK([.$D57]);&quot;-&quot;;&quot;?&quot;)))" office:value-type="string" office:string-value="-" calcext:value-type="string">
            <text:p>-</text:p>
          </table:table-cell>
          <table:table-cell table:style-name="ce200" table:formula="of:=IF(ISNUMBER([.$AN57]);IF([.$AN57]&lt;=plan_semaine_fin;MAX([.$AN57];[.AO$7]);98);IF([.$AN5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57]);SUMIF([.$AT$8:.$BM$8];[.$AN57];[.$I57:.$AD57])&gt;0;0)" office:value-type="float" office:value="0" calcext:value-type="float">
            <text:p>0</text:p>
          </table:table-cell>
          <table:table-cell table:style-name="ce213" table:formula="of:=IF(ISNUMBER([.$AN57]);[.$AN5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57];0;[.AT$6]));IF(OFFSET([.$H57];0;[.AT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AU$6]));IF(OFFSET([.$H57];0;[.AU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AV$6]));IF(OFFSET([.$H57];0;[.AV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AW$6]));IF(OFFSET([.$H57];0;[.AW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AX$6]));IF(OFFSET([.$H57];0;[.AX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AY$6]));IF(OFFSET([.$H57];0;[.AY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AZ$6]));IF(OFFSET([.$H57];0;[.AZ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A$6]));IF(OFFSET([.$H57];0;[.BA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B$6]));IF(OFFSET([.$H57];0;[.BB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C$6]));IF(OFFSET([.$H57];0;[.BC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D$6]));IF(OFFSET([.$H57];0;[.BD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E$6]));IF(OFFSET([.$H57];0;[.BE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F$6]));IF(OFFSET([.$H57];0;[.BF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G$6]));IF(OFFSET([.$H57];0;[.BG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H$6]));IF(OFFSET([.$H57];0;[.BH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I$6]));IF(OFFSET([.$H57];0;[.BI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J$6]));IF(OFFSET([.$H57];0;[.BJ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K$6]));IF(OFFSET([.$H57];0;[.BK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L$6]));IF(OFFSET([.$H57];0;[.BL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M$6]));IF(OFFSET([.$H57];0;[.BM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N$6]));IF(OFFSET([.$H57];0;[.BN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O$6]));IF(OFFSET([.$H57];0;[.BO$6])&gt;0;[.$AO57];&quot;(zéro)&quot;);&quot;-&quot;)" office:value-type="string" office:string-value="-" calcext:value-type="string">
            <text:p>-</text:p>
          </table:table-cell>
          <table:table-cell table:style-name="ce191" table:formula="of:=IF(ISNUMBER(OFFSET([.$H57];0;[.BP$6]));IF(OFFSET([.$H57];0;[.BP$6])&gt;0;[.$AO5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57]));OR([.D57]=OFFSET([.D57];-1;0);[.D57]=&quot;+&quot;))" office:value-type="float" office:value="0" calcext:value-type="float">
            <text:p>0</text:p>
          </table:table-cell>
          <table:table-cell table:style-name="ce233" table:formula="of:=IF(NOT([.BR57]);MATCH(0;OFFSET([.BR5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57]=&quot;&quot;;[.$C57]=&quot;absences&quot;);0;NOT(ISNUMBER(MATCH([.$C57];OFFSET(#REF!;1;0;999;1);0))))" office:value-type="float" office:value="0" calcext:value-type="float">
            <text:p>0</text:p>
          </table:table-cell>
          <table:table-cell table:style-name="ce246" table:formula="of:=[.$C57]&amp;&quot;_&quot;&amp;TEXT([.$AO57];&quot;00&quot;)" office:value-type="string" office:string-value="_-" calcext:value-type="string">
            <text:p>_-</text:p>
          </table:table-cell>
          <table:table-cell table:style-name="ce191" table:formula="of:=IF([.C57]=&quot;&quot;;&quot;&quot;;&quot;'notes_&quot;&amp;[.C57]&amp;&quot;'!a1&quot;)">
            <text:p/>
          </table:table-cell>
          <table:table-cell table:style-name="ce253" table:formula="of:=IF(ISBLANK([.$C$6]);0;ISNUMBER(SEARCH([.$C$6];[.$C57]&amp;&quot; &quot;&amp;[.$D57]&amp;&quot; &quot;&amp;[.$AG57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58]);&quot;-&quot;;[.C58])" office:value-type="string" office:string-value="-" calcext:value-type="string">
            <text:p>-</text:p>
          </table:table-cell>
          <table:table-cell table:style-name="ce169" table:formula="of:=IF(ISBLANK([.D58]);&quot;-&quot;;[.D58])" office:value-type="string" office:string-value="-" calcext:value-type="string">
            <text:p>-</text:p>
          </table:table-cell>
          <table:table-cell table:style-name="ce191" table:formula="of:=IF(ISNUMBER([.$F58]);IF(MIN([.$E58:.$F58])&lt;[.$F58];0;[.$F58]);IF(ISNUMBER([.$E58]);[.$E58];IF(ISBLANK([.$D58]);&quot;-&quot;;&quot;?&quot;)))" office:value-type="string" office:string-value="-" calcext:value-type="string">
            <text:p>-</text:p>
          </table:table-cell>
          <table:table-cell table:style-name="ce200" table:formula="of:=IF(ISNUMBER([.$AN58]);IF([.$AN58]&lt;=plan_semaine_fin;MAX([.$AN58];[.AO$7]);98);IF([.$AN5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58]);SUMIF([.$AT$8:.$BM$8];[.$AN58];[.$I58:.$AD58])&gt;0;0)" office:value-type="float" office:value="0" calcext:value-type="float">
            <text:p>0</text:p>
          </table:table-cell>
          <table:table-cell table:style-name="ce213" table:formula="of:=IF(ISNUMBER([.$AN58]);[.$AN5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58];0;[.AT$6]));IF(OFFSET([.$H58];0;[.AT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AU$6]));IF(OFFSET([.$H58];0;[.AU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AV$6]));IF(OFFSET([.$H58];0;[.AV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AW$6]));IF(OFFSET([.$H58];0;[.AW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AX$6]));IF(OFFSET([.$H58];0;[.AX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AY$6]));IF(OFFSET([.$H58];0;[.AY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AZ$6]));IF(OFFSET([.$H58];0;[.AZ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A$6]));IF(OFFSET([.$H58];0;[.BA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B$6]));IF(OFFSET([.$H58];0;[.BB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C$6]));IF(OFFSET([.$H58];0;[.BC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D$6]));IF(OFFSET([.$H58];0;[.BD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E$6]));IF(OFFSET([.$H58];0;[.BE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F$6]));IF(OFFSET([.$H58];0;[.BF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G$6]));IF(OFFSET([.$H58];0;[.BG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H$6]));IF(OFFSET([.$H58];0;[.BH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I$6]));IF(OFFSET([.$H58];0;[.BI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J$6]));IF(OFFSET([.$H58];0;[.BJ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K$6]));IF(OFFSET([.$H58];0;[.BK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L$6]));IF(OFFSET([.$H58];0;[.BL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M$6]));IF(OFFSET([.$H58];0;[.BM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N$6]));IF(OFFSET([.$H58];0;[.BN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O$6]));IF(OFFSET([.$H58];0;[.BO$6])&gt;0;[.$AO58];&quot;(zéro)&quot;);&quot;-&quot;)" office:value-type="string" office:string-value="-" calcext:value-type="string">
            <text:p>-</text:p>
          </table:table-cell>
          <table:table-cell table:style-name="ce191" table:formula="of:=IF(ISNUMBER(OFFSET([.$H58];0;[.BP$6]));IF(OFFSET([.$H58];0;[.BP$6])&gt;0;[.$AO5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58]));OR([.D58]=OFFSET([.D58];-1;0);[.D58]=&quot;+&quot;))" office:value-type="float" office:value="0" calcext:value-type="float">
            <text:p>0</text:p>
          </table:table-cell>
          <table:table-cell table:style-name="ce233" table:formula="of:=IF(NOT([.BR58]);MATCH(0;OFFSET([.BR5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58]=&quot;&quot;;[.$C58]=&quot;absences&quot;);0;NOT(ISNUMBER(MATCH([.$C58];OFFSET(#REF!;1;0;999;1);0))))" office:value-type="float" office:value="0" calcext:value-type="float">
            <text:p>0</text:p>
          </table:table-cell>
          <table:table-cell table:style-name="ce246" table:formula="of:=[.$C58]&amp;&quot;_&quot;&amp;TEXT([.$AO58];&quot;00&quot;)" office:value-type="string" office:string-value="_-" calcext:value-type="string">
            <text:p>_-</text:p>
          </table:table-cell>
          <table:table-cell table:style-name="ce191" table:formula="of:=IF([.C58]=&quot;&quot;;&quot;&quot;;&quot;'notes_&quot;&amp;[.C58]&amp;&quot;'!a1&quot;)">
            <text:p/>
          </table:table-cell>
          <table:table-cell table:style-name="ce253" table:formula="of:=IF(ISBLANK([.$C$6]);0;ISNUMBER(SEARCH([.$C$6];[.$C58]&amp;&quot; &quot;&amp;[.$D58]&amp;&quot; &quot;&amp;[.$AG58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59]);&quot;-&quot;;[.C59])" office:value-type="string" office:string-value="-" calcext:value-type="string">
            <text:p>-</text:p>
          </table:table-cell>
          <table:table-cell table:style-name="ce169" table:formula="of:=IF(ISBLANK([.D59]);&quot;-&quot;;[.D59])" office:value-type="string" office:string-value="-" calcext:value-type="string">
            <text:p>-</text:p>
          </table:table-cell>
          <table:table-cell table:style-name="ce191" table:formula="of:=IF(ISNUMBER([.$F59]);IF(MIN([.$E59:.$F59])&lt;[.$F59];0;[.$F59]);IF(ISNUMBER([.$E59]);[.$E59];IF(ISBLANK([.$D59]);&quot;-&quot;;&quot;?&quot;)))" office:value-type="string" office:string-value="-" calcext:value-type="string">
            <text:p>-</text:p>
          </table:table-cell>
          <table:table-cell table:style-name="ce200" table:formula="of:=IF(ISNUMBER([.$AN59]);IF([.$AN59]&lt;=plan_semaine_fin;MAX([.$AN59];[.AO$7]);98);IF([.$AN5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59]);SUMIF([.$AT$8:.$BM$8];[.$AN59];[.$I59:.$AD59])&gt;0;0)" office:value-type="float" office:value="0" calcext:value-type="float">
            <text:p>0</text:p>
          </table:table-cell>
          <table:table-cell table:style-name="ce213" table:formula="of:=IF(ISNUMBER([.$AN59]);[.$AN5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59];0;[.AT$6]));IF(OFFSET([.$H59];0;[.AT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AU$6]));IF(OFFSET([.$H59];0;[.AU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AV$6]));IF(OFFSET([.$H59];0;[.AV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AW$6]));IF(OFFSET([.$H59];0;[.AW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AX$6]));IF(OFFSET([.$H59];0;[.AX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AY$6]));IF(OFFSET([.$H59];0;[.AY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AZ$6]));IF(OFFSET([.$H59];0;[.AZ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A$6]));IF(OFFSET([.$H59];0;[.BA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B$6]));IF(OFFSET([.$H59];0;[.BB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C$6]));IF(OFFSET([.$H59];0;[.BC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D$6]));IF(OFFSET([.$H59];0;[.BD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E$6]));IF(OFFSET([.$H59];0;[.BE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F$6]));IF(OFFSET([.$H59];0;[.BF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G$6]));IF(OFFSET([.$H59];0;[.BG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H$6]));IF(OFFSET([.$H59];0;[.BH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I$6]));IF(OFFSET([.$H59];0;[.BI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J$6]));IF(OFFSET([.$H59];0;[.BJ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K$6]));IF(OFFSET([.$H59];0;[.BK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L$6]));IF(OFFSET([.$H59];0;[.BL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M$6]));IF(OFFSET([.$H59];0;[.BM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N$6]));IF(OFFSET([.$H59];0;[.BN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O$6]));IF(OFFSET([.$H59];0;[.BO$6])&gt;0;[.$AO59];&quot;(zéro)&quot;);&quot;-&quot;)" office:value-type="string" office:string-value="-" calcext:value-type="string">
            <text:p>-</text:p>
          </table:table-cell>
          <table:table-cell table:style-name="ce191" table:formula="of:=IF(ISNUMBER(OFFSET([.$H59];0;[.BP$6]));IF(OFFSET([.$H59];0;[.BP$6])&gt;0;[.$AO5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59]));OR([.D59]=OFFSET([.D59];-1;0);[.D59]=&quot;+&quot;))" office:value-type="float" office:value="0" calcext:value-type="float">
            <text:p>0</text:p>
          </table:table-cell>
          <table:table-cell table:style-name="ce233" table:formula="of:=IF(NOT([.BR59]);MATCH(0;OFFSET([.BR5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59]=&quot;&quot;;[.$C59]=&quot;absences&quot;);0;NOT(ISNUMBER(MATCH([.$C59];OFFSET(#REF!;1;0;999;1);0))))" office:value-type="float" office:value="0" calcext:value-type="float">
            <text:p>0</text:p>
          </table:table-cell>
          <table:table-cell table:style-name="ce246" table:formula="of:=[.$C59]&amp;&quot;_&quot;&amp;TEXT([.$AO59];&quot;00&quot;)" office:value-type="string" office:string-value="_-" calcext:value-type="string">
            <text:p>_-</text:p>
          </table:table-cell>
          <table:table-cell table:style-name="ce191" table:formula="of:=IF([.C59]=&quot;&quot;;&quot;&quot;;&quot;'notes_&quot;&amp;[.C59]&amp;&quot;'!a1&quot;)">
            <text:p/>
          </table:table-cell>
          <table:table-cell table:style-name="ce253" table:formula="of:=IF(ISBLANK([.$C$6]);0;ISNUMBER(SEARCH([.$C$6];[.$C59]&amp;&quot; &quot;&amp;[.$D59]&amp;&quot; &quot;&amp;[.$AG59])))" office:value-type="float" office:value="0" calcext:value-type="float">
            <text:p>0</text:p>
          </table:table-cell>
          <table:table-cell table:number-columns-repeated="948"/>
        </table:table-row>
        <table:table-row table:style-name="ro16">
          <table:table-cell table:style-name="ce63"/>
          <table:table-cell table:style-name="ce74" table:number-columns-repeated="3"/>
          <table:table-cell table:style-name="ce106"/>
          <table:table-cell table:style-name="ce121"/>
          <table:table-cell table:style-name="ce129"/>
          <table:table-cell table:style-name="ce134"/>
          <table:table-cell table:style-name="ce145" table:number-columns-repeated="23"/>
          <table:table-cell table:style-name="ce158" table:number-columns-repeated="2"/>
          <table:table-cell table:style-name="ce164" table:number-columns-repeated="4"/>
          <table:table-cell table:style-name="ce173" table:formula="of:=IF(ISBLANK([.C60]);&quot;-&quot;;[.C60])" office:value-type="string" office:string-value="-" calcext:value-type="string">
            <text:p>-</text:p>
          </table:table-cell>
          <table:table-cell table:style-name="ce181"/>
          <table:table-cell table:style-name="ce190"/>
          <table:table-cell table:style-name="ce199" office:value-type="string" calcext:value-type="string">
            <text:p>-</text:p>
          </table:table-cell>
          <table:table-cell table:style-name="ce190"/>
          <table:table-cell table:style-name="ce214" table:number-columns-repeated="2"/>
          <table:table-cell table:style-name="ce221"/>
          <table:table-cell table:style-name="ce190" table:number-columns-repeated="23"/>
          <table:table-cell table:style-name="ce228"/>
          <table:table-cell table:style-name="ce237" table:formula="of:=FALSE()" office:value-type="float" office:value="0" calcext:value-type="float">
            <text:p>0</text:p>
          </table:table-cell>
          <table:table-cell table:style-name="ce237"/>
          <table:table-cell table:style-name="ce228" table:number-columns-repeated="2"/>
          <table:table-cell table:style-name="ce190"/>
          <table:table-cell table:style-name="ce228" table:formula="of:=IF([.C60]=&quot;&quot;;&quot;&quot;;&quot;'notes_&quot;&amp;[.C60]&amp;&quot;'!a1&quot;)">
            <text:p/>
          </table:table-cell>
          <table:table-cell table:style-name="ce228"/>
          <table:table-cell table:style-name="ce164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61]);&quot;-&quot;;[.C61])" office:value-type="string" office:string-value="-" calcext:value-type="string">
            <text:p>-</text:p>
          </table:table-cell>
          <table:table-cell table:style-name="ce169" table:formula="of:=IF(ISBLANK([.D61]);&quot;-&quot;;[.D61])" office:value-type="string" office:string-value="-" calcext:value-type="string">
            <text:p>-</text:p>
          </table:table-cell>
          <table:table-cell table:style-name="ce191" table:formula="of:=IF(ISNUMBER([.$F61]);IF(MIN([.$E61:.$F61])&lt;[.$F61];0;[.$F61]);IF(ISNUMBER([.$E61]);[.$E61];IF(ISBLANK([.$D61]);&quot;-&quot;;&quot;?&quot;)))" office:value-type="string" office:string-value="-" calcext:value-type="string">
            <text:p>-</text:p>
          </table:table-cell>
          <table:table-cell table:style-name="ce200" table:formula="of:=IF(ISNUMBER([.$AN61]);IF([.$AN61]&lt;=plan_semaine_fin;MAX([.$AN61];[.AO$7]);98);IF([.$AN6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61]);SUMIF([.$AT$8:.$BM$8];[.$AN61];[.$I61:.$AD61])&gt;0;0)" office:value-type="float" office:value="0" calcext:value-type="float">
            <text:p>0</text:p>
          </table:table-cell>
          <table:table-cell table:style-name="ce213" table:formula="of:=IF(ISNUMBER([.$AN61]);[.$AN6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61];0;[.AT$6]));IF(OFFSET([.$H61];0;[.AT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AU$6]));IF(OFFSET([.$H61];0;[.AU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AV$6]));IF(OFFSET([.$H61];0;[.AV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AW$6]));IF(OFFSET([.$H61];0;[.AW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AX$6]));IF(OFFSET([.$H61];0;[.AX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AY$6]));IF(OFFSET([.$H61];0;[.AY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AZ$6]));IF(OFFSET([.$H61];0;[.AZ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A$6]));IF(OFFSET([.$H61];0;[.BA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B$6]));IF(OFFSET([.$H61];0;[.BB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C$6]));IF(OFFSET([.$H61];0;[.BC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D$6]));IF(OFFSET([.$H61];0;[.BD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E$6]));IF(OFFSET([.$H61];0;[.BE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F$6]));IF(OFFSET([.$H61];0;[.BF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G$6]));IF(OFFSET([.$H61];0;[.BG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H$6]));IF(OFFSET([.$H61];0;[.BH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I$6]));IF(OFFSET([.$H61];0;[.BI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J$6]));IF(OFFSET([.$H61];0;[.BJ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K$6]));IF(OFFSET([.$H61];0;[.BK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L$6]));IF(OFFSET([.$H61];0;[.BL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M$6]));IF(OFFSET([.$H61];0;[.BM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N$6]));IF(OFFSET([.$H61];0;[.BN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O$6]));IF(OFFSET([.$H61];0;[.BO$6])&gt;0;[.$AO61];&quot;(zéro)&quot;);&quot;-&quot;)" office:value-type="string" office:string-value="-" calcext:value-type="string">
            <text:p>-</text:p>
          </table:table-cell>
          <table:table-cell table:style-name="ce191" table:formula="of:=IF(ISNUMBER(OFFSET([.$H61];0;[.BP$6]));IF(OFFSET([.$H61];0;[.BP$6])&gt;0;[.$AO6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61]));OR([.D61]=OFFSET([.D61];-1;0);[.D61]=&quot;+&quot;))" office:value-type="float" office:value="0" calcext:value-type="float">
            <text:p>0</text:p>
          </table:table-cell>
          <table:table-cell table:style-name="ce233" table:formula="of:=IF(NOT([.BR61]);MATCH(0;OFFSET([.BR6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61]=&quot;&quot;;[.$C61]=&quot;absences&quot;);0;NOT(ISNUMBER(MATCH([.$C61];OFFSET(#REF!;1;0;999;1);0))))" office:value-type="float" office:value="0" calcext:value-type="float">
            <text:p>0</text:p>
          </table:table-cell>
          <table:table-cell table:style-name="ce246" table:formula="of:=[.$C61]&amp;&quot;_&quot;&amp;TEXT([.$AO61];&quot;00&quot;)" office:value-type="string" office:string-value="_-" calcext:value-type="string">
            <text:p>_-</text:p>
          </table:table-cell>
          <table:table-cell table:style-name="ce191" table:formula="of:=IF([.C61]=&quot;&quot;;&quot;&quot;;&quot;'notes_&quot;&amp;[.C61]&amp;&quot;'!a1&quot;)">
            <text:p/>
          </table:table-cell>
          <table:table-cell table:style-name="ce253" table:formula="of:=IF(ISBLANK([.$C$6]);0;ISNUMBER(SEARCH([.$C$6];[.$C61]&amp;&quot; &quot;&amp;[.$D61]&amp;&quot; &quot;&amp;[.$AG6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62]);&quot;-&quot;;[.C62])" office:value-type="string" office:string-value="-" calcext:value-type="string">
            <text:p>-</text:p>
          </table:table-cell>
          <table:table-cell table:style-name="ce169" table:formula="of:=IF(ISBLANK([.D62]);&quot;-&quot;;[.D62])" office:value-type="string" office:string-value="-" calcext:value-type="string">
            <text:p>-</text:p>
          </table:table-cell>
          <table:table-cell table:style-name="ce191" table:formula="of:=IF(ISNUMBER([.$F62]);IF(MIN([.$E62:.$F62])&lt;[.$F62];0;[.$F62]);IF(ISNUMBER([.$E62]);[.$E62];IF(ISBLANK([.$D62]);&quot;-&quot;;&quot;?&quot;)))" office:value-type="string" office:string-value="-" calcext:value-type="string">
            <text:p>-</text:p>
          </table:table-cell>
          <table:table-cell table:style-name="ce200" table:formula="of:=IF(ISNUMBER([.$AN62]);IF([.$AN62]&lt;=plan_semaine_fin;MAX([.$AN62];[.AO$7]);98);IF([.$AN6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62]);SUMIF([.$AT$8:.$BM$8];[.$AN62];[.$I62:.$AD62])&gt;0;0)" office:value-type="float" office:value="0" calcext:value-type="float">
            <text:p>0</text:p>
          </table:table-cell>
          <table:table-cell table:style-name="ce213" table:formula="of:=IF(ISNUMBER([.$AN62]);[.$AN6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62];0;[.AT$6]));IF(OFFSET([.$H62];0;[.AT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AU$6]));IF(OFFSET([.$H62];0;[.AU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AV$6]));IF(OFFSET([.$H62];0;[.AV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AW$6]));IF(OFFSET([.$H62];0;[.AW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AX$6]));IF(OFFSET([.$H62];0;[.AX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AY$6]));IF(OFFSET([.$H62];0;[.AY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AZ$6]));IF(OFFSET([.$H62];0;[.AZ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A$6]));IF(OFFSET([.$H62];0;[.BA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B$6]));IF(OFFSET([.$H62];0;[.BB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C$6]));IF(OFFSET([.$H62];0;[.BC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D$6]));IF(OFFSET([.$H62];0;[.BD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E$6]));IF(OFFSET([.$H62];0;[.BE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F$6]));IF(OFFSET([.$H62];0;[.BF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G$6]));IF(OFFSET([.$H62];0;[.BG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H$6]));IF(OFFSET([.$H62];0;[.BH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I$6]));IF(OFFSET([.$H62];0;[.BI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J$6]));IF(OFFSET([.$H62];0;[.BJ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K$6]));IF(OFFSET([.$H62];0;[.BK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L$6]));IF(OFFSET([.$H62];0;[.BL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M$6]));IF(OFFSET([.$H62];0;[.BM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N$6]));IF(OFFSET([.$H62];0;[.BN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O$6]));IF(OFFSET([.$H62];0;[.BO$6])&gt;0;[.$AO62];&quot;(zéro)&quot;);&quot;-&quot;)" office:value-type="string" office:string-value="-" calcext:value-type="string">
            <text:p>-</text:p>
          </table:table-cell>
          <table:table-cell table:style-name="ce191" table:formula="of:=IF(ISNUMBER(OFFSET([.$H62];0;[.BP$6]));IF(OFFSET([.$H62];0;[.BP$6])&gt;0;[.$AO6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62]));OR([.D62]=OFFSET([.D62];-1;0);[.D62]=&quot;+&quot;))" office:value-type="float" office:value="0" calcext:value-type="float">
            <text:p>0</text:p>
          </table:table-cell>
          <table:table-cell table:style-name="ce233" table:formula="of:=IF(NOT([.BR62]);MATCH(0;OFFSET([.BR6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62]=&quot;&quot;;[.$C62]=&quot;absences&quot;);0;NOT(ISNUMBER(MATCH([.$C62];OFFSET(#REF!;1;0;999;1);0))))" office:value-type="float" office:value="0" calcext:value-type="float">
            <text:p>0</text:p>
          </table:table-cell>
          <table:table-cell table:style-name="ce246" table:formula="of:=[.$C62]&amp;&quot;_&quot;&amp;TEXT([.$AO62];&quot;00&quot;)" office:value-type="string" office:string-value="_-" calcext:value-type="string">
            <text:p>_-</text:p>
          </table:table-cell>
          <table:table-cell table:style-name="ce191" table:formula="of:=IF([.C62]=&quot;&quot;;&quot;&quot;;&quot;'notes_&quot;&amp;[.C62]&amp;&quot;'!a1&quot;)">
            <text:p/>
          </table:table-cell>
          <table:table-cell table:style-name="ce253" table:formula="of:=IF(ISBLANK([.$C$6]);0;ISNUMBER(SEARCH([.$C$6];[.$C62]&amp;&quot; &quot;&amp;[.$D62]&amp;&quot; &quot;&amp;[.$AG6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63]);&quot;-&quot;;[.C63])" office:value-type="string" office:string-value="-" calcext:value-type="string">
            <text:p>-</text:p>
          </table:table-cell>
          <table:table-cell table:style-name="ce169" table:formula="of:=IF(ISBLANK([.D63]);&quot;-&quot;;[.D63])" office:value-type="string" office:string-value="-" calcext:value-type="string">
            <text:p>-</text:p>
          </table:table-cell>
          <table:table-cell table:style-name="ce191" table:formula="of:=IF(ISNUMBER([.$F63]);IF(MIN([.$E63:.$F63])&lt;[.$F63];0;[.$F63]);IF(ISNUMBER([.$E63]);[.$E63];IF(ISBLANK([.$D63]);&quot;-&quot;;&quot;?&quot;)))" office:value-type="string" office:string-value="-" calcext:value-type="string">
            <text:p>-</text:p>
          </table:table-cell>
          <table:table-cell table:style-name="ce200" table:formula="of:=IF(ISNUMBER([.$AN63]);IF([.$AN63]&lt;=plan_semaine_fin;MAX([.$AN63];[.AO$7]);98);IF([.$AN6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63]);SUMIF([.$AT$8:.$BM$8];[.$AN63];[.$I63:.$AD63])&gt;0;0)" office:value-type="float" office:value="0" calcext:value-type="float">
            <text:p>0</text:p>
          </table:table-cell>
          <table:table-cell table:style-name="ce213" table:formula="of:=IF(ISNUMBER([.$AN63]);[.$AN6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63];0;[.AT$6]));IF(OFFSET([.$H63];0;[.AT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AU$6]));IF(OFFSET([.$H63];0;[.AU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AV$6]));IF(OFFSET([.$H63];0;[.AV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AW$6]));IF(OFFSET([.$H63];0;[.AW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AX$6]));IF(OFFSET([.$H63];0;[.AX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AY$6]));IF(OFFSET([.$H63];0;[.AY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AZ$6]));IF(OFFSET([.$H63];0;[.AZ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A$6]));IF(OFFSET([.$H63];0;[.BA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B$6]));IF(OFFSET([.$H63];0;[.BB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C$6]));IF(OFFSET([.$H63];0;[.BC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D$6]));IF(OFFSET([.$H63];0;[.BD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E$6]));IF(OFFSET([.$H63];0;[.BE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F$6]));IF(OFFSET([.$H63];0;[.BF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G$6]));IF(OFFSET([.$H63];0;[.BG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H$6]));IF(OFFSET([.$H63];0;[.BH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I$6]));IF(OFFSET([.$H63];0;[.BI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J$6]));IF(OFFSET([.$H63];0;[.BJ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K$6]));IF(OFFSET([.$H63];0;[.BK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L$6]));IF(OFFSET([.$H63];0;[.BL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M$6]));IF(OFFSET([.$H63];0;[.BM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N$6]));IF(OFFSET([.$H63];0;[.BN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O$6]));IF(OFFSET([.$H63];0;[.BO$6])&gt;0;[.$AO63];&quot;(zéro)&quot;);&quot;-&quot;)" office:value-type="string" office:string-value="-" calcext:value-type="string">
            <text:p>-</text:p>
          </table:table-cell>
          <table:table-cell table:style-name="ce191" table:formula="of:=IF(ISNUMBER(OFFSET([.$H63];0;[.BP$6]));IF(OFFSET([.$H63];0;[.BP$6])&gt;0;[.$AO6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63]));OR([.D63]=OFFSET([.D63];-1;0);[.D63]=&quot;+&quot;))" office:value-type="float" office:value="0" calcext:value-type="float">
            <text:p>0</text:p>
          </table:table-cell>
          <table:table-cell table:style-name="ce233" table:formula="of:=IF(NOT([.BR63]);MATCH(0;OFFSET([.BR6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63]=&quot;&quot;;[.$C63]=&quot;absences&quot;);0;NOT(ISNUMBER(MATCH([.$C63];OFFSET(#REF!;1;0;999;1);0))))" office:value-type="float" office:value="0" calcext:value-type="float">
            <text:p>0</text:p>
          </table:table-cell>
          <table:table-cell table:style-name="ce246" table:formula="of:=[.$C63]&amp;&quot;_&quot;&amp;TEXT([.$AO63];&quot;00&quot;)" office:value-type="string" office:string-value="_-" calcext:value-type="string">
            <text:p>_-</text:p>
          </table:table-cell>
          <table:table-cell table:style-name="ce191" table:formula="of:=IF([.C63]=&quot;&quot;;&quot;&quot;;&quot;'notes_&quot;&amp;[.C63]&amp;&quot;'!a1&quot;)">
            <text:p/>
          </table:table-cell>
          <table:table-cell table:style-name="ce253" table:formula="of:=IF(ISBLANK([.$C$6]);0;ISNUMBER(SEARCH([.$C$6];[.$C63]&amp;&quot; &quot;&amp;[.$D63]&amp;&quot; &quot;&amp;[.$AG6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64]);&quot;-&quot;;[.C64])" office:value-type="string" office:string-value="-" calcext:value-type="string">
            <text:p>-</text:p>
          </table:table-cell>
          <table:table-cell table:style-name="ce169" table:formula="of:=IF(ISBLANK([.D64]);&quot;-&quot;;[.D64])" office:value-type="string" office:string-value="-" calcext:value-type="string">
            <text:p>-</text:p>
          </table:table-cell>
          <table:table-cell table:style-name="ce191" table:formula="of:=IF(ISNUMBER([.$F64]);IF(MIN([.$E64:.$F64])&lt;[.$F64];0;[.$F64]);IF(ISNUMBER([.$E64]);[.$E64];IF(ISBLANK([.$D64]);&quot;-&quot;;&quot;?&quot;)))" office:value-type="string" office:string-value="-" calcext:value-type="string">
            <text:p>-</text:p>
          </table:table-cell>
          <table:table-cell table:style-name="ce200" table:formula="of:=IF(ISNUMBER([.$AN64]);IF([.$AN64]&lt;=plan_semaine_fin;MAX([.$AN64];[.AO$7]);98);IF([.$AN6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64]);SUMIF([.$AT$8:.$BM$8];[.$AN64];[.$I64:.$AD64])&gt;0;0)" office:value-type="float" office:value="0" calcext:value-type="float">
            <text:p>0</text:p>
          </table:table-cell>
          <table:table-cell table:style-name="ce213" table:formula="of:=IF(ISNUMBER([.$AN64]);[.$AN6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64];0;[.AT$6]));IF(OFFSET([.$H64];0;[.AT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AU$6]));IF(OFFSET([.$H64];0;[.AU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AV$6]));IF(OFFSET([.$H64];0;[.AV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AW$6]));IF(OFFSET([.$H64];0;[.AW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AX$6]));IF(OFFSET([.$H64];0;[.AX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AY$6]));IF(OFFSET([.$H64];0;[.AY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AZ$6]));IF(OFFSET([.$H64];0;[.AZ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A$6]));IF(OFFSET([.$H64];0;[.BA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B$6]));IF(OFFSET([.$H64];0;[.BB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C$6]));IF(OFFSET([.$H64];0;[.BC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D$6]));IF(OFFSET([.$H64];0;[.BD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E$6]));IF(OFFSET([.$H64];0;[.BE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F$6]));IF(OFFSET([.$H64];0;[.BF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G$6]));IF(OFFSET([.$H64];0;[.BG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H$6]));IF(OFFSET([.$H64];0;[.BH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I$6]));IF(OFFSET([.$H64];0;[.BI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J$6]));IF(OFFSET([.$H64];0;[.BJ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K$6]));IF(OFFSET([.$H64];0;[.BK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L$6]));IF(OFFSET([.$H64];0;[.BL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M$6]));IF(OFFSET([.$H64];0;[.BM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N$6]));IF(OFFSET([.$H64];0;[.BN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O$6]));IF(OFFSET([.$H64];0;[.BO$6])&gt;0;[.$AO64];&quot;(zéro)&quot;);&quot;-&quot;)" office:value-type="string" office:string-value="-" calcext:value-type="string">
            <text:p>-</text:p>
          </table:table-cell>
          <table:table-cell table:style-name="ce191" table:formula="of:=IF(ISNUMBER(OFFSET([.$H64];0;[.BP$6]));IF(OFFSET([.$H64];0;[.BP$6])&gt;0;[.$AO6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64]));OR([.D64]=OFFSET([.D64];-1;0);[.D64]=&quot;+&quot;))" office:value-type="float" office:value="0" calcext:value-type="float">
            <text:p>0</text:p>
          </table:table-cell>
          <table:table-cell table:style-name="ce233" table:formula="of:=IF(NOT([.BR64]);MATCH(0;OFFSET([.BR6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64]=&quot;&quot;;[.$C64]=&quot;absences&quot;);0;NOT(ISNUMBER(MATCH([.$C64];OFFSET(#REF!;1;0;999;1);0))))" office:value-type="float" office:value="0" calcext:value-type="float">
            <text:p>0</text:p>
          </table:table-cell>
          <table:table-cell table:style-name="ce246" table:formula="of:=[.$C64]&amp;&quot;_&quot;&amp;TEXT([.$AO64];&quot;00&quot;)" office:value-type="string" office:string-value="_-" calcext:value-type="string">
            <text:p>_-</text:p>
          </table:table-cell>
          <table:table-cell table:style-name="ce191" table:formula="of:=IF([.C64]=&quot;&quot;;&quot;&quot;;&quot;'notes_&quot;&amp;[.C64]&amp;&quot;'!a1&quot;)">
            <text:p/>
          </table:table-cell>
          <table:table-cell table:style-name="ce253" table:formula="of:=IF(ISBLANK([.$C$6]);0;ISNUMBER(SEARCH([.$C$6];[.$C64]&amp;&quot; &quot;&amp;[.$D64]&amp;&quot; &quot;&amp;[.$AG6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65]);&quot;-&quot;;[.C65])" office:value-type="string" office:string-value="-" calcext:value-type="string">
            <text:p>-</text:p>
          </table:table-cell>
          <table:table-cell table:style-name="ce169" table:formula="of:=IF(ISBLANK([.D65]);&quot;-&quot;;[.D65])" office:value-type="string" office:string-value="-" calcext:value-type="string">
            <text:p>-</text:p>
          </table:table-cell>
          <table:table-cell table:style-name="ce191" table:formula="of:=IF(ISNUMBER([.$F65]);IF(MIN([.$E65:.$F65])&lt;[.$F65];0;[.$F65]);IF(ISNUMBER([.$E65]);[.$E65];IF(ISBLANK([.$D65]);&quot;-&quot;;&quot;?&quot;)))" office:value-type="string" office:string-value="-" calcext:value-type="string">
            <text:p>-</text:p>
          </table:table-cell>
          <table:table-cell table:style-name="ce200" table:formula="of:=IF(ISNUMBER([.$AN65]);IF([.$AN65]&lt;=plan_semaine_fin;MAX([.$AN65];[.AO$7]);98);IF([.$AN6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65]);SUMIF([.$AT$8:.$BM$8];[.$AN65];[.$I65:.$AD65])&gt;0;0)" office:value-type="float" office:value="0" calcext:value-type="float">
            <text:p>0</text:p>
          </table:table-cell>
          <table:table-cell table:style-name="ce213" table:formula="of:=IF(ISNUMBER([.$AN65]);[.$AN6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65];0;[.AT$6]));IF(OFFSET([.$H65];0;[.AT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AU$6]));IF(OFFSET([.$H65];0;[.AU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AV$6]));IF(OFFSET([.$H65];0;[.AV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AW$6]));IF(OFFSET([.$H65];0;[.AW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AX$6]));IF(OFFSET([.$H65];0;[.AX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AY$6]));IF(OFFSET([.$H65];0;[.AY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AZ$6]));IF(OFFSET([.$H65];0;[.AZ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A$6]));IF(OFFSET([.$H65];0;[.BA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B$6]));IF(OFFSET([.$H65];0;[.BB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C$6]));IF(OFFSET([.$H65];0;[.BC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D$6]));IF(OFFSET([.$H65];0;[.BD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E$6]));IF(OFFSET([.$H65];0;[.BE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F$6]));IF(OFFSET([.$H65];0;[.BF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G$6]));IF(OFFSET([.$H65];0;[.BG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H$6]));IF(OFFSET([.$H65];0;[.BH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I$6]));IF(OFFSET([.$H65];0;[.BI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J$6]));IF(OFFSET([.$H65];0;[.BJ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K$6]));IF(OFFSET([.$H65];0;[.BK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L$6]));IF(OFFSET([.$H65];0;[.BL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M$6]));IF(OFFSET([.$H65];0;[.BM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N$6]));IF(OFFSET([.$H65];0;[.BN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O$6]));IF(OFFSET([.$H65];0;[.BO$6])&gt;0;[.$AO65];&quot;(zéro)&quot;);&quot;-&quot;)" office:value-type="string" office:string-value="-" calcext:value-type="string">
            <text:p>-</text:p>
          </table:table-cell>
          <table:table-cell table:style-name="ce191" table:formula="of:=IF(ISNUMBER(OFFSET([.$H65];0;[.BP$6]));IF(OFFSET([.$H65];0;[.BP$6])&gt;0;[.$AO6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65]));OR([.D65]=OFFSET([.D65];-1;0);[.D65]=&quot;+&quot;))" office:value-type="float" office:value="0" calcext:value-type="float">
            <text:p>0</text:p>
          </table:table-cell>
          <table:table-cell table:style-name="ce233" table:formula="of:=IF(NOT([.BR65]);MATCH(0;OFFSET([.BR6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65]=&quot;&quot;;[.$C65]=&quot;absences&quot;);0;NOT(ISNUMBER(MATCH([.$C65];OFFSET(#REF!;1;0;999;1);0))))" office:value-type="float" office:value="0" calcext:value-type="float">
            <text:p>0</text:p>
          </table:table-cell>
          <table:table-cell table:style-name="ce246" table:formula="of:=[.$C65]&amp;&quot;_&quot;&amp;TEXT([.$AO65];&quot;00&quot;)" office:value-type="string" office:string-value="_-" calcext:value-type="string">
            <text:p>_-</text:p>
          </table:table-cell>
          <table:table-cell table:style-name="ce191" table:formula="of:=IF([.C65]=&quot;&quot;;&quot;&quot;;&quot;'notes_&quot;&amp;[.C65]&amp;&quot;'!a1&quot;)">
            <text:p/>
          </table:table-cell>
          <table:table-cell table:style-name="ce253" table:formula="of:=IF(ISBLANK([.$C$6]);0;ISNUMBER(SEARCH([.$C$6];[.$C65]&amp;&quot; &quot;&amp;[.$D65]&amp;&quot; &quot;&amp;[.$AG6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66]);&quot;-&quot;;[.C66])" office:value-type="string" office:string-value="-" calcext:value-type="string">
            <text:p>-</text:p>
          </table:table-cell>
          <table:table-cell table:style-name="ce169" table:formula="of:=IF(ISBLANK([.D66]);&quot;-&quot;;[.D66])" office:value-type="string" office:string-value="-" calcext:value-type="string">
            <text:p>-</text:p>
          </table:table-cell>
          <table:table-cell table:style-name="ce191" table:formula="of:=IF(ISNUMBER([.$F66]);IF(MIN([.$E66:.$F66])&lt;[.$F66];0;[.$F66]);IF(ISNUMBER([.$E66]);[.$E66];IF(ISBLANK([.$D66]);&quot;-&quot;;&quot;?&quot;)))" office:value-type="string" office:string-value="-" calcext:value-type="string">
            <text:p>-</text:p>
          </table:table-cell>
          <table:table-cell table:style-name="ce200" table:formula="of:=IF(ISNUMBER([.$AN66]);IF([.$AN66]&lt;=plan_semaine_fin;MAX([.$AN66];[.AO$7]);98);IF([.$AN6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66]);SUMIF([.$AT$8:.$BM$8];[.$AN66];[.$I66:.$AD66])&gt;0;0)" office:value-type="float" office:value="0" calcext:value-type="float">
            <text:p>0</text:p>
          </table:table-cell>
          <table:table-cell table:style-name="ce213" table:formula="of:=IF(ISNUMBER([.$AN66]);[.$AN6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66];0;[.AT$6]));IF(OFFSET([.$H66];0;[.AT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AU$6]));IF(OFFSET([.$H66];0;[.AU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AV$6]));IF(OFFSET([.$H66];0;[.AV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AW$6]));IF(OFFSET([.$H66];0;[.AW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AX$6]));IF(OFFSET([.$H66];0;[.AX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AY$6]));IF(OFFSET([.$H66];0;[.AY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AZ$6]));IF(OFFSET([.$H66];0;[.AZ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A$6]));IF(OFFSET([.$H66];0;[.BA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B$6]));IF(OFFSET([.$H66];0;[.BB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C$6]));IF(OFFSET([.$H66];0;[.BC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D$6]));IF(OFFSET([.$H66];0;[.BD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E$6]));IF(OFFSET([.$H66];0;[.BE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F$6]));IF(OFFSET([.$H66];0;[.BF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G$6]));IF(OFFSET([.$H66];0;[.BG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H$6]));IF(OFFSET([.$H66];0;[.BH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I$6]));IF(OFFSET([.$H66];0;[.BI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J$6]));IF(OFFSET([.$H66];0;[.BJ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K$6]));IF(OFFSET([.$H66];0;[.BK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L$6]));IF(OFFSET([.$H66];0;[.BL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M$6]));IF(OFFSET([.$H66];0;[.BM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N$6]));IF(OFFSET([.$H66];0;[.BN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O$6]));IF(OFFSET([.$H66];0;[.BO$6])&gt;0;[.$AO66];&quot;(zéro)&quot;);&quot;-&quot;)" office:value-type="string" office:string-value="-" calcext:value-type="string">
            <text:p>-</text:p>
          </table:table-cell>
          <table:table-cell table:style-name="ce191" table:formula="of:=IF(ISNUMBER(OFFSET([.$H66];0;[.BP$6]));IF(OFFSET([.$H66];0;[.BP$6])&gt;0;[.$AO6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66]));OR([.D66]=OFFSET([.D66];-1;0);[.D66]=&quot;+&quot;))" office:value-type="boolean" office:boolean-value="false" calcext:value-type="boolean">
            <text:p>FAUX</text:p>
          </table:table-cell>
          <table:table-cell table:style-name="ce233" table:formula="of:=IF(NOT([.BR66]);MATCH(0;OFFSET([.BR66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66]=&quot;&quot;;[.$C66]=&quot;absences&quot;);0;NOT(ISNUMBER(MATCH([.$C66];OFFSET(#REF!;1;0;999;1);0))))" office:value-type="boolean" office:boolean-value="false" calcext:value-type="boolean">
            <text:p>FAUX</text:p>
          </table:table-cell>
          <table:table-cell table:style-name="ce246" table:formula="of:=[.$C66]&amp;&quot;_&quot;&amp;TEXT([.$AO66];&quot;00&quot;)" office:value-type="string" office:string-value="_-" calcext:value-type="string">
            <text:p>_-</text:p>
          </table:table-cell>
          <table:table-cell table:style-name="ce191" table:formula="of:=IF([.C66]=&quot;&quot;;&quot;&quot;;&quot;'notes_&quot;&amp;[.C66]&amp;&quot;'!a1&quot;)">
            <text:p/>
          </table:table-cell>
          <table:table-cell table:style-name="ce253" table:formula="of:=IF(ISBLANK([.$C$6]);0;ISNUMBER(SEARCH([.$C$6];[.$C66]&amp;&quot; &quot;&amp;[.$D66]&amp;&quot; &quot;&amp;[.$AG6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67]);&quot;-&quot;;[.C67])" office:value-type="string" office:string-value="-" calcext:value-type="string">
            <text:p>-</text:p>
          </table:table-cell>
          <table:table-cell table:style-name="ce169" table:formula="of:=IF(ISBLANK([.D67]);&quot;-&quot;;[.D67])" office:value-type="string" office:string-value="-" calcext:value-type="string">
            <text:p>-</text:p>
          </table:table-cell>
          <table:table-cell table:style-name="ce191" table:formula="of:=IF(ISNUMBER([.$F67]);IF(MIN([.$E67:.$F67])&lt;[.$F67];0;[.$F67]);IF(ISNUMBER([.$E67]);[.$E67];IF(ISBLANK([.$D67]);&quot;-&quot;;&quot;?&quot;)))" office:value-type="string" office:string-value="-" calcext:value-type="string">
            <text:p>-</text:p>
          </table:table-cell>
          <table:table-cell table:style-name="ce200" table:formula="of:=IF(ISNUMBER([.$AN67]);IF([.$AN67]&lt;=plan_semaine_fin;MAX([.$AN67];[.AO$7]);98);IF([.$AN6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67]);SUMIF([.$AT$8:.$BM$8];[.$AN67];[.$I67:.$AD67])&gt;0;0)" office:value-type="float" office:value="0" calcext:value-type="float">
            <text:p>0</text:p>
          </table:table-cell>
          <table:table-cell table:style-name="ce213" table:formula="of:=IF(ISNUMBER([.$AN67]);[.$AN6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67];0;[.AT$6]));IF(OFFSET([.$H67];0;[.AT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AU$6]));IF(OFFSET([.$H67];0;[.AU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AV$6]));IF(OFFSET([.$H67];0;[.AV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AW$6]));IF(OFFSET([.$H67];0;[.AW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AX$6]));IF(OFFSET([.$H67];0;[.AX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AY$6]));IF(OFFSET([.$H67];0;[.AY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AZ$6]));IF(OFFSET([.$H67];0;[.AZ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A$6]));IF(OFFSET([.$H67];0;[.BA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B$6]));IF(OFFSET([.$H67];0;[.BB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C$6]));IF(OFFSET([.$H67];0;[.BC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D$6]));IF(OFFSET([.$H67];0;[.BD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E$6]));IF(OFFSET([.$H67];0;[.BE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F$6]));IF(OFFSET([.$H67];0;[.BF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G$6]));IF(OFFSET([.$H67];0;[.BG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H$6]));IF(OFFSET([.$H67];0;[.BH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I$6]));IF(OFFSET([.$H67];0;[.BI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J$6]));IF(OFFSET([.$H67];0;[.BJ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K$6]));IF(OFFSET([.$H67];0;[.BK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L$6]));IF(OFFSET([.$H67];0;[.BL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M$6]));IF(OFFSET([.$H67];0;[.BM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N$6]));IF(OFFSET([.$H67];0;[.BN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O$6]));IF(OFFSET([.$H67];0;[.BO$6])&gt;0;[.$AO67];&quot;(zéro)&quot;);&quot;-&quot;)" office:value-type="string" office:string-value="-" calcext:value-type="string">
            <text:p>-</text:p>
          </table:table-cell>
          <table:table-cell table:style-name="ce191" table:formula="of:=IF(ISNUMBER(OFFSET([.$H67];0;[.BP$6]));IF(OFFSET([.$H67];0;[.BP$6])&gt;0;[.$AO6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67]));OR([.D67]=OFFSET([.D67];-1;0);[.D67]=&quot;+&quot;))" office:value-type="boolean" office:boolean-value="false" calcext:value-type="boolean">
            <text:p>FAUX</text:p>
          </table:table-cell>
          <table:table-cell table:style-name="ce233" table:formula="of:=IF(NOT([.BR67]);MATCH(0;OFFSET([.BR67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67]=&quot;&quot;;[.$C67]=&quot;absences&quot;);0;NOT(ISNUMBER(MATCH([.$C67];OFFSET(#REF!;1;0;999;1);0))))" office:value-type="boolean" office:boolean-value="false" calcext:value-type="boolean">
            <text:p>FAUX</text:p>
          </table:table-cell>
          <table:table-cell table:style-name="ce246" table:formula="of:=[.$C67]&amp;&quot;_&quot;&amp;TEXT([.$AO67];&quot;00&quot;)" office:value-type="string" office:string-value="_-" calcext:value-type="string">
            <text:p>_-</text:p>
          </table:table-cell>
          <table:table-cell table:style-name="ce191" table:formula="of:=IF([.C67]=&quot;&quot;;&quot;&quot;;&quot;'notes_&quot;&amp;[.C67]&amp;&quot;'!a1&quot;)">
            <text:p/>
          </table:table-cell>
          <table:table-cell table:style-name="ce253" table:formula="of:=IF(ISBLANK([.$C$6]);0;ISNUMBER(SEARCH([.$C$6];[.$C67]&amp;&quot; &quot;&amp;[.$D67]&amp;&quot; &quot;&amp;[.$AG6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68]);&quot;-&quot;;[.C68])" office:value-type="string" office:string-value="-" calcext:value-type="string">
            <text:p>-</text:p>
          </table:table-cell>
          <table:table-cell table:style-name="ce169" table:formula="of:=IF(ISBLANK([.D68]);&quot;-&quot;;[.D68])" office:value-type="string" office:string-value="-" calcext:value-type="string">
            <text:p>-</text:p>
          </table:table-cell>
          <table:table-cell table:style-name="ce191" table:formula="of:=IF(ISNUMBER([.$F68]);IF(MIN([.$E68:.$F68])&lt;[.$F68];0;[.$F68]);IF(ISNUMBER([.$E68]);[.$E68];IF(ISBLANK([.$D68]);&quot;-&quot;;&quot;?&quot;)))" office:value-type="string" office:string-value="-" calcext:value-type="string">
            <text:p>-</text:p>
          </table:table-cell>
          <table:table-cell table:style-name="ce200" table:formula="of:=IF(ISNUMBER([.$AN68]);IF([.$AN68]&lt;=plan_semaine_fin;MAX([.$AN68];[.AO$7]);98);IF([.$AN6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68]);SUMIF([.$AT$8:.$BM$8];[.$AN68];[.$I68:.$AD68])&gt;0;0)" office:value-type="float" office:value="0" calcext:value-type="float">
            <text:p>0</text:p>
          </table:table-cell>
          <table:table-cell table:style-name="ce213" table:formula="of:=IF(ISNUMBER([.$AN68]);[.$AN6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68];0;[.AT$6]));IF(OFFSET([.$H68];0;[.AT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AU$6]));IF(OFFSET([.$H68];0;[.AU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AV$6]));IF(OFFSET([.$H68];0;[.AV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AW$6]));IF(OFFSET([.$H68];0;[.AW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AX$6]));IF(OFFSET([.$H68];0;[.AX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AY$6]));IF(OFFSET([.$H68];0;[.AY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AZ$6]));IF(OFFSET([.$H68];0;[.AZ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A$6]));IF(OFFSET([.$H68];0;[.BA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B$6]));IF(OFFSET([.$H68];0;[.BB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C$6]));IF(OFFSET([.$H68];0;[.BC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D$6]));IF(OFFSET([.$H68];0;[.BD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E$6]));IF(OFFSET([.$H68];0;[.BE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F$6]));IF(OFFSET([.$H68];0;[.BF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G$6]));IF(OFFSET([.$H68];0;[.BG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H$6]));IF(OFFSET([.$H68];0;[.BH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I$6]));IF(OFFSET([.$H68];0;[.BI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J$6]));IF(OFFSET([.$H68];0;[.BJ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K$6]));IF(OFFSET([.$H68];0;[.BK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L$6]));IF(OFFSET([.$H68];0;[.BL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M$6]));IF(OFFSET([.$H68];0;[.BM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N$6]));IF(OFFSET([.$H68];0;[.BN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O$6]));IF(OFFSET([.$H68];0;[.BO$6])&gt;0;[.$AO68];&quot;(zéro)&quot;);&quot;-&quot;)" office:value-type="string" office:string-value="-" calcext:value-type="string">
            <text:p>-</text:p>
          </table:table-cell>
          <table:table-cell table:style-name="ce191" table:formula="of:=IF(ISNUMBER(OFFSET([.$H68];0;[.BP$6]));IF(OFFSET([.$H68];0;[.BP$6])&gt;0;[.$AO6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68]));OR([.D68]=OFFSET([.D68];-1;0);[.D68]=&quot;+&quot;))" office:value-type="boolean" office:boolean-value="false" calcext:value-type="boolean">
            <text:p>FAUX</text:p>
          </table:table-cell>
          <table:table-cell table:style-name="ce233" table:formula="of:=IF(NOT([.BR68]);MATCH(0;OFFSET([.BR68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68]=&quot;&quot;;[.$C68]=&quot;absences&quot;);0;NOT(ISNUMBER(MATCH([.$C68];OFFSET(#REF!;1;0;999;1);0))))" office:value-type="boolean" office:boolean-value="false" calcext:value-type="boolean">
            <text:p>FAUX</text:p>
          </table:table-cell>
          <table:table-cell table:style-name="ce246" table:formula="of:=[.$C68]&amp;&quot;_&quot;&amp;TEXT([.$AO68];&quot;00&quot;)" office:value-type="string" office:string-value="_-" calcext:value-type="string">
            <text:p>_-</text:p>
          </table:table-cell>
          <table:table-cell table:style-name="ce191" table:formula="of:=IF([.C68]=&quot;&quot;;&quot;&quot;;&quot;'notes_&quot;&amp;[.C68]&amp;&quot;'!a1&quot;)">
            <text:p/>
          </table:table-cell>
          <table:table-cell table:style-name="ce253" table:formula="of:=IF(ISBLANK([.$C$6]);0;ISNUMBER(SEARCH([.$C$6];[.$C68]&amp;&quot; &quot;&amp;[.$D68]&amp;&quot; &quot;&amp;[.$AG68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69]);&quot;-&quot;;[.C69])" office:value-type="string" office:string-value="-" calcext:value-type="string">
            <text:p>-</text:p>
          </table:table-cell>
          <table:table-cell table:style-name="ce169" table:formula="of:=IF(ISBLANK([.D69]);&quot;-&quot;;[.D69])" office:value-type="string" office:string-value="-" calcext:value-type="string">
            <text:p>-</text:p>
          </table:table-cell>
          <table:table-cell table:style-name="ce191" table:formula="of:=IF(ISNUMBER([.$F69]);IF(MIN([.$E69:.$F69])&lt;[.$F69];0;[.$F69]);IF(ISNUMBER([.$E69]);[.$E69];IF(ISBLANK([.$D69]);&quot;-&quot;;&quot;?&quot;)))" office:value-type="string" office:string-value="-" calcext:value-type="string">
            <text:p>-</text:p>
          </table:table-cell>
          <table:table-cell table:style-name="ce200" table:formula="of:=IF(ISNUMBER([.$AN69]);IF([.$AN69]&lt;=plan_semaine_fin;MAX([.$AN69];[.AO$7]);98);IF([.$AN6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69]);SUMIF([.$AT$8:.$BM$8];[.$AN69];[.$I69:.$AD69])&gt;0;0)" office:value-type="float" office:value="0" calcext:value-type="float">
            <text:p>0</text:p>
          </table:table-cell>
          <table:table-cell table:style-name="ce213" table:formula="of:=IF(ISNUMBER([.$AN69]);[.$AN6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69];0;[.AT$6]));IF(OFFSET([.$H69];0;[.AT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AU$6]));IF(OFFSET([.$H69];0;[.AU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AV$6]));IF(OFFSET([.$H69];0;[.AV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AW$6]));IF(OFFSET([.$H69];0;[.AW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AX$6]));IF(OFFSET([.$H69];0;[.AX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AY$6]));IF(OFFSET([.$H69];0;[.AY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AZ$6]));IF(OFFSET([.$H69];0;[.AZ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A$6]));IF(OFFSET([.$H69];0;[.BA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B$6]));IF(OFFSET([.$H69];0;[.BB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C$6]));IF(OFFSET([.$H69];0;[.BC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D$6]));IF(OFFSET([.$H69];0;[.BD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E$6]));IF(OFFSET([.$H69];0;[.BE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F$6]));IF(OFFSET([.$H69];0;[.BF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G$6]));IF(OFFSET([.$H69];0;[.BG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H$6]));IF(OFFSET([.$H69];0;[.BH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I$6]));IF(OFFSET([.$H69];0;[.BI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J$6]));IF(OFFSET([.$H69];0;[.BJ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K$6]));IF(OFFSET([.$H69];0;[.BK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L$6]));IF(OFFSET([.$H69];0;[.BL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M$6]));IF(OFFSET([.$H69];0;[.BM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N$6]));IF(OFFSET([.$H69];0;[.BN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O$6]));IF(OFFSET([.$H69];0;[.BO$6])&gt;0;[.$AO69];&quot;(zéro)&quot;);&quot;-&quot;)" office:value-type="string" office:string-value="-" calcext:value-type="string">
            <text:p>-</text:p>
          </table:table-cell>
          <table:table-cell table:style-name="ce191" table:formula="of:=IF(ISNUMBER(OFFSET([.$H69];0;[.BP$6]));IF(OFFSET([.$H69];0;[.BP$6])&gt;0;[.$AO6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69]));OR([.D69]=OFFSET([.D69];-1;0);[.D69]=&quot;+&quot;))" office:value-type="boolean" office:boolean-value="false" calcext:value-type="boolean">
            <text:p>FAUX</text:p>
          </table:table-cell>
          <table:table-cell table:style-name="ce233" table:formula="of:=IF(NOT([.BR69]);MATCH(0;OFFSET([.BR69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69]=&quot;&quot;;[.$C69]=&quot;absences&quot;);0;NOT(ISNUMBER(MATCH([.$C69];OFFSET(#REF!;1;0;999;1);0))))" office:value-type="boolean" office:boolean-value="false" calcext:value-type="boolean">
            <text:p>FAUX</text:p>
          </table:table-cell>
          <table:table-cell table:style-name="ce246" table:formula="of:=[.$C69]&amp;&quot;_&quot;&amp;TEXT([.$AO69];&quot;00&quot;)" office:value-type="string" office:string-value="_-" calcext:value-type="string">
            <text:p>_-</text:p>
          </table:table-cell>
          <table:table-cell table:style-name="ce191" table:formula="of:=IF([.C69]=&quot;&quot;;&quot;&quot;;&quot;'notes_&quot;&amp;[.C69]&amp;&quot;'!a1&quot;)">
            <text:p/>
          </table:table-cell>
          <table:table-cell table:style-name="ce253" table:formula="of:=IF(ISBLANK([.$C$6]);0;ISNUMBER(SEARCH([.$C$6];[.$C69]&amp;&quot; &quot;&amp;[.$D69]&amp;&quot; &quot;&amp;[.$AG69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70]);&quot;-&quot;;[.C70])" office:value-type="string" office:string-value="-" calcext:value-type="string">
            <text:p>-</text:p>
          </table:table-cell>
          <table:table-cell table:style-name="ce169" table:formula="of:=IF(ISBLANK([.D70]);&quot;-&quot;;[.D70])" office:value-type="string" office:string-value="-" calcext:value-type="string">
            <text:p>-</text:p>
          </table:table-cell>
          <table:table-cell table:style-name="ce191" table:formula="of:=IF(ISNUMBER([.$F70]);IF(MIN([.$E70:.$F70])&lt;[.$F70];0;[.$F70]);IF(ISNUMBER([.$E70]);[.$E70];IF(ISBLANK([.$D70]);&quot;-&quot;;&quot;?&quot;)))" office:value-type="string" office:string-value="-" calcext:value-type="string">
            <text:p>-</text:p>
          </table:table-cell>
          <table:table-cell table:style-name="ce200" table:formula="of:=IF(ISNUMBER([.$AN70]);IF([.$AN70]&lt;=plan_semaine_fin;MAX([.$AN70];[.AO$7]);98);IF([.$AN7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70]);SUMIF([.$AT$8:.$BM$8];[.$AN70];[.$I70:.$AD70])&gt;0;0)" office:value-type="float" office:value="0" calcext:value-type="float">
            <text:p>0</text:p>
          </table:table-cell>
          <table:table-cell table:style-name="ce213" table:formula="of:=IF(ISNUMBER([.$AN70]);[.$AN7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70];0;[.AT$6]));IF(OFFSET([.$H70];0;[.AT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AU$6]));IF(OFFSET([.$H70];0;[.AU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AV$6]));IF(OFFSET([.$H70];0;[.AV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AW$6]));IF(OFFSET([.$H70];0;[.AW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AX$6]));IF(OFFSET([.$H70];0;[.AX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AY$6]));IF(OFFSET([.$H70];0;[.AY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AZ$6]));IF(OFFSET([.$H70];0;[.AZ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A$6]));IF(OFFSET([.$H70];0;[.BA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B$6]));IF(OFFSET([.$H70];0;[.BB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C$6]));IF(OFFSET([.$H70];0;[.BC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D$6]));IF(OFFSET([.$H70];0;[.BD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E$6]));IF(OFFSET([.$H70];0;[.BE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F$6]));IF(OFFSET([.$H70];0;[.BF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G$6]));IF(OFFSET([.$H70];0;[.BG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H$6]));IF(OFFSET([.$H70];0;[.BH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I$6]));IF(OFFSET([.$H70];0;[.BI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J$6]));IF(OFFSET([.$H70];0;[.BJ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K$6]));IF(OFFSET([.$H70];0;[.BK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L$6]));IF(OFFSET([.$H70];0;[.BL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M$6]));IF(OFFSET([.$H70];0;[.BM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N$6]));IF(OFFSET([.$H70];0;[.BN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O$6]));IF(OFFSET([.$H70];0;[.BO$6])&gt;0;[.$AO70];&quot;(zéro)&quot;);&quot;-&quot;)" office:value-type="string" office:string-value="-" calcext:value-type="string">
            <text:p>-</text:p>
          </table:table-cell>
          <table:table-cell table:style-name="ce191" table:formula="of:=IF(ISNUMBER(OFFSET([.$H70];0;[.BP$6]));IF(OFFSET([.$H70];0;[.BP$6])&gt;0;[.$AO7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70]));OR([.D70]=OFFSET([.D70];-1;0);[.D70]=&quot;+&quot;))" office:value-type="boolean" office:boolean-value="false" calcext:value-type="boolean">
            <text:p>FAUX</text:p>
          </table:table-cell>
          <table:table-cell table:style-name="ce233" table:formula="of:=IF(NOT([.BR70]);MATCH(0;OFFSET([.BR70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70]=&quot;&quot;;[.$C70]=&quot;absences&quot;);0;NOT(ISNUMBER(MATCH([.$C70];OFFSET(#REF!;1;0;999;1);0))))" office:value-type="boolean" office:boolean-value="false" calcext:value-type="boolean">
            <text:p>FAUX</text:p>
          </table:table-cell>
          <table:table-cell table:style-name="ce246" table:formula="of:=[.$C70]&amp;&quot;_&quot;&amp;TEXT([.$AO70];&quot;00&quot;)" office:value-type="string" office:string-value="_-" calcext:value-type="string">
            <text:p>_-</text:p>
          </table:table-cell>
          <table:table-cell table:style-name="ce191" table:formula="of:=IF([.C70]=&quot;&quot;;&quot;&quot;;&quot;'notes_&quot;&amp;[.C70]&amp;&quot;'!a1&quot;)">
            <text:p/>
          </table:table-cell>
          <table:table-cell table:style-name="ce253" table:formula="of:=IF(ISBLANK([.$C$6]);0;ISNUMBER(SEARCH([.$C$6];[.$C70]&amp;&quot; &quot;&amp;[.$D70]&amp;&quot; &quot;&amp;[.$AG70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71]);&quot;-&quot;;[.C71])" office:value-type="string" office:string-value="-" calcext:value-type="string">
            <text:p>-</text:p>
          </table:table-cell>
          <table:table-cell table:style-name="ce169" table:formula="of:=IF(ISBLANK([.D71]);&quot;-&quot;;[.D71])" office:value-type="string" office:string-value="-" calcext:value-type="string">
            <text:p>-</text:p>
          </table:table-cell>
          <table:table-cell table:style-name="ce191" table:formula="of:=IF(ISNUMBER([.$F71]);IF(MIN([.$E71:.$F71])&lt;[.$F71];0;[.$F71]);IF(ISNUMBER([.$E71]);[.$E71];IF(ISBLANK([.$D71]);&quot;-&quot;;&quot;?&quot;)))" office:value-type="string" office:string-value="-" calcext:value-type="string">
            <text:p>-</text:p>
          </table:table-cell>
          <table:table-cell table:style-name="ce200" table:formula="of:=IF(ISNUMBER([.$AN71]);IF([.$AN71]&lt;=plan_semaine_fin;MAX([.$AN71];[.AO$7]);98);IF([.$AN7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71]);SUMIF([.$AT$8:.$BM$8];[.$AN71];[.$I71:.$AD71])&gt;0;0)" office:value-type="float" office:value="0" calcext:value-type="float">
            <text:p>0</text:p>
          </table:table-cell>
          <table:table-cell table:style-name="ce213" table:formula="of:=IF(ISNUMBER([.$AN71]);[.$AN7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71];0;[.AT$6]));IF(OFFSET([.$H71];0;[.AT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AU$6]));IF(OFFSET([.$H71];0;[.AU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AV$6]));IF(OFFSET([.$H71];0;[.AV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AW$6]));IF(OFFSET([.$H71];0;[.AW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AX$6]));IF(OFFSET([.$H71];0;[.AX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AY$6]));IF(OFFSET([.$H71];0;[.AY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AZ$6]));IF(OFFSET([.$H71];0;[.AZ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A$6]));IF(OFFSET([.$H71];0;[.BA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B$6]));IF(OFFSET([.$H71];0;[.BB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C$6]));IF(OFFSET([.$H71];0;[.BC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D$6]));IF(OFFSET([.$H71];0;[.BD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E$6]));IF(OFFSET([.$H71];0;[.BE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F$6]));IF(OFFSET([.$H71];0;[.BF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G$6]));IF(OFFSET([.$H71];0;[.BG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H$6]));IF(OFFSET([.$H71];0;[.BH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I$6]));IF(OFFSET([.$H71];0;[.BI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J$6]));IF(OFFSET([.$H71];0;[.BJ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K$6]));IF(OFFSET([.$H71];0;[.BK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L$6]));IF(OFFSET([.$H71];0;[.BL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M$6]));IF(OFFSET([.$H71];0;[.BM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N$6]));IF(OFFSET([.$H71];0;[.BN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O$6]));IF(OFFSET([.$H71];0;[.BO$6])&gt;0;[.$AO71];&quot;(zéro)&quot;);&quot;-&quot;)" office:value-type="string" office:string-value="-" calcext:value-type="string">
            <text:p>-</text:p>
          </table:table-cell>
          <table:table-cell table:style-name="ce191" table:formula="of:=IF(ISNUMBER(OFFSET([.$H71];0;[.BP$6]));IF(OFFSET([.$H71];0;[.BP$6])&gt;0;[.$AO7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71]));OR([.D71]=OFFSET([.D71];-1;0);[.D71]=&quot;+&quot;))" office:value-type="boolean" office:boolean-value="false" calcext:value-type="boolean">
            <text:p>FAUX</text:p>
          </table:table-cell>
          <table:table-cell table:style-name="ce233" table:formula="of:=IF(NOT([.BR71]);MATCH(0;OFFSET([.BR71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71]=&quot;&quot;;[.$C71]=&quot;absences&quot;);0;NOT(ISNUMBER(MATCH([.$C71];OFFSET(#REF!;1;0;999;1);0))))" office:value-type="boolean" office:boolean-value="false" calcext:value-type="boolean">
            <text:p>FAUX</text:p>
          </table:table-cell>
          <table:table-cell table:style-name="ce246" table:formula="of:=[.$C71]&amp;&quot;_&quot;&amp;TEXT([.$AO71];&quot;00&quot;)" office:value-type="string" office:string-value="_-" calcext:value-type="string">
            <text:p>_-</text:p>
          </table:table-cell>
          <table:table-cell table:style-name="ce191" table:formula="of:=IF([.C71]=&quot;&quot;;&quot;&quot;;&quot;'notes_&quot;&amp;[.C71]&amp;&quot;'!a1&quot;)">
            <text:p/>
          </table:table-cell>
          <table:table-cell table:style-name="ce253" table:formula="of:=IF(ISBLANK([.$C$6]);0;ISNUMBER(SEARCH([.$C$6];[.$C71]&amp;&quot; &quot;&amp;[.$D71]&amp;&quot; &quot;&amp;[.$AG7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72]);&quot;-&quot;;[.C72])" office:value-type="string" office:string-value="-" calcext:value-type="string">
            <text:p>-</text:p>
          </table:table-cell>
          <table:table-cell table:style-name="ce169" table:formula="of:=IF(ISBLANK([.D72]);&quot;-&quot;;[.D72])" office:value-type="string" office:string-value="-" calcext:value-type="string">
            <text:p>-</text:p>
          </table:table-cell>
          <table:table-cell table:style-name="ce191" table:formula="of:=IF(ISNUMBER([.$F72]);IF(MIN([.$E72:.$F72])&lt;[.$F72];0;[.$F72]);IF(ISNUMBER([.$E72]);[.$E72];IF(ISBLANK([.$D72]);&quot;-&quot;;&quot;?&quot;)))" office:value-type="string" office:string-value="-" calcext:value-type="string">
            <text:p>-</text:p>
          </table:table-cell>
          <table:table-cell table:style-name="ce200" table:formula="of:=IF(ISNUMBER([.$AN72]);IF([.$AN72]&lt;=plan_semaine_fin;MAX([.$AN72];[.AO$7]);98);IF([.$AN7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72]);SUMIF([.$AT$8:.$BM$8];[.$AN72];[.$I72:.$AD72])&gt;0;0)" office:value-type="float" office:value="0" calcext:value-type="float">
            <text:p>0</text:p>
          </table:table-cell>
          <table:table-cell table:style-name="ce213" table:formula="of:=IF(ISNUMBER([.$AN72]);[.$AN7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72];0;[.AT$6]));IF(OFFSET([.$H72];0;[.AT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AU$6]));IF(OFFSET([.$H72];0;[.AU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AV$6]));IF(OFFSET([.$H72];0;[.AV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AW$6]));IF(OFFSET([.$H72];0;[.AW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AX$6]));IF(OFFSET([.$H72];0;[.AX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AY$6]));IF(OFFSET([.$H72];0;[.AY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AZ$6]));IF(OFFSET([.$H72];0;[.AZ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A$6]));IF(OFFSET([.$H72];0;[.BA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B$6]));IF(OFFSET([.$H72];0;[.BB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C$6]));IF(OFFSET([.$H72];0;[.BC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D$6]));IF(OFFSET([.$H72];0;[.BD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E$6]));IF(OFFSET([.$H72];0;[.BE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F$6]));IF(OFFSET([.$H72];0;[.BF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G$6]));IF(OFFSET([.$H72];0;[.BG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H$6]));IF(OFFSET([.$H72];0;[.BH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I$6]));IF(OFFSET([.$H72];0;[.BI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J$6]));IF(OFFSET([.$H72];0;[.BJ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K$6]));IF(OFFSET([.$H72];0;[.BK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L$6]));IF(OFFSET([.$H72];0;[.BL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M$6]));IF(OFFSET([.$H72];0;[.BM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N$6]));IF(OFFSET([.$H72];0;[.BN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O$6]));IF(OFFSET([.$H72];0;[.BO$6])&gt;0;[.$AO72];&quot;(zéro)&quot;);&quot;-&quot;)" office:value-type="string" office:string-value="-" calcext:value-type="string">
            <text:p>-</text:p>
          </table:table-cell>
          <table:table-cell table:style-name="ce191" table:formula="of:=IF(ISNUMBER(OFFSET([.$H72];0;[.BP$6]));IF(OFFSET([.$H72];0;[.BP$6])&gt;0;[.$AO7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72]));OR([.D72]=OFFSET([.D72];-1;0);[.D72]=&quot;+&quot;))" office:value-type="boolean" office:boolean-value="false" calcext:value-type="boolean">
            <text:p>FAUX</text:p>
          </table:table-cell>
          <table:table-cell table:style-name="ce233" table:formula="of:=IF(NOT([.BR72]);MATCH(0;OFFSET([.BR72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72]=&quot;&quot;;[.$C72]=&quot;absences&quot;);0;NOT(ISNUMBER(MATCH([.$C72];OFFSET(#REF!;1;0;999;1);0))))" office:value-type="boolean" office:boolean-value="false" calcext:value-type="boolean">
            <text:p>FAUX</text:p>
          </table:table-cell>
          <table:table-cell table:style-name="ce246" table:formula="of:=[.$C72]&amp;&quot;_&quot;&amp;TEXT([.$AO72];&quot;00&quot;)" office:value-type="string" office:string-value="_-" calcext:value-type="string">
            <text:p>_-</text:p>
          </table:table-cell>
          <table:table-cell table:style-name="ce191" table:formula="of:=IF([.C72]=&quot;&quot;;&quot;&quot;;&quot;'notes_&quot;&amp;[.C72]&amp;&quot;'!a1&quot;)">
            <text:p/>
          </table:table-cell>
          <table:table-cell table:style-name="ce253" table:formula="of:=IF(ISBLANK([.$C$6]);0;ISNUMBER(SEARCH([.$C$6];[.$C72]&amp;&quot; &quot;&amp;[.$D72]&amp;&quot; &quot;&amp;[.$AG7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73]);&quot;-&quot;;[.C73])" office:value-type="string" office:string-value="-" calcext:value-type="string">
            <text:p>-</text:p>
          </table:table-cell>
          <table:table-cell table:style-name="ce169" table:formula="of:=IF(ISBLANK([.D73]);&quot;-&quot;;[.D73])" office:value-type="string" office:string-value="-" calcext:value-type="string">
            <text:p>-</text:p>
          </table:table-cell>
          <table:table-cell table:style-name="ce191" table:formula="of:=IF(ISNUMBER([.$F73]);IF(MIN([.$E73:.$F73])&lt;[.$F73];0;[.$F73]);IF(ISNUMBER([.$E73]);[.$E73];IF(ISBLANK([.$D73]);&quot;-&quot;;&quot;?&quot;)))" office:value-type="string" office:string-value="-" calcext:value-type="string">
            <text:p>-</text:p>
          </table:table-cell>
          <table:table-cell table:style-name="ce200" table:formula="of:=IF(ISNUMBER([.$AN73]);IF([.$AN73]&lt;=plan_semaine_fin;MAX([.$AN73];[.AO$7]);98);IF([.$AN7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73]);SUMIF([.$AT$8:.$BM$8];[.$AN73];[.$I73:.$AD73])&gt;0;0)" office:value-type="float" office:value="0" calcext:value-type="float">
            <text:p>0</text:p>
          </table:table-cell>
          <table:table-cell table:style-name="ce213" table:formula="of:=IF(ISNUMBER([.$AN73]);[.$AN7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73];0;[.AT$6]));IF(OFFSET([.$H73];0;[.AT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AU$6]));IF(OFFSET([.$H73];0;[.AU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AV$6]));IF(OFFSET([.$H73];0;[.AV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AW$6]));IF(OFFSET([.$H73];0;[.AW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AX$6]));IF(OFFSET([.$H73];0;[.AX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AY$6]));IF(OFFSET([.$H73];0;[.AY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AZ$6]));IF(OFFSET([.$H73];0;[.AZ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A$6]));IF(OFFSET([.$H73];0;[.BA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B$6]));IF(OFFSET([.$H73];0;[.BB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C$6]));IF(OFFSET([.$H73];0;[.BC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D$6]));IF(OFFSET([.$H73];0;[.BD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E$6]));IF(OFFSET([.$H73];0;[.BE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F$6]));IF(OFFSET([.$H73];0;[.BF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G$6]));IF(OFFSET([.$H73];0;[.BG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H$6]));IF(OFFSET([.$H73];0;[.BH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I$6]));IF(OFFSET([.$H73];0;[.BI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J$6]));IF(OFFSET([.$H73];0;[.BJ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K$6]));IF(OFFSET([.$H73];0;[.BK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L$6]));IF(OFFSET([.$H73];0;[.BL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M$6]));IF(OFFSET([.$H73];0;[.BM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N$6]));IF(OFFSET([.$H73];0;[.BN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O$6]));IF(OFFSET([.$H73];0;[.BO$6])&gt;0;[.$AO73];&quot;(zéro)&quot;);&quot;-&quot;)" office:value-type="string" office:string-value="-" calcext:value-type="string">
            <text:p>-</text:p>
          </table:table-cell>
          <table:table-cell table:style-name="ce191" table:formula="of:=IF(ISNUMBER(OFFSET([.$H73];0;[.BP$6]));IF(OFFSET([.$H73];0;[.BP$6])&gt;0;[.$AO7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73]));OR([.D73]=OFFSET([.D73];-1;0);[.D73]=&quot;+&quot;))" office:value-type="boolean" office:boolean-value="false" calcext:value-type="boolean">
            <text:p>FAUX</text:p>
          </table:table-cell>
          <table:table-cell table:style-name="ce233" table:formula="of:=IF(NOT([.BR73]);MATCH(0;OFFSET([.BR73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73]=&quot;&quot;;[.$C73]=&quot;absences&quot;);0;NOT(ISNUMBER(MATCH([.$C73];OFFSET(#REF!;1;0;999;1);0))))" office:value-type="boolean" office:boolean-value="false" calcext:value-type="boolean">
            <text:p>FAUX</text:p>
          </table:table-cell>
          <table:table-cell table:style-name="ce246" table:formula="of:=[.$C73]&amp;&quot;_&quot;&amp;TEXT([.$AO73];&quot;00&quot;)" office:value-type="string" office:string-value="_-" calcext:value-type="string">
            <text:p>_-</text:p>
          </table:table-cell>
          <table:table-cell table:style-name="ce191" table:formula="of:=IF([.C73]=&quot;&quot;;&quot;&quot;;&quot;'notes_&quot;&amp;[.C73]&amp;&quot;'!a1&quot;)">
            <text:p/>
          </table:table-cell>
          <table:table-cell table:style-name="ce253" table:formula="of:=IF(ISBLANK([.$C$6]);0;ISNUMBER(SEARCH([.$C$6];[.$C73]&amp;&quot; &quot;&amp;[.$D73]&amp;&quot; &quot;&amp;[.$AG7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74]);&quot;-&quot;;[.C74])" office:value-type="string" office:string-value="-" calcext:value-type="string">
            <text:p>-</text:p>
          </table:table-cell>
          <table:table-cell table:style-name="ce169" table:formula="of:=IF(ISBLANK([.D74]);&quot;-&quot;;[.D74])" office:value-type="string" office:string-value="-" calcext:value-type="string">
            <text:p>-</text:p>
          </table:table-cell>
          <table:table-cell table:style-name="ce191" table:formula="of:=IF(ISNUMBER([.$F74]);IF(MIN([.$E74:.$F74])&lt;[.$F74];0;[.$F74]);IF(ISNUMBER([.$E74]);[.$E74];IF(ISBLANK([.$D74]);&quot;-&quot;;&quot;?&quot;)))" office:value-type="string" office:string-value="-" calcext:value-type="string">
            <text:p>-</text:p>
          </table:table-cell>
          <table:table-cell table:style-name="ce200" table:formula="of:=IF(ISNUMBER([.$AN74]);IF([.$AN74]&lt;=plan_semaine_fin;MAX([.$AN74];[.AO$7]);98);IF([.$AN7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74]);SUMIF([.$AT$8:.$BM$8];[.$AN74];[.$I74:.$AD74])&gt;0;0)" office:value-type="float" office:value="0" calcext:value-type="float">
            <text:p>0</text:p>
          </table:table-cell>
          <table:table-cell table:style-name="ce213" table:formula="of:=IF(ISNUMBER([.$AN74]);[.$AN7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74];0;[.AT$6]));IF(OFFSET([.$H74];0;[.AT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AU$6]));IF(OFFSET([.$H74];0;[.AU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AV$6]));IF(OFFSET([.$H74];0;[.AV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AW$6]));IF(OFFSET([.$H74];0;[.AW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AX$6]));IF(OFFSET([.$H74];0;[.AX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AY$6]));IF(OFFSET([.$H74];0;[.AY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AZ$6]));IF(OFFSET([.$H74];0;[.AZ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A$6]));IF(OFFSET([.$H74];0;[.BA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B$6]));IF(OFFSET([.$H74];0;[.BB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C$6]));IF(OFFSET([.$H74];0;[.BC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D$6]));IF(OFFSET([.$H74];0;[.BD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E$6]));IF(OFFSET([.$H74];0;[.BE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F$6]));IF(OFFSET([.$H74];0;[.BF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G$6]));IF(OFFSET([.$H74];0;[.BG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H$6]));IF(OFFSET([.$H74];0;[.BH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I$6]));IF(OFFSET([.$H74];0;[.BI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J$6]));IF(OFFSET([.$H74];0;[.BJ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K$6]));IF(OFFSET([.$H74];0;[.BK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L$6]));IF(OFFSET([.$H74];0;[.BL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M$6]));IF(OFFSET([.$H74];0;[.BM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N$6]));IF(OFFSET([.$H74];0;[.BN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O$6]));IF(OFFSET([.$H74];0;[.BO$6])&gt;0;[.$AO74];&quot;(zéro)&quot;);&quot;-&quot;)" office:value-type="string" office:string-value="-" calcext:value-type="string">
            <text:p>-</text:p>
          </table:table-cell>
          <table:table-cell table:style-name="ce191" table:formula="of:=IF(ISNUMBER(OFFSET([.$H74];0;[.BP$6]));IF(OFFSET([.$H74];0;[.BP$6])&gt;0;[.$AO7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74]));OR([.D74]=OFFSET([.D74];-1;0);[.D74]=&quot;+&quot;))" office:value-type="float" office:value="0" calcext:value-type="float">
            <text:p>0</text:p>
          </table:table-cell>
          <table:table-cell table:style-name="ce233" table:formula="of:=IF(NOT([.BR74]);MATCH(0;OFFSET([.BR7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74]=&quot;&quot;;[.$C74]=&quot;absences&quot;);0;NOT(ISNUMBER(MATCH([.$C74];OFFSET(#REF!;1;0;999;1);0))))" office:value-type="float" office:value="0" calcext:value-type="float">
            <text:p>0</text:p>
          </table:table-cell>
          <table:table-cell table:style-name="ce246" table:formula="of:=[.$C74]&amp;&quot;_&quot;&amp;TEXT([.$AO74];&quot;00&quot;)" office:value-type="string" office:string-value="_-" calcext:value-type="string">
            <text:p>_-</text:p>
          </table:table-cell>
          <table:table-cell table:style-name="ce191" table:formula="of:=IF([.C74]=&quot;&quot;;&quot;&quot;;&quot;'notes_&quot;&amp;[.C74]&amp;&quot;'!a1&quot;)">
            <text:p/>
          </table:table-cell>
          <table:table-cell table:style-name="ce253" table:formula="of:=IF(ISBLANK([.$C$6]);0;ISNUMBER(SEARCH([.$C$6];[.$C74]&amp;&quot; &quot;&amp;[.$D74]&amp;&quot; &quot;&amp;[.$AG7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75]);&quot;-&quot;;[.C75])" office:value-type="string" office:string-value="-" calcext:value-type="string">
            <text:p>-</text:p>
          </table:table-cell>
          <table:table-cell table:style-name="ce169" table:formula="of:=IF(ISBLANK([.D75]);&quot;-&quot;;[.D75])" office:value-type="string" office:string-value="-" calcext:value-type="string">
            <text:p>-</text:p>
          </table:table-cell>
          <table:table-cell table:style-name="ce191" table:formula="of:=IF(ISNUMBER([.$F75]);IF(MIN([.$E75:.$F75])&lt;[.$F75];0;[.$F75]);IF(ISNUMBER([.$E75]);[.$E75];IF(ISBLANK([.$D75]);&quot;-&quot;;&quot;?&quot;)))" office:value-type="string" office:string-value="-" calcext:value-type="string">
            <text:p>-</text:p>
          </table:table-cell>
          <table:table-cell table:style-name="ce200" table:formula="of:=IF(ISNUMBER([.$AN75]);IF([.$AN75]&lt;=plan_semaine_fin;MAX([.$AN75];[.AO$7]);98);IF([.$AN7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75]);SUMIF([.$AT$8:.$BM$8];[.$AN75];[.$I75:.$AD75])&gt;0;0)" office:value-type="float" office:value="0" calcext:value-type="float">
            <text:p>0</text:p>
          </table:table-cell>
          <table:table-cell table:style-name="ce213" table:formula="of:=IF(ISNUMBER([.$AN75]);[.$AN7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75];0;[.AT$6]));IF(OFFSET([.$H75];0;[.AT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AU$6]));IF(OFFSET([.$H75];0;[.AU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AV$6]));IF(OFFSET([.$H75];0;[.AV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AW$6]));IF(OFFSET([.$H75];0;[.AW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AX$6]));IF(OFFSET([.$H75];0;[.AX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AY$6]));IF(OFFSET([.$H75];0;[.AY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AZ$6]));IF(OFFSET([.$H75];0;[.AZ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A$6]));IF(OFFSET([.$H75];0;[.BA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B$6]));IF(OFFSET([.$H75];0;[.BB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C$6]));IF(OFFSET([.$H75];0;[.BC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D$6]));IF(OFFSET([.$H75];0;[.BD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E$6]));IF(OFFSET([.$H75];0;[.BE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F$6]));IF(OFFSET([.$H75];0;[.BF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G$6]));IF(OFFSET([.$H75];0;[.BG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H$6]));IF(OFFSET([.$H75];0;[.BH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I$6]));IF(OFFSET([.$H75];0;[.BI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J$6]));IF(OFFSET([.$H75];0;[.BJ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K$6]));IF(OFFSET([.$H75];0;[.BK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L$6]));IF(OFFSET([.$H75];0;[.BL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M$6]));IF(OFFSET([.$H75];0;[.BM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N$6]));IF(OFFSET([.$H75];0;[.BN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O$6]));IF(OFFSET([.$H75];0;[.BO$6])&gt;0;[.$AO75];&quot;(zéro)&quot;);&quot;-&quot;)" office:value-type="string" office:string-value="-" calcext:value-type="string">
            <text:p>-</text:p>
          </table:table-cell>
          <table:table-cell table:style-name="ce191" table:formula="of:=IF(ISNUMBER(OFFSET([.$H75];0;[.BP$6]));IF(OFFSET([.$H75];0;[.BP$6])&gt;0;[.$AO7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75]));OR([.D75]=OFFSET([.D75];-1;0);[.D75]=&quot;+&quot;))" office:value-type="float" office:value="0" calcext:value-type="float">
            <text:p>0</text:p>
          </table:table-cell>
          <table:table-cell table:style-name="ce233" table:formula="of:=IF(NOT([.BR75]);MATCH(0;OFFSET([.BR7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75]=&quot;&quot;;[.$C75]=&quot;absences&quot;);0;NOT(ISNUMBER(MATCH([.$C75];OFFSET(#REF!;1;0;999;1);0))))" office:value-type="float" office:value="0" calcext:value-type="float">
            <text:p>0</text:p>
          </table:table-cell>
          <table:table-cell table:style-name="ce246" table:formula="of:=[.$C75]&amp;&quot;_&quot;&amp;TEXT([.$AO75];&quot;00&quot;)" office:value-type="string" office:string-value="_-" calcext:value-type="string">
            <text:p>_-</text:p>
          </table:table-cell>
          <table:table-cell table:style-name="ce191" table:formula="of:=IF([.C75]=&quot;&quot;;&quot;&quot;;&quot;'notes_&quot;&amp;[.C75]&amp;&quot;'!a1&quot;)">
            <text:p/>
          </table:table-cell>
          <table:table-cell table:style-name="ce253" table:formula="of:=IF(ISBLANK([.$C$6]);0;ISNUMBER(SEARCH([.$C$6];[.$C75]&amp;&quot; &quot;&amp;[.$D75]&amp;&quot; &quot;&amp;[.$AG7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76]);&quot;-&quot;;[.C76])" office:value-type="string" office:string-value="-" calcext:value-type="string">
            <text:p>-</text:p>
          </table:table-cell>
          <table:table-cell table:style-name="ce169" table:formula="of:=IF(ISBLANK([.D76]);&quot;-&quot;;[.D76])" office:value-type="string" office:string-value="-" calcext:value-type="string">
            <text:p>-</text:p>
          </table:table-cell>
          <table:table-cell table:style-name="ce191" table:formula="of:=IF(ISNUMBER([.$F76]);IF(MIN([.$E76:.$F76])&lt;[.$F76];0;[.$F76]);IF(ISNUMBER([.$E76]);[.$E76];IF(ISBLANK([.$D76]);&quot;-&quot;;&quot;?&quot;)))" office:value-type="string" office:string-value="-" calcext:value-type="string">
            <text:p>-</text:p>
          </table:table-cell>
          <table:table-cell table:style-name="ce200" table:formula="of:=IF(ISNUMBER([.$AN76]);IF([.$AN76]&lt;=plan_semaine_fin;MAX([.$AN76];[.AO$7]);98);IF([.$AN7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76]);SUMIF([.$AT$8:.$BM$8];[.$AN76];[.$I76:.$AD76])&gt;0;0)" office:value-type="float" office:value="0" calcext:value-type="float">
            <text:p>0</text:p>
          </table:table-cell>
          <table:table-cell table:style-name="ce213" table:formula="of:=IF(ISNUMBER([.$AN76]);[.$AN7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76];0;[.AT$6]));IF(OFFSET([.$H76];0;[.AT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AU$6]));IF(OFFSET([.$H76];0;[.AU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AV$6]));IF(OFFSET([.$H76];0;[.AV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AW$6]));IF(OFFSET([.$H76];0;[.AW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AX$6]));IF(OFFSET([.$H76];0;[.AX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AY$6]));IF(OFFSET([.$H76];0;[.AY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AZ$6]));IF(OFFSET([.$H76];0;[.AZ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A$6]));IF(OFFSET([.$H76];0;[.BA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B$6]));IF(OFFSET([.$H76];0;[.BB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C$6]));IF(OFFSET([.$H76];0;[.BC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D$6]));IF(OFFSET([.$H76];0;[.BD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E$6]));IF(OFFSET([.$H76];0;[.BE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F$6]));IF(OFFSET([.$H76];0;[.BF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G$6]));IF(OFFSET([.$H76];0;[.BG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H$6]));IF(OFFSET([.$H76];0;[.BH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I$6]));IF(OFFSET([.$H76];0;[.BI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J$6]));IF(OFFSET([.$H76];0;[.BJ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K$6]));IF(OFFSET([.$H76];0;[.BK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L$6]));IF(OFFSET([.$H76];0;[.BL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M$6]));IF(OFFSET([.$H76];0;[.BM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N$6]));IF(OFFSET([.$H76];0;[.BN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O$6]));IF(OFFSET([.$H76];0;[.BO$6])&gt;0;[.$AO76];&quot;(zéro)&quot;);&quot;-&quot;)" office:value-type="string" office:string-value="-" calcext:value-type="string">
            <text:p>-</text:p>
          </table:table-cell>
          <table:table-cell table:style-name="ce191" table:formula="of:=IF(ISNUMBER(OFFSET([.$H76];0;[.BP$6]));IF(OFFSET([.$H76];0;[.BP$6])&gt;0;[.$AO7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76]));OR([.D76]=OFFSET([.D76];-1;0);[.D76]=&quot;+&quot;))" office:value-type="float" office:value="0" calcext:value-type="float">
            <text:p>0</text:p>
          </table:table-cell>
          <table:table-cell table:style-name="ce233" table:formula="of:=IF(NOT([.BR76]);MATCH(0;OFFSET([.BR7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76]=&quot;&quot;;[.$C76]=&quot;absences&quot;);0;NOT(ISNUMBER(MATCH([.$C76];OFFSET(#REF!;1;0;999;1);0))))" office:value-type="float" office:value="0" calcext:value-type="float">
            <text:p>0</text:p>
          </table:table-cell>
          <table:table-cell table:style-name="ce246" table:formula="of:=[.$C76]&amp;&quot;_&quot;&amp;TEXT([.$AO76];&quot;00&quot;)" office:value-type="string" office:string-value="_-" calcext:value-type="string">
            <text:p>_-</text:p>
          </table:table-cell>
          <table:table-cell table:style-name="ce191" table:formula="of:=IF([.C76]=&quot;&quot;;&quot;&quot;;&quot;'notes_&quot;&amp;[.C76]&amp;&quot;'!a1&quot;)">
            <text:p/>
          </table:table-cell>
          <table:table-cell table:style-name="ce253" table:formula="of:=IF(ISBLANK([.$C$6]);0;ISNUMBER(SEARCH([.$C$6];[.$C76]&amp;&quot; &quot;&amp;[.$D76]&amp;&quot; &quot;&amp;[.$AG7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/>
          <table:table-cell table:style-name="ce98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77]);&quot;-&quot;;[.C77])" office:value-type="string" office:string-value="-" calcext:value-type="string">
            <text:p>-</text:p>
          </table:table-cell>
          <table:table-cell table:style-name="ce169" table:formula="of:=IF(ISBLANK([.D77]);&quot;-&quot;;[.D77])" office:value-type="string" office:string-value="-" calcext:value-type="string">
            <text:p>-</text:p>
          </table:table-cell>
          <table:table-cell table:style-name="ce191" table:formula="of:=IF(ISNUMBER([.$F77]);IF(MIN([.$E77:.$F77])&lt;[.$F77];0;[.$F77]);IF(ISNUMBER([.$E77]);[.$E77];IF(ISBLANK([.$D77]);&quot;-&quot;;&quot;?&quot;)))" office:value-type="string" office:string-value="-" calcext:value-type="string">
            <text:p>-</text:p>
          </table:table-cell>
          <table:table-cell table:style-name="ce200" table:formula="of:=IF(ISNUMBER([.$AN77]);IF([.$AN77]&lt;=plan_semaine_fin;MAX([.$AN77];[.AO$7]);98);IF([.$AN7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77]);SUMIF([.$AT$8:.$BM$8];[.$AN77];[.$I77:.$AD77])&gt;0;0)" office:value-type="float" office:value="0" calcext:value-type="float">
            <text:p>0</text:p>
          </table:table-cell>
          <table:table-cell table:style-name="ce213" table:formula="of:=IF(ISNUMBER([.$AN77]);[.$AN7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77];0;[.AT$6]));IF(OFFSET([.$H77];0;[.AT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AU$6]));IF(OFFSET([.$H77];0;[.AU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AV$6]));IF(OFFSET([.$H77];0;[.AV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AW$6]));IF(OFFSET([.$H77];0;[.AW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AX$6]));IF(OFFSET([.$H77];0;[.AX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AY$6]));IF(OFFSET([.$H77];0;[.AY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AZ$6]));IF(OFFSET([.$H77];0;[.AZ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A$6]));IF(OFFSET([.$H77];0;[.BA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B$6]));IF(OFFSET([.$H77];0;[.BB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C$6]));IF(OFFSET([.$H77];0;[.BC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D$6]));IF(OFFSET([.$H77];0;[.BD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E$6]));IF(OFFSET([.$H77];0;[.BE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F$6]));IF(OFFSET([.$H77];0;[.BF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G$6]));IF(OFFSET([.$H77];0;[.BG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H$6]));IF(OFFSET([.$H77];0;[.BH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I$6]));IF(OFFSET([.$H77];0;[.BI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J$6]));IF(OFFSET([.$H77];0;[.BJ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K$6]));IF(OFFSET([.$H77];0;[.BK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L$6]));IF(OFFSET([.$H77];0;[.BL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M$6]));IF(OFFSET([.$H77];0;[.BM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N$6]));IF(OFFSET([.$H77];0;[.BN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O$6]));IF(OFFSET([.$H77];0;[.BO$6])&gt;0;[.$AO77];&quot;(zéro)&quot;);&quot;-&quot;)" office:value-type="string" office:string-value="-" calcext:value-type="string">
            <text:p>-</text:p>
          </table:table-cell>
          <table:table-cell table:style-name="ce191" table:formula="of:=IF(ISNUMBER(OFFSET([.$H77];0;[.BP$6]));IF(OFFSET([.$H77];0;[.BP$6])&gt;0;[.$AO7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77]));OR([.D77]=OFFSET([.D77];-1;0);[.D77]=&quot;+&quot;))" office:value-type="boolean" office:boolean-value="false" calcext:value-type="boolean">
            <text:p>FAUX</text:p>
          </table:table-cell>
          <table:table-cell table:style-name="ce233" table:formula="of:=IF(NOT([.BR77]);MATCH(0;OFFSET([.BR7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77]=&quot;&quot;;[.$C77]=&quot;absences&quot;);0;NOT(ISNUMBER(MATCH([.$C77];OFFSET(#REF!;1;0;999;1);0))))" office:value-type="float" office:value="0" calcext:value-type="float">
            <text:p>0</text:p>
          </table:table-cell>
          <table:table-cell table:style-name="ce246" table:formula="of:=[.$C77]&amp;&quot;_&quot;&amp;TEXT([.$AO77];&quot;00&quot;)" office:value-type="string" office:string-value="_-" calcext:value-type="string">
            <text:p>_-</text:p>
          </table:table-cell>
          <table:table-cell table:style-name="ce191" table:formula="of:=IF([.C77]=&quot;&quot;;&quot;&quot;;&quot;'notes_&quot;&amp;[.C77]&amp;&quot;'!a1&quot;)">
            <text:p/>
          </table:table-cell>
          <table:table-cell table:style-name="ce253" table:formula="of:=IF(ISBLANK([.$C$6]);0;ISNUMBER(SEARCH([.$C$6];[.$C77]&amp;&quot; &quot;&amp;[.$D77]&amp;&quot; &quot;&amp;[.$AG7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/>
          <table:table-cell table:style-name="ce98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78]);&quot;-&quot;;[.C78])" office:value-type="string" office:string-value="-" calcext:value-type="string">
            <text:p>-</text:p>
          </table:table-cell>
          <table:table-cell table:style-name="ce169" table:formula="of:=IF(ISBLANK([.D78]);&quot;-&quot;;[.D78])" office:value-type="string" office:string-value="-" calcext:value-type="string">
            <text:p>-</text:p>
          </table:table-cell>
          <table:table-cell table:style-name="ce191" table:formula="of:=IF(ISNUMBER([.$F78]);IF(MIN([.$E78:.$F78])&lt;[.$F78];0;[.$F78]);IF(ISNUMBER([.$E78]);[.$E78];IF(ISBLANK([.$D78]);&quot;-&quot;;&quot;?&quot;)))" office:value-type="string" office:string-value="-" calcext:value-type="string">
            <text:p>-</text:p>
          </table:table-cell>
          <table:table-cell table:style-name="ce200" table:formula="of:=IF(ISNUMBER([.$AN78]);IF([.$AN78]&lt;=plan_semaine_fin;MAX([.$AN78];[.AO$7]);98);IF([.$AN7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78]);SUMIF([.$AT$8:.$BM$8];[.$AN78];[.$I78:.$AD78])&gt;0;0)" office:value-type="float" office:value="0" calcext:value-type="float">
            <text:p>0</text:p>
          </table:table-cell>
          <table:table-cell table:style-name="ce213" table:formula="of:=IF(ISNUMBER([.$AN78]);[.$AN7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78];0;[.AT$6]));IF(OFFSET([.$H78];0;[.AT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AU$6]));IF(OFFSET([.$H78];0;[.AU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AV$6]));IF(OFFSET([.$H78];0;[.AV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AW$6]));IF(OFFSET([.$H78];0;[.AW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AX$6]));IF(OFFSET([.$H78];0;[.AX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AY$6]));IF(OFFSET([.$H78];0;[.AY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AZ$6]));IF(OFFSET([.$H78];0;[.AZ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A$6]));IF(OFFSET([.$H78];0;[.BA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B$6]));IF(OFFSET([.$H78];0;[.BB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C$6]));IF(OFFSET([.$H78];0;[.BC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D$6]));IF(OFFSET([.$H78];0;[.BD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E$6]));IF(OFFSET([.$H78];0;[.BE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F$6]));IF(OFFSET([.$H78];0;[.BF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G$6]));IF(OFFSET([.$H78];0;[.BG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H$6]));IF(OFFSET([.$H78];0;[.BH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I$6]));IF(OFFSET([.$H78];0;[.BI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J$6]));IF(OFFSET([.$H78];0;[.BJ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K$6]));IF(OFFSET([.$H78];0;[.BK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L$6]));IF(OFFSET([.$H78];0;[.BL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M$6]));IF(OFFSET([.$H78];0;[.BM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N$6]));IF(OFFSET([.$H78];0;[.BN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O$6]));IF(OFFSET([.$H78];0;[.BO$6])&gt;0;[.$AO78];&quot;(zéro)&quot;);&quot;-&quot;)" office:value-type="string" office:string-value="-" calcext:value-type="string">
            <text:p>-</text:p>
          </table:table-cell>
          <table:table-cell table:style-name="ce191" table:formula="of:=IF(ISNUMBER(OFFSET([.$H78];0;[.BP$6]));IF(OFFSET([.$H78];0;[.BP$6])&gt;0;[.$AO7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78]));OR([.D78]=OFFSET([.D78];-1;0);[.D78]=&quot;+&quot;))" office:value-type="boolean" office:boolean-value="false" calcext:value-type="boolean">
            <text:p>FAUX</text:p>
          </table:table-cell>
          <table:table-cell table:style-name="ce233" table:formula="of:=IF(NOT([.BR78]);MATCH(0;OFFSET([.BR7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78]=&quot;&quot;;[.$C78]=&quot;absences&quot;);0;NOT(ISNUMBER(MATCH([.$C78];OFFSET(#REF!;1;0;999;1);0))))" office:value-type="float" office:value="0" calcext:value-type="float">
            <text:p>0</text:p>
          </table:table-cell>
          <table:table-cell table:style-name="ce246" table:formula="of:=[.$C78]&amp;&quot;_&quot;&amp;TEXT([.$AO78];&quot;00&quot;)" office:value-type="string" office:string-value="_-" calcext:value-type="string">
            <text:p>_-</text:p>
          </table:table-cell>
          <table:table-cell table:style-name="ce191" table:formula="of:=IF([.C78]=&quot;&quot;;&quot;&quot;;&quot;'notes_&quot;&amp;[.C78]&amp;&quot;'!a1&quot;)">
            <text:p/>
          </table:table-cell>
          <table:table-cell table:style-name="ce253" table:formula="of:=IF(ISBLANK([.$C$6]);0;ISNUMBER(SEARCH([.$C$6];[.$C78]&amp;&quot; &quot;&amp;[.$D78]&amp;&quot; &quot;&amp;[.$AG78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79]);&quot;-&quot;;[.C79])" office:value-type="string" office:string-value="-" calcext:value-type="string">
            <text:p>-</text:p>
          </table:table-cell>
          <table:table-cell table:style-name="ce169" table:formula="of:=IF(ISBLANK([.D79]);&quot;-&quot;;[.D79])" office:value-type="string" office:string-value="-" calcext:value-type="string">
            <text:p>-</text:p>
          </table:table-cell>
          <table:table-cell table:style-name="ce191" table:formula="of:=IF(ISNUMBER([.$F79]);IF(MIN([.$E79:.$F79])&lt;[.$F79];0;[.$F79]);IF(ISNUMBER([.$E79]);[.$E79];IF(ISBLANK([.$D79]);&quot;-&quot;;&quot;?&quot;)))" office:value-type="string" office:string-value="-" calcext:value-type="string">
            <text:p>-</text:p>
          </table:table-cell>
          <table:table-cell table:style-name="ce200" table:formula="of:=IF(ISNUMBER([.$AN79]);IF([.$AN79]&lt;=plan_semaine_fin;MAX([.$AN79];[.AO$7]);98);IF([.$AN7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79]);SUMIF([.$AT$8:.$BM$8];[.$AN79];[.$I79:.$AD79])&gt;0;0)" office:value-type="float" office:value="0" calcext:value-type="float">
            <text:p>0</text:p>
          </table:table-cell>
          <table:table-cell table:style-name="ce213" table:formula="of:=IF(ISNUMBER([.$AN79]);[.$AN7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79];0;[.AT$6]));IF(OFFSET([.$H79];0;[.AT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AU$6]));IF(OFFSET([.$H79];0;[.AU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AV$6]));IF(OFFSET([.$H79];0;[.AV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AW$6]));IF(OFFSET([.$H79];0;[.AW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AX$6]));IF(OFFSET([.$H79];0;[.AX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AY$6]));IF(OFFSET([.$H79];0;[.AY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AZ$6]));IF(OFFSET([.$H79];0;[.AZ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A$6]));IF(OFFSET([.$H79];0;[.BA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B$6]));IF(OFFSET([.$H79];0;[.BB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C$6]));IF(OFFSET([.$H79];0;[.BC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D$6]));IF(OFFSET([.$H79];0;[.BD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E$6]));IF(OFFSET([.$H79];0;[.BE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F$6]));IF(OFFSET([.$H79];0;[.BF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G$6]));IF(OFFSET([.$H79];0;[.BG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H$6]));IF(OFFSET([.$H79];0;[.BH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I$6]));IF(OFFSET([.$H79];0;[.BI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J$6]));IF(OFFSET([.$H79];0;[.BJ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K$6]));IF(OFFSET([.$H79];0;[.BK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L$6]));IF(OFFSET([.$H79];0;[.BL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M$6]));IF(OFFSET([.$H79];0;[.BM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N$6]));IF(OFFSET([.$H79];0;[.BN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O$6]));IF(OFFSET([.$H79];0;[.BO$6])&gt;0;[.$AO79];&quot;(zéro)&quot;);&quot;-&quot;)" office:value-type="string" office:string-value="-" calcext:value-type="string">
            <text:p>-</text:p>
          </table:table-cell>
          <table:table-cell table:style-name="ce191" table:formula="of:=IF(ISNUMBER(OFFSET([.$H79];0;[.BP$6]));IF(OFFSET([.$H79];0;[.BP$6])&gt;0;[.$AO7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79]));OR([.D79]=OFFSET([.D79];-1;0);[.D79]=&quot;+&quot;))" office:value-type="boolean" office:boolean-value="false" calcext:value-type="boolean">
            <text:p>FAUX</text:p>
          </table:table-cell>
          <table:table-cell table:style-name="ce233" table:formula="of:=IF(NOT([.BR79]);MATCH(0;OFFSET([.BR79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79]=&quot;&quot;;[.$C79]=&quot;absences&quot;);0;NOT(ISNUMBER(MATCH([.$C79];OFFSET(#REF!;1;0;999;1);0))))" office:value-type="boolean" office:boolean-value="false" calcext:value-type="boolean">
            <text:p>FAUX</text:p>
          </table:table-cell>
          <table:table-cell table:style-name="ce246" table:formula="of:=[.$C79]&amp;&quot;_&quot;&amp;TEXT([.$AO79];&quot;00&quot;)" office:value-type="string" office:string-value="_-" calcext:value-type="string">
            <text:p>_-</text:p>
          </table:table-cell>
          <table:table-cell table:style-name="ce191" table:formula="of:=IF([.C79]=&quot;&quot;;&quot;&quot;;&quot;'notes_&quot;&amp;[.C79]&amp;&quot;'!a1&quot;)">
            <text:p/>
          </table:table-cell>
          <table:table-cell table:style-name="ce253" table:formula="of:=IF(ISBLANK([.$C$6]);0;ISNUMBER(SEARCH([.$C$6];[.$C79]&amp;&quot; &quot;&amp;[.$D79]&amp;&quot; &quot;&amp;[.$AG79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80]);&quot;-&quot;;[.C80])" office:value-type="string" office:string-value="-" calcext:value-type="string">
            <text:p>-</text:p>
          </table:table-cell>
          <table:table-cell table:style-name="ce169" table:formula="of:=IF(ISBLANK([.D80]);&quot;-&quot;;[.D80])" office:value-type="string" office:string-value="-" calcext:value-type="string">
            <text:p>-</text:p>
          </table:table-cell>
          <table:table-cell table:style-name="ce191" table:formula="of:=IF(ISNUMBER([.$F80]);IF(MIN([.$E80:.$F80])&lt;[.$F80];0;[.$F80]);IF(ISNUMBER([.$E80]);[.$E80];IF(ISBLANK([.$D80]);&quot;-&quot;;&quot;?&quot;)))" office:value-type="string" office:string-value="-" calcext:value-type="string">
            <text:p>-</text:p>
          </table:table-cell>
          <table:table-cell table:style-name="ce200" table:formula="of:=IF(ISNUMBER([.$AN80]);IF([.$AN80]&lt;=plan_semaine_fin;MAX([.$AN80];[.AO$7]);98);IF([.$AN8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80]);SUMIF([.$AT$8:.$BM$8];[.$AN80];[.$I80:.$AD80])&gt;0;0)" office:value-type="float" office:value="0" calcext:value-type="float">
            <text:p>0</text:p>
          </table:table-cell>
          <table:table-cell table:style-name="ce213" table:formula="of:=IF(ISNUMBER([.$AN80]);[.$AN8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80];0;[.AT$6]));IF(OFFSET([.$H80];0;[.AT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AU$6]));IF(OFFSET([.$H80];0;[.AU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AV$6]));IF(OFFSET([.$H80];0;[.AV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AW$6]));IF(OFFSET([.$H80];0;[.AW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AX$6]));IF(OFFSET([.$H80];0;[.AX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AY$6]));IF(OFFSET([.$H80];0;[.AY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AZ$6]));IF(OFFSET([.$H80];0;[.AZ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A$6]));IF(OFFSET([.$H80];0;[.BA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B$6]));IF(OFFSET([.$H80];0;[.BB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C$6]));IF(OFFSET([.$H80];0;[.BC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D$6]));IF(OFFSET([.$H80];0;[.BD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E$6]));IF(OFFSET([.$H80];0;[.BE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F$6]));IF(OFFSET([.$H80];0;[.BF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G$6]));IF(OFFSET([.$H80];0;[.BG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H$6]));IF(OFFSET([.$H80];0;[.BH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I$6]));IF(OFFSET([.$H80];0;[.BI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J$6]));IF(OFFSET([.$H80];0;[.BJ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K$6]));IF(OFFSET([.$H80];0;[.BK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L$6]));IF(OFFSET([.$H80];0;[.BL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M$6]));IF(OFFSET([.$H80];0;[.BM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N$6]));IF(OFFSET([.$H80];0;[.BN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O$6]));IF(OFFSET([.$H80];0;[.BO$6])&gt;0;[.$AO80];&quot;(zéro)&quot;);&quot;-&quot;)" office:value-type="string" office:string-value="-" calcext:value-type="string">
            <text:p>-</text:p>
          </table:table-cell>
          <table:table-cell table:style-name="ce191" table:formula="of:=IF(ISNUMBER(OFFSET([.$H80];0;[.BP$6]));IF(OFFSET([.$H80];0;[.BP$6])&gt;0;[.$AO8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80]));OR([.D80]=OFFSET([.D80];-1;0);[.D80]=&quot;+&quot;))" office:value-type="boolean" office:boolean-value="false" calcext:value-type="boolean">
            <text:p>FAUX</text:p>
          </table:table-cell>
          <table:table-cell table:style-name="ce233" table:formula="of:=IF(NOT([.BR80]);MATCH(0;OFFSET([.BR80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80]=&quot;&quot;;[.$C80]=&quot;absences&quot;);0;NOT(ISNUMBER(MATCH([.$C80];OFFSET(#REF!;1;0;999;1);0))))" office:value-type="boolean" office:boolean-value="false" calcext:value-type="boolean">
            <text:p>FAUX</text:p>
          </table:table-cell>
          <table:table-cell table:style-name="ce246" table:formula="of:=[.$C80]&amp;&quot;_&quot;&amp;TEXT([.$AO80];&quot;00&quot;)" office:value-type="string" office:string-value="_-" calcext:value-type="string">
            <text:p>_-</text:p>
          </table:table-cell>
          <table:table-cell table:style-name="ce191" table:formula="of:=IF([.C80]=&quot;&quot;;&quot;&quot;;&quot;'notes_&quot;&amp;[.C80]&amp;&quot;'!a1&quot;)">
            <text:p/>
          </table:table-cell>
          <table:table-cell table:style-name="ce253" table:formula="of:=IF(ISBLANK([.$C$6]);0;ISNUMBER(SEARCH([.$C$6];[.$C80]&amp;&quot; &quot;&amp;[.$D80]&amp;&quot; &quot;&amp;[.$AG80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81]);&quot;-&quot;;[.C81])" office:value-type="string" office:string-value="-" calcext:value-type="string">
            <text:p>-</text:p>
          </table:table-cell>
          <table:table-cell table:style-name="ce169" table:formula="of:=IF(ISBLANK([.D81]);&quot;-&quot;;[.D81])" office:value-type="string" office:string-value="-" calcext:value-type="string">
            <text:p>-</text:p>
          </table:table-cell>
          <table:table-cell table:style-name="ce191" table:formula="of:=IF(ISNUMBER([.$F81]);IF(MIN([.$E81:.$F81])&lt;[.$F81];0;[.$F81]);IF(ISNUMBER([.$E81]);[.$E81];IF(ISBLANK([.$D81]);&quot;-&quot;;&quot;?&quot;)))" office:value-type="string" office:string-value="-" calcext:value-type="string">
            <text:p>-</text:p>
          </table:table-cell>
          <table:table-cell table:style-name="ce200" table:formula="of:=IF(ISNUMBER([.$AN81]);IF([.$AN81]&lt;=plan_semaine_fin;MAX([.$AN81];[.AO$7]);98);IF([.$AN8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81]);SUMIF([.$AT$8:.$BM$8];[.$AN81];[.$I81:.$AD81])&gt;0;0)" office:value-type="float" office:value="0" calcext:value-type="float">
            <text:p>0</text:p>
          </table:table-cell>
          <table:table-cell table:style-name="ce213" table:formula="of:=IF(ISNUMBER([.$AN81]);[.$AN8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81];0;[.AT$6]));IF(OFFSET([.$H81];0;[.AT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AU$6]));IF(OFFSET([.$H81];0;[.AU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AV$6]));IF(OFFSET([.$H81];0;[.AV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AW$6]));IF(OFFSET([.$H81];0;[.AW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AX$6]));IF(OFFSET([.$H81];0;[.AX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AY$6]));IF(OFFSET([.$H81];0;[.AY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AZ$6]));IF(OFFSET([.$H81];0;[.AZ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A$6]));IF(OFFSET([.$H81];0;[.BA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B$6]));IF(OFFSET([.$H81];0;[.BB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C$6]));IF(OFFSET([.$H81];0;[.BC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D$6]));IF(OFFSET([.$H81];0;[.BD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E$6]));IF(OFFSET([.$H81];0;[.BE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F$6]));IF(OFFSET([.$H81];0;[.BF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G$6]));IF(OFFSET([.$H81];0;[.BG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H$6]));IF(OFFSET([.$H81];0;[.BH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I$6]));IF(OFFSET([.$H81];0;[.BI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J$6]));IF(OFFSET([.$H81];0;[.BJ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K$6]));IF(OFFSET([.$H81];0;[.BK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L$6]));IF(OFFSET([.$H81];0;[.BL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M$6]));IF(OFFSET([.$H81];0;[.BM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N$6]));IF(OFFSET([.$H81];0;[.BN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O$6]));IF(OFFSET([.$H81];0;[.BO$6])&gt;0;[.$AO81];&quot;(zéro)&quot;);&quot;-&quot;)" office:value-type="string" office:string-value="-" calcext:value-type="string">
            <text:p>-</text:p>
          </table:table-cell>
          <table:table-cell table:style-name="ce191" table:formula="of:=IF(ISNUMBER(OFFSET([.$H81];0;[.BP$6]));IF(OFFSET([.$H81];0;[.BP$6])&gt;0;[.$AO8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81]));OR([.D81]=OFFSET([.D81];-1;0);[.D81]=&quot;+&quot;))" office:value-type="boolean" office:boolean-value="false" calcext:value-type="boolean">
            <text:p>FAUX</text:p>
          </table:table-cell>
          <table:table-cell table:style-name="ce233" table:formula="of:=IF(NOT([.BR81]);MATCH(0;OFFSET([.BR81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81]=&quot;&quot;;[.$C81]=&quot;absences&quot;);0;NOT(ISNUMBER(MATCH([.$C81];OFFSET(#REF!;1;0;999;1);0))))" office:value-type="boolean" office:boolean-value="false" calcext:value-type="boolean">
            <text:p>FAUX</text:p>
          </table:table-cell>
          <table:table-cell table:style-name="ce246" table:formula="of:=[.$C81]&amp;&quot;_&quot;&amp;TEXT([.$AO81];&quot;00&quot;)" office:value-type="string" office:string-value="_-" calcext:value-type="string">
            <text:p>_-</text:p>
          </table:table-cell>
          <table:table-cell table:style-name="ce191" table:formula="of:=IF([.C81]=&quot;&quot;;&quot;&quot;;&quot;'notes_&quot;&amp;[.C81]&amp;&quot;'!a1&quot;)">
            <text:p/>
          </table:table-cell>
          <table:table-cell table:style-name="ce253" table:formula="of:=IF(ISBLANK([.$C$6]);0;ISNUMBER(SEARCH([.$C$6];[.$C81]&amp;&quot; &quot;&amp;[.$D81]&amp;&quot; &quot;&amp;[.$AG8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82]);&quot;-&quot;;[.C82])" office:value-type="string" office:string-value="-" calcext:value-type="string">
            <text:p>-</text:p>
          </table:table-cell>
          <table:table-cell table:style-name="ce169" table:formula="of:=IF(ISBLANK([.D82]);&quot;-&quot;;[.D82])" office:value-type="string" office:string-value="-" calcext:value-type="string">
            <text:p>-</text:p>
          </table:table-cell>
          <table:table-cell table:style-name="ce191" table:formula="of:=IF(ISNUMBER([.$F82]);IF(MIN([.$E82:.$F82])&lt;[.$F82];0;[.$F82]);IF(ISNUMBER([.$E82]);[.$E82];IF(ISBLANK([.$D82]);&quot;-&quot;;&quot;?&quot;)))" office:value-type="string" office:string-value="-" calcext:value-type="string">
            <text:p>-</text:p>
          </table:table-cell>
          <table:table-cell table:style-name="ce200" table:formula="of:=IF(ISNUMBER([.$AN82]);IF([.$AN82]&lt;=plan_semaine_fin;MAX([.$AN82];[.AO$7]);98);IF([.$AN8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82]);SUMIF([.$AT$8:.$BM$8];[.$AN82];[.$I82:.$AD82])&gt;0;0)" office:value-type="float" office:value="0" calcext:value-type="float">
            <text:p>0</text:p>
          </table:table-cell>
          <table:table-cell table:style-name="ce213" table:formula="of:=IF(ISNUMBER([.$AN82]);[.$AN8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82];0;[.AT$6]));IF(OFFSET([.$H82];0;[.AT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AU$6]));IF(OFFSET([.$H82];0;[.AU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AV$6]));IF(OFFSET([.$H82];0;[.AV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AW$6]));IF(OFFSET([.$H82];0;[.AW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AX$6]));IF(OFFSET([.$H82];0;[.AX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AY$6]));IF(OFFSET([.$H82];0;[.AY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AZ$6]));IF(OFFSET([.$H82];0;[.AZ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A$6]));IF(OFFSET([.$H82];0;[.BA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B$6]));IF(OFFSET([.$H82];0;[.BB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C$6]));IF(OFFSET([.$H82];0;[.BC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D$6]));IF(OFFSET([.$H82];0;[.BD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E$6]));IF(OFFSET([.$H82];0;[.BE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F$6]));IF(OFFSET([.$H82];0;[.BF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G$6]));IF(OFFSET([.$H82];0;[.BG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H$6]));IF(OFFSET([.$H82];0;[.BH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I$6]));IF(OFFSET([.$H82];0;[.BI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J$6]));IF(OFFSET([.$H82];0;[.BJ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K$6]));IF(OFFSET([.$H82];0;[.BK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L$6]));IF(OFFSET([.$H82];0;[.BL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M$6]));IF(OFFSET([.$H82];0;[.BM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N$6]));IF(OFFSET([.$H82];0;[.BN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O$6]));IF(OFFSET([.$H82];0;[.BO$6])&gt;0;[.$AO82];&quot;(zéro)&quot;);&quot;-&quot;)" office:value-type="string" office:string-value="-" calcext:value-type="string">
            <text:p>-</text:p>
          </table:table-cell>
          <table:table-cell table:style-name="ce191" table:formula="of:=IF(ISNUMBER(OFFSET([.$H82];0;[.BP$6]));IF(OFFSET([.$H82];0;[.BP$6])&gt;0;[.$AO8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82]));OR([.D82]=OFFSET([.D82];-1;0);[.D82]=&quot;+&quot;))" office:value-type="boolean" office:boolean-value="false" calcext:value-type="boolean">
            <text:p>FAUX</text:p>
          </table:table-cell>
          <table:table-cell table:style-name="ce233" table:formula="of:=IF(NOT([.BR82]);MATCH(0;OFFSET([.BR82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82]=&quot;&quot;;[.$C82]=&quot;absences&quot;);0;NOT(ISNUMBER(MATCH([.$C82];OFFSET(#REF!;1;0;999;1);0))))" office:value-type="boolean" office:boolean-value="false" calcext:value-type="boolean">
            <text:p>FAUX</text:p>
          </table:table-cell>
          <table:table-cell table:style-name="ce246" table:formula="of:=[.$C82]&amp;&quot;_&quot;&amp;TEXT([.$AO82];&quot;00&quot;)" office:value-type="string" office:string-value="_-" calcext:value-type="string">
            <text:p>_-</text:p>
          </table:table-cell>
          <table:table-cell table:style-name="ce191" table:formula="of:=IF([.C82]=&quot;&quot;;&quot;&quot;;&quot;'notes_&quot;&amp;[.C82]&amp;&quot;'!a1&quot;)">
            <text:p/>
          </table:table-cell>
          <table:table-cell table:style-name="ce253" table:formula="of:=IF(ISBLANK([.$C$6]);0;ISNUMBER(SEARCH([.$C$6];[.$C82]&amp;&quot; &quot;&amp;[.$D82]&amp;&quot; &quot;&amp;[.$AG8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83]);&quot;-&quot;;[.C83])" office:value-type="string" office:string-value="-" calcext:value-type="string">
            <text:p>-</text:p>
          </table:table-cell>
          <table:table-cell table:style-name="ce169" table:formula="of:=IF(ISBLANK([.D83]);&quot;-&quot;;[.D83])" office:value-type="string" office:string-value="-" calcext:value-type="string">
            <text:p>-</text:p>
          </table:table-cell>
          <table:table-cell table:style-name="ce191" table:formula="of:=IF(ISNUMBER([.$F83]);IF(MIN([.$E83:.$F83])&lt;[.$F83];0;[.$F83]);IF(ISNUMBER([.$E83]);[.$E83];IF(ISBLANK([.$D83]);&quot;-&quot;;&quot;?&quot;)))" office:value-type="string" office:string-value="-" calcext:value-type="string">
            <text:p>-</text:p>
          </table:table-cell>
          <table:table-cell table:style-name="ce200" table:formula="of:=IF(ISNUMBER([.$AN83]);IF([.$AN83]&lt;=plan_semaine_fin;MAX([.$AN83];[.AO$7]);98);IF([.$AN8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83]);SUMIF([.$AT$8:.$BM$8];[.$AN83];[.$I83:.$AD83])&gt;0;0)" office:value-type="float" office:value="0" calcext:value-type="float">
            <text:p>0</text:p>
          </table:table-cell>
          <table:table-cell table:style-name="ce213" table:formula="of:=IF(ISNUMBER([.$AN83]);[.$AN8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83];0;[.AT$6]));IF(OFFSET([.$H83];0;[.AT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AU$6]));IF(OFFSET([.$H83];0;[.AU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AV$6]));IF(OFFSET([.$H83];0;[.AV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AW$6]));IF(OFFSET([.$H83];0;[.AW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AX$6]));IF(OFFSET([.$H83];0;[.AX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AY$6]));IF(OFFSET([.$H83];0;[.AY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AZ$6]));IF(OFFSET([.$H83];0;[.AZ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A$6]));IF(OFFSET([.$H83];0;[.BA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B$6]));IF(OFFSET([.$H83];0;[.BB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C$6]));IF(OFFSET([.$H83];0;[.BC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D$6]));IF(OFFSET([.$H83];0;[.BD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E$6]));IF(OFFSET([.$H83];0;[.BE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F$6]));IF(OFFSET([.$H83];0;[.BF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G$6]));IF(OFFSET([.$H83];0;[.BG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H$6]));IF(OFFSET([.$H83];0;[.BH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I$6]));IF(OFFSET([.$H83];0;[.BI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J$6]));IF(OFFSET([.$H83];0;[.BJ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K$6]));IF(OFFSET([.$H83];0;[.BK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L$6]));IF(OFFSET([.$H83];0;[.BL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M$6]));IF(OFFSET([.$H83];0;[.BM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N$6]));IF(OFFSET([.$H83];0;[.BN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O$6]));IF(OFFSET([.$H83];0;[.BO$6])&gt;0;[.$AO83];&quot;(zéro)&quot;);&quot;-&quot;)" office:value-type="string" office:string-value="-" calcext:value-type="string">
            <text:p>-</text:p>
          </table:table-cell>
          <table:table-cell table:style-name="ce191" table:formula="of:=IF(ISNUMBER(OFFSET([.$H83];0;[.BP$6]));IF(OFFSET([.$H83];0;[.BP$6])&gt;0;[.$AO8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83]));OR([.D83]=OFFSET([.D83];-1;0);[.D83]=&quot;+&quot;))" office:value-type="boolean" office:boolean-value="false" calcext:value-type="boolean">
            <text:p>FAUX</text:p>
          </table:table-cell>
          <table:table-cell table:style-name="ce233" table:formula="of:=IF(NOT([.BR83]);MATCH(0;OFFSET([.BR83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83]=&quot;&quot;;[.$C83]=&quot;absences&quot;);0;NOT(ISNUMBER(MATCH([.$C83];OFFSET(#REF!;1;0;999;1);0))))" office:value-type="boolean" office:boolean-value="false" calcext:value-type="boolean">
            <text:p>FAUX</text:p>
          </table:table-cell>
          <table:table-cell table:style-name="ce246" table:formula="of:=[.$C83]&amp;&quot;_&quot;&amp;TEXT([.$AO83];&quot;00&quot;)" office:value-type="string" office:string-value="_-" calcext:value-type="string">
            <text:p>_-</text:p>
          </table:table-cell>
          <table:table-cell table:style-name="ce191" table:formula="of:=IF([.C83]=&quot;&quot;;&quot;&quot;;&quot;'notes_&quot;&amp;[.C83]&amp;&quot;'!a1&quot;)">
            <text:p/>
          </table:table-cell>
          <table:table-cell table:style-name="ce253" table:formula="of:=IF(ISBLANK([.$C$6]);0;ISNUMBER(SEARCH([.$C$6];[.$C83]&amp;&quot; &quot;&amp;[.$D83]&amp;&quot; &quot;&amp;[.$AG8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84]);&quot;-&quot;;[.C84])" office:value-type="string" office:string-value="-" calcext:value-type="string">
            <text:p>-</text:p>
          </table:table-cell>
          <table:table-cell table:style-name="ce169" table:formula="of:=IF(ISBLANK([.D84]);&quot;-&quot;;[.D84])" office:value-type="string" office:string-value="-" calcext:value-type="string">
            <text:p>-</text:p>
          </table:table-cell>
          <table:table-cell table:style-name="ce191" table:formula="of:=IF(ISNUMBER([.$F84]);IF(MIN([.$E84:.$F84])&lt;[.$F84];0;[.$F84]);IF(ISNUMBER([.$E84]);[.$E84];IF(ISBLANK([.$D84]);&quot;-&quot;;&quot;?&quot;)))" office:value-type="string" office:string-value="-" calcext:value-type="string">
            <text:p>-</text:p>
          </table:table-cell>
          <table:table-cell table:style-name="ce200" table:formula="of:=IF(ISNUMBER([.$AN84]);IF([.$AN84]&lt;=plan_semaine_fin;MAX([.$AN84];[.AO$7]);98);IF([.$AN8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84]);SUMIF([.$AT$8:.$BM$8];[.$AN84];[.$I84:.$AD84])&gt;0;0)" office:value-type="float" office:value="0" calcext:value-type="float">
            <text:p>0</text:p>
          </table:table-cell>
          <table:table-cell table:style-name="ce213" table:formula="of:=IF(ISNUMBER([.$AN84]);[.$AN8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84];0;[.AT$6]));IF(OFFSET([.$H84];0;[.AT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AU$6]));IF(OFFSET([.$H84];0;[.AU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AV$6]));IF(OFFSET([.$H84];0;[.AV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AW$6]));IF(OFFSET([.$H84];0;[.AW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AX$6]));IF(OFFSET([.$H84];0;[.AX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AY$6]));IF(OFFSET([.$H84];0;[.AY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AZ$6]));IF(OFFSET([.$H84];0;[.AZ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A$6]));IF(OFFSET([.$H84];0;[.BA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B$6]));IF(OFFSET([.$H84];0;[.BB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C$6]));IF(OFFSET([.$H84];0;[.BC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D$6]));IF(OFFSET([.$H84];0;[.BD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E$6]));IF(OFFSET([.$H84];0;[.BE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F$6]));IF(OFFSET([.$H84];0;[.BF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G$6]));IF(OFFSET([.$H84];0;[.BG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H$6]));IF(OFFSET([.$H84];0;[.BH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I$6]));IF(OFFSET([.$H84];0;[.BI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J$6]));IF(OFFSET([.$H84];0;[.BJ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K$6]));IF(OFFSET([.$H84];0;[.BK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L$6]));IF(OFFSET([.$H84];0;[.BL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M$6]));IF(OFFSET([.$H84];0;[.BM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N$6]));IF(OFFSET([.$H84];0;[.BN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O$6]));IF(OFFSET([.$H84];0;[.BO$6])&gt;0;[.$AO84];&quot;(zéro)&quot;);&quot;-&quot;)" office:value-type="string" office:string-value="-" calcext:value-type="string">
            <text:p>-</text:p>
          </table:table-cell>
          <table:table-cell table:style-name="ce191" table:formula="of:=IF(ISNUMBER(OFFSET([.$H84];0;[.BP$6]));IF(OFFSET([.$H84];0;[.BP$6])&gt;0;[.$AO8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84]));OR([.D84]=OFFSET([.D84];-1;0);[.D84]=&quot;+&quot;))" office:value-type="boolean" office:boolean-value="false" calcext:value-type="boolean">
            <text:p>FAUX</text:p>
          </table:table-cell>
          <table:table-cell table:style-name="ce233" table:formula="of:=IF(NOT([.BR84]);MATCH(0;OFFSET([.BR84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84]=&quot;&quot;;[.$C84]=&quot;absences&quot;);0;NOT(ISNUMBER(MATCH([.$C84];OFFSET(#REF!;1;0;999;1);0))))" office:value-type="boolean" office:boolean-value="false" calcext:value-type="boolean">
            <text:p>FAUX</text:p>
          </table:table-cell>
          <table:table-cell table:style-name="ce246" table:formula="of:=[.$C84]&amp;&quot;_&quot;&amp;TEXT([.$AO84];&quot;00&quot;)" office:value-type="string" office:string-value="_-" calcext:value-type="string">
            <text:p>_-</text:p>
          </table:table-cell>
          <table:table-cell table:style-name="ce191" table:formula="of:=IF([.C84]=&quot;&quot;;&quot;&quot;;&quot;'notes_&quot;&amp;[.C84]&amp;&quot;'!a1&quot;)">
            <text:p/>
          </table:table-cell>
          <table:table-cell table:style-name="ce253" table:formula="of:=IF(ISBLANK([.$C$6]);0;ISNUMBER(SEARCH([.$C$6];[.$C84]&amp;&quot; &quot;&amp;[.$D84]&amp;&quot; &quot;&amp;[.$AG8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85]);&quot;-&quot;;[.C85])" office:value-type="string" office:string-value="-" calcext:value-type="string">
            <text:p>-</text:p>
          </table:table-cell>
          <table:table-cell table:style-name="ce169" table:formula="of:=IF(ISBLANK([.D85]);&quot;-&quot;;[.D85])" office:value-type="string" office:string-value="-" calcext:value-type="string">
            <text:p>-</text:p>
          </table:table-cell>
          <table:table-cell table:style-name="ce191" table:formula="of:=IF(ISNUMBER([.$F85]);IF(MIN([.$E85:.$F85])&lt;[.$F85];0;[.$F85]);IF(ISNUMBER([.$E85]);[.$E85];IF(ISBLANK([.$D85]);&quot;-&quot;;&quot;?&quot;)))" office:value-type="string" office:string-value="-" calcext:value-type="string">
            <text:p>-</text:p>
          </table:table-cell>
          <table:table-cell table:style-name="ce200" table:formula="of:=IF(ISNUMBER([.$AN85]);IF([.$AN85]&lt;=plan_semaine_fin;MAX([.$AN85];[.AO$7]);98);IF([.$AN8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85]);SUMIF([.$AT$8:.$BM$8];[.$AN85];[.$I85:.$AD85])&gt;0;0)" office:value-type="float" office:value="0" calcext:value-type="float">
            <text:p>0</text:p>
          </table:table-cell>
          <table:table-cell table:style-name="ce213" table:formula="of:=IF(ISNUMBER([.$AN85]);[.$AN8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85];0;[.AT$6]));IF(OFFSET([.$H85];0;[.AT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AU$6]));IF(OFFSET([.$H85];0;[.AU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AV$6]));IF(OFFSET([.$H85];0;[.AV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AW$6]));IF(OFFSET([.$H85];0;[.AW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AX$6]));IF(OFFSET([.$H85];0;[.AX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AY$6]));IF(OFFSET([.$H85];0;[.AY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AZ$6]));IF(OFFSET([.$H85];0;[.AZ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A$6]));IF(OFFSET([.$H85];0;[.BA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B$6]));IF(OFFSET([.$H85];0;[.BB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C$6]));IF(OFFSET([.$H85];0;[.BC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D$6]));IF(OFFSET([.$H85];0;[.BD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E$6]));IF(OFFSET([.$H85];0;[.BE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F$6]));IF(OFFSET([.$H85];0;[.BF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G$6]));IF(OFFSET([.$H85];0;[.BG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H$6]));IF(OFFSET([.$H85];0;[.BH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I$6]));IF(OFFSET([.$H85];0;[.BI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J$6]));IF(OFFSET([.$H85];0;[.BJ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K$6]));IF(OFFSET([.$H85];0;[.BK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L$6]));IF(OFFSET([.$H85];0;[.BL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M$6]));IF(OFFSET([.$H85];0;[.BM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N$6]));IF(OFFSET([.$H85];0;[.BN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O$6]));IF(OFFSET([.$H85];0;[.BO$6])&gt;0;[.$AO85];&quot;(zéro)&quot;);&quot;-&quot;)" office:value-type="string" office:string-value="-" calcext:value-type="string">
            <text:p>-</text:p>
          </table:table-cell>
          <table:table-cell table:style-name="ce191" table:formula="of:=IF(ISNUMBER(OFFSET([.$H85];0;[.BP$6]));IF(OFFSET([.$H85];0;[.BP$6])&gt;0;[.$AO8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85]));OR([.D85]=OFFSET([.D85];-1;0);[.D85]=&quot;+&quot;))" office:value-type="boolean" office:boolean-value="false" calcext:value-type="boolean">
            <text:p>FAUX</text:p>
          </table:table-cell>
          <table:table-cell table:style-name="ce233" table:formula="of:=IF(NOT([.BR85]);MATCH(0;OFFSET([.BR85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85]=&quot;&quot;;[.$C85]=&quot;absences&quot;);0;NOT(ISNUMBER(MATCH([.$C85];OFFSET(#REF!;1;0;999;1);0))))" office:value-type="boolean" office:boolean-value="false" calcext:value-type="boolean">
            <text:p>FAUX</text:p>
          </table:table-cell>
          <table:table-cell table:style-name="ce246" table:formula="of:=[.$C85]&amp;&quot;_&quot;&amp;TEXT([.$AO85];&quot;00&quot;)" office:value-type="string" office:string-value="_-" calcext:value-type="string">
            <text:p>_-</text:p>
          </table:table-cell>
          <table:table-cell table:style-name="ce191" table:formula="of:=IF([.C85]=&quot;&quot;;&quot;&quot;;&quot;'notes_&quot;&amp;[.C85]&amp;&quot;'!a1&quot;)">
            <text:p/>
          </table:table-cell>
          <table:table-cell table:style-name="ce253" table:formula="of:=IF(ISBLANK([.$C$6]);0;ISNUMBER(SEARCH([.$C$6];[.$C85]&amp;&quot; &quot;&amp;[.$D85]&amp;&quot; &quot;&amp;[.$AG8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86]);&quot;-&quot;;[.C86])" office:value-type="string" office:string-value="-" calcext:value-type="string">
            <text:p>-</text:p>
          </table:table-cell>
          <table:table-cell table:style-name="ce169" table:formula="of:=IF(ISBLANK([.D86]);&quot;-&quot;;[.D86])" office:value-type="string" office:string-value="-" calcext:value-type="string">
            <text:p>-</text:p>
          </table:table-cell>
          <table:table-cell table:style-name="ce191" table:formula="of:=IF(ISNUMBER([.$F86]);IF(MIN([.$E86:.$F86])&lt;[.$F86];0;[.$F86]);IF(ISNUMBER([.$E86]);[.$E86];IF(ISBLANK([.$D86]);&quot;-&quot;;&quot;?&quot;)))" office:value-type="string" office:string-value="-" calcext:value-type="string">
            <text:p>-</text:p>
          </table:table-cell>
          <table:table-cell table:style-name="ce200" table:formula="of:=IF(ISNUMBER([.$AN86]);IF([.$AN86]&lt;=plan_semaine_fin;MAX([.$AN86];[.AO$7]);98);IF([.$AN8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86]);SUMIF([.$AT$8:.$BM$8];[.$AN86];[.$I86:.$AD86])&gt;0;0)" office:value-type="float" office:value="0" calcext:value-type="float">
            <text:p>0</text:p>
          </table:table-cell>
          <table:table-cell table:style-name="ce213" table:formula="of:=IF(ISNUMBER([.$AN86]);[.$AN8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86];0;[.AT$6]));IF(OFFSET([.$H86];0;[.AT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AU$6]));IF(OFFSET([.$H86];0;[.AU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AV$6]));IF(OFFSET([.$H86];0;[.AV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AW$6]));IF(OFFSET([.$H86];0;[.AW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AX$6]));IF(OFFSET([.$H86];0;[.AX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AY$6]));IF(OFFSET([.$H86];0;[.AY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AZ$6]));IF(OFFSET([.$H86];0;[.AZ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A$6]));IF(OFFSET([.$H86];0;[.BA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B$6]));IF(OFFSET([.$H86];0;[.BB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C$6]));IF(OFFSET([.$H86];0;[.BC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D$6]));IF(OFFSET([.$H86];0;[.BD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E$6]));IF(OFFSET([.$H86];0;[.BE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F$6]));IF(OFFSET([.$H86];0;[.BF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G$6]));IF(OFFSET([.$H86];0;[.BG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H$6]));IF(OFFSET([.$H86];0;[.BH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I$6]));IF(OFFSET([.$H86];0;[.BI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J$6]));IF(OFFSET([.$H86];0;[.BJ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K$6]));IF(OFFSET([.$H86];0;[.BK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L$6]));IF(OFFSET([.$H86];0;[.BL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M$6]));IF(OFFSET([.$H86];0;[.BM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N$6]));IF(OFFSET([.$H86];0;[.BN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O$6]));IF(OFFSET([.$H86];0;[.BO$6])&gt;0;[.$AO86];&quot;(zéro)&quot;);&quot;-&quot;)" office:value-type="string" office:string-value="-" calcext:value-type="string">
            <text:p>-</text:p>
          </table:table-cell>
          <table:table-cell table:style-name="ce191" table:formula="of:=IF(ISNUMBER(OFFSET([.$H86];0;[.BP$6]));IF(OFFSET([.$H86];0;[.BP$6])&gt;0;[.$AO8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86]));OR([.D86]=OFFSET([.D86];-1;0);[.D86]=&quot;+&quot;))" office:value-type="boolean" office:boolean-value="false" calcext:value-type="boolean">
            <text:p>FAUX</text:p>
          </table:table-cell>
          <table:table-cell table:style-name="ce233" table:formula="of:=IF(NOT([.BR86]);MATCH(0;OFFSET([.BR86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86]=&quot;&quot;;[.$C86]=&quot;absences&quot;);0;NOT(ISNUMBER(MATCH([.$C86];OFFSET(#REF!;1;0;999;1);0))))" office:value-type="boolean" office:boolean-value="false" calcext:value-type="boolean">
            <text:p>FAUX</text:p>
          </table:table-cell>
          <table:table-cell table:style-name="ce246" table:formula="of:=[.$C86]&amp;&quot;_&quot;&amp;TEXT([.$AO86];&quot;00&quot;)" office:value-type="string" office:string-value="_-" calcext:value-type="string">
            <text:p>_-</text:p>
          </table:table-cell>
          <table:table-cell table:style-name="ce191" table:formula="of:=IF([.C86]=&quot;&quot;;&quot;&quot;;&quot;'notes_&quot;&amp;[.C86]&amp;&quot;'!a1&quot;)">
            <text:p/>
          </table:table-cell>
          <table:table-cell table:style-name="ce253" table:formula="of:=IF(ISBLANK([.$C$6]);0;ISNUMBER(SEARCH([.$C$6];[.$C86]&amp;&quot; &quot;&amp;[.$D86]&amp;&quot; &quot;&amp;[.$AG8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87]);&quot;-&quot;;[.C87])" office:value-type="string" office:string-value="-" calcext:value-type="string">
            <text:p>-</text:p>
          </table:table-cell>
          <table:table-cell table:style-name="ce169" table:formula="of:=IF(ISBLANK([.D87]);&quot;-&quot;;[.D87])" office:value-type="string" office:string-value="-" calcext:value-type="string">
            <text:p>-</text:p>
          </table:table-cell>
          <table:table-cell table:style-name="ce191" table:formula="of:=IF(ISNUMBER([.$F87]);IF(MIN([.$E87:.$F87])&lt;[.$F87];0;[.$F87]);IF(ISNUMBER([.$E87]);[.$E87];IF(ISBLANK([.$D87]);&quot;-&quot;;&quot;?&quot;)))" office:value-type="string" office:string-value="-" calcext:value-type="string">
            <text:p>-</text:p>
          </table:table-cell>
          <table:table-cell table:style-name="ce200" table:formula="of:=IF(ISNUMBER([.$AN87]);IF([.$AN87]&lt;=plan_semaine_fin;MAX([.$AN87];[.AO$7]);98);IF([.$AN8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87]);SUMIF([.$AT$8:.$BM$8];[.$AN87];[.$I87:.$AD87])&gt;0;0)" office:value-type="float" office:value="0" calcext:value-type="float">
            <text:p>0</text:p>
          </table:table-cell>
          <table:table-cell table:style-name="ce213" table:formula="of:=IF(ISNUMBER([.$AN87]);[.$AN8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87];0;[.AT$6]));IF(OFFSET([.$H87];0;[.AT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AU$6]));IF(OFFSET([.$H87];0;[.AU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AV$6]));IF(OFFSET([.$H87];0;[.AV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AW$6]));IF(OFFSET([.$H87];0;[.AW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AX$6]));IF(OFFSET([.$H87];0;[.AX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AY$6]));IF(OFFSET([.$H87];0;[.AY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AZ$6]));IF(OFFSET([.$H87];0;[.AZ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A$6]));IF(OFFSET([.$H87];0;[.BA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B$6]));IF(OFFSET([.$H87];0;[.BB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C$6]));IF(OFFSET([.$H87];0;[.BC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D$6]));IF(OFFSET([.$H87];0;[.BD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E$6]));IF(OFFSET([.$H87];0;[.BE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F$6]));IF(OFFSET([.$H87];0;[.BF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G$6]));IF(OFFSET([.$H87];0;[.BG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H$6]));IF(OFFSET([.$H87];0;[.BH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I$6]));IF(OFFSET([.$H87];0;[.BI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J$6]));IF(OFFSET([.$H87];0;[.BJ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K$6]));IF(OFFSET([.$H87];0;[.BK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L$6]));IF(OFFSET([.$H87];0;[.BL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M$6]));IF(OFFSET([.$H87];0;[.BM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N$6]));IF(OFFSET([.$H87];0;[.BN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O$6]));IF(OFFSET([.$H87];0;[.BO$6])&gt;0;[.$AO87];&quot;(zéro)&quot;);&quot;-&quot;)" office:value-type="string" office:string-value="-" calcext:value-type="string">
            <text:p>-</text:p>
          </table:table-cell>
          <table:table-cell table:style-name="ce191" table:formula="of:=IF(ISNUMBER(OFFSET([.$H87];0;[.BP$6]));IF(OFFSET([.$H87];0;[.BP$6])&gt;0;[.$AO8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87]));OR([.D87]=OFFSET([.D87];-1;0);[.D87]=&quot;+&quot;))" office:value-type="boolean" office:boolean-value="false" calcext:value-type="boolean">
            <text:p>FAUX</text:p>
          </table:table-cell>
          <table:table-cell table:style-name="ce233" table:formula="of:=IF(NOT([.BR87]);MATCH(0;OFFSET([.BR87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87]=&quot;&quot;;[.$C87]=&quot;absences&quot;);0;NOT(ISNUMBER(MATCH([.$C87];OFFSET(#REF!;1;0;999;1);0))))" office:value-type="boolean" office:boolean-value="false" calcext:value-type="boolean">
            <text:p>FAUX</text:p>
          </table:table-cell>
          <table:table-cell table:style-name="ce246" table:formula="of:=[.$C87]&amp;&quot;_&quot;&amp;TEXT([.$AO87];&quot;00&quot;)" office:value-type="string" office:string-value="_-" calcext:value-type="string">
            <text:p>_-</text:p>
          </table:table-cell>
          <table:table-cell table:style-name="ce191" table:formula="of:=IF([.C87]=&quot;&quot;;&quot;&quot;;&quot;'notes_&quot;&amp;[.C87]&amp;&quot;'!a1&quot;)">
            <text:p/>
          </table:table-cell>
          <table:table-cell table:style-name="ce253" table:formula="of:=IF(ISBLANK([.$C$6]);0;ISNUMBER(SEARCH([.$C$6];[.$C87]&amp;&quot; &quot;&amp;[.$D87]&amp;&quot; &quot;&amp;[.$AG8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88]);&quot;-&quot;;[.C88])" office:value-type="string" office:string-value="-" calcext:value-type="string">
            <text:p>-</text:p>
          </table:table-cell>
          <table:table-cell table:style-name="ce169" table:formula="of:=IF(ISBLANK([.D88]);&quot;-&quot;;[.D88])" office:value-type="string" office:string-value="-" calcext:value-type="string">
            <text:p>-</text:p>
          </table:table-cell>
          <table:table-cell table:style-name="ce191" table:formula="of:=IF(ISNUMBER([.$F88]);IF(MIN([.$E88:.$F88])&lt;[.$F88];0;[.$F88]);IF(ISNUMBER([.$E88]);[.$E88];IF(ISBLANK([.$D88]);&quot;-&quot;;&quot;?&quot;)))" office:value-type="string" office:string-value="-" calcext:value-type="string">
            <text:p>-</text:p>
          </table:table-cell>
          <table:table-cell table:style-name="ce200" table:formula="of:=IF(ISNUMBER([.$AN88]);IF([.$AN88]&lt;=plan_semaine_fin;MAX([.$AN88];[.AO$7]);98);IF([.$AN8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88]);SUMIF([.$AT$8:.$BM$8];[.$AN88];[.$I88:.$AD88])&gt;0;0)" office:value-type="float" office:value="0" calcext:value-type="float">
            <text:p>0</text:p>
          </table:table-cell>
          <table:table-cell table:style-name="ce213" table:formula="of:=IF(ISNUMBER([.$AN88]);[.$AN8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88];0;[.AT$6]));IF(OFFSET([.$H88];0;[.AT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AU$6]));IF(OFFSET([.$H88];0;[.AU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AV$6]));IF(OFFSET([.$H88];0;[.AV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AW$6]));IF(OFFSET([.$H88];0;[.AW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AX$6]));IF(OFFSET([.$H88];0;[.AX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AY$6]));IF(OFFSET([.$H88];0;[.AY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AZ$6]));IF(OFFSET([.$H88];0;[.AZ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A$6]));IF(OFFSET([.$H88];0;[.BA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B$6]));IF(OFFSET([.$H88];0;[.BB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C$6]));IF(OFFSET([.$H88];0;[.BC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D$6]));IF(OFFSET([.$H88];0;[.BD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E$6]));IF(OFFSET([.$H88];0;[.BE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F$6]));IF(OFFSET([.$H88];0;[.BF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G$6]));IF(OFFSET([.$H88];0;[.BG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H$6]));IF(OFFSET([.$H88];0;[.BH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I$6]));IF(OFFSET([.$H88];0;[.BI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J$6]));IF(OFFSET([.$H88];0;[.BJ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K$6]));IF(OFFSET([.$H88];0;[.BK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L$6]));IF(OFFSET([.$H88];0;[.BL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M$6]));IF(OFFSET([.$H88];0;[.BM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N$6]));IF(OFFSET([.$H88];0;[.BN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O$6]));IF(OFFSET([.$H88];0;[.BO$6])&gt;0;[.$AO88];&quot;(zéro)&quot;);&quot;-&quot;)" office:value-type="string" office:string-value="-" calcext:value-type="string">
            <text:p>-</text:p>
          </table:table-cell>
          <table:table-cell table:style-name="ce191" table:formula="of:=IF(ISNUMBER(OFFSET([.$H88];0;[.BP$6]));IF(OFFSET([.$H88];0;[.BP$6])&gt;0;[.$AO8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88]));OR([.D88]=OFFSET([.D88];-1;0);[.D88]=&quot;+&quot;))" office:value-type="boolean" office:boolean-value="false" calcext:value-type="boolean">
            <text:p>FAUX</text:p>
          </table:table-cell>
          <table:table-cell table:style-name="ce233" table:formula="of:=IF(NOT([.BR88]);MATCH(0;OFFSET([.BR88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88]=&quot;&quot;;[.$C88]=&quot;absences&quot;);0;NOT(ISNUMBER(MATCH([.$C88];OFFSET(#REF!;1;0;999;1);0))))" office:value-type="boolean" office:boolean-value="false" calcext:value-type="boolean">
            <text:p>FAUX</text:p>
          </table:table-cell>
          <table:table-cell table:style-name="ce246" table:formula="of:=[.$C88]&amp;&quot;_&quot;&amp;TEXT([.$AO88];&quot;00&quot;)" office:value-type="string" office:string-value="_-" calcext:value-type="string">
            <text:p>_-</text:p>
          </table:table-cell>
          <table:table-cell table:style-name="ce191" table:formula="of:=IF([.C88]=&quot;&quot;;&quot;&quot;;&quot;'notes_&quot;&amp;[.C88]&amp;&quot;'!a1&quot;)">
            <text:p/>
          </table:table-cell>
          <table:table-cell table:style-name="ce253" table:formula="of:=IF(ISBLANK([.$C$6]);0;ISNUMBER(SEARCH([.$C$6];[.$C88]&amp;&quot; &quot;&amp;[.$D88]&amp;&quot; &quot;&amp;[.$AG88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89]);&quot;-&quot;;[.C89])" office:value-type="string" office:string-value="-" calcext:value-type="string">
            <text:p>-</text:p>
          </table:table-cell>
          <table:table-cell table:style-name="ce169" table:formula="of:=IF(ISBLANK([.D89]);&quot;-&quot;;[.D89])" office:value-type="string" office:string-value="-" calcext:value-type="string">
            <text:p>-</text:p>
          </table:table-cell>
          <table:table-cell table:style-name="ce191" table:formula="of:=IF(ISNUMBER([.$F89]);IF(MIN([.$E89:.$F89])&lt;[.$F89];0;[.$F89]);IF(ISNUMBER([.$E89]);[.$E89];IF(ISBLANK([.$D89]);&quot;-&quot;;&quot;?&quot;)))" office:value-type="string" office:string-value="-" calcext:value-type="string">
            <text:p>-</text:p>
          </table:table-cell>
          <table:table-cell table:style-name="ce200" table:formula="of:=IF(ISNUMBER([.$AN89]);IF([.$AN89]&lt;=plan_semaine_fin;MAX([.$AN89];[.AO$7]);98);IF([.$AN8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89]);SUMIF([.$AT$8:.$BM$8];[.$AN89];[.$I89:.$AD89])&gt;0;0)" office:value-type="float" office:value="0" calcext:value-type="float">
            <text:p>0</text:p>
          </table:table-cell>
          <table:table-cell table:style-name="ce213" table:formula="of:=IF(ISNUMBER([.$AN89]);[.$AN8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89];0;[.AT$6]));IF(OFFSET([.$H89];0;[.AT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AU$6]));IF(OFFSET([.$H89];0;[.AU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AV$6]));IF(OFFSET([.$H89];0;[.AV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AW$6]));IF(OFFSET([.$H89];0;[.AW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AX$6]));IF(OFFSET([.$H89];0;[.AX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AY$6]));IF(OFFSET([.$H89];0;[.AY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AZ$6]));IF(OFFSET([.$H89];0;[.AZ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A$6]));IF(OFFSET([.$H89];0;[.BA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B$6]));IF(OFFSET([.$H89];0;[.BB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C$6]));IF(OFFSET([.$H89];0;[.BC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D$6]));IF(OFFSET([.$H89];0;[.BD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E$6]));IF(OFFSET([.$H89];0;[.BE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F$6]));IF(OFFSET([.$H89];0;[.BF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G$6]));IF(OFFSET([.$H89];0;[.BG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H$6]));IF(OFFSET([.$H89];0;[.BH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I$6]));IF(OFFSET([.$H89];0;[.BI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J$6]));IF(OFFSET([.$H89];0;[.BJ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K$6]));IF(OFFSET([.$H89];0;[.BK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L$6]));IF(OFFSET([.$H89];0;[.BL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M$6]));IF(OFFSET([.$H89];0;[.BM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N$6]));IF(OFFSET([.$H89];0;[.BN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O$6]));IF(OFFSET([.$H89];0;[.BO$6])&gt;0;[.$AO89];&quot;(zéro)&quot;);&quot;-&quot;)" office:value-type="string" office:string-value="-" calcext:value-type="string">
            <text:p>-</text:p>
          </table:table-cell>
          <table:table-cell table:style-name="ce191" table:formula="of:=IF(ISNUMBER(OFFSET([.$H89];0;[.BP$6]));IF(OFFSET([.$H89];0;[.BP$6])&gt;0;[.$AO8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89]));OR([.D89]=OFFSET([.D89];-1;0);[.D89]=&quot;+&quot;))" office:value-type="boolean" office:boolean-value="false" calcext:value-type="boolean">
            <text:p>FAUX</text:p>
          </table:table-cell>
          <table:table-cell table:style-name="ce233" table:formula="of:=IF(NOT([.BR89]);MATCH(0;OFFSET([.BR8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89]=&quot;&quot;;[.$C89]=&quot;absences&quot;);0;NOT(ISNUMBER(MATCH([.$C89];OFFSET(#REF!;1;0;999;1);0))))" office:value-type="float" office:value="0" calcext:value-type="float">
            <text:p>0</text:p>
          </table:table-cell>
          <table:table-cell table:style-name="ce246" table:formula="of:=[.$C89]&amp;&quot;_&quot;&amp;TEXT([.$AO89];&quot;00&quot;)" office:value-type="string" office:string-value="_-" calcext:value-type="string">
            <text:p>_-</text:p>
          </table:table-cell>
          <table:table-cell table:style-name="ce191" table:formula="of:=IF([.C89]=&quot;&quot;;&quot;&quot;;&quot;'notes_&quot;&amp;[.C89]&amp;&quot;'!a1&quot;)">
            <text:p/>
          </table:table-cell>
          <table:table-cell table:style-name="ce253" table:formula="of:=IF(ISBLANK([.$C$6]);0;ISNUMBER(SEARCH([.$C$6];[.$C89]&amp;&quot; &quot;&amp;[.$D89]&amp;&quot; &quot;&amp;[.$AG89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90]);&quot;-&quot;;[.C90])" office:value-type="string" office:string-value="-" calcext:value-type="string">
            <text:p>-</text:p>
          </table:table-cell>
          <table:table-cell table:style-name="ce169" table:formula="of:=IF(ISBLANK([.D90]);&quot;-&quot;;[.D90])" office:value-type="string" office:string-value="-" calcext:value-type="string">
            <text:p>-</text:p>
          </table:table-cell>
          <table:table-cell table:style-name="ce191" table:formula="of:=IF(ISNUMBER([.$F90]);IF(MIN([.$E90:.$F90])&lt;[.$F90];0;[.$F90]);IF(ISNUMBER([.$E90]);[.$E90];IF(ISBLANK([.$D90]);&quot;-&quot;;&quot;?&quot;)))" office:value-type="string" office:string-value="-" calcext:value-type="string">
            <text:p>-</text:p>
          </table:table-cell>
          <table:table-cell table:style-name="ce200" table:formula="of:=IF(ISNUMBER([.$AN90]);IF([.$AN90]&lt;=plan_semaine_fin;MAX([.$AN90];[.AO$7]);98);IF([.$AN9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90]);SUMIF([.$AT$8:.$BM$8];[.$AN90];[.$I90:.$AD90])&gt;0;0)" office:value-type="float" office:value="0" calcext:value-type="float">
            <text:p>0</text:p>
          </table:table-cell>
          <table:table-cell table:style-name="ce213" table:formula="of:=IF(ISNUMBER([.$AN90]);[.$AN9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90];0;[.AT$6]));IF(OFFSET([.$H90];0;[.AT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AU$6]));IF(OFFSET([.$H90];0;[.AU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AV$6]));IF(OFFSET([.$H90];0;[.AV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AW$6]));IF(OFFSET([.$H90];0;[.AW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AX$6]));IF(OFFSET([.$H90];0;[.AX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AY$6]));IF(OFFSET([.$H90];0;[.AY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AZ$6]));IF(OFFSET([.$H90];0;[.AZ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A$6]));IF(OFFSET([.$H90];0;[.BA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B$6]));IF(OFFSET([.$H90];0;[.BB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C$6]));IF(OFFSET([.$H90];0;[.BC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D$6]));IF(OFFSET([.$H90];0;[.BD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E$6]));IF(OFFSET([.$H90];0;[.BE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F$6]));IF(OFFSET([.$H90];0;[.BF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G$6]));IF(OFFSET([.$H90];0;[.BG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H$6]));IF(OFFSET([.$H90];0;[.BH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I$6]));IF(OFFSET([.$H90];0;[.BI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J$6]));IF(OFFSET([.$H90];0;[.BJ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K$6]));IF(OFFSET([.$H90];0;[.BK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L$6]));IF(OFFSET([.$H90];0;[.BL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M$6]));IF(OFFSET([.$H90];0;[.BM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N$6]));IF(OFFSET([.$H90];0;[.BN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O$6]));IF(OFFSET([.$H90];0;[.BO$6])&gt;0;[.$AO90];&quot;(zéro)&quot;);&quot;-&quot;)" office:value-type="string" office:string-value="-" calcext:value-type="string">
            <text:p>-</text:p>
          </table:table-cell>
          <table:table-cell table:style-name="ce191" table:formula="of:=IF(ISNUMBER(OFFSET([.$H90];0;[.BP$6]));IF(OFFSET([.$H90];0;[.BP$6])&gt;0;[.$AO9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90]));OR([.D90]=OFFSET([.D90];-1;0);[.D90]=&quot;+&quot;))" office:value-type="boolean" office:boolean-value="false" calcext:value-type="boolean">
            <text:p>FAUX</text:p>
          </table:table-cell>
          <table:table-cell table:style-name="ce233" table:formula="of:=IF(NOT([.BR90]);MATCH(0;OFFSET([.BR90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90]=&quot;&quot;;[.$C90]=&quot;absences&quot;);0;NOT(ISNUMBER(MATCH([.$C90];OFFSET(#REF!;1;0;999;1);0))))" office:value-type="boolean" office:boolean-value="false" calcext:value-type="boolean">
            <text:p>FAUX</text:p>
          </table:table-cell>
          <table:table-cell table:style-name="ce246" table:formula="of:=[.$C90]&amp;&quot;_&quot;&amp;TEXT([.$AO90];&quot;00&quot;)" office:value-type="string" office:string-value="_-" calcext:value-type="string">
            <text:p>_-</text:p>
          </table:table-cell>
          <table:table-cell table:style-name="ce191" table:formula="of:=IF([.C90]=&quot;&quot;;&quot;&quot;;&quot;'notes_&quot;&amp;[.C90]&amp;&quot;'!a1&quot;)">
            <text:p/>
          </table:table-cell>
          <table:table-cell table:style-name="ce253" table:formula="of:=IF(ISBLANK([.$C$6]);0;ISNUMBER(SEARCH([.$C$6];[.$C90]&amp;&quot; &quot;&amp;[.$D90]&amp;&quot; &quot;&amp;[.$AG90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91]);&quot;-&quot;;[.C91])" office:value-type="string" office:string-value="-" calcext:value-type="string">
            <text:p>-</text:p>
          </table:table-cell>
          <table:table-cell table:style-name="ce169" table:formula="of:=IF(ISBLANK([.D91]);&quot;-&quot;;[.D91])" office:value-type="string" office:string-value="-" calcext:value-type="string">
            <text:p>-</text:p>
          </table:table-cell>
          <table:table-cell table:style-name="ce191" table:formula="of:=IF(ISNUMBER([.$F91]);IF(MIN([.$E91:.$F91])&lt;[.$F91];0;[.$F91]);IF(ISNUMBER([.$E91]);[.$E91];IF(ISBLANK([.$D91]);&quot;-&quot;;&quot;?&quot;)))" office:value-type="string" office:string-value="-" calcext:value-type="string">
            <text:p>-</text:p>
          </table:table-cell>
          <table:table-cell table:style-name="ce200" table:formula="of:=IF(ISNUMBER([.$AN91]);IF([.$AN91]&lt;=plan_semaine_fin;MAX([.$AN91];[.AO$7]);98);IF([.$AN9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91]);SUMIF([.$AT$8:.$BM$8];[.$AN91];[.$I91:.$AD91])&gt;0;0)" office:value-type="float" office:value="0" calcext:value-type="float">
            <text:p>0</text:p>
          </table:table-cell>
          <table:table-cell table:style-name="ce213" table:formula="of:=IF(ISNUMBER([.$AN91]);[.$AN9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91];0;[.AT$6]));IF(OFFSET([.$H91];0;[.AT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AU$6]));IF(OFFSET([.$H91];0;[.AU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AV$6]));IF(OFFSET([.$H91];0;[.AV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AW$6]));IF(OFFSET([.$H91];0;[.AW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AX$6]));IF(OFFSET([.$H91];0;[.AX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AY$6]));IF(OFFSET([.$H91];0;[.AY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AZ$6]));IF(OFFSET([.$H91];0;[.AZ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A$6]));IF(OFFSET([.$H91];0;[.BA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B$6]));IF(OFFSET([.$H91];0;[.BB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C$6]));IF(OFFSET([.$H91];0;[.BC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D$6]));IF(OFFSET([.$H91];0;[.BD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E$6]));IF(OFFSET([.$H91];0;[.BE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F$6]));IF(OFFSET([.$H91];0;[.BF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G$6]));IF(OFFSET([.$H91];0;[.BG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H$6]));IF(OFFSET([.$H91];0;[.BH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I$6]));IF(OFFSET([.$H91];0;[.BI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J$6]));IF(OFFSET([.$H91];0;[.BJ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K$6]));IF(OFFSET([.$H91];0;[.BK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L$6]));IF(OFFSET([.$H91];0;[.BL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M$6]));IF(OFFSET([.$H91];0;[.BM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N$6]));IF(OFFSET([.$H91];0;[.BN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O$6]));IF(OFFSET([.$H91];0;[.BO$6])&gt;0;[.$AO91];&quot;(zéro)&quot;);&quot;-&quot;)" office:value-type="string" office:string-value="-" calcext:value-type="string">
            <text:p>-</text:p>
          </table:table-cell>
          <table:table-cell table:style-name="ce191" table:formula="of:=IF(ISNUMBER(OFFSET([.$H91];0;[.BP$6]));IF(OFFSET([.$H91];0;[.BP$6])&gt;0;[.$AO9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91]));OR([.D91]=OFFSET([.D91];-1;0);[.D91]=&quot;+&quot;))" office:value-type="boolean" office:boolean-value="false" calcext:value-type="boolean">
            <text:p>FAUX</text:p>
          </table:table-cell>
          <table:table-cell table:style-name="ce233" table:formula="of:=IF(NOT([.BR91]);MATCH(0;OFFSET([.BR91];1;0;99;1);0);&quot;-&quot;)" office:value-type="float" office:value="1" calcext:value-type="float">
            <text:p>1</text:p>
          </table:table-cell>
          <table:table-cell table:style-name="ce229"/>
          <table:table-cell table:style-name="ce247" table:formula="of:=IF(OR([.$C91]=&quot;&quot;;[.$C91]=&quot;absences&quot;);0;NOT(ISNUMBER(MATCH([.$C91];OFFSET(#REF!;1;0;999;1);0))))" office:value-type="boolean" office:boolean-value="false" calcext:value-type="boolean">
            <text:p>FAUX</text:p>
          </table:table-cell>
          <table:table-cell table:style-name="ce246" table:formula="of:=[.$C91]&amp;&quot;_&quot;&amp;TEXT([.$AO91];&quot;00&quot;)" office:value-type="string" office:string-value="_-" calcext:value-type="string">
            <text:p>_-</text:p>
          </table:table-cell>
          <table:table-cell table:style-name="ce191" table:formula="of:=IF([.C91]=&quot;&quot;;&quot;&quot;;&quot;'notes_&quot;&amp;[.C91]&amp;&quot;'!a1&quot;)">
            <text:p/>
          </table:table-cell>
          <table:table-cell table:style-name="ce253" table:formula="of:=IF(ISBLANK([.$C$6]);0;ISNUMBER(SEARCH([.$C$6];[.$C91]&amp;&quot; &quot;&amp;[.$D91]&amp;&quot; &quot;&amp;[.$AG9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92]);&quot;-&quot;;[.C92])" office:value-type="string" office:string-value="-" calcext:value-type="string">
            <text:p>-</text:p>
          </table:table-cell>
          <table:table-cell table:style-name="ce169" table:formula="of:=IF(ISBLANK([.D92]);&quot;-&quot;;[.D92])" office:value-type="string" office:string-value="-" calcext:value-type="string">
            <text:p>-</text:p>
          </table:table-cell>
          <table:table-cell table:style-name="ce191" table:formula="of:=IF(ISNUMBER([.$F92]);IF(MIN([.$E92:.$F92])&lt;[.$F92];0;[.$F92]);IF(ISNUMBER([.$E92]);[.$E92];IF(ISBLANK([.$D92]);&quot;-&quot;;&quot;?&quot;)))" office:value-type="string" office:string-value="-" calcext:value-type="string">
            <text:p>-</text:p>
          </table:table-cell>
          <table:table-cell table:style-name="ce200" table:formula="of:=IF(ISNUMBER([.$AN92]);IF([.$AN92]&lt;=plan_semaine_fin;MAX([.$AN92];[.AO$7]);98);IF([.$AN9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92]);SUMIF([.$AT$8:.$BM$8];[.$AN92];[.$I92:.$AD92])&gt;0;0)" office:value-type="float" office:value="0" calcext:value-type="float">
            <text:p>0</text:p>
          </table:table-cell>
          <table:table-cell table:style-name="ce213" table:formula="of:=IF(ISNUMBER([.$AN92]);[.$AN9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92];0;[.AT$6]));IF(OFFSET([.$H92];0;[.AT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AU$6]));IF(OFFSET([.$H92];0;[.AU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AV$6]));IF(OFFSET([.$H92];0;[.AV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AW$6]));IF(OFFSET([.$H92];0;[.AW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AX$6]));IF(OFFSET([.$H92];0;[.AX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AY$6]));IF(OFFSET([.$H92];0;[.AY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AZ$6]));IF(OFFSET([.$H92];0;[.AZ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A$6]));IF(OFFSET([.$H92];0;[.BA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B$6]));IF(OFFSET([.$H92];0;[.BB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C$6]));IF(OFFSET([.$H92];0;[.BC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D$6]));IF(OFFSET([.$H92];0;[.BD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E$6]));IF(OFFSET([.$H92];0;[.BE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F$6]));IF(OFFSET([.$H92];0;[.BF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G$6]));IF(OFFSET([.$H92];0;[.BG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H$6]));IF(OFFSET([.$H92];0;[.BH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I$6]));IF(OFFSET([.$H92];0;[.BI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J$6]));IF(OFFSET([.$H92];0;[.BJ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K$6]));IF(OFFSET([.$H92];0;[.BK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L$6]));IF(OFFSET([.$H92];0;[.BL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M$6]));IF(OFFSET([.$H92];0;[.BM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N$6]));IF(OFFSET([.$H92];0;[.BN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O$6]));IF(OFFSET([.$H92];0;[.BO$6])&gt;0;[.$AO92];&quot;(zéro)&quot;);&quot;-&quot;)" office:value-type="string" office:string-value="-" calcext:value-type="string">
            <text:p>-</text:p>
          </table:table-cell>
          <table:table-cell table:style-name="ce191" table:formula="of:=IF(ISNUMBER(OFFSET([.$H92];0;[.BP$6]));IF(OFFSET([.$H92];0;[.BP$6])&gt;0;[.$AO9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92]));OR([.D92]=OFFSET([.D92];-1;0);[.D92]=&quot;+&quot;))" office:value-type="boolean" office:boolean-value="false" calcext:value-type="boolean">
            <text:p>FAUX</text:p>
          </table:table-cell>
          <table:table-cell table:style-name="ce233" table:formula="of:=IF(NOT([.BR92]);MATCH(0;OFFSET([.BR9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92]=&quot;&quot;;[.$C92]=&quot;absences&quot;);0;NOT(ISNUMBER(MATCH([.$C92];OFFSET(#REF!;1;0;999;1);0))))" office:value-type="float" office:value="0" calcext:value-type="float">
            <text:p>0</text:p>
          </table:table-cell>
          <table:table-cell table:style-name="ce246" table:formula="of:=[.$C92]&amp;&quot;_&quot;&amp;TEXT([.$AO92];&quot;00&quot;)" office:value-type="string" office:string-value="_-" calcext:value-type="string">
            <text:p>_-</text:p>
          </table:table-cell>
          <table:table-cell table:style-name="ce191" table:formula="of:=IF([.C92]=&quot;&quot;;&quot;&quot;;&quot;'notes_&quot;&amp;[.C92]&amp;&quot;'!a1&quot;)">
            <text:p/>
          </table:table-cell>
          <table:table-cell table:style-name="ce253" table:formula="of:=IF(ISBLANK([.$C$6]);0;ISNUMBER(SEARCH([.$C$6];[.$C92]&amp;&quot; &quot;&amp;[.$D92]&amp;&quot; &quot;&amp;[.$AG9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93]);&quot;-&quot;;[.C93])" office:value-type="string" office:string-value="-" calcext:value-type="string">
            <text:p>-</text:p>
          </table:table-cell>
          <table:table-cell table:style-name="ce169" table:formula="of:=IF(ISBLANK([.D93]);&quot;-&quot;;[.D93])" office:value-type="string" office:string-value="-" calcext:value-type="string">
            <text:p>-</text:p>
          </table:table-cell>
          <table:table-cell table:style-name="ce191" table:formula="of:=IF(ISNUMBER([.$F93]);IF(MIN([.$E93:.$F93])&lt;[.$F93];0;[.$F93]);IF(ISNUMBER([.$E93]);[.$E93];IF(ISBLANK([.$D93]);&quot;-&quot;;&quot;?&quot;)))" office:value-type="string" office:string-value="-" calcext:value-type="string">
            <text:p>-</text:p>
          </table:table-cell>
          <table:table-cell table:style-name="ce200" table:formula="of:=IF(ISNUMBER([.$AN93]);IF([.$AN93]&lt;=plan_semaine_fin;MAX([.$AN93];[.AO$7]);98);IF([.$AN9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93]);SUMIF([.$AT$8:.$BM$8];[.$AN93];[.$I93:.$AD93])&gt;0;0)" office:value-type="float" office:value="0" calcext:value-type="float">
            <text:p>0</text:p>
          </table:table-cell>
          <table:table-cell table:style-name="ce213" table:formula="of:=IF(ISNUMBER([.$AN93]);[.$AN9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93];0;[.AT$6]));IF(OFFSET([.$H93];0;[.AT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AU$6]));IF(OFFSET([.$H93];0;[.AU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AV$6]));IF(OFFSET([.$H93];0;[.AV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AW$6]));IF(OFFSET([.$H93];0;[.AW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AX$6]));IF(OFFSET([.$H93];0;[.AX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AY$6]));IF(OFFSET([.$H93];0;[.AY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AZ$6]));IF(OFFSET([.$H93];0;[.AZ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A$6]));IF(OFFSET([.$H93];0;[.BA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B$6]));IF(OFFSET([.$H93];0;[.BB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C$6]));IF(OFFSET([.$H93];0;[.BC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D$6]));IF(OFFSET([.$H93];0;[.BD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E$6]));IF(OFFSET([.$H93];0;[.BE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F$6]));IF(OFFSET([.$H93];0;[.BF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G$6]));IF(OFFSET([.$H93];0;[.BG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H$6]));IF(OFFSET([.$H93];0;[.BH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I$6]));IF(OFFSET([.$H93];0;[.BI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J$6]));IF(OFFSET([.$H93];0;[.BJ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K$6]));IF(OFFSET([.$H93];0;[.BK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L$6]));IF(OFFSET([.$H93];0;[.BL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M$6]));IF(OFFSET([.$H93];0;[.BM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N$6]));IF(OFFSET([.$H93];0;[.BN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O$6]));IF(OFFSET([.$H93];0;[.BO$6])&gt;0;[.$AO93];&quot;(zéro)&quot;);&quot;-&quot;)" office:value-type="string" office:string-value="-" calcext:value-type="string">
            <text:p>-</text:p>
          </table:table-cell>
          <table:table-cell table:style-name="ce191" table:formula="of:=IF(ISNUMBER(OFFSET([.$H93];0;[.BP$6]));IF(OFFSET([.$H93];0;[.BP$6])&gt;0;[.$AO9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93]));OR([.D93]=OFFSET([.D93];-1;0);[.D93]=&quot;+&quot;))" office:value-type="float" office:value="0" calcext:value-type="float">
            <text:p>0</text:p>
          </table:table-cell>
          <table:table-cell table:style-name="ce233" table:formula="of:=IF(NOT([.BR93]);MATCH(0;OFFSET([.BR9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93]=&quot;&quot;;[.$C93]=&quot;absences&quot;);0;NOT(ISNUMBER(MATCH([.$C93];OFFSET(#REF!;1;0;999;1);0))))" office:value-type="float" office:value="0" calcext:value-type="float">
            <text:p>0</text:p>
          </table:table-cell>
          <table:table-cell table:style-name="ce246" table:formula="of:=[.$C93]&amp;&quot;_&quot;&amp;TEXT([.$AO93];&quot;00&quot;)" office:value-type="string" office:string-value="_-" calcext:value-type="string">
            <text:p>_-</text:p>
          </table:table-cell>
          <table:table-cell table:style-name="ce191" table:formula="of:=IF([.C93]=&quot;&quot;;&quot;&quot;;&quot;'notes_&quot;&amp;[.C93]&amp;&quot;'!a1&quot;)">
            <text:p/>
          </table:table-cell>
          <table:table-cell table:style-name="ce253" table:formula="of:=IF(ISBLANK([.$C$6]);0;ISNUMBER(SEARCH([.$C$6];[.$C93]&amp;&quot; &quot;&amp;[.$D93]&amp;&quot; &quot;&amp;[.$AG9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94]);&quot;-&quot;;[.C94])" office:value-type="string" office:string-value="-" calcext:value-type="string">
            <text:p>-</text:p>
          </table:table-cell>
          <table:table-cell table:style-name="ce169" table:formula="of:=IF(ISBLANK([.D94]);&quot;-&quot;;[.D94])" office:value-type="string" office:string-value="-" calcext:value-type="string">
            <text:p>-</text:p>
          </table:table-cell>
          <table:table-cell table:style-name="ce191" table:formula="of:=IF(ISNUMBER([.$F94]);IF(MIN([.$E94:.$F94])&lt;[.$F94];0;[.$F94]);IF(ISNUMBER([.$E94]);[.$E94];IF(ISBLANK([.$D94]);&quot;-&quot;;&quot;?&quot;)))" office:value-type="string" office:string-value="-" calcext:value-type="string">
            <text:p>-</text:p>
          </table:table-cell>
          <table:table-cell table:style-name="ce200" table:formula="of:=IF(ISNUMBER([.$AN94]);IF([.$AN94]&lt;=plan_semaine_fin;MAX([.$AN94];[.AO$7]);98);IF([.$AN9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94]);SUMIF([.$AT$8:.$BM$8];[.$AN94];[.$I94:.$AD94])&gt;0;0)" office:value-type="float" office:value="0" calcext:value-type="float">
            <text:p>0</text:p>
          </table:table-cell>
          <table:table-cell table:style-name="ce213" table:formula="of:=IF(ISNUMBER([.$AN94]);[.$AN9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94];0;[.AT$6]));IF(OFFSET([.$H94];0;[.AT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AU$6]));IF(OFFSET([.$H94];0;[.AU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AV$6]));IF(OFFSET([.$H94];0;[.AV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AW$6]));IF(OFFSET([.$H94];0;[.AW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AX$6]));IF(OFFSET([.$H94];0;[.AX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AY$6]));IF(OFFSET([.$H94];0;[.AY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AZ$6]));IF(OFFSET([.$H94];0;[.AZ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A$6]));IF(OFFSET([.$H94];0;[.BA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B$6]));IF(OFFSET([.$H94];0;[.BB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C$6]));IF(OFFSET([.$H94];0;[.BC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D$6]));IF(OFFSET([.$H94];0;[.BD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E$6]));IF(OFFSET([.$H94];0;[.BE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F$6]));IF(OFFSET([.$H94];0;[.BF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G$6]));IF(OFFSET([.$H94];0;[.BG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H$6]));IF(OFFSET([.$H94];0;[.BH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I$6]));IF(OFFSET([.$H94];0;[.BI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J$6]));IF(OFFSET([.$H94];0;[.BJ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K$6]));IF(OFFSET([.$H94];0;[.BK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L$6]));IF(OFFSET([.$H94];0;[.BL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M$6]));IF(OFFSET([.$H94];0;[.BM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N$6]));IF(OFFSET([.$H94];0;[.BN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O$6]));IF(OFFSET([.$H94];0;[.BO$6])&gt;0;[.$AO94];&quot;(zéro)&quot;);&quot;-&quot;)" office:value-type="string" office:string-value="-" calcext:value-type="string">
            <text:p>-</text:p>
          </table:table-cell>
          <table:table-cell table:style-name="ce191" table:formula="of:=IF(ISNUMBER(OFFSET([.$H94];0;[.BP$6]));IF(OFFSET([.$H94];0;[.BP$6])&gt;0;[.$AO9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94]));OR([.D94]=OFFSET([.D94];-1;0);[.D94]=&quot;+&quot;))" office:value-type="float" office:value="0" calcext:value-type="float">
            <text:p>0</text:p>
          </table:table-cell>
          <table:table-cell table:style-name="ce233" table:formula="of:=IF(NOT([.BR94]);MATCH(0;OFFSET([.BR9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94]=&quot;&quot;;[.$C94]=&quot;absences&quot;);0;NOT(ISNUMBER(MATCH([.$C94];OFFSET(#REF!;1;0;999;1);0))))" office:value-type="float" office:value="0" calcext:value-type="float">
            <text:p>0</text:p>
          </table:table-cell>
          <table:table-cell table:style-name="ce246" table:formula="of:=[.$C94]&amp;&quot;_&quot;&amp;TEXT([.$AO94];&quot;00&quot;)" office:value-type="string" office:string-value="_-" calcext:value-type="string">
            <text:p>_-</text:p>
          </table:table-cell>
          <table:table-cell table:style-name="ce191" table:formula="of:=IF([.C94]=&quot;&quot;;&quot;&quot;;&quot;'notes_&quot;&amp;[.C94]&amp;&quot;'!a1&quot;)">
            <text:p/>
          </table:table-cell>
          <table:table-cell table:style-name="ce253" table:formula="of:=IF(ISBLANK([.$C$6]);0;ISNUMBER(SEARCH([.$C$6];[.$C94]&amp;&quot; &quot;&amp;[.$D94]&amp;&quot; &quot;&amp;[.$AG9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95]);&quot;-&quot;;[.C95])" office:value-type="string" office:string-value="-" calcext:value-type="string">
            <text:p>-</text:p>
          </table:table-cell>
          <table:table-cell table:style-name="ce169" table:formula="of:=IF(ISBLANK([.D95]);&quot;-&quot;;[.D95])" office:value-type="string" office:string-value="-" calcext:value-type="string">
            <text:p>-</text:p>
          </table:table-cell>
          <table:table-cell table:style-name="ce191" table:formula="of:=IF(ISNUMBER([.$F95]);IF(MIN([.$E95:.$F95])&lt;[.$F95];0;[.$F95]);IF(ISNUMBER([.$E95]);[.$E95];IF(ISBLANK([.$D95]);&quot;-&quot;;&quot;?&quot;)))" office:value-type="string" office:string-value="-" calcext:value-type="string">
            <text:p>-</text:p>
          </table:table-cell>
          <table:table-cell table:style-name="ce200" table:formula="of:=IF(ISNUMBER([.$AN95]);IF([.$AN95]&lt;=plan_semaine_fin;MAX([.$AN95];[.AO$7]);98);IF([.$AN9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95]);SUMIF([.$AT$8:.$BM$8];[.$AN95];[.$I95:.$AD95])&gt;0;0)" office:value-type="float" office:value="0" calcext:value-type="float">
            <text:p>0</text:p>
          </table:table-cell>
          <table:table-cell table:style-name="ce213" table:formula="of:=IF(ISNUMBER([.$AN95]);[.$AN9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95];0;[.AT$6]));IF(OFFSET([.$H95];0;[.AT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AU$6]));IF(OFFSET([.$H95];0;[.AU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AV$6]));IF(OFFSET([.$H95];0;[.AV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AW$6]));IF(OFFSET([.$H95];0;[.AW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AX$6]));IF(OFFSET([.$H95];0;[.AX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AY$6]));IF(OFFSET([.$H95];0;[.AY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AZ$6]));IF(OFFSET([.$H95];0;[.AZ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A$6]));IF(OFFSET([.$H95];0;[.BA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B$6]));IF(OFFSET([.$H95];0;[.BB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C$6]));IF(OFFSET([.$H95];0;[.BC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D$6]));IF(OFFSET([.$H95];0;[.BD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E$6]));IF(OFFSET([.$H95];0;[.BE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F$6]));IF(OFFSET([.$H95];0;[.BF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G$6]));IF(OFFSET([.$H95];0;[.BG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H$6]));IF(OFFSET([.$H95];0;[.BH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I$6]));IF(OFFSET([.$H95];0;[.BI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J$6]));IF(OFFSET([.$H95];0;[.BJ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K$6]));IF(OFFSET([.$H95];0;[.BK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L$6]));IF(OFFSET([.$H95];0;[.BL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M$6]));IF(OFFSET([.$H95];0;[.BM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N$6]));IF(OFFSET([.$H95];0;[.BN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O$6]));IF(OFFSET([.$H95];0;[.BO$6])&gt;0;[.$AO95];&quot;(zéro)&quot;);&quot;-&quot;)" office:value-type="string" office:string-value="-" calcext:value-type="string">
            <text:p>-</text:p>
          </table:table-cell>
          <table:table-cell table:style-name="ce191" table:formula="of:=IF(ISNUMBER(OFFSET([.$H95];0;[.BP$6]));IF(OFFSET([.$H95];0;[.BP$6])&gt;0;[.$AO9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95]));OR([.D95]=OFFSET([.D95];-1;0);[.D95]=&quot;+&quot;))" office:value-type="float" office:value="0" calcext:value-type="float">
            <text:p>0</text:p>
          </table:table-cell>
          <table:table-cell table:style-name="ce233" table:formula="of:=IF(NOT([.BR95]);MATCH(0;OFFSET([.BR9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95]=&quot;&quot;;[.$C95]=&quot;absences&quot;);0;NOT(ISNUMBER(MATCH([.$C95];OFFSET(#REF!;1;0;999;1);0))))" office:value-type="float" office:value="0" calcext:value-type="float">
            <text:p>0</text:p>
          </table:table-cell>
          <table:table-cell table:style-name="ce246" table:formula="of:=[.$C95]&amp;&quot;_&quot;&amp;TEXT([.$AO95];&quot;00&quot;)" office:value-type="string" office:string-value="_-" calcext:value-type="string">
            <text:p>_-</text:p>
          </table:table-cell>
          <table:table-cell table:style-name="ce191" table:formula="of:=IF([.C95]=&quot;&quot;;&quot;&quot;;&quot;'notes_&quot;&amp;[.C95]&amp;&quot;'!a1&quot;)">
            <text:p/>
          </table:table-cell>
          <table:table-cell table:style-name="ce253" table:formula="of:=IF(ISBLANK([.$C$6]);0;ISNUMBER(SEARCH([.$C$6];[.$C95]&amp;&quot; &quot;&amp;[.$D95]&amp;&quot; &quot;&amp;[.$AG9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96]);&quot;-&quot;;[.C96])" office:value-type="string" office:string-value="-" calcext:value-type="string">
            <text:p>-</text:p>
          </table:table-cell>
          <table:table-cell table:style-name="ce169" table:formula="of:=IF(ISBLANK([.D96]);&quot;-&quot;;[.D96])" office:value-type="string" office:string-value="-" calcext:value-type="string">
            <text:p>-</text:p>
          </table:table-cell>
          <table:table-cell table:style-name="ce191" table:formula="of:=IF(ISNUMBER([.$F96]);IF(MIN([.$E96:.$F96])&lt;[.$F96];0;[.$F96]);IF(ISNUMBER([.$E96]);[.$E96];IF(ISBLANK([.$D96]);&quot;-&quot;;&quot;?&quot;)))" office:value-type="string" office:string-value="-" calcext:value-type="string">
            <text:p>-</text:p>
          </table:table-cell>
          <table:table-cell table:style-name="ce200" table:formula="of:=IF(ISNUMBER([.$AN96]);IF([.$AN96]&lt;=plan_semaine_fin;MAX([.$AN96];[.AO$7]);98);IF([.$AN9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96]);SUMIF([.$AT$8:.$BM$8];[.$AN96];[.$I96:.$AD96])&gt;0;0)" office:value-type="float" office:value="0" calcext:value-type="float">
            <text:p>0</text:p>
          </table:table-cell>
          <table:table-cell table:style-name="ce213" table:formula="of:=IF(ISNUMBER([.$AN96]);[.$AN9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96];0;[.AT$6]));IF(OFFSET([.$H96];0;[.AT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AU$6]));IF(OFFSET([.$H96];0;[.AU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AV$6]));IF(OFFSET([.$H96];0;[.AV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AW$6]));IF(OFFSET([.$H96];0;[.AW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AX$6]));IF(OFFSET([.$H96];0;[.AX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AY$6]));IF(OFFSET([.$H96];0;[.AY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AZ$6]));IF(OFFSET([.$H96];0;[.AZ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A$6]));IF(OFFSET([.$H96];0;[.BA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B$6]));IF(OFFSET([.$H96];0;[.BB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C$6]));IF(OFFSET([.$H96];0;[.BC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D$6]));IF(OFFSET([.$H96];0;[.BD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E$6]));IF(OFFSET([.$H96];0;[.BE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F$6]));IF(OFFSET([.$H96];0;[.BF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G$6]));IF(OFFSET([.$H96];0;[.BG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H$6]));IF(OFFSET([.$H96];0;[.BH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I$6]));IF(OFFSET([.$H96];0;[.BI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J$6]));IF(OFFSET([.$H96];0;[.BJ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K$6]));IF(OFFSET([.$H96];0;[.BK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L$6]));IF(OFFSET([.$H96];0;[.BL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M$6]));IF(OFFSET([.$H96];0;[.BM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N$6]));IF(OFFSET([.$H96];0;[.BN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O$6]));IF(OFFSET([.$H96];0;[.BO$6])&gt;0;[.$AO96];&quot;(zéro)&quot;);&quot;-&quot;)" office:value-type="string" office:string-value="-" calcext:value-type="string">
            <text:p>-</text:p>
          </table:table-cell>
          <table:table-cell table:style-name="ce191" table:formula="of:=IF(ISNUMBER(OFFSET([.$H96];0;[.BP$6]));IF(OFFSET([.$H96];0;[.BP$6])&gt;0;[.$AO9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96]));OR([.D96]=OFFSET([.D96];-1;0);[.D96]=&quot;+&quot;))" office:value-type="float" office:value="0" calcext:value-type="float">
            <text:p>0</text:p>
          </table:table-cell>
          <table:table-cell table:style-name="ce233" table:formula="of:=IF(NOT([.BR96]);MATCH(0;OFFSET([.BR9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96]=&quot;&quot;;[.$C96]=&quot;absences&quot;);0;NOT(ISNUMBER(MATCH([.$C96];OFFSET(#REF!;1;0;999;1);0))))" office:value-type="float" office:value="0" calcext:value-type="float">
            <text:p>0</text:p>
          </table:table-cell>
          <table:table-cell table:style-name="ce246" table:formula="of:=[.$C96]&amp;&quot;_&quot;&amp;TEXT([.$AO96];&quot;00&quot;)" office:value-type="string" office:string-value="_-" calcext:value-type="string">
            <text:p>_-</text:p>
          </table:table-cell>
          <table:table-cell table:style-name="ce191" table:formula="of:=IF([.C96]=&quot;&quot;;&quot;&quot;;&quot;'notes_&quot;&amp;[.C96]&amp;&quot;'!a1&quot;)">
            <text:p/>
          </table:table-cell>
          <table:table-cell table:style-name="ce253" table:formula="of:=IF(ISBLANK([.$C$6]);0;ISNUMBER(SEARCH([.$C$6];[.$C96]&amp;&quot; &quot;&amp;[.$D96]&amp;&quot; &quot;&amp;[.$AG9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97]);&quot;-&quot;;[.C97])" office:value-type="string" office:string-value="-" calcext:value-type="string">
            <text:p>-</text:p>
          </table:table-cell>
          <table:table-cell table:style-name="ce169" table:formula="of:=IF(ISBLANK([.D97]);&quot;-&quot;;[.D97])" office:value-type="string" office:string-value="-" calcext:value-type="string">
            <text:p>-</text:p>
          </table:table-cell>
          <table:table-cell table:style-name="ce191" table:formula="of:=IF(ISNUMBER([.$F97]);IF(MIN([.$E97:.$F97])&lt;[.$F97];0;[.$F97]);IF(ISNUMBER([.$E97]);[.$E97];IF(ISBLANK([.$D97]);&quot;-&quot;;&quot;?&quot;)))" office:value-type="string" office:string-value="-" calcext:value-type="string">
            <text:p>-</text:p>
          </table:table-cell>
          <table:table-cell table:style-name="ce200" table:formula="of:=IF(ISNUMBER([.$AN97]);IF([.$AN97]&lt;=plan_semaine_fin;MAX([.$AN97];[.AO$7]);98);IF([.$AN9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97]);SUMIF([.$AT$8:.$BM$8];[.$AN97];[.$I97:.$AD97])&gt;0;0)" office:value-type="float" office:value="0" calcext:value-type="float">
            <text:p>0</text:p>
          </table:table-cell>
          <table:table-cell table:style-name="ce213" table:formula="of:=IF(ISNUMBER([.$AN97]);[.$AN9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97];0;[.AT$6]));IF(OFFSET([.$H97];0;[.AT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AU$6]));IF(OFFSET([.$H97];0;[.AU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AV$6]));IF(OFFSET([.$H97];0;[.AV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AW$6]));IF(OFFSET([.$H97];0;[.AW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AX$6]));IF(OFFSET([.$H97];0;[.AX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AY$6]));IF(OFFSET([.$H97];0;[.AY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AZ$6]));IF(OFFSET([.$H97];0;[.AZ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A$6]));IF(OFFSET([.$H97];0;[.BA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B$6]));IF(OFFSET([.$H97];0;[.BB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C$6]));IF(OFFSET([.$H97];0;[.BC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D$6]));IF(OFFSET([.$H97];0;[.BD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E$6]));IF(OFFSET([.$H97];0;[.BE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F$6]));IF(OFFSET([.$H97];0;[.BF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G$6]));IF(OFFSET([.$H97];0;[.BG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H$6]));IF(OFFSET([.$H97];0;[.BH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I$6]));IF(OFFSET([.$H97];0;[.BI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J$6]));IF(OFFSET([.$H97];0;[.BJ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K$6]));IF(OFFSET([.$H97];0;[.BK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L$6]));IF(OFFSET([.$H97];0;[.BL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M$6]));IF(OFFSET([.$H97];0;[.BM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N$6]));IF(OFFSET([.$H97];0;[.BN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O$6]));IF(OFFSET([.$H97];0;[.BO$6])&gt;0;[.$AO97];&quot;(zéro)&quot;);&quot;-&quot;)" office:value-type="string" office:string-value="-" calcext:value-type="string">
            <text:p>-</text:p>
          </table:table-cell>
          <table:table-cell table:style-name="ce191" table:formula="of:=IF(ISNUMBER(OFFSET([.$H97];0;[.BP$6]));IF(OFFSET([.$H97];0;[.BP$6])&gt;0;[.$AO9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97]));OR([.D97]=OFFSET([.D97];-1;0);[.D97]=&quot;+&quot;))" office:value-type="float" office:value="0" calcext:value-type="float">
            <text:p>0</text:p>
          </table:table-cell>
          <table:table-cell table:style-name="ce233" table:formula="of:=IF(NOT([.BR97]);MATCH(0;OFFSET([.BR9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97]=&quot;&quot;;[.$C97]=&quot;absences&quot;);0;NOT(ISNUMBER(MATCH([.$C97];OFFSET(#REF!;1;0;999;1);0))))" office:value-type="float" office:value="0" calcext:value-type="float">
            <text:p>0</text:p>
          </table:table-cell>
          <table:table-cell table:style-name="ce246" table:formula="of:=[.$C97]&amp;&quot;_&quot;&amp;TEXT([.$AO97];&quot;00&quot;)" office:value-type="string" office:string-value="_-" calcext:value-type="string">
            <text:p>_-</text:p>
          </table:table-cell>
          <table:table-cell table:style-name="ce191" table:formula="of:=IF([.C97]=&quot;&quot;;&quot;&quot;;&quot;'notes_&quot;&amp;[.C97]&amp;&quot;'!a1&quot;)">
            <text:p/>
          </table:table-cell>
          <table:table-cell table:style-name="ce253" table:formula="of:=IF(ISBLANK([.$C$6]);0;ISNUMBER(SEARCH([.$C$6];[.$C97]&amp;&quot; &quot;&amp;[.$D97]&amp;&quot; &quot;&amp;[.$AG9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98]);&quot;-&quot;;[.C98])" office:value-type="string" office:string-value="-" calcext:value-type="string">
            <text:p>-</text:p>
          </table:table-cell>
          <table:table-cell table:style-name="ce169" table:formula="of:=IF(ISBLANK([.D98]);&quot;-&quot;;[.D98])" office:value-type="string" office:string-value="-" calcext:value-type="string">
            <text:p>-</text:p>
          </table:table-cell>
          <table:table-cell table:style-name="ce191" table:formula="of:=IF(ISNUMBER([.$F98]);IF(MIN([.$E98:.$F98])&lt;[.$F98];0;[.$F98]);IF(ISNUMBER([.$E98]);[.$E98];IF(ISBLANK([.$D98]);&quot;-&quot;;&quot;?&quot;)))" office:value-type="string" office:string-value="-" calcext:value-type="string">
            <text:p>-</text:p>
          </table:table-cell>
          <table:table-cell table:style-name="ce200" table:formula="of:=IF(ISNUMBER([.$AN98]);IF([.$AN98]&lt;=plan_semaine_fin;MAX([.$AN98];[.AO$7]);98);IF([.$AN9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98]);SUMIF([.$AT$8:.$BM$8];[.$AN98];[.$I98:.$AD98])&gt;0;0)" office:value-type="float" office:value="0" calcext:value-type="float">
            <text:p>0</text:p>
          </table:table-cell>
          <table:table-cell table:style-name="ce213" table:formula="of:=IF(ISNUMBER([.$AN98]);[.$AN9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98];0;[.AT$6]));IF(OFFSET([.$H98];0;[.AT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AU$6]));IF(OFFSET([.$H98];0;[.AU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AV$6]));IF(OFFSET([.$H98];0;[.AV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AW$6]));IF(OFFSET([.$H98];0;[.AW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AX$6]));IF(OFFSET([.$H98];0;[.AX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AY$6]));IF(OFFSET([.$H98];0;[.AY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AZ$6]));IF(OFFSET([.$H98];0;[.AZ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A$6]));IF(OFFSET([.$H98];0;[.BA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B$6]));IF(OFFSET([.$H98];0;[.BB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C$6]));IF(OFFSET([.$H98];0;[.BC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D$6]));IF(OFFSET([.$H98];0;[.BD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E$6]));IF(OFFSET([.$H98];0;[.BE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F$6]));IF(OFFSET([.$H98];0;[.BF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G$6]));IF(OFFSET([.$H98];0;[.BG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H$6]));IF(OFFSET([.$H98];0;[.BH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I$6]));IF(OFFSET([.$H98];0;[.BI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J$6]));IF(OFFSET([.$H98];0;[.BJ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K$6]));IF(OFFSET([.$H98];0;[.BK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L$6]));IF(OFFSET([.$H98];0;[.BL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M$6]));IF(OFFSET([.$H98];0;[.BM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N$6]));IF(OFFSET([.$H98];0;[.BN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O$6]));IF(OFFSET([.$H98];0;[.BO$6])&gt;0;[.$AO98];&quot;(zéro)&quot;);&quot;-&quot;)" office:value-type="string" office:string-value="-" calcext:value-type="string">
            <text:p>-</text:p>
          </table:table-cell>
          <table:table-cell table:style-name="ce191" table:formula="of:=IF(ISNUMBER(OFFSET([.$H98];0;[.BP$6]));IF(OFFSET([.$H98];0;[.BP$6])&gt;0;[.$AO9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98]));OR([.D98]=OFFSET([.D98];-1;0);[.D98]=&quot;+&quot;))" office:value-type="float" office:value="0" calcext:value-type="float">
            <text:p>0</text:p>
          </table:table-cell>
          <table:table-cell table:style-name="ce233" table:formula="of:=IF(NOT([.BR98]);MATCH(0;OFFSET([.BR9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98]=&quot;&quot;;[.$C98]=&quot;absences&quot;);0;NOT(ISNUMBER(MATCH([.$C98];OFFSET(#REF!;1;0;999;1);0))))" office:value-type="float" office:value="0" calcext:value-type="float">
            <text:p>0</text:p>
          </table:table-cell>
          <table:table-cell table:style-name="ce246" table:formula="of:=[.$C98]&amp;&quot;_&quot;&amp;TEXT([.$AO98];&quot;00&quot;)" office:value-type="string" office:string-value="_-" calcext:value-type="string">
            <text:p>_-</text:p>
          </table:table-cell>
          <table:table-cell table:style-name="ce191" table:formula="of:=IF([.C98]=&quot;&quot;;&quot;&quot;;&quot;'notes_&quot;&amp;[.C98]&amp;&quot;'!a1&quot;)">
            <text:p/>
          </table:table-cell>
          <table:table-cell table:style-name="ce253" table:formula="of:=IF(ISBLANK([.$C$6]);0;ISNUMBER(SEARCH([.$C$6];[.$C98]&amp;&quot; &quot;&amp;[.$D98]&amp;&quot; &quot;&amp;[.$AG98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99]);&quot;-&quot;;[.C99])" office:value-type="string" office:string-value="-" calcext:value-type="string">
            <text:p>-</text:p>
          </table:table-cell>
          <table:table-cell table:style-name="ce169" table:formula="of:=IF(ISBLANK([.D99]);&quot;-&quot;;[.D99])" office:value-type="string" office:string-value="-" calcext:value-type="string">
            <text:p>-</text:p>
          </table:table-cell>
          <table:table-cell table:style-name="ce191" table:formula="of:=IF(ISNUMBER([.$F99]);IF(MIN([.$E99:.$F99])&lt;[.$F99];0;[.$F99]);IF(ISNUMBER([.$E99]);[.$E99];IF(ISBLANK([.$D99]);&quot;-&quot;;&quot;?&quot;)))" office:value-type="string" office:string-value="-" calcext:value-type="string">
            <text:p>-</text:p>
          </table:table-cell>
          <table:table-cell table:style-name="ce200" table:formula="of:=IF(ISNUMBER([.$AN99]);IF([.$AN99]&lt;=plan_semaine_fin;MAX([.$AN99];[.AO$7]);98);IF([.$AN9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99]);SUMIF([.$AT$8:.$BM$8];[.$AN99];[.$I99:.$AD99])&gt;0;0)" office:value-type="float" office:value="0" calcext:value-type="float">
            <text:p>0</text:p>
          </table:table-cell>
          <table:table-cell table:style-name="ce213" table:formula="of:=IF(ISNUMBER([.$AN99]);[.$AN9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99];0;[.AT$6]));IF(OFFSET([.$H99];0;[.AT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AU$6]));IF(OFFSET([.$H99];0;[.AU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AV$6]));IF(OFFSET([.$H99];0;[.AV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AW$6]));IF(OFFSET([.$H99];0;[.AW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AX$6]));IF(OFFSET([.$H99];0;[.AX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AY$6]));IF(OFFSET([.$H99];0;[.AY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AZ$6]));IF(OFFSET([.$H99];0;[.AZ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A$6]));IF(OFFSET([.$H99];0;[.BA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B$6]));IF(OFFSET([.$H99];0;[.BB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C$6]));IF(OFFSET([.$H99];0;[.BC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D$6]));IF(OFFSET([.$H99];0;[.BD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E$6]));IF(OFFSET([.$H99];0;[.BE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F$6]));IF(OFFSET([.$H99];0;[.BF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G$6]));IF(OFFSET([.$H99];0;[.BG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H$6]));IF(OFFSET([.$H99];0;[.BH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I$6]));IF(OFFSET([.$H99];0;[.BI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J$6]));IF(OFFSET([.$H99];0;[.BJ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K$6]));IF(OFFSET([.$H99];0;[.BK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L$6]));IF(OFFSET([.$H99];0;[.BL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M$6]));IF(OFFSET([.$H99];0;[.BM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N$6]));IF(OFFSET([.$H99];0;[.BN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O$6]));IF(OFFSET([.$H99];0;[.BO$6])&gt;0;[.$AO99];&quot;(zéro)&quot;);&quot;-&quot;)" office:value-type="string" office:string-value="-" calcext:value-type="string">
            <text:p>-</text:p>
          </table:table-cell>
          <table:table-cell table:style-name="ce191" table:formula="of:=IF(ISNUMBER(OFFSET([.$H99];0;[.BP$6]));IF(OFFSET([.$H99];0;[.BP$6])&gt;0;[.$AO9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99]));OR([.D99]=OFFSET([.D99];-1;0);[.D99]=&quot;+&quot;))" office:value-type="float" office:value="0" calcext:value-type="float">
            <text:p>0</text:p>
          </table:table-cell>
          <table:table-cell table:style-name="ce233" table:formula="of:=IF(NOT([.BR99]);MATCH(0;OFFSET([.BR9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99]=&quot;&quot;;[.$C99]=&quot;absences&quot;);0;NOT(ISNUMBER(MATCH([.$C99];OFFSET(#REF!;1;0;999;1);0))))" office:value-type="float" office:value="0" calcext:value-type="float">
            <text:p>0</text:p>
          </table:table-cell>
          <table:table-cell table:style-name="ce246" table:formula="of:=[.$C99]&amp;&quot;_&quot;&amp;TEXT([.$AO99];&quot;00&quot;)" office:value-type="string" office:string-value="_-" calcext:value-type="string">
            <text:p>_-</text:p>
          </table:table-cell>
          <table:table-cell table:style-name="ce191" table:formula="of:=IF([.C99]=&quot;&quot;;&quot;&quot;;&quot;'notes_&quot;&amp;[.C99]&amp;&quot;'!a1&quot;)">
            <text:p/>
          </table:table-cell>
          <table:table-cell table:style-name="ce253" table:formula="of:=IF(ISBLANK([.$C$6]);0;ISNUMBER(SEARCH([.$C$6];[.$C99]&amp;&quot; &quot;&amp;[.$D99]&amp;&quot; &quot;&amp;[.$AG99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00]);&quot;-&quot;;[.C100])" office:value-type="string" office:string-value="-" calcext:value-type="string">
            <text:p>-</text:p>
          </table:table-cell>
          <table:table-cell table:style-name="ce169" table:formula="of:=IF(ISBLANK([.D100]);&quot;-&quot;;[.D100])" office:value-type="string" office:string-value="-" calcext:value-type="string">
            <text:p>-</text:p>
          </table:table-cell>
          <table:table-cell table:style-name="ce191" table:formula="of:=IF(ISNUMBER([.$F100]);IF(MIN([.$E100:.$F100])&lt;[.$F100];0;[.$F100]);IF(ISNUMBER([.$E100]);[.$E100];IF(ISBLANK([.$D100]);&quot;-&quot;;&quot;?&quot;)))" office:value-type="string" office:string-value="-" calcext:value-type="string">
            <text:p>-</text:p>
          </table:table-cell>
          <table:table-cell table:style-name="ce200" table:formula="of:=IF(ISNUMBER([.$AN100]);IF([.$AN100]&lt;=plan_semaine_fin;MAX([.$AN100];[.AO$7]);98);IF([.$AN10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00]);SUMIF([.$AT$8:.$BM$8];[.$AN100];[.$I100:.$AD100])&gt;0;0)" office:value-type="float" office:value="0" calcext:value-type="float">
            <text:p>0</text:p>
          </table:table-cell>
          <table:table-cell table:style-name="ce213" table:formula="of:=IF(ISNUMBER([.$AN100]);[.$AN10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00];0;[.AT$6]));IF(OFFSET([.$H100];0;[.AT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AU$6]));IF(OFFSET([.$H100];0;[.AU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AV$6]));IF(OFFSET([.$H100];0;[.AV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AW$6]));IF(OFFSET([.$H100];0;[.AW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AX$6]));IF(OFFSET([.$H100];0;[.AX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AY$6]));IF(OFFSET([.$H100];0;[.AY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AZ$6]));IF(OFFSET([.$H100];0;[.AZ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A$6]));IF(OFFSET([.$H100];0;[.BA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B$6]));IF(OFFSET([.$H100];0;[.BB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C$6]));IF(OFFSET([.$H100];0;[.BC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D$6]));IF(OFFSET([.$H100];0;[.BD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E$6]));IF(OFFSET([.$H100];0;[.BE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F$6]));IF(OFFSET([.$H100];0;[.BF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G$6]));IF(OFFSET([.$H100];0;[.BG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H$6]));IF(OFFSET([.$H100];0;[.BH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I$6]));IF(OFFSET([.$H100];0;[.BI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J$6]));IF(OFFSET([.$H100];0;[.BJ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K$6]));IF(OFFSET([.$H100];0;[.BK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L$6]));IF(OFFSET([.$H100];0;[.BL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M$6]));IF(OFFSET([.$H100];0;[.BM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N$6]));IF(OFFSET([.$H100];0;[.BN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O$6]));IF(OFFSET([.$H100];0;[.BO$6])&gt;0;[.$AO100];&quot;(zéro)&quot;);&quot;-&quot;)" office:value-type="string" office:string-value="-" calcext:value-type="string">
            <text:p>-</text:p>
          </table:table-cell>
          <table:table-cell table:style-name="ce191" table:formula="of:=IF(ISNUMBER(OFFSET([.$H100];0;[.BP$6]));IF(OFFSET([.$H100];0;[.BP$6])&gt;0;[.$AO10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00]));OR([.D100]=OFFSET([.D100];-1;0);[.D100]=&quot;+&quot;))" office:value-type="float" office:value="0" calcext:value-type="float">
            <text:p>0</text:p>
          </table:table-cell>
          <table:table-cell table:style-name="ce233" table:formula="of:=IF(NOT([.BR100]);MATCH(0;OFFSET([.BR100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00]=&quot;&quot;;[.$C100]=&quot;absences&quot;);0;NOT(ISNUMBER(MATCH([.$C100];OFFSET(#REF!;1;0;999;1);0))))" office:value-type="float" office:value="0" calcext:value-type="float">
            <text:p>0</text:p>
          </table:table-cell>
          <table:table-cell table:style-name="ce246" table:formula="of:=[.$C100]&amp;&quot;_&quot;&amp;TEXT([.$AO100];&quot;00&quot;)" office:value-type="string" office:string-value="_-" calcext:value-type="string">
            <text:p>_-</text:p>
          </table:table-cell>
          <table:table-cell table:style-name="ce191" table:formula="of:=IF([.C100]=&quot;&quot;;&quot;&quot;;&quot;'notes_&quot;&amp;[.C100]&amp;&quot;'!a1&quot;)">
            <text:p/>
          </table:table-cell>
          <table:table-cell table:style-name="ce253" table:formula="of:=IF(ISBLANK([.$C$6]);0;ISNUMBER(SEARCH([.$C$6];[.$C100]&amp;&quot; &quot;&amp;[.$D100]&amp;&quot; &quot;&amp;[.$AG100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01]);&quot;-&quot;;[.C101])" office:value-type="string" office:string-value="-" calcext:value-type="string">
            <text:p>-</text:p>
          </table:table-cell>
          <table:table-cell table:style-name="ce169" table:formula="of:=IF(ISBLANK([.D101]);&quot;-&quot;;[.D101])" office:value-type="string" office:string-value="-" calcext:value-type="string">
            <text:p>-</text:p>
          </table:table-cell>
          <table:table-cell table:style-name="ce191" table:formula="of:=IF(ISNUMBER([.$F101]);IF(MIN([.$E101:.$F101])&lt;[.$F101];0;[.$F101]);IF(ISNUMBER([.$E101]);[.$E101];IF(ISBLANK([.$D101]);&quot;-&quot;;&quot;?&quot;)))" office:value-type="string" office:string-value="-" calcext:value-type="string">
            <text:p>-</text:p>
          </table:table-cell>
          <table:table-cell table:style-name="ce200" table:formula="of:=IF(ISNUMBER([.$AN101]);IF([.$AN101]&lt;=plan_semaine_fin;MAX([.$AN101];[.AO$7]);98);IF([.$AN10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01]);SUMIF([.$AT$8:.$BM$8];[.$AN101];[.$I101:.$AD101])&gt;0;0)" office:value-type="float" office:value="0" calcext:value-type="float">
            <text:p>0</text:p>
          </table:table-cell>
          <table:table-cell table:style-name="ce213" table:formula="of:=IF(ISNUMBER([.$AN101]);[.$AN10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01];0;[.AT$6]));IF(OFFSET([.$H101];0;[.AT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AU$6]));IF(OFFSET([.$H101];0;[.AU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AV$6]));IF(OFFSET([.$H101];0;[.AV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AW$6]));IF(OFFSET([.$H101];0;[.AW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AX$6]));IF(OFFSET([.$H101];0;[.AX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AY$6]));IF(OFFSET([.$H101];0;[.AY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AZ$6]));IF(OFFSET([.$H101];0;[.AZ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A$6]));IF(OFFSET([.$H101];0;[.BA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B$6]));IF(OFFSET([.$H101];0;[.BB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C$6]));IF(OFFSET([.$H101];0;[.BC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D$6]));IF(OFFSET([.$H101];0;[.BD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E$6]));IF(OFFSET([.$H101];0;[.BE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F$6]));IF(OFFSET([.$H101];0;[.BF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G$6]));IF(OFFSET([.$H101];0;[.BG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H$6]));IF(OFFSET([.$H101];0;[.BH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I$6]));IF(OFFSET([.$H101];0;[.BI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J$6]));IF(OFFSET([.$H101];0;[.BJ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K$6]));IF(OFFSET([.$H101];0;[.BK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L$6]));IF(OFFSET([.$H101];0;[.BL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M$6]));IF(OFFSET([.$H101];0;[.BM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N$6]));IF(OFFSET([.$H101];0;[.BN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O$6]));IF(OFFSET([.$H101];0;[.BO$6])&gt;0;[.$AO101];&quot;(zéro)&quot;);&quot;-&quot;)" office:value-type="string" office:string-value="-" calcext:value-type="string">
            <text:p>-</text:p>
          </table:table-cell>
          <table:table-cell table:style-name="ce191" table:formula="of:=IF(ISNUMBER(OFFSET([.$H101];0;[.BP$6]));IF(OFFSET([.$H101];0;[.BP$6])&gt;0;[.$AO10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01]));OR([.D101]=OFFSET([.D101];-1;0);[.D101]=&quot;+&quot;))" office:value-type="float" office:value="0" calcext:value-type="float">
            <text:p>0</text:p>
          </table:table-cell>
          <table:table-cell table:style-name="ce233" table:formula="of:=IF(NOT([.BR101]);MATCH(0;OFFSET([.BR10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01]=&quot;&quot;;[.$C101]=&quot;absences&quot;);0;NOT(ISNUMBER(MATCH([.$C101];OFFSET(#REF!;1;0;999;1);0))))" office:value-type="float" office:value="0" calcext:value-type="float">
            <text:p>0</text:p>
          </table:table-cell>
          <table:table-cell table:style-name="ce246" table:formula="of:=[.$C101]&amp;&quot;_&quot;&amp;TEXT([.$AO101];&quot;00&quot;)" office:value-type="string" office:string-value="_-" calcext:value-type="string">
            <text:p>_-</text:p>
          </table:table-cell>
          <table:table-cell table:style-name="ce191" table:formula="of:=IF([.C101]=&quot;&quot;;&quot;&quot;;&quot;'notes_&quot;&amp;[.C101]&amp;&quot;'!a1&quot;)">
            <text:p/>
          </table:table-cell>
          <table:table-cell table:style-name="ce253" table:formula="of:=IF(ISBLANK([.$C$6]);0;ISNUMBER(SEARCH([.$C$6];[.$C101]&amp;&quot; &quot;&amp;[.$D101]&amp;&quot; &quot;&amp;[.$AG10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02]);&quot;-&quot;;[.C102])" office:value-type="string" office:string-value="-" calcext:value-type="string">
            <text:p>-</text:p>
          </table:table-cell>
          <table:table-cell table:style-name="ce169" table:formula="of:=IF(ISBLANK([.D102]);&quot;-&quot;;[.D102])" office:value-type="string" office:string-value="-" calcext:value-type="string">
            <text:p>-</text:p>
          </table:table-cell>
          <table:table-cell table:style-name="ce191" table:formula="of:=IF(ISNUMBER([.$F102]);IF(MIN([.$E102:.$F102])&lt;[.$F102];0;[.$F102]);IF(ISNUMBER([.$E102]);[.$E102];IF(ISBLANK([.$D102]);&quot;-&quot;;&quot;?&quot;)))" office:value-type="string" office:string-value="-" calcext:value-type="string">
            <text:p>-</text:p>
          </table:table-cell>
          <table:table-cell table:style-name="ce200" table:formula="of:=IF(ISNUMBER([.$AN102]);IF([.$AN102]&lt;=plan_semaine_fin;MAX([.$AN102];[.AO$7]);98);IF([.$AN10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02]);SUMIF([.$AT$8:.$BM$8];[.$AN102];[.$I102:.$AD102])&gt;0;0)" office:value-type="float" office:value="0" calcext:value-type="float">
            <text:p>0</text:p>
          </table:table-cell>
          <table:table-cell table:style-name="ce213" table:formula="of:=IF(ISNUMBER([.$AN102]);[.$AN10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02];0;[.AT$6]));IF(OFFSET([.$H102];0;[.AT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AU$6]));IF(OFFSET([.$H102];0;[.AU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AV$6]));IF(OFFSET([.$H102];0;[.AV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AW$6]));IF(OFFSET([.$H102];0;[.AW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AX$6]));IF(OFFSET([.$H102];0;[.AX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AY$6]));IF(OFFSET([.$H102];0;[.AY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AZ$6]));IF(OFFSET([.$H102];0;[.AZ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A$6]));IF(OFFSET([.$H102];0;[.BA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B$6]));IF(OFFSET([.$H102];0;[.BB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C$6]));IF(OFFSET([.$H102];0;[.BC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D$6]));IF(OFFSET([.$H102];0;[.BD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E$6]));IF(OFFSET([.$H102];0;[.BE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F$6]));IF(OFFSET([.$H102];0;[.BF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G$6]));IF(OFFSET([.$H102];0;[.BG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H$6]));IF(OFFSET([.$H102];0;[.BH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I$6]));IF(OFFSET([.$H102];0;[.BI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J$6]));IF(OFFSET([.$H102];0;[.BJ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K$6]));IF(OFFSET([.$H102];0;[.BK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L$6]));IF(OFFSET([.$H102];0;[.BL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M$6]));IF(OFFSET([.$H102];0;[.BM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N$6]));IF(OFFSET([.$H102];0;[.BN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O$6]));IF(OFFSET([.$H102];0;[.BO$6])&gt;0;[.$AO102];&quot;(zéro)&quot;);&quot;-&quot;)" office:value-type="string" office:string-value="-" calcext:value-type="string">
            <text:p>-</text:p>
          </table:table-cell>
          <table:table-cell table:style-name="ce191" table:formula="of:=IF(ISNUMBER(OFFSET([.$H102];0;[.BP$6]));IF(OFFSET([.$H102];0;[.BP$6])&gt;0;[.$AO10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02]));OR([.D102]=OFFSET([.D102];-1;0);[.D102]=&quot;+&quot;))" office:value-type="float" office:value="0" calcext:value-type="float">
            <text:p>0</text:p>
          </table:table-cell>
          <table:table-cell table:style-name="ce233" table:formula="of:=IF(NOT([.BR102]);MATCH(0;OFFSET([.BR10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02]=&quot;&quot;;[.$C102]=&quot;absences&quot;);0;NOT(ISNUMBER(MATCH([.$C102];OFFSET(#REF!;1;0;999;1);0))))" office:value-type="float" office:value="0" calcext:value-type="float">
            <text:p>0</text:p>
          </table:table-cell>
          <table:table-cell table:style-name="ce246" table:formula="of:=[.$C102]&amp;&quot;_&quot;&amp;TEXT([.$AO102];&quot;00&quot;)" office:value-type="string" office:string-value="_-" calcext:value-type="string">
            <text:p>_-</text:p>
          </table:table-cell>
          <table:table-cell table:style-name="ce191" table:formula="of:=IF([.C102]=&quot;&quot;;&quot;&quot;;&quot;'notes_&quot;&amp;[.C102]&amp;&quot;'!a1&quot;)">
            <text:p/>
          </table:table-cell>
          <table:table-cell table:style-name="ce253" table:formula="of:=IF(ISBLANK([.$C$6]);0;ISNUMBER(SEARCH([.$C$6];[.$C102]&amp;&quot; &quot;&amp;[.$D102]&amp;&quot; &quot;&amp;[.$AG10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03]);&quot;-&quot;;[.C103])" office:value-type="string" office:string-value="-" calcext:value-type="string">
            <text:p>-</text:p>
          </table:table-cell>
          <table:table-cell table:style-name="ce169" table:formula="of:=IF(ISBLANK([.D103]);&quot;-&quot;;[.D103])" office:value-type="string" office:string-value="-" calcext:value-type="string">
            <text:p>-</text:p>
          </table:table-cell>
          <table:table-cell table:style-name="ce191" table:formula="of:=IF(ISNUMBER([.$F103]);IF(MIN([.$E103:.$F103])&lt;[.$F103];0;[.$F103]);IF(ISNUMBER([.$E103]);[.$E103];IF(ISBLANK([.$D103]);&quot;-&quot;;&quot;?&quot;)))" office:value-type="string" office:string-value="-" calcext:value-type="string">
            <text:p>-</text:p>
          </table:table-cell>
          <table:table-cell table:style-name="ce200" table:formula="of:=IF(ISNUMBER([.$AN103]);IF([.$AN103]&lt;=plan_semaine_fin;MAX([.$AN103];[.AO$7]);98);IF([.$AN10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03]);SUMIF([.$AT$8:.$BM$8];[.$AN103];[.$I103:.$AD103])&gt;0;0)" office:value-type="float" office:value="0" calcext:value-type="float">
            <text:p>0</text:p>
          </table:table-cell>
          <table:table-cell table:style-name="ce213" table:formula="of:=IF(ISNUMBER([.$AN103]);[.$AN10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03];0;[.AT$6]));IF(OFFSET([.$H103];0;[.AT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AU$6]));IF(OFFSET([.$H103];0;[.AU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AV$6]));IF(OFFSET([.$H103];0;[.AV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AW$6]));IF(OFFSET([.$H103];0;[.AW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AX$6]));IF(OFFSET([.$H103];0;[.AX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AY$6]));IF(OFFSET([.$H103];0;[.AY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AZ$6]));IF(OFFSET([.$H103];0;[.AZ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A$6]));IF(OFFSET([.$H103];0;[.BA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B$6]));IF(OFFSET([.$H103];0;[.BB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C$6]));IF(OFFSET([.$H103];0;[.BC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D$6]));IF(OFFSET([.$H103];0;[.BD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E$6]));IF(OFFSET([.$H103];0;[.BE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F$6]));IF(OFFSET([.$H103];0;[.BF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G$6]));IF(OFFSET([.$H103];0;[.BG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H$6]));IF(OFFSET([.$H103];0;[.BH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I$6]));IF(OFFSET([.$H103];0;[.BI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J$6]));IF(OFFSET([.$H103];0;[.BJ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K$6]));IF(OFFSET([.$H103];0;[.BK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L$6]));IF(OFFSET([.$H103];0;[.BL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M$6]));IF(OFFSET([.$H103];0;[.BM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N$6]));IF(OFFSET([.$H103];0;[.BN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O$6]));IF(OFFSET([.$H103];0;[.BO$6])&gt;0;[.$AO103];&quot;(zéro)&quot;);&quot;-&quot;)" office:value-type="string" office:string-value="-" calcext:value-type="string">
            <text:p>-</text:p>
          </table:table-cell>
          <table:table-cell table:style-name="ce191" table:formula="of:=IF(ISNUMBER(OFFSET([.$H103];0;[.BP$6]));IF(OFFSET([.$H103];0;[.BP$6])&gt;0;[.$AO10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03]));OR([.D103]=OFFSET([.D103];-1;0);[.D103]=&quot;+&quot;))" office:value-type="float" office:value="0" calcext:value-type="float">
            <text:p>0</text:p>
          </table:table-cell>
          <table:table-cell table:style-name="ce233" table:formula="of:=IF(NOT([.BR103]);MATCH(0;OFFSET([.BR10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03]=&quot;&quot;;[.$C103]=&quot;absences&quot;);0;NOT(ISNUMBER(MATCH([.$C103];OFFSET(#REF!;1;0;999;1);0))))" office:value-type="float" office:value="0" calcext:value-type="float">
            <text:p>0</text:p>
          </table:table-cell>
          <table:table-cell table:style-name="ce246" table:formula="of:=[.$C103]&amp;&quot;_&quot;&amp;TEXT([.$AO103];&quot;00&quot;)" office:value-type="string" office:string-value="_-" calcext:value-type="string">
            <text:p>_-</text:p>
          </table:table-cell>
          <table:table-cell table:style-name="ce191" table:formula="of:=IF([.C103]=&quot;&quot;;&quot;&quot;;&quot;'notes_&quot;&amp;[.C103]&amp;&quot;'!a1&quot;)">
            <text:p/>
          </table:table-cell>
          <table:table-cell table:style-name="ce253" table:formula="of:=IF(ISBLANK([.$C$6]);0;ISNUMBER(SEARCH([.$C$6];[.$C103]&amp;&quot; &quot;&amp;[.$D103]&amp;&quot; &quot;&amp;[.$AG10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04]);&quot;-&quot;;[.C104])" office:value-type="string" office:string-value="-" calcext:value-type="string">
            <text:p>-</text:p>
          </table:table-cell>
          <table:table-cell table:style-name="ce169" table:formula="of:=IF(ISBLANK([.D104]);&quot;-&quot;;[.D104])" office:value-type="string" office:string-value="-" calcext:value-type="string">
            <text:p>-</text:p>
          </table:table-cell>
          <table:table-cell table:style-name="ce191" table:formula="of:=IF(ISNUMBER([.$F104]);IF(MIN([.$E104:.$F104])&lt;[.$F104];0;[.$F104]);IF(ISNUMBER([.$E104]);[.$E104];IF(ISBLANK([.$D104]);&quot;-&quot;;&quot;?&quot;)))" office:value-type="string" office:string-value="-" calcext:value-type="string">
            <text:p>-</text:p>
          </table:table-cell>
          <table:table-cell table:style-name="ce200" table:formula="of:=IF(ISNUMBER([.$AN104]);IF([.$AN104]&lt;=plan_semaine_fin;MAX([.$AN104];[.AO$7]);98);IF([.$AN10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04]);SUMIF([.$AT$8:.$BM$8];[.$AN104];[.$I104:.$AD104])&gt;0;0)" office:value-type="float" office:value="0" calcext:value-type="float">
            <text:p>0</text:p>
          </table:table-cell>
          <table:table-cell table:style-name="ce213" table:formula="of:=IF(ISNUMBER([.$AN104]);[.$AN10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04];0;[.AT$6]));IF(OFFSET([.$H104];0;[.AT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AU$6]));IF(OFFSET([.$H104];0;[.AU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AV$6]));IF(OFFSET([.$H104];0;[.AV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AW$6]));IF(OFFSET([.$H104];0;[.AW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AX$6]));IF(OFFSET([.$H104];0;[.AX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AY$6]));IF(OFFSET([.$H104];0;[.AY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AZ$6]));IF(OFFSET([.$H104];0;[.AZ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A$6]));IF(OFFSET([.$H104];0;[.BA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B$6]));IF(OFFSET([.$H104];0;[.BB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C$6]));IF(OFFSET([.$H104];0;[.BC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D$6]));IF(OFFSET([.$H104];0;[.BD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E$6]));IF(OFFSET([.$H104];0;[.BE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F$6]));IF(OFFSET([.$H104];0;[.BF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G$6]));IF(OFFSET([.$H104];0;[.BG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H$6]));IF(OFFSET([.$H104];0;[.BH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I$6]));IF(OFFSET([.$H104];0;[.BI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J$6]));IF(OFFSET([.$H104];0;[.BJ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K$6]));IF(OFFSET([.$H104];0;[.BK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L$6]));IF(OFFSET([.$H104];0;[.BL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M$6]));IF(OFFSET([.$H104];0;[.BM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N$6]));IF(OFFSET([.$H104];0;[.BN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O$6]));IF(OFFSET([.$H104];0;[.BO$6])&gt;0;[.$AO104];&quot;(zéro)&quot;);&quot;-&quot;)" office:value-type="string" office:string-value="-" calcext:value-type="string">
            <text:p>-</text:p>
          </table:table-cell>
          <table:table-cell table:style-name="ce191" table:formula="of:=IF(ISNUMBER(OFFSET([.$H104];0;[.BP$6]));IF(OFFSET([.$H104];0;[.BP$6])&gt;0;[.$AO10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04]));OR([.D104]=OFFSET([.D104];-1;0);[.D104]=&quot;+&quot;))" office:value-type="float" office:value="0" calcext:value-type="float">
            <text:p>0</text:p>
          </table:table-cell>
          <table:table-cell table:style-name="ce233" table:formula="of:=IF(NOT([.BR104]);MATCH(0;OFFSET([.BR10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04]=&quot;&quot;;[.$C104]=&quot;absences&quot;);0;NOT(ISNUMBER(MATCH([.$C104];OFFSET(#REF!;1;0;999;1);0))))" office:value-type="float" office:value="0" calcext:value-type="float">
            <text:p>0</text:p>
          </table:table-cell>
          <table:table-cell table:style-name="ce246" table:formula="of:=[.$C104]&amp;&quot;_&quot;&amp;TEXT([.$AO104];&quot;00&quot;)" office:value-type="string" office:string-value="_-" calcext:value-type="string">
            <text:p>_-</text:p>
          </table:table-cell>
          <table:table-cell table:style-name="ce191" table:formula="of:=IF([.C104]=&quot;&quot;;&quot;&quot;;&quot;'notes_&quot;&amp;[.C104]&amp;&quot;'!a1&quot;)">
            <text:p/>
          </table:table-cell>
          <table:table-cell table:style-name="ce253" table:formula="of:=IF(ISBLANK([.$C$6]);0;ISNUMBER(SEARCH([.$C$6];[.$C104]&amp;&quot; &quot;&amp;[.$D104]&amp;&quot; &quot;&amp;[.$AG10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05]);&quot;-&quot;;[.C105])" office:value-type="string" office:string-value="-" calcext:value-type="string">
            <text:p>-</text:p>
          </table:table-cell>
          <table:table-cell table:style-name="ce169" table:formula="of:=IF(ISBLANK([.D105]);&quot;-&quot;;[.D105])" office:value-type="string" office:string-value="-" calcext:value-type="string">
            <text:p>-</text:p>
          </table:table-cell>
          <table:table-cell table:style-name="ce191" table:formula="of:=IF(ISNUMBER([.$F105]);IF(MIN([.$E105:.$F105])&lt;[.$F105];0;[.$F105]);IF(ISNUMBER([.$E105]);[.$E105];IF(ISBLANK([.$D105]);&quot;-&quot;;&quot;?&quot;)))" office:value-type="string" office:string-value="-" calcext:value-type="string">
            <text:p>-</text:p>
          </table:table-cell>
          <table:table-cell table:style-name="ce200" table:formula="of:=IF(ISNUMBER([.$AN105]);IF([.$AN105]&lt;=plan_semaine_fin;MAX([.$AN105];[.AO$7]);98);IF([.$AN10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05]);SUMIF([.$AT$8:.$BM$8];[.$AN105];[.$I105:.$AD105])&gt;0;0)" office:value-type="float" office:value="0" calcext:value-type="float">
            <text:p>0</text:p>
          </table:table-cell>
          <table:table-cell table:style-name="ce213" table:formula="of:=IF(ISNUMBER([.$AN105]);[.$AN10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05];0;[.AT$6]));IF(OFFSET([.$H105];0;[.AT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AU$6]));IF(OFFSET([.$H105];0;[.AU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AV$6]));IF(OFFSET([.$H105];0;[.AV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AW$6]));IF(OFFSET([.$H105];0;[.AW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AX$6]));IF(OFFSET([.$H105];0;[.AX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AY$6]));IF(OFFSET([.$H105];0;[.AY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AZ$6]));IF(OFFSET([.$H105];0;[.AZ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A$6]));IF(OFFSET([.$H105];0;[.BA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B$6]));IF(OFFSET([.$H105];0;[.BB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C$6]));IF(OFFSET([.$H105];0;[.BC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D$6]));IF(OFFSET([.$H105];0;[.BD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E$6]));IF(OFFSET([.$H105];0;[.BE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F$6]));IF(OFFSET([.$H105];0;[.BF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G$6]));IF(OFFSET([.$H105];0;[.BG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H$6]));IF(OFFSET([.$H105];0;[.BH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I$6]));IF(OFFSET([.$H105];0;[.BI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J$6]));IF(OFFSET([.$H105];0;[.BJ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K$6]));IF(OFFSET([.$H105];0;[.BK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L$6]));IF(OFFSET([.$H105];0;[.BL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M$6]));IF(OFFSET([.$H105];0;[.BM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N$6]));IF(OFFSET([.$H105];0;[.BN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O$6]));IF(OFFSET([.$H105];0;[.BO$6])&gt;0;[.$AO105];&quot;(zéro)&quot;);&quot;-&quot;)" office:value-type="string" office:string-value="-" calcext:value-type="string">
            <text:p>-</text:p>
          </table:table-cell>
          <table:table-cell table:style-name="ce191" table:formula="of:=IF(ISNUMBER(OFFSET([.$H105];0;[.BP$6]));IF(OFFSET([.$H105];0;[.BP$6])&gt;0;[.$AO10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05]));OR([.D105]=OFFSET([.D105];-1;0);[.D105]=&quot;+&quot;))" office:value-type="float" office:value="0" calcext:value-type="float">
            <text:p>0</text:p>
          </table:table-cell>
          <table:table-cell table:style-name="ce233" table:formula="of:=IF(NOT([.BR105]);MATCH(0;OFFSET([.BR10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05]=&quot;&quot;;[.$C105]=&quot;absences&quot;);0;NOT(ISNUMBER(MATCH([.$C105];OFFSET(#REF!;1;0;999;1);0))))" office:value-type="float" office:value="0" calcext:value-type="float">
            <text:p>0</text:p>
          </table:table-cell>
          <table:table-cell table:style-name="ce246" table:formula="of:=[.$C105]&amp;&quot;_&quot;&amp;TEXT([.$AO105];&quot;00&quot;)" office:value-type="string" office:string-value="_-" calcext:value-type="string">
            <text:p>_-</text:p>
          </table:table-cell>
          <table:table-cell table:style-name="ce191" table:formula="of:=IF([.C105]=&quot;&quot;;&quot;&quot;;&quot;'notes_&quot;&amp;[.C105]&amp;&quot;'!a1&quot;)">
            <text:p/>
          </table:table-cell>
          <table:table-cell table:style-name="ce253" table:formula="of:=IF(ISBLANK([.$C$6]);0;ISNUMBER(SEARCH([.$C$6];[.$C105]&amp;&quot; &quot;&amp;[.$D105]&amp;&quot; &quot;&amp;[.$AG10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06]);&quot;-&quot;;[.C106])" office:value-type="string" office:string-value="-" calcext:value-type="string">
            <text:p>-</text:p>
          </table:table-cell>
          <table:table-cell table:style-name="ce169" table:formula="of:=IF(ISBLANK([.D106]);&quot;-&quot;;[.D106])" office:value-type="string" office:string-value="-" calcext:value-type="string">
            <text:p>-</text:p>
          </table:table-cell>
          <table:table-cell table:style-name="ce191" table:formula="of:=IF(ISNUMBER([.$F106]);IF(MIN([.$E106:.$F106])&lt;[.$F106];0;[.$F106]);IF(ISNUMBER([.$E106]);[.$E106];IF(ISBLANK([.$D106]);&quot;-&quot;;&quot;?&quot;)))" office:value-type="string" office:string-value="-" calcext:value-type="string">
            <text:p>-</text:p>
          </table:table-cell>
          <table:table-cell table:style-name="ce200" table:formula="of:=IF(ISNUMBER([.$AN106]);IF([.$AN106]&lt;=plan_semaine_fin;MAX([.$AN106];[.AO$7]);98);IF([.$AN10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06]);SUMIF([.$AT$8:.$BM$8];[.$AN106];[.$I106:.$AD106])&gt;0;0)" office:value-type="float" office:value="0" calcext:value-type="float">
            <text:p>0</text:p>
          </table:table-cell>
          <table:table-cell table:style-name="ce213" table:formula="of:=IF(ISNUMBER([.$AN106]);[.$AN10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06];0;[.AT$6]));IF(OFFSET([.$H106];0;[.AT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AU$6]));IF(OFFSET([.$H106];0;[.AU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AV$6]));IF(OFFSET([.$H106];0;[.AV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AW$6]));IF(OFFSET([.$H106];0;[.AW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AX$6]));IF(OFFSET([.$H106];0;[.AX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AY$6]));IF(OFFSET([.$H106];0;[.AY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AZ$6]));IF(OFFSET([.$H106];0;[.AZ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A$6]));IF(OFFSET([.$H106];0;[.BA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B$6]));IF(OFFSET([.$H106];0;[.BB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C$6]));IF(OFFSET([.$H106];0;[.BC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D$6]));IF(OFFSET([.$H106];0;[.BD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E$6]));IF(OFFSET([.$H106];0;[.BE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F$6]));IF(OFFSET([.$H106];0;[.BF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G$6]));IF(OFFSET([.$H106];0;[.BG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H$6]));IF(OFFSET([.$H106];0;[.BH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I$6]));IF(OFFSET([.$H106];0;[.BI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J$6]));IF(OFFSET([.$H106];0;[.BJ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K$6]));IF(OFFSET([.$H106];0;[.BK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L$6]));IF(OFFSET([.$H106];0;[.BL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M$6]));IF(OFFSET([.$H106];0;[.BM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N$6]));IF(OFFSET([.$H106];0;[.BN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O$6]));IF(OFFSET([.$H106];0;[.BO$6])&gt;0;[.$AO106];&quot;(zéro)&quot;);&quot;-&quot;)" office:value-type="string" office:string-value="-" calcext:value-type="string">
            <text:p>-</text:p>
          </table:table-cell>
          <table:table-cell table:style-name="ce191" table:formula="of:=IF(ISNUMBER(OFFSET([.$H106];0;[.BP$6]));IF(OFFSET([.$H106];0;[.BP$6])&gt;0;[.$AO10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06]));OR([.D106]=OFFSET([.D106];-1;0);[.D106]=&quot;+&quot;))" office:value-type="float" office:value="0" calcext:value-type="float">
            <text:p>0</text:p>
          </table:table-cell>
          <table:table-cell table:style-name="ce233" table:formula="of:=IF(NOT([.BR106]);MATCH(0;OFFSET([.BR10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06]=&quot;&quot;;[.$C106]=&quot;absences&quot;);0;NOT(ISNUMBER(MATCH([.$C106];OFFSET(#REF!;1;0;999;1);0))))" office:value-type="float" office:value="0" calcext:value-type="float">
            <text:p>0</text:p>
          </table:table-cell>
          <table:table-cell table:style-name="ce246" table:formula="of:=[.$C106]&amp;&quot;_&quot;&amp;TEXT([.$AO106];&quot;00&quot;)" office:value-type="string" office:string-value="_-" calcext:value-type="string">
            <text:p>_-</text:p>
          </table:table-cell>
          <table:table-cell table:style-name="ce191" table:formula="of:=IF([.C106]=&quot;&quot;;&quot;&quot;;&quot;'notes_&quot;&amp;[.C106]&amp;&quot;'!a1&quot;)">
            <text:p/>
          </table:table-cell>
          <table:table-cell table:style-name="ce253" table:formula="of:=IF(ISBLANK([.$C$6]);0;ISNUMBER(SEARCH([.$C$6];[.$C106]&amp;&quot; &quot;&amp;[.$D106]&amp;&quot; &quot;&amp;[.$AG10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07]);&quot;-&quot;;[.C107])" office:value-type="string" office:string-value="-" calcext:value-type="string">
            <text:p>-</text:p>
          </table:table-cell>
          <table:table-cell table:style-name="ce169" table:formula="of:=IF(ISBLANK([.D107]);&quot;-&quot;;[.D107])" office:value-type="string" office:string-value="-" calcext:value-type="string">
            <text:p>-</text:p>
          </table:table-cell>
          <table:table-cell table:style-name="ce191" table:formula="of:=IF(ISNUMBER([.$F107]);IF(MIN([.$E107:.$F107])&lt;[.$F107];0;[.$F107]);IF(ISNUMBER([.$E107]);[.$E107];IF(ISBLANK([.$D107]);&quot;-&quot;;&quot;?&quot;)))" office:value-type="string" office:string-value="-" calcext:value-type="string">
            <text:p>-</text:p>
          </table:table-cell>
          <table:table-cell table:style-name="ce200" table:formula="of:=IF(ISNUMBER([.$AN107]);IF([.$AN107]&lt;=plan_semaine_fin;MAX([.$AN107];[.AO$7]);98);IF([.$AN10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07]);SUMIF([.$AT$8:.$BM$8];[.$AN107];[.$I107:.$AD107])&gt;0;0)" office:value-type="float" office:value="0" calcext:value-type="float">
            <text:p>0</text:p>
          </table:table-cell>
          <table:table-cell table:style-name="ce213" table:formula="of:=IF(ISNUMBER([.$AN107]);[.$AN10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07];0;[.AT$6]));IF(OFFSET([.$H107];0;[.AT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AU$6]));IF(OFFSET([.$H107];0;[.AU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AV$6]));IF(OFFSET([.$H107];0;[.AV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AW$6]));IF(OFFSET([.$H107];0;[.AW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AX$6]));IF(OFFSET([.$H107];0;[.AX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AY$6]));IF(OFFSET([.$H107];0;[.AY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AZ$6]));IF(OFFSET([.$H107];0;[.AZ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A$6]));IF(OFFSET([.$H107];0;[.BA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B$6]));IF(OFFSET([.$H107];0;[.BB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C$6]));IF(OFFSET([.$H107];0;[.BC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D$6]));IF(OFFSET([.$H107];0;[.BD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E$6]));IF(OFFSET([.$H107];0;[.BE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F$6]));IF(OFFSET([.$H107];0;[.BF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G$6]));IF(OFFSET([.$H107];0;[.BG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H$6]));IF(OFFSET([.$H107];0;[.BH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I$6]));IF(OFFSET([.$H107];0;[.BI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J$6]));IF(OFFSET([.$H107];0;[.BJ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K$6]));IF(OFFSET([.$H107];0;[.BK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L$6]));IF(OFFSET([.$H107];0;[.BL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M$6]));IF(OFFSET([.$H107];0;[.BM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N$6]));IF(OFFSET([.$H107];0;[.BN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O$6]));IF(OFFSET([.$H107];0;[.BO$6])&gt;0;[.$AO107];&quot;(zéro)&quot;);&quot;-&quot;)" office:value-type="string" office:string-value="-" calcext:value-type="string">
            <text:p>-</text:p>
          </table:table-cell>
          <table:table-cell table:style-name="ce191" table:formula="of:=IF(ISNUMBER(OFFSET([.$H107];0;[.BP$6]));IF(OFFSET([.$H107];0;[.BP$6])&gt;0;[.$AO10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07]));OR([.D107]=OFFSET([.D107];-1;0);[.D107]=&quot;+&quot;))" office:value-type="float" office:value="0" calcext:value-type="float">
            <text:p>0</text:p>
          </table:table-cell>
          <table:table-cell table:style-name="ce233" table:formula="of:=IF(NOT([.BR107]);MATCH(0;OFFSET([.BR10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07]=&quot;&quot;;[.$C107]=&quot;absences&quot;);0;NOT(ISNUMBER(MATCH([.$C107];OFFSET(#REF!;1;0;999;1);0))))" office:value-type="float" office:value="0" calcext:value-type="float">
            <text:p>0</text:p>
          </table:table-cell>
          <table:table-cell table:style-name="ce246" table:formula="of:=[.$C107]&amp;&quot;_&quot;&amp;TEXT([.$AO107];&quot;00&quot;)" office:value-type="string" office:string-value="_-" calcext:value-type="string">
            <text:p>_-</text:p>
          </table:table-cell>
          <table:table-cell table:style-name="ce191" table:formula="of:=IF([.C107]=&quot;&quot;;&quot;&quot;;&quot;'notes_&quot;&amp;[.C107]&amp;&quot;'!a1&quot;)">
            <text:p/>
          </table:table-cell>
          <table:table-cell table:style-name="ce253" table:formula="of:=IF(ISBLANK([.$C$6]);0;ISNUMBER(SEARCH([.$C$6];[.$C107]&amp;&quot; &quot;&amp;[.$D107]&amp;&quot; &quot;&amp;[.$AG10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08]);&quot;-&quot;;[.C108])" office:value-type="string" office:string-value="-" calcext:value-type="string">
            <text:p>-</text:p>
          </table:table-cell>
          <table:table-cell table:style-name="ce169" table:formula="of:=IF(ISBLANK([.D108]);&quot;-&quot;;[.D108])" office:value-type="string" office:string-value="-" calcext:value-type="string">
            <text:p>-</text:p>
          </table:table-cell>
          <table:table-cell table:style-name="ce191" table:formula="of:=IF(ISNUMBER([.$F108]);IF(MIN([.$E108:.$F108])&lt;[.$F108];0;[.$F108]);IF(ISNUMBER([.$E108]);[.$E108];IF(ISBLANK([.$D108]);&quot;-&quot;;&quot;?&quot;)))" office:value-type="string" office:string-value="-" calcext:value-type="string">
            <text:p>-</text:p>
          </table:table-cell>
          <table:table-cell table:style-name="ce200" table:formula="of:=IF(ISNUMBER([.$AN108]);IF([.$AN108]&lt;=plan_semaine_fin;MAX([.$AN108];[.AO$7]);98);IF([.$AN10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08]);SUMIF([.$AT$8:.$BM$8];[.$AN108];[.$I108:.$AD108])&gt;0;0)" office:value-type="float" office:value="0" calcext:value-type="float">
            <text:p>0</text:p>
          </table:table-cell>
          <table:table-cell table:style-name="ce213" table:formula="of:=IF(ISNUMBER([.$AN108]);[.$AN10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08];0;[.AT$6]));IF(OFFSET([.$H108];0;[.AT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AU$6]));IF(OFFSET([.$H108];0;[.AU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AV$6]));IF(OFFSET([.$H108];0;[.AV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AW$6]));IF(OFFSET([.$H108];0;[.AW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AX$6]));IF(OFFSET([.$H108];0;[.AX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AY$6]));IF(OFFSET([.$H108];0;[.AY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AZ$6]));IF(OFFSET([.$H108];0;[.AZ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A$6]));IF(OFFSET([.$H108];0;[.BA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B$6]));IF(OFFSET([.$H108];0;[.BB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C$6]));IF(OFFSET([.$H108];0;[.BC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D$6]));IF(OFFSET([.$H108];0;[.BD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E$6]));IF(OFFSET([.$H108];0;[.BE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F$6]));IF(OFFSET([.$H108];0;[.BF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G$6]));IF(OFFSET([.$H108];0;[.BG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H$6]));IF(OFFSET([.$H108];0;[.BH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I$6]));IF(OFFSET([.$H108];0;[.BI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J$6]));IF(OFFSET([.$H108];0;[.BJ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K$6]));IF(OFFSET([.$H108];0;[.BK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L$6]));IF(OFFSET([.$H108];0;[.BL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M$6]));IF(OFFSET([.$H108];0;[.BM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N$6]));IF(OFFSET([.$H108];0;[.BN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O$6]));IF(OFFSET([.$H108];0;[.BO$6])&gt;0;[.$AO108];&quot;(zéro)&quot;);&quot;-&quot;)" office:value-type="string" office:string-value="-" calcext:value-type="string">
            <text:p>-</text:p>
          </table:table-cell>
          <table:table-cell table:style-name="ce191" table:formula="of:=IF(ISNUMBER(OFFSET([.$H108];0;[.BP$6]));IF(OFFSET([.$H108];0;[.BP$6])&gt;0;[.$AO10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08]));OR([.D108]=OFFSET([.D108];-1;0);[.D108]=&quot;+&quot;))" office:value-type="float" office:value="0" calcext:value-type="float">
            <text:p>0</text:p>
          </table:table-cell>
          <table:table-cell table:style-name="ce233" table:formula="of:=IF(NOT([.BR108]);MATCH(0;OFFSET([.BR10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08]=&quot;&quot;;[.$C108]=&quot;absences&quot;);0;NOT(ISNUMBER(MATCH([.$C108];OFFSET(#REF!;1;0;999;1);0))))" office:value-type="float" office:value="0" calcext:value-type="float">
            <text:p>0</text:p>
          </table:table-cell>
          <table:table-cell table:style-name="ce246" table:formula="of:=[.$C108]&amp;&quot;_&quot;&amp;TEXT([.$AO108];&quot;00&quot;)" office:value-type="string" office:string-value="_-" calcext:value-type="string">
            <text:p>_-</text:p>
          </table:table-cell>
          <table:table-cell table:style-name="ce191" table:formula="of:=IF([.C108]=&quot;&quot;;&quot;&quot;;&quot;'notes_&quot;&amp;[.C108]&amp;&quot;'!a1&quot;)">
            <text:p/>
          </table:table-cell>
          <table:table-cell table:style-name="ce253" table:formula="of:=IF(ISBLANK([.$C$6]);0;ISNUMBER(SEARCH([.$C$6];[.$C108]&amp;&quot; &quot;&amp;[.$D108]&amp;&quot; &quot;&amp;[.$AG108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09]);&quot;-&quot;;[.C109])" office:value-type="string" office:string-value="-" calcext:value-type="string">
            <text:p>-</text:p>
          </table:table-cell>
          <table:table-cell table:style-name="ce169" table:formula="of:=IF(ISBLANK([.D109]);&quot;-&quot;;[.D109])" office:value-type="string" office:string-value="-" calcext:value-type="string">
            <text:p>-</text:p>
          </table:table-cell>
          <table:table-cell table:style-name="ce191" table:formula="of:=IF(ISNUMBER([.$F109]);IF(MIN([.$E109:.$F109])&lt;[.$F109];0;[.$F109]);IF(ISNUMBER([.$E109]);[.$E109];IF(ISBLANK([.$D109]);&quot;-&quot;;&quot;?&quot;)))" office:value-type="string" office:string-value="-" calcext:value-type="string">
            <text:p>-</text:p>
          </table:table-cell>
          <table:table-cell table:style-name="ce200" table:formula="of:=IF(ISNUMBER([.$AN109]);IF([.$AN109]&lt;=plan_semaine_fin;MAX([.$AN109];[.AO$7]);98);IF([.$AN10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09]);SUMIF([.$AT$8:.$BM$8];[.$AN109];[.$I109:.$AD109])&gt;0;0)" office:value-type="float" office:value="0" calcext:value-type="float">
            <text:p>0</text:p>
          </table:table-cell>
          <table:table-cell table:style-name="ce213" table:formula="of:=IF(ISNUMBER([.$AN109]);[.$AN10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09];0;[.AT$6]));IF(OFFSET([.$H109];0;[.AT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AU$6]));IF(OFFSET([.$H109];0;[.AU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AV$6]));IF(OFFSET([.$H109];0;[.AV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AW$6]));IF(OFFSET([.$H109];0;[.AW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AX$6]));IF(OFFSET([.$H109];0;[.AX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AY$6]));IF(OFFSET([.$H109];0;[.AY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AZ$6]));IF(OFFSET([.$H109];0;[.AZ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A$6]));IF(OFFSET([.$H109];0;[.BA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B$6]));IF(OFFSET([.$H109];0;[.BB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C$6]));IF(OFFSET([.$H109];0;[.BC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D$6]));IF(OFFSET([.$H109];0;[.BD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E$6]));IF(OFFSET([.$H109];0;[.BE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F$6]));IF(OFFSET([.$H109];0;[.BF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G$6]));IF(OFFSET([.$H109];0;[.BG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H$6]));IF(OFFSET([.$H109];0;[.BH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I$6]));IF(OFFSET([.$H109];0;[.BI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J$6]));IF(OFFSET([.$H109];0;[.BJ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K$6]));IF(OFFSET([.$H109];0;[.BK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L$6]));IF(OFFSET([.$H109];0;[.BL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M$6]));IF(OFFSET([.$H109];0;[.BM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N$6]));IF(OFFSET([.$H109];0;[.BN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O$6]));IF(OFFSET([.$H109];0;[.BO$6])&gt;0;[.$AO109];&quot;(zéro)&quot;);&quot;-&quot;)" office:value-type="string" office:string-value="-" calcext:value-type="string">
            <text:p>-</text:p>
          </table:table-cell>
          <table:table-cell table:style-name="ce191" table:formula="of:=IF(ISNUMBER(OFFSET([.$H109];0;[.BP$6]));IF(OFFSET([.$H109];0;[.BP$6])&gt;0;[.$AO10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09]));OR([.D109]=OFFSET([.D109];-1;0);[.D109]=&quot;+&quot;))" office:value-type="float" office:value="0" calcext:value-type="float">
            <text:p>0</text:p>
          </table:table-cell>
          <table:table-cell table:style-name="ce233" table:formula="of:=IF(NOT([.BR109]);MATCH(0;OFFSET([.BR10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09]=&quot;&quot;;[.$C109]=&quot;absences&quot;);0;NOT(ISNUMBER(MATCH([.$C109];OFFSET(#REF!;1;0;999;1);0))))" office:value-type="float" office:value="0" calcext:value-type="float">
            <text:p>0</text:p>
          </table:table-cell>
          <table:table-cell table:style-name="ce246" table:formula="of:=[.$C109]&amp;&quot;_&quot;&amp;TEXT([.$AO109];&quot;00&quot;)" office:value-type="string" office:string-value="_-" calcext:value-type="string">
            <text:p>_-</text:p>
          </table:table-cell>
          <table:table-cell table:style-name="ce191" table:formula="of:=IF([.C109]=&quot;&quot;;&quot;&quot;;&quot;'notes_&quot;&amp;[.C109]&amp;&quot;'!a1&quot;)">
            <text:p/>
          </table:table-cell>
          <table:table-cell table:style-name="ce253" table:formula="of:=IF(ISBLANK([.$C$6]);0;ISNUMBER(SEARCH([.$C$6];[.$C109]&amp;&quot; &quot;&amp;[.$D109]&amp;&quot; &quot;&amp;[.$AG109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10]);&quot;-&quot;;[.C110])" office:value-type="string" office:string-value="-" calcext:value-type="string">
            <text:p>-</text:p>
          </table:table-cell>
          <table:table-cell table:style-name="ce169" table:formula="of:=IF(ISBLANK([.D110]);&quot;-&quot;;[.D110])" office:value-type="string" office:string-value="-" calcext:value-type="string">
            <text:p>-</text:p>
          </table:table-cell>
          <table:table-cell table:style-name="ce191" table:formula="of:=IF(ISNUMBER([.$F110]);IF(MIN([.$E110:.$F110])&lt;[.$F110];0;[.$F110]);IF(ISNUMBER([.$E110]);[.$E110];IF(ISBLANK([.$D110]);&quot;-&quot;;&quot;?&quot;)))" office:value-type="string" office:string-value="-" calcext:value-type="string">
            <text:p>-</text:p>
          </table:table-cell>
          <table:table-cell table:style-name="ce200" table:formula="of:=IF(ISNUMBER([.$AN110]);IF([.$AN110]&lt;=plan_semaine_fin;MAX([.$AN110];[.AO$7]);98);IF([.$AN11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0]);SUMIF([.$AT$8:.$BM$8];[.$AN110];[.$I110:.$AD110])&gt;0;0)" office:value-type="float" office:value="0" calcext:value-type="float">
            <text:p>0</text:p>
          </table:table-cell>
          <table:table-cell table:style-name="ce213" table:formula="of:=IF(ISNUMBER([.$AN110]);[.$AN11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0];0;[.AT$6]));IF(OFFSET([.$H110];0;[.AT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AU$6]));IF(OFFSET([.$H110];0;[.AU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AV$6]));IF(OFFSET([.$H110];0;[.AV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AW$6]));IF(OFFSET([.$H110];0;[.AW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AX$6]));IF(OFFSET([.$H110];0;[.AX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AY$6]));IF(OFFSET([.$H110];0;[.AY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AZ$6]));IF(OFFSET([.$H110];0;[.AZ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A$6]));IF(OFFSET([.$H110];0;[.BA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B$6]));IF(OFFSET([.$H110];0;[.BB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C$6]));IF(OFFSET([.$H110];0;[.BC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D$6]));IF(OFFSET([.$H110];0;[.BD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E$6]));IF(OFFSET([.$H110];0;[.BE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F$6]));IF(OFFSET([.$H110];0;[.BF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G$6]));IF(OFFSET([.$H110];0;[.BG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H$6]));IF(OFFSET([.$H110];0;[.BH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I$6]));IF(OFFSET([.$H110];0;[.BI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J$6]));IF(OFFSET([.$H110];0;[.BJ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K$6]));IF(OFFSET([.$H110];0;[.BK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L$6]));IF(OFFSET([.$H110];0;[.BL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M$6]));IF(OFFSET([.$H110];0;[.BM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N$6]));IF(OFFSET([.$H110];0;[.BN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O$6]));IF(OFFSET([.$H110];0;[.BO$6])&gt;0;[.$AO110];&quot;(zéro)&quot;);&quot;-&quot;)" office:value-type="string" office:string-value="-" calcext:value-type="string">
            <text:p>-</text:p>
          </table:table-cell>
          <table:table-cell table:style-name="ce191" table:formula="of:=IF(ISNUMBER(OFFSET([.$H110];0;[.BP$6]));IF(OFFSET([.$H110];0;[.BP$6])&gt;0;[.$AO11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0]));OR([.D110]=OFFSET([.D110];-1;0);[.D110]=&quot;+&quot;))" office:value-type="float" office:value="0" calcext:value-type="float">
            <text:p>0</text:p>
          </table:table-cell>
          <table:table-cell table:style-name="ce233" table:formula="of:=IF(NOT([.BR110]);MATCH(0;OFFSET([.BR110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0]=&quot;&quot;;[.$C110]=&quot;absences&quot;);0;NOT(ISNUMBER(MATCH([.$C110];OFFSET(#REF!;1;0;999;1);0))))" office:value-type="float" office:value="0" calcext:value-type="float">
            <text:p>0</text:p>
          </table:table-cell>
          <table:table-cell table:style-name="ce246" table:formula="of:=[.$C110]&amp;&quot;_&quot;&amp;TEXT([.$AO110];&quot;00&quot;)" office:value-type="string" office:string-value="_-" calcext:value-type="string">
            <text:p>_-</text:p>
          </table:table-cell>
          <table:table-cell table:style-name="ce191" table:formula="of:=IF([.C110]=&quot;&quot;;&quot;&quot;;&quot;'notes_&quot;&amp;[.C110]&amp;&quot;'!a1&quot;)">
            <text:p/>
          </table:table-cell>
          <table:table-cell table:style-name="ce253" table:formula="of:=IF(ISBLANK([.$C$6]);0;ISNUMBER(SEARCH([.$C$6];[.$C110]&amp;&quot; &quot;&amp;[.$D110]&amp;&quot; &quot;&amp;[.$AG110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11]);&quot;-&quot;;[.C111])" office:value-type="string" office:string-value="-" calcext:value-type="string">
            <text:p>-</text:p>
          </table:table-cell>
          <table:table-cell table:style-name="ce169" table:formula="of:=IF(ISBLANK([.D111]);&quot;-&quot;;[.D111])" office:value-type="string" office:string-value="-" calcext:value-type="string">
            <text:p>-</text:p>
          </table:table-cell>
          <table:table-cell table:style-name="ce191" table:formula="of:=IF(ISNUMBER([.$F111]);IF(MIN([.$E111:.$F111])&lt;[.$F111];0;[.$F111]);IF(ISNUMBER([.$E111]);[.$E111];IF(ISBLANK([.$D111]);&quot;-&quot;;&quot;?&quot;)))" office:value-type="string" office:string-value="-" calcext:value-type="string">
            <text:p>-</text:p>
          </table:table-cell>
          <table:table-cell table:style-name="ce200" table:formula="of:=IF(ISNUMBER([.$AN111]);IF([.$AN111]&lt;=plan_semaine_fin;MAX([.$AN111];[.AO$7]);98);IF([.$AN11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1]);SUMIF([.$AT$8:.$BM$8];[.$AN111];[.$I111:.$AD111])&gt;0;0)" office:value-type="float" office:value="0" calcext:value-type="float">
            <text:p>0</text:p>
          </table:table-cell>
          <table:table-cell table:style-name="ce213" table:formula="of:=IF(ISNUMBER([.$AN111]);[.$AN11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1];0;[.AT$6]));IF(OFFSET([.$H111];0;[.AT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AU$6]));IF(OFFSET([.$H111];0;[.AU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AV$6]));IF(OFFSET([.$H111];0;[.AV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AW$6]));IF(OFFSET([.$H111];0;[.AW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AX$6]));IF(OFFSET([.$H111];0;[.AX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AY$6]));IF(OFFSET([.$H111];0;[.AY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AZ$6]));IF(OFFSET([.$H111];0;[.AZ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A$6]));IF(OFFSET([.$H111];0;[.BA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B$6]));IF(OFFSET([.$H111];0;[.BB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C$6]));IF(OFFSET([.$H111];0;[.BC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D$6]));IF(OFFSET([.$H111];0;[.BD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E$6]));IF(OFFSET([.$H111];0;[.BE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F$6]));IF(OFFSET([.$H111];0;[.BF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G$6]));IF(OFFSET([.$H111];0;[.BG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H$6]));IF(OFFSET([.$H111];0;[.BH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I$6]));IF(OFFSET([.$H111];0;[.BI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J$6]));IF(OFFSET([.$H111];0;[.BJ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K$6]));IF(OFFSET([.$H111];0;[.BK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L$6]));IF(OFFSET([.$H111];0;[.BL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M$6]));IF(OFFSET([.$H111];0;[.BM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N$6]));IF(OFFSET([.$H111];0;[.BN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O$6]));IF(OFFSET([.$H111];0;[.BO$6])&gt;0;[.$AO111];&quot;(zéro)&quot;);&quot;-&quot;)" office:value-type="string" office:string-value="-" calcext:value-type="string">
            <text:p>-</text:p>
          </table:table-cell>
          <table:table-cell table:style-name="ce191" table:formula="of:=IF(ISNUMBER(OFFSET([.$H111];0;[.BP$6]));IF(OFFSET([.$H111];0;[.BP$6])&gt;0;[.$AO11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1]));OR([.D111]=OFFSET([.D111];-1;0);[.D111]=&quot;+&quot;))" office:value-type="float" office:value="0" calcext:value-type="float">
            <text:p>0</text:p>
          </table:table-cell>
          <table:table-cell table:style-name="ce233" table:formula="of:=IF(NOT([.BR111]);MATCH(0;OFFSET([.BR11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1]=&quot;&quot;;[.$C111]=&quot;absences&quot;);0;NOT(ISNUMBER(MATCH([.$C111];OFFSET(#REF!;1;0;999;1);0))))" office:value-type="float" office:value="0" calcext:value-type="float">
            <text:p>0</text:p>
          </table:table-cell>
          <table:table-cell table:style-name="ce246" table:formula="of:=[.$C111]&amp;&quot;_&quot;&amp;TEXT([.$AO111];&quot;00&quot;)" office:value-type="string" office:string-value="_-" calcext:value-type="string">
            <text:p>_-</text:p>
          </table:table-cell>
          <table:table-cell table:style-name="ce191" table:formula="of:=IF([.C111]=&quot;&quot;;&quot;&quot;;&quot;'notes_&quot;&amp;[.C111]&amp;&quot;'!a1&quot;)">
            <text:p/>
          </table:table-cell>
          <table:table-cell table:style-name="ce253" table:formula="of:=IF(ISBLANK([.$C$6]);0;ISNUMBER(SEARCH([.$C$6];[.$C111]&amp;&quot; &quot;&amp;[.$D111]&amp;&quot; &quot;&amp;[.$AG11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12]);&quot;-&quot;;[.C112])" office:value-type="string" office:string-value="-" calcext:value-type="string">
            <text:p>-</text:p>
          </table:table-cell>
          <table:table-cell table:style-name="ce169" table:formula="of:=IF(ISBLANK([.D112]);&quot;-&quot;;[.D112])" office:value-type="string" office:string-value="-" calcext:value-type="string">
            <text:p>-</text:p>
          </table:table-cell>
          <table:table-cell table:style-name="ce191" table:formula="of:=IF(ISNUMBER([.$F112]);IF(MIN([.$E112:.$F112])&lt;[.$F112];0;[.$F112]);IF(ISNUMBER([.$E112]);[.$E112];IF(ISBLANK([.$D112]);&quot;-&quot;;&quot;?&quot;)))" office:value-type="string" office:string-value="-" calcext:value-type="string">
            <text:p>-</text:p>
          </table:table-cell>
          <table:table-cell table:style-name="ce200" table:formula="of:=IF(ISNUMBER([.$AN112]);IF([.$AN112]&lt;=plan_semaine_fin;MAX([.$AN112];[.AO$7]);98);IF([.$AN11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2]);SUMIF([.$AT$8:.$BM$8];[.$AN112];[.$I112:.$AD112])&gt;0;0)" office:value-type="float" office:value="0" calcext:value-type="float">
            <text:p>0</text:p>
          </table:table-cell>
          <table:table-cell table:style-name="ce213" table:formula="of:=IF(ISNUMBER([.$AN112]);[.$AN11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2];0;[.AT$6]));IF(OFFSET([.$H112];0;[.AT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AU$6]));IF(OFFSET([.$H112];0;[.AU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AV$6]));IF(OFFSET([.$H112];0;[.AV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AW$6]));IF(OFFSET([.$H112];0;[.AW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AX$6]));IF(OFFSET([.$H112];0;[.AX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AY$6]));IF(OFFSET([.$H112];0;[.AY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AZ$6]));IF(OFFSET([.$H112];0;[.AZ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A$6]));IF(OFFSET([.$H112];0;[.BA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B$6]));IF(OFFSET([.$H112];0;[.BB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C$6]));IF(OFFSET([.$H112];0;[.BC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D$6]));IF(OFFSET([.$H112];0;[.BD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E$6]));IF(OFFSET([.$H112];0;[.BE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F$6]));IF(OFFSET([.$H112];0;[.BF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G$6]));IF(OFFSET([.$H112];0;[.BG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H$6]));IF(OFFSET([.$H112];0;[.BH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I$6]));IF(OFFSET([.$H112];0;[.BI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J$6]));IF(OFFSET([.$H112];0;[.BJ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K$6]));IF(OFFSET([.$H112];0;[.BK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L$6]));IF(OFFSET([.$H112];0;[.BL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M$6]));IF(OFFSET([.$H112];0;[.BM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N$6]));IF(OFFSET([.$H112];0;[.BN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O$6]));IF(OFFSET([.$H112];0;[.BO$6])&gt;0;[.$AO112];&quot;(zéro)&quot;);&quot;-&quot;)" office:value-type="string" office:string-value="-" calcext:value-type="string">
            <text:p>-</text:p>
          </table:table-cell>
          <table:table-cell table:style-name="ce191" table:formula="of:=IF(ISNUMBER(OFFSET([.$H112];0;[.BP$6]));IF(OFFSET([.$H112];0;[.BP$6])&gt;0;[.$AO11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2]));OR([.D112]=OFFSET([.D112];-1;0);[.D112]=&quot;+&quot;))" office:value-type="float" office:value="0" calcext:value-type="float">
            <text:p>0</text:p>
          </table:table-cell>
          <table:table-cell table:style-name="ce233" table:formula="of:=IF(NOT([.BR112]);MATCH(0;OFFSET([.BR11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2]=&quot;&quot;;[.$C112]=&quot;absences&quot;);0;NOT(ISNUMBER(MATCH([.$C112];OFFSET(#REF!;1;0;999;1);0))))" office:value-type="float" office:value="0" calcext:value-type="float">
            <text:p>0</text:p>
          </table:table-cell>
          <table:table-cell table:style-name="ce246" table:formula="of:=[.$C112]&amp;&quot;_&quot;&amp;TEXT([.$AO112];&quot;00&quot;)" office:value-type="string" office:string-value="_-" calcext:value-type="string">
            <text:p>_-</text:p>
          </table:table-cell>
          <table:table-cell table:style-name="ce191" table:formula="of:=IF([.C112]=&quot;&quot;;&quot;&quot;;&quot;'notes_&quot;&amp;[.C112]&amp;&quot;'!a1&quot;)">
            <text:p/>
          </table:table-cell>
          <table:table-cell table:style-name="ce253" table:formula="of:=IF(ISBLANK([.$C$6]);0;ISNUMBER(SEARCH([.$C$6];[.$C112]&amp;&quot; &quot;&amp;[.$D112]&amp;&quot; &quot;&amp;[.$AG11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13]);&quot;-&quot;;[.C113])" office:value-type="string" office:string-value="-" calcext:value-type="string">
            <text:p>-</text:p>
          </table:table-cell>
          <table:table-cell table:style-name="ce169" table:formula="of:=IF(ISBLANK([.D113]);&quot;-&quot;;[.D113])" office:value-type="string" office:string-value="-" calcext:value-type="string">
            <text:p>-</text:p>
          </table:table-cell>
          <table:table-cell table:style-name="ce191" table:formula="of:=IF(ISNUMBER([.$F113]);IF(MIN([.$E113:.$F113])&lt;[.$F113];0;[.$F113]);IF(ISNUMBER([.$E113]);[.$E113];IF(ISBLANK([.$D113]);&quot;-&quot;;&quot;?&quot;)))" office:value-type="string" office:string-value="-" calcext:value-type="string">
            <text:p>-</text:p>
          </table:table-cell>
          <table:table-cell table:style-name="ce200" table:formula="of:=IF(ISNUMBER([.$AN113]);IF([.$AN113]&lt;=plan_semaine_fin;MAX([.$AN113];[.AO$7]);98);IF([.$AN11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3]);SUMIF([.$AT$8:.$BM$8];[.$AN113];[.$I113:.$AD113])&gt;0;0)" office:value-type="float" office:value="0" calcext:value-type="float">
            <text:p>0</text:p>
          </table:table-cell>
          <table:table-cell table:style-name="ce213" table:formula="of:=IF(ISNUMBER([.$AN113]);[.$AN11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3];0;[.AT$6]));IF(OFFSET([.$H113];0;[.AT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AU$6]));IF(OFFSET([.$H113];0;[.AU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AV$6]));IF(OFFSET([.$H113];0;[.AV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AW$6]));IF(OFFSET([.$H113];0;[.AW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AX$6]));IF(OFFSET([.$H113];0;[.AX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AY$6]));IF(OFFSET([.$H113];0;[.AY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AZ$6]));IF(OFFSET([.$H113];0;[.AZ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A$6]));IF(OFFSET([.$H113];0;[.BA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B$6]));IF(OFFSET([.$H113];0;[.BB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C$6]));IF(OFFSET([.$H113];0;[.BC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D$6]));IF(OFFSET([.$H113];0;[.BD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E$6]));IF(OFFSET([.$H113];0;[.BE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F$6]));IF(OFFSET([.$H113];0;[.BF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G$6]));IF(OFFSET([.$H113];0;[.BG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H$6]));IF(OFFSET([.$H113];0;[.BH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I$6]));IF(OFFSET([.$H113];0;[.BI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J$6]));IF(OFFSET([.$H113];0;[.BJ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K$6]));IF(OFFSET([.$H113];0;[.BK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L$6]));IF(OFFSET([.$H113];0;[.BL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M$6]));IF(OFFSET([.$H113];0;[.BM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N$6]));IF(OFFSET([.$H113];0;[.BN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O$6]));IF(OFFSET([.$H113];0;[.BO$6])&gt;0;[.$AO113];&quot;(zéro)&quot;);&quot;-&quot;)" office:value-type="string" office:string-value="-" calcext:value-type="string">
            <text:p>-</text:p>
          </table:table-cell>
          <table:table-cell table:style-name="ce191" table:formula="of:=IF(ISNUMBER(OFFSET([.$H113];0;[.BP$6]));IF(OFFSET([.$H113];0;[.BP$6])&gt;0;[.$AO11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3]));OR([.D113]=OFFSET([.D113];-1;0);[.D113]=&quot;+&quot;))" office:value-type="float" office:value="0" calcext:value-type="float">
            <text:p>0</text:p>
          </table:table-cell>
          <table:table-cell table:style-name="ce233" table:formula="of:=IF(NOT([.BR113]);MATCH(0;OFFSET([.BR11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3]=&quot;&quot;;[.$C113]=&quot;absences&quot;);0;NOT(ISNUMBER(MATCH([.$C113];OFFSET(#REF!;1;0;999;1);0))))" office:value-type="float" office:value="0" calcext:value-type="float">
            <text:p>0</text:p>
          </table:table-cell>
          <table:table-cell table:style-name="ce246" table:formula="of:=[.$C113]&amp;&quot;_&quot;&amp;TEXT([.$AO113];&quot;00&quot;)" office:value-type="string" office:string-value="_-" calcext:value-type="string">
            <text:p>_-</text:p>
          </table:table-cell>
          <table:table-cell table:style-name="ce191" table:formula="of:=IF([.C113]=&quot;&quot;;&quot;&quot;;&quot;'notes_&quot;&amp;[.C113]&amp;&quot;'!a1&quot;)">
            <text:p/>
          </table:table-cell>
          <table:table-cell table:style-name="ce253" table:formula="of:=IF(ISBLANK([.$C$6]);0;ISNUMBER(SEARCH([.$C$6];[.$C113]&amp;&quot; &quot;&amp;[.$D113]&amp;&quot; &quot;&amp;[.$AG11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14]);&quot;-&quot;;[.C114])" office:value-type="string" office:string-value="-" calcext:value-type="string">
            <text:p>-</text:p>
          </table:table-cell>
          <table:table-cell table:style-name="ce169" table:formula="of:=IF(ISBLANK([.D114]);&quot;-&quot;;[.D114])" office:value-type="string" office:string-value="-" calcext:value-type="string">
            <text:p>-</text:p>
          </table:table-cell>
          <table:table-cell table:style-name="ce191" table:formula="of:=IF(ISNUMBER([.$F114]);IF(MIN([.$E114:.$F114])&lt;[.$F114];0;[.$F114]);IF(ISNUMBER([.$E114]);[.$E114];IF(ISBLANK([.$D114]);&quot;-&quot;;&quot;?&quot;)))" office:value-type="string" office:string-value="-" calcext:value-type="string">
            <text:p>-</text:p>
          </table:table-cell>
          <table:table-cell table:style-name="ce200" table:formula="of:=IF(ISNUMBER([.$AN114]);IF([.$AN114]&lt;=plan_semaine_fin;MAX([.$AN114];[.AO$7]);98);IF([.$AN11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4]);SUMIF([.$AT$8:.$BM$8];[.$AN114];[.$I114:.$AD114])&gt;0;0)" office:value-type="float" office:value="0" calcext:value-type="float">
            <text:p>0</text:p>
          </table:table-cell>
          <table:table-cell table:style-name="ce213" table:formula="of:=IF(ISNUMBER([.$AN114]);[.$AN11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4];0;[.AT$6]));IF(OFFSET([.$H114];0;[.AT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AU$6]));IF(OFFSET([.$H114];0;[.AU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AV$6]));IF(OFFSET([.$H114];0;[.AV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AW$6]));IF(OFFSET([.$H114];0;[.AW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AX$6]));IF(OFFSET([.$H114];0;[.AX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AY$6]));IF(OFFSET([.$H114];0;[.AY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AZ$6]));IF(OFFSET([.$H114];0;[.AZ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A$6]));IF(OFFSET([.$H114];0;[.BA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B$6]));IF(OFFSET([.$H114];0;[.BB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C$6]));IF(OFFSET([.$H114];0;[.BC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D$6]));IF(OFFSET([.$H114];0;[.BD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E$6]));IF(OFFSET([.$H114];0;[.BE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F$6]));IF(OFFSET([.$H114];0;[.BF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G$6]));IF(OFFSET([.$H114];0;[.BG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H$6]));IF(OFFSET([.$H114];0;[.BH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I$6]));IF(OFFSET([.$H114];0;[.BI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J$6]));IF(OFFSET([.$H114];0;[.BJ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K$6]));IF(OFFSET([.$H114];0;[.BK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L$6]));IF(OFFSET([.$H114];0;[.BL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M$6]));IF(OFFSET([.$H114];0;[.BM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N$6]));IF(OFFSET([.$H114];0;[.BN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O$6]));IF(OFFSET([.$H114];0;[.BO$6])&gt;0;[.$AO114];&quot;(zéro)&quot;);&quot;-&quot;)" office:value-type="string" office:string-value="-" calcext:value-type="string">
            <text:p>-</text:p>
          </table:table-cell>
          <table:table-cell table:style-name="ce191" table:formula="of:=IF(ISNUMBER(OFFSET([.$H114];0;[.BP$6]));IF(OFFSET([.$H114];0;[.BP$6])&gt;0;[.$AO11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4]));OR([.D114]=OFFSET([.D114];-1;0);[.D114]=&quot;+&quot;))" office:value-type="float" office:value="0" calcext:value-type="float">
            <text:p>0</text:p>
          </table:table-cell>
          <table:table-cell table:style-name="ce233" table:formula="of:=IF(NOT([.BR114]);MATCH(0;OFFSET([.BR11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4]=&quot;&quot;;[.$C114]=&quot;absences&quot;);0;NOT(ISNUMBER(MATCH([.$C114];OFFSET(#REF!;1;0;999;1);0))))" office:value-type="float" office:value="0" calcext:value-type="float">
            <text:p>0</text:p>
          </table:table-cell>
          <table:table-cell table:style-name="ce246" table:formula="of:=[.$C114]&amp;&quot;_&quot;&amp;TEXT([.$AO114];&quot;00&quot;)" office:value-type="string" office:string-value="_-" calcext:value-type="string">
            <text:p>_-</text:p>
          </table:table-cell>
          <table:table-cell table:style-name="ce191" table:formula="of:=IF([.C114]=&quot;&quot;;&quot;&quot;;&quot;'notes_&quot;&amp;[.C114]&amp;&quot;'!a1&quot;)">
            <text:p/>
          </table:table-cell>
          <table:table-cell table:style-name="ce253" table:formula="of:=IF(ISBLANK([.$C$6]);0;ISNUMBER(SEARCH([.$C$6];[.$C114]&amp;&quot; &quot;&amp;[.$D114]&amp;&quot; &quot;&amp;[.$AG11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15]);&quot;-&quot;;[.C115])" office:value-type="string" office:string-value="-" calcext:value-type="string">
            <text:p>-</text:p>
          </table:table-cell>
          <table:table-cell table:style-name="ce169" table:formula="of:=IF(ISBLANK([.D115]);&quot;-&quot;;[.D115])" office:value-type="string" office:string-value="-" calcext:value-type="string">
            <text:p>-</text:p>
          </table:table-cell>
          <table:table-cell table:style-name="ce191" table:formula="of:=IF(ISNUMBER([.$F115]);IF(MIN([.$E115:.$F115])&lt;[.$F115];0;[.$F115]);IF(ISNUMBER([.$E115]);[.$E115];IF(ISBLANK([.$D115]);&quot;-&quot;;&quot;?&quot;)))" office:value-type="string" office:string-value="-" calcext:value-type="string">
            <text:p>-</text:p>
          </table:table-cell>
          <table:table-cell table:style-name="ce200" table:formula="of:=IF(ISNUMBER([.$AN115]);IF([.$AN115]&lt;=plan_semaine_fin;MAX([.$AN115];[.AO$7]);98);IF([.$AN11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5]);SUMIF([.$AT$8:.$BM$8];[.$AN115];[.$I115:.$AD115])&gt;0;0)" office:value-type="float" office:value="0" calcext:value-type="float">
            <text:p>0</text:p>
          </table:table-cell>
          <table:table-cell table:style-name="ce213" table:formula="of:=IF(ISNUMBER([.$AN115]);[.$AN11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5];0;[.AT$6]));IF(OFFSET([.$H115];0;[.AT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AU$6]));IF(OFFSET([.$H115];0;[.AU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AV$6]));IF(OFFSET([.$H115];0;[.AV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AW$6]));IF(OFFSET([.$H115];0;[.AW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AX$6]));IF(OFFSET([.$H115];0;[.AX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AY$6]));IF(OFFSET([.$H115];0;[.AY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AZ$6]));IF(OFFSET([.$H115];0;[.AZ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A$6]));IF(OFFSET([.$H115];0;[.BA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B$6]));IF(OFFSET([.$H115];0;[.BB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C$6]));IF(OFFSET([.$H115];0;[.BC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D$6]));IF(OFFSET([.$H115];0;[.BD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E$6]));IF(OFFSET([.$H115];0;[.BE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F$6]));IF(OFFSET([.$H115];0;[.BF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G$6]));IF(OFFSET([.$H115];0;[.BG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H$6]));IF(OFFSET([.$H115];0;[.BH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I$6]));IF(OFFSET([.$H115];0;[.BI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J$6]));IF(OFFSET([.$H115];0;[.BJ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K$6]));IF(OFFSET([.$H115];0;[.BK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L$6]));IF(OFFSET([.$H115];0;[.BL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M$6]));IF(OFFSET([.$H115];0;[.BM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N$6]));IF(OFFSET([.$H115];0;[.BN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O$6]));IF(OFFSET([.$H115];0;[.BO$6])&gt;0;[.$AO115];&quot;(zéro)&quot;);&quot;-&quot;)" office:value-type="string" office:string-value="-" calcext:value-type="string">
            <text:p>-</text:p>
          </table:table-cell>
          <table:table-cell table:style-name="ce191" table:formula="of:=IF(ISNUMBER(OFFSET([.$H115];0;[.BP$6]));IF(OFFSET([.$H115];0;[.BP$6])&gt;0;[.$AO11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5]));OR([.D115]=OFFSET([.D115];-1;0);[.D115]=&quot;+&quot;))" office:value-type="float" office:value="0" calcext:value-type="float">
            <text:p>0</text:p>
          </table:table-cell>
          <table:table-cell table:style-name="ce233" table:formula="of:=IF(NOT([.BR115]);MATCH(0;OFFSET([.BR11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5]=&quot;&quot;;[.$C115]=&quot;absences&quot;);0;NOT(ISNUMBER(MATCH([.$C115];OFFSET(#REF!;1;0;999;1);0))))" office:value-type="float" office:value="0" calcext:value-type="float">
            <text:p>0</text:p>
          </table:table-cell>
          <table:table-cell table:style-name="ce246" table:formula="of:=[.$C115]&amp;&quot;_&quot;&amp;TEXT([.$AO115];&quot;00&quot;)" office:value-type="string" office:string-value="_-" calcext:value-type="string">
            <text:p>_-</text:p>
          </table:table-cell>
          <table:table-cell table:style-name="ce191" table:formula="of:=IF([.C115]=&quot;&quot;;&quot;&quot;;&quot;'notes_&quot;&amp;[.C115]&amp;&quot;'!a1&quot;)">
            <text:p/>
          </table:table-cell>
          <table:table-cell table:style-name="ce253" table:formula="of:=IF(ISBLANK([.$C$6]);0;ISNUMBER(SEARCH([.$C$6];[.$C115]&amp;&quot; &quot;&amp;[.$D115]&amp;&quot; &quot;&amp;[.$AG11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16]);&quot;-&quot;;[.C116])" office:value-type="string" office:string-value="-" calcext:value-type="string">
            <text:p>-</text:p>
          </table:table-cell>
          <table:table-cell table:style-name="ce169" table:formula="of:=IF(ISBLANK([.D116]);&quot;-&quot;;[.D116])" office:value-type="string" office:string-value="-" calcext:value-type="string">
            <text:p>-</text:p>
          </table:table-cell>
          <table:table-cell table:style-name="ce191" table:formula="of:=IF(ISNUMBER([.$F116]);IF(MIN([.$E116:.$F116])&lt;[.$F116];0;[.$F116]);IF(ISNUMBER([.$E116]);[.$E116];IF(ISBLANK([.$D116]);&quot;-&quot;;&quot;?&quot;)))" office:value-type="string" office:string-value="-" calcext:value-type="string">
            <text:p>-</text:p>
          </table:table-cell>
          <table:table-cell table:style-name="ce200" table:formula="of:=IF(ISNUMBER([.$AN116]);IF([.$AN116]&lt;=plan_semaine_fin;MAX([.$AN116];[.AO$7]);98);IF([.$AN11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6]);SUMIF([.$AT$8:.$BM$8];[.$AN116];[.$I116:.$AD116])&gt;0;0)" office:value-type="float" office:value="0" calcext:value-type="float">
            <text:p>0</text:p>
          </table:table-cell>
          <table:table-cell table:style-name="ce213" table:formula="of:=IF(ISNUMBER([.$AN116]);[.$AN11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6];0;[.AT$6]));IF(OFFSET([.$H116];0;[.AT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AU$6]));IF(OFFSET([.$H116];0;[.AU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AV$6]));IF(OFFSET([.$H116];0;[.AV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AW$6]));IF(OFFSET([.$H116];0;[.AW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AX$6]));IF(OFFSET([.$H116];0;[.AX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AY$6]));IF(OFFSET([.$H116];0;[.AY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AZ$6]));IF(OFFSET([.$H116];0;[.AZ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A$6]));IF(OFFSET([.$H116];0;[.BA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B$6]));IF(OFFSET([.$H116];0;[.BB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C$6]));IF(OFFSET([.$H116];0;[.BC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D$6]));IF(OFFSET([.$H116];0;[.BD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E$6]));IF(OFFSET([.$H116];0;[.BE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F$6]));IF(OFFSET([.$H116];0;[.BF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G$6]));IF(OFFSET([.$H116];0;[.BG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H$6]));IF(OFFSET([.$H116];0;[.BH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I$6]));IF(OFFSET([.$H116];0;[.BI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J$6]));IF(OFFSET([.$H116];0;[.BJ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K$6]));IF(OFFSET([.$H116];0;[.BK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L$6]));IF(OFFSET([.$H116];0;[.BL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M$6]));IF(OFFSET([.$H116];0;[.BM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N$6]));IF(OFFSET([.$H116];0;[.BN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O$6]));IF(OFFSET([.$H116];0;[.BO$6])&gt;0;[.$AO116];&quot;(zéro)&quot;);&quot;-&quot;)" office:value-type="string" office:string-value="-" calcext:value-type="string">
            <text:p>-</text:p>
          </table:table-cell>
          <table:table-cell table:style-name="ce191" table:formula="of:=IF(ISNUMBER(OFFSET([.$H116];0;[.BP$6]));IF(OFFSET([.$H116];0;[.BP$6])&gt;0;[.$AO11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6]));OR([.D116]=OFFSET([.D116];-1;0);[.D116]=&quot;+&quot;))" office:value-type="float" office:value="0" calcext:value-type="float">
            <text:p>0</text:p>
          </table:table-cell>
          <table:table-cell table:style-name="ce233" table:formula="of:=IF(NOT([.BR116]);MATCH(0;OFFSET([.BR11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6]=&quot;&quot;;[.$C116]=&quot;absences&quot;);0;NOT(ISNUMBER(MATCH([.$C116];OFFSET(#REF!;1;0;999;1);0))))" office:value-type="float" office:value="0" calcext:value-type="float">
            <text:p>0</text:p>
          </table:table-cell>
          <table:table-cell table:style-name="ce246" table:formula="of:=[.$C116]&amp;&quot;_&quot;&amp;TEXT([.$AO116];&quot;00&quot;)" office:value-type="string" office:string-value="_-" calcext:value-type="string">
            <text:p>_-</text:p>
          </table:table-cell>
          <table:table-cell table:style-name="ce191" table:formula="of:=IF([.C116]=&quot;&quot;;&quot;&quot;;&quot;'notes_&quot;&amp;[.C116]&amp;&quot;'!a1&quot;)">
            <text:p/>
          </table:table-cell>
          <table:table-cell table:style-name="ce253" table:formula="of:=IF(ISBLANK([.$C$6]);0;ISNUMBER(SEARCH([.$C$6];[.$C116]&amp;&quot; &quot;&amp;[.$D116]&amp;&quot; &quot;&amp;[.$AG11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17]);&quot;-&quot;;[.C117])" office:value-type="string" office:string-value="-" calcext:value-type="string">
            <text:p>-</text:p>
          </table:table-cell>
          <table:table-cell table:style-name="ce169" table:formula="of:=IF(ISBLANK([.D117]);&quot;-&quot;;[.D117])" office:value-type="string" office:string-value="-" calcext:value-type="string">
            <text:p>-</text:p>
          </table:table-cell>
          <table:table-cell table:style-name="ce191" table:formula="of:=IF(ISNUMBER([.$F117]);IF(MIN([.$E117:.$F117])&lt;[.$F117];0;[.$F117]);IF(ISNUMBER([.$E117]);[.$E117];IF(ISBLANK([.$D117]);&quot;-&quot;;&quot;?&quot;)))" office:value-type="string" office:string-value="-" calcext:value-type="string">
            <text:p>-</text:p>
          </table:table-cell>
          <table:table-cell table:style-name="ce200" table:formula="of:=IF(ISNUMBER([.$AN117]);IF([.$AN117]&lt;=plan_semaine_fin;MAX([.$AN117];[.AO$7]);98);IF([.$AN11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7]);SUMIF([.$AT$8:.$BM$8];[.$AN117];[.$I117:.$AD117])&gt;0;0)" office:value-type="float" office:value="0" calcext:value-type="float">
            <text:p>0</text:p>
          </table:table-cell>
          <table:table-cell table:style-name="ce213" table:formula="of:=IF(ISNUMBER([.$AN117]);[.$AN11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7];0;[.AT$6]));IF(OFFSET([.$H117];0;[.AT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AU$6]));IF(OFFSET([.$H117];0;[.AU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AV$6]));IF(OFFSET([.$H117];0;[.AV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AW$6]));IF(OFFSET([.$H117];0;[.AW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AX$6]));IF(OFFSET([.$H117];0;[.AX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AY$6]));IF(OFFSET([.$H117];0;[.AY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AZ$6]));IF(OFFSET([.$H117];0;[.AZ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A$6]));IF(OFFSET([.$H117];0;[.BA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B$6]));IF(OFFSET([.$H117];0;[.BB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C$6]));IF(OFFSET([.$H117];0;[.BC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D$6]));IF(OFFSET([.$H117];0;[.BD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E$6]));IF(OFFSET([.$H117];0;[.BE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F$6]));IF(OFFSET([.$H117];0;[.BF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G$6]));IF(OFFSET([.$H117];0;[.BG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H$6]));IF(OFFSET([.$H117];0;[.BH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I$6]));IF(OFFSET([.$H117];0;[.BI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J$6]));IF(OFFSET([.$H117];0;[.BJ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K$6]));IF(OFFSET([.$H117];0;[.BK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L$6]));IF(OFFSET([.$H117];0;[.BL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M$6]));IF(OFFSET([.$H117];0;[.BM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N$6]));IF(OFFSET([.$H117];0;[.BN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O$6]));IF(OFFSET([.$H117];0;[.BO$6])&gt;0;[.$AO117];&quot;(zéro)&quot;);&quot;-&quot;)" office:value-type="string" office:string-value="-" calcext:value-type="string">
            <text:p>-</text:p>
          </table:table-cell>
          <table:table-cell table:style-name="ce191" table:formula="of:=IF(ISNUMBER(OFFSET([.$H117];0;[.BP$6]));IF(OFFSET([.$H117];0;[.BP$6])&gt;0;[.$AO11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7]));OR([.D117]=OFFSET([.D117];-1;0);[.D117]=&quot;+&quot;))" office:value-type="float" office:value="0" calcext:value-type="float">
            <text:p>0</text:p>
          </table:table-cell>
          <table:table-cell table:style-name="ce233" table:formula="of:=IF(NOT([.BR117]);MATCH(0;OFFSET([.BR11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7]=&quot;&quot;;[.$C117]=&quot;absences&quot;);0;NOT(ISNUMBER(MATCH([.$C117];OFFSET(#REF!;1;0;999;1);0))))" office:value-type="float" office:value="0" calcext:value-type="float">
            <text:p>0</text:p>
          </table:table-cell>
          <table:table-cell table:style-name="ce246" table:formula="of:=[.$C117]&amp;&quot;_&quot;&amp;TEXT([.$AO117];&quot;00&quot;)" office:value-type="string" office:string-value="_-" calcext:value-type="string">
            <text:p>_-</text:p>
          </table:table-cell>
          <table:table-cell table:style-name="ce191" table:formula="of:=IF([.C117]=&quot;&quot;;&quot;&quot;;&quot;'notes_&quot;&amp;[.C117]&amp;&quot;'!a1&quot;)">
            <text:p/>
          </table:table-cell>
          <table:table-cell table:style-name="ce253" table:formula="of:=IF(ISBLANK([.$C$6]);0;ISNUMBER(SEARCH([.$C$6];[.$C117]&amp;&quot; &quot;&amp;[.$D117]&amp;&quot; &quot;&amp;[.$AG11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18]);&quot;-&quot;;[.C118])" office:value-type="string" office:string-value="-" calcext:value-type="string">
            <text:p>-</text:p>
          </table:table-cell>
          <table:table-cell table:style-name="ce169" table:formula="of:=IF(ISBLANK([.D118]);&quot;-&quot;;[.D118])" office:value-type="string" office:string-value="-" calcext:value-type="string">
            <text:p>-</text:p>
          </table:table-cell>
          <table:table-cell table:style-name="ce191" table:formula="of:=IF(ISNUMBER([.$F118]);IF(MIN([.$E118:.$F118])&lt;[.$F118];0;[.$F118]);IF(ISNUMBER([.$E118]);[.$E118];IF(ISBLANK([.$D118]);&quot;-&quot;;&quot;?&quot;)))" office:value-type="string" office:string-value="-" calcext:value-type="string">
            <text:p>-</text:p>
          </table:table-cell>
          <table:table-cell table:style-name="ce200" table:formula="of:=IF(ISNUMBER([.$AN118]);IF([.$AN118]&lt;=plan_semaine_fin;MAX([.$AN118];[.AO$7]);98);IF([.$AN11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8]);SUMIF([.$AT$8:.$BM$8];[.$AN118];[.$I118:.$AD118])&gt;0;0)" office:value-type="float" office:value="0" calcext:value-type="float">
            <text:p>0</text:p>
          </table:table-cell>
          <table:table-cell table:style-name="ce213" table:formula="of:=IF(ISNUMBER([.$AN118]);[.$AN11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8];0;[.AT$6]));IF(OFFSET([.$H118];0;[.AT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AU$6]));IF(OFFSET([.$H118];0;[.AU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AV$6]));IF(OFFSET([.$H118];0;[.AV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AW$6]));IF(OFFSET([.$H118];0;[.AW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AX$6]));IF(OFFSET([.$H118];0;[.AX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AY$6]));IF(OFFSET([.$H118];0;[.AY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AZ$6]));IF(OFFSET([.$H118];0;[.AZ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A$6]));IF(OFFSET([.$H118];0;[.BA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B$6]));IF(OFFSET([.$H118];0;[.BB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C$6]));IF(OFFSET([.$H118];0;[.BC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D$6]));IF(OFFSET([.$H118];0;[.BD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E$6]));IF(OFFSET([.$H118];0;[.BE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F$6]));IF(OFFSET([.$H118];0;[.BF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G$6]));IF(OFFSET([.$H118];0;[.BG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H$6]));IF(OFFSET([.$H118];0;[.BH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I$6]));IF(OFFSET([.$H118];0;[.BI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J$6]));IF(OFFSET([.$H118];0;[.BJ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K$6]));IF(OFFSET([.$H118];0;[.BK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L$6]));IF(OFFSET([.$H118];0;[.BL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M$6]));IF(OFFSET([.$H118];0;[.BM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N$6]));IF(OFFSET([.$H118];0;[.BN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O$6]));IF(OFFSET([.$H118];0;[.BO$6])&gt;0;[.$AO118];&quot;(zéro)&quot;);&quot;-&quot;)" office:value-type="string" office:string-value="-" calcext:value-type="string">
            <text:p>-</text:p>
          </table:table-cell>
          <table:table-cell table:style-name="ce191" table:formula="of:=IF(ISNUMBER(OFFSET([.$H118];0;[.BP$6]));IF(OFFSET([.$H118];0;[.BP$6])&gt;0;[.$AO11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8]));OR([.D118]=OFFSET([.D118];-1;0);[.D118]=&quot;+&quot;))" office:value-type="float" office:value="0" calcext:value-type="float">
            <text:p>0</text:p>
          </table:table-cell>
          <table:table-cell table:style-name="ce233" table:formula="of:=IF(NOT([.BR118]);MATCH(0;OFFSET([.BR11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8]=&quot;&quot;;[.$C118]=&quot;absences&quot;);0;NOT(ISNUMBER(MATCH([.$C118];OFFSET(#REF!;1;0;999;1);0))))" office:value-type="float" office:value="0" calcext:value-type="float">
            <text:p>0</text:p>
          </table:table-cell>
          <table:table-cell table:style-name="ce246" table:formula="of:=[.$C118]&amp;&quot;_&quot;&amp;TEXT([.$AO118];&quot;00&quot;)" office:value-type="string" office:string-value="_-" calcext:value-type="string">
            <text:p>_-</text:p>
          </table:table-cell>
          <table:table-cell table:style-name="ce191" table:formula="of:=IF([.C118]=&quot;&quot;;&quot;&quot;;&quot;'notes_&quot;&amp;[.C118]&amp;&quot;'!a1&quot;)">
            <text:p/>
          </table:table-cell>
          <table:table-cell table:style-name="ce253" table:formula="of:=IF(ISBLANK([.$C$6]);0;ISNUMBER(SEARCH([.$C$6];[.$C118]&amp;&quot; &quot;&amp;[.$D118]&amp;&quot; &quot;&amp;[.$AG118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19]);&quot;-&quot;;[.C119])" office:value-type="string" office:string-value="-" calcext:value-type="string">
            <text:p>-</text:p>
          </table:table-cell>
          <table:table-cell table:style-name="ce169" table:formula="of:=IF(ISBLANK([.D119]);&quot;-&quot;;[.D119])" office:value-type="string" office:string-value="-" calcext:value-type="string">
            <text:p>-</text:p>
          </table:table-cell>
          <table:table-cell table:style-name="ce191" table:formula="of:=IF(ISNUMBER([.$F119]);IF(MIN([.$E119:.$F119])&lt;[.$F119];0;[.$F119]);IF(ISNUMBER([.$E119]);[.$E119];IF(ISBLANK([.$D119]);&quot;-&quot;;&quot;?&quot;)))" office:value-type="string" office:string-value="-" calcext:value-type="string">
            <text:p>-</text:p>
          </table:table-cell>
          <table:table-cell table:style-name="ce200" table:formula="of:=IF(ISNUMBER([.$AN119]);IF([.$AN119]&lt;=plan_semaine_fin;MAX([.$AN119];[.AO$7]);98);IF([.$AN11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19]);SUMIF([.$AT$8:.$BM$8];[.$AN119];[.$I119:.$AD119])&gt;0;0)" office:value-type="float" office:value="0" calcext:value-type="float">
            <text:p>0</text:p>
          </table:table-cell>
          <table:table-cell table:style-name="ce213" table:formula="of:=IF(ISNUMBER([.$AN119]);[.$AN11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19];0;[.AT$6]));IF(OFFSET([.$H119];0;[.AT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AU$6]));IF(OFFSET([.$H119];0;[.AU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AV$6]));IF(OFFSET([.$H119];0;[.AV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AW$6]));IF(OFFSET([.$H119];0;[.AW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AX$6]));IF(OFFSET([.$H119];0;[.AX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AY$6]));IF(OFFSET([.$H119];0;[.AY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AZ$6]));IF(OFFSET([.$H119];0;[.AZ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A$6]));IF(OFFSET([.$H119];0;[.BA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B$6]));IF(OFFSET([.$H119];0;[.BB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C$6]));IF(OFFSET([.$H119];0;[.BC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D$6]));IF(OFFSET([.$H119];0;[.BD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E$6]));IF(OFFSET([.$H119];0;[.BE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F$6]));IF(OFFSET([.$H119];0;[.BF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G$6]));IF(OFFSET([.$H119];0;[.BG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H$6]));IF(OFFSET([.$H119];0;[.BH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I$6]));IF(OFFSET([.$H119];0;[.BI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J$6]));IF(OFFSET([.$H119];0;[.BJ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K$6]));IF(OFFSET([.$H119];0;[.BK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L$6]));IF(OFFSET([.$H119];0;[.BL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M$6]));IF(OFFSET([.$H119];0;[.BM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N$6]));IF(OFFSET([.$H119];0;[.BN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O$6]));IF(OFFSET([.$H119];0;[.BO$6])&gt;0;[.$AO119];&quot;(zéro)&quot;);&quot;-&quot;)" office:value-type="string" office:string-value="-" calcext:value-type="string">
            <text:p>-</text:p>
          </table:table-cell>
          <table:table-cell table:style-name="ce191" table:formula="of:=IF(ISNUMBER(OFFSET([.$H119];0;[.BP$6]));IF(OFFSET([.$H119];0;[.BP$6])&gt;0;[.$AO11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19]));OR([.D119]=OFFSET([.D119];-1;0);[.D119]=&quot;+&quot;))" office:value-type="float" office:value="0" calcext:value-type="float">
            <text:p>0</text:p>
          </table:table-cell>
          <table:table-cell table:style-name="ce233" table:formula="of:=IF(NOT([.BR119]);MATCH(0;OFFSET([.BR11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19]=&quot;&quot;;[.$C119]=&quot;absences&quot;);0;NOT(ISNUMBER(MATCH([.$C119];OFFSET(#REF!;1;0;999;1);0))))" office:value-type="float" office:value="0" calcext:value-type="float">
            <text:p>0</text:p>
          </table:table-cell>
          <table:table-cell table:style-name="ce246" table:formula="of:=[.$C119]&amp;&quot;_&quot;&amp;TEXT([.$AO119];&quot;00&quot;)" office:value-type="string" office:string-value="_-" calcext:value-type="string">
            <text:p>_-</text:p>
          </table:table-cell>
          <table:table-cell table:style-name="ce191" table:formula="of:=IF([.C119]=&quot;&quot;;&quot;&quot;;&quot;'notes_&quot;&amp;[.C119]&amp;&quot;'!a1&quot;)">
            <text:p/>
          </table:table-cell>
          <table:table-cell table:style-name="ce253" table:formula="of:=IF(ISBLANK([.$C$6]);0;ISNUMBER(SEARCH([.$C$6];[.$C119]&amp;&quot; &quot;&amp;[.$D119]&amp;&quot; &quot;&amp;[.$AG119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20]);&quot;-&quot;;[.C120])" office:value-type="string" office:string-value="-" calcext:value-type="string">
            <text:p>-</text:p>
          </table:table-cell>
          <table:table-cell table:style-name="ce169" table:formula="of:=IF(ISBLANK([.D120]);&quot;-&quot;;[.D120])" office:value-type="string" office:string-value="-" calcext:value-type="string">
            <text:p>-</text:p>
          </table:table-cell>
          <table:table-cell table:style-name="ce191" table:formula="of:=IF(ISNUMBER([.$F120]);IF(MIN([.$E120:.$F120])&lt;[.$F120];0;[.$F120]);IF(ISNUMBER([.$E120]);[.$E120];IF(ISBLANK([.$D120]);&quot;-&quot;;&quot;?&quot;)))" office:value-type="string" office:string-value="-" calcext:value-type="string">
            <text:p>-</text:p>
          </table:table-cell>
          <table:table-cell table:style-name="ce200" table:formula="of:=IF(ISNUMBER([.$AN120]);IF([.$AN120]&lt;=plan_semaine_fin;MAX([.$AN120];[.AO$7]);98);IF([.$AN12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0]);SUMIF([.$AT$8:.$BM$8];[.$AN120];[.$I120:.$AD120])&gt;0;0)" office:value-type="float" office:value="0" calcext:value-type="float">
            <text:p>0</text:p>
          </table:table-cell>
          <table:table-cell table:style-name="ce213" table:formula="of:=IF(ISNUMBER([.$AN120]);[.$AN12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0];0;[.AT$6]));IF(OFFSET([.$H120];0;[.AT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AU$6]));IF(OFFSET([.$H120];0;[.AU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AV$6]));IF(OFFSET([.$H120];0;[.AV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AW$6]));IF(OFFSET([.$H120];0;[.AW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AX$6]));IF(OFFSET([.$H120];0;[.AX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AY$6]));IF(OFFSET([.$H120];0;[.AY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AZ$6]));IF(OFFSET([.$H120];0;[.AZ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A$6]));IF(OFFSET([.$H120];0;[.BA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B$6]));IF(OFFSET([.$H120];0;[.BB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C$6]));IF(OFFSET([.$H120];0;[.BC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D$6]));IF(OFFSET([.$H120];0;[.BD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E$6]));IF(OFFSET([.$H120];0;[.BE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F$6]));IF(OFFSET([.$H120];0;[.BF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G$6]));IF(OFFSET([.$H120];0;[.BG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H$6]));IF(OFFSET([.$H120];0;[.BH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I$6]));IF(OFFSET([.$H120];0;[.BI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J$6]));IF(OFFSET([.$H120];0;[.BJ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K$6]));IF(OFFSET([.$H120];0;[.BK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L$6]));IF(OFFSET([.$H120];0;[.BL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M$6]));IF(OFFSET([.$H120];0;[.BM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N$6]));IF(OFFSET([.$H120];0;[.BN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O$6]));IF(OFFSET([.$H120];0;[.BO$6])&gt;0;[.$AO120];&quot;(zéro)&quot;);&quot;-&quot;)" office:value-type="string" office:string-value="-" calcext:value-type="string">
            <text:p>-</text:p>
          </table:table-cell>
          <table:table-cell table:style-name="ce191" table:formula="of:=IF(ISNUMBER(OFFSET([.$H120];0;[.BP$6]));IF(OFFSET([.$H120];0;[.BP$6])&gt;0;[.$AO12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0]));OR([.D120]=OFFSET([.D120];-1;0);[.D120]=&quot;+&quot;))" office:value-type="float" office:value="0" calcext:value-type="float">
            <text:p>0</text:p>
          </table:table-cell>
          <table:table-cell table:style-name="ce233" table:formula="of:=IF(NOT([.BR120]);MATCH(0;OFFSET([.BR120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0]=&quot;&quot;;[.$C120]=&quot;absences&quot;);0;NOT(ISNUMBER(MATCH([.$C120];OFFSET(#REF!;1;0;999;1);0))))" office:value-type="float" office:value="0" calcext:value-type="float">
            <text:p>0</text:p>
          </table:table-cell>
          <table:table-cell table:style-name="ce246" table:formula="of:=[.$C120]&amp;&quot;_&quot;&amp;TEXT([.$AO120];&quot;00&quot;)" office:value-type="string" office:string-value="_-" calcext:value-type="string">
            <text:p>_-</text:p>
          </table:table-cell>
          <table:table-cell table:style-name="ce191" table:formula="of:=IF([.C120]=&quot;&quot;;&quot;&quot;;&quot;'notes_&quot;&amp;[.C120]&amp;&quot;'!a1&quot;)">
            <text:p/>
          </table:table-cell>
          <table:table-cell table:style-name="ce253" table:formula="of:=IF(ISBLANK([.$C$6]);0;ISNUMBER(SEARCH([.$C$6];[.$C120]&amp;&quot; &quot;&amp;[.$D120]&amp;&quot; &quot;&amp;[.$AG120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21]);&quot;-&quot;;[.C121])" office:value-type="string" office:string-value="-" calcext:value-type="string">
            <text:p>-</text:p>
          </table:table-cell>
          <table:table-cell table:style-name="ce169" table:formula="of:=IF(ISBLANK([.D121]);&quot;-&quot;;[.D121])" office:value-type="string" office:string-value="-" calcext:value-type="string">
            <text:p>-</text:p>
          </table:table-cell>
          <table:table-cell table:style-name="ce191" table:formula="of:=IF(ISNUMBER([.$F121]);IF(MIN([.$E121:.$F121])&lt;[.$F121];0;[.$F121]);IF(ISNUMBER([.$E121]);[.$E121];IF(ISBLANK([.$D121]);&quot;-&quot;;&quot;?&quot;)))" office:value-type="string" office:string-value="-" calcext:value-type="string">
            <text:p>-</text:p>
          </table:table-cell>
          <table:table-cell table:style-name="ce200" table:formula="of:=IF(ISNUMBER([.$AN121]);IF([.$AN121]&lt;=plan_semaine_fin;MAX([.$AN121];[.AO$7]);98);IF([.$AN12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1]);SUMIF([.$AT$8:.$BM$8];[.$AN121];[.$I121:.$AD121])&gt;0;0)" office:value-type="float" office:value="0" calcext:value-type="float">
            <text:p>0</text:p>
          </table:table-cell>
          <table:table-cell table:style-name="ce213" table:formula="of:=IF(ISNUMBER([.$AN121]);[.$AN12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1];0;[.AT$6]));IF(OFFSET([.$H121];0;[.AT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AU$6]));IF(OFFSET([.$H121];0;[.AU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AV$6]));IF(OFFSET([.$H121];0;[.AV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AW$6]));IF(OFFSET([.$H121];0;[.AW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AX$6]));IF(OFFSET([.$H121];0;[.AX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AY$6]));IF(OFFSET([.$H121];0;[.AY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AZ$6]));IF(OFFSET([.$H121];0;[.AZ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A$6]));IF(OFFSET([.$H121];0;[.BA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B$6]));IF(OFFSET([.$H121];0;[.BB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C$6]));IF(OFFSET([.$H121];0;[.BC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D$6]));IF(OFFSET([.$H121];0;[.BD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E$6]));IF(OFFSET([.$H121];0;[.BE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F$6]));IF(OFFSET([.$H121];0;[.BF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G$6]));IF(OFFSET([.$H121];0;[.BG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H$6]));IF(OFFSET([.$H121];0;[.BH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I$6]));IF(OFFSET([.$H121];0;[.BI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J$6]));IF(OFFSET([.$H121];0;[.BJ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K$6]));IF(OFFSET([.$H121];0;[.BK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L$6]));IF(OFFSET([.$H121];0;[.BL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M$6]));IF(OFFSET([.$H121];0;[.BM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N$6]));IF(OFFSET([.$H121];0;[.BN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O$6]));IF(OFFSET([.$H121];0;[.BO$6])&gt;0;[.$AO121];&quot;(zéro)&quot;);&quot;-&quot;)" office:value-type="string" office:string-value="-" calcext:value-type="string">
            <text:p>-</text:p>
          </table:table-cell>
          <table:table-cell table:style-name="ce191" table:formula="of:=IF(ISNUMBER(OFFSET([.$H121];0;[.BP$6]));IF(OFFSET([.$H121];0;[.BP$6])&gt;0;[.$AO12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1]));OR([.D121]=OFFSET([.D121];-1;0);[.D121]=&quot;+&quot;))" office:value-type="float" office:value="0" calcext:value-type="float">
            <text:p>0</text:p>
          </table:table-cell>
          <table:table-cell table:style-name="ce233" table:formula="of:=IF(NOT([.BR121]);MATCH(0;OFFSET([.BR12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1]=&quot;&quot;;[.$C121]=&quot;absences&quot;);0;NOT(ISNUMBER(MATCH([.$C121];OFFSET(#REF!;1;0;999;1);0))))" office:value-type="float" office:value="0" calcext:value-type="float">
            <text:p>0</text:p>
          </table:table-cell>
          <table:table-cell table:style-name="ce246" table:formula="of:=[.$C121]&amp;&quot;_&quot;&amp;TEXT([.$AO121];&quot;00&quot;)" office:value-type="string" office:string-value="_-" calcext:value-type="string">
            <text:p>_-</text:p>
          </table:table-cell>
          <table:table-cell table:style-name="ce191" table:formula="of:=IF([.C121]=&quot;&quot;;&quot;&quot;;&quot;'notes_&quot;&amp;[.C121]&amp;&quot;'!a1&quot;)">
            <text:p/>
          </table:table-cell>
          <table:table-cell table:style-name="ce253" table:formula="of:=IF(ISBLANK([.$C$6]);0;ISNUMBER(SEARCH([.$C$6];[.$C121]&amp;&quot; &quot;&amp;[.$D121]&amp;&quot; &quot;&amp;[.$AG12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22]);&quot;-&quot;;[.C122])" office:value-type="string" office:string-value="-" calcext:value-type="string">
            <text:p>-</text:p>
          </table:table-cell>
          <table:table-cell table:style-name="ce169" table:formula="of:=IF(ISBLANK([.D122]);&quot;-&quot;;[.D122])" office:value-type="string" office:string-value="-" calcext:value-type="string">
            <text:p>-</text:p>
          </table:table-cell>
          <table:table-cell table:style-name="ce191" table:formula="of:=IF(ISNUMBER([.$F122]);IF(MIN([.$E122:.$F122])&lt;[.$F122];0;[.$F122]);IF(ISNUMBER([.$E122]);[.$E122];IF(ISBLANK([.$D122]);&quot;-&quot;;&quot;?&quot;)))" office:value-type="string" office:string-value="-" calcext:value-type="string">
            <text:p>-</text:p>
          </table:table-cell>
          <table:table-cell table:style-name="ce200" table:formula="of:=IF(ISNUMBER([.$AN122]);IF([.$AN122]&lt;=plan_semaine_fin;MAX([.$AN122];[.AO$7]);98);IF([.$AN12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2]);SUMIF([.$AT$8:.$BM$8];[.$AN122];[.$I122:.$AD122])&gt;0;0)" office:value-type="float" office:value="0" calcext:value-type="float">
            <text:p>0</text:p>
          </table:table-cell>
          <table:table-cell table:style-name="ce213" table:formula="of:=IF(ISNUMBER([.$AN122]);[.$AN12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2];0;[.AT$6]));IF(OFFSET([.$H122];0;[.AT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AU$6]));IF(OFFSET([.$H122];0;[.AU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AV$6]));IF(OFFSET([.$H122];0;[.AV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AW$6]));IF(OFFSET([.$H122];0;[.AW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AX$6]));IF(OFFSET([.$H122];0;[.AX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AY$6]));IF(OFFSET([.$H122];0;[.AY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AZ$6]));IF(OFFSET([.$H122];0;[.AZ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A$6]));IF(OFFSET([.$H122];0;[.BA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B$6]));IF(OFFSET([.$H122];0;[.BB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C$6]));IF(OFFSET([.$H122];0;[.BC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D$6]));IF(OFFSET([.$H122];0;[.BD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E$6]));IF(OFFSET([.$H122];0;[.BE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F$6]));IF(OFFSET([.$H122];0;[.BF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G$6]));IF(OFFSET([.$H122];0;[.BG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H$6]));IF(OFFSET([.$H122];0;[.BH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I$6]));IF(OFFSET([.$H122];0;[.BI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J$6]));IF(OFFSET([.$H122];0;[.BJ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K$6]));IF(OFFSET([.$H122];0;[.BK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L$6]));IF(OFFSET([.$H122];0;[.BL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M$6]));IF(OFFSET([.$H122];0;[.BM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N$6]));IF(OFFSET([.$H122];0;[.BN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O$6]));IF(OFFSET([.$H122];0;[.BO$6])&gt;0;[.$AO122];&quot;(zéro)&quot;);&quot;-&quot;)" office:value-type="string" office:string-value="-" calcext:value-type="string">
            <text:p>-</text:p>
          </table:table-cell>
          <table:table-cell table:style-name="ce191" table:formula="of:=IF(ISNUMBER(OFFSET([.$H122];0;[.BP$6]));IF(OFFSET([.$H122];0;[.BP$6])&gt;0;[.$AO12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2]));OR([.D122]=OFFSET([.D122];-1;0);[.D122]=&quot;+&quot;))" office:value-type="float" office:value="0" calcext:value-type="float">
            <text:p>0</text:p>
          </table:table-cell>
          <table:table-cell table:style-name="ce233" table:formula="of:=IF(NOT([.BR122]);MATCH(0;OFFSET([.BR12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2]=&quot;&quot;;[.$C122]=&quot;absences&quot;);0;NOT(ISNUMBER(MATCH([.$C122];OFFSET(#REF!;1;0;999;1);0))))" office:value-type="float" office:value="0" calcext:value-type="float">
            <text:p>0</text:p>
          </table:table-cell>
          <table:table-cell table:style-name="ce246" table:formula="of:=[.$C122]&amp;&quot;_&quot;&amp;TEXT([.$AO122];&quot;00&quot;)" office:value-type="string" office:string-value="_-" calcext:value-type="string">
            <text:p>_-</text:p>
          </table:table-cell>
          <table:table-cell table:style-name="ce191" table:formula="of:=IF([.C122]=&quot;&quot;;&quot;&quot;;&quot;'notes_&quot;&amp;[.C122]&amp;&quot;'!a1&quot;)">
            <text:p/>
          </table:table-cell>
          <table:table-cell table:style-name="ce253" table:formula="of:=IF(ISBLANK([.$C$6]);0;ISNUMBER(SEARCH([.$C$6];[.$C122]&amp;&quot; &quot;&amp;[.$D122]&amp;&quot; &quot;&amp;[.$AG12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23]);&quot;-&quot;;[.C123])" office:value-type="string" office:string-value="-" calcext:value-type="string">
            <text:p>-</text:p>
          </table:table-cell>
          <table:table-cell table:style-name="ce169" table:formula="of:=IF(ISBLANK([.D123]);&quot;-&quot;;[.D123])" office:value-type="string" office:string-value="-" calcext:value-type="string">
            <text:p>-</text:p>
          </table:table-cell>
          <table:table-cell table:style-name="ce191" table:formula="of:=IF(ISNUMBER([.$F123]);IF(MIN([.$E123:.$F123])&lt;[.$F123];0;[.$F123]);IF(ISNUMBER([.$E123]);[.$E123];IF(ISBLANK([.$D123]);&quot;-&quot;;&quot;?&quot;)))" office:value-type="string" office:string-value="-" calcext:value-type="string">
            <text:p>-</text:p>
          </table:table-cell>
          <table:table-cell table:style-name="ce200" table:formula="of:=IF(ISNUMBER([.$AN123]);IF([.$AN123]&lt;=plan_semaine_fin;MAX([.$AN123];[.AO$7]);98);IF([.$AN12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3]);SUMIF([.$AT$8:.$BM$8];[.$AN123];[.$I123:.$AD123])&gt;0;0)" office:value-type="float" office:value="0" calcext:value-type="float">
            <text:p>0</text:p>
          </table:table-cell>
          <table:table-cell table:style-name="ce213" table:formula="of:=IF(ISNUMBER([.$AN123]);[.$AN12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3];0;[.AT$6]));IF(OFFSET([.$H123];0;[.AT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AU$6]));IF(OFFSET([.$H123];0;[.AU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AV$6]));IF(OFFSET([.$H123];0;[.AV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AW$6]));IF(OFFSET([.$H123];0;[.AW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AX$6]));IF(OFFSET([.$H123];0;[.AX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AY$6]));IF(OFFSET([.$H123];0;[.AY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AZ$6]));IF(OFFSET([.$H123];0;[.AZ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A$6]));IF(OFFSET([.$H123];0;[.BA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B$6]));IF(OFFSET([.$H123];0;[.BB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C$6]));IF(OFFSET([.$H123];0;[.BC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D$6]));IF(OFFSET([.$H123];0;[.BD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E$6]));IF(OFFSET([.$H123];0;[.BE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F$6]));IF(OFFSET([.$H123];0;[.BF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G$6]));IF(OFFSET([.$H123];0;[.BG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H$6]));IF(OFFSET([.$H123];0;[.BH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I$6]));IF(OFFSET([.$H123];0;[.BI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J$6]));IF(OFFSET([.$H123];0;[.BJ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K$6]));IF(OFFSET([.$H123];0;[.BK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L$6]));IF(OFFSET([.$H123];0;[.BL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M$6]));IF(OFFSET([.$H123];0;[.BM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N$6]));IF(OFFSET([.$H123];0;[.BN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O$6]));IF(OFFSET([.$H123];0;[.BO$6])&gt;0;[.$AO123];&quot;(zéro)&quot;);&quot;-&quot;)" office:value-type="string" office:string-value="-" calcext:value-type="string">
            <text:p>-</text:p>
          </table:table-cell>
          <table:table-cell table:style-name="ce191" table:formula="of:=IF(ISNUMBER(OFFSET([.$H123];0;[.BP$6]));IF(OFFSET([.$H123];0;[.BP$6])&gt;0;[.$AO12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3]));OR([.D123]=OFFSET([.D123];-1;0);[.D123]=&quot;+&quot;))" office:value-type="float" office:value="0" calcext:value-type="float">
            <text:p>0</text:p>
          </table:table-cell>
          <table:table-cell table:style-name="ce233" table:formula="of:=IF(NOT([.BR123]);MATCH(0;OFFSET([.BR12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3]=&quot;&quot;;[.$C123]=&quot;absences&quot;);0;NOT(ISNUMBER(MATCH([.$C123];OFFSET(#REF!;1;0;999;1);0))))" office:value-type="float" office:value="0" calcext:value-type="float">
            <text:p>0</text:p>
          </table:table-cell>
          <table:table-cell table:style-name="ce246" table:formula="of:=[.$C123]&amp;&quot;_&quot;&amp;TEXT([.$AO123];&quot;00&quot;)" office:value-type="string" office:string-value="_-" calcext:value-type="string">
            <text:p>_-</text:p>
          </table:table-cell>
          <table:table-cell table:style-name="ce191" table:formula="of:=IF([.C123]=&quot;&quot;;&quot;&quot;;&quot;'notes_&quot;&amp;[.C123]&amp;&quot;'!a1&quot;)">
            <text:p/>
          </table:table-cell>
          <table:table-cell table:style-name="ce253" table:formula="of:=IF(ISBLANK([.$C$6]);0;ISNUMBER(SEARCH([.$C$6];[.$C123]&amp;&quot; &quot;&amp;[.$D123]&amp;&quot; &quot;&amp;[.$AG12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24]);&quot;-&quot;;[.C124])" office:value-type="string" office:string-value="-" calcext:value-type="string">
            <text:p>-</text:p>
          </table:table-cell>
          <table:table-cell table:style-name="ce169" table:formula="of:=IF(ISBLANK([.D124]);&quot;-&quot;;[.D124])" office:value-type="string" office:string-value="-" calcext:value-type="string">
            <text:p>-</text:p>
          </table:table-cell>
          <table:table-cell table:style-name="ce191" table:formula="of:=IF(ISNUMBER([.$F124]);IF(MIN([.$E124:.$F124])&lt;[.$F124];0;[.$F124]);IF(ISNUMBER([.$E124]);[.$E124];IF(ISBLANK([.$D124]);&quot;-&quot;;&quot;?&quot;)))" office:value-type="string" office:string-value="-" calcext:value-type="string">
            <text:p>-</text:p>
          </table:table-cell>
          <table:table-cell table:style-name="ce200" table:formula="of:=IF(ISNUMBER([.$AN124]);IF([.$AN124]&lt;=plan_semaine_fin;MAX([.$AN124];[.AO$7]);98);IF([.$AN12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4]);SUMIF([.$AT$8:.$BM$8];[.$AN124];[.$I124:.$AD124])&gt;0;0)" office:value-type="float" office:value="0" calcext:value-type="float">
            <text:p>0</text:p>
          </table:table-cell>
          <table:table-cell table:style-name="ce213" table:formula="of:=IF(ISNUMBER([.$AN124]);[.$AN12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4];0;[.AT$6]));IF(OFFSET([.$H124];0;[.AT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AU$6]));IF(OFFSET([.$H124];0;[.AU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AV$6]));IF(OFFSET([.$H124];0;[.AV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AW$6]));IF(OFFSET([.$H124];0;[.AW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AX$6]));IF(OFFSET([.$H124];0;[.AX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AY$6]));IF(OFFSET([.$H124];0;[.AY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AZ$6]));IF(OFFSET([.$H124];0;[.AZ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A$6]));IF(OFFSET([.$H124];0;[.BA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B$6]));IF(OFFSET([.$H124];0;[.BB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C$6]));IF(OFFSET([.$H124];0;[.BC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D$6]));IF(OFFSET([.$H124];0;[.BD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E$6]));IF(OFFSET([.$H124];0;[.BE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F$6]));IF(OFFSET([.$H124];0;[.BF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G$6]));IF(OFFSET([.$H124];0;[.BG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H$6]));IF(OFFSET([.$H124];0;[.BH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I$6]));IF(OFFSET([.$H124];0;[.BI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J$6]));IF(OFFSET([.$H124];0;[.BJ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K$6]));IF(OFFSET([.$H124];0;[.BK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L$6]));IF(OFFSET([.$H124];0;[.BL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M$6]));IF(OFFSET([.$H124];0;[.BM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N$6]));IF(OFFSET([.$H124];0;[.BN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O$6]));IF(OFFSET([.$H124];0;[.BO$6])&gt;0;[.$AO124];&quot;(zéro)&quot;);&quot;-&quot;)" office:value-type="string" office:string-value="-" calcext:value-type="string">
            <text:p>-</text:p>
          </table:table-cell>
          <table:table-cell table:style-name="ce191" table:formula="of:=IF(ISNUMBER(OFFSET([.$H124];0;[.BP$6]));IF(OFFSET([.$H124];0;[.BP$6])&gt;0;[.$AO12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4]));OR([.D124]=OFFSET([.D124];-1;0);[.D124]=&quot;+&quot;))" office:value-type="float" office:value="0" calcext:value-type="float">
            <text:p>0</text:p>
          </table:table-cell>
          <table:table-cell table:style-name="ce233" table:formula="of:=IF(NOT([.BR124]);MATCH(0;OFFSET([.BR12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4]=&quot;&quot;;[.$C124]=&quot;absences&quot;);0;NOT(ISNUMBER(MATCH([.$C124];OFFSET(#REF!;1;0;999;1);0))))" office:value-type="float" office:value="0" calcext:value-type="float">
            <text:p>0</text:p>
          </table:table-cell>
          <table:table-cell table:style-name="ce246" table:formula="of:=[.$C124]&amp;&quot;_&quot;&amp;TEXT([.$AO124];&quot;00&quot;)" office:value-type="string" office:string-value="_-" calcext:value-type="string">
            <text:p>_-</text:p>
          </table:table-cell>
          <table:table-cell table:style-name="ce191" table:formula="of:=IF([.C124]=&quot;&quot;;&quot;&quot;;&quot;'notes_&quot;&amp;[.C124]&amp;&quot;'!a1&quot;)">
            <text:p/>
          </table:table-cell>
          <table:table-cell table:style-name="ce253" table:formula="of:=IF(ISBLANK([.$C$6]);0;ISNUMBER(SEARCH([.$C$6];[.$C124]&amp;&quot; &quot;&amp;[.$D124]&amp;&quot; &quot;&amp;[.$AG12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25]);&quot;-&quot;;[.C125])" office:value-type="string" office:string-value="-" calcext:value-type="string">
            <text:p>-</text:p>
          </table:table-cell>
          <table:table-cell table:style-name="ce169" table:formula="of:=IF(ISBLANK([.D125]);&quot;-&quot;;[.D125])" office:value-type="string" office:string-value="-" calcext:value-type="string">
            <text:p>-</text:p>
          </table:table-cell>
          <table:table-cell table:style-name="ce191" table:formula="of:=IF(ISNUMBER([.$F125]);IF(MIN([.$E125:.$F125])&lt;[.$F125];0;[.$F125]);IF(ISNUMBER([.$E125]);[.$E125];IF(ISBLANK([.$D125]);&quot;-&quot;;&quot;?&quot;)))" office:value-type="string" office:string-value="-" calcext:value-type="string">
            <text:p>-</text:p>
          </table:table-cell>
          <table:table-cell table:style-name="ce200" table:formula="of:=IF(ISNUMBER([.$AN125]);IF([.$AN125]&lt;=plan_semaine_fin;MAX([.$AN125];[.AO$7]);98);IF([.$AN12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5]);SUMIF([.$AT$8:.$BM$8];[.$AN125];[.$I125:.$AD125])&gt;0;0)" office:value-type="float" office:value="0" calcext:value-type="float">
            <text:p>0</text:p>
          </table:table-cell>
          <table:table-cell table:style-name="ce213" table:formula="of:=IF(ISNUMBER([.$AN125]);[.$AN12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5];0;[.AT$6]));IF(OFFSET([.$H125];0;[.AT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AU$6]));IF(OFFSET([.$H125];0;[.AU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AV$6]));IF(OFFSET([.$H125];0;[.AV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AW$6]));IF(OFFSET([.$H125];0;[.AW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AX$6]));IF(OFFSET([.$H125];0;[.AX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AY$6]));IF(OFFSET([.$H125];0;[.AY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AZ$6]));IF(OFFSET([.$H125];0;[.AZ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A$6]));IF(OFFSET([.$H125];0;[.BA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B$6]));IF(OFFSET([.$H125];0;[.BB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C$6]));IF(OFFSET([.$H125];0;[.BC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D$6]));IF(OFFSET([.$H125];0;[.BD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E$6]));IF(OFFSET([.$H125];0;[.BE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F$6]));IF(OFFSET([.$H125];0;[.BF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G$6]));IF(OFFSET([.$H125];0;[.BG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H$6]));IF(OFFSET([.$H125];0;[.BH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I$6]));IF(OFFSET([.$H125];0;[.BI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J$6]));IF(OFFSET([.$H125];0;[.BJ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K$6]));IF(OFFSET([.$H125];0;[.BK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L$6]));IF(OFFSET([.$H125];0;[.BL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M$6]));IF(OFFSET([.$H125];0;[.BM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N$6]));IF(OFFSET([.$H125];0;[.BN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O$6]));IF(OFFSET([.$H125];0;[.BO$6])&gt;0;[.$AO125];&quot;(zéro)&quot;);&quot;-&quot;)" office:value-type="string" office:string-value="-" calcext:value-type="string">
            <text:p>-</text:p>
          </table:table-cell>
          <table:table-cell table:style-name="ce191" table:formula="of:=IF(ISNUMBER(OFFSET([.$H125];0;[.BP$6]));IF(OFFSET([.$H125];0;[.BP$6])&gt;0;[.$AO12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5]));OR([.D125]=OFFSET([.D125];-1;0);[.D125]=&quot;+&quot;))" office:value-type="float" office:value="0" calcext:value-type="float">
            <text:p>0</text:p>
          </table:table-cell>
          <table:table-cell table:style-name="ce233" table:formula="of:=IF(NOT([.BR125]);MATCH(0;OFFSET([.BR12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5]=&quot;&quot;;[.$C125]=&quot;absences&quot;);0;NOT(ISNUMBER(MATCH([.$C125];OFFSET(#REF!;1;0;999;1);0))))" office:value-type="float" office:value="0" calcext:value-type="float">
            <text:p>0</text:p>
          </table:table-cell>
          <table:table-cell table:style-name="ce246" table:formula="of:=[.$C125]&amp;&quot;_&quot;&amp;TEXT([.$AO125];&quot;00&quot;)" office:value-type="string" office:string-value="_-" calcext:value-type="string">
            <text:p>_-</text:p>
          </table:table-cell>
          <table:table-cell table:style-name="ce191" table:formula="of:=IF([.C125]=&quot;&quot;;&quot;&quot;;&quot;'notes_&quot;&amp;[.C125]&amp;&quot;'!a1&quot;)">
            <text:p/>
          </table:table-cell>
          <table:table-cell table:style-name="ce253" table:formula="of:=IF(ISBLANK([.$C$6]);0;ISNUMBER(SEARCH([.$C$6];[.$C125]&amp;&quot; &quot;&amp;[.$D125]&amp;&quot; &quot;&amp;[.$AG12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26]);&quot;-&quot;;[.C126])" office:value-type="string" office:string-value="-" calcext:value-type="string">
            <text:p>-</text:p>
          </table:table-cell>
          <table:table-cell table:style-name="ce169" table:formula="of:=IF(ISBLANK([.D126]);&quot;-&quot;;[.D126])" office:value-type="string" office:string-value="-" calcext:value-type="string">
            <text:p>-</text:p>
          </table:table-cell>
          <table:table-cell table:style-name="ce191" table:formula="of:=IF(ISNUMBER([.$F126]);IF(MIN([.$E126:.$F126])&lt;[.$F126];0;[.$F126]);IF(ISNUMBER([.$E126]);[.$E126];IF(ISBLANK([.$D126]);&quot;-&quot;;&quot;?&quot;)))" office:value-type="string" office:string-value="-" calcext:value-type="string">
            <text:p>-</text:p>
          </table:table-cell>
          <table:table-cell table:style-name="ce200" table:formula="of:=IF(ISNUMBER([.$AN126]);IF([.$AN126]&lt;=plan_semaine_fin;MAX([.$AN126];[.AO$7]);98);IF([.$AN12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6]);SUMIF([.$AT$8:.$BM$8];[.$AN126];[.$I126:.$AD126])&gt;0;0)" office:value-type="float" office:value="0" calcext:value-type="float">
            <text:p>0</text:p>
          </table:table-cell>
          <table:table-cell table:style-name="ce213" table:formula="of:=IF(ISNUMBER([.$AN126]);[.$AN12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6];0;[.AT$6]));IF(OFFSET([.$H126];0;[.AT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AU$6]));IF(OFFSET([.$H126];0;[.AU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AV$6]));IF(OFFSET([.$H126];0;[.AV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AW$6]));IF(OFFSET([.$H126];0;[.AW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AX$6]));IF(OFFSET([.$H126];0;[.AX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AY$6]));IF(OFFSET([.$H126];0;[.AY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AZ$6]));IF(OFFSET([.$H126];0;[.AZ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A$6]));IF(OFFSET([.$H126];0;[.BA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B$6]));IF(OFFSET([.$H126];0;[.BB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C$6]));IF(OFFSET([.$H126];0;[.BC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D$6]));IF(OFFSET([.$H126];0;[.BD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E$6]));IF(OFFSET([.$H126];0;[.BE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F$6]));IF(OFFSET([.$H126];0;[.BF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G$6]));IF(OFFSET([.$H126];0;[.BG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H$6]));IF(OFFSET([.$H126];0;[.BH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I$6]));IF(OFFSET([.$H126];0;[.BI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J$6]));IF(OFFSET([.$H126];0;[.BJ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K$6]));IF(OFFSET([.$H126];0;[.BK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L$6]));IF(OFFSET([.$H126];0;[.BL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M$6]));IF(OFFSET([.$H126];0;[.BM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N$6]));IF(OFFSET([.$H126];0;[.BN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O$6]));IF(OFFSET([.$H126];0;[.BO$6])&gt;0;[.$AO126];&quot;(zéro)&quot;);&quot;-&quot;)" office:value-type="string" office:string-value="-" calcext:value-type="string">
            <text:p>-</text:p>
          </table:table-cell>
          <table:table-cell table:style-name="ce191" table:formula="of:=IF(ISNUMBER(OFFSET([.$H126];0;[.BP$6]));IF(OFFSET([.$H126];0;[.BP$6])&gt;0;[.$AO12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6]));OR([.D126]=OFFSET([.D126];-1;0);[.D126]=&quot;+&quot;))" office:value-type="float" office:value="0" calcext:value-type="float">
            <text:p>0</text:p>
          </table:table-cell>
          <table:table-cell table:style-name="ce233" table:formula="of:=IF(NOT([.BR126]);MATCH(0;OFFSET([.BR12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6]=&quot;&quot;;[.$C126]=&quot;absences&quot;);0;NOT(ISNUMBER(MATCH([.$C126];OFFSET(#REF!;1;0;999;1);0))))" office:value-type="float" office:value="0" calcext:value-type="float">
            <text:p>0</text:p>
          </table:table-cell>
          <table:table-cell table:style-name="ce246" table:formula="of:=[.$C126]&amp;&quot;_&quot;&amp;TEXT([.$AO126];&quot;00&quot;)" office:value-type="string" office:string-value="_-" calcext:value-type="string">
            <text:p>_-</text:p>
          </table:table-cell>
          <table:table-cell table:style-name="ce191" table:formula="of:=IF([.C126]=&quot;&quot;;&quot;&quot;;&quot;'notes_&quot;&amp;[.C126]&amp;&quot;'!a1&quot;)">
            <text:p/>
          </table:table-cell>
          <table:table-cell table:style-name="ce253" table:formula="of:=IF(ISBLANK([.$C$6]);0;ISNUMBER(SEARCH([.$C$6];[.$C126]&amp;&quot; &quot;&amp;[.$D126]&amp;&quot; &quot;&amp;[.$AG12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27]);&quot;-&quot;;[.C127])" office:value-type="string" office:string-value="-" calcext:value-type="string">
            <text:p>-</text:p>
          </table:table-cell>
          <table:table-cell table:style-name="ce169" table:formula="of:=IF(ISBLANK([.D127]);&quot;-&quot;;[.D127])" office:value-type="string" office:string-value="-" calcext:value-type="string">
            <text:p>-</text:p>
          </table:table-cell>
          <table:table-cell table:style-name="ce191" table:formula="of:=IF(ISNUMBER([.$F127]);IF(MIN([.$E127:.$F127])&lt;[.$F127];0;[.$F127]);IF(ISNUMBER([.$E127]);[.$E127];IF(ISBLANK([.$D127]);&quot;-&quot;;&quot;?&quot;)))" office:value-type="string" office:string-value="-" calcext:value-type="string">
            <text:p>-</text:p>
          </table:table-cell>
          <table:table-cell table:style-name="ce200" table:formula="of:=IF(ISNUMBER([.$AN127]);IF([.$AN127]&lt;=plan_semaine_fin;MAX([.$AN127];[.AO$7]);98);IF([.$AN12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7]);SUMIF([.$AT$8:.$BM$8];[.$AN127];[.$I127:.$AD127])&gt;0;0)" office:value-type="float" office:value="0" calcext:value-type="float">
            <text:p>0</text:p>
          </table:table-cell>
          <table:table-cell table:style-name="ce213" table:formula="of:=IF(ISNUMBER([.$AN127]);[.$AN12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7];0;[.AT$6]));IF(OFFSET([.$H127];0;[.AT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AU$6]));IF(OFFSET([.$H127];0;[.AU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AV$6]));IF(OFFSET([.$H127];0;[.AV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AW$6]));IF(OFFSET([.$H127];0;[.AW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AX$6]));IF(OFFSET([.$H127];0;[.AX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AY$6]));IF(OFFSET([.$H127];0;[.AY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AZ$6]));IF(OFFSET([.$H127];0;[.AZ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A$6]));IF(OFFSET([.$H127];0;[.BA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B$6]));IF(OFFSET([.$H127];0;[.BB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C$6]));IF(OFFSET([.$H127];0;[.BC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D$6]));IF(OFFSET([.$H127];0;[.BD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E$6]));IF(OFFSET([.$H127];0;[.BE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F$6]));IF(OFFSET([.$H127];0;[.BF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G$6]));IF(OFFSET([.$H127];0;[.BG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H$6]));IF(OFFSET([.$H127];0;[.BH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I$6]));IF(OFFSET([.$H127];0;[.BI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J$6]));IF(OFFSET([.$H127];0;[.BJ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K$6]));IF(OFFSET([.$H127];0;[.BK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L$6]));IF(OFFSET([.$H127];0;[.BL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M$6]));IF(OFFSET([.$H127];0;[.BM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N$6]));IF(OFFSET([.$H127];0;[.BN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O$6]));IF(OFFSET([.$H127];0;[.BO$6])&gt;0;[.$AO127];&quot;(zéro)&quot;);&quot;-&quot;)" office:value-type="string" office:string-value="-" calcext:value-type="string">
            <text:p>-</text:p>
          </table:table-cell>
          <table:table-cell table:style-name="ce191" table:formula="of:=IF(ISNUMBER(OFFSET([.$H127];0;[.BP$6]));IF(OFFSET([.$H127];0;[.BP$6])&gt;0;[.$AO12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7]));OR([.D127]=OFFSET([.D127];-1;0);[.D127]=&quot;+&quot;))" office:value-type="float" office:value="0" calcext:value-type="float">
            <text:p>0</text:p>
          </table:table-cell>
          <table:table-cell table:style-name="ce233" table:formula="of:=IF(NOT([.BR127]);MATCH(0;OFFSET([.BR12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7]=&quot;&quot;;[.$C127]=&quot;absences&quot;);0;NOT(ISNUMBER(MATCH([.$C127];OFFSET(#REF!;1;0;999;1);0))))" office:value-type="float" office:value="0" calcext:value-type="float">
            <text:p>0</text:p>
          </table:table-cell>
          <table:table-cell table:style-name="ce246" table:formula="of:=[.$C127]&amp;&quot;_&quot;&amp;TEXT([.$AO127];&quot;00&quot;)" office:value-type="string" office:string-value="_-" calcext:value-type="string">
            <text:p>_-</text:p>
          </table:table-cell>
          <table:table-cell table:style-name="ce191" table:formula="of:=IF([.C127]=&quot;&quot;;&quot;&quot;;&quot;'notes_&quot;&amp;[.C127]&amp;&quot;'!a1&quot;)">
            <text:p/>
          </table:table-cell>
          <table:table-cell table:style-name="ce253" table:formula="of:=IF(ISBLANK([.$C$6]);0;ISNUMBER(SEARCH([.$C$6];[.$C127]&amp;&quot; &quot;&amp;[.$D127]&amp;&quot; &quot;&amp;[.$AG12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28]);&quot;-&quot;;[.C128])" office:value-type="string" office:string-value="-" calcext:value-type="string">
            <text:p>-</text:p>
          </table:table-cell>
          <table:table-cell table:style-name="ce169" table:formula="of:=IF(ISBLANK([.D128]);&quot;-&quot;;[.D128])" office:value-type="string" office:string-value="-" calcext:value-type="string">
            <text:p>-</text:p>
          </table:table-cell>
          <table:table-cell table:style-name="ce191" table:formula="of:=IF(ISNUMBER([.$F128]);IF(MIN([.$E128:.$F128])&lt;[.$F128];0;[.$F128]);IF(ISNUMBER([.$E128]);[.$E128];IF(ISBLANK([.$D128]);&quot;-&quot;;&quot;?&quot;)))" office:value-type="string" office:string-value="-" calcext:value-type="string">
            <text:p>-</text:p>
          </table:table-cell>
          <table:table-cell table:style-name="ce200" table:formula="of:=IF(ISNUMBER([.$AN128]);IF([.$AN128]&lt;=plan_semaine_fin;MAX([.$AN128];[.AO$7]);98);IF([.$AN12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8]);SUMIF([.$AT$8:.$BM$8];[.$AN128];[.$I128:.$AD128])&gt;0;0)" office:value-type="float" office:value="0" calcext:value-type="float">
            <text:p>0</text:p>
          </table:table-cell>
          <table:table-cell table:style-name="ce213" table:formula="of:=IF(ISNUMBER([.$AN128]);[.$AN12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8];0;[.AT$6]));IF(OFFSET([.$H128];0;[.AT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AU$6]));IF(OFFSET([.$H128];0;[.AU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AV$6]));IF(OFFSET([.$H128];0;[.AV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AW$6]));IF(OFFSET([.$H128];0;[.AW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AX$6]));IF(OFFSET([.$H128];0;[.AX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AY$6]));IF(OFFSET([.$H128];0;[.AY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AZ$6]));IF(OFFSET([.$H128];0;[.AZ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A$6]));IF(OFFSET([.$H128];0;[.BA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B$6]));IF(OFFSET([.$H128];0;[.BB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C$6]));IF(OFFSET([.$H128];0;[.BC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D$6]));IF(OFFSET([.$H128];0;[.BD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E$6]));IF(OFFSET([.$H128];0;[.BE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F$6]));IF(OFFSET([.$H128];0;[.BF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G$6]));IF(OFFSET([.$H128];0;[.BG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H$6]));IF(OFFSET([.$H128];0;[.BH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I$6]));IF(OFFSET([.$H128];0;[.BI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J$6]));IF(OFFSET([.$H128];0;[.BJ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K$6]));IF(OFFSET([.$H128];0;[.BK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L$6]));IF(OFFSET([.$H128];0;[.BL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M$6]));IF(OFFSET([.$H128];0;[.BM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N$6]));IF(OFFSET([.$H128];0;[.BN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O$6]));IF(OFFSET([.$H128];0;[.BO$6])&gt;0;[.$AO128];&quot;(zéro)&quot;);&quot;-&quot;)" office:value-type="string" office:string-value="-" calcext:value-type="string">
            <text:p>-</text:p>
          </table:table-cell>
          <table:table-cell table:style-name="ce191" table:formula="of:=IF(ISNUMBER(OFFSET([.$H128];0;[.BP$6]));IF(OFFSET([.$H128];0;[.BP$6])&gt;0;[.$AO12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8]));OR([.D128]=OFFSET([.D128];-1;0);[.D128]=&quot;+&quot;))" office:value-type="float" office:value="0" calcext:value-type="float">
            <text:p>0</text:p>
          </table:table-cell>
          <table:table-cell table:style-name="ce233" table:formula="of:=IF(NOT([.BR128]);MATCH(0;OFFSET([.BR12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8]=&quot;&quot;;[.$C128]=&quot;absences&quot;);0;NOT(ISNUMBER(MATCH([.$C128];OFFSET(#REF!;1;0;999;1);0))))" office:value-type="float" office:value="0" calcext:value-type="float">
            <text:p>0</text:p>
          </table:table-cell>
          <table:table-cell table:style-name="ce246" table:formula="of:=[.$C128]&amp;&quot;_&quot;&amp;TEXT([.$AO128];&quot;00&quot;)" office:value-type="string" office:string-value="_-" calcext:value-type="string">
            <text:p>_-</text:p>
          </table:table-cell>
          <table:table-cell table:style-name="ce191" table:formula="of:=IF([.C128]=&quot;&quot;;&quot;&quot;;&quot;'notes_&quot;&amp;[.C128]&amp;&quot;'!a1&quot;)">
            <text:p/>
          </table:table-cell>
          <table:table-cell table:style-name="ce253" table:formula="of:=IF(ISBLANK([.$C$6]);0;ISNUMBER(SEARCH([.$C$6];[.$C128]&amp;&quot; &quot;&amp;[.$D128]&amp;&quot; &quot;&amp;[.$AG128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29]);&quot;-&quot;;[.C129])" office:value-type="string" office:string-value="-" calcext:value-type="string">
            <text:p>-</text:p>
          </table:table-cell>
          <table:table-cell table:style-name="ce169" table:formula="of:=IF(ISBLANK([.D129]);&quot;-&quot;;[.D129])" office:value-type="string" office:string-value="-" calcext:value-type="string">
            <text:p>-</text:p>
          </table:table-cell>
          <table:table-cell table:style-name="ce191" table:formula="of:=IF(ISNUMBER([.$F129]);IF(MIN([.$E129:.$F129])&lt;[.$F129];0;[.$F129]);IF(ISNUMBER([.$E129]);[.$E129];IF(ISBLANK([.$D129]);&quot;-&quot;;&quot;?&quot;)))" office:value-type="string" office:string-value="-" calcext:value-type="string">
            <text:p>-</text:p>
          </table:table-cell>
          <table:table-cell table:style-name="ce200" table:formula="of:=IF(ISNUMBER([.$AN129]);IF([.$AN129]&lt;=plan_semaine_fin;MAX([.$AN129];[.AO$7]);98);IF([.$AN12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29]);SUMIF([.$AT$8:.$BM$8];[.$AN129];[.$I129:.$AD129])&gt;0;0)" office:value-type="float" office:value="0" calcext:value-type="float">
            <text:p>0</text:p>
          </table:table-cell>
          <table:table-cell table:style-name="ce213" table:formula="of:=IF(ISNUMBER([.$AN129]);[.$AN12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29];0;[.AT$6]));IF(OFFSET([.$H129];0;[.AT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AU$6]));IF(OFFSET([.$H129];0;[.AU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AV$6]));IF(OFFSET([.$H129];0;[.AV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AW$6]));IF(OFFSET([.$H129];0;[.AW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AX$6]));IF(OFFSET([.$H129];0;[.AX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AY$6]));IF(OFFSET([.$H129];0;[.AY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AZ$6]));IF(OFFSET([.$H129];0;[.AZ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A$6]));IF(OFFSET([.$H129];0;[.BA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B$6]));IF(OFFSET([.$H129];0;[.BB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C$6]));IF(OFFSET([.$H129];0;[.BC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D$6]));IF(OFFSET([.$H129];0;[.BD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E$6]));IF(OFFSET([.$H129];0;[.BE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F$6]));IF(OFFSET([.$H129];0;[.BF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G$6]));IF(OFFSET([.$H129];0;[.BG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H$6]));IF(OFFSET([.$H129];0;[.BH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I$6]));IF(OFFSET([.$H129];0;[.BI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J$6]));IF(OFFSET([.$H129];0;[.BJ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K$6]));IF(OFFSET([.$H129];0;[.BK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L$6]));IF(OFFSET([.$H129];0;[.BL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M$6]));IF(OFFSET([.$H129];0;[.BM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N$6]));IF(OFFSET([.$H129];0;[.BN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O$6]));IF(OFFSET([.$H129];0;[.BO$6])&gt;0;[.$AO129];&quot;(zéro)&quot;);&quot;-&quot;)" office:value-type="string" office:string-value="-" calcext:value-type="string">
            <text:p>-</text:p>
          </table:table-cell>
          <table:table-cell table:style-name="ce191" table:formula="of:=IF(ISNUMBER(OFFSET([.$H129];0;[.BP$6]));IF(OFFSET([.$H129];0;[.BP$6])&gt;0;[.$AO12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29]));OR([.D129]=OFFSET([.D129];-1;0);[.D129]=&quot;+&quot;))" office:value-type="float" office:value="0" calcext:value-type="float">
            <text:p>0</text:p>
          </table:table-cell>
          <table:table-cell table:style-name="ce233" table:formula="of:=IF(NOT([.BR129]);MATCH(0;OFFSET([.BR12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29]=&quot;&quot;;[.$C129]=&quot;absences&quot;);0;NOT(ISNUMBER(MATCH([.$C129];OFFSET(#REF!;1;0;999;1);0))))" office:value-type="float" office:value="0" calcext:value-type="float">
            <text:p>0</text:p>
          </table:table-cell>
          <table:table-cell table:style-name="ce246" table:formula="of:=[.$C129]&amp;&quot;_&quot;&amp;TEXT([.$AO129];&quot;00&quot;)" office:value-type="string" office:string-value="_-" calcext:value-type="string">
            <text:p>_-</text:p>
          </table:table-cell>
          <table:table-cell table:style-name="ce191" table:formula="of:=IF([.C129]=&quot;&quot;;&quot;&quot;;&quot;'notes_&quot;&amp;[.C129]&amp;&quot;'!a1&quot;)">
            <text:p/>
          </table:table-cell>
          <table:table-cell table:style-name="ce253" table:formula="of:=IF(ISBLANK([.$C$6]);0;ISNUMBER(SEARCH([.$C$6];[.$C129]&amp;&quot; &quot;&amp;[.$D129]&amp;&quot; &quot;&amp;[.$AG129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30]);&quot;-&quot;;[.C130])" office:value-type="string" office:string-value="-" calcext:value-type="string">
            <text:p>-</text:p>
          </table:table-cell>
          <table:table-cell table:style-name="ce169" table:formula="of:=IF(ISBLANK([.D130]);&quot;-&quot;;[.D130])" office:value-type="string" office:string-value="-" calcext:value-type="string">
            <text:p>-</text:p>
          </table:table-cell>
          <table:table-cell table:style-name="ce191" table:formula="of:=IF(ISNUMBER([.$F130]);IF(MIN([.$E130:.$F130])&lt;[.$F130];0;[.$F130]);IF(ISNUMBER([.$E130]);[.$E130];IF(ISBLANK([.$D130]);&quot;-&quot;;&quot;?&quot;)))" office:value-type="string" office:string-value="-" calcext:value-type="string">
            <text:p>-</text:p>
          </table:table-cell>
          <table:table-cell table:style-name="ce200" table:formula="of:=IF(ISNUMBER([.$AN130]);IF([.$AN130]&lt;=plan_semaine_fin;MAX([.$AN130];[.AO$7]);98);IF([.$AN13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0]);SUMIF([.$AT$8:.$BM$8];[.$AN130];[.$I130:.$AD130])&gt;0;0)" office:value-type="float" office:value="0" calcext:value-type="float">
            <text:p>0</text:p>
          </table:table-cell>
          <table:table-cell table:style-name="ce213" table:formula="of:=IF(ISNUMBER([.$AN130]);[.$AN13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0];0;[.AT$6]));IF(OFFSET([.$H130];0;[.AT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AU$6]));IF(OFFSET([.$H130];0;[.AU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AV$6]));IF(OFFSET([.$H130];0;[.AV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AW$6]));IF(OFFSET([.$H130];0;[.AW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AX$6]));IF(OFFSET([.$H130];0;[.AX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AY$6]));IF(OFFSET([.$H130];0;[.AY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AZ$6]));IF(OFFSET([.$H130];0;[.AZ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A$6]));IF(OFFSET([.$H130];0;[.BA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B$6]));IF(OFFSET([.$H130];0;[.BB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C$6]));IF(OFFSET([.$H130];0;[.BC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D$6]));IF(OFFSET([.$H130];0;[.BD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E$6]));IF(OFFSET([.$H130];0;[.BE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F$6]));IF(OFFSET([.$H130];0;[.BF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G$6]));IF(OFFSET([.$H130];0;[.BG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H$6]));IF(OFFSET([.$H130];0;[.BH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I$6]));IF(OFFSET([.$H130];0;[.BI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J$6]));IF(OFFSET([.$H130];0;[.BJ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K$6]));IF(OFFSET([.$H130];0;[.BK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L$6]));IF(OFFSET([.$H130];0;[.BL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M$6]));IF(OFFSET([.$H130];0;[.BM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N$6]));IF(OFFSET([.$H130];0;[.BN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O$6]));IF(OFFSET([.$H130];0;[.BO$6])&gt;0;[.$AO130];&quot;(zéro)&quot;);&quot;-&quot;)" office:value-type="string" office:string-value="-" calcext:value-type="string">
            <text:p>-</text:p>
          </table:table-cell>
          <table:table-cell table:style-name="ce191" table:formula="of:=IF(ISNUMBER(OFFSET([.$H130];0;[.BP$6]));IF(OFFSET([.$H130];0;[.BP$6])&gt;0;[.$AO13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0]));OR([.D130]=OFFSET([.D130];-1;0);[.D130]=&quot;+&quot;))" office:value-type="float" office:value="0" calcext:value-type="float">
            <text:p>0</text:p>
          </table:table-cell>
          <table:table-cell table:style-name="ce233" table:formula="of:=IF(NOT([.BR130]);MATCH(0;OFFSET([.BR130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0]=&quot;&quot;;[.$C130]=&quot;absences&quot;);0;NOT(ISNUMBER(MATCH([.$C130];OFFSET(#REF!;1;0;999;1);0))))" office:value-type="float" office:value="0" calcext:value-type="float">
            <text:p>0</text:p>
          </table:table-cell>
          <table:table-cell table:style-name="ce246" table:formula="of:=[.$C130]&amp;&quot;_&quot;&amp;TEXT([.$AO130];&quot;00&quot;)" office:value-type="string" office:string-value="_-" calcext:value-type="string">
            <text:p>_-</text:p>
          </table:table-cell>
          <table:table-cell table:style-name="ce191" table:formula="of:=IF([.C130]=&quot;&quot;;&quot;&quot;;&quot;'notes_&quot;&amp;[.C130]&amp;&quot;'!a1&quot;)">
            <text:p/>
          </table:table-cell>
          <table:table-cell table:style-name="ce253" table:formula="of:=IF(ISBLANK([.$C$6]);0;ISNUMBER(SEARCH([.$C$6];[.$C130]&amp;&quot; &quot;&amp;[.$D130]&amp;&quot; &quot;&amp;[.$AG130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31]);&quot;-&quot;;[.C131])" office:value-type="string" office:string-value="-" calcext:value-type="string">
            <text:p>-</text:p>
          </table:table-cell>
          <table:table-cell table:style-name="ce169" table:formula="of:=IF(ISBLANK([.D131]);&quot;-&quot;;[.D131])" office:value-type="string" office:string-value="-" calcext:value-type="string">
            <text:p>-</text:p>
          </table:table-cell>
          <table:table-cell table:style-name="ce191" table:formula="of:=IF(ISNUMBER([.$F131]);IF(MIN([.$E131:.$F131])&lt;[.$F131];0;[.$F131]);IF(ISNUMBER([.$E131]);[.$E131];IF(ISBLANK([.$D131]);&quot;-&quot;;&quot;?&quot;)))" office:value-type="string" office:string-value="-" calcext:value-type="string">
            <text:p>-</text:p>
          </table:table-cell>
          <table:table-cell table:style-name="ce200" table:formula="of:=IF(ISNUMBER([.$AN131]);IF([.$AN131]&lt;=plan_semaine_fin;MAX([.$AN131];[.AO$7]);98);IF([.$AN13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1]);SUMIF([.$AT$8:.$BM$8];[.$AN131];[.$I131:.$AD131])&gt;0;0)" office:value-type="float" office:value="0" calcext:value-type="float">
            <text:p>0</text:p>
          </table:table-cell>
          <table:table-cell table:style-name="ce213" table:formula="of:=IF(ISNUMBER([.$AN131]);[.$AN13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1];0;[.AT$6]));IF(OFFSET([.$H131];0;[.AT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AU$6]));IF(OFFSET([.$H131];0;[.AU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AV$6]));IF(OFFSET([.$H131];0;[.AV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AW$6]));IF(OFFSET([.$H131];0;[.AW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AX$6]));IF(OFFSET([.$H131];0;[.AX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AY$6]));IF(OFFSET([.$H131];0;[.AY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AZ$6]));IF(OFFSET([.$H131];0;[.AZ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A$6]));IF(OFFSET([.$H131];0;[.BA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B$6]));IF(OFFSET([.$H131];0;[.BB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C$6]));IF(OFFSET([.$H131];0;[.BC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D$6]));IF(OFFSET([.$H131];0;[.BD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E$6]));IF(OFFSET([.$H131];0;[.BE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F$6]));IF(OFFSET([.$H131];0;[.BF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G$6]));IF(OFFSET([.$H131];0;[.BG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H$6]));IF(OFFSET([.$H131];0;[.BH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I$6]));IF(OFFSET([.$H131];0;[.BI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J$6]));IF(OFFSET([.$H131];0;[.BJ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K$6]));IF(OFFSET([.$H131];0;[.BK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L$6]));IF(OFFSET([.$H131];0;[.BL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M$6]));IF(OFFSET([.$H131];0;[.BM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N$6]));IF(OFFSET([.$H131];0;[.BN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O$6]));IF(OFFSET([.$H131];0;[.BO$6])&gt;0;[.$AO131];&quot;(zéro)&quot;);&quot;-&quot;)" office:value-type="string" office:string-value="-" calcext:value-type="string">
            <text:p>-</text:p>
          </table:table-cell>
          <table:table-cell table:style-name="ce191" table:formula="of:=IF(ISNUMBER(OFFSET([.$H131];0;[.BP$6]));IF(OFFSET([.$H131];0;[.BP$6])&gt;0;[.$AO13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1]));OR([.D131]=OFFSET([.D131];-1;0);[.D131]=&quot;+&quot;))" office:value-type="float" office:value="0" calcext:value-type="float">
            <text:p>0</text:p>
          </table:table-cell>
          <table:table-cell table:style-name="ce233" table:formula="of:=IF(NOT([.BR131]);MATCH(0;OFFSET([.BR13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1]=&quot;&quot;;[.$C131]=&quot;absences&quot;);0;NOT(ISNUMBER(MATCH([.$C131];OFFSET(#REF!;1;0;999;1);0))))" office:value-type="float" office:value="0" calcext:value-type="float">
            <text:p>0</text:p>
          </table:table-cell>
          <table:table-cell table:style-name="ce246" table:formula="of:=[.$C131]&amp;&quot;_&quot;&amp;TEXT([.$AO131];&quot;00&quot;)" office:value-type="string" office:string-value="_-" calcext:value-type="string">
            <text:p>_-</text:p>
          </table:table-cell>
          <table:table-cell table:style-name="ce191" table:formula="of:=IF([.C131]=&quot;&quot;;&quot;&quot;;&quot;'notes_&quot;&amp;[.C131]&amp;&quot;'!a1&quot;)">
            <text:p/>
          </table:table-cell>
          <table:table-cell table:style-name="ce253" table:formula="of:=IF(ISBLANK([.$C$6]);0;ISNUMBER(SEARCH([.$C$6];[.$C131]&amp;&quot; &quot;&amp;[.$D131]&amp;&quot; &quot;&amp;[.$AG13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32]);&quot;-&quot;;[.C132])" office:value-type="string" office:string-value="-" calcext:value-type="string">
            <text:p>-</text:p>
          </table:table-cell>
          <table:table-cell table:style-name="ce169" table:formula="of:=IF(ISBLANK([.D132]);&quot;-&quot;;[.D132])" office:value-type="string" office:string-value="-" calcext:value-type="string">
            <text:p>-</text:p>
          </table:table-cell>
          <table:table-cell table:style-name="ce191" table:formula="of:=IF(ISNUMBER([.$F132]);IF(MIN([.$E132:.$F132])&lt;[.$F132];0;[.$F132]);IF(ISNUMBER([.$E132]);[.$E132];IF(ISBLANK([.$D132]);&quot;-&quot;;&quot;?&quot;)))" office:value-type="string" office:string-value="-" calcext:value-type="string">
            <text:p>-</text:p>
          </table:table-cell>
          <table:table-cell table:style-name="ce200" table:formula="of:=IF(ISNUMBER([.$AN132]);IF([.$AN132]&lt;=plan_semaine_fin;MAX([.$AN132];[.AO$7]);98);IF([.$AN13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2]);SUMIF([.$AT$8:.$BM$8];[.$AN132];[.$I132:.$AD132])&gt;0;0)" office:value-type="float" office:value="0" calcext:value-type="float">
            <text:p>0</text:p>
          </table:table-cell>
          <table:table-cell table:style-name="ce213" table:formula="of:=IF(ISNUMBER([.$AN132]);[.$AN13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2];0;[.AT$6]));IF(OFFSET([.$H132];0;[.AT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AU$6]));IF(OFFSET([.$H132];0;[.AU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AV$6]));IF(OFFSET([.$H132];0;[.AV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AW$6]));IF(OFFSET([.$H132];0;[.AW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AX$6]));IF(OFFSET([.$H132];0;[.AX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AY$6]));IF(OFFSET([.$H132];0;[.AY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AZ$6]));IF(OFFSET([.$H132];0;[.AZ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A$6]));IF(OFFSET([.$H132];0;[.BA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B$6]));IF(OFFSET([.$H132];0;[.BB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C$6]));IF(OFFSET([.$H132];0;[.BC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D$6]));IF(OFFSET([.$H132];0;[.BD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E$6]));IF(OFFSET([.$H132];0;[.BE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F$6]));IF(OFFSET([.$H132];0;[.BF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G$6]));IF(OFFSET([.$H132];0;[.BG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H$6]));IF(OFFSET([.$H132];0;[.BH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I$6]));IF(OFFSET([.$H132];0;[.BI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J$6]));IF(OFFSET([.$H132];0;[.BJ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K$6]));IF(OFFSET([.$H132];0;[.BK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L$6]));IF(OFFSET([.$H132];0;[.BL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M$6]));IF(OFFSET([.$H132];0;[.BM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N$6]));IF(OFFSET([.$H132];0;[.BN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O$6]));IF(OFFSET([.$H132];0;[.BO$6])&gt;0;[.$AO132];&quot;(zéro)&quot;);&quot;-&quot;)" office:value-type="string" office:string-value="-" calcext:value-type="string">
            <text:p>-</text:p>
          </table:table-cell>
          <table:table-cell table:style-name="ce191" table:formula="of:=IF(ISNUMBER(OFFSET([.$H132];0;[.BP$6]));IF(OFFSET([.$H132];0;[.BP$6])&gt;0;[.$AO13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2]));OR([.D132]=OFFSET([.D132];-1;0);[.D132]=&quot;+&quot;))" office:value-type="float" office:value="0" calcext:value-type="float">
            <text:p>0</text:p>
          </table:table-cell>
          <table:table-cell table:style-name="ce233" table:formula="of:=IF(NOT([.BR132]);MATCH(0;OFFSET([.BR13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2]=&quot;&quot;;[.$C132]=&quot;absences&quot;);0;NOT(ISNUMBER(MATCH([.$C132];OFFSET(#REF!;1;0;999;1);0))))" office:value-type="float" office:value="0" calcext:value-type="float">
            <text:p>0</text:p>
          </table:table-cell>
          <table:table-cell table:style-name="ce246" table:formula="of:=[.$C132]&amp;&quot;_&quot;&amp;TEXT([.$AO132];&quot;00&quot;)" office:value-type="string" office:string-value="_-" calcext:value-type="string">
            <text:p>_-</text:p>
          </table:table-cell>
          <table:table-cell table:style-name="ce191" table:formula="of:=IF([.C132]=&quot;&quot;;&quot;&quot;;&quot;'notes_&quot;&amp;[.C132]&amp;&quot;'!a1&quot;)">
            <text:p/>
          </table:table-cell>
          <table:table-cell table:style-name="ce253" table:formula="of:=IF(ISBLANK([.$C$6]);0;ISNUMBER(SEARCH([.$C$6];[.$C132]&amp;&quot; &quot;&amp;[.$D132]&amp;&quot; &quot;&amp;[.$AG13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33]);&quot;-&quot;;[.C133])" office:value-type="string" office:string-value="-" calcext:value-type="string">
            <text:p>-</text:p>
          </table:table-cell>
          <table:table-cell table:style-name="ce169" table:formula="of:=IF(ISBLANK([.D133]);&quot;-&quot;;[.D133])" office:value-type="string" office:string-value="-" calcext:value-type="string">
            <text:p>-</text:p>
          </table:table-cell>
          <table:table-cell table:style-name="ce191" table:formula="of:=IF(ISNUMBER([.$F133]);IF(MIN([.$E133:.$F133])&lt;[.$F133];0;[.$F133]);IF(ISNUMBER([.$E133]);[.$E133];IF(ISBLANK([.$D133]);&quot;-&quot;;&quot;?&quot;)))" office:value-type="string" office:string-value="-" calcext:value-type="string">
            <text:p>-</text:p>
          </table:table-cell>
          <table:table-cell table:style-name="ce200" table:formula="of:=IF(ISNUMBER([.$AN133]);IF([.$AN133]&lt;=plan_semaine_fin;MAX([.$AN133];[.AO$7]);98);IF([.$AN13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3]);SUMIF([.$AT$8:.$BM$8];[.$AN133];[.$I133:.$AD133])&gt;0;0)" office:value-type="float" office:value="0" calcext:value-type="float">
            <text:p>0</text:p>
          </table:table-cell>
          <table:table-cell table:style-name="ce213" table:formula="of:=IF(ISNUMBER([.$AN133]);[.$AN13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3];0;[.AT$6]));IF(OFFSET([.$H133];0;[.AT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AU$6]));IF(OFFSET([.$H133];0;[.AU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AV$6]));IF(OFFSET([.$H133];0;[.AV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AW$6]));IF(OFFSET([.$H133];0;[.AW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AX$6]));IF(OFFSET([.$H133];0;[.AX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AY$6]));IF(OFFSET([.$H133];0;[.AY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AZ$6]));IF(OFFSET([.$H133];0;[.AZ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A$6]));IF(OFFSET([.$H133];0;[.BA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B$6]));IF(OFFSET([.$H133];0;[.BB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C$6]));IF(OFFSET([.$H133];0;[.BC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D$6]));IF(OFFSET([.$H133];0;[.BD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E$6]));IF(OFFSET([.$H133];0;[.BE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F$6]));IF(OFFSET([.$H133];0;[.BF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G$6]));IF(OFFSET([.$H133];0;[.BG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H$6]));IF(OFFSET([.$H133];0;[.BH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I$6]));IF(OFFSET([.$H133];0;[.BI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J$6]));IF(OFFSET([.$H133];0;[.BJ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K$6]));IF(OFFSET([.$H133];0;[.BK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L$6]));IF(OFFSET([.$H133];0;[.BL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M$6]));IF(OFFSET([.$H133];0;[.BM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N$6]));IF(OFFSET([.$H133];0;[.BN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O$6]));IF(OFFSET([.$H133];0;[.BO$6])&gt;0;[.$AO133];&quot;(zéro)&quot;);&quot;-&quot;)" office:value-type="string" office:string-value="-" calcext:value-type="string">
            <text:p>-</text:p>
          </table:table-cell>
          <table:table-cell table:style-name="ce191" table:formula="of:=IF(ISNUMBER(OFFSET([.$H133];0;[.BP$6]));IF(OFFSET([.$H133];0;[.BP$6])&gt;0;[.$AO13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3]));OR([.D133]=OFFSET([.D133];-1;0);[.D133]=&quot;+&quot;))" office:value-type="float" office:value="0" calcext:value-type="float">
            <text:p>0</text:p>
          </table:table-cell>
          <table:table-cell table:style-name="ce233" table:formula="of:=IF(NOT([.BR133]);MATCH(0;OFFSET([.BR13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3]=&quot;&quot;;[.$C133]=&quot;absences&quot;);0;NOT(ISNUMBER(MATCH([.$C133];OFFSET(#REF!;1;0;999;1);0))))" office:value-type="float" office:value="0" calcext:value-type="float">
            <text:p>0</text:p>
          </table:table-cell>
          <table:table-cell table:style-name="ce246" table:formula="of:=[.$C133]&amp;&quot;_&quot;&amp;TEXT([.$AO133];&quot;00&quot;)" office:value-type="string" office:string-value="_-" calcext:value-type="string">
            <text:p>_-</text:p>
          </table:table-cell>
          <table:table-cell table:style-name="ce191" table:formula="of:=IF([.C133]=&quot;&quot;;&quot;&quot;;&quot;'notes_&quot;&amp;[.C133]&amp;&quot;'!a1&quot;)">
            <text:p/>
          </table:table-cell>
          <table:table-cell table:style-name="ce253" table:formula="of:=IF(ISBLANK([.$C$6]);0;ISNUMBER(SEARCH([.$C$6];[.$C133]&amp;&quot; &quot;&amp;[.$D133]&amp;&quot; &quot;&amp;[.$AG13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34]);&quot;-&quot;;[.C134])" office:value-type="string" office:string-value="-" calcext:value-type="string">
            <text:p>-</text:p>
          </table:table-cell>
          <table:table-cell table:style-name="ce169" table:formula="of:=IF(ISBLANK([.D134]);&quot;-&quot;;[.D134])" office:value-type="string" office:string-value="-" calcext:value-type="string">
            <text:p>-</text:p>
          </table:table-cell>
          <table:table-cell table:style-name="ce191" table:formula="of:=IF(ISNUMBER([.$F134]);IF(MIN([.$E134:.$F134])&lt;[.$F134];0;[.$F134]);IF(ISNUMBER([.$E134]);[.$E134];IF(ISBLANK([.$D134]);&quot;-&quot;;&quot;?&quot;)))" office:value-type="string" office:string-value="-" calcext:value-type="string">
            <text:p>-</text:p>
          </table:table-cell>
          <table:table-cell table:style-name="ce200" table:formula="of:=IF(ISNUMBER([.$AN134]);IF([.$AN134]&lt;=plan_semaine_fin;MAX([.$AN134];[.AO$7]);98);IF([.$AN13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4]);SUMIF([.$AT$8:.$BM$8];[.$AN134];[.$I134:.$AD134])&gt;0;0)" office:value-type="float" office:value="0" calcext:value-type="float">
            <text:p>0</text:p>
          </table:table-cell>
          <table:table-cell table:style-name="ce213" table:formula="of:=IF(ISNUMBER([.$AN134]);[.$AN13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4];0;[.AT$6]));IF(OFFSET([.$H134];0;[.AT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AU$6]));IF(OFFSET([.$H134];0;[.AU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AV$6]));IF(OFFSET([.$H134];0;[.AV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AW$6]));IF(OFFSET([.$H134];0;[.AW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AX$6]));IF(OFFSET([.$H134];0;[.AX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AY$6]));IF(OFFSET([.$H134];0;[.AY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AZ$6]));IF(OFFSET([.$H134];0;[.AZ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A$6]));IF(OFFSET([.$H134];0;[.BA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B$6]));IF(OFFSET([.$H134];0;[.BB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C$6]));IF(OFFSET([.$H134];0;[.BC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D$6]));IF(OFFSET([.$H134];0;[.BD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E$6]));IF(OFFSET([.$H134];0;[.BE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F$6]));IF(OFFSET([.$H134];0;[.BF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G$6]));IF(OFFSET([.$H134];0;[.BG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H$6]));IF(OFFSET([.$H134];0;[.BH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I$6]));IF(OFFSET([.$H134];0;[.BI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J$6]));IF(OFFSET([.$H134];0;[.BJ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K$6]));IF(OFFSET([.$H134];0;[.BK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L$6]));IF(OFFSET([.$H134];0;[.BL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M$6]));IF(OFFSET([.$H134];0;[.BM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N$6]));IF(OFFSET([.$H134];0;[.BN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O$6]));IF(OFFSET([.$H134];0;[.BO$6])&gt;0;[.$AO134];&quot;(zéro)&quot;);&quot;-&quot;)" office:value-type="string" office:string-value="-" calcext:value-type="string">
            <text:p>-</text:p>
          </table:table-cell>
          <table:table-cell table:style-name="ce191" table:formula="of:=IF(ISNUMBER(OFFSET([.$H134];0;[.BP$6]));IF(OFFSET([.$H134];0;[.BP$6])&gt;0;[.$AO13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4]));OR([.D134]=OFFSET([.D134];-1;0);[.D134]=&quot;+&quot;))" office:value-type="float" office:value="0" calcext:value-type="float">
            <text:p>0</text:p>
          </table:table-cell>
          <table:table-cell table:style-name="ce233" table:formula="of:=IF(NOT([.BR134]);MATCH(0;OFFSET([.BR13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4]=&quot;&quot;;[.$C134]=&quot;absences&quot;);0;NOT(ISNUMBER(MATCH([.$C134];OFFSET(#REF!;1;0;999;1);0))))" office:value-type="float" office:value="0" calcext:value-type="float">
            <text:p>0</text:p>
          </table:table-cell>
          <table:table-cell table:style-name="ce246" table:formula="of:=[.$C134]&amp;&quot;_&quot;&amp;TEXT([.$AO134];&quot;00&quot;)" office:value-type="string" office:string-value="_-" calcext:value-type="string">
            <text:p>_-</text:p>
          </table:table-cell>
          <table:table-cell table:style-name="ce191" table:formula="of:=IF([.C134]=&quot;&quot;;&quot;&quot;;&quot;'notes_&quot;&amp;[.C134]&amp;&quot;'!a1&quot;)">
            <text:p/>
          </table:table-cell>
          <table:table-cell table:style-name="ce253" table:formula="of:=IF(ISBLANK([.$C$6]);0;ISNUMBER(SEARCH([.$C$6];[.$C134]&amp;&quot; &quot;&amp;[.$D134]&amp;&quot; &quot;&amp;[.$AG13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35]);&quot;-&quot;;[.C135])" office:value-type="string" office:string-value="-" calcext:value-type="string">
            <text:p>-</text:p>
          </table:table-cell>
          <table:table-cell table:style-name="ce169" table:formula="of:=IF(ISBLANK([.D135]);&quot;-&quot;;[.D135])" office:value-type="string" office:string-value="-" calcext:value-type="string">
            <text:p>-</text:p>
          </table:table-cell>
          <table:table-cell table:style-name="ce191" table:formula="of:=IF(ISNUMBER([.$F135]);IF(MIN([.$E135:.$F135])&lt;[.$F135];0;[.$F135]);IF(ISNUMBER([.$E135]);[.$E135];IF(ISBLANK([.$D135]);&quot;-&quot;;&quot;?&quot;)))" office:value-type="string" office:string-value="-" calcext:value-type="string">
            <text:p>-</text:p>
          </table:table-cell>
          <table:table-cell table:style-name="ce200" table:formula="of:=IF(ISNUMBER([.$AN135]);IF([.$AN135]&lt;=plan_semaine_fin;MAX([.$AN135];[.AO$7]);98);IF([.$AN13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5]);SUMIF([.$AT$8:.$BM$8];[.$AN135];[.$I135:.$AD135])&gt;0;0)" office:value-type="float" office:value="0" calcext:value-type="float">
            <text:p>0</text:p>
          </table:table-cell>
          <table:table-cell table:style-name="ce213" table:formula="of:=IF(ISNUMBER([.$AN135]);[.$AN13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5];0;[.AT$6]));IF(OFFSET([.$H135];0;[.AT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AU$6]));IF(OFFSET([.$H135];0;[.AU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AV$6]));IF(OFFSET([.$H135];0;[.AV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AW$6]));IF(OFFSET([.$H135];0;[.AW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AX$6]));IF(OFFSET([.$H135];0;[.AX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AY$6]));IF(OFFSET([.$H135];0;[.AY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AZ$6]));IF(OFFSET([.$H135];0;[.AZ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A$6]));IF(OFFSET([.$H135];0;[.BA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B$6]));IF(OFFSET([.$H135];0;[.BB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C$6]));IF(OFFSET([.$H135];0;[.BC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D$6]));IF(OFFSET([.$H135];0;[.BD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E$6]));IF(OFFSET([.$H135];0;[.BE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F$6]));IF(OFFSET([.$H135];0;[.BF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G$6]));IF(OFFSET([.$H135];0;[.BG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H$6]));IF(OFFSET([.$H135];0;[.BH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I$6]));IF(OFFSET([.$H135];0;[.BI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J$6]));IF(OFFSET([.$H135];0;[.BJ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K$6]));IF(OFFSET([.$H135];0;[.BK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L$6]));IF(OFFSET([.$H135];0;[.BL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M$6]));IF(OFFSET([.$H135];0;[.BM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N$6]));IF(OFFSET([.$H135];0;[.BN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O$6]));IF(OFFSET([.$H135];0;[.BO$6])&gt;0;[.$AO135];&quot;(zéro)&quot;);&quot;-&quot;)" office:value-type="string" office:string-value="-" calcext:value-type="string">
            <text:p>-</text:p>
          </table:table-cell>
          <table:table-cell table:style-name="ce191" table:formula="of:=IF(ISNUMBER(OFFSET([.$H135];0;[.BP$6]));IF(OFFSET([.$H135];0;[.BP$6])&gt;0;[.$AO13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5]));OR([.D135]=OFFSET([.D135];-1;0);[.D135]=&quot;+&quot;))" office:value-type="float" office:value="0" calcext:value-type="float">
            <text:p>0</text:p>
          </table:table-cell>
          <table:table-cell table:style-name="ce233" table:formula="of:=IF(NOT([.BR135]);MATCH(0;OFFSET([.BR13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5]=&quot;&quot;;[.$C135]=&quot;absences&quot;);0;NOT(ISNUMBER(MATCH([.$C135];OFFSET(#REF!;1;0;999;1);0))))" office:value-type="float" office:value="0" calcext:value-type="float">
            <text:p>0</text:p>
          </table:table-cell>
          <table:table-cell table:style-name="ce246" table:formula="of:=[.$C135]&amp;&quot;_&quot;&amp;TEXT([.$AO135];&quot;00&quot;)" office:value-type="string" office:string-value="_-" calcext:value-type="string">
            <text:p>_-</text:p>
          </table:table-cell>
          <table:table-cell table:style-name="ce191" table:formula="of:=IF([.C135]=&quot;&quot;;&quot;&quot;;&quot;'notes_&quot;&amp;[.C135]&amp;&quot;'!a1&quot;)">
            <text:p/>
          </table:table-cell>
          <table:table-cell table:style-name="ce253" table:formula="of:=IF(ISBLANK([.$C$6]);0;ISNUMBER(SEARCH([.$C$6];[.$C135]&amp;&quot; &quot;&amp;[.$D135]&amp;&quot; &quot;&amp;[.$AG135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36]);&quot;-&quot;;[.C136])" office:value-type="string" office:string-value="-" calcext:value-type="string">
            <text:p>-</text:p>
          </table:table-cell>
          <table:table-cell table:style-name="ce169" table:formula="of:=IF(ISBLANK([.D136]);&quot;-&quot;;[.D136])" office:value-type="string" office:string-value="-" calcext:value-type="string">
            <text:p>-</text:p>
          </table:table-cell>
          <table:table-cell table:style-name="ce191" table:formula="of:=IF(ISNUMBER([.$F136]);IF(MIN([.$E136:.$F136])&lt;[.$F136];0;[.$F136]);IF(ISNUMBER([.$E136]);[.$E136];IF(ISBLANK([.$D136]);&quot;-&quot;;&quot;?&quot;)))" office:value-type="string" office:string-value="-" calcext:value-type="string">
            <text:p>-</text:p>
          </table:table-cell>
          <table:table-cell table:style-name="ce200" table:formula="of:=IF(ISNUMBER([.$AN136]);IF([.$AN136]&lt;=plan_semaine_fin;MAX([.$AN136];[.AO$7]);98);IF([.$AN13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6]);SUMIF([.$AT$8:.$BM$8];[.$AN136];[.$I136:.$AD136])&gt;0;0)" office:value-type="float" office:value="0" calcext:value-type="float">
            <text:p>0</text:p>
          </table:table-cell>
          <table:table-cell table:style-name="ce213" table:formula="of:=IF(ISNUMBER([.$AN136]);[.$AN13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6];0;[.AT$6]));IF(OFFSET([.$H136];0;[.AT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AU$6]));IF(OFFSET([.$H136];0;[.AU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AV$6]));IF(OFFSET([.$H136];0;[.AV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AW$6]));IF(OFFSET([.$H136];0;[.AW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AX$6]));IF(OFFSET([.$H136];0;[.AX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AY$6]));IF(OFFSET([.$H136];0;[.AY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AZ$6]));IF(OFFSET([.$H136];0;[.AZ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A$6]));IF(OFFSET([.$H136];0;[.BA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B$6]));IF(OFFSET([.$H136];0;[.BB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C$6]));IF(OFFSET([.$H136];0;[.BC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D$6]));IF(OFFSET([.$H136];0;[.BD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E$6]));IF(OFFSET([.$H136];0;[.BE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F$6]));IF(OFFSET([.$H136];0;[.BF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G$6]));IF(OFFSET([.$H136];0;[.BG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H$6]));IF(OFFSET([.$H136];0;[.BH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I$6]));IF(OFFSET([.$H136];0;[.BI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J$6]));IF(OFFSET([.$H136];0;[.BJ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K$6]));IF(OFFSET([.$H136];0;[.BK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L$6]));IF(OFFSET([.$H136];0;[.BL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M$6]));IF(OFFSET([.$H136];0;[.BM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N$6]));IF(OFFSET([.$H136];0;[.BN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O$6]));IF(OFFSET([.$H136];0;[.BO$6])&gt;0;[.$AO136];&quot;(zéro)&quot;);&quot;-&quot;)" office:value-type="string" office:string-value="-" calcext:value-type="string">
            <text:p>-</text:p>
          </table:table-cell>
          <table:table-cell table:style-name="ce191" table:formula="of:=IF(ISNUMBER(OFFSET([.$H136];0;[.BP$6]));IF(OFFSET([.$H136];0;[.BP$6])&gt;0;[.$AO13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6]));OR([.D136]=OFFSET([.D136];-1;0);[.D136]=&quot;+&quot;))" office:value-type="float" office:value="0" calcext:value-type="float">
            <text:p>0</text:p>
          </table:table-cell>
          <table:table-cell table:style-name="ce233" table:formula="of:=IF(NOT([.BR136]);MATCH(0;OFFSET([.BR13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6]=&quot;&quot;;[.$C136]=&quot;absences&quot;);0;NOT(ISNUMBER(MATCH([.$C136];OFFSET(#REF!;1;0;999;1);0))))" office:value-type="float" office:value="0" calcext:value-type="float">
            <text:p>0</text:p>
          </table:table-cell>
          <table:table-cell table:style-name="ce246" table:formula="of:=[.$C136]&amp;&quot;_&quot;&amp;TEXT([.$AO136];&quot;00&quot;)" office:value-type="string" office:string-value="_-" calcext:value-type="string">
            <text:p>_-</text:p>
          </table:table-cell>
          <table:table-cell table:style-name="ce191" table:formula="of:=IF([.C136]=&quot;&quot;;&quot;&quot;;&quot;'notes_&quot;&amp;[.C136]&amp;&quot;'!a1&quot;)">
            <text:p/>
          </table:table-cell>
          <table:table-cell table:style-name="ce253" table:formula="of:=IF(ISBLANK([.$C$6]);0;ISNUMBER(SEARCH([.$C$6];[.$C136]&amp;&quot; &quot;&amp;[.$D136]&amp;&quot; &quot;&amp;[.$AG136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37]);&quot;-&quot;;[.C137])" office:value-type="string" office:string-value="-" calcext:value-type="string">
            <text:p>-</text:p>
          </table:table-cell>
          <table:table-cell table:style-name="ce169" table:formula="of:=IF(ISBLANK([.D137]);&quot;-&quot;;[.D137])" office:value-type="string" office:string-value="-" calcext:value-type="string">
            <text:p>-</text:p>
          </table:table-cell>
          <table:table-cell table:style-name="ce191" table:formula="of:=IF(ISNUMBER([.$F137]);IF(MIN([.$E137:.$F137])&lt;[.$F137];0;[.$F137]);IF(ISNUMBER([.$E137]);[.$E137];IF(ISBLANK([.$D137]);&quot;-&quot;;&quot;?&quot;)))" office:value-type="string" office:string-value="-" calcext:value-type="string">
            <text:p>-</text:p>
          </table:table-cell>
          <table:table-cell table:style-name="ce200" table:formula="of:=IF(ISNUMBER([.$AN137]);IF([.$AN137]&lt;=plan_semaine_fin;MAX([.$AN137];[.AO$7]);98);IF([.$AN13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7]);SUMIF([.$AT$8:.$BM$8];[.$AN137];[.$I137:.$AD137])&gt;0;0)" office:value-type="float" office:value="0" calcext:value-type="float">
            <text:p>0</text:p>
          </table:table-cell>
          <table:table-cell table:style-name="ce213" table:formula="of:=IF(ISNUMBER([.$AN137]);[.$AN13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7];0;[.AT$6]));IF(OFFSET([.$H137];0;[.AT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AU$6]));IF(OFFSET([.$H137];0;[.AU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AV$6]));IF(OFFSET([.$H137];0;[.AV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AW$6]));IF(OFFSET([.$H137];0;[.AW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AX$6]));IF(OFFSET([.$H137];0;[.AX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AY$6]));IF(OFFSET([.$H137];0;[.AY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AZ$6]));IF(OFFSET([.$H137];0;[.AZ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A$6]));IF(OFFSET([.$H137];0;[.BA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B$6]));IF(OFFSET([.$H137];0;[.BB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C$6]));IF(OFFSET([.$H137];0;[.BC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D$6]));IF(OFFSET([.$H137];0;[.BD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E$6]));IF(OFFSET([.$H137];0;[.BE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F$6]));IF(OFFSET([.$H137];0;[.BF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G$6]));IF(OFFSET([.$H137];0;[.BG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H$6]));IF(OFFSET([.$H137];0;[.BH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I$6]));IF(OFFSET([.$H137];0;[.BI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J$6]));IF(OFFSET([.$H137];0;[.BJ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K$6]));IF(OFFSET([.$H137];0;[.BK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L$6]));IF(OFFSET([.$H137];0;[.BL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M$6]));IF(OFFSET([.$H137];0;[.BM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N$6]));IF(OFFSET([.$H137];0;[.BN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O$6]));IF(OFFSET([.$H137];0;[.BO$6])&gt;0;[.$AO137];&quot;(zéro)&quot;);&quot;-&quot;)" office:value-type="string" office:string-value="-" calcext:value-type="string">
            <text:p>-</text:p>
          </table:table-cell>
          <table:table-cell table:style-name="ce191" table:formula="of:=IF(ISNUMBER(OFFSET([.$H137];0;[.BP$6]));IF(OFFSET([.$H137];0;[.BP$6])&gt;0;[.$AO13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7]));OR([.D137]=OFFSET([.D137];-1;0);[.D137]=&quot;+&quot;))" office:value-type="float" office:value="0" calcext:value-type="float">
            <text:p>0</text:p>
          </table:table-cell>
          <table:table-cell table:style-name="ce233" table:formula="of:=IF(NOT([.BR137]);MATCH(0;OFFSET([.BR13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7]=&quot;&quot;;[.$C137]=&quot;absences&quot;);0;NOT(ISNUMBER(MATCH([.$C137];OFFSET(#REF!;1;0;999;1);0))))" office:value-type="float" office:value="0" calcext:value-type="float">
            <text:p>0</text:p>
          </table:table-cell>
          <table:table-cell table:style-name="ce246" table:formula="of:=[.$C137]&amp;&quot;_&quot;&amp;TEXT([.$AO137];&quot;00&quot;)" office:value-type="string" office:string-value="_-" calcext:value-type="string">
            <text:p>_-</text:p>
          </table:table-cell>
          <table:table-cell table:style-name="ce191" table:formula="of:=IF([.C137]=&quot;&quot;;&quot;&quot;;&quot;'notes_&quot;&amp;[.C137]&amp;&quot;'!a1&quot;)">
            <text:p/>
          </table:table-cell>
          <table:table-cell table:style-name="ce253" table:formula="of:=IF(ISBLANK([.$C$6]);0;ISNUMBER(SEARCH([.$C$6];[.$C137]&amp;&quot; &quot;&amp;[.$D137]&amp;&quot; &quot;&amp;[.$AG137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38]);&quot;-&quot;;[.C138])" office:value-type="string" office:string-value="-" calcext:value-type="string">
            <text:p>-</text:p>
          </table:table-cell>
          <table:table-cell table:style-name="ce169" table:formula="of:=IF(ISBLANK([.D138]);&quot;-&quot;;[.D138])" office:value-type="string" office:string-value="-" calcext:value-type="string">
            <text:p>-</text:p>
          </table:table-cell>
          <table:table-cell table:style-name="ce191" table:formula="of:=IF(ISNUMBER([.$F138]);IF(MIN([.$E138:.$F138])&lt;[.$F138];0;[.$F138]);IF(ISNUMBER([.$E138]);[.$E138];IF(ISBLANK([.$D138]);&quot;-&quot;;&quot;?&quot;)))" office:value-type="string" office:string-value="-" calcext:value-type="string">
            <text:p>-</text:p>
          </table:table-cell>
          <table:table-cell table:style-name="ce200" table:formula="of:=IF(ISNUMBER([.$AN138]);IF([.$AN138]&lt;=plan_semaine_fin;MAX([.$AN138];[.AO$7]);98);IF([.$AN13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8]);SUMIF([.$AT$8:.$BM$8];[.$AN138];[.$I138:.$AD138])&gt;0;0)" office:value-type="float" office:value="0" calcext:value-type="float">
            <text:p>0</text:p>
          </table:table-cell>
          <table:table-cell table:style-name="ce213" table:formula="of:=IF(ISNUMBER([.$AN138]);[.$AN13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8];0;[.AT$6]));IF(OFFSET([.$H138];0;[.AT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AU$6]));IF(OFFSET([.$H138];0;[.AU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AV$6]));IF(OFFSET([.$H138];0;[.AV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AW$6]));IF(OFFSET([.$H138];0;[.AW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AX$6]));IF(OFFSET([.$H138];0;[.AX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AY$6]));IF(OFFSET([.$H138];0;[.AY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AZ$6]));IF(OFFSET([.$H138];0;[.AZ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A$6]));IF(OFFSET([.$H138];0;[.BA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B$6]));IF(OFFSET([.$H138];0;[.BB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C$6]));IF(OFFSET([.$H138];0;[.BC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D$6]));IF(OFFSET([.$H138];0;[.BD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E$6]));IF(OFFSET([.$H138];0;[.BE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F$6]));IF(OFFSET([.$H138];0;[.BF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G$6]));IF(OFFSET([.$H138];0;[.BG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H$6]));IF(OFFSET([.$H138];0;[.BH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I$6]));IF(OFFSET([.$H138];0;[.BI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J$6]));IF(OFFSET([.$H138];0;[.BJ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K$6]));IF(OFFSET([.$H138];0;[.BK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L$6]));IF(OFFSET([.$H138];0;[.BL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M$6]));IF(OFFSET([.$H138];0;[.BM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N$6]));IF(OFFSET([.$H138];0;[.BN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O$6]));IF(OFFSET([.$H138];0;[.BO$6])&gt;0;[.$AO138];&quot;(zéro)&quot;);&quot;-&quot;)" office:value-type="string" office:string-value="-" calcext:value-type="string">
            <text:p>-</text:p>
          </table:table-cell>
          <table:table-cell table:style-name="ce191" table:formula="of:=IF(ISNUMBER(OFFSET([.$H138];0;[.BP$6]));IF(OFFSET([.$H138];0;[.BP$6])&gt;0;[.$AO13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8]));OR([.D138]=OFFSET([.D138];-1;0);[.D138]=&quot;+&quot;))" office:value-type="float" office:value="0" calcext:value-type="float">
            <text:p>0</text:p>
          </table:table-cell>
          <table:table-cell table:style-name="ce233" table:formula="of:=IF(NOT([.BR138]);MATCH(0;OFFSET([.BR13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8]=&quot;&quot;;[.$C138]=&quot;absences&quot;);0;NOT(ISNUMBER(MATCH([.$C138];OFFSET(#REF!;1;0;999;1);0))))" office:value-type="float" office:value="0" calcext:value-type="float">
            <text:p>0</text:p>
          </table:table-cell>
          <table:table-cell table:style-name="ce246" table:formula="of:=[.$C138]&amp;&quot;_&quot;&amp;TEXT([.$AO138];&quot;00&quot;)" office:value-type="string" office:string-value="_-" calcext:value-type="string">
            <text:p>_-</text:p>
          </table:table-cell>
          <table:table-cell table:style-name="ce191" table:formula="of:=IF([.C138]=&quot;&quot;;&quot;&quot;;&quot;'notes_&quot;&amp;[.C138]&amp;&quot;'!a1&quot;)">
            <text:p/>
          </table:table-cell>
          <table:table-cell table:style-name="ce253" table:formula="of:=IF(ISBLANK([.$C$6]);0;ISNUMBER(SEARCH([.$C$6];[.$C138]&amp;&quot; &quot;&amp;[.$D138]&amp;&quot; &quot;&amp;[.$AG138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39]);&quot;-&quot;;[.C139])" office:value-type="string" office:string-value="-" calcext:value-type="string">
            <text:p>-</text:p>
          </table:table-cell>
          <table:table-cell table:style-name="ce169" table:formula="of:=IF(ISBLANK([.D139]);&quot;-&quot;;[.D139])" office:value-type="string" office:string-value="-" calcext:value-type="string">
            <text:p>-</text:p>
          </table:table-cell>
          <table:table-cell table:style-name="ce191" table:formula="of:=IF(ISNUMBER([.$F139]);IF(MIN([.$E139:.$F139])&lt;[.$F139];0;[.$F139]);IF(ISNUMBER([.$E139]);[.$E139];IF(ISBLANK([.$D139]);&quot;-&quot;;&quot;?&quot;)))" office:value-type="string" office:string-value="-" calcext:value-type="string">
            <text:p>-</text:p>
          </table:table-cell>
          <table:table-cell table:style-name="ce200" table:formula="of:=IF(ISNUMBER([.$AN139]);IF([.$AN139]&lt;=plan_semaine_fin;MAX([.$AN139];[.AO$7]);98);IF([.$AN13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39]);SUMIF([.$AT$8:.$BM$8];[.$AN139];[.$I139:.$AD139])&gt;0;0)" office:value-type="float" office:value="0" calcext:value-type="float">
            <text:p>0</text:p>
          </table:table-cell>
          <table:table-cell table:style-name="ce213" table:formula="of:=IF(ISNUMBER([.$AN139]);[.$AN13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39];0;[.AT$6]));IF(OFFSET([.$H139];0;[.AT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AU$6]));IF(OFFSET([.$H139];0;[.AU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AV$6]));IF(OFFSET([.$H139];0;[.AV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AW$6]));IF(OFFSET([.$H139];0;[.AW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AX$6]));IF(OFFSET([.$H139];0;[.AX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AY$6]));IF(OFFSET([.$H139];0;[.AY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AZ$6]));IF(OFFSET([.$H139];0;[.AZ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A$6]));IF(OFFSET([.$H139];0;[.BA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B$6]));IF(OFFSET([.$H139];0;[.BB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C$6]));IF(OFFSET([.$H139];0;[.BC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D$6]));IF(OFFSET([.$H139];0;[.BD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E$6]));IF(OFFSET([.$H139];0;[.BE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F$6]));IF(OFFSET([.$H139];0;[.BF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G$6]));IF(OFFSET([.$H139];0;[.BG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H$6]));IF(OFFSET([.$H139];0;[.BH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I$6]));IF(OFFSET([.$H139];0;[.BI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J$6]));IF(OFFSET([.$H139];0;[.BJ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K$6]));IF(OFFSET([.$H139];0;[.BK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L$6]));IF(OFFSET([.$H139];0;[.BL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M$6]));IF(OFFSET([.$H139];0;[.BM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N$6]));IF(OFFSET([.$H139];0;[.BN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O$6]));IF(OFFSET([.$H139];0;[.BO$6])&gt;0;[.$AO139];&quot;(zéro)&quot;);&quot;-&quot;)" office:value-type="string" office:string-value="-" calcext:value-type="string">
            <text:p>-</text:p>
          </table:table-cell>
          <table:table-cell table:style-name="ce191" table:formula="of:=IF(ISNUMBER(OFFSET([.$H139];0;[.BP$6]));IF(OFFSET([.$H139];0;[.BP$6])&gt;0;[.$AO13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39]));OR([.D139]=OFFSET([.D139];-1;0);[.D139]=&quot;+&quot;))" office:value-type="float" office:value="0" calcext:value-type="float">
            <text:p>0</text:p>
          </table:table-cell>
          <table:table-cell table:style-name="ce233" table:formula="of:=IF(NOT([.BR139]);MATCH(0;OFFSET([.BR13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39]=&quot;&quot;;[.$C139]=&quot;absences&quot;);0;NOT(ISNUMBER(MATCH([.$C139];OFFSET(#REF!;1;0;999;1);0))))" office:value-type="float" office:value="0" calcext:value-type="float">
            <text:p>0</text:p>
          </table:table-cell>
          <table:table-cell table:style-name="ce246" table:formula="of:=[.$C139]&amp;&quot;_&quot;&amp;TEXT([.$AO139];&quot;00&quot;)" office:value-type="string" office:string-value="_-" calcext:value-type="string">
            <text:p>_-</text:p>
          </table:table-cell>
          <table:table-cell table:style-name="ce191" table:formula="of:=IF([.C139]=&quot;&quot;;&quot;&quot;;&quot;'notes_&quot;&amp;[.C139]&amp;&quot;'!a1&quot;)">
            <text:p/>
          </table:table-cell>
          <table:table-cell table:style-name="ce253" table:formula="of:=IF(ISBLANK([.$C$6]);0;ISNUMBER(SEARCH([.$C$6];[.$C139]&amp;&quot; &quot;&amp;[.$D139]&amp;&quot; &quot;&amp;[.$AG139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40]);&quot;-&quot;;[.C140])" office:value-type="string" office:string-value="-" calcext:value-type="string">
            <text:p>-</text:p>
          </table:table-cell>
          <table:table-cell table:style-name="ce169" table:formula="of:=IF(ISBLANK([.D140]);&quot;-&quot;;[.D140])" office:value-type="string" office:string-value="-" calcext:value-type="string">
            <text:p>-</text:p>
          </table:table-cell>
          <table:table-cell table:style-name="ce191" table:formula="of:=IF(ISNUMBER([.$F140]);IF(MIN([.$E140:.$F140])&lt;[.$F140];0;[.$F140]);IF(ISNUMBER([.$E140]);[.$E140];IF(ISBLANK([.$D140]);&quot;-&quot;;&quot;?&quot;)))" office:value-type="string" office:string-value="-" calcext:value-type="string">
            <text:p>-</text:p>
          </table:table-cell>
          <table:table-cell table:style-name="ce200" table:formula="of:=IF(ISNUMBER([.$AN140]);IF([.$AN140]&lt;=plan_semaine_fin;MAX([.$AN140];[.AO$7]);98);IF([.$AN14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0]);SUMIF([.$AT$8:.$BM$8];[.$AN140];[.$I140:.$AD140])&gt;0;0)" office:value-type="float" office:value="0" calcext:value-type="float">
            <text:p>0</text:p>
          </table:table-cell>
          <table:table-cell table:style-name="ce213" table:formula="of:=IF(ISNUMBER([.$AN140]);[.$AN14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0];0;[.AT$6]));IF(OFFSET([.$H140];0;[.AT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AU$6]));IF(OFFSET([.$H140];0;[.AU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AV$6]));IF(OFFSET([.$H140];0;[.AV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AW$6]));IF(OFFSET([.$H140];0;[.AW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AX$6]));IF(OFFSET([.$H140];0;[.AX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AY$6]));IF(OFFSET([.$H140];0;[.AY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AZ$6]));IF(OFFSET([.$H140];0;[.AZ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A$6]));IF(OFFSET([.$H140];0;[.BA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B$6]));IF(OFFSET([.$H140];0;[.BB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C$6]));IF(OFFSET([.$H140];0;[.BC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D$6]));IF(OFFSET([.$H140];0;[.BD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E$6]));IF(OFFSET([.$H140];0;[.BE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F$6]));IF(OFFSET([.$H140];0;[.BF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G$6]));IF(OFFSET([.$H140];0;[.BG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H$6]));IF(OFFSET([.$H140];0;[.BH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I$6]));IF(OFFSET([.$H140];0;[.BI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J$6]));IF(OFFSET([.$H140];0;[.BJ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K$6]));IF(OFFSET([.$H140];0;[.BK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L$6]));IF(OFFSET([.$H140];0;[.BL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M$6]));IF(OFFSET([.$H140];0;[.BM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N$6]));IF(OFFSET([.$H140];0;[.BN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O$6]));IF(OFFSET([.$H140];0;[.BO$6])&gt;0;[.$AO140];&quot;(zéro)&quot;);&quot;-&quot;)" office:value-type="string" office:string-value="-" calcext:value-type="string">
            <text:p>-</text:p>
          </table:table-cell>
          <table:table-cell table:style-name="ce191" table:formula="of:=IF(ISNUMBER(OFFSET([.$H140];0;[.BP$6]));IF(OFFSET([.$H140];0;[.BP$6])&gt;0;[.$AO14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0]));OR([.D140]=OFFSET([.D140];-1;0);[.D140]=&quot;+&quot;))" office:value-type="float" office:value="0" calcext:value-type="float">
            <text:p>0</text:p>
          </table:table-cell>
          <table:table-cell table:style-name="ce233" table:formula="of:=IF(NOT([.BR140]);MATCH(0;OFFSET([.BR140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0]=&quot;&quot;;[.$C140]=&quot;absences&quot;);0;NOT(ISNUMBER(MATCH([.$C140];OFFSET(#REF!;1;0;999;1);0))))" office:value-type="float" office:value="0" calcext:value-type="float">
            <text:p>0</text:p>
          </table:table-cell>
          <table:table-cell table:style-name="ce246" table:formula="of:=[.$C140]&amp;&quot;_&quot;&amp;TEXT([.$AO140];&quot;00&quot;)" office:value-type="string" office:string-value="_-" calcext:value-type="string">
            <text:p>_-</text:p>
          </table:table-cell>
          <table:table-cell table:style-name="ce191" table:formula="of:=IF([.C140]=&quot;&quot;;&quot;&quot;;&quot;'notes_&quot;&amp;[.C140]&amp;&quot;'!a1&quot;)">
            <text:p/>
          </table:table-cell>
          <table:table-cell table:style-name="ce253" table:formula="of:=IF(ISBLANK([.$C$6]);0;ISNUMBER(SEARCH([.$C$6];[.$C140]&amp;&quot; &quot;&amp;[.$D140]&amp;&quot; &quot;&amp;[.$AG140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41]);&quot;-&quot;;[.C141])" office:value-type="string" office:string-value="-" calcext:value-type="string">
            <text:p>-</text:p>
          </table:table-cell>
          <table:table-cell table:style-name="ce169" table:formula="of:=IF(ISBLANK([.D141]);&quot;-&quot;;[.D141])" office:value-type="string" office:string-value="-" calcext:value-type="string">
            <text:p>-</text:p>
          </table:table-cell>
          <table:table-cell table:style-name="ce191" table:formula="of:=IF(ISNUMBER([.$F141]);IF(MIN([.$E141:.$F141])&lt;[.$F141];0;[.$F141]);IF(ISNUMBER([.$E141]);[.$E141];IF(ISBLANK([.$D141]);&quot;-&quot;;&quot;?&quot;)))" office:value-type="string" office:string-value="-" calcext:value-type="string">
            <text:p>-</text:p>
          </table:table-cell>
          <table:table-cell table:style-name="ce200" table:formula="of:=IF(ISNUMBER([.$AN141]);IF([.$AN141]&lt;=plan_semaine_fin;MAX([.$AN141];[.AO$7]);98);IF([.$AN14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1]);SUMIF([.$AT$8:.$BM$8];[.$AN141];[.$I141:.$AD141])&gt;0;0)" office:value-type="float" office:value="0" calcext:value-type="float">
            <text:p>0</text:p>
          </table:table-cell>
          <table:table-cell table:style-name="ce213" table:formula="of:=IF(ISNUMBER([.$AN141]);[.$AN14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1];0;[.AT$6]));IF(OFFSET([.$H141];0;[.AT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AU$6]));IF(OFFSET([.$H141];0;[.AU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AV$6]));IF(OFFSET([.$H141];0;[.AV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AW$6]));IF(OFFSET([.$H141];0;[.AW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AX$6]));IF(OFFSET([.$H141];0;[.AX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AY$6]));IF(OFFSET([.$H141];0;[.AY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AZ$6]));IF(OFFSET([.$H141];0;[.AZ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A$6]));IF(OFFSET([.$H141];0;[.BA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B$6]));IF(OFFSET([.$H141];0;[.BB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C$6]));IF(OFFSET([.$H141];0;[.BC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D$6]));IF(OFFSET([.$H141];0;[.BD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E$6]));IF(OFFSET([.$H141];0;[.BE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F$6]));IF(OFFSET([.$H141];0;[.BF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G$6]));IF(OFFSET([.$H141];0;[.BG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H$6]));IF(OFFSET([.$H141];0;[.BH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I$6]));IF(OFFSET([.$H141];0;[.BI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J$6]));IF(OFFSET([.$H141];0;[.BJ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K$6]));IF(OFFSET([.$H141];0;[.BK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L$6]));IF(OFFSET([.$H141];0;[.BL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M$6]));IF(OFFSET([.$H141];0;[.BM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N$6]));IF(OFFSET([.$H141];0;[.BN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O$6]));IF(OFFSET([.$H141];0;[.BO$6])&gt;0;[.$AO141];&quot;(zéro)&quot;);&quot;-&quot;)" office:value-type="string" office:string-value="-" calcext:value-type="string">
            <text:p>-</text:p>
          </table:table-cell>
          <table:table-cell table:style-name="ce191" table:formula="of:=IF(ISNUMBER(OFFSET([.$H141];0;[.BP$6]));IF(OFFSET([.$H141];0;[.BP$6])&gt;0;[.$AO14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1]));OR([.D141]=OFFSET([.D141];-1;0);[.D141]=&quot;+&quot;))" office:value-type="float" office:value="0" calcext:value-type="float">
            <text:p>0</text:p>
          </table:table-cell>
          <table:table-cell table:style-name="ce233" table:formula="of:=IF(NOT([.BR141]);MATCH(0;OFFSET([.BR14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1]=&quot;&quot;;[.$C141]=&quot;absences&quot;);0;NOT(ISNUMBER(MATCH([.$C141];OFFSET(#REF!;1;0;999;1);0))))" office:value-type="float" office:value="0" calcext:value-type="float">
            <text:p>0</text:p>
          </table:table-cell>
          <table:table-cell table:style-name="ce246" table:formula="of:=[.$C141]&amp;&quot;_&quot;&amp;TEXT([.$AO141];&quot;00&quot;)" office:value-type="string" office:string-value="_-" calcext:value-type="string">
            <text:p>_-</text:p>
          </table:table-cell>
          <table:table-cell table:style-name="ce191" table:formula="of:=IF([.C141]=&quot;&quot;;&quot;&quot;;&quot;'notes_&quot;&amp;[.C141]&amp;&quot;'!a1&quot;)">
            <text:p/>
          </table:table-cell>
          <table:table-cell table:style-name="ce253" table:formula="of:=IF(ISBLANK([.$C$6]);0;ISNUMBER(SEARCH([.$C$6];[.$C141]&amp;&quot; &quot;&amp;[.$D141]&amp;&quot; &quot;&amp;[.$AG141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42]);&quot;-&quot;;[.C142])" office:value-type="string" office:string-value="-" calcext:value-type="string">
            <text:p>-</text:p>
          </table:table-cell>
          <table:table-cell table:style-name="ce169" table:formula="of:=IF(ISBLANK([.D142]);&quot;-&quot;;[.D142])" office:value-type="string" office:string-value="-" calcext:value-type="string">
            <text:p>-</text:p>
          </table:table-cell>
          <table:table-cell table:style-name="ce191" table:formula="of:=IF(ISNUMBER([.$F142]);IF(MIN([.$E142:.$F142])&lt;[.$F142];0;[.$F142]);IF(ISNUMBER([.$E142]);[.$E142];IF(ISBLANK([.$D142]);&quot;-&quot;;&quot;?&quot;)))" office:value-type="string" office:string-value="-" calcext:value-type="string">
            <text:p>-</text:p>
          </table:table-cell>
          <table:table-cell table:style-name="ce200" table:formula="of:=IF(ISNUMBER([.$AN142]);IF([.$AN142]&lt;=plan_semaine_fin;MAX([.$AN142];[.AO$7]);98);IF([.$AN14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2]);SUMIF([.$AT$8:.$BM$8];[.$AN142];[.$I142:.$AD142])&gt;0;0)" office:value-type="float" office:value="0" calcext:value-type="float">
            <text:p>0</text:p>
          </table:table-cell>
          <table:table-cell table:style-name="ce213" table:formula="of:=IF(ISNUMBER([.$AN142]);[.$AN14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2];0;[.AT$6]));IF(OFFSET([.$H142];0;[.AT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AU$6]));IF(OFFSET([.$H142];0;[.AU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AV$6]));IF(OFFSET([.$H142];0;[.AV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AW$6]));IF(OFFSET([.$H142];0;[.AW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AX$6]));IF(OFFSET([.$H142];0;[.AX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AY$6]));IF(OFFSET([.$H142];0;[.AY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AZ$6]));IF(OFFSET([.$H142];0;[.AZ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A$6]));IF(OFFSET([.$H142];0;[.BA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B$6]));IF(OFFSET([.$H142];0;[.BB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C$6]));IF(OFFSET([.$H142];0;[.BC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D$6]));IF(OFFSET([.$H142];0;[.BD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E$6]));IF(OFFSET([.$H142];0;[.BE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F$6]));IF(OFFSET([.$H142];0;[.BF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G$6]));IF(OFFSET([.$H142];0;[.BG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H$6]));IF(OFFSET([.$H142];0;[.BH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I$6]));IF(OFFSET([.$H142];0;[.BI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J$6]));IF(OFFSET([.$H142];0;[.BJ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K$6]));IF(OFFSET([.$H142];0;[.BK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L$6]));IF(OFFSET([.$H142];0;[.BL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M$6]));IF(OFFSET([.$H142];0;[.BM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N$6]));IF(OFFSET([.$H142];0;[.BN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O$6]));IF(OFFSET([.$H142];0;[.BO$6])&gt;0;[.$AO142];&quot;(zéro)&quot;);&quot;-&quot;)" office:value-type="string" office:string-value="-" calcext:value-type="string">
            <text:p>-</text:p>
          </table:table-cell>
          <table:table-cell table:style-name="ce191" table:formula="of:=IF(ISNUMBER(OFFSET([.$H142];0;[.BP$6]));IF(OFFSET([.$H142];0;[.BP$6])&gt;0;[.$AO14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2]));OR([.D142]=OFFSET([.D142];-1;0);[.D142]=&quot;+&quot;))" office:value-type="float" office:value="0" calcext:value-type="float">
            <text:p>0</text:p>
          </table:table-cell>
          <table:table-cell table:style-name="ce233" table:formula="of:=IF(NOT([.BR142]);MATCH(0;OFFSET([.BR14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2]=&quot;&quot;;[.$C142]=&quot;absences&quot;);0;NOT(ISNUMBER(MATCH([.$C142];OFFSET(#REF!;1;0;999;1);0))))" office:value-type="float" office:value="0" calcext:value-type="float">
            <text:p>0</text:p>
          </table:table-cell>
          <table:table-cell table:style-name="ce246" table:formula="of:=[.$C142]&amp;&quot;_&quot;&amp;TEXT([.$AO142];&quot;00&quot;)" office:value-type="string" office:string-value="_-" calcext:value-type="string">
            <text:p>_-</text:p>
          </table:table-cell>
          <table:table-cell table:style-name="ce191" table:formula="of:=IF([.C142]=&quot;&quot;;&quot;&quot;;&quot;'notes_&quot;&amp;[.C142]&amp;&quot;'!a1&quot;)">
            <text:p/>
          </table:table-cell>
          <table:table-cell table:style-name="ce253" table:formula="of:=IF(ISBLANK([.$C$6]);0;ISNUMBER(SEARCH([.$C$6];[.$C142]&amp;&quot; &quot;&amp;[.$D142]&amp;&quot; &quot;&amp;[.$AG142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43]);&quot;-&quot;;[.C143])" office:value-type="string" office:string-value="-" calcext:value-type="string">
            <text:p>-</text:p>
          </table:table-cell>
          <table:table-cell table:style-name="ce169" table:formula="of:=IF(ISBLANK([.D143]);&quot;-&quot;;[.D143])" office:value-type="string" office:string-value="-" calcext:value-type="string">
            <text:p>-</text:p>
          </table:table-cell>
          <table:table-cell table:style-name="ce191" table:formula="of:=IF(ISNUMBER([.$F143]);IF(MIN([.$E143:.$F143])&lt;[.$F143];0;[.$F143]);IF(ISNUMBER([.$E143]);[.$E143];IF(ISBLANK([.$D143]);&quot;-&quot;;&quot;?&quot;)))" office:value-type="string" office:string-value="-" calcext:value-type="string">
            <text:p>-</text:p>
          </table:table-cell>
          <table:table-cell table:style-name="ce200" table:formula="of:=IF(ISNUMBER([.$AN143]);IF([.$AN143]&lt;=plan_semaine_fin;MAX([.$AN143];[.AO$7]);98);IF([.$AN14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3]);SUMIF([.$AT$8:.$BM$8];[.$AN143];[.$I143:.$AD143])&gt;0;0)" office:value-type="float" office:value="0" calcext:value-type="float">
            <text:p>0</text:p>
          </table:table-cell>
          <table:table-cell table:style-name="ce213" table:formula="of:=IF(ISNUMBER([.$AN143]);[.$AN14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3];0;[.AT$6]));IF(OFFSET([.$H143];0;[.AT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AU$6]));IF(OFFSET([.$H143];0;[.AU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AV$6]));IF(OFFSET([.$H143];0;[.AV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AW$6]));IF(OFFSET([.$H143];0;[.AW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AX$6]));IF(OFFSET([.$H143];0;[.AX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AY$6]));IF(OFFSET([.$H143];0;[.AY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AZ$6]));IF(OFFSET([.$H143];0;[.AZ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A$6]));IF(OFFSET([.$H143];0;[.BA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B$6]));IF(OFFSET([.$H143];0;[.BB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C$6]));IF(OFFSET([.$H143];0;[.BC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D$6]));IF(OFFSET([.$H143];0;[.BD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E$6]));IF(OFFSET([.$H143];0;[.BE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F$6]));IF(OFFSET([.$H143];0;[.BF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G$6]));IF(OFFSET([.$H143];0;[.BG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H$6]));IF(OFFSET([.$H143];0;[.BH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I$6]));IF(OFFSET([.$H143];0;[.BI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J$6]));IF(OFFSET([.$H143];0;[.BJ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K$6]));IF(OFFSET([.$H143];0;[.BK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L$6]));IF(OFFSET([.$H143];0;[.BL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M$6]));IF(OFFSET([.$H143];0;[.BM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N$6]));IF(OFFSET([.$H143];0;[.BN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O$6]));IF(OFFSET([.$H143];0;[.BO$6])&gt;0;[.$AO143];&quot;(zéro)&quot;);&quot;-&quot;)" office:value-type="string" office:string-value="-" calcext:value-type="string">
            <text:p>-</text:p>
          </table:table-cell>
          <table:table-cell table:style-name="ce191" table:formula="of:=IF(ISNUMBER(OFFSET([.$H143];0;[.BP$6]));IF(OFFSET([.$H143];0;[.BP$6])&gt;0;[.$AO14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3]));OR([.D143]=OFFSET([.D143];-1;0);[.D143]=&quot;+&quot;))" office:value-type="float" office:value="0" calcext:value-type="float">
            <text:p>0</text:p>
          </table:table-cell>
          <table:table-cell table:style-name="ce233" table:formula="of:=IF(NOT([.BR143]);MATCH(0;OFFSET([.BR14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3]=&quot;&quot;;[.$C143]=&quot;absences&quot;);0;NOT(ISNUMBER(MATCH([.$C143];OFFSET(#REF!;1;0;999;1);0))))" office:value-type="float" office:value="0" calcext:value-type="float">
            <text:p>0</text:p>
          </table:table-cell>
          <table:table-cell table:style-name="ce246" table:formula="of:=[.$C143]&amp;&quot;_&quot;&amp;TEXT([.$AO143];&quot;00&quot;)" office:value-type="string" office:string-value="_-" calcext:value-type="string">
            <text:p>_-</text:p>
          </table:table-cell>
          <table:table-cell table:style-name="ce191" table:formula="of:=IF([.C143]=&quot;&quot;;&quot;&quot;;&quot;'notes_&quot;&amp;[.C143]&amp;&quot;'!a1&quot;)">
            <text:p/>
          </table:table-cell>
          <table:table-cell table:style-name="ce253" table:formula="of:=IF(ISBLANK([.$C$6]);0;ISNUMBER(SEARCH([.$C$6];[.$C143]&amp;&quot; &quot;&amp;[.$D143]&amp;&quot; &quot;&amp;[.$AG143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44]);&quot;-&quot;;[.C144])" office:value-type="string" office:string-value="-" calcext:value-type="string">
            <text:p>-</text:p>
          </table:table-cell>
          <table:table-cell table:style-name="ce169" table:formula="of:=IF(ISBLANK([.D144]);&quot;-&quot;;[.D144])" office:value-type="string" office:string-value="-" calcext:value-type="string">
            <text:p>-</text:p>
          </table:table-cell>
          <table:table-cell table:style-name="ce191" table:formula="of:=IF(ISNUMBER([.$F144]);IF(MIN([.$E144:.$F144])&lt;[.$F144];0;[.$F144]);IF(ISNUMBER([.$E144]);[.$E144];IF(ISBLANK([.$D144]);&quot;-&quot;;&quot;?&quot;)))" office:value-type="string" office:string-value="-" calcext:value-type="string">
            <text:p>-</text:p>
          </table:table-cell>
          <table:table-cell table:style-name="ce200" table:formula="of:=IF(ISNUMBER([.$AN144]);IF([.$AN144]&lt;=plan_semaine_fin;MAX([.$AN144];[.AO$7]);98);IF([.$AN14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4]);SUMIF([.$AT$8:.$BM$8];[.$AN144];[.$I144:.$AD144])&gt;0;0)" office:value-type="float" office:value="0" calcext:value-type="float">
            <text:p>0</text:p>
          </table:table-cell>
          <table:table-cell table:style-name="ce213" table:formula="of:=IF(ISNUMBER([.$AN144]);[.$AN14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4];0;[.AT$6]));IF(OFFSET([.$H144];0;[.AT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AU$6]));IF(OFFSET([.$H144];0;[.AU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AV$6]));IF(OFFSET([.$H144];0;[.AV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AW$6]));IF(OFFSET([.$H144];0;[.AW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AX$6]));IF(OFFSET([.$H144];0;[.AX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AY$6]));IF(OFFSET([.$H144];0;[.AY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AZ$6]));IF(OFFSET([.$H144];0;[.AZ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A$6]));IF(OFFSET([.$H144];0;[.BA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B$6]));IF(OFFSET([.$H144];0;[.BB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C$6]));IF(OFFSET([.$H144];0;[.BC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D$6]));IF(OFFSET([.$H144];0;[.BD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E$6]));IF(OFFSET([.$H144];0;[.BE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F$6]));IF(OFFSET([.$H144];0;[.BF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G$6]));IF(OFFSET([.$H144];0;[.BG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H$6]));IF(OFFSET([.$H144];0;[.BH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I$6]));IF(OFFSET([.$H144];0;[.BI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J$6]));IF(OFFSET([.$H144];0;[.BJ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K$6]));IF(OFFSET([.$H144];0;[.BK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L$6]));IF(OFFSET([.$H144];0;[.BL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M$6]));IF(OFFSET([.$H144];0;[.BM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N$6]));IF(OFFSET([.$H144];0;[.BN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O$6]));IF(OFFSET([.$H144];0;[.BO$6])&gt;0;[.$AO144];&quot;(zéro)&quot;);&quot;-&quot;)" office:value-type="string" office:string-value="-" calcext:value-type="string">
            <text:p>-</text:p>
          </table:table-cell>
          <table:table-cell table:style-name="ce191" table:formula="of:=IF(ISNUMBER(OFFSET([.$H144];0;[.BP$6]));IF(OFFSET([.$H144];0;[.BP$6])&gt;0;[.$AO14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4]));OR([.D144]=OFFSET([.D144];-1;0);[.D144]=&quot;+&quot;))" office:value-type="float" office:value="0" calcext:value-type="float">
            <text:p>0</text:p>
          </table:table-cell>
          <table:table-cell table:style-name="ce233" table:formula="of:=IF(NOT([.BR144]);MATCH(0;OFFSET([.BR14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4]=&quot;&quot;;[.$C144]=&quot;absences&quot;);0;NOT(ISNUMBER(MATCH([.$C144];OFFSET(#REF!;1;0;999;1);0))))" office:value-type="float" office:value="0" calcext:value-type="float">
            <text:p>0</text:p>
          </table:table-cell>
          <table:table-cell table:style-name="ce246" table:formula="of:=[.$C144]&amp;&quot;_&quot;&amp;TEXT([.$AO144];&quot;00&quot;)" office:value-type="string" office:string-value="_-" calcext:value-type="string">
            <text:p>_-</text:p>
          </table:table-cell>
          <table:table-cell table:style-name="ce191" table:formula="of:=IF([.C144]=&quot;&quot;;&quot;&quot;;&quot;'notes_&quot;&amp;[.C144]&amp;&quot;'!a1&quot;)">
            <text:p/>
          </table:table-cell>
          <table:table-cell table:style-name="ce253" table:formula="of:=IF(ISBLANK([.$C$6]);0;ISNUMBER(SEARCH([.$C$6];[.$C144]&amp;&quot; &quot;&amp;[.$D144]&amp;&quot; &quot;&amp;[.$AG144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45]);&quot;-&quot;;[.C145])" office:value-type="string" office:string-value="-" calcext:value-type="string">
            <text:p>-</text:p>
          </table:table-cell>
          <table:table-cell table:style-name="ce169" table:formula="of:=IF(ISBLANK([.D145]);&quot;-&quot;;[.D145])" office:value-type="string" office:string-value="-" calcext:value-type="string">
            <text:p>-</text:p>
          </table:table-cell>
          <table:table-cell table:style-name="ce191" table:formula="of:=IF(ISNUMBER([.$F145]);IF(MIN([.$E145:.$F145])&lt;[.$F145];0;[.$F145]);IF(ISNUMBER([.$E145]);[.$E145];IF(ISBLANK([.$D145]);&quot;-&quot;;&quot;?&quot;)))" office:value-type="string" office:string-value="-" calcext:value-type="string">
            <text:p>-</text:p>
          </table:table-cell>
          <table:table-cell table:style-name="ce200" table:formula="of:=IF(ISNUMBER([.$AN145]);IF([.$AN145]&lt;=plan_semaine_fin;MAX([.$AN145];[.AO$7]);98);IF([.$AN14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5]);SUMIF([.$AT$8:.$BM$8];[.$AN145];[.$I145:.$AD145])&gt;0;0)" office:value-type="float" office:value="0" calcext:value-type="float">
            <text:p>0</text:p>
          </table:table-cell>
          <table:table-cell table:style-name="ce213" table:formula="of:=IF(ISNUMBER([.$AN145]);[.$AN14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5];0;[.AT$6]));IF(OFFSET([.$H145];0;[.AT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AU$6]));IF(OFFSET([.$H145];0;[.AU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AV$6]));IF(OFFSET([.$H145];0;[.AV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AW$6]));IF(OFFSET([.$H145];0;[.AW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AX$6]));IF(OFFSET([.$H145];0;[.AX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AY$6]));IF(OFFSET([.$H145];0;[.AY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AZ$6]));IF(OFFSET([.$H145];0;[.AZ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A$6]));IF(OFFSET([.$H145];0;[.BA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B$6]));IF(OFFSET([.$H145];0;[.BB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C$6]));IF(OFFSET([.$H145];0;[.BC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D$6]));IF(OFFSET([.$H145];0;[.BD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E$6]));IF(OFFSET([.$H145];0;[.BE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F$6]));IF(OFFSET([.$H145];0;[.BF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G$6]));IF(OFFSET([.$H145];0;[.BG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H$6]));IF(OFFSET([.$H145];0;[.BH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I$6]));IF(OFFSET([.$H145];0;[.BI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J$6]));IF(OFFSET([.$H145];0;[.BJ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K$6]));IF(OFFSET([.$H145];0;[.BK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L$6]));IF(OFFSET([.$H145];0;[.BL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M$6]));IF(OFFSET([.$H145];0;[.BM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N$6]));IF(OFFSET([.$H145];0;[.BN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O$6]));IF(OFFSET([.$H145];0;[.BO$6])&gt;0;[.$AO145];&quot;(zéro)&quot;);&quot;-&quot;)" office:value-type="string" office:string-value="-" calcext:value-type="string">
            <text:p>-</text:p>
          </table:table-cell>
          <table:table-cell table:style-name="ce191" table:formula="of:=IF(ISNUMBER(OFFSET([.$H145];0;[.BP$6]));IF(OFFSET([.$H145];0;[.BP$6])&gt;0;[.$AO14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5]));OR([.D145]=OFFSET([.D145];-1;0);[.D145]=&quot;+&quot;))" office:value-type="float" office:value="0" calcext:value-type="float">
            <text:p>0</text:p>
          </table:table-cell>
          <table:table-cell table:style-name="ce233" table:formula="of:=IF(NOT([.BR145]);MATCH(0;OFFSET([.BR14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5]=&quot;&quot;;[.$C145]=&quot;absences&quot;);0;NOT(ISNUMBER(MATCH([.$C145];OFFSET(#REF!;1;0;999;1);0))))" office:value-type="float" office:value="0" calcext:value-type="float">
            <text:p>0</text:p>
          </table:table-cell>
          <table:table-cell table:style-name="ce246" table:formula="of:=[.$C145]&amp;&quot;_&quot;&amp;TEXT([.$AO145];&quot;00&quot;)" office:value-type="string" office:string-value="_-" calcext:value-type="string">
            <text:p>_-</text:p>
          </table:table-cell>
          <table:table-cell table:style-name="ce191" table:formula="of:=IF([.C145]=&quot;&quot;;&quot;&quot;;&quot;'notes_&quot;&amp;[.C145]&amp;&quot;'!a1&quot;)">
            <text:p/>
          </table:table-cell>
          <table:table-cell table:style-name="ce253" table:formula="of:=IF(ISBLANK([.$C$6]);0;ISNUMBER(SEARCH([.$C$6];[.$C145]&amp;&quot; &quot;&amp;[.$D145]&amp;&quot; &quot;&amp;[.$AG145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46]);&quot;-&quot;;[.C146])" office:value-type="string" office:string-value="-" calcext:value-type="string">
            <text:p>-</text:p>
          </table:table-cell>
          <table:table-cell table:style-name="ce169" table:formula="of:=IF(ISBLANK([.D146]);&quot;-&quot;;[.D146])" office:value-type="string" office:string-value="-" calcext:value-type="string">
            <text:p>-</text:p>
          </table:table-cell>
          <table:table-cell table:style-name="ce191" table:formula="of:=IF(ISNUMBER([.$F146]);IF(MIN([.$E146:.$F146])&lt;[.$F146];0;[.$F146]);IF(ISNUMBER([.$E146]);[.$E146];IF(ISBLANK([.$D146]);&quot;-&quot;;&quot;?&quot;)))" office:value-type="string" office:string-value="-" calcext:value-type="string">
            <text:p>-</text:p>
          </table:table-cell>
          <table:table-cell table:style-name="ce200" table:formula="of:=IF(ISNUMBER([.$AN146]);IF([.$AN146]&lt;=plan_semaine_fin;MAX([.$AN146];[.AO$7]);98);IF([.$AN14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6]);SUMIF([.$AT$8:.$BM$8];[.$AN146];[.$I146:.$AD146])&gt;0;0)" office:value-type="float" office:value="0" calcext:value-type="float">
            <text:p>0</text:p>
          </table:table-cell>
          <table:table-cell table:style-name="ce213" table:formula="of:=IF(ISNUMBER([.$AN146]);[.$AN14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6];0;[.AT$6]));IF(OFFSET([.$H146];0;[.AT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AU$6]));IF(OFFSET([.$H146];0;[.AU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AV$6]));IF(OFFSET([.$H146];0;[.AV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AW$6]));IF(OFFSET([.$H146];0;[.AW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AX$6]));IF(OFFSET([.$H146];0;[.AX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AY$6]));IF(OFFSET([.$H146];0;[.AY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AZ$6]));IF(OFFSET([.$H146];0;[.AZ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A$6]));IF(OFFSET([.$H146];0;[.BA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B$6]));IF(OFFSET([.$H146];0;[.BB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C$6]));IF(OFFSET([.$H146];0;[.BC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D$6]));IF(OFFSET([.$H146];0;[.BD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E$6]));IF(OFFSET([.$H146];0;[.BE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F$6]));IF(OFFSET([.$H146];0;[.BF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G$6]));IF(OFFSET([.$H146];0;[.BG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H$6]));IF(OFFSET([.$H146];0;[.BH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I$6]));IF(OFFSET([.$H146];0;[.BI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J$6]));IF(OFFSET([.$H146];0;[.BJ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K$6]));IF(OFFSET([.$H146];0;[.BK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L$6]));IF(OFFSET([.$H146];0;[.BL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M$6]));IF(OFFSET([.$H146];0;[.BM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N$6]));IF(OFFSET([.$H146];0;[.BN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O$6]));IF(OFFSET([.$H146];0;[.BO$6])&gt;0;[.$AO146];&quot;(zéro)&quot;);&quot;-&quot;)" office:value-type="string" office:string-value="-" calcext:value-type="string">
            <text:p>-</text:p>
          </table:table-cell>
          <table:table-cell table:style-name="ce191" table:formula="of:=IF(ISNUMBER(OFFSET([.$H146];0;[.BP$6]));IF(OFFSET([.$H146];0;[.BP$6])&gt;0;[.$AO14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6]));OR([.D146]=OFFSET([.D146];-1;0);[.D146]=&quot;+&quot;))" office:value-type="float" office:value="0" calcext:value-type="float">
            <text:p>0</text:p>
          </table:table-cell>
          <table:table-cell table:style-name="ce233" table:formula="of:=IF(NOT([.BR146]);MATCH(0;OFFSET([.BR14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6]=&quot;&quot;;[.$C146]=&quot;absences&quot;);0;NOT(ISNUMBER(MATCH([.$C146];OFFSET(#REF!;1;0;999;1);0))))" office:value-type="float" office:value="0" calcext:value-type="float">
            <text:p>0</text:p>
          </table:table-cell>
          <table:table-cell table:style-name="ce246" table:formula="of:=[.$C146]&amp;&quot;_&quot;&amp;TEXT([.$AO146];&quot;00&quot;)" office:value-type="string" office:string-value="_-" calcext:value-type="string">
            <text:p>_-</text:p>
          </table:table-cell>
          <table:table-cell table:style-name="ce191" table:formula="of:=IF([.C146]=&quot;&quot;;&quot;&quot;;&quot;'notes_&quot;&amp;[.C146]&amp;&quot;'!a1&quot;)">
            <text:p/>
          </table:table-cell>
          <table:table-cell table:style-name="ce253" table:formula="of:=IF(ISBLANK([.$C$6]);0;ISNUMBER(SEARCH([.$C$6];[.$C146]&amp;&quot; &quot;&amp;[.$D146]&amp;&quot; &quot;&amp;[.$AG146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47]);&quot;-&quot;;[.C147])" office:value-type="string" office:string-value="-" calcext:value-type="string">
            <text:p>-</text:p>
          </table:table-cell>
          <table:table-cell table:style-name="ce169" table:formula="of:=IF(ISBLANK([.D147]);&quot;-&quot;;[.D147])" office:value-type="string" office:string-value="-" calcext:value-type="string">
            <text:p>-</text:p>
          </table:table-cell>
          <table:table-cell table:style-name="ce191" table:formula="of:=IF(ISNUMBER([.$F147]);IF(MIN([.$E147:.$F147])&lt;[.$F147];0;[.$F147]);IF(ISNUMBER([.$E147]);[.$E147];IF(ISBLANK([.$D147]);&quot;-&quot;;&quot;?&quot;)))" office:value-type="string" office:string-value="-" calcext:value-type="string">
            <text:p>-</text:p>
          </table:table-cell>
          <table:table-cell table:style-name="ce200" table:formula="of:=IF(ISNUMBER([.$AN147]);IF([.$AN147]&lt;=plan_semaine_fin;MAX([.$AN147];[.AO$7]);98);IF([.$AN14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7]);SUMIF([.$AT$8:.$BM$8];[.$AN147];[.$I147:.$AD147])&gt;0;0)" office:value-type="float" office:value="0" calcext:value-type="float">
            <text:p>0</text:p>
          </table:table-cell>
          <table:table-cell table:style-name="ce213" table:formula="of:=IF(ISNUMBER([.$AN147]);[.$AN14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7];0;[.AT$6]));IF(OFFSET([.$H147];0;[.AT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AU$6]));IF(OFFSET([.$H147];0;[.AU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AV$6]));IF(OFFSET([.$H147];0;[.AV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AW$6]));IF(OFFSET([.$H147];0;[.AW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AX$6]));IF(OFFSET([.$H147];0;[.AX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AY$6]));IF(OFFSET([.$H147];0;[.AY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AZ$6]));IF(OFFSET([.$H147];0;[.AZ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A$6]));IF(OFFSET([.$H147];0;[.BA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B$6]));IF(OFFSET([.$H147];0;[.BB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C$6]));IF(OFFSET([.$H147];0;[.BC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D$6]));IF(OFFSET([.$H147];0;[.BD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E$6]));IF(OFFSET([.$H147];0;[.BE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F$6]));IF(OFFSET([.$H147];0;[.BF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G$6]));IF(OFFSET([.$H147];0;[.BG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H$6]));IF(OFFSET([.$H147];0;[.BH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I$6]));IF(OFFSET([.$H147];0;[.BI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J$6]));IF(OFFSET([.$H147];0;[.BJ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K$6]));IF(OFFSET([.$H147];0;[.BK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L$6]));IF(OFFSET([.$H147];0;[.BL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M$6]));IF(OFFSET([.$H147];0;[.BM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N$6]));IF(OFFSET([.$H147];0;[.BN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O$6]));IF(OFFSET([.$H147];0;[.BO$6])&gt;0;[.$AO147];&quot;(zéro)&quot;);&quot;-&quot;)" office:value-type="string" office:string-value="-" calcext:value-type="string">
            <text:p>-</text:p>
          </table:table-cell>
          <table:table-cell table:style-name="ce191" table:formula="of:=IF(ISNUMBER(OFFSET([.$H147];0;[.BP$6]));IF(OFFSET([.$H147];0;[.BP$6])&gt;0;[.$AO14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7]));OR([.D147]=OFFSET([.D147];-1;0);[.D147]=&quot;+&quot;))" office:value-type="float" office:value="0" calcext:value-type="float">
            <text:p>0</text:p>
          </table:table-cell>
          <table:table-cell table:style-name="ce233" table:formula="of:=IF(NOT([.BR147]);MATCH(0;OFFSET([.BR14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7]=&quot;&quot;;[.$C147]=&quot;absences&quot;);0;NOT(ISNUMBER(MATCH([.$C147];OFFSET(#REF!;1;0;999;1);0))))" office:value-type="float" office:value="0" calcext:value-type="float">
            <text:p>0</text:p>
          </table:table-cell>
          <table:table-cell table:style-name="ce246" table:formula="of:=[.$C147]&amp;&quot;_&quot;&amp;TEXT([.$AO147];&quot;00&quot;)" office:value-type="string" office:string-value="_-" calcext:value-type="string">
            <text:p>_-</text:p>
          </table:table-cell>
          <table:table-cell table:style-name="ce191" table:formula="of:=IF([.C147]=&quot;&quot;;&quot;&quot;;&quot;'notes_&quot;&amp;[.C147]&amp;&quot;'!a1&quot;)">
            <text:p/>
          </table:table-cell>
          <table:table-cell table:style-name="ce253" table:formula="of:=IF(ISBLANK([.$C$6]);0;ISNUMBER(SEARCH([.$C$6];[.$C147]&amp;&quot; &quot;&amp;[.$D147]&amp;&quot; &quot;&amp;[.$AG147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48]);&quot;-&quot;;[.C148])" office:value-type="string" office:string-value="-" calcext:value-type="string">
            <text:p>-</text:p>
          </table:table-cell>
          <table:table-cell table:style-name="ce169" table:formula="of:=IF(ISBLANK([.D148]);&quot;-&quot;;[.D148])" office:value-type="string" office:string-value="-" calcext:value-type="string">
            <text:p>-</text:p>
          </table:table-cell>
          <table:table-cell table:style-name="ce191" table:formula="of:=IF(ISNUMBER([.$F148]);IF(MIN([.$E148:.$F148])&lt;[.$F148];0;[.$F148]);IF(ISNUMBER([.$E148]);[.$E148];IF(ISBLANK([.$D148]);&quot;-&quot;;&quot;?&quot;)))" office:value-type="string" office:string-value="-" calcext:value-type="string">
            <text:p>-</text:p>
          </table:table-cell>
          <table:table-cell table:style-name="ce200" table:formula="of:=IF(ISNUMBER([.$AN148]);IF([.$AN148]&lt;=plan_semaine_fin;MAX([.$AN148];[.AO$7]);98);IF([.$AN14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8]);SUMIF([.$AT$8:.$BM$8];[.$AN148];[.$I148:.$AD148])&gt;0;0)" office:value-type="float" office:value="0" calcext:value-type="float">
            <text:p>0</text:p>
          </table:table-cell>
          <table:table-cell table:style-name="ce213" table:formula="of:=IF(ISNUMBER([.$AN148]);[.$AN14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8];0;[.AT$6]));IF(OFFSET([.$H148];0;[.AT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AU$6]));IF(OFFSET([.$H148];0;[.AU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AV$6]));IF(OFFSET([.$H148];0;[.AV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AW$6]));IF(OFFSET([.$H148];0;[.AW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AX$6]));IF(OFFSET([.$H148];0;[.AX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AY$6]));IF(OFFSET([.$H148];0;[.AY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AZ$6]));IF(OFFSET([.$H148];0;[.AZ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A$6]));IF(OFFSET([.$H148];0;[.BA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B$6]));IF(OFFSET([.$H148];0;[.BB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C$6]));IF(OFFSET([.$H148];0;[.BC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D$6]));IF(OFFSET([.$H148];0;[.BD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E$6]));IF(OFFSET([.$H148];0;[.BE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F$6]));IF(OFFSET([.$H148];0;[.BF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G$6]));IF(OFFSET([.$H148];0;[.BG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H$6]));IF(OFFSET([.$H148];0;[.BH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I$6]));IF(OFFSET([.$H148];0;[.BI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J$6]));IF(OFFSET([.$H148];0;[.BJ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K$6]));IF(OFFSET([.$H148];0;[.BK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L$6]));IF(OFFSET([.$H148];0;[.BL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M$6]));IF(OFFSET([.$H148];0;[.BM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N$6]));IF(OFFSET([.$H148];0;[.BN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O$6]));IF(OFFSET([.$H148];0;[.BO$6])&gt;0;[.$AO148];&quot;(zéro)&quot;);&quot;-&quot;)" office:value-type="string" office:string-value="-" calcext:value-type="string">
            <text:p>-</text:p>
          </table:table-cell>
          <table:table-cell table:style-name="ce191" table:formula="of:=IF(ISNUMBER(OFFSET([.$H148];0;[.BP$6]));IF(OFFSET([.$H148];0;[.BP$6])&gt;0;[.$AO14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8]));OR([.D148]=OFFSET([.D148];-1;0);[.D148]=&quot;+&quot;))" office:value-type="float" office:value="0" calcext:value-type="float">
            <text:p>0</text:p>
          </table:table-cell>
          <table:table-cell table:style-name="ce233" table:formula="of:=IF(NOT([.BR148]);MATCH(0;OFFSET([.BR14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8]=&quot;&quot;;[.$C148]=&quot;absences&quot;);0;NOT(ISNUMBER(MATCH([.$C148];OFFSET(#REF!;1;0;999;1);0))))" office:value-type="float" office:value="0" calcext:value-type="float">
            <text:p>0</text:p>
          </table:table-cell>
          <table:table-cell table:style-name="ce246" table:formula="of:=[.$C148]&amp;&quot;_&quot;&amp;TEXT([.$AO148];&quot;00&quot;)" office:value-type="string" office:string-value="_-" calcext:value-type="string">
            <text:p>_-</text:p>
          </table:table-cell>
          <table:table-cell table:style-name="ce191" table:formula="of:=IF([.C148]=&quot;&quot;;&quot;&quot;;&quot;'notes_&quot;&amp;[.C148]&amp;&quot;'!a1&quot;)">
            <text:p/>
          </table:table-cell>
          <table:table-cell table:style-name="ce253" table:formula="of:=IF(ISBLANK([.$C$6]);0;ISNUMBER(SEARCH([.$C$6];[.$C148]&amp;&quot; &quot;&amp;[.$D148]&amp;&quot; &quot;&amp;[.$AG148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49]);&quot;-&quot;;[.C149])" office:value-type="string" office:string-value="-" calcext:value-type="string">
            <text:p>-</text:p>
          </table:table-cell>
          <table:table-cell table:style-name="ce169" table:formula="of:=IF(ISBLANK([.D149]);&quot;-&quot;;[.D149])" office:value-type="string" office:string-value="-" calcext:value-type="string">
            <text:p>-</text:p>
          </table:table-cell>
          <table:table-cell table:style-name="ce191" table:formula="of:=IF(ISNUMBER([.$F149]);IF(MIN([.$E149:.$F149])&lt;[.$F149];0;[.$F149]);IF(ISNUMBER([.$E149]);[.$E149];IF(ISBLANK([.$D149]);&quot;-&quot;;&quot;?&quot;)))" office:value-type="string" office:string-value="-" calcext:value-type="string">
            <text:p>-</text:p>
          </table:table-cell>
          <table:table-cell table:style-name="ce200" table:formula="of:=IF(ISNUMBER([.$AN149]);IF([.$AN149]&lt;=plan_semaine_fin;MAX([.$AN149];[.AO$7]);98);IF([.$AN14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49]);SUMIF([.$AT$8:.$BM$8];[.$AN149];[.$I149:.$AD149])&gt;0;0)" office:value-type="float" office:value="0" calcext:value-type="float">
            <text:p>0</text:p>
          </table:table-cell>
          <table:table-cell table:style-name="ce213" table:formula="of:=IF(ISNUMBER([.$AN149]);[.$AN14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49];0;[.AT$6]));IF(OFFSET([.$H149];0;[.AT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AU$6]));IF(OFFSET([.$H149];0;[.AU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AV$6]));IF(OFFSET([.$H149];0;[.AV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AW$6]));IF(OFFSET([.$H149];0;[.AW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AX$6]));IF(OFFSET([.$H149];0;[.AX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AY$6]));IF(OFFSET([.$H149];0;[.AY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AZ$6]));IF(OFFSET([.$H149];0;[.AZ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A$6]));IF(OFFSET([.$H149];0;[.BA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B$6]));IF(OFFSET([.$H149];0;[.BB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C$6]));IF(OFFSET([.$H149];0;[.BC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D$6]));IF(OFFSET([.$H149];0;[.BD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E$6]));IF(OFFSET([.$H149];0;[.BE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F$6]));IF(OFFSET([.$H149];0;[.BF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G$6]));IF(OFFSET([.$H149];0;[.BG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H$6]));IF(OFFSET([.$H149];0;[.BH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I$6]));IF(OFFSET([.$H149];0;[.BI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J$6]));IF(OFFSET([.$H149];0;[.BJ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K$6]));IF(OFFSET([.$H149];0;[.BK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L$6]));IF(OFFSET([.$H149];0;[.BL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M$6]));IF(OFFSET([.$H149];0;[.BM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N$6]));IF(OFFSET([.$H149];0;[.BN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O$6]));IF(OFFSET([.$H149];0;[.BO$6])&gt;0;[.$AO149];&quot;(zéro)&quot;);&quot;-&quot;)" office:value-type="string" office:string-value="-" calcext:value-type="string">
            <text:p>-</text:p>
          </table:table-cell>
          <table:table-cell table:style-name="ce191" table:formula="of:=IF(ISNUMBER(OFFSET([.$H149];0;[.BP$6]));IF(OFFSET([.$H149];0;[.BP$6])&gt;0;[.$AO14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49]));OR([.D149]=OFFSET([.D149];-1;0);[.D149]=&quot;+&quot;))" office:value-type="float" office:value="0" calcext:value-type="float">
            <text:p>0</text:p>
          </table:table-cell>
          <table:table-cell table:style-name="ce233" table:formula="of:=IF(NOT([.BR149]);MATCH(0;OFFSET([.BR14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49]=&quot;&quot;;[.$C149]=&quot;absences&quot;);0;NOT(ISNUMBER(MATCH([.$C149];OFFSET(#REF!;1;0;999;1);0))))" office:value-type="float" office:value="0" calcext:value-type="float">
            <text:p>0</text:p>
          </table:table-cell>
          <table:table-cell table:style-name="ce246" table:formula="of:=[.$C149]&amp;&quot;_&quot;&amp;TEXT([.$AO149];&quot;00&quot;)" office:value-type="string" office:string-value="_-" calcext:value-type="string">
            <text:p>_-</text:p>
          </table:table-cell>
          <table:table-cell table:style-name="ce191" table:formula="of:=IF([.C149]=&quot;&quot;;&quot;&quot;;&quot;'notes_&quot;&amp;[.C149]&amp;&quot;'!a1&quot;)">
            <text:p/>
          </table:table-cell>
          <table:table-cell table:style-name="ce253" table:formula="of:=IF(ISBLANK([.$C$6]);0;ISNUMBER(SEARCH([.$C$6];[.$C149]&amp;&quot; &quot;&amp;[.$D149]&amp;&quot; &quot;&amp;[.$AG149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50]);&quot;-&quot;;[.C150])" office:value-type="string" office:string-value="-" calcext:value-type="string">
            <text:p>-</text:p>
          </table:table-cell>
          <table:table-cell table:style-name="ce169" table:formula="of:=IF(ISBLANK([.D150]);&quot;-&quot;;[.D150])" office:value-type="string" office:string-value="-" calcext:value-type="string">
            <text:p>-</text:p>
          </table:table-cell>
          <table:table-cell table:style-name="ce191" table:formula="of:=IF(ISNUMBER([.$F150]);IF(MIN([.$E150:.$F150])&lt;[.$F150];0;[.$F150]);IF(ISNUMBER([.$E150]);[.$E150];IF(ISBLANK([.$D150]);&quot;-&quot;;&quot;?&quot;)))" office:value-type="string" office:string-value="-" calcext:value-type="string">
            <text:p>-</text:p>
          </table:table-cell>
          <table:table-cell table:style-name="ce200" table:formula="of:=IF(ISNUMBER([.$AN150]);IF([.$AN150]&lt;=plan_semaine_fin;MAX([.$AN150];[.AO$7]);98);IF([.$AN15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0]);SUMIF([.$AT$8:.$BM$8];[.$AN150];[.$I150:.$AD150])&gt;0;0)" office:value-type="float" office:value="0" calcext:value-type="float">
            <text:p>0</text:p>
          </table:table-cell>
          <table:table-cell table:style-name="ce213" table:formula="of:=IF(ISNUMBER([.$AN150]);[.$AN15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0];0;[.AT$6]));IF(OFFSET([.$H150];0;[.AT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AU$6]));IF(OFFSET([.$H150];0;[.AU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AV$6]));IF(OFFSET([.$H150];0;[.AV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AW$6]));IF(OFFSET([.$H150];0;[.AW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AX$6]));IF(OFFSET([.$H150];0;[.AX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AY$6]));IF(OFFSET([.$H150];0;[.AY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AZ$6]));IF(OFFSET([.$H150];0;[.AZ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A$6]));IF(OFFSET([.$H150];0;[.BA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B$6]));IF(OFFSET([.$H150];0;[.BB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C$6]));IF(OFFSET([.$H150];0;[.BC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D$6]));IF(OFFSET([.$H150];0;[.BD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E$6]));IF(OFFSET([.$H150];0;[.BE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F$6]));IF(OFFSET([.$H150];0;[.BF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G$6]));IF(OFFSET([.$H150];0;[.BG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H$6]));IF(OFFSET([.$H150];0;[.BH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I$6]));IF(OFFSET([.$H150];0;[.BI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J$6]));IF(OFFSET([.$H150];0;[.BJ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K$6]));IF(OFFSET([.$H150];0;[.BK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L$6]));IF(OFFSET([.$H150];0;[.BL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M$6]));IF(OFFSET([.$H150];0;[.BM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N$6]));IF(OFFSET([.$H150];0;[.BN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O$6]));IF(OFFSET([.$H150];0;[.BO$6])&gt;0;[.$AO150];&quot;(zéro)&quot;);&quot;-&quot;)" office:value-type="string" office:string-value="-" calcext:value-type="string">
            <text:p>-</text:p>
          </table:table-cell>
          <table:table-cell table:style-name="ce191" table:formula="of:=IF(ISNUMBER(OFFSET([.$H150];0;[.BP$6]));IF(OFFSET([.$H150];0;[.BP$6])&gt;0;[.$AO15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50]));OR([.D150]=OFFSET([.D150];-1;0);[.D150]=&quot;+&quot;))" office:value-type="float" office:value="0" calcext:value-type="float">
            <text:p>0</text:p>
          </table:table-cell>
          <table:table-cell table:style-name="ce233" table:formula="of:=IF(NOT([.BR150]);MATCH(0;OFFSET([.BR150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50]=&quot;&quot;;[.$C150]=&quot;absences&quot;);0;NOT(ISNUMBER(MATCH([.$C150];OFFSET(#REF!;1;0;999;1);0))))" office:value-type="float" office:value="0" calcext:value-type="float">
            <text:p>0</text:p>
          </table:table-cell>
          <table:table-cell table:style-name="ce246" table:formula="of:=[.$C150]&amp;&quot;_&quot;&amp;TEXT([.$AO150];&quot;00&quot;)" office:value-type="string" office:string-value="_-" calcext:value-type="string">
            <text:p>_-</text:p>
          </table:table-cell>
          <table:table-cell table:style-name="ce191" table:formula="of:=IF([.C150]=&quot;&quot;;&quot;&quot;;&quot;'notes_&quot;&amp;[.C150]&amp;&quot;'!a1&quot;)">
            <text:p/>
          </table:table-cell>
          <table:table-cell table:style-name="ce253" table:formula="of:=IF(ISBLANK([.$C$6]);0;ISNUMBER(SEARCH([.$C$6];[.$C150]&amp;&quot; &quot;&amp;[.$D150]&amp;&quot; &quot;&amp;[.$AG150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51]);&quot;-&quot;;[.C151])" office:value-type="string" office:string-value="-" calcext:value-type="string">
            <text:p>-</text:p>
          </table:table-cell>
          <table:table-cell table:style-name="ce169" table:formula="of:=IF(ISBLANK([.D151]);&quot;-&quot;;[.D151])" office:value-type="string" office:string-value="-" calcext:value-type="string">
            <text:p>-</text:p>
          </table:table-cell>
          <table:table-cell table:style-name="ce191" table:formula="of:=IF(ISNUMBER([.$F151]);IF(MIN([.$E151:.$F151])&lt;[.$F151];0;[.$F151]);IF(ISNUMBER([.$E151]);[.$E151];IF(ISBLANK([.$D151]);&quot;-&quot;;&quot;?&quot;)))" office:value-type="string" office:string-value="-" calcext:value-type="string">
            <text:p>-</text:p>
          </table:table-cell>
          <table:table-cell table:style-name="ce200" table:formula="of:=IF(ISNUMBER([.$AN151]);IF([.$AN151]&lt;=plan_semaine_fin;MAX([.$AN151];[.AO$7]);98);IF([.$AN15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1]);SUMIF([.$AT$8:.$BM$8];[.$AN151];[.$I151:.$AD151])&gt;0;0)" office:value-type="float" office:value="0" calcext:value-type="float">
            <text:p>0</text:p>
          </table:table-cell>
          <table:table-cell table:style-name="ce213" table:formula="of:=IF(ISNUMBER([.$AN151]);[.$AN15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1];0;[.AT$6]));IF(OFFSET([.$H151];0;[.AT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AU$6]));IF(OFFSET([.$H151];0;[.AU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AV$6]));IF(OFFSET([.$H151];0;[.AV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AW$6]));IF(OFFSET([.$H151];0;[.AW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AX$6]));IF(OFFSET([.$H151];0;[.AX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AY$6]));IF(OFFSET([.$H151];0;[.AY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AZ$6]));IF(OFFSET([.$H151];0;[.AZ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A$6]));IF(OFFSET([.$H151];0;[.BA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B$6]));IF(OFFSET([.$H151];0;[.BB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C$6]));IF(OFFSET([.$H151];0;[.BC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D$6]));IF(OFFSET([.$H151];0;[.BD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E$6]));IF(OFFSET([.$H151];0;[.BE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F$6]));IF(OFFSET([.$H151];0;[.BF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G$6]));IF(OFFSET([.$H151];0;[.BG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H$6]));IF(OFFSET([.$H151];0;[.BH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I$6]));IF(OFFSET([.$H151];0;[.BI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J$6]));IF(OFFSET([.$H151];0;[.BJ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K$6]));IF(OFFSET([.$H151];0;[.BK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L$6]));IF(OFFSET([.$H151];0;[.BL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M$6]));IF(OFFSET([.$H151];0;[.BM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N$6]));IF(OFFSET([.$H151];0;[.BN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O$6]));IF(OFFSET([.$H151];0;[.BO$6])&gt;0;[.$AO151];&quot;(zéro)&quot;);&quot;-&quot;)" office:value-type="string" office:string-value="-" calcext:value-type="string">
            <text:p>-</text:p>
          </table:table-cell>
          <table:table-cell table:style-name="ce191" table:formula="of:=IF(ISNUMBER(OFFSET([.$H151];0;[.BP$6]));IF(OFFSET([.$H151];0;[.BP$6])&gt;0;[.$AO15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51]));OR([.D151]=OFFSET([.D151];-1;0);[.D151]=&quot;+&quot;))" office:value-type="float" office:value="0" calcext:value-type="float">
            <text:p>0</text:p>
          </table:table-cell>
          <table:table-cell table:style-name="ce233" table:formula="of:=IF(NOT([.BR151]);MATCH(0;OFFSET([.BR15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51]=&quot;&quot;;[.$C151]=&quot;absences&quot;);0;NOT(ISNUMBER(MATCH([.$C151];OFFSET(#REF!;1;0;999;1);0))))" office:value-type="float" office:value="0" calcext:value-type="float">
            <text:p>0</text:p>
          </table:table-cell>
          <table:table-cell table:style-name="ce246" table:formula="of:=[.$C151]&amp;&quot;_&quot;&amp;TEXT([.$AO151];&quot;00&quot;)" office:value-type="string" office:string-value="_-" calcext:value-type="string">
            <text:p>_-</text:p>
          </table:table-cell>
          <table:table-cell table:style-name="ce191" table:formula="of:=IF([.C151]=&quot;&quot;;&quot;&quot;;&quot;'notes_&quot;&amp;[.C151]&amp;&quot;'!a1&quot;)">
            <text:p/>
          </table:table-cell>
          <table:table-cell table:style-name="ce253" table:formula="of:=IF(ISBLANK([.$C$6]);0;ISNUMBER(SEARCH([.$C$6];[.$C151]&amp;&quot; &quot;&amp;[.$D151]&amp;&quot; &quot;&amp;[.$AG151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52]);&quot;-&quot;;[.C152])" office:value-type="string" office:string-value="-" calcext:value-type="string">
            <text:p>-</text:p>
          </table:table-cell>
          <table:table-cell table:style-name="ce169" table:formula="of:=IF(ISBLANK([.D152]);&quot;-&quot;;[.D152])" office:value-type="string" office:string-value="-" calcext:value-type="string">
            <text:p>-</text:p>
          </table:table-cell>
          <table:table-cell table:style-name="ce191" table:formula="of:=IF(ISNUMBER([.$F152]);IF(MIN([.$E152:.$F152])&lt;[.$F152];0;[.$F152]);IF(ISNUMBER([.$E152]);[.$E152];IF(ISBLANK([.$D152]);&quot;-&quot;;&quot;?&quot;)))" office:value-type="string" office:string-value="-" calcext:value-type="string">
            <text:p>-</text:p>
          </table:table-cell>
          <table:table-cell table:style-name="ce200" table:formula="of:=IF(ISNUMBER([.$AN152]);IF([.$AN152]&lt;=plan_semaine_fin;MAX([.$AN152];[.AO$7]);98);IF([.$AN15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2]);SUMIF([.$AT$8:.$BM$8];[.$AN152];[.$I152:.$AD152])&gt;0;0)" office:value-type="float" office:value="0" calcext:value-type="float">
            <text:p>0</text:p>
          </table:table-cell>
          <table:table-cell table:style-name="ce213" table:formula="of:=IF(ISNUMBER([.$AN152]);[.$AN15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2];0;[.AT$6]));IF(OFFSET([.$H152];0;[.AT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AU$6]));IF(OFFSET([.$H152];0;[.AU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AV$6]));IF(OFFSET([.$H152];0;[.AV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AW$6]));IF(OFFSET([.$H152];0;[.AW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AX$6]));IF(OFFSET([.$H152];0;[.AX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AY$6]));IF(OFFSET([.$H152];0;[.AY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AZ$6]));IF(OFFSET([.$H152];0;[.AZ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A$6]));IF(OFFSET([.$H152];0;[.BA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B$6]));IF(OFFSET([.$H152];0;[.BB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C$6]));IF(OFFSET([.$H152];0;[.BC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D$6]));IF(OFFSET([.$H152];0;[.BD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E$6]));IF(OFFSET([.$H152];0;[.BE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F$6]));IF(OFFSET([.$H152];0;[.BF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G$6]));IF(OFFSET([.$H152];0;[.BG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H$6]));IF(OFFSET([.$H152];0;[.BH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I$6]));IF(OFFSET([.$H152];0;[.BI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J$6]));IF(OFFSET([.$H152];0;[.BJ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K$6]));IF(OFFSET([.$H152];0;[.BK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L$6]));IF(OFFSET([.$H152];0;[.BL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M$6]));IF(OFFSET([.$H152];0;[.BM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N$6]));IF(OFFSET([.$H152];0;[.BN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O$6]));IF(OFFSET([.$H152];0;[.BO$6])&gt;0;[.$AO152];&quot;(zéro)&quot;);&quot;-&quot;)" office:value-type="string" office:string-value="-" calcext:value-type="string">
            <text:p>-</text:p>
          </table:table-cell>
          <table:table-cell table:style-name="ce191" table:formula="of:=IF(ISNUMBER(OFFSET([.$H152];0;[.BP$6]));IF(OFFSET([.$H152];0;[.BP$6])&gt;0;[.$AO15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52]));OR([.D152]=OFFSET([.D152];-1;0);[.D152]=&quot;+&quot;))" office:value-type="float" office:value="0" calcext:value-type="float">
            <text:p>0</text:p>
          </table:table-cell>
          <table:table-cell table:style-name="ce233" table:formula="of:=IF(NOT([.BR152]);MATCH(0;OFFSET([.BR15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52]=&quot;&quot;;[.$C152]=&quot;absences&quot;);0;NOT(ISNUMBER(MATCH([.$C152];OFFSET(#REF!;1;0;999;1);0))))" office:value-type="float" office:value="0" calcext:value-type="float">
            <text:p>0</text:p>
          </table:table-cell>
          <table:table-cell table:style-name="ce246" table:formula="of:=[.$C152]&amp;&quot;_&quot;&amp;TEXT([.$AO152];&quot;00&quot;)" office:value-type="string" office:string-value="_-" calcext:value-type="string">
            <text:p>_-</text:p>
          </table:table-cell>
          <table:table-cell table:style-name="ce191" table:formula="of:=IF([.C152]=&quot;&quot;;&quot;&quot;;&quot;'notes_&quot;&amp;[.C152]&amp;&quot;'!a1&quot;)">
            <text:p/>
          </table:table-cell>
          <table:table-cell table:style-name="ce253" table:formula="of:=IF(ISBLANK([.$C$6]);0;ISNUMBER(SEARCH([.$C$6];[.$C152]&amp;&quot; &quot;&amp;[.$D152]&amp;&quot; &quot;&amp;[.$AG152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53]);&quot;-&quot;;[.C153])" office:value-type="string" office:string-value="-" calcext:value-type="string">
            <text:p>-</text:p>
          </table:table-cell>
          <table:table-cell table:style-name="ce169" table:formula="of:=IF(ISBLANK([.D153]);&quot;-&quot;;[.D153])" office:value-type="string" office:string-value="-" calcext:value-type="string">
            <text:p>-</text:p>
          </table:table-cell>
          <table:table-cell table:style-name="ce191" table:formula="of:=IF(ISNUMBER([.$F153]);IF(MIN([.$E153:.$F153])&lt;[.$F153];0;[.$F153]);IF(ISNUMBER([.$E153]);[.$E153];IF(ISBLANK([.$D153]);&quot;-&quot;;&quot;?&quot;)))" office:value-type="string" office:string-value="-" calcext:value-type="string">
            <text:p>-</text:p>
          </table:table-cell>
          <table:table-cell table:style-name="ce200" table:formula="of:=IF(ISNUMBER([.$AN153]);IF([.$AN153]&lt;=plan_semaine_fin;MAX([.$AN153];[.AO$7]);98);IF([.$AN15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3]);SUMIF([.$AT$8:.$BM$8];[.$AN153];[.$I153:.$AD153])&gt;0;0)" office:value-type="float" office:value="0" calcext:value-type="float">
            <text:p>0</text:p>
          </table:table-cell>
          <table:table-cell table:style-name="ce213" table:formula="of:=IF(ISNUMBER([.$AN153]);[.$AN15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3];0;[.AT$6]));IF(OFFSET([.$H153];0;[.AT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AU$6]));IF(OFFSET([.$H153];0;[.AU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AV$6]));IF(OFFSET([.$H153];0;[.AV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AW$6]));IF(OFFSET([.$H153];0;[.AW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AX$6]));IF(OFFSET([.$H153];0;[.AX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AY$6]));IF(OFFSET([.$H153];0;[.AY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AZ$6]));IF(OFFSET([.$H153];0;[.AZ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A$6]));IF(OFFSET([.$H153];0;[.BA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B$6]));IF(OFFSET([.$H153];0;[.BB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C$6]));IF(OFFSET([.$H153];0;[.BC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D$6]));IF(OFFSET([.$H153];0;[.BD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E$6]));IF(OFFSET([.$H153];0;[.BE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F$6]));IF(OFFSET([.$H153];0;[.BF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G$6]));IF(OFFSET([.$H153];0;[.BG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H$6]));IF(OFFSET([.$H153];0;[.BH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I$6]));IF(OFFSET([.$H153];0;[.BI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J$6]));IF(OFFSET([.$H153];0;[.BJ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K$6]));IF(OFFSET([.$H153];0;[.BK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L$6]));IF(OFFSET([.$H153];0;[.BL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M$6]));IF(OFFSET([.$H153];0;[.BM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N$6]));IF(OFFSET([.$H153];0;[.BN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O$6]));IF(OFFSET([.$H153];0;[.BO$6])&gt;0;[.$AO153];&quot;(zéro)&quot;);&quot;-&quot;)" office:value-type="string" office:string-value="-" calcext:value-type="string">
            <text:p>-</text:p>
          </table:table-cell>
          <table:table-cell table:style-name="ce191" table:formula="of:=IF(ISNUMBER(OFFSET([.$H153];0;[.BP$6]));IF(OFFSET([.$H153];0;[.BP$6])&gt;0;[.$AO15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53]));OR([.D153]=OFFSET([.D153];-1;0);[.D153]=&quot;+&quot;))" office:value-type="float" office:value="0" calcext:value-type="float">
            <text:p>0</text:p>
          </table:table-cell>
          <table:table-cell table:style-name="ce233" table:formula="of:=IF(NOT([.BR153]);MATCH(0;OFFSET([.BR15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53]=&quot;&quot;;[.$C153]=&quot;absences&quot;);0;NOT(ISNUMBER(MATCH([.$C153];OFFSET(#REF!;1;0;999;1);0))))" office:value-type="float" office:value="0" calcext:value-type="float">
            <text:p>0</text:p>
          </table:table-cell>
          <table:table-cell table:style-name="ce246" table:formula="of:=[.$C153]&amp;&quot;_&quot;&amp;TEXT([.$AO153];&quot;00&quot;)" office:value-type="string" office:string-value="_-" calcext:value-type="string">
            <text:p>_-</text:p>
          </table:table-cell>
          <table:table-cell table:style-name="ce191" table:formula="of:=IF([.C153]=&quot;&quot;;&quot;&quot;;&quot;'notes_&quot;&amp;[.C153]&amp;&quot;'!a1&quot;)">
            <text:p/>
          </table:table-cell>
          <table:table-cell table:style-name="ce253" table:formula="of:=IF(ISBLANK([.$C$6]);0;ISNUMBER(SEARCH([.$C$6];[.$C153]&amp;&quot; &quot;&amp;[.$D153]&amp;&quot; &quot;&amp;[.$AG153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54]);&quot;-&quot;;[.C154])" office:value-type="string" office:string-value="-" calcext:value-type="string">
            <text:p>-</text:p>
          </table:table-cell>
          <table:table-cell table:style-name="ce169" table:formula="of:=IF(ISBLANK([.D154]);&quot;-&quot;;[.D154])" office:value-type="string" office:string-value="-" calcext:value-type="string">
            <text:p>-</text:p>
          </table:table-cell>
          <table:table-cell table:style-name="ce191" table:formula="of:=IF(ISNUMBER([.$F154]);IF(MIN([.$E154:.$F154])&lt;[.$F154];0;[.$F154]);IF(ISNUMBER([.$E154]);[.$E154];IF(ISBLANK([.$D154]);&quot;-&quot;;&quot;?&quot;)))" office:value-type="string" office:string-value="-" calcext:value-type="string">
            <text:p>-</text:p>
          </table:table-cell>
          <table:table-cell table:style-name="ce200" table:formula="of:=IF(ISNUMBER([.$AN154]);IF([.$AN154]&lt;=plan_semaine_fin;MAX([.$AN154];[.AO$7]);98);IF([.$AN15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4]);SUMIF([.$AT$8:.$BM$8];[.$AN154];[.$I154:.$AD154])&gt;0;0)" office:value-type="float" office:value="0" calcext:value-type="float">
            <text:p>0</text:p>
          </table:table-cell>
          <table:table-cell table:style-name="ce213" table:formula="of:=IF(ISNUMBER([.$AN154]);[.$AN15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4];0;[.AT$6]));IF(OFFSET([.$H154];0;[.AT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AU$6]));IF(OFFSET([.$H154];0;[.AU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AV$6]));IF(OFFSET([.$H154];0;[.AV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AW$6]));IF(OFFSET([.$H154];0;[.AW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AX$6]));IF(OFFSET([.$H154];0;[.AX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AY$6]));IF(OFFSET([.$H154];0;[.AY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AZ$6]));IF(OFFSET([.$H154];0;[.AZ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A$6]));IF(OFFSET([.$H154];0;[.BA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B$6]));IF(OFFSET([.$H154];0;[.BB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C$6]));IF(OFFSET([.$H154];0;[.BC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D$6]));IF(OFFSET([.$H154];0;[.BD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E$6]));IF(OFFSET([.$H154];0;[.BE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F$6]));IF(OFFSET([.$H154];0;[.BF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G$6]));IF(OFFSET([.$H154];0;[.BG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H$6]));IF(OFFSET([.$H154];0;[.BH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I$6]));IF(OFFSET([.$H154];0;[.BI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J$6]));IF(OFFSET([.$H154];0;[.BJ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K$6]));IF(OFFSET([.$H154];0;[.BK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L$6]));IF(OFFSET([.$H154];0;[.BL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M$6]));IF(OFFSET([.$H154];0;[.BM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N$6]));IF(OFFSET([.$H154];0;[.BN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O$6]));IF(OFFSET([.$H154];0;[.BO$6])&gt;0;[.$AO154];&quot;(zéro)&quot;);&quot;-&quot;)" office:value-type="string" office:string-value="-" calcext:value-type="string">
            <text:p>-</text:p>
          </table:table-cell>
          <table:table-cell table:style-name="ce191" table:formula="of:=IF(ISNUMBER(OFFSET([.$H154];0;[.BP$6]));IF(OFFSET([.$H154];0;[.BP$6])&gt;0;[.$AO15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154]));OR([.D154]=OFFSET([.D154];-1;0);[.D154]=&quot;+&quot;))" office:value-type="boolean" office:boolean-value="false" calcext:value-type="boolean">
            <text:p>FAUX</text:p>
          </table:table-cell>
          <table:table-cell table:style-name="ce233" table:formula="of:=IF(NOT([.BR154]);MATCH(0;OFFSET([.BR15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54]=&quot;&quot;;[.$C154]=&quot;absences&quot;);0;NOT(ISNUMBER(MATCH([.$C154];OFFSET(#REF!;1;0;999;1);0))))" office:value-type="float" office:value="0" calcext:value-type="float">
            <text:p>0</text:p>
          </table:table-cell>
          <table:table-cell table:style-name="ce246" table:formula="of:=[.$C154]&amp;&quot;_&quot;&amp;TEXT([.$AO154];&quot;00&quot;)" office:value-type="string" office:string-value="_-" calcext:value-type="string">
            <text:p>_-</text:p>
          </table:table-cell>
          <table:table-cell table:style-name="ce191" table:formula="of:=IF([.C154]=&quot;&quot;;&quot;&quot;;&quot;'notes_&quot;&amp;[.C154]&amp;&quot;'!a1&quot;)">
            <text:p/>
          </table:table-cell>
          <table:table-cell table:style-name="ce253" table:formula="of:=IF(ISBLANK([.$C$6]);0;ISNUMBER(SEARCH([.$C$6];[.$C154]&amp;&quot; &quot;&amp;[.$D154]&amp;&quot; &quot;&amp;[.$AG154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55]);&quot;-&quot;;[.C155])" office:value-type="string" office:string-value="-" calcext:value-type="string">
            <text:p>-</text:p>
          </table:table-cell>
          <table:table-cell table:style-name="ce169" table:formula="of:=IF(ISBLANK([.D155]);&quot;-&quot;;[.D155])" office:value-type="string" office:string-value="-" calcext:value-type="string">
            <text:p>-</text:p>
          </table:table-cell>
          <table:table-cell table:style-name="ce191" table:formula="of:=IF(ISNUMBER([.$F155]);IF(MIN([.$E155:.$F155])&lt;[.$F155];0;[.$F155]);IF(ISNUMBER([.$E155]);[.$E155];IF(ISBLANK([.$D155]);&quot;-&quot;;&quot;?&quot;)))" office:value-type="string" office:string-value="-" calcext:value-type="string">
            <text:p>-</text:p>
          </table:table-cell>
          <table:table-cell table:style-name="ce200" table:formula="of:=IF(ISNUMBER([.$AN155]);IF([.$AN155]&lt;=plan_semaine_fin;MAX([.$AN155];[.AO$7]);98);IF([.$AN15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5]);SUMIF([.$AT$8:.$BM$8];[.$AN155];[.$I155:.$AD155])&gt;0;0)" office:value-type="float" office:value="0" calcext:value-type="float">
            <text:p>0</text:p>
          </table:table-cell>
          <table:table-cell table:style-name="ce213" table:formula="of:=IF(ISNUMBER([.$AN155]);[.$AN15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5];0;[.AT$6]));IF(OFFSET([.$H155];0;[.AT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AU$6]));IF(OFFSET([.$H155];0;[.AU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AV$6]));IF(OFFSET([.$H155];0;[.AV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AW$6]));IF(OFFSET([.$H155];0;[.AW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AX$6]));IF(OFFSET([.$H155];0;[.AX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AY$6]));IF(OFFSET([.$H155];0;[.AY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AZ$6]));IF(OFFSET([.$H155];0;[.AZ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A$6]));IF(OFFSET([.$H155];0;[.BA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B$6]));IF(OFFSET([.$H155];0;[.BB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C$6]));IF(OFFSET([.$H155];0;[.BC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D$6]));IF(OFFSET([.$H155];0;[.BD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E$6]));IF(OFFSET([.$H155];0;[.BE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F$6]));IF(OFFSET([.$H155];0;[.BF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G$6]));IF(OFFSET([.$H155];0;[.BG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H$6]));IF(OFFSET([.$H155];0;[.BH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I$6]));IF(OFFSET([.$H155];0;[.BI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J$6]));IF(OFFSET([.$H155];0;[.BJ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K$6]));IF(OFFSET([.$H155];0;[.BK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L$6]));IF(OFFSET([.$H155];0;[.BL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M$6]));IF(OFFSET([.$H155];0;[.BM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N$6]));IF(OFFSET([.$H155];0;[.BN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O$6]));IF(OFFSET([.$H155];0;[.BO$6])&gt;0;[.$AO155];&quot;(zéro)&quot;);&quot;-&quot;)" office:value-type="string" office:string-value="-" calcext:value-type="string">
            <text:p>-</text:p>
          </table:table-cell>
          <table:table-cell table:style-name="ce191" table:formula="of:=IF(ISNUMBER(OFFSET([.$H155];0;[.BP$6]));IF(OFFSET([.$H155];0;[.BP$6])&gt;0;[.$AO15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155]));OR([.D155]=OFFSET([.D155];-1;0);[.D155]=&quot;+&quot;))" office:value-type="boolean" office:boolean-value="false" calcext:value-type="boolean">
            <text:p>FAUX</text:p>
          </table:table-cell>
          <table:table-cell table:style-name="ce233" table:formula="of:=IF(NOT([.BR155]);MATCH(0;OFFSET([.BR15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55]=&quot;&quot;;[.$C155]=&quot;absences&quot;);0;NOT(ISNUMBER(MATCH([.$C155];OFFSET(#REF!;1;0;999;1);0))))" office:value-type="float" office:value="0" calcext:value-type="float">
            <text:p>0</text:p>
          </table:table-cell>
          <table:table-cell table:style-name="ce246" table:formula="of:=[.$C155]&amp;&quot;_&quot;&amp;TEXT([.$AO155];&quot;00&quot;)" office:value-type="string" office:string-value="_-" calcext:value-type="string">
            <text:p>_-</text:p>
          </table:table-cell>
          <table:table-cell table:style-name="ce191" table:formula="of:=IF([.C155]=&quot;&quot;;&quot;&quot;;&quot;'notes_&quot;&amp;[.C155]&amp;&quot;'!a1&quot;)">
            <text:p/>
          </table:table-cell>
          <table:table-cell table:style-name="ce253" table:formula="of:=IF(ISBLANK([.$C$6]);0;ISNUMBER(SEARCH([.$C$6];[.$C155]&amp;&quot; &quot;&amp;[.$D155]&amp;&quot; &quot;&amp;[.$AG155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56]);&quot;-&quot;;[.C156])" office:value-type="string" office:string-value="-" calcext:value-type="string">
            <text:p>-</text:p>
          </table:table-cell>
          <table:table-cell table:style-name="ce169" table:formula="of:=IF(ISBLANK([.D156]);&quot;-&quot;;[.D156])" office:value-type="string" office:string-value="-" calcext:value-type="string">
            <text:p>-</text:p>
          </table:table-cell>
          <table:table-cell table:style-name="ce191" table:formula="of:=IF(ISNUMBER([.$F156]);IF(MIN([.$E156:.$F156])&lt;[.$F156];0;[.$F156]);IF(ISNUMBER([.$E156]);[.$E156];IF(ISBLANK([.$D156]);&quot;-&quot;;&quot;?&quot;)))" office:value-type="string" office:string-value="-" calcext:value-type="string">
            <text:p>-</text:p>
          </table:table-cell>
          <table:table-cell table:style-name="ce200" table:formula="of:=IF(ISNUMBER([.$AN156]);IF([.$AN156]&lt;=plan_semaine_fin;MAX([.$AN156];[.AO$7]);98);IF([.$AN15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6]);SUMIF([.$AT$8:.$BM$8];[.$AN156];[.$I156:.$AD156])&gt;0;0)" office:value-type="float" office:value="0" calcext:value-type="float">
            <text:p>0</text:p>
          </table:table-cell>
          <table:table-cell table:style-name="ce213" table:formula="of:=IF(ISNUMBER([.$AN156]);[.$AN15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6];0;[.AT$6]));IF(OFFSET([.$H156];0;[.AT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AU$6]));IF(OFFSET([.$H156];0;[.AU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AV$6]));IF(OFFSET([.$H156];0;[.AV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AW$6]));IF(OFFSET([.$H156];0;[.AW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AX$6]));IF(OFFSET([.$H156];0;[.AX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AY$6]));IF(OFFSET([.$H156];0;[.AY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AZ$6]));IF(OFFSET([.$H156];0;[.AZ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A$6]));IF(OFFSET([.$H156];0;[.BA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B$6]));IF(OFFSET([.$H156];0;[.BB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C$6]));IF(OFFSET([.$H156];0;[.BC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D$6]));IF(OFFSET([.$H156];0;[.BD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E$6]));IF(OFFSET([.$H156];0;[.BE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F$6]));IF(OFFSET([.$H156];0;[.BF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G$6]));IF(OFFSET([.$H156];0;[.BG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H$6]));IF(OFFSET([.$H156];0;[.BH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I$6]));IF(OFFSET([.$H156];0;[.BI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J$6]));IF(OFFSET([.$H156];0;[.BJ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K$6]));IF(OFFSET([.$H156];0;[.BK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L$6]));IF(OFFSET([.$H156];0;[.BL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M$6]));IF(OFFSET([.$H156];0;[.BM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N$6]));IF(OFFSET([.$H156];0;[.BN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O$6]));IF(OFFSET([.$H156];0;[.BO$6])&gt;0;[.$AO156];&quot;(zéro)&quot;);&quot;-&quot;)" office:value-type="string" office:string-value="-" calcext:value-type="string">
            <text:p>-</text:p>
          </table:table-cell>
          <table:table-cell table:style-name="ce191" table:formula="of:=IF(ISNUMBER(OFFSET([.$H156];0;[.BP$6]));IF(OFFSET([.$H156];0;[.BP$6])&gt;0;[.$AO15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8" table:formula="of:=AND(NOT(ISBLANK([.D156]));OR([.D156]=OFFSET([.D156];-1;0);[.D156]=&quot;+&quot;))" office:value-type="boolean" office:boolean-value="false" calcext:value-type="boolean">
            <text:p>FAUX</text:p>
          </table:table-cell>
          <table:table-cell table:style-name="ce233" table:formula="of:=IF(NOT([.BR156]);MATCH(0;OFFSET([.BR15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56]=&quot;&quot;;[.$C156]=&quot;absences&quot;);0;NOT(ISNUMBER(MATCH([.$C156];OFFSET(#REF!;1;0;999;1);0))))" office:value-type="float" office:value="0" calcext:value-type="float">
            <text:p>0</text:p>
          </table:table-cell>
          <table:table-cell table:style-name="ce246" table:formula="of:=[.$C156]&amp;&quot;_&quot;&amp;TEXT([.$AO156];&quot;00&quot;)" office:value-type="string" office:string-value="_-" calcext:value-type="string">
            <text:p>_-</text:p>
          </table:table-cell>
          <table:table-cell table:style-name="ce191" table:formula="of:=IF([.C156]=&quot;&quot;;&quot;&quot;;&quot;'notes_&quot;&amp;[.C156]&amp;&quot;'!a1&quot;)">
            <text:p/>
          </table:table-cell>
          <table:table-cell table:style-name="ce253" table:formula="of:=IF(ISBLANK([.$C$6]);0;ISNUMBER(SEARCH([.$C$6];[.$C156]&amp;&quot; &quot;&amp;[.$D156]&amp;&quot; &quot;&amp;[.$AG156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57]);&quot;-&quot;;[.C157])" office:value-type="string" office:string-value="-" calcext:value-type="string">
            <text:p>-</text:p>
          </table:table-cell>
          <table:table-cell table:style-name="ce169" table:formula="of:=IF(ISBLANK([.D157]);&quot;-&quot;;[.D157])" office:value-type="string" office:string-value="-" calcext:value-type="string">
            <text:p>-</text:p>
          </table:table-cell>
          <table:table-cell table:style-name="ce191" table:formula="of:=IF(ISNUMBER([.$F157]);IF(MIN([.$E157:.$F157])&lt;[.$F157];0;[.$F157]);IF(ISNUMBER([.$E157]);[.$E157];IF(ISBLANK([.$D157]);&quot;-&quot;;&quot;?&quot;)))" office:value-type="string" office:string-value="-" calcext:value-type="string">
            <text:p>-</text:p>
          </table:table-cell>
          <table:table-cell table:style-name="ce200" table:formula="of:=IF(ISNUMBER([.$AN157]);IF([.$AN157]&lt;=plan_semaine_fin;MAX([.$AN157];[.AO$7]);98);IF([.$AN15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7]);SUMIF([.$AT$8:.$BM$8];[.$AN157];[.$I157:.$AD157])&gt;0;0)" office:value-type="float" office:value="0" calcext:value-type="float">
            <text:p>0</text:p>
          </table:table-cell>
          <table:table-cell table:style-name="ce213" table:formula="of:=IF(ISNUMBER([.$AN157]);[.$AN15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7];0;[.AT$6]));IF(OFFSET([.$H157];0;[.AT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AU$6]));IF(OFFSET([.$H157];0;[.AU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AV$6]));IF(OFFSET([.$H157];0;[.AV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AW$6]));IF(OFFSET([.$H157];0;[.AW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AX$6]));IF(OFFSET([.$H157];0;[.AX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AY$6]));IF(OFFSET([.$H157];0;[.AY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AZ$6]));IF(OFFSET([.$H157];0;[.AZ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A$6]));IF(OFFSET([.$H157];0;[.BA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B$6]));IF(OFFSET([.$H157];0;[.BB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C$6]));IF(OFFSET([.$H157];0;[.BC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D$6]));IF(OFFSET([.$H157];0;[.BD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E$6]));IF(OFFSET([.$H157];0;[.BE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F$6]));IF(OFFSET([.$H157];0;[.BF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G$6]));IF(OFFSET([.$H157];0;[.BG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H$6]));IF(OFFSET([.$H157];0;[.BH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I$6]));IF(OFFSET([.$H157];0;[.BI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J$6]));IF(OFFSET([.$H157];0;[.BJ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K$6]));IF(OFFSET([.$H157];0;[.BK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L$6]));IF(OFFSET([.$H157];0;[.BL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M$6]));IF(OFFSET([.$H157];0;[.BM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N$6]));IF(OFFSET([.$H157];0;[.BN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O$6]));IF(OFFSET([.$H157];0;[.BO$6])&gt;0;[.$AO157];&quot;(zéro)&quot;);&quot;-&quot;)" office:value-type="string" office:string-value="-" calcext:value-type="string">
            <text:p>-</text:p>
          </table:table-cell>
          <table:table-cell table:style-name="ce191" table:formula="of:=IF(ISNUMBER(OFFSET([.$H157];0;[.BP$6]));IF(OFFSET([.$H157];0;[.BP$6])&gt;0;[.$AO15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57]));OR([.D157]=OFFSET([.D157];-1;0);[.D157]=&quot;+&quot;))" office:value-type="float" office:value="0" calcext:value-type="float">
            <text:p>0</text:p>
          </table:table-cell>
          <table:table-cell table:style-name="ce233" table:formula="of:=IF(NOT([.BR157]);MATCH(0;OFFSET([.BR15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57]=&quot;&quot;;[.$C157]=&quot;absences&quot;);0;NOT(ISNUMBER(MATCH([.$C157];OFFSET(#REF!;1;0;999;1);0))))" office:value-type="float" office:value="0" calcext:value-type="float">
            <text:p>0</text:p>
          </table:table-cell>
          <table:table-cell table:style-name="ce246" table:formula="of:=[.$C157]&amp;&quot;_&quot;&amp;TEXT([.$AO157];&quot;00&quot;)" office:value-type="string" office:string-value="_-" calcext:value-type="string">
            <text:p>_-</text:p>
          </table:table-cell>
          <table:table-cell table:style-name="ce191" table:formula="of:=IF([.C157]=&quot;&quot;;&quot;&quot;;&quot;'notes_&quot;&amp;[.C157]&amp;&quot;'!a1&quot;)">
            <text:p/>
          </table:table-cell>
          <table:table-cell table:style-name="ce253" table:formula="of:=IF(ISBLANK([.$C$6]);0;ISNUMBER(SEARCH([.$C$6];[.$C157]&amp;&quot; &quot;&amp;[.$D157]&amp;&quot; &quot;&amp;[.$AG157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58]);&quot;-&quot;;[.C158])" office:value-type="string" office:string-value="-" calcext:value-type="string">
            <text:p>-</text:p>
          </table:table-cell>
          <table:table-cell table:style-name="ce169" table:formula="of:=IF(ISBLANK([.D158]);&quot;-&quot;;[.D158])" office:value-type="string" office:string-value="-" calcext:value-type="string">
            <text:p>-</text:p>
          </table:table-cell>
          <table:table-cell table:style-name="ce191" table:formula="of:=IF(ISNUMBER([.$F158]);IF(MIN([.$E158:.$F158])&lt;[.$F158];0;[.$F158]);IF(ISNUMBER([.$E158]);[.$E158];IF(ISBLANK([.$D158]);&quot;-&quot;;&quot;?&quot;)))" office:value-type="string" office:string-value="-" calcext:value-type="string">
            <text:p>-</text:p>
          </table:table-cell>
          <table:table-cell table:style-name="ce200" table:formula="of:=IF(ISNUMBER([.$AN158]);IF([.$AN158]&lt;=plan_semaine_fin;MAX([.$AN158];[.AO$7]);98);IF([.$AN15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8]);SUMIF([.$AT$8:.$BM$8];[.$AN158];[.$I158:.$AD158])&gt;0;0)" office:value-type="float" office:value="0" calcext:value-type="float">
            <text:p>0</text:p>
          </table:table-cell>
          <table:table-cell table:style-name="ce213" table:formula="of:=IF(ISNUMBER([.$AN158]);[.$AN15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8];0;[.AT$6]));IF(OFFSET([.$H158];0;[.AT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AU$6]));IF(OFFSET([.$H158];0;[.AU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AV$6]));IF(OFFSET([.$H158];0;[.AV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AW$6]));IF(OFFSET([.$H158];0;[.AW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AX$6]));IF(OFFSET([.$H158];0;[.AX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AY$6]));IF(OFFSET([.$H158];0;[.AY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AZ$6]));IF(OFFSET([.$H158];0;[.AZ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A$6]));IF(OFFSET([.$H158];0;[.BA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B$6]));IF(OFFSET([.$H158];0;[.BB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C$6]));IF(OFFSET([.$H158];0;[.BC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D$6]));IF(OFFSET([.$H158];0;[.BD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E$6]));IF(OFFSET([.$H158];0;[.BE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F$6]));IF(OFFSET([.$H158];0;[.BF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G$6]));IF(OFFSET([.$H158];0;[.BG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H$6]));IF(OFFSET([.$H158];0;[.BH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I$6]));IF(OFFSET([.$H158];0;[.BI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J$6]));IF(OFFSET([.$H158];0;[.BJ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K$6]));IF(OFFSET([.$H158];0;[.BK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L$6]));IF(OFFSET([.$H158];0;[.BL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M$6]));IF(OFFSET([.$H158];0;[.BM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N$6]));IF(OFFSET([.$H158];0;[.BN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O$6]));IF(OFFSET([.$H158];0;[.BO$6])&gt;0;[.$AO158];&quot;(zéro)&quot;);&quot;-&quot;)" office:value-type="string" office:string-value="-" calcext:value-type="string">
            <text:p>-</text:p>
          </table:table-cell>
          <table:table-cell table:style-name="ce191" table:formula="of:=IF(ISNUMBER(OFFSET([.$H158];0;[.BP$6]));IF(OFFSET([.$H158];0;[.BP$6])&gt;0;[.$AO15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58]));OR([.D158]=OFFSET([.D158];-1;0);[.D158]=&quot;+&quot;))" office:value-type="float" office:value="0" calcext:value-type="float">
            <text:p>0</text:p>
          </table:table-cell>
          <table:table-cell table:style-name="ce233" table:formula="of:=IF(NOT([.BR158]);MATCH(0;OFFSET([.BR15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58]=&quot;&quot;;[.$C158]=&quot;absences&quot;);0;NOT(ISNUMBER(MATCH([.$C158];OFFSET(#REF!;1;0;999;1);0))))" office:value-type="float" office:value="0" calcext:value-type="float">
            <text:p>0</text:p>
          </table:table-cell>
          <table:table-cell table:style-name="ce246" table:formula="of:=[.$C158]&amp;&quot;_&quot;&amp;TEXT([.$AO158];&quot;00&quot;)" office:value-type="string" office:string-value="_-" calcext:value-type="string">
            <text:p>_-</text:p>
          </table:table-cell>
          <table:table-cell table:style-name="ce191" table:formula="of:=IF([.C158]=&quot;&quot;;&quot;&quot;;&quot;'notes_&quot;&amp;[.C158]&amp;&quot;'!a1&quot;)">
            <text:p/>
          </table:table-cell>
          <table:table-cell table:style-name="ce253" table:formula="of:=IF(ISBLANK([.$C$6]);0;ISNUMBER(SEARCH([.$C$6];[.$C158]&amp;&quot; &quot;&amp;[.$D158]&amp;&quot; &quot;&amp;[.$AG158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4"/>
          <table:table-cell table:style-name="ce75"/>
          <table:table-cell table:style-name="ce89" table:number-columns-repeated="2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6" table:number-columns-repeated="4"/>
          <table:table-cell table:style-name="ce169" table:formula="of:=IF(ISBLANK([.C159]);&quot;-&quot;;[.C159])" office:value-type="string" office:string-value="-" calcext:value-type="string">
            <text:p>-</text:p>
          </table:table-cell>
          <table:table-cell table:style-name="ce169" table:formula="of:=IF(ISBLANK([.D159]);&quot;-&quot;;[.D159])" office:value-type="string" office:string-value="-" calcext:value-type="string">
            <text:p>-</text:p>
          </table:table-cell>
          <table:table-cell table:style-name="ce191" table:formula="of:=IF(ISNUMBER([.$F159]);IF(MIN([.$E159:.$F159])&lt;[.$F159];0;[.$F159]);IF(ISNUMBER([.$E159]);[.$E159];IF(ISBLANK([.$D159]);&quot;-&quot;;&quot;?&quot;)))" office:value-type="string" office:string-value="-" calcext:value-type="string">
            <text:p>-</text:p>
          </table:table-cell>
          <table:table-cell table:style-name="ce200" table:formula="of:=IF(ISNUMBER([.$AN159]);IF([.$AN159]&lt;=plan_semaine_fin;MAX([.$AN159];[.AO$7]);98);IF([.$AN15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59]);SUMIF([.$AT$8:.$BM$8];[.$AN159];[.$I159:.$AD159])&gt;0;0)" office:value-type="float" office:value="0" calcext:value-type="float">
            <text:p>0</text:p>
          </table:table-cell>
          <table:table-cell table:style-name="ce213" table:formula="of:=IF(ISNUMBER([.$AN159]);[.$AN15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59];0;[.AT$6]));IF(OFFSET([.$H159];0;[.AT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AU$6]));IF(OFFSET([.$H159];0;[.AU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AV$6]));IF(OFFSET([.$H159];0;[.AV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AW$6]));IF(OFFSET([.$H159];0;[.AW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AX$6]));IF(OFFSET([.$H159];0;[.AX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AY$6]));IF(OFFSET([.$H159];0;[.AY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AZ$6]));IF(OFFSET([.$H159];0;[.AZ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A$6]));IF(OFFSET([.$H159];0;[.BA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B$6]));IF(OFFSET([.$H159];0;[.BB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C$6]));IF(OFFSET([.$H159];0;[.BC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D$6]));IF(OFFSET([.$H159];0;[.BD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E$6]));IF(OFFSET([.$H159];0;[.BE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F$6]));IF(OFFSET([.$H159];0;[.BF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G$6]));IF(OFFSET([.$H159];0;[.BG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H$6]));IF(OFFSET([.$H159];0;[.BH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I$6]));IF(OFFSET([.$H159];0;[.BI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J$6]));IF(OFFSET([.$H159];0;[.BJ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K$6]));IF(OFFSET([.$H159];0;[.BK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L$6]));IF(OFFSET([.$H159];0;[.BL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M$6]));IF(OFFSET([.$H159];0;[.BM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N$6]));IF(OFFSET([.$H159];0;[.BN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O$6]));IF(OFFSET([.$H159];0;[.BO$6])&gt;0;[.$AO159];&quot;(zéro)&quot;);&quot;-&quot;)" office:value-type="string" office:string-value="-" calcext:value-type="string">
            <text:p>-</text:p>
          </table:table-cell>
          <table:table-cell table:style-name="ce191" table:formula="of:=IF(ISNUMBER(OFFSET([.$H159];0;[.BP$6]));IF(OFFSET([.$H159];0;[.BP$6])&gt;0;[.$AO15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59]));OR([.D159]=OFFSET([.D159];-1;0);[.D159]=&quot;+&quot;))" office:value-type="float" office:value="0" calcext:value-type="float">
            <text:p>0</text:p>
          </table:table-cell>
          <table:table-cell table:style-name="ce233" table:formula="of:=IF(NOT([.BR159]);MATCH(0;OFFSET([.BR15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59]=&quot;&quot;;[.$C159]=&quot;absences&quot;);0;NOT(ISNUMBER(MATCH([.$C159];OFFSET(#REF!;1;0;999;1);0))))" office:value-type="float" office:value="0" calcext:value-type="float">
            <text:p>0</text:p>
          </table:table-cell>
          <table:table-cell table:style-name="ce246" table:formula="of:=[.$C159]&amp;&quot;_&quot;&amp;TEXT([.$AO159];&quot;00&quot;)" office:value-type="string" office:string-value="_-" calcext:value-type="string">
            <text:p>_-</text:p>
          </table:table-cell>
          <table:table-cell table:style-name="ce191" table:formula="of:=IF([.C159]=&quot;&quot;;&quot;&quot;;&quot;'notes_&quot;&amp;[.C159]&amp;&quot;'!a1&quot;)">
            <text:p/>
          </table:table-cell>
          <table:table-cell table:style-name="ce253" table:formula="of:=IF(ISBLANK([.$C$6]);0;ISNUMBER(SEARCH([.$C$6];[.$C159]&amp;&quot; &quot;&amp;[.$D159]&amp;&quot; &quot;&amp;[.$AG159])))" office:value-type="float" office:value="0" calcext:value-type="float">
            <text:p>0</text:p>
          </table:table-cell>
          <table:table-cell table:number-columns-repeated="948"/>
        </table:table-row>
        <table:table-row table:style-name="ro16">
          <table:table-cell table:style-name="ce63"/>
          <table:table-cell table:style-name="ce74" table:number-columns-repeated="3"/>
          <table:table-cell table:style-name="ce106"/>
          <table:table-cell table:style-name="ce121"/>
          <table:table-cell table:style-name="ce129"/>
          <table:table-cell table:style-name="ce134"/>
          <table:table-cell table:style-name="ce145" table:number-columns-repeated="23"/>
          <table:table-cell table:style-name="ce158" table:number-columns-repeated="2"/>
          <table:table-cell table:style-name="ce164" table:number-columns-repeated="4"/>
          <table:table-cell table:style-name="ce173"/>
          <table:table-cell table:style-name="ce181"/>
          <table:table-cell table:style-name="ce190"/>
          <table:table-cell table:style-name="ce199"/>
          <table:table-cell table:style-name="ce190"/>
          <table:table-cell table:style-name="ce214" table:number-columns-repeated="2"/>
          <table:table-cell table:style-name="ce221"/>
          <table:table-cell table:style-name="ce190" table:number-columns-repeated="23"/>
          <table:table-cell table:style-name="ce228"/>
          <table:table-cell table:style-name="ce237" table:formula="of:=FALSE()" office:value-type="float" office:value="0" calcext:value-type="float">
            <text:p>0</text:p>
          </table:table-cell>
          <table:table-cell table:style-name="ce237"/>
          <table:table-cell table:style-name="ce228" table:number-columns-repeated="2"/>
          <table:table-cell table:style-name="ce190"/>
          <table:table-cell table:style-name="ce228" table:number-columns-repeated="2"/>
          <table:table-cell table:style-name="ce164" table:number-columns-repeated="948"/>
        </table:table-row>
        <table:table-row table:style-name="ro1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61]);&quot;-&quot;;[.C161])" office:value-type="string" office:string-value="-" calcext:value-type="string">
            <text:p>-</text:p>
          </table:table-cell>
          <table:table-cell table:style-name="ce169" table:formula="of:=IF(ISBLANK([.D161]);&quot;-&quot;;[.D161])" office:value-type="string" office:string-value="-" calcext:value-type="string">
            <text:p>-</text:p>
          </table:table-cell>
          <table:table-cell table:style-name="ce191" table:formula="of:=IF(ISNUMBER([.$F161]);IF(MIN([.$E161:.$F161])&lt;[.$F161];0;[.$F161]);IF(ISNUMBER([.$E161]);[.$E161];IF(ISBLANK([.$D161]);&quot;-&quot;;&quot;?&quot;)))" office:value-type="string" office:string-value="-" calcext:value-type="string">
            <text:p>-</text:p>
          </table:table-cell>
          <table:table-cell table:style-name="ce200" table:formula="of:=IF(ISNUMBER([.$AN161]);IF([.$AN161]&lt;=plan_semaine_fin;MAX([.$AN161];[.AO$7]);98);IF([.$AN16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61]);SUMIF([.$AT$8:.$BM$8];[.$AN161];[.$I161:.$AD161])&gt;0;0)" office:value-type="float" office:value="0" calcext:value-type="float">
            <text:p>0</text:p>
          </table:table-cell>
          <table:table-cell table:style-name="ce213" table:formula="of:=IF(ISNUMBER([.$AN161]);[.$AN16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61];0;[.AT$6]));IF(OFFSET([.$H161];0;[.AT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AU$6]));IF(OFFSET([.$H161];0;[.AU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AV$6]));IF(OFFSET([.$H161];0;[.AV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AW$6]));IF(OFFSET([.$H161];0;[.AW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AX$6]));IF(OFFSET([.$H161];0;[.AX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AY$6]));IF(OFFSET([.$H161];0;[.AY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AZ$6]));IF(OFFSET([.$H161];0;[.AZ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A$6]));IF(OFFSET([.$H161];0;[.BA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B$6]));IF(OFFSET([.$H161];0;[.BB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C$6]));IF(OFFSET([.$H161];0;[.BC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D$6]));IF(OFFSET([.$H161];0;[.BD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E$6]));IF(OFFSET([.$H161];0;[.BE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F$6]));IF(OFFSET([.$H161];0;[.BF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G$6]));IF(OFFSET([.$H161];0;[.BG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H$6]));IF(OFFSET([.$H161];0;[.BH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I$6]));IF(OFFSET([.$H161];0;[.BI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J$6]));IF(OFFSET([.$H161];0;[.BJ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K$6]));IF(OFFSET([.$H161];0;[.BK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L$6]));IF(OFFSET([.$H161];0;[.BL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M$6]));IF(OFFSET([.$H161];0;[.BM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N$6]));IF(OFFSET([.$H161];0;[.BN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O$6]));IF(OFFSET([.$H161];0;[.BO$6])&gt;0;[.$AO161];&quot;(zéro)&quot;);&quot;-&quot;)" office:value-type="string" office:string-value="-" calcext:value-type="string">
            <text:p>-</text:p>
          </table:table-cell>
          <table:table-cell table:style-name="ce191" table:formula="of:=IF(ISNUMBER(OFFSET([.$H161];0;[.BP$6]));IF(OFFSET([.$H161];0;[.BP$6])&gt;0;[.$AO16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61]));OR([.D161]=OFFSET([.D161];-1;0);[.D161]=&quot;+&quot;))" office:value-type="float" office:value="0" calcext:value-type="float">
            <text:p>0</text:p>
          </table:table-cell>
          <table:table-cell table:style-name="ce233" table:formula="of:=IF(NOT([.BR161]);MATCH(0;OFFSET([.BR16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61]=&quot;&quot;;[.$C161]=&quot;absences&quot;);0;NOT(ISNUMBER(MATCH([.$C161];OFFSET(#REF!;1;0;999;1);0))))" office:value-type="float" office:value="0" calcext:value-type="float">
            <text:p>0</text:p>
          </table:table-cell>
          <table:table-cell table:style-name="ce246" table:formula="of:=[.$C161]&amp;&quot;_&quot;&amp;TEXT([.$AO161];&quot;00&quot;)" office:value-type="string" office:string-value="_-" calcext:value-type="string">
            <text:p>_-</text:p>
          </table:table-cell>
          <table:table-cell table:style-name="ce191" table:formula="of:=IF([.C161]=&quot;&quot;;&quot;&quot;;&quot;'notes_&quot;&amp;[.C161]&amp;&quot;'!a1&quot;)">
            <text:p/>
          </table:table-cell>
          <table:table-cell table:style-name="ce253" table:formula="of:=IF(ISBLANK([.$C$6]);0;ISNUMBER(SEARCH([.$C$6];[.$C161]&amp;&quot; &quot;&amp;[.$D161]&amp;&quot; &quot;&amp;[.$AG161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7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62]);&quot;-&quot;;[.C162])" office:value-type="string" office:string-value="-" calcext:value-type="string">
            <text:p>-</text:p>
          </table:table-cell>
          <table:table-cell table:style-name="ce169" table:formula="of:=IF(ISBLANK([.D162]);&quot;-&quot;;[.D162])" office:value-type="string" office:string-value="-" calcext:value-type="string">
            <text:p>-</text:p>
          </table:table-cell>
          <table:table-cell table:style-name="ce191" table:formula="of:=IF(ISNUMBER([.$F162]);IF(MIN([.$E162:.$F162])&lt;[.$F162];0;[.$F162]);IF(ISNUMBER([.$E162]);[.$E162];IF(ISBLANK([.$D162]);&quot;-&quot;;&quot;?&quot;)))" office:value-type="string" office:string-value="-" calcext:value-type="string">
            <text:p>-</text:p>
          </table:table-cell>
          <table:table-cell table:style-name="ce200" table:formula="of:=IF(ISNUMBER([.$AN162]);IF([.$AN162]&lt;=plan_semaine_fin;MAX([.$AN162];[.AO$7]);98);IF([.$AN16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62]);SUMIF([.$AT$8:.$BM$8];[.$AN162];[.$I162:.$AD162])&gt;0;0)" office:value-type="float" office:value="0" calcext:value-type="float">
            <text:p>0</text:p>
          </table:table-cell>
          <table:table-cell table:style-name="ce213" table:formula="of:=IF(ISNUMBER([.$AN162]);[.$AN16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62];0;[.AT$6]));IF(OFFSET([.$H162];0;[.AT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AU$6]));IF(OFFSET([.$H162];0;[.AU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AV$6]));IF(OFFSET([.$H162];0;[.AV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AW$6]));IF(OFFSET([.$H162];0;[.AW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AX$6]));IF(OFFSET([.$H162];0;[.AX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AY$6]));IF(OFFSET([.$H162];0;[.AY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AZ$6]));IF(OFFSET([.$H162];0;[.AZ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A$6]));IF(OFFSET([.$H162];0;[.BA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B$6]));IF(OFFSET([.$H162];0;[.BB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C$6]));IF(OFFSET([.$H162];0;[.BC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D$6]));IF(OFFSET([.$H162];0;[.BD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E$6]));IF(OFFSET([.$H162];0;[.BE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F$6]));IF(OFFSET([.$H162];0;[.BF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G$6]));IF(OFFSET([.$H162];0;[.BG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H$6]));IF(OFFSET([.$H162];0;[.BH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I$6]));IF(OFFSET([.$H162];0;[.BI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J$6]));IF(OFFSET([.$H162];0;[.BJ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K$6]));IF(OFFSET([.$H162];0;[.BK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L$6]));IF(OFFSET([.$H162];0;[.BL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M$6]));IF(OFFSET([.$H162];0;[.BM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N$6]));IF(OFFSET([.$H162];0;[.BN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O$6]));IF(OFFSET([.$H162];0;[.BO$6])&gt;0;[.$AO162];&quot;(zéro)&quot;);&quot;-&quot;)" office:value-type="string" office:string-value="-" calcext:value-type="string">
            <text:p>-</text:p>
          </table:table-cell>
          <table:table-cell table:style-name="ce191" table:formula="of:=IF(ISNUMBER(OFFSET([.$H162];0;[.BP$6]));IF(OFFSET([.$H162];0;[.BP$6])&gt;0;[.$AO16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62]));OR([.D162]=OFFSET([.D162];-1;0);[.D162]=&quot;+&quot;))" office:value-type="float" office:value="0" calcext:value-type="float">
            <text:p>0</text:p>
          </table:table-cell>
          <table:table-cell table:style-name="ce233" table:formula="of:=IF(NOT([.BR162]);MATCH(0;OFFSET([.BR16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62]=&quot;&quot;;[.$C162]=&quot;absences&quot;);0;NOT(ISNUMBER(MATCH([.$C162];OFFSET(#REF!;1;0;999;1);0))))" office:value-type="float" office:value="0" calcext:value-type="float">
            <text:p>0</text:p>
          </table:table-cell>
          <table:table-cell table:style-name="ce246" table:formula="of:=[.$C162]&amp;&quot;_&quot;&amp;TEXT([.$AO162];&quot;00&quot;)" office:value-type="string" office:string-value="_-" calcext:value-type="string">
            <text:p>_-</text:p>
          </table:table-cell>
          <table:table-cell table:style-name="ce191" table:formula="of:=IF([.C162]=&quot;&quot;;&quot;&quot;;&quot;'notes_&quot;&amp;[.C162]&amp;&quot;'!a1&quot;)">
            <text:p/>
          </table:table-cell>
          <table:table-cell table:style-name="ce253" table:formula="of:=IF(ISBLANK([.$C$6]);0;ISNUMBER(SEARCH([.$C$6];[.$C162]&amp;&quot; &quot;&amp;[.$D162]&amp;&quot; &quot;&amp;[.$AG162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63]);&quot;-&quot;;[.C163])" office:value-type="string" office:string-value="-" calcext:value-type="string">
            <text:p>-</text:p>
          </table:table-cell>
          <table:table-cell table:style-name="ce169" table:formula="of:=IF(ISBLANK([.D163]);&quot;-&quot;;[.D163])" office:value-type="string" office:string-value="-" calcext:value-type="string">
            <text:p>-</text:p>
          </table:table-cell>
          <table:table-cell table:style-name="ce191" table:formula="of:=IF(ISNUMBER([.$F163]);IF(MIN([.$E163:.$F163])&lt;[.$F163];0;[.$F163]);IF(ISNUMBER([.$E163]);[.$E163];IF(ISBLANK([.$D163]);&quot;-&quot;;&quot;?&quot;)))" office:value-type="string" office:string-value="-" calcext:value-type="string">
            <text:p>-</text:p>
          </table:table-cell>
          <table:table-cell table:style-name="ce200" table:formula="of:=IF(ISNUMBER([.$AN163]);IF([.$AN163]&lt;=plan_semaine_fin;MAX([.$AN163];[.AO$7]);98);IF([.$AN16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63]);SUMIF([.$AT$8:.$BM$8];[.$AN163];[.$I163:.$AD163])&gt;0;0)" office:value-type="float" office:value="0" calcext:value-type="float">
            <text:p>0</text:p>
          </table:table-cell>
          <table:table-cell table:style-name="ce213" table:formula="of:=IF(ISNUMBER([.$AN163]);[.$AN16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63];0;[.AT$6]));IF(OFFSET([.$H163];0;[.AT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AU$6]));IF(OFFSET([.$H163];0;[.AU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AV$6]));IF(OFFSET([.$H163];0;[.AV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AW$6]));IF(OFFSET([.$H163];0;[.AW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AX$6]));IF(OFFSET([.$H163];0;[.AX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AY$6]));IF(OFFSET([.$H163];0;[.AY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AZ$6]));IF(OFFSET([.$H163];0;[.AZ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A$6]));IF(OFFSET([.$H163];0;[.BA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B$6]));IF(OFFSET([.$H163];0;[.BB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C$6]));IF(OFFSET([.$H163];0;[.BC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D$6]));IF(OFFSET([.$H163];0;[.BD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E$6]));IF(OFFSET([.$H163];0;[.BE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F$6]));IF(OFFSET([.$H163];0;[.BF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G$6]));IF(OFFSET([.$H163];0;[.BG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H$6]));IF(OFFSET([.$H163];0;[.BH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I$6]));IF(OFFSET([.$H163];0;[.BI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J$6]));IF(OFFSET([.$H163];0;[.BJ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K$6]));IF(OFFSET([.$H163];0;[.BK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L$6]));IF(OFFSET([.$H163];0;[.BL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M$6]));IF(OFFSET([.$H163];0;[.BM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N$6]));IF(OFFSET([.$H163];0;[.BN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O$6]));IF(OFFSET([.$H163];0;[.BO$6])&gt;0;[.$AO163];&quot;(zéro)&quot;);&quot;-&quot;)" office:value-type="string" office:string-value="-" calcext:value-type="string">
            <text:p>-</text:p>
          </table:table-cell>
          <table:table-cell table:style-name="ce191" table:formula="of:=IF(ISNUMBER(OFFSET([.$H163];0;[.BP$6]));IF(OFFSET([.$H163];0;[.BP$6])&gt;0;[.$AO16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63]));OR([.D163]=OFFSET([.D163];-1;0);[.D163]=&quot;+&quot;))" office:value-type="float" office:value="0" calcext:value-type="float">
            <text:p>0</text:p>
          </table:table-cell>
          <table:table-cell table:style-name="ce233" table:formula="of:=IF(NOT([.BR163]);MATCH(0;OFFSET([.BR16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63]=&quot;&quot;;[.$C163]=&quot;absences&quot;);0;NOT(ISNUMBER(MATCH([.$C163];OFFSET(#REF!;1;0;999;1);0))))" office:value-type="float" office:value="0" calcext:value-type="float">
            <text:p>0</text:p>
          </table:table-cell>
          <table:table-cell table:style-name="ce246" table:formula="of:=[.$C163]&amp;&quot;_&quot;&amp;TEXT([.$AO163];&quot;00&quot;)" office:value-type="string" office:string-value="_-" calcext:value-type="string">
            <text:p>_-</text:p>
          </table:table-cell>
          <table:table-cell table:style-name="ce191" table:formula="of:=IF([.C163]=&quot;&quot;;&quot;&quot;;&quot;'notes_&quot;&amp;[.C163]&amp;&quot;'!a1&quot;)">
            <text:p/>
          </table:table-cell>
          <table:table-cell table:style-name="ce253" table:formula="of:=IF(ISBLANK([.$C$6]);0;ISNUMBER(SEARCH([.$C$6];[.$C163]&amp;&quot; &quot;&amp;[.$D163]&amp;&quot; &quot;&amp;[.$AG163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64]);&quot;-&quot;;[.C164])" office:value-type="string" office:string-value="-" calcext:value-type="string">
            <text:p>-</text:p>
          </table:table-cell>
          <table:table-cell table:style-name="ce169" table:formula="of:=IF(ISBLANK([.D164]);&quot;-&quot;;[.D164])" office:value-type="string" office:string-value="-" calcext:value-type="string">
            <text:p>-</text:p>
          </table:table-cell>
          <table:table-cell table:style-name="ce191" table:formula="of:=IF(ISNUMBER([.$F164]);IF(MIN([.$E164:.$F164])&lt;[.$F164];0;[.$F164]);IF(ISNUMBER([.$E164]);[.$E164];IF(ISBLANK([.$D164]);&quot;-&quot;;&quot;?&quot;)))" office:value-type="string" office:string-value="-" calcext:value-type="string">
            <text:p>-</text:p>
          </table:table-cell>
          <table:table-cell table:style-name="ce200" table:formula="of:=IF(ISNUMBER([.$AN164]);IF([.$AN164]&lt;=plan_semaine_fin;MAX([.$AN164];[.AO$7]);98);IF([.$AN16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64]);SUMIF([.$AT$8:.$BM$8];[.$AN164];[.$I164:.$AD164])&gt;0;0)" office:value-type="float" office:value="0" calcext:value-type="float">
            <text:p>0</text:p>
          </table:table-cell>
          <table:table-cell table:style-name="ce213" table:formula="of:=IF(ISNUMBER([.$AN164]);[.$AN16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64];0;[.AT$6]));IF(OFFSET([.$H164];0;[.AT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AU$6]));IF(OFFSET([.$H164];0;[.AU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AV$6]));IF(OFFSET([.$H164];0;[.AV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AW$6]));IF(OFFSET([.$H164];0;[.AW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AX$6]));IF(OFFSET([.$H164];0;[.AX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AY$6]));IF(OFFSET([.$H164];0;[.AY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AZ$6]));IF(OFFSET([.$H164];0;[.AZ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A$6]));IF(OFFSET([.$H164];0;[.BA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B$6]));IF(OFFSET([.$H164];0;[.BB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C$6]));IF(OFFSET([.$H164];0;[.BC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D$6]));IF(OFFSET([.$H164];0;[.BD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E$6]));IF(OFFSET([.$H164];0;[.BE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F$6]));IF(OFFSET([.$H164];0;[.BF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G$6]));IF(OFFSET([.$H164];0;[.BG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H$6]));IF(OFFSET([.$H164];0;[.BH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I$6]));IF(OFFSET([.$H164];0;[.BI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J$6]));IF(OFFSET([.$H164];0;[.BJ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K$6]));IF(OFFSET([.$H164];0;[.BK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L$6]));IF(OFFSET([.$H164];0;[.BL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M$6]));IF(OFFSET([.$H164];0;[.BM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N$6]));IF(OFFSET([.$H164];0;[.BN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O$6]));IF(OFFSET([.$H164];0;[.BO$6])&gt;0;[.$AO164];&quot;(zéro)&quot;);&quot;-&quot;)" office:value-type="string" office:string-value="-" calcext:value-type="string">
            <text:p>-</text:p>
          </table:table-cell>
          <table:table-cell table:style-name="ce191" table:formula="of:=IF(ISNUMBER(OFFSET([.$H164];0;[.BP$6]));IF(OFFSET([.$H164];0;[.BP$6])&gt;0;[.$AO16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64]));OR([.D164]=OFFSET([.D164];-1;0);[.D164]=&quot;+&quot;))" office:value-type="float" office:value="0" calcext:value-type="float">
            <text:p>0</text:p>
          </table:table-cell>
          <table:table-cell table:style-name="ce233" table:formula="of:=IF(NOT([.BR164]);MATCH(0;OFFSET([.BR16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64]=&quot;&quot;;[.$C164]=&quot;absences&quot;);0;NOT(ISNUMBER(MATCH([.$C164];OFFSET(#REF!;1;0;999;1);0))))" office:value-type="float" office:value="0" calcext:value-type="float">
            <text:p>0</text:p>
          </table:table-cell>
          <table:table-cell table:style-name="ce246" table:formula="of:=[.$C164]&amp;&quot;_&quot;&amp;TEXT([.$AO164];&quot;00&quot;)" office:value-type="string" office:string-value="_-" calcext:value-type="string">
            <text:p>_-</text:p>
          </table:table-cell>
          <table:table-cell table:style-name="ce191" table:formula="of:=IF([.C164]=&quot;&quot;;&quot;&quot;;&quot;'notes_&quot;&amp;[.C164]&amp;&quot;'!a1&quot;)">
            <text:p/>
          </table:table-cell>
          <table:table-cell table:style-name="ce253" table:formula="of:=IF(ISBLANK([.$C$6]);0;ISNUMBER(SEARCH([.$C$6];[.$C164]&amp;&quot; &quot;&amp;[.$D164]&amp;&quot; &quot;&amp;[.$AG164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65]);&quot;-&quot;;[.C165])" office:value-type="string" office:string-value="-" calcext:value-type="string">
            <text:p>-</text:p>
          </table:table-cell>
          <table:table-cell table:style-name="ce169" table:formula="of:=IF(ISBLANK([.D165]);&quot;-&quot;;[.D165])" office:value-type="string" office:string-value="-" calcext:value-type="string">
            <text:p>-</text:p>
          </table:table-cell>
          <table:table-cell table:style-name="ce191" table:formula="of:=IF(ISNUMBER([.$F165]);IF(MIN([.$E165:.$F165])&lt;[.$F165];0;[.$F165]);IF(ISNUMBER([.$E165]);[.$E165];IF(ISBLANK([.$D165]);&quot;-&quot;;&quot;?&quot;)))" office:value-type="string" office:string-value="-" calcext:value-type="string">
            <text:p>-</text:p>
          </table:table-cell>
          <table:table-cell table:style-name="ce200" table:formula="of:=IF(ISNUMBER([.$AN165]);IF([.$AN165]&lt;=plan_semaine_fin;MAX([.$AN165];[.AO$7]);98);IF([.$AN16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65]);SUMIF([.$AT$8:.$BM$8];[.$AN165];[.$I165:.$AD165])&gt;0;0)" office:value-type="float" office:value="0" calcext:value-type="float">
            <text:p>0</text:p>
          </table:table-cell>
          <table:table-cell table:style-name="ce213" table:formula="of:=IF(ISNUMBER([.$AN165]);[.$AN16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65];0;[.AT$6]));IF(OFFSET([.$H165];0;[.AT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AU$6]));IF(OFFSET([.$H165];0;[.AU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AV$6]));IF(OFFSET([.$H165];0;[.AV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AW$6]));IF(OFFSET([.$H165];0;[.AW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AX$6]));IF(OFFSET([.$H165];0;[.AX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AY$6]));IF(OFFSET([.$H165];0;[.AY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AZ$6]));IF(OFFSET([.$H165];0;[.AZ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A$6]));IF(OFFSET([.$H165];0;[.BA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B$6]));IF(OFFSET([.$H165];0;[.BB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C$6]));IF(OFFSET([.$H165];0;[.BC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D$6]));IF(OFFSET([.$H165];0;[.BD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E$6]));IF(OFFSET([.$H165];0;[.BE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F$6]));IF(OFFSET([.$H165];0;[.BF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G$6]));IF(OFFSET([.$H165];0;[.BG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H$6]));IF(OFFSET([.$H165];0;[.BH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I$6]));IF(OFFSET([.$H165];0;[.BI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J$6]));IF(OFFSET([.$H165];0;[.BJ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K$6]));IF(OFFSET([.$H165];0;[.BK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L$6]));IF(OFFSET([.$H165];0;[.BL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M$6]));IF(OFFSET([.$H165];0;[.BM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N$6]));IF(OFFSET([.$H165];0;[.BN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O$6]));IF(OFFSET([.$H165];0;[.BO$6])&gt;0;[.$AO165];&quot;(zéro)&quot;);&quot;-&quot;)" office:value-type="string" office:string-value="-" calcext:value-type="string">
            <text:p>-</text:p>
          </table:table-cell>
          <table:table-cell table:style-name="ce191" table:formula="of:=IF(ISNUMBER(OFFSET([.$H165];0;[.BP$6]));IF(OFFSET([.$H165];0;[.BP$6])&gt;0;[.$AO16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65]));OR([.D165]=OFFSET([.D165];-1;0);[.D165]=&quot;+&quot;))" office:value-type="float" office:value="0" calcext:value-type="float">
            <text:p>0</text:p>
          </table:table-cell>
          <table:table-cell table:style-name="ce233" table:formula="of:=IF(NOT([.BR165]);MATCH(0;OFFSET([.BR16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65]=&quot;&quot;;[.$C165]=&quot;absences&quot;);0;NOT(ISNUMBER(MATCH([.$C165];OFFSET(#REF!;1;0;999;1);0))))" office:value-type="float" office:value="0" calcext:value-type="float">
            <text:p>0</text:p>
          </table:table-cell>
          <table:table-cell table:style-name="ce246" table:formula="of:=[.$C165]&amp;&quot;_&quot;&amp;TEXT([.$AO165];&quot;00&quot;)" office:value-type="string" office:string-value="_-" calcext:value-type="string">
            <text:p>_-</text:p>
          </table:table-cell>
          <table:table-cell table:style-name="ce191" table:formula="of:=IF([.C165]=&quot;&quot;;&quot;&quot;;&quot;'notes_&quot;&amp;[.C165]&amp;&quot;'!a1&quot;)">
            <text:p/>
          </table:table-cell>
          <table:table-cell table:style-name="ce253" table:formula="of:=IF(ISBLANK([.$C$6]);0;ISNUMBER(SEARCH([.$C$6];[.$C165]&amp;&quot; &quot;&amp;[.$D165]&amp;&quot; &quot;&amp;[.$AG165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66]);&quot;-&quot;;[.C166])" office:value-type="string" office:string-value="-" calcext:value-type="string">
            <text:p>-</text:p>
          </table:table-cell>
          <table:table-cell table:style-name="ce169" table:formula="of:=IF(ISBLANK([.D166]);&quot;-&quot;;[.D166])" office:value-type="string" office:string-value="-" calcext:value-type="string">
            <text:p>-</text:p>
          </table:table-cell>
          <table:table-cell table:style-name="ce191" table:formula="of:=IF(ISNUMBER([.$F166]);IF(MIN([.$E166:.$F166])&lt;[.$F166];0;[.$F166]);IF(ISNUMBER([.$E166]);[.$E166];IF(ISBLANK([.$D166]);&quot;-&quot;;&quot;?&quot;)))" office:value-type="string" office:string-value="-" calcext:value-type="string">
            <text:p>-</text:p>
          </table:table-cell>
          <table:table-cell table:style-name="ce200" table:formula="of:=IF(ISNUMBER([.$AN166]);IF([.$AN166]&lt;=plan_semaine_fin;MAX([.$AN166];[.AO$7]);98);IF([.$AN16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66]);SUMIF([.$AT$8:.$BM$8];[.$AN166];[.$I166:.$AD166])&gt;0;0)" office:value-type="float" office:value="0" calcext:value-type="float">
            <text:p>0</text:p>
          </table:table-cell>
          <table:table-cell table:style-name="ce213" table:formula="of:=IF(ISNUMBER([.$AN166]);[.$AN16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66];0;[.AT$6]));IF(OFFSET([.$H166];0;[.AT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AU$6]));IF(OFFSET([.$H166];0;[.AU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AV$6]));IF(OFFSET([.$H166];0;[.AV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AW$6]));IF(OFFSET([.$H166];0;[.AW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AX$6]));IF(OFFSET([.$H166];0;[.AX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AY$6]));IF(OFFSET([.$H166];0;[.AY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AZ$6]));IF(OFFSET([.$H166];0;[.AZ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A$6]));IF(OFFSET([.$H166];0;[.BA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B$6]));IF(OFFSET([.$H166];0;[.BB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C$6]));IF(OFFSET([.$H166];0;[.BC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D$6]));IF(OFFSET([.$H166];0;[.BD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E$6]));IF(OFFSET([.$H166];0;[.BE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F$6]));IF(OFFSET([.$H166];0;[.BF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G$6]));IF(OFFSET([.$H166];0;[.BG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H$6]));IF(OFFSET([.$H166];0;[.BH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I$6]));IF(OFFSET([.$H166];0;[.BI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J$6]));IF(OFFSET([.$H166];0;[.BJ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K$6]));IF(OFFSET([.$H166];0;[.BK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L$6]));IF(OFFSET([.$H166];0;[.BL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M$6]));IF(OFFSET([.$H166];0;[.BM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N$6]));IF(OFFSET([.$H166];0;[.BN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O$6]));IF(OFFSET([.$H166];0;[.BO$6])&gt;0;[.$AO166];&quot;(zéro)&quot;);&quot;-&quot;)" office:value-type="string" office:string-value="-" calcext:value-type="string">
            <text:p>-</text:p>
          </table:table-cell>
          <table:table-cell table:style-name="ce191" table:formula="of:=IF(ISNUMBER(OFFSET([.$H166];0;[.BP$6]));IF(OFFSET([.$H166];0;[.BP$6])&gt;0;[.$AO16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66]));OR([.D166]=OFFSET([.D166];-1;0);[.D166]=&quot;+&quot;))" office:value-type="float" office:value="0" calcext:value-type="float">
            <text:p>0</text:p>
          </table:table-cell>
          <table:table-cell table:style-name="ce233" table:formula="of:=IF(NOT([.BR166]);MATCH(0;OFFSET([.BR16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66]=&quot;&quot;;[.$C166]=&quot;absences&quot;);0;NOT(ISNUMBER(MATCH([.$C166];OFFSET(#REF!;1;0;999;1);0))))" office:value-type="float" office:value="0" calcext:value-type="float">
            <text:p>0</text:p>
          </table:table-cell>
          <table:table-cell table:style-name="ce246" table:formula="of:=[.$C166]&amp;&quot;_&quot;&amp;TEXT([.$AO166];&quot;00&quot;)" office:value-type="string" office:string-value="_-" calcext:value-type="string">
            <text:p>_-</text:p>
          </table:table-cell>
          <table:table-cell table:style-name="ce191" table:formula="of:=IF([.C166]=&quot;&quot;;&quot;&quot;;&quot;'notes_&quot;&amp;[.C166]&amp;&quot;'!a1&quot;)">
            <text:p/>
          </table:table-cell>
          <table:table-cell table:style-name="ce253" table:formula="of:=IF(ISBLANK([.$C$6]);0;ISNUMBER(SEARCH([.$C$6];[.$C166]&amp;&quot; &quot;&amp;[.$D166]&amp;&quot; &quot;&amp;[.$AG166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67]);&quot;-&quot;;[.C167])" office:value-type="string" office:string-value="-" calcext:value-type="string">
            <text:p>-</text:p>
          </table:table-cell>
          <table:table-cell table:style-name="ce169" table:formula="of:=IF(ISBLANK([.D167]);&quot;-&quot;;[.D167])" office:value-type="string" office:string-value="-" calcext:value-type="string">
            <text:p>-</text:p>
          </table:table-cell>
          <table:table-cell table:style-name="ce191" table:formula="of:=IF(ISNUMBER([.$F167]);IF(MIN([.$E167:.$F167])&lt;[.$F167];0;[.$F167]);IF(ISNUMBER([.$E167]);[.$E167];IF(ISBLANK([.$D167]);&quot;-&quot;;&quot;?&quot;)))" office:value-type="string" office:string-value="-" calcext:value-type="string">
            <text:p>-</text:p>
          </table:table-cell>
          <table:table-cell table:style-name="ce200" table:formula="of:=IF(ISNUMBER([.$AN167]);IF([.$AN167]&lt;=plan_semaine_fin;MAX([.$AN167];[.AO$7]);98);IF([.$AN16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67]);SUMIF([.$AT$8:.$BM$8];[.$AN167];[.$I167:.$AD167])&gt;0;0)" office:value-type="float" office:value="0" calcext:value-type="float">
            <text:p>0</text:p>
          </table:table-cell>
          <table:table-cell table:style-name="ce213" table:formula="of:=IF(ISNUMBER([.$AN167]);[.$AN16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67];0;[.AT$6]));IF(OFFSET([.$H167];0;[.AT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AU$6]));IF(OFFSET([.$H167];0;[.AU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AV$6]));IF(OFFSET([.$H167];0;[.AV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AW$6]));IF(OFFSET([.$H167];0;[.AW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AX$6]));IF(OFFSET([.$H167];0;[.AX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AY$6]));IF(OFFSET([.$H167];0;[.AY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AZ$6]));IF(OFFSET([.$H167];0;[.AZ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A$6]));IF(OFFSET([.$H167];0;[.BA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B$6]));IF(OFFSET([.$H167];0;[.BB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C$6]));IF(OFFSET([.$H167];0;[.BC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D$6]));IF(OFFSET([.$H167];0;[.BD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E$6]));IF(OFFSET([.$H167];0;[.BE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F$6]));IF(OFFSET([.$H167];0;[.BF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G$6]));IF(OFFSET([.$H167];0;[.BG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H$6]));IF(OFFSET([.$H167];0;[.BH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I$6]));IF(OFFSET([.$H167];0;[.BI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J$6]));IF(OFFSET([.$H167];0;[.BJ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K$6]));IF(OFFSET([.$H167];0;[.BK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L$6]));IF(OFFSET([.$H167];0;[.BL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M$6]));IF(OFFSET([.$H167];0;[.BM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N$6]));IF(OFFSET([.$H167];0;[.BN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O$6]));IF(OFFSET([.$H167];0;[.BO$6])&gt;0;[.$AO167];&quot;(zéro)&quot;);&quot;-&quot;)" office:value-type="string" office:string-value="-" calcext:value-type="string">
            <text:p>-</text:p>
          </table:table-cell>
          <table:table-cell table:style-name="ce191" table:formula="of:=IF(ISNUMBER(OFFSET([.$H167];0;[.BP$6]));IF(OFFSET([.$H167];0;[.BP$6])&gt;0;[.$AO16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67]));OR([.D167]=OFFSET([.D167];-1;0);[.D167]=&quot;+&quot;))" office:value-type="float" office:value="0" calcext:value-type="float">
            <text:p>0</text:p>
          </table:table-cell>
          <table:table-cell table:style-name="ce233" table:formula="of:=IF(NOT([.BR167]);MATCH(0;OFFSET([.BR16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67]=&quot;&quot;;[.$C167]=&quot;absences&quot;);0;NOT(ISNUMBER(MATCH([.$C167];OFFSET(#REF!;1;0;999;1);0))))" office:value-type="float" office:value="0" calcext:value-type="float">
            <text:p>0</text:p>
          </table:table-cell>
          <table:table-cell table:style-name="ce246" table:formula="of:=[.$C167]&amp;&quot;_&quot;&amp;TEXT([.$AO167];&quot;00&quot;)" office:value-type="string" office:string-value="_-" calcext:value-type="string">
            <text:p>_-</text:p>
          </table:table-cell>
          <table:table-cell table:style-name="ce191" table:formula="of:=IF([.C167]=&quot;&quot;;&quot;&quot;;&quot;'notes_&quot;&amp;[.C167]&amp;&quot;'!a1&quot;)">
            <text:p/>
          </table:table-cell>
          <table:table-cell table:style-name="ce253" table:formula="of:=IF(ISBLANK([.$C$6]);0;ISNUMBER(SEARCH([.$C$6];[.$C167]&amp;&quot; &quot;&amp;[.$D167]&amp;&quot; &quot;&amp;[.$AG167])))" office:value-type="float" office:value="0" calcext:value-type="float">
            <text:p>0</text:p>
          </table:table-cell>
          <table:table-cell table:style-name="ce166"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68]);&quot;-&quot;;[.C168])" office:value-type="string" office:string-value="-" calcext:value-type="string">
            <text:p>-</text:p>
          </table:table-cell>
          <table:table-cell table:style-name="ce169" table:formula="of:=IF(ISBLANK([.D168]);&quot;-&quot;;[.D168])" office:value-type="string" office:string-value="-" calcext:value-type="string">
            <text:p>-</text:p>
          </table:table-cell>
          <table:table-cell table:style-name="ce191" table:formula="of:=IF(ISNUMBER([.$F168]);IF(MIN([.$E168:.$F168])&lt;[.$F168];0;[.$F168]);IF(ISNUMBER([.$E168]);[.$E168];IF(ISBLANK([.$D168]);&quot;-&quot;;&quot;?&quot;)))" office:value-type="string" office:string-value="-" calcext:value-type="string">
            <text:p>-</text:p>
          </table:table-cell>
          <table:table-cell table:style-name="ce200" table:formula="of:=IF(ISNUMBER([.$AN168]);IF([.$AN168]&lt;=plan_semaine_fin;MAX([.$AN168];[.AO$7]);98);IF([.$AN16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68]);SUMIF([.$AT$8:.$BM$8];[.$AN168];[.$I168:.$AD168])&gt;0;0)" office:value-type="float" office:value="0" calcext:value-type="float">
            <text:p>0</text:p>
          </table:table-cell>
          <table:table-cell table:style-name="ce213" table:formula="of:=IF(ISNUMBER([.$AN168]);[.$AN16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68];0;[.AT$6]));IF(OFFSET([.$H168];0;[.AT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AU$6]));IF(OFFSET([.$H168];0;[.AU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AV$6]));IF(OFFSET([.$H168];0;[.AV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AW$6]));IF(OFFSET([.$H168];0;[.AW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AX$6]));IF(OFFSET([.$H168];0;[.AX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AY$6]));IF(OFFSET([.$H168];0;[.AY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AZ$6]));IF(OFFSET([.$H168];0;[.AZ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A$6]));IF(OFFSET([.$H168];0;[.BA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B$6]));IF(OFFSET([.$H168];0;[.BB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C$6]));IF(OFFSET([.$H168];0;[.BC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D$6]));IF(OFFSET([.$H168];0;[.BD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E$6]));IF(OFFSET([.$H168];0;[.BE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F$6]));IF(OFFSET([.$H168];0;[.BF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G$6]));IF(OFFSET([.$H168];0;[.BG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H$6]));IF(OFFSET([.$H168];0;[.BH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I$6]));IF(OFFSET([.$H168];0;[.BI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J$6]));IF(OFFSET([.$H168];0;[.BJ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K$6]));IF(OFFSET([.$H168];0;[.BK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L$6]));IF(OFFSET([.$H168];0;[.BL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M$6]));IF(OFFSET([.$H168];0;[.BM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N$6]));IF(OFFSET([.$H168];0;[.BN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O$6]));IF(OFFSET([.$H168];0;[.BO$6])&gt;0;[.$AO168];&quot;(zéro)&quot;);&quot;-&quot;)" office:value-type="string" office:string-value="-" calcext:value-type="string">
            <text:p>-</text:p>
          </table:table-cell>
          <table:table-cell table:style-name="ce191" table:formula="of:=IF(ISNUMBER(OFFSET([.$H168];0;[.BP$6]));IF(OFFSET([.$H168];0;[.BP$6])&gt;0;[.$AO16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68]));OR([.D168]=OFFSET([.D168];-1;0);[.D168]=&quot;+&quot;))" office:value-type="float" office:value="0" calcext:value-type="float">
            <text:p>0</text:p>
          </table:table-cell>
          <table:table-cell table:style-name="ce233" table:formula="of:=IF(NOT([.BR168]);MATCH(0;OFFSET([.BR16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68]=&quot;&quot;;[.$C168]=&quot;absences&quot;);0;NOT(ISNUMBER(MATCH([.$C168];OFFSET(#REF!;1;0;999;1);0))))" office:value-type="float" office:value="0" calcext:value-type="float">
            <text:p>0</text:p>
          </table:table-cell>
          <table:table-cell table:style-name="ce246" table:formula="of:=[.$C168]&amp;&quot;_&quot;&amp;TEXT([.$AO168];&quot;00&quot;)" office:value-type="string" office:string-value="_-" calcext:value-type="string">
            <text:p>_-</text:p>
          </table:table-cell>
          <table:table-cell table:style-name="ce191" table:formula="of:=IF([.C168]=&quot;&quot;;&quot;&quot;;&quot;'notes_&quot;&amp;[.C168]&amp;&quot;'!a1&quot;)">
            <text:p/>
          </table:table-cell>
          <table:table-cell table:style-name="ce253" table:formula="of:=IF(ISBLANK([.$C$6]);0;ISNUMBER(SEARCH([.$C$6];[.$C168]&amp;&quot; &quot;&amp;[.$D168]&amp;&quot; &quot;&amp;[.$AG168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69]);&quot;-&quot;;[.C169])" office:value-type="string" office:string-value="-" calcext:value-type="string">
            <text:p>-</text:p>
          </table:table-cell>
          <table:table-cell table:style-name="ce169" table:formula="of:=IF(ISBLANK([.D169]);&quot;-&quot;;[.D169])" office:value-type="string" office:string-value="-" calcext:value-type="string">
            <text:p>-</text:p>
          </table:table-cell>
          <table:table-cell table:style-name="ce191" table:formula="of:=IF(ISNUMBER([.$F169]);IF(MIN([.$E169:.$F169])&lt;[.$F169];0;[.$F169]);IF(ISNUMBER([.$E169]);[.$E169];IF(ISBLANK([.$D169]);&quot;-&quot;;&quot;?&quot;)))" office:value-type="string" office:string-value="-" calcext:value-type="string">
            <text:p>-</text:p>
          </table:table-cell>
          <table:table-cell table:style-name="ce200" table:formula="of:=IF(ISNUMBER([.$AN169]);IF([.$AN169]&lt;=plan_semaine_fin;MAX([.$AN169];[.AO$7]);98);IF([.$AN16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69]);SUMIF([.$AT$8:.$BM$8];[.$AN169];[.$I169:.$AD169])&gt;0;0)" office:value-type="float" office:value="0" calcext:value-type="float">
            <text:p>0</text:p>
          </table:table-cell>
          <table:table-cell table:style-name="ce213" table:formula="of:=IF(ISNUMBER([.$AN169]);[.$AN16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69];0;[.AT$6]));IF(OFFSET([.$H169];0;[.AT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AU$6]));IF(OFFSET([.$H169];0;[.AU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AV$6]));IF(OFFSET([.$H169];0;[.AV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AW$6]));IF(OFFSET([.$H169];0;[.AW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AX$6]));IF(OFFSET([.$H169];0;[.AX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AY$6]));IF(OFFSET([.$H169];0;[.AY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AZ$6]));IF(OFFSET([.$H169];0;[.AZ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A$6]));IF(OFFSET([.$H169];0;[.BA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B$6]));IF(OFFSET([.$H169];0;[.BB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C$6]));IF(OFFSET([.$H169];0;[.BC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D$6]));IF(OFFSET([.$H169];0;[.BD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E$6]));IF(OFFSET([.$H169];0;[.BE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F$6]));IF(OFFSET([.$H169];0;[.BF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G$6]));IF(OFFSET([.$H169];0;[.BG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H$6]));IF(OFFSET([.$H169];0;[.BH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I$6]));IF(OFFSET([.$H169];0;[.BI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J$6]));IF(OFFSET([.$H169];0;[.BJ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K$6]));IF(OFFSET([.$H169];0;[.BK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L$6]));IF(OFFSET([.$H169];0;[.BL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M$6]));IF(OFFSET([.$H169];0;[.BM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N$6]));IF(OFFSET([.$H169];0;[.BN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O$6]));IF(OFFSET([.$H169];0;[.BO$6])&gt;0;[.$AO169];&quot;(zéro)&quot;);&quot;-&quot;)" office:value-type="string" office:string-value="-" calcext:value-type="string">
            <text:p>-</text:p>
          </table:table-cell>
          <table:table-cell table:style-name="ce191" table:formula="of:=IF(ISNUMBER(OFFSET([.$H169];0;[.BP$6]));IF(OFFSET([.$H169];0;[.BP$6])&gt;0;[.$AO16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69]));OR([.D169]=OFFSET([.D169];-1;0);[.D169]=&quot;+&quot;))" office:value-type="float" office:value="0" calcext:value-type="float">
            <text:p>0</text:p>
          </table:table-cell>
          <table:table-cell table:style-name="ce233" table:formula="of:=IF(NOT([.BR169]);MATCH(0;OFFSET([.BR16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69]=&quot;&quot;;[.$C169]=&quot;absences&quot;);0;NOT(ISNUMBER(MATCH([.$C169];OFFSET(#REF!;1;0;999;1);0))))" office:value-type="float" office:value="0" calcext:value-type="float">
            <text:p>0</text:p>
          </table:table-cell>
          <table:table-cell table:style-name="ce246" table:formula="of:=[.$C169]&amp;&quot;_&quot;&amp;TEXT([.$AO169];&quot;00&quot;)" office:value-type="string" office:string-value="_-" calcext:value-type="string">
            <text:p>_-</text:p>
          </table:table-cell>
          <table:table-cell table:style-name="ce191" table:formula="of:=IF([.C169]=&quot;&quot;;&quot;&quot;;&quot;'notes_&quot;&amp;[.C169]&amp;&quot;'!a1&quot;)">
            <text:p/>
          </table:table-cell>
          <table:table-cell table:style-name="ce253" table:formula="of:=IF(ISBLANK([.$C$6]);0;ISNUMBER(SEARCH([.$C$6];[.$C169]&amp;&quot; &quot;&amp;[.$D169]&amp;&quot; &quot;&amp;[.$AG169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0]);&quot;-&quot;;[.C170])" office:value-type="string" office:string-value="-" calcext:value-type="string">
            <text:p>-</text:p>
          </table:table-cell>
          <table:table-cell table:style-name="ce169" table:formula="of:=IF(ISBLANK([.D170]);&quot;-&quot;;[.D170])" office:value-type="string" office:string-value="-" calcext:value-type="string">
            <text:p>-</text:p>
          </table:table-cell>
          <table:table-cell table:style-name="ce191" table:formula="of:=IF(ISNUMBER([.$F170]);IF(MIN([.$E170:.$F170])&lt;[.$F170];0;[.$F170]);IF(ISNUMBER([.$E170]);[.$E170];IF(ISBLANK([.$D170]);&quot;-&quot;;&quot;?&quot;)))" office:value-type="string" office:string-value="-" calcext:value-type="string">
            <text:p>-</text:p>
          </table:table-cell>
          <table:table-cell table:style-name="ce200" table:formula="of:=IF(ISNUMBER([.$AN170]);IF([.$AN170]&lt;=plan_semaine_fin;MAX([.$AN170];[.AO$7]);98);IF([.$AN17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0]);SUMIF([.$AT$8:.$BM$8];[.$AN170];[.$I170:.$AD170])&gt;0;0)" office:value-type="float" office:value="0" calcext:value-type="float">
            <text:p>0</text:p>
          </table:table-cell>
          <table:table-cell table:style-name="ce213" table:formula="of:=IF(ISNUMBER([.$AN170]);[.$AN17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0];0;[.AT$6]));IF(OFFSET([.$H170];0;[.AT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AU$6]));IF(OFFSET([.$H170];0;[.AU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AV$6]));IF(OFFSET([.$H170];0;[.AV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AW$6]));IF(OFFSET([.$H170];0;[.AW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AX$6]));IF(OFFSET([.$H170];0;[.AX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AY$6]));IF(OFFSET([.$H170];0;[.AY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AZ$6]));IF(OFFSET([.$H170];0;[.AZ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A$6]));IF(OFFSET([.$H170];0;[.BA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B$6]));IF(OFFSET([.$H170];0;[.BB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C$6]));IF(OFFSET([.$H170];0;[.BC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D$6]));IF(OFFSET([.$H170];0;[.BD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E$6]));IF(OFFSET([.$H170];0;[.BE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F$6]));IF(OFFSET([.$H170];0;[.BF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G$6]));IF(OFFSET([.$H170];0;[.BG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H$6]));IF(OFFSET([.$H170];0;[.BH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I$6]));IF(OFFSET([.$H170];0;[.BI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J$6]));IF(OFFSET([.$H170];0;[.BJ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K$6]));IF(OFFSET([.$H170];0;[.BK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L$6]));IF(OFFSET([.$H170];0;[.BL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M$6]));IF(OFFSET([.$H170];0;[.BM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N$6]));IF(OFFSET([.$H170];0;[.BN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O$6]));IF(OFFSET([.$H170];0;[.BO$6])&gt;0;[.$AO170];&quot;(zéro)&quot;);&quot;-&quot;)" office:value-type="string" office:string-value="-" calcext:value-type="string">
            <text:p>-</text:p>
          </table:table-cell>
          <table:table-cell table:style-name="ce191" table:formula="of:=IF(ISNUMBER(OFFSET([.$H170];0;[.BP$6]));IF(OFFSET([.$H170];0;[.BP$6])&gt;0;[.$AO17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70]));OR([.D170]=OFFSET([.D170];-1;0);[.D170]=&quot;+&quot;))" office:value-type="float" office:value="0" calcext:value-type="float">
            <text:p>0</text:p>
          </table:table-cell>
          <table:table-cell table:style-name="ce233" table:formula="of:=IF(NOT([.BR170]);MATCH(0;OFFSET([.BR170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70]=&quot;&quot;;[.$C170]=&quot;absences&quot;);0;NOT(ISNUMBER(MATCH([.$C170];OFFSET(#REF!;1;0;999;1);0))))" office:value-type="float" office:value="0" calcext:value-type="float">
            <text:p>0</text:p>
          </table:table-cell>
          <table:table-cell table:style-name="ce246" table:formula="of:=[.$C170]&amp;&quot;_&quot;&amp;TEXT([.$AO170];&quot;00&quot;)" office:value-type="string" office:string-value="_-" calcext:value-type="string">
            <text:p>_-</text:p>
          </table:table-cell>
          <table:table-cell table:style-name="ce191" table:formula="of:=IF([.C170]=&quot;&quot;;&quot;&quot;;&quot;'notes_&quot;&amp;[.C170]&amp;&quot;'!a1&quot;)">
            <text:p/>
          </table:table-cell>
          <table:table-cell table:style-name="ce253" table:formula="of:=IF(ISBLANK([.$C$6]);0;ISNUMBER(SEARCH([.$C$6];[.$C170]&amp;&quot; &quot;&amp;[.$D170]&amp;&quot; &quot;&amp;[.$AG170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1]);&quot;-&quot;;[.C171])" office:value-type="string" office:string-value="-" calcext:value-type="string">
            <text:p>-</text:p>
          </table:table-cell>
          <table:table-cell table:style-name="ce169" table:formula="of:=IF(ISBLANK([.D171]);&quot;-&quot;;[.D171])" office:value-type="string" office:string-value="-" calcext:value-type="string">
            <text:p>-</text:p>
          </table:table-cell>
          <table:table-cell table:style-name="ce191" table:formula="of:=IF(ISNUMBER([.$F171]);IF(MIN([.$E171:.$F171])&lt;[.$F171];0;[.$F171]);IF(ISNUMBER([.$E171]);[.$E171];IF(ISBLANK([.$D171]);&quot;-&quot;;&quot;?&quot;)))" office:value-type="string" office:string-value="-" calcext:value-type="string">
            <text:p>-</text:p>
          </table:table-cell>
          <table:table-cell table:style-name="ce200" table:formula="of:=IF(ISNUMBER([.$AN171]);IF([.$AN171]&lt;=plan_semaine_fin;MAX([.$AN171];[.AO$7]);98);IF([.$AN17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1]);SUMIF([.$AT$8:.$BM$8];[.$AN171];[.$I171:.$AD171])&gt;0;0)" office:value-type="float" office:value="0" calcext:value-type="float">
            <text:p>0</text:p>
          </table:table-cell>
          <table:table-cell table:style-name="ce213" table:formula="of:=IF(ISNUMBER([.$AN171]);[.$AN17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1];0;[.AT$6]));IF(OFFSET([.$H171];0;[.AT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AU$6]));IF(OFFSET([.$H171];0;[.AU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AV$6]));IF(OFFSET([.$H171];0;[.AV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AW$6]));IF(OFFSET([.$H171];0;[.AW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AX$6]));IF(OFFSET([.$H171];0;[.AX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AY$6]));IF(OFFSET([.$H171];0;[.AY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AZ$6]));IF(OFFSET([.$H171];0;[.AZ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A$6]));IF(OFFSET([.$H171];0;[.BA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B$6]));IF(OFFSET([.$H171];0;[.BB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C$6]));IF(OFFSET([.$H171];0;[.BC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D$6]));IF(OFFSET([.$H171];0;[.BD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E$6]));IF(OFFSET([.$H171];0;[.BE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F$6]));IF(OFFSET([.$H171];0;[.BF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G$6]));IF(OFFSET([.$H171];0;[.BG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H$6]));IF(OFFSET([.$H171];0;[.BH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I$6]));IF(OFFSET([.$H171];0;[.BI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J$6]));IF(OFFSET([.$H171];0;[.BJ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K$6]));IF(OFFSET([.$H171];0;[.BK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L$6]));IF(OFFSET([.$H171];0;[.BL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M$6]));IF(OFFSET([.$H171];0;[.BM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N$6]));IF(OFFSET([.$H171];0;[.BN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O$6]));IF(OFFSET([.$H171];0;[.BO$6])&gt;0;[.$AO171];&quot;(zéro)&quot;);&quot;-&quot;)" office:value-type="string" office:string-value="-" calcext:value-type="string">
            <text:p>-</text:p>
          </table:table-cell>
          <table:table-cell table:style-name="ce191" table:formula="of:=IF(ISNUMBER(OFFSET([.$H171];0;[.BP$6]));IF(OFFSET([.$H171];0;[.BP$6])&gt;0;[.$AO17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71]));OR([.D171]=OFFSET([.D171];-1;0);[.D171]=&quot;+&quot;))" office:value-type="float" office:value="0" calcext:value-type="float">
            <text:p>0</text:p>
          </table:table-cell>
          <table:table-cell table:style-name="ce233" table:formula="of:=IF(NOT([.BR171]);MATCH(0;OFFSET([.BR17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71]=&quot;&quot;;[.$C171]=&quot;absences&quot;);0;NOT(ISNUMBER(MATCH([.$C171];OFFSET(#REF!;1;0;999;1);0))))" office:value-type="float" office:value="0" calcext:value-type="float">
            <text:p>0</text:p>
          </table:table-cell>
          <table:table-cell table:style-name="ce246" table:formula="of:=[.$C171]&amp;&quot;_&quot;&amp;TEXT([.$AO171];&quot;00&quot;)" office:value-type="string" office:string-value="_-" calcext:value-type="string">
            <text:p>_-</text:p>
          </table:table-cell>
          <table:table-cell table:style-name="ce191" table:formula="of:=IF([.C171]=&quot;&quot;;&quot;&quot;;&quot;'notes_&quot;&amp;[.C171]&amp;&quot;'!a1&quot;)">
            <text:p/>
          </table:table-cell>
          <table:table-cell table:style-name="ce253" table:formula="of:=IF(ISBLANK([.$C$6]);0;ISNUMBER(SEARCH([.$C$6];[.$C171]&amp;&quot; &quot;&amp;[.$D171]&amp;&quot; &quot;&amp;[.$AG171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2]);&quot;-&quot;;[.C172])" office:value-type="string" office:string-value="-" calcext:value-type="string">
            <text:p>-</text:p>
          </table:table-cell>
          <table:table-cell table:style-name="ce169" table:formula="of:=IF(ISBLANK([.D172]);&quot;-&quot;;[.D172])" office:value-type="string" office:string-value="-" calcext:value-type="string">
            <text:p>-</text:p>
          </table:table-cell>
          <table:table-cell table:style-name="ce191" table:formula="of:=IF(ISNUMBER([.$F172]);IF(MIN([.$E172:.$F172])&lt;[.$F172];0;[.$F172]);IF(ISNUMBER([.$E172]);[.$E172];IF(ISBLANK([.$D172]);&quot;-&quot;;&quot;?&quot;)))" office:value-type="string" office:string-value="-" calcext:value-type="string">
            <text:p>-</text:p>
          </table:table-cell>
          <table:table-cell table:style-name="ce200" table:formula="of:=IF(ISNUMBER([.$AN172]);IF([.$AN172]&lt;=plan_semaine_fin;MAX([.$AN172];[.AO$7]);98);IF([.$AN17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2]);SUMIF([.$AT$8:.$BM$8];[.$AN172];[.$I172:.$AD172])&gt;0;0)" office:value-type="float" office:value="0" calcext:value-type="float">
            <text:p>0</text:p>
          </table:table-cell>
          <table:table-cell table:style-name="ce213" table:formula="of:=IF(ISNUMBER([.$AN172]);[.$AN17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2];0;[.AT$6]));IF(OFFSET([.$H172];0;[.AT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AU$6]));IF(OFFSET([.$H172];0;[.AU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AV$6]));IF(OFFSET([.$H172];0;[.AV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AW$6]));IF(OFFSET([.$H172];0;[.AW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AX$6]));IF(OFFSET([.$H172];0;[.AX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AY$6]));IF(OFFSET([.$H172];0;[.AY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AZ$6]));IF(OFFSET([.$H172];0;[.AZ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A$6]));IF(OFFSET([.$H172];0;[.BA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B$6]));IF(OFFSET([.$H172];0;[.BB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C$6]));IF(OFFSET([.$H172];0;[.BC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D$6]));IF(OFFSET([.$H172];0;[.BD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E$6]));IF(OFFSET([.$H172];0;[.BE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F$6]));IF(OFFSET([.$H172];0;[.BF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G$6]));IF(OFFSET([.$H172];0;[.BG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H$6]));IF(OFFSET([.$H172];0;[.BH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I$6]));IF(OFFSET([.$H172];0;[.BI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J$6]));IF(OFFSET([.$H172];0;[.BJ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K$6]));IF(OFFSET([.$H172];0;[.BK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L$6]));IF(OFFSET([.$H172];0;[.BL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M$6]));IF(OFFSET([.$H172];0;[.BM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N$6]));IF(OFFSET([.$H172];0;[.BN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O$6]));IF(OFFSET([.$H172];0;[.BO$6])&gt;0;[.$AO172];&quot;(zéro)&quot;);&quot;-&quot;)" office:value-type="string" office:string-value="-" calcext:value-type="string">
            <text:p>-</text:p>
          </table:table-cell>
          <table:table-cell table:style-name="ce191" table:formula="of:=IF(ISNUMBER(OFFSET([.$H172];0;[.BP$6]));IF(OFFSET([.$H172];0;[.BP$6])&gt;0;[.$AO17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72]));OR([.D172]=OFFSET([.D172];-1;0);[.D172]=&quot;+&quot;))" office:value-type="float" office:value="0" calcext:value-type="float">
            <text:p>0</text:p>
          </table:table-cell>
          <table:table-cell table:style-name="ce233" table:formula="of:=IF(NOT([.BR172]);MATCH(0;OFFSET([.BR17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72]=&quot;&quot;;[.$C172]=&quot;absences&quot;);0;NOT(ISNUMBER(MATCH([.$C172];OFFSET(#REF!;1;0;999;1);0))))" office:value-type="float" office:value="0" calcext:value-type="float">
            <text:p>0</text:p>
          </table:table-cell>
          <table:table-cell table:style-name="ce246" table:formula="of:=[.$C172]&amp;&quot;_&quot;&amp;TEXT([.$AO172];&quot;00&quot;)" office:value-type="string" office:string-value="_-" calcext:value-type="string">
            <text:p>_-</text:p>
          </table:table-cell>
          <table:table-cell table:style-name="ce191" table:formula="of:=IF([.C172]=&quot;&quot;;&quot;&quot;;&quot;'notes_&quot;&amp;[.C172]&amp;&quot;'!a1&quot;)">
            <text:p/>
          </table:table-cell>
          <table:table-cell table:style-name="ce253" table:formula="of:=IF(ISBLANK([.$C$6]);0;ISNUMBER(SEARCH([.$C$6];[.$C172]&amp;&quot; &quot;&amp;[.$D172]&amp;&quot; &quot;&amp;[.$AG172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3]);&quot;-&quot;;[.C173])" office:value-type="string" office:string-value="-" calcext:value-type="string">
            <text:p>-</text:p>
          </table:table-cell>
          <table:table-cell table:style-name="ce169" table:formula="of:=IF(ISBLANK([.D173]);&quot;-&quot;;[.D173])" office:value-type="string" office:string-value="-" calcext:value-type="string">
            <text:p>-</text:p>
          </table:table-cell>
          <table:table-cell table:style-name="ce191" table:formula="of:=IF(ISNUMBER([.$F173]);IF(MIN([.$E173:.$F173])&lt;[.$F173];0;[.$F173]);IF(ISNUMBER([.$E173]);[.$E173];IF(ISBLANK([.$D173]);&quot;-&quot;;&quot;?&quot;)))" office:value-type="string" office:string-value="-" calcext:value-type="string">
            <text:p>-</text:p>
          </table:table-cell>
          <table:table-cell table:style-name="ce200" table:formula="of:=IF(ISNUMBER([.$AN173]);IF([.$AN173]&lt;=plan_semaine_fin;MAX([.$AN173];[.AO$7]);98);IF([.$AN17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3]);SUMIF([.$AT$8:.$BM$8];[.$AN173];[.$I173:.$AD173])&gt;0;0)" office:value-type="float" office:value="0" calcext:value-type="float">
            <text:p>0</text:p>
          </table:table-cell>
          <table:table-cell table:style-name="ce213" table:formula="of:=IF(ISNUMBER([.$AN173]);[.$AN17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3];0;[.AT$6]));IF(OFFSET([.$H173];0;[.AT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AU$6]));IF(OFFSET([.$H173];0;[.AU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AV$6]));IF(OFFSET([.$H173];0;[.AV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AW$6]));IF(OFFSET([.$H173];0;[.AW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AX$6]));IF(OFFSET([.$H173];0;[.AX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AY$6]));IF(OFFSET([.$H173];0;[.AY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AZ$6]));IF(OFFSET([.$H173];0;[.AZ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A$6]));IF(OFFSET([.$H173];0;[.BA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B$6]));IF(OFFSET([.$H173];0;[.BB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C$6]));IF(OFFSET([.$H173];0;[.BC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D$6]));IF(OFFSET([.$H173];0;[.BD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E$6]));IF(OFFSET([.$H173];0;[.BE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F$6]));IF(OFFSET([.$H173];0;[.BF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G$6]));IF(OFFSET([.$H173];0;[.BG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H$6]));IF(OFFSET([.$H173];0;[.BH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I$6]));IF(OFFSET([.$H173];0;[.BI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J$6]));IF(OFFSET([.$H173];0;[.BJ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K$6]));IF(OFFSET([.$H173];0;[.BK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L$6]));IF(OFFSET([.$H173];0;[.BL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M$6]));IF(OFFSET([.$H173];0;[.BM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N$6]));IF(OFFSET([.$H173];0;[.BN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O$6]));IF(OFFSET([.$H173];0;[.BO$6])&gt;0;[.$AO173];&quot;(zéro)&quot;);&quot;-&quot;)" office:value-type="string" office:string-value="-" calcext:value-type="string">
            <text:p>-</text:p>
          </table:table-cell>
          <table:table-cell table:style-name="ce191" table:formula="of:=IF(ISNUMBER(OFFSET([.$H173];0;[.BP$6]));IF(OFFSET([.$H173];0;[.BP$6])&gt;0;[.$AO17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73]));OR([.D173]=OFFSET([.D173];-1;0);[.D173]=&quot;+&quot;))" office:value-type="float" office:value="0" calcext:value-type="float">
            <text:p>0</text:p>
          </table:table-cell>
          <table:table-cell table:style-name="ce233" table:formula="of:=IF(NOT([.BR173]);MATCH(0;OFFSET([.BR17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73]=&quot;&quot;;[.$C173]=&quot;absences&quot;);0;NOT(ISNUMBER(MATCH([.$C173];OFFSET(#REF!;1;0;999;1);0))))" office:value-type="float" office:value="0" calcext:value-type="float">
            <text:p>0</text:p>
          </table:table-cell>
          <table:table-cell table:style-name="ce246" table:formula="of:=[.$C173]&amp;&quot;_&quot;&amp;TEXT([.$AO173];&quot;00&quot;)" office:value-type="string" office:string-value="_-" calcext:value-type="string">
            <text:p>_-</text:p>
          </table:table-cell>
          <table:table-cell table:style-name="ce191" table:formula="of:=IF([.C173]=&quot;&quot;;&quot;&quot;;&quot;'notes_&quot;&amp;[.C173]&amp;&quot;'!a1&quot;)">
            <text:p/>
          </table:table-cell>
          <table:table-cell table:style-name="ce253" table:formula="of:=IF(ISBLANK([.$C$6]);0;ISNUMBER(SEARCH([.$C$6];[.$C173]&amp;&quot; &quot;&amp;[.$D173]&amp;&quot; &quot;&amp;[.$AG173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4]);&quot;-&quot;;[.C174])" office:value-type="string" office:string-value="-" calcext:value-type="string">
            <text:p>-</text:p>
          </table:table-cell>
          <table:table-cell table:style-name="ce169" table:formula="of:=IF(ISBLANK([.D174]);&quot;-&quot;;[.D174])" office:value-type="string" office:string-value="-" calcext:value-type="string">
            <text:p>-</text:p>
          </table:table-cell>
          <table:table-cell table:style-name="ce191" table:formula="of:=IF(ISNUMBER([.$F174]);IF(MIN([.$E174:.$F174])&lt;[.$F174];0;[.$F174]);IF(ISNUMBER([.$E174]);[.$E174];IF(ISBLANK([.$D174]);&quot;-&quot;;&quot;?&quot;)))" office:value-type="string" office:string-value="-" calcext:value-type="string">
            <text:p>-</text:p>
          </table:table-cell>
          <table:table-cell table:style-name="ce200" table:formula="of:=IF(ISNUMBER([.$AN174]);IF([.$AN174]&lt;=plan_semaine_fin;MAX([.$AN174];[.AO$7]);98);IF([.$AN17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4]);SUMIF([.$AT$8:.$BM$8];[.$AN174];[.$I174:.$AD174])&gt;0;0)" office:value-type="float" office:value="0" calcext:value-type="float">
            <text:p>0</text:p>
          </table:table-cell>
          <table:table-cell table:style-name="ce213" table:formula="of:=IF(ISNUMBER([.$AN174]);[.$AN17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4];0;[.AT$6]));IF(OFFSET([.$H174];0;[.AT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AU$6]));IF(OFFSET([.$H174];0;[.AU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AV$6]));IF(OFFSET([.$H174];0;[.AV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AW$6]));IF(OFFSET([.$H174];0;[.AW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AX$6]));IF(OFFSET([.$H174];0;[.AX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AY$6]));IF(OFFSET([.$H174];0;[.AY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AZ$6]));IF(OFFSET([.$H174];0;[.AZ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A$6]));IF(OFFSET([.$H174];0;[.BA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B$6]));IF(OFFSET([.$H174];0;[.BB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C$6]));IF(OFFSET([.$H174];0;[.BC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D$6]));IF(OFFSET([.$H174];0;[.BD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E$6]));IF(OFFSET([.$H174];0;[.BE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F$6]));IF(OFFSET([.$H174];0;[.BF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G$6]));IF(OFFSET([.$H174];0;[.BG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H$6]));IF(OFFSET([.$H174];0;[.BH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I$6]));IF(OFFSET([.$H174];0;[.BI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J$6]));IF(OFFSET([.$H174];0;[.BJ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K$6]));IF(OFFSET([.$H174];0;[.BK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L$6]));IF(OFFSET([.$H174];0;[.BL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M$6]));IF(OFFSET([.$H174];0;[.BM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N$6]));IF(OFFSET([.$H174];0;[.BN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O$6]));IF(OFFSET([.$H174];0;[.BO$6])&gt;0;[.$AO174];&quot;(zéro)&quot;);&quot;-&quot;)" office:value-type="string" office:string-value="-" calcext:value-type="string">
            <text:p>-</text:p>
          </table:table-cell>
          <table:table-cell table:style-name="ce191" table:formula="of:=IF(ISNUMBER(OFFSET([.$H174];0;[.BP$6]));IF(OFFSET([.$H174];0;[.BP$6])&gt;0;[.$AO17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74]));OR([.D174]=OFFSET([.D174];-1;0);[.D174]=&quot;+&quot;))" office:value-type="float" office:value="0" calcext:value-type="float">
            <text:p>0</text:p>
          </table:table-cell>
          <table:table-cell table:style-name="ce233" table:formula="of:=IF(NOT([.BR174]);MATCH(0;OFFSET([.BR17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74]=&quot;&quot;;[.$C174]=&quot;absences&quot;);0;NOT(ISNUMBER(MATCH([.$C174];OFFSET(#REF!;1;0;999;1);0))))" office:value-type="float" office:value="0" calcext:value-type="float">
            <text:p>0</text:p>
          </table:table-cell>
          <table:table-cell table:style-name="ce246" table:formula="of:=[.$C174]&amp;&quot;_&quot;&amp;TEXT([.$AO174];&quot;00&quot;)" office:value-type="string" office:string-value="_-" calcext:value-type="string">
            <text:p>_-</text:p>
          </table:table-cell>
          <table:table-cell table:style-name="ce191" table:formula="of:=IF([.C174]=&quot;&quot;;&quot;&quot;;&quot;'notes_&quot;&amp;[.C174]&amp;&quot;'!a1&quot;)">
            <text:p/>
          </table:table-cell>
          <table:table-cell table:style-name="ce253" table:formula="of:=IF(ISBLANK([.$C$6]);0;ISNUMBER(SEARCH([.$C$6];[.$C174]&amp;&quot; &quot;&amp;[.$D174]&amp;&quot; &quot;&amp;[.$AG174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5]);&quot;-&quot;;[.C175])" office:value-type="string" office:string-value="-" calcext:value-type="string">
            <text:p>-</text:p>
          </table:table-cell>
          <table:table-cell table:style-name="ce169" table:formula="of:=IF(ISBLANK([.D175]);&quot;-&quot;;[.D175])" office:value-type="string" office:string-value="-" calcext:value-type="string">
            <text:p>-</text:p>
          </table:table-cell>
          <table:table-cell table:style-name="ce191" table:formula="of:=IF(ISNUMBER([.$F175]);IF(MIN([.$E175:.$F175])&lt;[.$F175];0;[.$F175]);IF(ISNUMBER([.$E175]);[.$E175];IF(ISBLANK([.$D175]);&quot;-&quot;;&quot;?&quot;)))" office:value-type="string" office:string-value="-" calcext:value-type="string">
            <text:p>-</text:p>
          </table:table-cell>
          <table:table-cell table:style-name="ce200" table:formula="of:=IF(ISNUMBER([.$AN175]);IF([.$AN175]&lt;=plan_semaine_fin;MAX([.$AN175];[.AO$7]);98);IF([.$AN17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5]);SUMIF([.$AT$8:.$BM$8];[.$AN175];[.$I175:.$AD175])&gt;0;0)" office:value-type="float" office:value="0" calcext:value-type="float">
            <text:p>0</text:p>
          </table:table-cell>
          <table:table-cell table:style-name="ce213" table:formula="of:=IF(ISNUMBER([.$AN175]);[.$AN17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5];0;[.AT$6]));IF(OFFSET([.$H175];0;[.AT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AU$6]));IF(OFFSET([.$H175];0;[.AU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AV$6]));IF(OFFSET([.$H175];0;[.AV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AW$6]));IF(OFFSET([.$H175];0;[.AW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AX$6]));IF(OFFSET([.$H175];0;[.AX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AY$6]));IF(OFFSET([.$H175];0;[.AY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AZ$6]));IF(OFFSET([.$H175];0;[.AZ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A$6]));IF(OFFSET([.$H175];0;[.BA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B$6]));IF(OFFSET([.$H175];0;[.BB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C$6]));IF(OFFSET([.$H175];0;[.BC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D$6]));IF(OFFSET([.$H175];0;[.BD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E$6]));IF(OFFSET([.$H175];0;[.BE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F$6]));IF(OFFSET([.$H175];0;[.BF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G$6]));IF(OFFSET([.$H175];0;[.BG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H$6]));IF(OFFSET([.$H175];0;[.BH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I$6]));IF(OFFSET([.$H175];0;[.BI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J$6]));IF(OFFSET([.$H175];0;[.BJ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K$6]));IF(OFFSET([.$H175];0;[.BK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L$6]));IF(OFFSET([.$H175];0;[.BL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M$6]));IF(OFFSET([.$H175];0;[.BM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N$6]));IF(OFFSET([.$H175];0;[.BN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O$6]));IF(OFFSET([.$H175];0;[.BO$6])&gt;0;[.$AO175];&quot;(zéro)&quot;);&quot;-&quot;)" office:value-type="string" office:string-value="-" calcext:value-type="string">
            <text:p>-</text:p>
          </table:table-cell>
          <table:table-cell table:style-name="ce191" table:formula="of:=IF(ISNUMBER(OFFSET([.$H175];0;[.BP$6]));IF(OFFSET([.$H175];0;[.BP$6])&gt;0;[.$AO17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75]));OR([.D175]=OFFSET([.D175];-1;0);[.D175]=&quot;+&quot;))" office:value-type="float" office:value="0" calcext:value-type="float">
            <text:p>0</text:p>
          </table:table-cell>
          <table:table-cell table:style-name="ce233" table:formula="of:=IF(NOT([.BR175]);MATCH(0;OFFSET([.BR17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75]=&quot;&quot;;[.$C175]=&quot;absences&quot;);0;NOT(ISNUMBER(MATCH([.$C175];OFFSET(#REF!;1;0;999;1);0))))" office:value-type="float" office:value="0" calcext:value-type="float">
            <text:p>0</text:p>
          </table:table-cell>
          <table:table-cell table:style-name="ce246" table:formula="of:=[.$C175]&amp;&quot;_&quot;&amp;TEXT([.$AO175];&quot;00&quot;)" office:value-type="string" office:string-value="_-" calcext:value-type="string">
            <text:p>_-</text:p>
          </table:table-cell>
          <table:table-cell table:style-name="ce191" table:formula="of:=IF([.C175]=&quot;&quot;;&quot;&quot;;&quot;'notes_&quot;&amp;[.C175]&amp;&quot;'!a1&quot;)">
            <text:p/>
          </table:table-cell>
          <table:table-cell table:style-name="ce253" table:formula="of:=IF(ISBLANK([.$C$6]);0;ISNUMBER(SEARCH([.$C$6];[.$C175]&amp;&quot; &quot;&amp;[.$D175]&amp;&quot; &quot;&amp;[.$AG175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6]);&quot;-&quot;;[.C176])" office:value-type="string" office:string-value="-" calcext:value-type="string">
            <text:p>-</text:p>
          </table:table-cell>
          <table:table-cell table:style-name="ce169" table:formula="of:=IF(ISBLANK([.D176]);&quot;-&quot;;[.D176])" office:value-type="string" office:string-value="-" calcext:value-type="string">
            <text:p>-</text:p>
          </table:table-cell>
          <table:table-cell table:style-name="ce191" table:formula="of:=IF(ISNUMBER([.$F176]);IF(MIN([.$E176:.$F176])&lt;[.$F176];0;[.$F176]);IF(ISNUMBER([.$E176]);[.$E176];IF(ISBLANK([.$D176]);&quot;-&quot;;&quot;?&quot;)))" office:value-type="string" office:string-value="-" calcext:value-type="string">
            <text:p>-</text:p>
          </table:table-cell>
          <table:table-cell table:style-name="ce200" table:formula="of:=IF(ISNUMBER([.$AN176]);IF([.$AN176]&lt;=plan_semaine_fin;MAX([.$AN176];[.AO$7]);98);IF([.$AN17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6]);SUMIF([.$AT$8:.$BM$8];[.$AN176];[.$I176:.$AD176])&gt;0;0)" office:value-type="float" office:value="0" calcext:value-type="float">
            <text:p>0</text:p>
          </table:table-cell>
          <table:table-cell table:style-name="ce213" table:formula="of:=IF(ISNUMBER([.$AN176]);[.$AN17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6];0;[.AT$6]));IF(OFFSET([.$H176];0;[.AT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AU$6]));IF(OFFSET([.$H176];0;[.AU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AV$6]));IF(OFFSET([.$H176];0;[.AV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AW$6]));IF(OFFSET([.$H176];0;[.AW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AX$6]));IF(OFFSET([.$H176];0;[.AX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AY$6]));IF(OFFSET([.$H176];0;[.AY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AZ$6]));IF(OFFSET([.$H176];0;[.AZ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A$6]));IF(OFFSET([.$H176];0;[.BA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B$6]));IF(OFFSET([.$H176];0;[.BB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C$6]));IF(OFFSET([.$H176];0;[.BC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D$6]));IF(OFFSET([.$H176];0;[.BD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E$6]));IF(OFFSET([.$H176];0;[.BE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F$6]));IF(OFFSET([.$H176];0;[.BF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G$6]));IF(OFFSET([.$H176];0;[.BG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H$6]));IF(OFFSET([.$H176];0;[.BH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I$6]));IF(OFFSET([.$H176];0;[.BI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J$6]));IF(OFFSET([.$H176];0;[.BJ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K$6]));IF(OFFSET([.$H176];0;[.BK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L$6]));IF(OFFSET([.$H176];0;[.BL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M$6]));IF(OFFSET([.$H176];0;[.BM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N$6]));IF(OFFSET([.$H176];0;[.BN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O$6]));IF(OFFSET([.$H176];0;[.BO$6])&gt;0;[.$AO176];&quot;(zéro)&quot;);&quot;-&quot;)" office:value-type="string" office:string-value="-" calcext:value-type="string">
            <text:p>-</text:p>
          </table:table-cell>
          <table:table-cell table:style-name="ce191" table:formula="of:=IF(ISNUMBER(OFFSET([.$H176];0;[.BP$6]));IF(OFFSET([.$H176];0;[.BP$6])&gt;0;[.$AO17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76]));OR([.D176]=OFFSET([.D176];-1;0);[.D176]=&quot;+&quot;))" office:value-type="float" office:value="0" calcext:value-type="float">
            <text:p>0</text:p>
          </table:table-cell>
          <table:table-cell table:style-name="ce233" table:formula="of:=IF(NOT([.BR176]);MATCH(0;OFFSET([.BR17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76]=&quot;&quot;;[.$C176]=&quot;absences&quot;);0;NOT(ISNUMBER(MATCH([.$C176];OFFSET(#REF!;1;0;999;1);0))))" office:value-type="float" office:value="0" calcext:value-type="float">
            <text:p>0</text:p>
          </table:table-cell>
          <table:table-cell table:style-name="ce246" table:formula="of:=[.$C176]&amp;&quot;_&quot;&amp;TEXT([.$AO176];&quot;00&quot;)" office:value-type="string" office:string-value="_-" calcext:value-type="string">
            <text:p>_-</text:p>
          </table:table-cell>
          <table:table-cell table:style-name="ce191" table:formula="of:=IF([.C176]=&quot;&quot;;&quot;&quot;;&quot;'notes_&quot;&amp;[.C176]&amp;&quot;'!a1&quot;)">
            <text:p/>
          </table:table-cell>
          <table:table-cell table:style-name="ce253" table:formula="of:=IF(ISBLANK([.$C$6]);0;ISNUMBER(SEARCH([.$C$6];[.$C176]&amp;&quot; &quot;&amp;[.$D176]&amp;&quot; &quot;&amp;[.$AG176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7]);&quot;-&quot;;[.C177])" office:value-type="string" office:string-value="-" calcext:value-type="string">
            <text:p>-</text:p>
          </table:table-cell>
          <table:table-cell table:style-name="ce169" table:formula="of:=IF(ISBLANK([.D177]);&quot;-&quot;;[.D177])" office:value-type="string" office:string-value="-" calcext:value-type="string">
            <text:p>-</text:p>
          </table:table-cell>
          <table:table-cell table:style-name="ce191" table:formula="of:=IF(ISNUMBER([.$F177]);IF(MIN([.$E177:.$F177])&lt;[.$F177];0;[.$F177]);IF(ISNUMBER([.$E177]);[.$E177];IF(ISBLANK([.$D177]);&quot;-&quot;;&quot;?&quot;)))" office:value-type="string" office:string-value="-" calcext:value-type="string">
            <text:p>-</text:p>
          </table:table-cell>
          <table:table-cell table:style-name="ce200" table:formula="of:=IF(ISNUMBER([.$AN177]);IF([.$AN177]&lt;=plan_semaine_fin;MAX([.$AN177];[.AO$7]);98);IF([.$AN17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7]);SUMIF([.$AT$8:.$BM$8];[.$AN177];[.$I177:.$AD177])&gt;0;0)" office:value-type="float" office:value="0" calcext:value-type="float">
            <text:p>0</text:p>
          </table:table-cell>
          <table:table-cell table:style-name="ce213" table:formula="of:=IF(ISNUMBER([.$AN177]);[.$AN17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7];0;[.AT$6]));IF(OFFSET([.$H177];0;[.AT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AU$6]));IF(OFFSET([.$H177];0;[.AU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AV$6]));IF(OFFSET([.$H177];0;[.AV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AW$6]));IF(OFFSET([.$H177];0;[.AW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AX$6]));IF(OFFSET([.$H177];0;[.AX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AY$6]));IF(OFFSET([.$H177];0;[.AY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AZ$6]));IF(OFFSET([.$H177];0;[.AZ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A$6]));IF(OFFSET([.$H177];0;[.BA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B$6]));IF(OFFSET([.$H177];0;[.BB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C$6]));IF(OFFSET([.$H177];0;[.BC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D$6]));IF(OFFSET([.$H177];0;[.BD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E$6]));IF(OFFSET([.$H177];0;[.BE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F$6]));IF(OFFSET([.$H177];0;[.BF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G$6]));IF(OFFSET([.$H177];0;[.BG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H$6]));IF(OFFSET([.$H177];0;[.BH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I$6]));IF(OFFSET([.$H177];0;[.BI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J$6]));IF(OFFSET([.$H177];0;[.BJ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K$6]));IF(OFFSET([.$H177];0;[.BK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L$6]));IF(OFFSET([.$H177];0;[.BL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M$6]));IF(OFFSET([.$H177];0;[.BM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N$6]));IF(OFFSET([.$H177];0;[.BN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O$6]));IF(OFFSET([.$H177];0;[.BO$6])&gt;0;[.$AO177];&quot;(zéro)&quot;);&quot;-&quot;)" office:value-type="string" office:string-value="-" calcext:value-type="string">
            <text:p>-</text:p>
          </table:table-cell>
          <table:table-cell table:style-name="ce191" table:formula="of:=IF(ISNUMBER(OFFSET([.$H177];0;[.BP$6]));IF(OFFSET([.$H177];0;[.BP$6])&gt;0;[.$AO17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77]));OR([.D177]=OFFSET([.D177];-1;0);[.D177]=&quot;+&quot;))" office:value-type="float" office:value="0" calcext:value-type="float">
            <text:p>0</text:p>
          </table:table-cell>
          <table:table-cell table:style-name="ce233" table:formula="of:=IF(NOT([.BR177]);MATCH(0;OFFSET([.BR17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77]=&quot;&quot;;[.$C177]=&quot;absences&quot;);0;NOT(ISNUMBER(MATCH([.$C177];OFFSET(#REF!;1;0;999;1);0))))" office:value-type="float" office:value="0" calcext:value-type="float">
            <text:p>0</text:p>
          </table:table-cell>
          <table:table-cell table:style-name="ce246" table:formula="of:=[.$C177]&amp;&quot;_&quot;&amp;TEXT([.$AO177];&quot;00&quot;)" office:value-type="string" office:string-value="_-" calcext:value-type="string">
            <text:p>_-</text:p>
          </table:table-cell>
          <table:table-cell table:style-name="ce191" table:formula="of:=IF([.C177]=&quot;&quot;;&quot;&quot;;&quot;'notes_&quot;&amp;[.C177]&amp;&quot;'!a1&quot;)">
            <text:p/>
          </table:table-cell>
          <table:table-cell table:style-name="ce253" table:formula="of:=IF(ISBLANK([.$C$6]);0;ISNUMBER(SEARCH([.$C$6];[.$C177]&amp;&quot; &quot;&amp;[.$D177]&amp;&quot; &quot;&amp;[.$AG177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8]);&quot;-&quot;;[.C178])" office:value-type="string" office:string-value="-" calcext:value-type="string">
            <text:p>-</text:p>
          </table:table-cell>
          <table:table-cell table:style-name="ce169" table:formula="of:=IF(ISBLANK([.D178]);&quot;-&quot;;[.D178])" office:value-type="string" office:string-value="-" calcext:value-type="string">
            <text:p>-</text:p>
          </table:table-cell>
          <table:table-cell table:style-name="ce191" table:formula="of:=IF(ISNUMBER([.$F178]);IF(MIN([.$E178:.$F178])&lt;[.$F178];0;[.$F178]);IF(ISNUMBER([.$E178]);[.$E178];IF(ISBLANK([.$D178]);&quot;-&quot;;&quot;?&quot;)))" office:value-type="string" office:string-value="-" calcext:value-type="string">
            <text:p>-</text:p>
          </table:table-cell>
          <table:table-cell table:style-name="ce200" table:formula="of:=IF(ISNUMBER([.$AN178]);IF([.$AN178]&lt;=plan_semaine_fin;MAX([.$AN178];[.AO$7]);98);IF([.$AN17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8]);SUMIF([.$AT$8:.$BM$8];[.$AN178];[.$I178:.$AD178])&gt;0;0)" office:value-type="float" office:value="0" calcext:value-type="float">
            <text:p>0</text:p>
          </table:table-cell>
          <table:table-cell table:style-name="ce213" table:formula="of:=IF(ISNUMBER([.$AN178]);[.$AN17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8];0;[.AT$6]));IF(OFFSET([.$H178];0;[.AT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AU$6]));IF(OFFSET([.$H178];0;[.AU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AV$6]));IF(OFFSET([.$H178];0;[.AV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AW$6]));IF(OFFSET([.$H178];0;[.AW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AX$6]));IF(OFFSET([.$H178];0;[.AX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AY$6]));IF(OFFSET([.$H178];0;[.AY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AZ$6]));IF(OFFSET([.$H178];0;[.AZ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A$6]));IF(OFFSET([.$H178];0;[.BA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B$6]));IF(OFFSET([.$H178];0;[.BB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C$6]));IF(OFFSET([.$H178];0;[.BC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D$6]));IF(OFFSET([.$H178];0;[.BD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E$6]));IF(OFFSET([.$H178];0;[.BE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F$6]));IF(OFFSET([.$H178];0;[.BF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G$6]));IF(OFFSET([.$H178];0;[.BG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H$6]));IF(OFFSET([.$H178];0;[.BH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I$6]));IF(OFFSET([.$H178];0;[.BI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J$6]));IF(OFFSET([.$H178];0;[.BJ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K$6]));IF(OFFSET([.$H178];0;[.BK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L$6]));IF(OFFSET([.$H178];0;[.BL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M$6]));IF(OFFSET([.$H178];0;[.BM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N$6]));IF(OFFSET([.$H178];0;[.BN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O$6]));IF(OFFSET([.$H178];0;[.BO$6])&gt;0;[.$AO178];&quot;(zéro)&quot;);&quot;-&quot;)" office:value-type="string" office:string-value="-" calcext:value-type="string">
            <text:p>-</text:p>
          </table:table-cell>
          <table:table-cell table:style-name="ce191" table:formula="of:=IF(ISNUMBER(OFFSET([.$H178];0;[.BP$6]));IF(OFFSET([.$H178];0;[.BP$6])&gt;0;[.$AO17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78]));OR([.D178]=OFFSET([.D178];-1;0);[.D178]=&quot;+&quot;))" office:value-type="float" office:value="0" calcext:value-type="float">
            <text:p>0</text:p>
          </table:table-cell>
          <table:table-cell table:style-name="ce233" table:formula="of:=IF(NOT([.BR178]);MATCH(0;OFFSET([.BR17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78]=&quot;&quot;;[.$C178]=&quot;absences&quot;);0;NOT(ISNUMBER(MATCH([.$C178];OFFSET(#REF!;1;0;999;1);0))))" office:value-type="float" office:value="0" calcext:value-type="float">
            <text:p>0</text:p>
          </table:table-cell>
          <table:table-cell table:style-name="ce246" table:formula="of:=[.$C178]&amp;&quot;_&quot;&amp;TEXT([.$AO178];&quot;00&quot;)" office:value-type="string" office:string-value="_-" calcext:value-type="string">
            <text:p>_-</text:p>
          </table:table-cell>
          <table:table-cell table:style-name="ce191" table:formula="of:=IF([.C178]=&quot;&quot;;&quot;&quot;;&quot;'notes_&quot;&amp;[.C178]&amp;&quot;'!a1&quot;)">
            <text:p/>
          </table:table-cell>
          <table:table-cell table:style-name="ce253" table:formula="of:=IF(ISBLANK([.$C$6]);0;ISNUMBER(SEARCH([.$C$6];[.$C178]&amp;&quot; &quot;&amp;[.$D178]&amp;&quot; &quot;&amp;[.$AG178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79]);&quot;-&quot;;[.C179])" office:value-type="string" office:string-value="-" calcext:value-type="string">
            <text:p>-</text:p>
          </table:table-cell>
          <table:table-cell table:style-name="ce169" table:formula="of:=IF(ISBLANK([.D179]);&quot;-&quot;;[.D179])" office:value-type="string" office:string-value="-" calcext:value-type="string">
            <text:p>-</text:p>
          </table:table-cell>
          <table:table-cell table:style-name="ce191" table:formula="of:=IF(ISNUMBER([.$F179]);IF(MIN([.$E179:.$F179])&lt;[.$F179];0;[.$F179]);IF(ISNUMBER([.$E179]);[.$E179];IF(ISBLANK([.$D179]);&quot;-&quot;;&quot;?&quot;)))" office:value-type="string" office:string-value="-" calcext:value-type="string">
            <text:p>-</text:p>
          </table:table-cell>
          <table:table-cell table:style-name="ce200" table:formula="of:=IF(ISNUMBER([.$AN179]);IF([.$AN179]&lt;=plan_semaine_fin;MAX([.$AN179];[.AO$7]);98);IF([.$AN17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79]);SUMIF([.$AT$8:.$BM$8];[.$AN179];[.$I179:.$AD179])&gt;0;0)" office:value-type="float" office:value="0" calcext:value-type="float">
            <text:p>0</text:p>
          </table:table-cell>
          <table:table-cell table:style-name="ce213" table:formula="of:=IF(ISNUMBER([.$AN179]);[.$AN17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79];0;[.AT$6]));IF(OFFSET([.$H179];0;[.AT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AU$6]));IF(OFFSET([.$H179];0;[.AU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AV$6]));IF(OFFSET([.$H179];0;[.AV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AW$6]));IF(OFFSET([.$H179];0;[.AW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AX$6]));IF(OFFSET([.$H179];0;[.AX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AY$6]));IF(OFFSET([.$H179];0;[.AY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AZ$6]));IF(OFFSET([.$H179];0;[.AZ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A$6]));IF(OFFSET([.$H179];0;[.BA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B$6]));IF(OFFSET([.$H179];0;[.BB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C$6]));IF(OFFSET([.$H179];0;[.BC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D$6]));IF(OFFSET([.$H179];0;[.BD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E$6]));IF(OFFSET([.$H179];0;[.BE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F$6]));IF(OFFSET([.$H179];0;[.BF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G$6]));IF(OFFSET([.$H179];0;[.BG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H$6]));IF(OFFSET([.$H179];0;[.BH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I$6]));IF(OFFSET([.$H179];0;[.BI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J$6]));IF(OFFSET([.$H179];0;[.BJ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K$6]));IF(OFFSET([.$H179];0;[.BK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L$6]));IF(OFFSET([.$H179];0;[.BL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M$6]));IF(OFFSET([.$H179];0;[.BM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N$6]));IF(OFFSET([.$H179];0;[.BN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O$6]));IF(OFFSET([.$H179];0;[.BO$6])&gt;0;[.$AO179];&quot;(zéro)&quot;);&quot;-&quot;)" office:value-type="string" office:string-value="-" calcext:value-type="string">
            <text:p>-</text:p>
          </table:table-cell>
          <table:table-cell table:style-name="ce191" table:formula="of:=IF(ISNUMBER(OFFSET([.$H179];0;[.BP$6]));IF(OFFSET([.$H179];0;[.BP$6])&gt;0;[.$AO17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79]));OR([.D179]=OFFSET([.D179];-1;0);[.D179]=&quot;+&quot;))" office:value-type="float" office:value="0" calcext:value-type="float">
            <text:p>0</text:p>
          </table:table-cell>
          <table:table-cell table:style-name="ce233" table:formula="of:=IF(NOT([.BR179]);MATCH(0;OFFSET([.BR17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79]=&quot;&quot;;[.$C179]=&quot;absences&quot;);0;NOT(ISNUMBER(MATCH([.$C179];OFFSET(#REF!;1;0;999;1);0))))" office:value-type="float" office:value="0" calcext:value-type="float">
            <text:p>0</text:p>
          </table:table-cell>
          <table:table-cell table:style-name="ce246" table:formula="of:=[.$C179]&amp;&quot;_&quot;&amp;TEXT([.$AO179];&quot;00&quot;)" office:value-type="string" office:string-value="_-" calcext:value-type="string">
            <text:p>_-</text:p>
          </table:table-cell>
          <table:table-cell table:style-name="ce191" table:formula="of:=IF([.C179]=&quot;&quot;;&quot;&quot;;&quot;'notes_&quot;&amp;[.C179]&amp;&quot;'!a1&quot;)">
            <text:p/>
          </table:table-cell>
          <table:table-cell table:style-name="ce253" table:formula="of:=IF(ISBLANK([.$C$6]);0;ISNUMBER(SEARCH([.$C$6];[.$C179]&amp;&quot; &quot;&amp;[.$D179]&amp;&quot; &quot;&amp;[.$AG179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0]);&quot;-&quot;;[.C180])" office:value-type="string" office:string-value="-" calcext:value-type="string">
            <text:p>-</text:p>
          </table:table-cell>
          <table:table-cell table:style-name="ce169" table:formula="of:=IF(ISBLANK([.D180]);&quot;-&quot;;[.D180])" office:value-type="string" office:string-value="-" calcext:value-type="string">
            <text:p>-</text:p>
          </table:table-cell>
          <table:table-cell table:style-name="ce191" table:formula="of:=IF(ISNUMBER([.$F180]);IF(MIN([.$E180:.$F180])&lt;[.$F180];0;[.$F180]);IF(ISNUMBER([.$E180]);[.$E180];IF(ISBLANK([.$D180]);&quot;-&quot;;&quot;?&quot;)))" office:value-type="string" office:string-value="-" calcext:value-type="string">
            <text:p>-</text:p>
          </table:table-cell>
          <table:table-cell table:style-name="ce200" table:formula="of:=IF(ISNUMBER([.$AN180]);IF([.$AN180]&lt;=plan_semaine_fin;MAX([.$AN180];[.AO$7]);98);IF([.$AN180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0]);SUMIF([.$AT$8:.$BM$8];[.$AN180];[.$I180:.$AD180])&gt;0;0)" office:value-type="float" office:value="0" calcext:value-type="float">
            <text:p>0</text:p>
          </table:table-cell>
          <table:table-cell table:style-name="ce213" table:formula="of:=IF(ISNUMBER([.$AN180]);[.$AN180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0];0;[.AT$6]));IF(OFFSET([.$H180];0;[.AT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AU$6]));IF(OFFSET([.$H180];0;[.AU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AV$6]));IF(OFFSET([.$H180];0;[.AV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AW$6]));IF(OFFSET([.$H180];0;[.AW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AX$6]));IF(OFFSET([.$H180];0;[.AX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AY$6]));IF(OFFSET([.$H180];0;[.AY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AZ$6]));IF(OFFSET([.$H180];0;[.AZ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A$6]));IF(OFFSET([.$H180];0;[.BA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B$6]));IF(OFFSET([.$H180];0;[.BB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C$6]));IF(OFFSET([.$H180];0;[.BC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D$6]));IF(OFFSET([.$H180];0;[.BD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E$6]));IF(OFFSET([.$H180];0;[.BE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F$6]));IF(OFFSET([.$H180];0;[.BF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G$6]));IF(OFFSET([.$H180];0;[.BG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H$6]));IF(OFFSET([.$H180];0;[.BH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I$6]));IF(OFFSET([.$H180];0;[.BI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J$6]));IF(OFFSET([.$H180];0;[.BJ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K$6]));IF(OFFSET([.$H180];0;[.BK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L$6]));IF(OFFSET([.$H180];0;[.BL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M$6]));IF(OFFSET([.$H180];0;[.BM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N$6]));IF(OFFSET([.$H180];0;[.BN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O$6]));IF(OFFSET([.$H180];0;[.BO$6])&gt;0;[.$AO180];&quot;(zéro)&quot;);&quot;-&quot;)" office:value-type="string" office:string-value="-" calcext:value-type="string">
            <text:p>-</text:p>
          </table:table-cell>
          <table:table-cell table:style-name="ce191" table:formula="of:=IF(ISNUMBER(OFFSET([.$H180];0;[.BP$6]));IF(OFFSET([.$H180];0;[.BP$6])&gt;0;[.$AO180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80]));OR([.D180]=OFFSET([.D180];-1;0);[.D180]=&quot;+&quot;))" office:value-type="float" office:value="0" calcext:value-type="float">
            <text:p>0</text:p>
          </table:table-cell>
          <table:table-cell table:style-name="ce233" table:formula="of:=IF(NOT([.BR180]);MATCH(0;OFFSET([.BR180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80]=&quot;&quot;;[.$C180]=&quot;absences&quot;);0;NOT(ISNUMBER(MATCH([.$C180];OFFSET(#REF!;1;0;999;1);0))))" office:value-type="float" office:value="0" calcext:value-type="float">
            <text:p>0</text:p>
          </table:table-cell>
          <table:table-cell table:style-name="ce246" table:formula="of:=[.$C180]&amp;&quot;_&quot;&amp;TEXT([.$AO180];&quot;00&quot;)" office:value-type="string" office:string-value="_-" calcext:value-type="string">
            <text:p>_-</text:p>
          </table:table-cell>
          <table:table-cell table:style-name="ce191" table:formula="of:=IF([.C180]=&quot;&quot;;&quot;&quot;;&quot;'notes_&quot;&amp;[.C180]&amp;&quot;'!a1&quot;)">
            <text:p/>
          </table:table-cell>
          <table:table-cell table:style-name="ce253" table:formula="of:=IF(ISBLANK([.$C$6]);0;ISNUMBER(SEARCH([.$C$6];[.$C180]&amp;&quot; &quot;&amp;[.$D180]&amp;&quot; &quot;&amp;[.$AG180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1]);&quot;-&quot;;[.C181])" office:value-type="string" office:string-value="-" calcext:value-type="string">
            <text:p>-</text:p>
          </table:table-cell>
          <table:table-cell table:style-name="ce169" table:formula="of:=IF(ISBLANK([.D181]);&quot;-&quot;;[.D181])" office:value-type="string" office:string-value="-" calcext:value-type="string">
            <text:p>-</text:p>
          </table:table-cell>
          <table:table-cell table:style-name="ce191" table:formula="of:=IF(ISNUMBER([.$F181]);IF(MIN([.$E181:.$F181])&lt;[.$F181];0;[.$F181]);IF(ISNUMBER([.$E181]);[.$E181];IF(ISBLANK([.$D181]);&quot;-&quot;;&quot;?&quot;)))" office:value-type="string" office:string-value="-" calcext:value-type="string">
            <text:p>-</text:p>
          </table:table-cell>
          <table:table-cell table:style-name="ce200" table:formula="of:=IF(ISNUMBER([.$AN181]);IF([.$AN181]&lt;=plan_semaine_fin;MAX([.$AN181];[.AO$7]);98);IF([.$AN181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1]);SUMIF([.$AT$8:.$BM$8];[.$AN181];[.$I181:.$AD181])&gt;0;0)" office:value-type="float" office:value="0" calcext:value-type="float">
            <text:p>0</text:p>
          </table:table-cell>
          <table:table-cell table:style-name="ce213" table:formula="of:=IF(ISNUMBER([.$AN181]);[.$AN181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1];0;[.AT$6]));IF(OFFSET([.$H181];0;[.AT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AU$6]));IF(OFFSET([.$H181];0;[.AU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AV$6]));IF(OFFSET([.$H181];0;[.AV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AW$6]));IF(OFFSET([.$H181];0;[.AW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AX$6]));IF(OFFSET([.$H181];0;[.AX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AY$6]));IF(OFFSET([.$H181];0;[.AY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AZ$6]));IF(OFFSET([.$H181];0;[.AZ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A$6]));IF(OFFSET([.$H181];0;[.BA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B$6]));IF(OFFSET([.$H181];0;[.BB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C$6]));IF(OFFSET([.$H181];0;[.BC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D$6]));IF(OFFSET([.$H181];0;[.BD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E$6]));IF(OFFSET([.$H181];0;[.BE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F$6]));IF(OFFSET([.$H181];0;[.BF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G$6]));IF(OFFSET([.$H181];0;[.BG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H$6]));IF(OFFSET([.$H181];0;[.BH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I$6]));IF(OFFSET([.$H181];0;[.BI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J$6]));IF(OFFSET([.$H181];0;[.BJ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K$6]));IF(OFFSET([.$H181];0;[.BK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L$6]));IF(OFFSET([.$H181];0;[.BL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M$6]));IF(OFFSET([.$H181];0;[.BM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N$6]));IF(OFFSET([.$H181];0;[.BN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O$6]));IF(OFFSET([.$H181];0;[.BO$6])&gt;0;[.$AO181];&quot;(zéro)&quot;);&quot;-&quot;)" office:value-type="string" office:string-value="-" calcext:value-type="string">
            <text:p>-</text:p>
          </table:table-cell>
          <table:table-cell table:style-name="ce191" table:formula="of:=IF(ISNUMBER(OFFSET([.$H181];0;[.BP$6]));IF(OFFSET([.$H181];0;[.BP$6])&gt;0;[.$AO181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81]));OR([.D181]=OFFSET([.D181];-1;0);[.D181]=&quot;+&quot;))" office:value-type="float" office:value="0" calcext:value-type="float">
            <text:p>0</text:p>
          </table:table-cell>
          <table:table-cell table:style-name="ce233" table:formula="of:=IF(NOT([.BR181]);MATCH(0;OFFSET([.BR181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81]=&quot;&quot;;[.$C181]=&quot;absences&quot;);0;NOT(ISNUMBER(MATCH([.$C181];OFFSET(#REF!;1;0;999;1);0))))" office:value-type="float" office:value="0" calcext:value-type="float">
            <text:p>0</text:p>
          </table:table-cell>
          <table:table-cell table:style-name="ce246" table:formula="of:=[.$C181]&amp;&quot;_&quot;&amp;TEXT([.$AO181];&quot;00&quot;)" office:value-type="string" office:string-value="_-" calcext:value-type="string">
            <text:p>_-</text:p>
          </table:table-cell>
          <table:table-cell table:style-name="ce191" table:formula="of:=IF([.C181]=&quot;&quot;;&quot;&quot;;&quot;'notes_&quot;&amp;[.C181]&amp;&quot;'!a1&quot;)">
            <text:p/>
          </table:table-cell>
          <table:table-cell table:style-name="ce253" table:formula="of:=IF(ISBLANK([.$C$6]);0;ISNUMBER(SEARCH([.$C$6];[.$C181]&amp;&quot; &quot;&amp;[.$D181]&amp;&quot; &quot;&amp;[.$AG181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2]);&quot;-&quot;;[.C182])" office:value-type="string" office:string-value="-" calcext:value-type="string">
            <text:p>-</text:p>
          </table:table-cell>
          <table:table-cell table:style-name="ce169" table:formula="of:=IF(ISBLANK([.D182]);&quot;-&quot;;[.D182])" office:value-type="string" office:string-value="-" calcext:value-type="string">
            <text:p>-</text:p>
          </table:table-cell>
          <table:table-cell table:style-name="ce191" table:formula="of:=IF(ISNUMBER([.$F182]);IF(MIN([.$E182:.$F182])&lt;[.$F182];0;[.$F182]);IF(ISNUMBER([.$E182]);[.$E182];IF(ISBLANK([.$D182]);&quot;-&quot;;&quot;?&quot;)))" office:value-type="string" office:string-value="-" calcext:value-type="string">
            <text:p>-</text:p>
          </table:table-cell>
          <table:table-cell table:style-name="ce200" table:formula="of:=IF(ISNUMBER([.$AN182]);IF([.$AN182]&lt;=plan_semaine_fin;MAX([.$AN182];[.AO$7]);98);IF([.$AN182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2]);SUMIF([.$AT$8:.$BM$8];[.$AN182];[.$I182:.$AD182])&gt;0;0)" office:value-type="float" office:value="0" calcext:value-type="float">
            <text:p>0</text:p>
          </table:table-cell>
          <table:table-cell table:style-name="ce213" table:formula="of:=IF(ISNUMBER([.$AN182]);[.$AN182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2];0;[.AT$6]));IF(OFFSET([.$H182];0;[.AT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AU$6]));IF(OFFSET([.$H182];0;[.AU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AV$6]));IF(OFFSET([.$H182];0;[.AV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AW$6]));IF(OFFSET([.$H182];0;[.AW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AX$6]));IF(OFFSET([.$H182];0;[.AX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AY$6]));IF(OFFSET([.$H182];0;[.AY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AZ$6]));IF(OFFSET([.$H182];0;[.AZ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A$6]));IF(OFFSET([.$H182];0;[.BA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B$6]));IF(OFFSET([.$H182];0;[.BB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C$6]));IF(OFFSET([.$H182];0;[.BC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D$6]));IF(OFFSET([.$H182];0;[.BD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E$6]));IF(OFFSET([.$H182];0;[.BE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F$6]));IF(OFFSET([.$H182];0;[.BF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G$6]));IF(OFFSET([.$H182];0;[.BG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H$6]));IF(OFFSET([.$H182];0;[.BH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I$6]));IF(OFFSET([.$H182];0;[.BI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J$6]));IF(OFFSET([.$H182];0;[.BJ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K$6]));IF(OFFSET([.$H182];0;[.BK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L$6]));IF(OFFSET([.$H182];0;[.BL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M$6]));IF(OFFSET([.$H182];0;[.BM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N$6]));IF(OFFSET([.$H182];0;[.BN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O$6]));IF(OFFSET([.$H182];0;[.BO$6])&gt;0;[.$AO182];&quot;(zéro)&quot;);&quot;-&quot;)" office:value-type="string" office:string-value="-" calcext:value-type="string">
            <text:p>-</text:p>
          </table:table-cell>
          <table:table-cell table:style-name="ce191" table:formula="of:=IF(ISNUMBER(OFFSET([.$H182];0;[.BP$6]));IF(OFFSET([.$H182];0;[.BP$6])&gt;0;[.$AO182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82]));OR([.D182]=OFFSET([.D182];-1;0);[.D182]=&quot;+&quot;))" office:value-type="float" office:value="0" calcext:value-type="float">
            <text:p>0</text:p>
          </table:table-cell>
          <table:table-cell table:style-name="ce233" table:formula="of:=IF(NOT([.BR182]);MATCH(0;OFFSET([.BR182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82]=&quot;&quot;;[.$C182]=&quot;absences&quot;);0;NOT(ISNUMBER(MATCH([.$C182];OFFSET(#REF!;1;0;999;1);0))))" office:value-type="float" office:value="0" calcext:value-type="float">
            <text:p>0</text:p>
          </table:table-cell>
          <table:table-cell table:style-name="ce246" table:formula="of:=[.$C182]&amp;&quot;_&quot;&amp;TEXT([.$AO182];&quot;00&quot;)" office:value-type="string" office:string-value="_-" calcext:value-type="string">
            <text:p>_-</text:p>
          </table:table-cell>
          <table:table-cell table:style-name="ce191" table:formula="of:=IF([.C182]=&quot;&quot;;&quot;&quot;;&quot;'notes_&quot;&amp;[.C182]&amp;&quot;'!a1&quot;)">
            <text:p/>
          </table:table-cell>
          <table:table-cell table:style-name="ce253" table:formula="of:=IF(ISBLANK([.$C$6]);0;ISNUMBER(SEARCH([.$C$6];[.$C182]&amp;&quot; &quot;&amp;[.$D182]&amp;&quot; &quot;&amp;[.$AG182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3]);&quot;-&quot;;[.C183])" office:value-type="string" office:string-value="-" calcext:value-type="string">
            <text:p>-</text:p>
          </table:table-cell>
          <table:table-cell table:style-name="ce169" table:formula="of:=IF(ISBLANK([.D183]);&quot;-&quot;;[.D183])" office:value-type="string" office:string-value="-" calcext:value-type="string">
            <text:p>-</text:p>
          </table:table-cell>
          <table:table-cell table:style-name="ce191" table:formula="of:=IF(ISNUMBER([.$F183]);IF(MIN([.$E183:.$F183])&lt;[.$F183];0;[.$F183]);IF(ISNUMBER([.$E183]);[.$E183];IF(ISBLANK([.$D183]);&quot;-&quot;;&quot;?&quot;)))" office:value-type="string" office:string-value="-" calcext:value-type="string">
            <text:p>-</text:p>
          </table:table-cell>
          <table:table-cell table:style-name="ce200" table:formula="of:=IF(ISNUMBER([.$AN183]);IF([.$AN183]&lt;=plan_semaine_fin;MAX([.$AN183];[.AO$7]);98);IF([.$AN183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3]);SUMIF([.$AT$8:.$BM$8];[.$AN183];[.$I183:.$AD183])&gt;0;0)" office:value-type="float" office:value="0" calcext:value-type="float">
            <text:p>0</text:p>
          </table:table-cell>
          <table:table-cell table:style-name="ce213" table:formula="of:=IF(ISNUMBER([.$AN183]);[.$AN183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3];0;[.AT$6]));IF(OFFSET([.$H183];0;[.AT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AU$6]));IF(OFFSET([.$H183];0;[.AU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AV$6]));IF(OFFSET([.$H183];0;[.AV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AW$6]));IF(OFFSET([.$H183];0;[.AW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AX$6]));IF(OFFSET([.$H183];0;[.AX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AY$6]));IF(OFFSET([.$H183];0;[.AY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AZ$6]));IF(OFFSET([.$H183];0;[.AZ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A$6]));IF(OFFSET([.$H183];0;[.BA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B$6]));IF(OFFSET([.$H183];0;[.BB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C$6]));IF(OFFSET([.$H183];0;[.BC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D$6]));IF(OFFSET([.$H183];0;[.BD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E$6]));IF(OFFSET([.$H183];0;[.BE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F$6]));IF(OFFSET([.$H183];0;[.BF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G$6]));IF(OFFSET([.$H183];0;[.BG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H$6]));IF(OFFSET([.$H183];0;[.BH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I$6]));IF(OFFSET([.$H183];0;[.BI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J$6]));IF(OFFSET([.$H183];0;[.BJ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K$6]));IF(OFFSET([.$H183];0;[.BK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L$6]));IF(OFFSET([.$H183];0;[.BL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M$6]));IF(OFFSET([.$H183];0;[.BM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N$6]));IF(OFFSET([.$H183];0;[.BN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O$6]));IF(OFFSET([.$H183];0;[.BO$6])&gt;0;[.$AO183];&quot;(zéro)&quot;);&quot;-&quot;)" office:value-type="string" office:string-value="-" calcext:value-type="string">
            <text:p>-</text:p>
          </table:table-cell>
          <table:table-cell table:style-name="ce191" table:formula="of:=IF(ISNUMBER(OFFSET([.$H183];0;[.BP$6]));IF(OFFSET([.$H183];0;[.BP$6])&gt;0;[.$AO183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83]));OR([.D183]=OFFSET([.D183];-1;0);[.D183]=&quot;+&quot;))" office:value-type="float" office:value="0" calcext:value-type="float">
            <text:p>0</text:p>
          </table:table-cell>
          <table:table-cell table:style-name="ce233" table:formula="of:=IF(NOT([.BR183]);MATCH(0;OFFSET([.BR183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83]=&quot;&quot;;[.$C183]=&quot;absences&quot;);0;NOT(ISNUMBER(MATCH([.$C183];OFFSET(#REF!;1;0;999;1);0))))" office:value-type="float" office:value="0" calcext:value-type="float">
            <text:p>0</text:p>
          </table:table-cell>
          <table:table-cell table:style-name="ce246" table:formula="of:=[.$C183]&amp;&quot;_&quot;&amp;TEXT([.$AO183];&quot;00&quot;)" office:value-type="string" office:string-value="_-" calcext:value-type="string">
            <text:p>_-</text:p>
          </table:table-cell>
          <table:table-cell table:style-name="ce191" table:formula="of:=IF([.C183]=&quot;&quot;;&quot;&quot;;&quot;'notes_&quot;&amp;[.C183]&amp;&quot;'!a1&quot;)">
            <text:p/>
          </table:table-cell>
          <table:table-cell table:style-name="ce253" table:formula="of:=IF(ISBLANK([.$C$6]);0;ISNUMBER(SEARCH([.$C$6];[.$C183]&amp;&quot; &quot;&amp;[.$D183]&amp;&quot; &quot;&amp;[.$AG183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4]);&quot;-&quot;;[.C184])" office:value-type="string" office:string-value="-" calcext:value-type="string">
            <text:p>-</text:p>
          </table:table-cell>
          <table:table-cell table:style-name="ce169" table:formula="of:=IF(ISBLANK([.D184]);&quot;-&quot;;[.D184])" office:value-type="string" office:string-value="-" calcext:value-type="string">
            <text:p>-</text:p>
          </table:table-cell>
          <table:table-cell table:style-name="ce191" table:formula="of:=IF(ISNUMBER([.$F184]);IF(MIN([.$E184:.$F184])&lt;[.$F184];0;[.$F184]);IF(ISNUMBER([.$E184]);[.$E184];IF(ISBLANK([.$D184]);&quot;-&quot;;&quot;?&quot;)))" office:value-type="string" office:string-value="-" calcext:value-type="string">
            <text:p>-</text:p>
          </table:table-cell>
          <table:table-cell table:style-name="ce200" table:formula="of:=IF(ISNUMBER([.$AN184]);IF([.$AN184]&lt;=plan_semaine_fin;MAX([.$AN184];[.AO$7]);98);IF([.$AN184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4]);SUMIF([.$AT$8:.$BM$8];[.$AN184];[.$I184:.$AD184])&gt;0;0)" office:value-type="float" office:value="0" calcext:value-type="float">
            <text:p>0</text:p>
          </table:table-cell>
          <table:table-cell table:style-name="ce213" table:formula="of:=IF(ISNUMBER([.$AN184]);[.$AN184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4];0;[.AT$6]));IF(OFFSET([.$H184];0;[.AT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AU$6]));IF(OFFSET([.$H184];0;[.AU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AV$6]));IF(OFFSET([.$H184];0;[.AV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AW$6]));IF(OFFSET([.$H184];0;[.AW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AX$6]));IF(OFFSET([.$H184];0;[.AX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AY$6]));IF(OFFSET([.$H184];0;[.AY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AZ$6]));IF(OFFSET([.$H184];0;[.AZ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A$6]));IF(OFFSET([.$H184];0;[.BA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B$6]));IF(OFFSET([.$H184];0;[.BB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C$6]));IF(OFFSET([.$H184];0;[.BC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D$6]));IF(OFFSET([.$H184];0;[.BD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E$6]));IF(OFFSET([.$H184];0;[.BE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F$6]));IF(OFFSET([.$H184];0;[.BF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G$6]));IF(OFFSET([.$H184];0;[.BG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H$6]));IF(OFFSET([.$H184];0;[.BH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I$6]));IF(OFFSET([.$H184];0;[.BI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J$6]));IF(OFFSET([.$H184];0;[.BJ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K$6]));IF(OFFSET([.$H184];0;[.BK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L$6]));IF(OFFSET([.$H184];0;[.BL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M$6]));IF(OFFSET([.$H184];0;[.BM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N$6]));IF(OFFSET([.$H184];0;[.BN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O$6]));IF(OFFSET([.$H184];0;[.BO$6])&gt;0;[.$AO184];&quot;(zéro)&quot;);&quot;-&quot;)" office:value-type="string" office:string-value="-" calcext:value-type="string">
            <text:p>-</text:p>
          </table:table-cell>
          <table:table-cell table:style-name="ce191" table:formula="of:=IF(ISNUMBER(OFFSET([.$H184];0;[.BP$6]));IF(OFFSET([.$H184];0;[.BP$6])&gt;0;[.$AO184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84]));OR([.D184]=OFFSET([.D184];-1;0);[.D184]=&quot;+&quot;))" office:value-type="float" office:value="0" calcext:value-type="float">
            <text:p>0</text:p>
          </table:table-cell>
          <table:table-cell table:style-name="ce233" table:formula="of:=IF(NOT([.BR184]);MATCH(0;OFFSET([.BR184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84]=&quot;&quot;;[.$C184]=&quot;absences&quot;);0;NOT(ISNUMBER(MATCH([.$C184];OFFSET(#REF!;1;0;999;1);0))))" office:value-type="float" office:value="0" calcext:value-type="float">
            <text:p>0</text:p>
          </table:table-cell>
          <table:table-cell table:style-name="ce246" table:formula="of:=[.$C184]&amp;&quot;_&quot;&amp;TEXT([.$AO184];&quot;00&quot;)" office:value-type="string" office:string-value="_-" calcext:value-type="string">
            <text:p>_-</text:p>
          </table:table-cell>
          <table:table-cell table:style-name="ce191" table:formula="of:=IF([.C184]=&quot;&quot;;&quot;&quot;;&quot;'notes_&quot;&amp;[.C184]&amp;&quot;'!a1&quot;)">
            <text:p/>
          </table:table-cell>
          <table:table-cell table:style-name="ce253" table:formula="of:=IF(ISBLANK([.$C$6]);0;ISNUMBER(SEARCH([.$C$6];[.$C184]&amp;&quot; &quot;&amp;[.$D184]&amp;&quot; &quot;&amp;[.$AG184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5]);&quot;-&quot;;[.C185])" office:value-type="string" office:string-value="-" calcext:value-type="string">
            <text:p>-</text:p>
          </table:table-cell>
          <table:table-cell table:style-name="ce169" table:formula="of:=IF(ISBLANK([.D185]);&quot;-&quot;;[.D185])" office:value-type="string" office:string-value="-" calcext:value-type="string">
            <text:p>-</text:p>
          </table:table-cell>
          <table:table-cell table:style-name="ce191" table:formula="of:=IF(ISNUMBER([.$F185]);IF(MIN([.$E185:.$F185])&lt;[.$F185];0;[.$F185]);IF(ISNUMBER([.$E185]);[.$E185];IF(ISBLANK([.$D185]);&quot;-&quot;;&quot;?&quot;)))" office:value-type="string" office:string-value="-" calcext:value-type="string">
            <text:p>-</text:p>
          </table:table-cell>
          <table:table-cell table:style-name="ce200" table:formula="of:=IF(ISNUMBER([.$AN185]);IF([.$AN185]&lt;=plan_semaine_fin;MAX([.$AN185];[.AO$7]);98);IF([.$AN185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5]);SUMIF([.$AT$8:.$BM$8];[.$AN185];[.$I185:.$AD185])&gt;0;0)" office:value-type="float" office:value="0" calcext:value-type="float">
            <text:p>0</text:p>
          </table:table-cell>
          <table:table-cell table:style-name="ce213" table:formula="of:=IF(ISNUMBER([.$AN185]);[.$AN185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5];0;[.AT$6]));IF(OFFSET([.$H185];0;[.AT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AU$6]));IF(OFFSET([.$H185];0;[.AU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AV$6]));IF(OFFSET([.$H185];0;[.AV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AW$6]));IF(OFFSET([.$H185];0;[.AW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AX$6]));IF(OFFSET([.$H185];0;[.AX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AY$6]));IF(OFFSET([.$H185];0;[.AY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AZ$6]));IF(OFFSET([.$H185];0;[.AZ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A$6]));IF(OFFSET([.$H185];0;[.BA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B$6]));IF(OFFSET([.$H185];0;[.BB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C$6]));IF(OFFSET([.$H185];0;[.BC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D$6]));IF(OFFSET([.$H185];0;[.BD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E$6]));IF(OFFSET([.$H185];0;[.BE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F$6]));IF(OFFSET([.$H185];0;[.BF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G$6]));IF(OFFSET([.$H185];0;[.BG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H$6]));IF(OFFSET([.$H185];0;[.BH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I$6]));IF(OFFSET([.$H185];0;[.BI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J$6]));IF(OFFSET([.$H185];0;[.BJ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K$6]));IF(OFFSET([.$H185];0;[.BK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L$6]));IF(OFFSET([.$H185];0;[.BL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M$6]));IF(OFFSET([.$H185];0;[.BM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N$6]));IF(OFFSET([.$H185];0;[.BN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O$6]));IF(OFFSET([.$H185];0;[.BO$6])&gt;0;[.$AO185];&quot;(zéro)&quot;);&quot;-&quot;)" office:value-type="string" office:string-value="-" calcext:value-type="string">
            <text:p>-</text:p>
          </table:table-cell>
          <table:table-cell table:style-name="ce191" table:formula="of:=IF(ISNUMBER(OFFSET([.$H185];0;[.BP$6]));IF(OFFSET([.$H185];0;[.BP$6])&gt;0;[.$AO185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85]));OR([.D185]=OFFSET([.D185];-1;0);[.D185]=&quot;+&quot;))" office:value-type="float" office:value="0" calcext:value-type="float">
            <text:p>0</text:p>
          </table:table-cell>
          <table:table-cell table:style-name="ce233" table:formula="of:=IF(NOT([.BR185]);MATCH(0;OFFSET([.BR185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85]=&quot;&quot;;[.$C185]=&quot;absences&quot;);0;NOT(ISNUMBER(MATCH([.$C185];OFFSET(#REF!;1;0;999;1);0))))" office:value-type="float" office:value="0" calcext:value-type="float">
            <text:p>0</text:p>
          </table:table-cell>
          <table:table-cell table:style-name="ce246" table:formula="of:=[.$C185]&amp;&quot;_&quot;&amp;TEXT([.$AO185];&quot;00&quot;)" office:value-type="string" office:string-value="_-" calcext:value-type="string">
            <text:p>_-</text:p>
          </table:table-cell>
          <table:table-cell table:style-name="ce191" table:formula="of:=IF([.C185]=&quot;&quot;;&quot;&quot;;&quot;'notes_&quot;&amp;[.C185]&amp;&quot;'!a1&quot;)">
            <text:p/>
          </table:table-cell>
          <table:table-cell table:style-name="ce253" table:formula="of:=IF(ISBLANK([.$C$6]);0;ISNUMBER(SEARCH([.$C$6];[.$C185]&amp;&quot; &quot;&amp;[.$D185]&amp;&quot; &quot;&amp;[.$AG185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6]);&quot;-&quot;;[.C186])" office:value-type="string" office:string-value="-" calcext:value-type="string">
            <text:p>-</text:p>
          </table:table-cell>
          <table:table-cell table:style-name="ce169" table:formula="of:=IF(ISBLANK([.D186]);&quot;-&quot;;[.D186])" office:value-type="string" office:string-value="-" calcext:value-type="string">
            <text:p>-</text:p>
          </table:table-cell>
          <table:table-cell table:style-name="ce191" table:formula="of:=IF(ISNUMBER([.$F186]);IF(MIN([.$E186:.$F186])&lt;[.$F186];0;[.$F186]);IF(ISNUMBER([.$E186]);[.$E186];IF(ISBLANK([.$D186]);&quot;-&quot;;&quot;?&quot;)))" office:value-type="string" office:string-value="-" calcext:value-type="string">
            <text:p>-</text:p>
          </table:table-cell>
          <table:table-cell table:style-name="ce200" table:formula="of:=IF(ISNUMBER([.$AN186]);IF([.$AN186]&lt;=plan_semaine_fin;MAX([.$AN186];[.AO$7]);98);IF([.$AN186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6]);SUMIF([.$AT$8:.$BM$8];[.$AN186];[.$I186:.$AD186])&gt;0;0)" office:value-type="float" office:value="0" calcext:value-type="float">
            <text:p>0</text:p>
          </table:table-cell>
          <table:table-cell table:style-name="ce213" table:formula="of:=IF(ISNUMBER([.$AN186]);[.$AN186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6];0;[.AT$6]));IF(OFFSET([.$H186];0;[.AT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AU$6]));IF(OFFSET([.$H186];0;[.AU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AV$6]));IF(OFFSET([.$H186];0;[.AV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AW$6]));IF(OFFSET([.$H186];0;[.AW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AX$6]));IF(OFFSET([.$H186];0;[.AX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AY$6]));IF(OFFSET([.$H186];0;[.AY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AZ$6]));IF(OFFSET([.$H186];0;[.AZ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A$6]));IF(OFFSET([.$H186];0;[.BA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B$6]));IF(OFFSET([.$H186];0;[.BB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C$6]));IF(OFFSET([.$H186];0;[.BC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D$6]));IF(OFFSET([.$H186];0;[.BD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E$6]));IF(OFFSET([.$H186];0;[.BE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F$6]));IF(OFFSET([.$H186];0;[.BF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G$6]));IF(OFFSET([.$H186];0;[.BG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H$6]));IF(OFFSET([.$H186];0;[.BH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I$6]));IF(OFFSET([.$H186];0;[.BI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J$6]));IF(OFFSET([.$H186];0;[.BJ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K$6]));IF(OFFSET([.$H186];0;[.BK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L$6]));IF(OFFSET([.$H186];0;[.BL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M$6]));IF(OFFSET([.$H186];0;[.BM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N$6]));IF(OFFSET([.$H186];0;[.BN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O$6]));IF(OFFSET([.$H186];0;[.BO$6])&gt;0;[.$AO186];&quot;(zéro)&quot;);&quot;-&quot;)" office:value-type="string" office:string-value="-" calcext:value-type="string">
            <text:p>-</text:p>
          </table:table-cell>
          <table:table-cell table:style-name="ce191" table:formula="of:=IF(ISNUMBER(OFFSET([.$H186];0;[.BP$6]));IF(OFFSET([.$H186];0;[.BP$6])&gt;0;[.$AO186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86]));OR([.D186]=OFFSET([.D186];-1;0);[.D186]=&quot;+&quot;))" office:value-type="float" office:value="0" calcext:value-type="float">
            <text:p>0</text:p>
          </table:table-cell>
          <table:table-cell table:style-name="ce233" table:formula="of:=IF(NOT([.BR186]);MATCH(0;OFFSET([.BR186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86]=&quot;&quot;;[.$C186]=&quot;absences&quot;);0;NOT(ISNUMBER(MATCH([.$C186];OFFSET(#REF!;1;0;999;1);0))))" office:value-type="float" office:value="0" calcext:value-type="float">
            <text:p>0</text:p>
          </table:table-cell>
          <table:table-cell table:style-name="ce246" table:formula="of:=[.$C186]&amp;&quot;_&quot;&amp;TEXT([.$AO186];&quot;00&quot;)" office:value-type="string" office:string-value="_-" calcext:value-type="string">
            <text:p>_-</text:p>
          </table:table-cell>
          <table:table-cell table:style-name="ce191" table:formula="of:=IF([.C186]=&quot;&quot;;&quot;&quot;;&quot;'notes_&quot;&amp;[.C186]&amp;&quot;'!a1&quot;)">
            <text:p/>
          </table:table-cell>
          <table:table-cell table:style-name="ce253" table:formula="of:=IF(ISBLANK([.$C$6]);0;ISNUMBER(SEARCH([.$C$6];[.$C186]&amp;&quot; &quot;&amp;[.$D186]&amp;&quot; &quot;&amp;[.$AG186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7]);&quot;-&quot;;[.C187])" office:value-type="string" office:string-value="-" calcext:value-type="string">
            <text:p>-</text:p>
          </table:table-cell>
          <table:table-cell table:style-name="ce169" table:formula="of:=IF(ISBLANK([.D187]);&quot;-&quot;;[.D187])" office:value-type="string" office:string-value="-" calcext:value-type="string">
            <text:p>-</text:p>
          </table:table-cell>
          <table:table-cell table:style-name="ce191" table:formula="of:=IF(ISNUMBER([.$F187]);IF(MIN([.$E187:.$F187])&lt;[.$F187];0;[.$F187]);IF(ISNUMBER([.$E187]);[.$E187];IF(ISBLANK([.$D187]);&quot;-&quot;;&quot;?&quot;)))" office:value-type="string" office:string-value="-" calcext:value-type="string">
            <text:p>-</text:p>
          </table:table-cell>
          <table:table-cell table:style-name="ce200" table:formula="of:=IF(ISNUMBER([.$AN187]);IF([.$AN187]&lt;=plan_semaine_fin;MAX([.$AN187];[.AO$7]);98);IF([.$AN187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7]);SUMIF([.$AT$8:.$BM$8];[.$AN187];[.$I187:.$AD187])&gt;0;0)" office:value-type="float" office:value="0" calcext:value-type="float">
            <text:p>0</text:p>
          </table:table-cell>
          <table:table-cell table:style-name="ce213" table:formula="of:=IF(ISNUMBER([.$AN187]);[.$AN187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7];0;[.AT$6]));IF(OFFSET([.$H187];0;[.AT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AU$6]));IF(OFFSET([.$H187];0;[.AU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AV$6]));IF(OFFSET([.$H187];0;[.AV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AW$6]));IF(OFFSET([.$H187];0;[.AW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AX$6]));IF(OFFSET([.$H187];0;[.AX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AY$6]));IF(OFFSET([.$H187];0;[.AY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AZ$6]));IF(OFFSET([.$H187];0;[.AZ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A$6]));IF(OFFSET([.$H187];0;[.BA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B$6]));IF(OFFSET([.$H187];0;[.BB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C$6]));IF(OFFSET([.$H187];0;[.BC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D$6]));IF(OFFSET([.$H187];0;[.BD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E$6]));IF(OFFSET([.$H187];0;[.BE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F$6]));IF(OFFSET([.$H187];0;[.BF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G$6]));IF(OFFSET([.$H187];0;[.BG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H$6]));IF(OFFSET([.$H187];0;[.BH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I$6]));IF(OFFSET([.$H187];0;[.BI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J$6]));IF(OFFSET([.$H187];0;[.BJ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K$6]));IF(OFFSET([.$H187];0;[.BK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L$6]));IF(OFFSET([.$H187];0;[.BL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M$6]));IF(OFFSET([.$H187];0;[.BM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N$6]));IF(OFFSET([.$H187];0;[.BN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O$6]));IF(OFFSET([.$H187];0;[.BO$6])&gt;0;[.$AO187];&quot;(zéro)&quot;);&quot;-&quot;)" office:value-type="string" office:string-value="-" calcext:value-type="string">
            <text:p>-</text:p>
          </table:table-cell>
          <table:table-cell table:style-name="ce191" table:formula="of:=IF(ISNUMBER(OFFSET([.$H187];0;[.BP$6]));IF(OFFSET([.$H187];0;[.BP$6])&gt;0;[.$AO187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87]));OR([.D187]=OFFSET([.D187];-1;0);[.D187]=&quot;+&quot;))" office:value-type="float" office:value="0" calcext:value-type="float">
            <text:p>0</text:p>
          </table:table-cell>
          <table:table-cell table:style-name="ce233" table:formula="of:=IF(NOT([.BR187]);MATCH(0;OFFSET([.BR187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87]=&quot;&quot;;[.$C187]=&quot;absences&quot;);0;NOT(ISNUMBER(MATCH([.$C187];OFFSET(#REF!;1;0;999;1);0))))" office:value-type="float" office:value="0" calcext:value-type="float">
            <text:p>0</text:p>
          </table:table-cell>
          <table:table-cell table:style-name="ce246" table:formula="of:=[.$C187]&amp;&quot;_&quot;&amp;TEXT([.$AO187];&quot;00&quot;)" office:value-type="string" office:string-value="_-" calcext:value-type="string">
            <text:p>_-</text:p>
          </table:table-cell>
          <table:table-cell table:style-name="ce191" table:formula="of:=IF([.C187]=&quot;&quot;;&quot;&quot;;&quot;'notes_&quot;&amp;[.C187]&amp;&quot;'!a1&quot;)">
            <text:p/>
          </table:table-cell>
          <table:table-cell table:style-name="ce253" table:formula="of:=IF(ISBLANK([.$C$6]);0;ISNUMBER(SEARCH([.$C$6];[.$C187]&amp;&quot; &quot;&amp;[.$D187]&amp;&quot; &quot;&amp;[.$AG187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8]);&quot;-&quot;;[.C188])" office:value-type="string" office:string-value="-" calcext:value-type="string">
            <text:p>-</text:p>
          </table:table-cell>
          <table:table-cell table:style-name="ce169" table:formula="of:=IF(ISBLANK([.D188]);&quot;-&quot;;[.D188])" office:value-type="string" office:string-value="-" calcext:value-type="string">
            <text:p>-</text:p>
          </table:table-cell>
          <table:table-cell table:style-name="ce191" table:formula="of:=IF(ISNUMBER([.$F188]);IF(MIN([.$E188:.$F188])&lt;[.$F188];0;[.$F188]);IF(ISNUMBER([.$E188]);[.$E188];IF(ISBLANK([.$D188]);&quot;-&quot;;&quot;?&quot;)))" office:value-type="string" office:string-value="-" calcext:value-type="string">
            <text:p>-</text:p>
          </table:table-cell>
          <table:table-cell table:style-name="ce200" table:formula="of:=IF(ISNUMBER([.$AN188]);IF([.$AN188]&lt;=plan_semaine_fin;MAX([.$AN188];[.AO$7]);98);IF([.$AN188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8]);SUMIF([.$AT$8:.$BM$8];[.$AN188];[.$I188:.$AD188])&gt;0;0)" office:value-type="float" office:value="0" calcext:value-type="float">
            <text:p>0</text:p>
          </table:table-cell>
          <table:table-cell table:style-name="ce213" table:formula="of:=IF(ISNUMBER([.$AN188]);[.$AN188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8];0;[.AT$6]));IF(OFFSET([.$H188];0;[.AT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AU$6]));IF(OFFSET([.$H188];0;[.AU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AV$6]));IF(OFFSET([.$H188];0;[.AV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AW$6]));IF(OFFSET([.$H188];0;[.AW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AX$6]));IF(OFFSET([.$H188];0;[.AX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AY$6]));IF(OFFSET([.$H188];0;[.AY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AZ$6]));IF(OFFSET([.$H188];0;[.AZ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A$6]));IF(OFFSET([.$H188];0;[.BA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B$6]));IF(OFFSET([.$H188];0;[.BB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C$6]));IF(OFFSET([.$H188];0;[.BC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D$6]));IF(OFFSET([.$H188];0;[.BD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E$6]));IF(OFFSET([.$H188];0;[.BE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F$6]));IF(OFFSET([.$H188];0;[.BF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G$6]));IF(OFFSET([.$H188];0;[.BG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H$6]));IF(OFFSET([.$H188];0;[.BH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I$6]));IF(OFFSET([.$H188];0;[.BI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J$6]));IF(OFFSET([.$H188];0;[.BJ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K$6]));IF(OFFSET([.$H188];0;[.BK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L$6]));IF(OFFSET([.$H188];0;[.BL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M$6]));IF(OFFSET([.$H188];0;[.BM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N$6]));IF(OFFSET([.$H188];0;[.BN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O$6]));IF(OFFSET([.$H188];0;[.BO$6])&gt;0;[.$AO188];&quot;(zéro)&quot;);&quot;-&quot;)" office:value-type="string" office:string-value="-" calcext:value-type="string">
            <text:p>-</text:p>
          </table:table-cell>
          <table:table-cell table:style-name="ce191" table:formula="of:=IF(ISNUMBER(OFFSET([.$H188];0;[.BP$6]));IF(OFFSET([.$H188];0;[.BP$6])&gt;0;[.$AO188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88]));OR([.D188]=OFFSET([.D188];-1;0);[.D188]=&quot;+&quot;))" office:value-type="float" office:value="0" calcext:value-type="float">
            <text:p>0</text:p>
          </table:table-cell>
          <table:table-cell table:style-name="ce233" table:formula="of:=IF(NOT([.BR188]);MATCH(0;OFFSET([.BR188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88]=&quot;&quot;;[.$C188]=&quot;absences&quot;);0;NOT(ISNUMBER(MATCH([.$C188];OFFSET(#REF!;1;0;999;1);0))))" office:value-type="float" office:value="0" calcext:value-type="float">
            <text:p>0</text:p>
          </table:table-cell>
          <table:table-cell table:style-name="ce246" table:formula="of:=[.$C188]&amp;&quot;_&quot;&amp;TEXT([.$AO188];&quot;00&quot;)" office:value-type="string" office:string-value="_-" calcext:value-type="string">
            <text:p>_-</text:p>
          </table:table-cell>
          <table:table-cell table:style-name="ce191" table:formula="of:=IF([.C188]=&quot;&quot;;&quot;&quot;;&quot;'notes_&quot;&amp;[.C188]&amp;&quot;'!a1&quot;)">
            <text:p/>
          </table:table-cell>
          <table:table-cell table:style-name="ce253" table:formula="of:=IF(ISBLANK([.$C$6]);0;ISNUMBER(SEARCH([.$C$6];[.$C188]&amp;&quot; &quot;&amp;[.$D188]&amp;&quot; &quot;&amp;[.$AG188])))" office:value-type="float" office:value="0" calcext:value-type="float">
            <text:p>0</text:p>
          </table:table-cell>
          <table:table-cell table:number-columns-repeated="948"/>
        </table:table-row>
        <table:table-row table:style-name="ro18">
          <table:table-cell table:style-name="ce64"/>
          <table:table-cell table:style-name="ce75"/>
          <table:table-cell table:style-name="ce90"/>
          <table:table-cell table:style-name="ce89"/>
          <table:table-cell table:style-name="ce107"/>
          <table:table-cell table:style-name="ce122"/>
          <table:table-cell table:style-name="ce130"/>
          <table:table-cell table:style-name="ce135"/>
          <table:table-cell table:style-name="ce146" table:number-columns-repeated="23"/>
          <table:table-cell table:style-name="ce75"/>
          <table:table-cell table:style-name="ce89"/>
          <table:table-cell table:style-name="ce165" table:number-columns-repeated="4"/>
          <table:table-cell table:style-name="ce169" table:formula="of:=IF(ISBLANK([.C189]);&quot;-&quot;;[.C189])" office:value-type="string" office:string-value="-" calcext:value-type="string">
            <text:p>-</text:p>
          </table:table-cell>
          <table:table-cell table:style-name="ce169" table:formula="of:=IF(ISBLANK([.D189]);&quot;-&quot;;[.D189])" office:value-type="string" office:string-value="-" calcext:value-type="string">
            <text:p>-</text:p>
          </table:table-cell>
          <table:table-cell table:style-name="ce191" table:formula="of:=IF(ISNUMBER([.$F189]);IF(MIN([.$E189:.$F189])&lt;[.$F189];0;[.$F189]);IF(ISNUMBER([.$E189]);[.$E189];IF(ISBLANK([.$D189]);&quot;-&quot;;&quot;?&quot;)))" office:value-type="string" office:string-value="-" calcext:value-type="string">
            <text:p>-</text:p>
          </table:table-cell>
          <table:table-cell table:style-name="ce200" table:formula="of:=IF(ISNUMBER([.$AN189]);IF([.$AN189]&lt;=plan_semaine_fin;MAX([.$AN189];[.AO$7]);98);IF([.$AN189]=&quot;-&quot;;&quot;-&quot;;99))" office:value-type="string" office:string-value="-" calcext:value-type="string">
            <text:p>-</text:p>
          </table:table-cell>
          <table:table-cell table:style-name="ce200"/>
          <table:table-cell table:style-name="ce213" table:formula="of:=IF(ISNUMBER([.$AN189]);SUMIF([.$AT$8:.$BM$8];[.$AN189];[.$I189:.$AD189])&gt;0;0)" office:value-type="float" office:value="0" calcext:value-type="float">
            <text:p>0</text:p>
          </table:table-cell>
          <table:table-cell table:style-name="ce213" table:formula="of:=IF(ISNUMBER([.$AN189]);[.$AN189]&lt;plan_semaine;0)" office:value-type="float" office:value="0" calcext:value-type="float">
            <text:p>0</text:p>
          </table:table-cell>
          <table:table-cell table:style-name="ce222"/>
          <table:table-cell table:style-name="ce191" table:formula="of:=IF(ISNUMBER(OFFSET([.$H189];0;[.AT$6]));IF(OFFSET([.$H189];0;[.AT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AU$6]));IF(OFFSET([.$H189];0;[.AU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AV$6]));IF(OFFSET([.$H189];0;[.AV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AW$6]));IF(OFFSET([.$H189];0;[.AW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AX$6]));IF(OFFSET([.$H189];0;[.AX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AY$6]));IF(OFFSET([.$H189];0;[.AY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AZ$6]));IF(OFFSET([.$H189];0;[.AZ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A$6]));IF(OFFSET([.$H189];0;[.BA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B$6]));IF(OFFSET([.$H189];0;[.BB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C$6]));IF(OFFSET([.$H189];0;[.BC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D$6]));IF(OFFSET([.$H189];0;[.BD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E$6]));IF(OFFSET([.$H189];0;[.BE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F$6]));IF(OFFSET([.$H189];0;[.BF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G$6]));IF(OFFSET([.$H189];0;[.BG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H$6]));IF(OFFSET([.$H189];0;[.BH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I$6]));IF(OFFSET([.$H189];0;[.BI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J$6]));IF(OFFSET([.$H189];0;[.BJ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K$6]));IF(OFFSET([.$H189];0;[.BK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L$6]));IF(OFFSET([.$H189];0;[.BL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M$6]));IF(OFFSET([.$H189];0;[.BM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N$6]));IF(OFFSET([.$H189];0;[.BN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O$6]));IF(OFFSET([.$H189];0;[.BO$6])&gt;0;[.$AO189];&quot;(zéro)&quot;);&quot;-&quot;)" office:value-type="string" office:string-value="-" calcext:value-type="string">
            <text:p>-</text:p>
          </table:table-cell>
          <table:table-cell table:style-name="ce191" table:formula="of:=IF(ISNUMBER(OFFSET([.$H189];0;[.BP$6]));IF(OFFSET([.$H189];0;[.BP$6])&gt;0;[.$AO189];&quot;(zéro)&quot;);&quot;-&quot;)" office:value-type="string" office:string-value="-" calcext:value-type="string">
            <text:p>-</text:p>
          </table:table-cell>
          <table:table-cell table:style-name="ce229"/>
          <table:table-cell table:style-name="ce233" table:formula="of:=AND(NOT(ISBLANK([.D189]));OR([.D189]=OFFSET([.D189];-1;0);[.D189]=&quot;+&quot;))" office:value-type="float" office:value="0" calcext:value-type="float">
            <text:p>0</text:p>
          </table:table-cell>
          <table:table-cell table:style-name="ce233" table:formula="of:=IF(NOT([.BR189]);MATCH(0;OFFSET([.BR189];1;0;99;1);0);&quot;-&quot;)" office:value-type="float" office:value="1" calcext:value-type="float">
            <text:p>1</text:p>
          </table:table-cell>
          <table:table-cell table:style-name="ce229"/>
          <table:table-cell table:style-name="ce246" table:formula="of:=IF(OR([.$C189]=&quot;&quot;;[.$C189]=&quot;absences&quot;);0;NOT(ISNUMBER(MATCH([.$C189];OFFSET(#REF!;1;0;999;1);0))))" office:value-type="float" office:value="0" calcext:value-type="float">
            <text:p>0</text:p>
          </table:table-cell>
          <table:table-cell table:style-name="ce246" table:formula="of:=[.$C189]&amp;&quot;_&quot;&amp;TEXT([.$AO189];&quot;00&quot;)" office:value-type="string" office:string-value="_-" calcext:value-type="string">
            <text:p>_-</text:p>
          </table:table-cell>
          <table:table-cell table:style-name="ce191" table:formula="of:=IF([.C189]=&quot;&quot;;&quot;&quot;;&quot;'notes_&quot;&amp;[.C189]&amp;&quot;'!a1&quot;)">
            <text:p/>
          </table:table-cell>
          <table:table-cell table:style-name="ce253" table:formula="of:=IF(ISBLANK([.$C$6]);0;ISNUMBER(SEARCH([.$C$6];[.$C189]&amp;&quot; &quot;&amp;[.$D189]&amp;&quot; &quot;&amp;[.$AG189])))" office:value-type="float" office:value="0" calcext:value-type="float">
            <text:p>0</text:p>
          </table:table-cell>
          <table:table-cell table:number-columns-repeated="948"/>
        </table:table-row>
        <table:table-row table:style-name="ro1">
          <table:table-cell table:style-name="ce65"/>
          <table:table-cell table:style-name="ce76"/>
          <table:table-cell table:style-name="ce91"/>
          <table:table-cell table:style-name="ce99"/>
          <table:table-cell table:style-name="ce108"/>
          <table:table-cell table:style-name="ce124"/>
          <table:table-cell table:style-name="ce131"/>
          <table:table-cell table:style-name="ce136"/>
          <table:table-cell table:style-name="ce147" table:number-columns-repeated="23"/>
          <table:table-cell table:style-name="ce99" table:number-columns-repeated="2"/>
          <table:table-cell table:style-name="ce167" table:number-columns-repeated="4"/>
          <table:table-cell table:style-name="ce174"/>
          <table:table-cell table:style-name="ce182"/>
          <table:table-cell table:style-name="ce192"/>
          <table:table-cell table:style-name="ce174"/>
          <table:table-cell table:style-name="ce192"/>
          <table:table-cell table:style-name="ce215" table:number-columns-repeated="2"/>
          <table:table-cell table:style-name="ce223"/>
          <table:table-cell table:style-name="ce192" table:number-columns-repeated="23"/>
          <table:table-cell table:style-name="ce229"/>
          <table:table-cell table:style-name="ce239" table:formula="of:=FALSE()" office:value-type="float" office:value="0" calcext:value-type="float">
            <text:p>0</text:p>
          </table:table-cell>
          <table:table-cell table:style-name="ce239"/>
          <table:table-cell table:style-name="ce229" table:number-columns-repeated="2"/>
          <table:table-cell table:style-name="ce192"/>
          <table:table-cell table:style-name="ce229" table:number-columns-repeated="2"/>
          <table:table-cell table:style-name="ce167" table:number-columns-repeated="948"/>
        </table:table-row>
        <table:table-row table:style-name="ro1">
          <table:table-cell table:style-name="ce65"/>
          <table:table-cell table:style-name="ce76"/>
          <table:table-cell table:style-name="ce91"/>
          <table:table-cell table:style-name="ce99"/>
          <table:table-cell table:style-name="ce108"/>
          <table:table-cell table:style-name="ce124"/>
          <table:table-cell table:style-name="ce131"/>
          <table:table-cell table:style-name="ce137"/>
          <table:table-cell table:style-name="ce147" table:number-columns-repeated="23"/>
          <table:table-cell table:style-name="ce99" table:number-columns-repeated="2"/>
          <table:table-cell table:number-columns-repeated="4"/>
          <table:table-cell table:style-name="ce174"/>
          <table:table-cell table:style-name="ce182" office:value-type="string" calcext:value-type="string">
            <text:p>Ligne</text:p>
          </table:table-cell>
          <table:table-cell table:style-name="ce192"/>
          <table:table-cell table:style-name="ce174"/>
          <table:table-cell table:style-name="ce192"/>
          <table:table-cell table:style-name="ce215" table:number-columns-repeated="2"/>
          <table:table-cell table:style-name="ce223"/>
          <table:table-cell table:style-name="ce192" table:number-columns-repeated="23"/>
          <table:table-cell table:style-name="ce229"/>
          <table:table-cell table:style-name="ce239" table:number-columns-repeated="2"/>
          <table:table-cell table:style-name="ce229" table:number-columns-repeated="2"/>
          <table:table-cell table:style-name="ce192"/>
          <table:table-cell table:style-name="ce229" table:number-columns-repeated="2"/>
          <table:table-cell table:number-columns-repeated="948"/>
        </table:table-row>
        <table:table-row table:style-name="ro1">
          <table:table-cell table:style-name="ce65"/>
          <table:table-cell table:style-name="ce76"/>
          <table:table-cell table:style-name="ce91"/>
          <table:table-cell table:style-name="ce99"/>
          <table:table-cell table:style-name="ce108"/>
          <table:table-cell table:style-name="ce124"/>
          <table:table-cell table:style-name="ce131"/>
          <table:table-cell table:style-name="ce137"/>
          <table:table-cell table:style-name="ce147" table:number-columns-repeated="23"/>
          <table:table-cell table:style-name="ce99" table:number-columns-repeated="2"/>
          <table:table-cell table:number-columns-repeated="4"/>
          <table:table-cell table:style-name="ce174" office:value-type="string" calcext:value-type="string">
            <text:p>No tâche</text:p>
          </table:table-cell>
          <table:table-cell table:style-name="ce183" office:value-type="float" office:value="1" calcext:value-type="float">
            <text:p>1</text:p>
          </table:table-cell>
          <table:table-cell table:style-name="ce192"/>
          <table:table-cell table:style-name="ce174"/>
          <table:table-cell table:style-name="ce192"/>
          <table:table-cell table:style-name="ce215" table:number-columns-repeated="2"/>
          <table:table-cell table:style-name="ce223"/>
          <table:table-cell table:style-name="ce192" table:number-columns-repeated="23"/>
          <table:table-cell table:style-name="ce229"/>
          <table:table-cell table:style-name="ce239" table:number-columns-repeated="2"/>
          <table:table-cell table:style-name="ce229" table:number-columns-repeated="2"/>
          <table:table-cell table:style-name="ce192"/>
          <table:table-cell table:style-name="ce229" table:number-columns-repeated="2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193])-ROW([.$A$192])" office:value-type="float" office:value="1" calcext:value-type="float">
            <text:p>1</text:p>
          </table:table-cell>
          <table:table-cell table:style-name="ce184" table:formula="of:=IF(ISNUMBER([.$A193]);MATCH(&quot;P&quot;;OFFSET([.$F$9];[.AM192];0;999;1);0)+[.AM192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style-name="ce166"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194])-ROW([.$A$192])" office:value-type="float" office:value="2" calcext:value-type="float">
            <text:p>2</text:p>
          </table:table-cell>
          <table:table-cell table:style-name="ce184" table:formula="of:=IF(ISNUMBER([.$A194]);MATCH(&quot;P&quot;;OFFSET([.$F$9];[.AM193];0;999;1);0)+[.AM193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195])-ROW([.$A$192])" office:value-type="float" office:value="3" calcext:value-type="float">
            <text:p>3</text:p>
          </table:table-cell>
          <table:table-cell table:style-name="ce184" table:formula="of:=IF(ISNUMBER([.$A195]);MATCH(&quot;P&quot;;OFFSET([.$F$9];[.AM194];0;999;1);0)+[.AM194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196])-ROW([.$A$192])" office:value-type="float" office:value="4" calcext:value-type="float">
            <text:p>4</text:p>
          </table:table-cell>
          <table:table-cell table:style-name="ce184" table:formula="of:=IF(ISNUMBER([.$A196]);MATCH(&quot;P&quot;;OFFSET([.$F$9];[.AM195];0;999;1);0)+[.AM195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197])-ROW([.$A$192])" office:value-type="float" office:value="5" calcext:value-type="float">
            <text:p>5</text:p>
          </table:table-cell>
          <table:table-cell table:style-name="ce184" table:formula="of:=IF(ISNUMBER([.$A197]);MATCH(&quot;P&quot;;OFFSET([.$F$9];[.AM196];0;999;1);0)+[.AM196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198])-ROW([.$A$192])" office:value-type="float" office:value="6" calcext:value-type="float">
            <text:p>6</text:p>
          </table:table-cell>
          <table:table-cell table:style-name="ce184" table:formula="of:=IF(ISNUMBER([.$A198]);MATCH(&quot;P&quot;;OFFSET([.$F$9];[.AM197];0;999;1);0)+[.AM197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199])-ROW([.$A$192])" office:value-type="float" office:value="7" calcext:value-type="float">
            <text:p>7</text:p>
          </table:table-cell>
          <table:table-cell table:style-name="ce184" table:formula="of:=IF(ISNUMBER([.$A199]);MATCH(&quot;P&quot;;OFFSET([.$F$9];[.AM198];0;999;1);0)+[.AM198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00])-ROW([.$A$192])" office:value-type="float" office:value="8" calcext:value-type="float">
            <text:p>8</text:p>
          </table:table-cell>
          <table:table-cell table:style-name="ce184" table:formula="of:=IF(ISNUMBER([.$A200]);MATCH(&quot;P&quot;;OFFSET([.$F$9];[.AM199];0;999;1);0)+[.AM199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01])-ROW([.$A$192])" office:value-type="float" office:value="9" calcext:value-type="float">
            <text:p>9</text:p>
          </table:table-cell>
          <table:table-cell table:style-name="ce184" table:formula="of:=IF(ISNUMBER([.$A201]);MATCH(&quot;P&quot;;OFFSET([.$F$9];[.AM200];0;999;1);0)+[.AM200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02])-ROW([.$A$192])" office:value-type="float" office:value="10" calcext:value-type="float">
            <text:p>10</text:p>
          </table:table-cell>
          <table:table-cell table:style-name="ce184" table:formula="of:=IF(ISNUMBER([.$A202]);MATCH(&quot;P&quot;;OFFSET([.$F$9];[.AM201];0;999;1);0)+[.AM201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03])-ROW([.$A$192])" office:value-type="float" office:value="11" calcext:value-type="float">
            <text:p>11</text:p>
          </table:table-cell>
          <table:table-cell table:style-name="ce184" table:formula="of:=IF(ISNUMBER([.$A203]);MATCH(&quot;P&quot;;OFFSET([.$F$9];[.AM202];0;999;1);0)+[.AM202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04])-ROW([.$A$192])" office:value-type="float" office:value="12" calcext:value-type="float">
            <text:p>12</text:p>
          </table:table-cell>
          <table:table-cell table:style-name="ce184" table:formula="of:=IF(ISNUMBER([.$A204]);MATCH(&quot;P&quot;;OFFSET([.$F$9];[.AM203];0;999;1);0)+[.AM203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05])-ROW([.$A$192])" office:value-type="float" office:value="13" calcext:value-type="float">
            <text:p>13</text:p>
          </table:table-cell>
          <table:table-cell table:style-name="ce184" table:formula="of:=IF(ISNUMBER([.$A205]);MATCH(&quot;P&quot;;OFFSET([.$F$9];[.AM204];0;999;1);0)+[.AM204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06])-ROW([.$A$192])" office:value-type="float" office:value="14" calcext:value-type="float">
            <text:p>14</text:p>
          </table:table-cell>
          <table:table-cell table:style-name="ce184" table:formula="of:=IF(ISNUMBER([.$A206]);MATCH(&quot;P&quot;;OFFSET([.$F$9];[.AM205];0;999;1);0)+[.AM205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07])-ROW([.$A$192])" office:value-type="float" office:value="15" calcext:value-type="float">
            <text:p>15</text:p>
          </table:table-cell>
          <table:table-cell table:style-name="ce184" table:formula="of:=IF(ISNUMBER([.$A207]);MATCH(&quot;P&quot;;OFFSET([.$F$9];[.AM206];0;999;1);0)+[.AM206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08])-ROW([.$A$192])" office:value-type="float" office:value="16" calcext:value-type="float">
            <text:p>16</text:p>
          </table:table-cell>
          <table:table-cell table:style-name="ce184" table:formula="of:=IF(ISNUMBER([.$A208]);MATCH(&quot;P&quot;;OFFSET([.$F$9];[.AM207];0;999;1);0)+[.AM207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09])-ROW([.$A$192])" office:value-type="float" office:value="17" calcext:value-type="float">
            <text:p>17</text:p>
          </table:table-cell>
          <table:table-cell table:style-name="ce184" table:formula="of:=IF(ISNUMBER([.$A209]);MATCH(&quot;P&quot;;OFFSET([.$F$9];[.AM208];0;999;1);0)+[.AM208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10])-ROW([.$A$192])" office:value-type="float" office:value="18" calcext:value-type="float">
            <text:p>18</text:p>
          </table:table-cell>
          <table:table-cell table:style-name="ce184" table:formula="of:=IF(ISNUMBER([.$A210]);MATCH(&quot;P&quot;;OFFSET([.$F$9];[.AM209];0;999;1);0)+[.AM209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11])-ROW([.$A$192])" office:value-type="float" office:value="19" calcext:value-type="float">
            <text:p>19</text:p>
          </table:table-cell>
          <table:table-cell table:style-name="ce184" table:formula="of:=IF(ISNUMBER([.$A211]);MATCH(&quot;P&quot;;OFFSET([.$F$9];[.AM210];0;999;1);0)+[.AM210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19">
          <table:table-cell table:style-name="ce66"/>
          <table:table-cell table:style-name="ce77"/>
          <table:table-cell table:style-name="ce92"/>
          <table:table-cell table:style-name="ce100" table:number-columns-spanned="3" table:number-rows-spanned="1"/>
          <table:covered-table-cell table:number-columns-repeated="2" table:style-name="ce109"/>
          <table:table-cell table:style-name="ce132" table:number-columns-spanned="12" table:number-rows-spanned="1"/>
          <table:covered-table-cell table:number-columns-repeated="11" table:style-name="ce138"/>
          <table:table-cell table:style-name="ce154" table:number-columns-repeated="15"/>
          <table:table-cell table:style-name="ce166" table:number-columns-repeated="4"/>
          <table:table-cell table:style-name="ce66" table:formula="of:=ROW([.$A212])-ROW([.$A$192])" office:value-type="float" office:value="20" calcext:value-type="float">
            <text:p>20</text:p>
          </table:table-cell>
          <table:table-cell table:style-name="ce184" table:formula="of:=IF(ISNUMBER([.$A212]);MATCH(&quot;P&quot;;OFFSET([.$F$9];[.AM211];0;999;1);0)+[.AM211];&quot;-&quot;)" office:value-type="string" office:string-value="-" calcext:value-type="string">
            <text:p>-</text:p>
          </table:table-cell>
          <table:table-cell table:style-name="ce191"/>
          <table:table-cell table:style-name="ce200" table:number-columns-repeated="2"/>
          <table:table-cell table:style-name="ce216" table:number-columns-repeated="2"/>
          <table:table-cell table:style-name="ce222"/>
          <table:table-cell table:style-name="ce191" table:number-columns-repeated="23"/>
          <table:table-cell table:style-name="ce229"/>
          <table:table-cell table:style-name="ce233" table:number-columns-repeated="2"/>
          <table:table-cell table:style-name="ce229"/>
          <table:table-cell table:style-name="ce246" table:number-columns-repeated="2"/>
          <table:table-cell table:style-name="ce191"/>
          <table:table-cell table:style-name="ce253"/>
          <table:table-cell table:number-columns-repeated="948"/>
        </table:table-row>
        <table:table-row table:style-name="ro20">
          <table:table-cell table:style-name="ce67"/>
          <table:table-cell table:style-name="ce76"/>
          <table:table-cell table:style-name="ce91"/>
          <table:table-cell table:style-name="ce99"/>
          <table:table-cell table:style-name="ce108"/>
          <table:table-cell table:style-name="ce124"/>
          <table:table-cell table:style-name="ce131"/>
          <table:table-cell table:style-name="ce137"/>
          <table:table-cell table:style-name="ce147" table:number-columns-repeated="23"/>
          <table:table-cell table:style-name="ce99" table:number-columns-repeated="2"/>
          <table:table-cell table:style-name="ce167" table:number-columns-repeated="4"/>
          <table:table-cell table:style-name="ce175"/>
          <table:table-cell table:style-name="ce185"/>
          <table:table-cell table:style-name="ce192"/>
          <table:table-cell table:style-name="ce174"/>
          <table:table-cell table:style-name="ce192"/>
          <table:table-cell table:style-name="ce215" table:number-columns-repeated="2"/>
          <table:table-cell table:style-name="ce223"/>
          <table:table-cell table:style-name="ce192" table:number-columns-repeated="23"/>
          <table:table-cell table:style-name="ce229"/>
          <table:table-cell table:style-name="ce239" table:number-columns-repeated="2"/>
          <table:table-cell table:style-name="ce229" table:number-columns-repeated="2"/>
          <table:table-cell table:style-name="ce192"/>
          <table:table-cell table:style-name="ce229" table:number-columns-repeated="2"/>
          <table:table-cell table:style-name="ce167" table:number-columns-repeated="948"/>
        </table:table-row>
        <table:table-row table:style-name="ro21">
          <table:table-cell table:style-name="ce68" table:number-columns-repeated="2"/>
          <table:table-cell table:style-name="ce93"/>
          <table:table-cell table:style-name="ce68"/>
          <table:table-cell table:style-name="ce110" table:number-columns-repeated="2"/>
          <table:table-cell/>
          <table:table-cell table:style-name="ce139" table:number-columns-repeated="6"/>
          <table:table-cell table:style-name="ce153" table:number-columns-repeated="24"/>
          <table:table-cell table:style-name="ce176" table:number-columns-repeated="2"/>
          <table:table-cell table:style-name="ce193" office:value-type="string" calcext:value-type="string">
            <text:p>Présélection semaine</text:p>
          </table:table-cell>
          <table:table-cell table:style-name="ce193" office:value-type="string" calcext:value-type="string">
            <text:p>Semaine ajustée pour planification</text:p>
          </table:table-cell>
          <table:table-cell table:style-name="ce176" table:number-columns-repeated="28"/>
          <table:table-cell table:style-name="ce240" table:number-columns-repeated="2"/>
          <table:table-cell table:style-name="ce176" table:number-columns-repeated="5"/>
          <table:table-cell table:style-name="ce153" table:number-columns-repeated="948"/>
        </table:table-row>
        <table:table-row table:style-name="ro4">
          <table:table-cell table:style-name="ce12" table:number-columns-repeated="2"/>
          <table:table-cell table:style-name="ce84"/>
          <table:table-cell table:style-name="ce12"/>
          <table:table-cell table:style-name="ce48" table:number-columns-repeated="2"/>
          <table:table-cell table:style-name="Default"/>
          <table:table-cell table:number-columns-repeated="32"/>
          <table:table-cell table:style-name="Default" table:number-columns-repeated="2"/>
          <table:table-cell table:number-columns-repeated="983"/>
        </table:table-row>
        <table:table-row table:style-name="ro5">
          <table:table-cell table:style-name="ce5"/>
          <table:table-cell table:style-name="ce78"/>
          <table:table-cell table:style-name="ce94"/>
          <table:table-cell table:style-name="ce19"/>
          <table:table-cell table:style-name="ce11"/>
          <table:table-cell table:style-name="ce19"/>
          <table:table-cell table:style-name="Default"/>
          <table:table-cell table:number-columns-repeated="32"/>
          <table:table-cell table:number-columns-repeated="2" table:style-name="ce194" office:value-type="string" calcext:value-type="string">
            <text:p>Logique</text:p>
          </table:table-cell>
          <table:table-cell table:number-columns-repeated="983"/>
        </table:table-row>
        <table:table-row table:style-name="ro5">
          <table:table-cell table:style-name="ce5"/>
          <table:table-cell table:style-name="ce19" table:number-columns-repeated="3"/>
          <table:table-cell table:style-name="ce11"/>
          <table:table-cell table:style-name="ce19"/>
          <table:table-cell table:style-name="Default"/>
          <table:table-cell table:number-columns-repeated="32"/>
          <table:table-cell office:value-type="string" calcext:value-type="string">
            <text:p>Si E nombre :</text:p>
          </table:table-cell>
          <table:table-cell office:value-type="string" calcext:value-type="string">
            <text:p>Si p nombre :</text:p>
          </table:table-cell>
          <table:table-cell table:number-columns-repeated="983"/>
        </table:table-row>
        <table:table-row table:style-name="ro9">
          <table:table-cell table:style-name="ce69"/>
          <table:table-cell table:style-name="ce19"/>
          <table:table-cell table:style-name="ce94"/>
          <table:table-cell table:style-name="ce19"/>
          <table:table-cell table:style-name="ce111" table:number-columns-repeated="2"/>
          <table:table-cell table:style-name="Default"/>
          <table:table-cell table:number-columns-repeated="32"/>
          <table:table-cell office:value-type="string" calcext:value-type="string">
            <text:p>* Si D &lt; E : 0,alerte</text:p>
          </table:table-cell>
          <table:table-cell office:value-type="string" calcext:value-type="string">
            <text:p>* Si p &gt; M : -&gt; 98</text:p>
          </table:table-cell>
          <table:table-cell table:number-columns-repeated="983"/>
        </table:table-row>
        <table:table-row table:style-name="ro5">
          <table:table-cell table:style-name="ce5"/>
          <table:table-cell table:style-name="ce78"/>
          <table:table-cell table:style-name="ce94"/>
          <table:table-cell table:style-name="ce19"/>
          <table:table-cell table:style-name="ce112"/>
          <table:table-cell table:style-name="ce19"/>
          <table:table-cell table:style-name="Default"/>
          <table:table-cell table:number-columns-repeated="32"/>
          <table:table-cell office:value-type="string" calcext:value-type="string">
            <text:p>* Sinon : -&gt; E</text:p>
          </table:table-cell>
          <table:table-cell office:value-type="string" calcext:value-type="string">
            <text:p>* Sinon, max(p,m)</text:p>
          </table:table-cell>
          <table:table-cell table:number-columns-repeated="983"/>
        </table:table-row>
        <table:table-row table:style-name="ro9">
          <table:table-cell table:style-name="ce69"/>
          <table:table-cell table:style-name="ce19"/>
          <table:table-cell table:style-name="ce94"/>
          <table:table-cell table:style-name="ce19"/>
          <table:table-cell table:style-name="ce111"/>
          <table:table-cell table:style-name="ce19"/>
          <table:table-cell table:style-name="Default"/>
          <table:table-cell table:number-columns-repeated="32"/>
          <table:table-cell table:number-columns-repeated="2" office:value-type="string" calcext:value-type="string">
            <text:p>Sinon :</text:p>
          </table:table-cell>
          <table:table-cell table:number-columns-repeated="983"/>
        </table:table-row>
        <table:table-row table:style-name="ro9">
          <table:table-cell table:style-name="ce69"/>
          <table:table-cell table:style-name="ce19"/>
          <table:table-cell table:style-name="ce94"/>
          <table:table-cell table:style-name="ce19"/>
          <table:table-cell table:style-name="ce113"/>
          <table:table-cell table:style-name="ce19"/>
          <table:table-cell table:style-name="Default"/>
          <table:table-cell table:number-columns-repeated="32"/>
          <table:table-cell office:value-type="string" calcext:value-type="string">
            <text:p>* Si D nombre : -&gt; D</text:p>
          </table:table-cell>
          <table:table-cell table:style-name="ce201" office:value-type="string" calcext:value-type="string">
            <text:p>* Si p = "-" : -&gt; "-"</text:p>
          </table:table-cell>
          <table:table-cell table:number-columns-repeated="983"/>
        </table:table-row>
        <table:table-row table:style-name="ro9">
          <table:table-cell table:style-name="ce69"/>
          <table:table-cell table:style-name="ce19"/>
          <table:table-cell table:style-name="ce94"/>
          <table:table-cell table:style-name="ce19"/>
          <table:table-cell table:style-name="ce113"/>
          <table:table-cell table:style-name="ce19"/>
          <table:table-cell table:style-name="Default"/>
          <table:table-cell table:number-columns-repeated="32"/>
          <table:table-cell office:value-type="string" calcext:value-type="string">
            <text:p>* Sinon :</text:p>
          </table:table-cell>
          <table:table-cell table:style-name="ce202" office:value-type="string" calcext:value-type="string">
            <text:p>* Sinon : -&gt; 99</text:p>
          </table:table-cell>
          <table:table-cell table:number-columns-repeated="983"/>
        </table:table-row>
        <table:table-row table:style-name="ro5">
          <table:table-cell table:style-name="ce5"/>
          <table:table-cell table:style-name="ce19"/>
          <table:table-cell table:style-name="ce94"/>
          <table:table-cell table:style-name="ce19"/>
          <table:table-cell table:style-name="ce114"/>
          <table:table-cell table:style-name="ce19"/>
          <table:table-cell table:style-name="Default"/>
          <table:table-cell table:number-columns-repeated="32"/>
          <table:table-cell table:style-name="ce195" office:value-type="string" calcext:value-type="string">
            <text:p>** T existe : "?"</text:p>
          </table:table-cell>
          <table:table-cell table:style-name="ce201"/>
          <table:table-cell table:number-columns-repeated="983"/>
        </table:table-row>
        <table:table-row table:style-name="ro9">
          <table:table-cell table:style-name="ce18"/>
          <table:table-cell table:style-name="ce78"/>
          <table:table-cell table:style-name="ce94"/>
          <table:table-cell table:style-name="ce19"/>
          <table:table-cell table:style-name="ce110"/>
          <table:table-cell table:style-name="ce19" table:number-columns-repeated="2"/>
          <table:table-cell table:number-columns-repeated="32"/>
          <table:table-cell table:style-name="ce195" office:value-type="string" calcext:value-type="string">
            <text:p>** T vide : "-"</text:p>
          </table:table-cell>
          <table:table-cell table:style-name="ce195"/>
          <table:table-cell table:number-columns-repeated="983"/>
        </table:table-row>
        <table:table-row table:style-name="ro9">
          <table:table-cell table:style-name="ce12"/>
          <table:table-cell table:style-name="ce79"/>
          <table:table-cell table:style-name="ce19"/>
          <table:table-cell table:style-name="ce83"/>
          <table:table-cell table:style-name="ce111" table:number-columns-repeated="2"/>
          <table:table-cell table:style-name="Default"/>
          <table:table-cell table:number-columns-repeated="32"/>
          <table:table-cell table:style-name="ce195" table:number-columns-repeated="2"/>
          <table:table-cell table:number-columns-repeated="983"/>
        </table:table-row>
        <table:table-row table:style-name="ro9">
          <table:table-cell table:style-name="ce12"/>
          <table:table-cell table:style-name="ce80"/>
          <table:table-cell table:style-name="ce19"/>
          <table:table-cell table:style-name="ce83"/>
          <table:table-cell table:style-name="ce111"/>
          <table:table-cell table:style-name="ce19" table:number-columns-repeated="2"/>
          <table:table-cell table:number-columns-repeated="32"/>
          <table:table-cell table:style-name="Default" table:number-columns-repeated="2"/>
          <table:table-cell table:number-columns-repeated="983"/>
        </table:table-row>
        <table:table-row table:style-name="ro9">
          <table:table-cell table:style-name="ce12"/>
          <table:table-cell table:style-name="ce81"/>
          <table:table-cell table:style-name="ce19"/>
          <table:table-cell table:style-name="ce101"/>
          <table:table-cell table:style-name="ce111"/>
          <table:table-cell table:style-name="ce125" table:number-columns-repeated="2"/>
          <table:table-cell table:number-columns-repeated="32"/>
          <table:table-cell table:style-name="Default" table:number-columns-repeated="2"/>
          <table:table-cell table:number-columns-repeated="983"/>
        </table:table-row>
        <table:table-row table:style-name="ro9">
          <table:table-cell table:style-name="ce12"/>
          <table:table-cell table:style-name="ce82"/>
          <table:table-cell table:style-name="ce19"/>
          <table:table-cell table:style-name="ce83"/>
          <table:table-cell table:style-name="ce111" table:number-columns-repeated="2"/>
          <table:table-cell table:style-name="Default"/>
          <table:table-cell table:number-columns-repeated="32"/>
          <table:table-cell table:style-name="Default" table:number-columns-repeated="2"/>
          <table:table-cell table:number-columns-repeated="983"/>
        </table:table-row>
        <table:table-row table:style-name="ro9">
          <table:table-cell table:style-name="ce12"/>
          <table:table-cell table:style-name="ce83"/>
          <table:table-cell table:style-name="ce94"/>
          <table:table-cell table:style-name="ce83"/>
          <table:table-cell table:style-name="ce112" table:number-columns-repeated="2"/>
          <table:table-cell table:style-name="Default"/>
          <table:table-cell table:number-columns-repeated="32"/>
          <table:table-cell table:style-name="Default" table:number-columns-repeated="2"/>
          <table:table-cell table:number-columns-repeated="983"/>
        </table:table-row>
        <table:table-row table:style-name="ro9">
          <table:table-cell table:style-name="ce12"/>
          <table:table-cell table:style-name="ce83"/>
          <table:table-cell table:style-name="ce94"/>
          <table:table-cell table:style-name="ce83"/>
          <table:table-cell table:style-name="ce111"/>
          <table:table-cell table:style-name="ce125" office:value-type="string" calcext:value-type="string">
            <text:p>Idée non prioritaire : Exéc. &amp; Délai vides</text:p>
          </table:table-cell>
          <table:table-cell table:style-name="ce125"/>
          <table:table-cell table:number-columns-repeated="32"/>
          <table:table-cell table:style-name="ce196" office:value-type="string" calcext:value-type="string">
            <text:p>Symboles (pour présélection &amp; sem. aj.)</text:p>
          </table:table-cell>
          <table:table-cell table:style-name="ce203"/>
          <table:table-cell table:number-columns-repeated="983"/>
        </table:table-row>
        <table:table-row table:style-name="ro9">
          <table:table-cell table:style-name="ce12"/>
          <table:table-cell table:style-name="ce83"/>
          <table:table-cell table:style-name="ce94"/>
          <table:table-cell table:style-name="ce83"/>
          <table:table-cell table:style-name="ce111"/>
          <table:table-cell table:style-name="ce125" office:value-type="string" calcext:value-type="string">
            <text:p>Penser à planifier : Exéc. = "P" ; entrer Délai</text:p>
          </table:table-cell>
          <table:table-cell table:style-name="ce125"/>
          <table:table-cell table:number-columns-repeated="32"/>
          <table:table-cell table:style-name="ce197" office:value-type="string" calcext:value-type="string">
            <text:p>* T = tâche</text:p>
          </table:table-cell>
          <table:table-cell table:style-name="ce200"/>
          <table:table-cell table:number-columns-repeated="983"/>
        </table:table-row>
        <table:table-row table:style-name="ro9">
          <table:table-cell table:number-columns-repeated="4"/>
          <table:table-cell table:style-name="ce111"/>
          <table:table-cell table:style-name="ce125" office:value-type="string" calcext:value-type="string">
            <text:p>Agendé : entrer Exéc. &amp; ajuster en fonction des autres tâches &amp; des priorités</text:p>
          </table:table-cell>
          <table:table-cell table:style-name="ce125"/>
          <table:table-cell table:number-columns-repeated="32"/>
          <table:table-cell table:style-name="ce197" office:value-type="string" calcext:value-type="string">
            <text:p>* D = semaine délai</text:p>
          </table:table-cell>
          <table:table-cell table:style-name="ce200"/>
          <table:table-cell table:number-columns-repeated="983"/>
        </table:table-row>
        <table:table-row table:style-name="ro4">
          <table:table-cell table:number-columns-repeated="39"/>
          <table:table-cell table:style-name="ce197" office:value-type="string" calcext:value-type="string">
            <text:p>* E = semaine exécution</text:p>
          </table:table-cell>
          <table:table-cell table:style-name="ce200"/>
          <table:table-cell table:number-columns-repeated="983"/>
        </table:table-row>
        <table:table-row table:style-name="ro4">
          <table:table-cell table:number-columns-repeated="39"/>
          <table:table-cell table:style-name="ce197" office:value-type="string" calcext:value-type="string">
            <text:p>* p = semaine présélectionnée</text:p>
          </table:table-cell>
          <table:table-cell table:style-name="ce200"/>
          <table:table-cell table:number-columns-repeated="983"/>
        </table:table-row>
        <table:table-row table:style-name="ro4">
          <table:table-cell table:number-columns-repeated="39"/>
          <table:table-cell table:style-name="ce198"/>
          <table:table-cell table:style-name="ce204"/>
          <table:table-cell table:number-columns-repeated="983"/>
        </table:table-row>
        <table:table-row table:style-name="ro4">
          <table:table-cell table:number-columns-repeated="39"/>
          <table:table-cell table:style-name="ce197" office:value-type="string" calcext:value-type="string">
            <text:p>* m = semaine mini = semaine actuelle -1</text:p>
          </table:table-cell>
          <table:table-cell table:number-columns-repeated="984"/>
        </table:table-row>
        <table:table-row table:style-name="ro4">
          <table:table-cell table:number-columns-repeated="39"/>
          <table:table-cell table:style-name="ce198" office:value-type="string" calcext:value-type="string">
            <text:p>* M = semaine maxi du plan</text:p>
          </table:table-cell>
          <table:table-cell table:number-columns-repeated="984"/>
        </table:table-row>
        <table:table-row table:style-name="ro4" table:number-rows-repeated="104833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base.$A$1" table:cell-range-address="$travaux.$C$4:.$AD$190" table:range-usable-as="print-range"/>
        </table:named-expressions>
        <calcext:conditional-formats>
          <calcext:conditional-format calcext:target-range-address="travaux.A7:travaux.B8">
            <calcext:condition calcext:apply-style-name="Travaux - recherche" calcext:value="formula-is(ISNUMBER([.BX7]))" calcext:base-cell-address="base.A1"/>
          </calcext:conditional-format>
        </calcext:conditional-formats>
      </table:table>
      <table:table table:name="plan" table:style-name="ta3" table:print-ranges="plan.A11:plan.E34">
        <office:forms form:automatic-focus="false" form:apply-design-mode="false"/>
        <table:table-column table:style-name="co18" table:default-cell-style-name="ce12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6" table:default-cell-style-name="ce12"/>
        <table:table-column table:style-name="co8" table:number-columns-repeated="5" table:default-cell-style-name="ce12"/>
        <table:table-column table:style-name="co40" table:default-cell-style-name="ce12"/>
        <table:table-column table:style-name="co41" table:default-cell-style-name="ce12"/>
        <table:table-column table:style-name="co8" table:default-cell-style-name="ce12"/>
        <table:table-column table:style-name="co41" table:default-cell-style-name="ce12"/>
        <table:table-column table:style-name="co8" table:number-columns-repeated="6" table:default-cell-style-name="ce12"/>
        <table:table-column table:style-name="co41" table:default-cell-style-name="ce12"/>
        <table:table-column table:style-name="co8" table:default-cell-style-name="ce12"/>
        <table:table-column table:style-name="co41" table:default-cell-style-name="ce12"/>
        <table:table-column table:style-name="co8" table:number-columns-repeated="995" table:default-cell-style-name="ce12"/>
        <table:table-row table:style-name="ro22">
          <table:table-cell table:style-name="ce255"/>
          <table:table-cell table:style-name="ce266" table:number-columns-spanned="3" table:number-rows-spanned="1"/>
          <table:covered-table-cell table:number-columns-repeated="2" table:style-name="ce278"/>
          <table:table-cell table:style-name="Default"/>
          <table:table-cell table:style-name="ce300"/>
          <table:table-cell table:style-name="ce311"/>
          <table:table-cell table:style-name="ce300"/>
          <table:table-cell table:style-name="ce321"/>
          <table:table-cell table:style-name="ce322"/>
          <table:table-cell table:style-name="ce323"/>
          <table:table-cell table:style-name="Default" table:number-columns-repeated="5"/>
          <table:table-cell table:style-name="ce334" table:number-columns-repeated="3"/>
          <table:table-cell table:style-name="ce334" office:value-type="string" calcext:value-type="string">
            <text:p>Indice ressource dans liste</text:p>
          </table:table-cell>
          <table:table-cell table:style-name="ce310" table:formula="of:=MATCH([.$A$13];[$travaux.$I$7:.$AG$7];0)" office:value-type="string" office:string-value="" calcext:value-type="error">
            <text:p>#N/D</text:p>
          </table:table-cell>
          <table:table-cell table:style-name="Default" table:number-columns-repeated="1003"/>
        </table:table-row>
        <table:table-row table:style-name="ro5">
          <table:table-cell table:style-name="ce256"/>
          <table:table-cell table:style-name="ce83"/>
          <table:table-cell table:style-name="Default" table:number-columns-repeated="14"/>
          <table:table-cell table:style-name="ce334" table:number-columns-repeated="3"/>
          <table:table-cell table:style-name="ce334" office:value-type="string" calcext:value-type="string">
            <text:p>Erreur de lien / Attention</text:p>
          </table:table-cell>
          <table:table-cell table:style-name="ce310" table:formula="of:=NOT(ISNUMBER([.$U$1]))" office:value-type="float" office:value="1" calcext:value-type="float">
            <text:p>1</text:p>
          </table:table-cell>
          <table:table-cell table:style-name="ce310" table:formula="of:=IF([.$U$2];1;OR([.$G$1]&lt;0; [.$K$1] &gt; 0))" office:value-type="float" office:value="1" calcext:value-type="float">
            <text:p>1</text:p>
          </table:table-cell>
          <table:table-cell table:style-name="Default" table:number-columns-repeated="1002"/>
        </table:table-row>
        <table:table-row table:style-name="ro23">
          <table:table-cell table:style-name="ce257" office:value-type="string" calcext:value-type="string" table:number-columns-spanned="2" table:number-rows-spanned="1">
            <text:p>Projets</text:p>
          </table:table-cell>
          <table:covered-table-cell table:style-name="ce267"/>
          <table:table-cell table:style-name="ce279"/>
          <table:table-cell table:style-name="ce291" office:value-type="string" calcext:value-type="string">
            <text:p>Notes</text:p>
          </table:table-cell>
          <table:table-cell table:style-name="ce279"/>
          <table:table-cell table:style-name="ce301" office:value-type="string" calcext:value-type="string">
            <text:p>Notes temporaires</text:p>
          </table:table-cell>
          <table:table-cell table:style-name="ce312" table:number-columns-repeated="4"/>
          <table:table-cell table:style-name="ce324"/>
          <table:table-cell table:style-name="ce279" table:number-columns-repeated="5"/>
          <table:table-cell table:style-name="ce334" table:number-columns-repeated="3"/>
          <table:table-cell table:style-name="ce334" office:value-type="string" calcext:value-type="string">
            <text:p>Adresse pour feuille-colonne</text:p>
          </table:table-cell>
          <table:table-cell table:style-name="ce310" table:formula="of:=ADDRESS(1;COLUMN([$travaux.$H$7])+[.$U$1];4;1;&quot;travaux&quot;)" office:value-type="string" office:string-value="" calcext:value-type="error">
            <text:p>#N/D</text:p>
          </table:table-cell>
          <table:table-cell table:style-name="ce279" table:number-columns-repeated="2"/>
          <table:table-cell table:style-name="ce342" office:value-type="string" calcext:value-type="string">
            <text:p>Notes temporaires (cumul)</text:p>
          </table:table-cell>
          <table:table-cell table:style-name="ce343" table:number-columns-repeated="15"/>
          <table:table-cell table:style-name="ce279" table:number-columns-repeated="985"/>
        </table:table-row>
        <table:table-row table:style-name="ro16">
          <table:table-cell table:style-name="ce258" office:value-type="string" calcext:value-type="string" table:number-columns-spanned="2" table:number-rows-spanned="1">
            <text:p>(responsable)</text:p>
          </table:table-cell>
          <table:covered-table-cell table:style-name="ce268"/>
          <table:table-cell table:style-name="ce279"/>
          <table:table-cell table:style-name="ce292"/>
          <table:table-cell/>
          <table:table-cell table:style-name="ce302" table:number-columns-spanned="6" table:number-rows-spanned="1"/>
          <table:covered-table-cell table:number-columns-repeated="4" table:style-name="ce313"/>
          <table:covered-table-cell table:style-name="ce325"/>
          <table:table-cell table:style-name="ce333" table:number-columns-repeated="5"/>
          <table:table-cell table:style-name="ce334" table:number-columns-repeated="3"/>
          <table:table-cell table:style-name="ce334" office:value-type="string" calcext:value-type="string">
            <text:p>Lien de base (feuille + colonne)</text:p>
          </table:table-cell>
          <table:table-cell table:style-name="ce310" table:formula="of:=&quot;#&quot;&amp;LEFT([.U3];LEN([.U3])-1)" office:value-type="string" office:string-value="" calcext:value-type="error">
            <text:p>#N/D</text:p>
          </table:table-cell>
          <table:table-cell table:style-name="ce333" table:number-columns-repeated="2"/>
          <table:table-cell table:style-name="ce339" table:formula="of:=[.F4]&amp;&quot;&quot;">
            <text:p/>
          </table:table-cell>
          <table:table-cell table:style-name="ce344" table:number-columns-repeated="15"/>
          <table:table-cell table:style-name="ce333" table:number-columns-repeated="985"/>
        </table:table-row>
        <table:table-row table:style-name="ro16">
          <table:table-cell table:style-name="ce259" table:formula="of:=IF(ISNUMBER([.$U5]);HYPERLINK(&quot;#projets!b&quot;&amp;TEXT(8+[.$U5];&quot;0&quot;);OFFSET(#REF!;[.$U5];0));HYPERLINK(&quot;#a&quot;&amp;ROW([.A5]);&quot;&quot;))" table:number-columns-spanned="2" table:number-rows-spanned="1">
            <text:p/>
          </table:table-cell>
          <table:covered-table-cell table:style-name="ce269"/>
          <table:table-cell table:style-name="Default"/>
          <table:table-cell table:style-name="ce292"/>
          <table:table-cell/>
          <table:table-cell table:style-name="ce302" table:number-columns-spanned="6" table:number-rows-spanned="1"/>
          <table:covered-table-cell table:number-columns-repeated="4" table:style-name="ce313"/>
          <table:covered-table-cell table:style-name="ce325"/>
          <table:table-cell table:style-name="Default" table:number-columns-repeated="5"/>
          <table:table-cell table:style-name="ce334" table:number-columns-repeated="2"/>
          <table:table-cell table:style-name="ce334" office:value-type="string" calcext:value-type="string">
            <text:p>Projets - indices</text:p>
          </table:table-cell>
          <table:table-cell table:style-name="ce334" office:value-type="float" office:value="1" calcext:value-type="float">
            <text:p>1</text:p>
          </table:table-cell>
          <table:table-cell table:style-name="ce310" table:formula="of:=OFFSET(#REF!;[.$U$1];[.$T5])" office:value-type="string" office:string-value="" calcext:value-type="error">
            <text:p>#N/D</text:p>
          </table:table-cell>
          <table:table-cell table:style-name="Default" table:number-columns-repeated="2"/>
          <table:table-cell table:style-name="ce339" table:formula="of:=[.X4]&amp;IF(OR([.X4]=&quot;&quot;;[.F5]=&quot;&quot;);&quot;&quot;;&quot; || &quot;)&amp;[.F5]">
            <text:p/>
          </table:table-cell>
          <table:table-cell table:style-name="ce344" table:number-columns-repeated="15"/>
          <table:table-cell table:style-name="Default" table:number-columns-repeated="985"/>
        </table:table-row>
        <table:table-row table:style-name="ro16">
          <table:table-cell table:style-name="ce259" table:formula="of:=IF(ISNUMBER([.$U6]);HYPERLINK(&quot;#projets!b&quot;&amp;TEXT(8+[.$U6];&quot;0&quot;);OFFSET(#REF!;[.$U6];0));HYPERLINK(&quot;#a&quot;&amp;ROW([.A6]);&quot;&quot;))" table:number-columns-spanned="2" table:number-rows-spanned="1">
            <text:p/>
          </table:table-cell>
          <table:covered-table-cell table:style-name="ce269"/>
          <table:table-cell table:style-name="Default"/>
          <table:table-cell table:style-name="ce292"/>
          <table:table-cell/>
          <table:table-cell table:style-name="ce302" table:number-columns-spanned="6" table:number-rows-spanned="1"/>
          <table:covered-table-cell table:number-columns-repeated="4" table:style-name="ce313"/>
          <table:covered-table-cell table:style-name="ce325"/>
          <table:table-cell table:style-name="Default" table:number-columns-repeated="5"/>
          <table:table-cell table:style-name="ce334" table:number-columns-repeated="3"/>
          <table:table-cell table:style-name="ce334" office:value-type="float" office:value="2" calcext:value-type="float">
            <text:p>2</text:p>
          </table:table-cell>
          <table:table-cell table:style-name="ce310" table:formula="of:=OFFSET(#REF!;[.$U$1];[.$T6])" office:value-type="string" office:string-value="" calcext:value-type="error">
            <text:p>#N/D</text:p>
          </table:table-cell>
          <table:table-cell table:style-name="Default" table:number-columns-repeated="2"/>
          <table:table-cell table:style-name="ce339" table:formula="of:=[.X5]&amp;IF(OR([.X5]=&quot;&quot;;[.F6]=&quot;&quot;);&quot;&quot;;&quot; || &quot;)&amp;[.F6]">
            <text:p/>
          </table:table-cell>
          <table:table-cell table:style-name="ce344" table:number-columns-repeated="15"/>
          <table:table-cell table:style-name="Default" table:number-columns-repeated="985"/>
        </table:table-row>
        <table:table-row table:style-name="ro16">
          <table:table-cell table:style-name="ce259" table:formula="of:=IF(ISNUMBER([.$U7]);HYPERLINK(&quot;#projets!b&quot;&amp;TEXT(8+[.$U7];&quot;0&quot;);OFFSET(#REF!;[.$U7];0));HYPERLINK(&quot;#a&quot;&amp;ROW([.A7]);&quot;&quot;))" table:number-columns-spanned="2" table:number-rows-spanned="1">
            <text:p/>
          </table:table-cell>
          <table:covered-table-cell table:style-name="ce269"/>
          <table:table-cell table:style-name="Default"/>
          <table:table-cell table:style-name="ce292"/>
          <table:table-cell/>
          <table:table-cell table:style-name="ce302" table:number-columns-spanned="6" table:number-rows-spanned="1"/>
          <table:covered-table-cell table:number-columns-repeated="4" table:style-name="ce313"/>
          <table:covered-table-cell table:style-name="ce325"/>
          <table:table-cell table:style-name="Default" table:number-columns-repeated="5"/>
          <table:table-cell table:style-name="ce334" table:number-columns-repeated="3"/>
          <table:table-cell table:style-name="ce334" office:value-type="float" office:value="3" calcext:value-type="float">
            <text:p>3</text:p>
          </table:table-cell>
          <table:table-cell table:style-name="ce310" table:formula="of:=OFFSET(#REF!;[.$U$1];[.$T7])" office:value-type="string" office:string-value="" calcext:value-type="error">
            <text:p>#N/D</text:p>
          </table:table-cell>
          <table:table-cell table:style-name="Default" table:number-columns-repeated="2"/>
          <table:table-cell table:style-name="ce339" table:formula="of:=[.X6]&amp;IF(OR([.X6]=&quot;&quot;;[.F7]=&quot;&quot;);&quot;&quot;;&quot; || &quot;)&amp;[.F7]">
            <text:p/>
          </table:table-cell>
          <table:table-cell table:style-name="ce344" table:number-columns-repeated="15"/>
          <table:table-cell table:style-name="Default" table:number-columns-repeated="985"/>
        </table:table-row>
        <table:table-row table:style-name="ro16">
          <table:table-cell table:style-name="ce259" table:formula="of:=IF(ISNUMBER([.$U8]);HYPERLINK(&quot;#projets!b&quot;&amp;TEXT(8+[.$U8];&quot;0&quot;);OFFSET(#REF!;[.$U8];0));HYPERLINK(&quot;#a&quot;&amp;ROW([.A8]);&quot;&quot;))" table:number-columns-spanned="2" table:number-rows-spanned="1">
            <text:p/>
          </table:table-cell>
          <table:covered-table-cell table:style-name="ce269"/>
          <table:table-cell table:style-name="Default"/>
          <table:table-cell table:style-name="ce292"/>
          <table:table-cell/>
          <table:table-cell table:style-name="ce302" table:number-columns-spanned="6" table:number-rows-spanned="1"/>
          <table:covered-table-cell table:number-columns-repeated="4" table:style-name="ce313"/>
          <table:covered-table-cell table:style-name="ce325"/>
          <table:table-cell table:style-name="Default" table:number-columns-repeated="5"/>
          <table:table-cell table:style-name="ce334" table:number-columns-repeated="3"/>
          <table:table-cell table:style-name="ce334" office:value-type="float" office:value="4" calcext:value-type="float">
            <text:p>4</text:p>
          </table:table-cell>
          <table:table-cell table:style-name="ce310" table:formula="of:=OFFSET(#REF!;[.$U$1];[.$T8])" office:value-type="string" office:string-value="" calcext:value-type="error">
            <text:p>#N/D</text:p>
          </table:table-cell>
          <table:table-cell table:style-name="Default" table:number-columns-repeated="2"/>
          <table:table-cell table:style-name="ce339" table:formula="of:=[.X7]&amp;IF(OR([.X7]=&quot;&quot;;[.F8]=&quot;&quot;);&quot;&quot;;&quot; || &quot;)&amp;[.F8]">
            <text:p/>
          </table:table-cell>
          <table:table-cell table:style-name="ce344" table:number-columns-repeated="15"/>
          <table:table-cell table:style-name="Default" table:number-columns-repeated="985"/>
        </table:table-row>
        <table:table-row table:style-name="ro16">
          <table:table-cell table:style-name="ce259" table:formula="of:=IF(ISNUMBER([.$U9]);HYPERLINK(&quot;#projets!b&quot;&amp;TEXT(8+[.$U9];&quot;0&quot;);OFFSET(#REF!;[.$U9];0));HYPERLINK(&quot;#a&quot;&amp;ROW([.A9]);&quot;&quot;))" table:number-columns-spanned="2" table:number-rows-spanned="1">
            <text:p/>
          </table:table-cell>
          <table:covered-table-cell table:style-name="ce269"/>
          <table:table-cell table:style-name="Default"/>
          <table:table-cell table:style-name="ce293"/>
          <table:table-cell/>
          <table:table-cell table:style-name="ce303" table:number-columns-spanned="6" table:number-rows-spanned="1"/>
          <table:covered-table-cell table:number-columns-repeated="4" table:style-name="ce314"/>
          <table:covered-table-cell table:style-name="ce326"/>
          <table:table-cell table:style-name="Default" table:number-columns-repeated="5"/>
          <table:table-cell table:style-name="ce334" table:number-columns-repeated="3"/>
          <table:table-cell table:style-name="ce334" office:value-type="float" office:value="5" calcext:value-type="float">
            <text:p>5</text:p>
          </table:table-cell>
          <table:table-cell table:style-name="ce310" table:formula="of:=OFFSET(#REF!;[.$U$1];[.$T9])" office:value-type="string" office:string-value="" calcext:value-type="error">
            <text:p>#N/D</text:p>
          </table:table-cell>
          <table:table-cell table:style-name="Default" table:number-columns-repeated="2"/>
          <table:table-cell table:style-name="ce339" table:formula="of:=[.X8]&amp;IF(OR([.X8]=&quot;&quot;;[.F9]=&quot;&quot;);&quot;&quot;;&quot; || &quot;)&amp;[.F9]">
            <text:p/>
          </table:table-cell>
          <table:table-cell table:style-name="ce344" table:number-columns-repeated="15"/>
          <table:table-cell table:style-name="Default" table:number-columns-repeated="985"/>
        </table:table-row>
        <table:table-row table:style-name="ro24">
          <table:table-cell table:style-name="ce84"/>
          <table:table-cell table:style-name="Default"/>
          <table:table-cell table:style-name="ce48" table:number-columns-repeated="3"/>
          <table:table-cell table:style-name="Default" table:number-columns-repeated="1019"/>
        </table:table-row>
        <table:table-row table:style-name="ro5">
          <table:table-cell table:style-name="ce256"/>
          <table:table-cell table:style-name="ce270" table:number-columns-repeated="3"/>
          <table:table-cell table:style-name="Default" table:number-columns-repeated="12"/>
          <table:table-cell table:style-name="ce335"/>
          <table:table-cell table:style-name="ce334" office:value-type="string" calcext:value-type="string">
            <text:p>Notes temp. (pour texte)</text:p>
          </table:table-cell>
          <table:table-cell table:style-name="ce339" table:formula="of:=[.$B$1]&amp;IF([.F4]&lt;&gt;&quot;&quot;;CHAR(13);&quot;&quot;)&amp;[.F4]&amp;IF([.F5]&lt;&gt;&quot;&quot;;CHAR(13);&quot;&quot;)&amp;[.F5]&amp;IF([.F6]&lt;&gt;&quot;&quot;;CHAR(13);&quot;&quot;)&amp;[.F6]&amp;IF([.F7]&lt;&gt;&quot;&quot;;CHAR(13);&quot;&quot;)&amp;[.F7]&amp;IF([.F8]&lt;&gt;&quot;&quot;;CHAR(13);&quot;&quot;)&amp;[.F8]&amp;IF([.F9]&lt;&gt;&quot;&quot;;CHAR(13);&quot;&quot;)&amp;[.F9]">
            <text:p/>
          </table:table-cell>
          <table:table-cell table:style-name="ce241" table:number-columns-repeated="11"/>
          <table:table-cell table:style-name="Default" table:number-columns-repeated="994"/>
        </table:table-row>
        <table:table-row table:style-name="ro25">
          <table:table-cell table:style-name="Default"/>
          <table:table-cell table:style-name="ce25" table:number-columns-repeated="2"/>
          <table:table-cell table:style-name="Default" table:number-columns-repeated="13"/>
          <table:table-cell table:style-name="ce279"/>
          <table:table-cell table:style-name="Default" table:number-columns-repeated="1007"/>
        </table:table-row>
        <table:table-row table:style-name="ro15">
          <table:table-cell table:style-name="ce260" table:formula="of:=[.B1]" office:value-type="float" office:value="0" calcext:value-type="float">
            <text:p>0</text:p>
          </table:table-cell>
          <table:table-cell/>
          <table:table-cell table:style-name="ce280"/>
          <table:table-cell table:style-name="ce270"/>
          <table:table-cell table:style-name="ce48"/>
          <table:table-cell table:number-columns-repeated="6"/>
          <table:table-cell table:style-name="ce270" table:number-columns-repeated="5"/>
          <table:table-cell table:style-name="ce335"/>
          <table:table-cell table:style-name="ce334" office:value-type="string" calcext:value-type="string">
            <text:p>Échéances</text:p>
          </table:table-cell>
          <table:table-cell table:style-name="ce339" table:formula="of:=[.$B$1]&amp;IF([.U18]&lt;&gt;&quot;&quot;;CHAR(13);&quot;&quot;)&amp;[.U18]&amp;IF([.V18]&lt;&gt;&quot;&quot;;CHAR(13);&quot;&quot;)&amp;[.V18]&amp;IF([.W18]&lt;&gt;&quot;&quot;;CHAR(13);&quot;&quot;)&amp;[.W18]&amp;IF([.X18]&lt;&gt;&quot;&quot;;CHAR(13);&quot;&quot;)&amp;[.X18]&amp;IF([.Y18]&lt;&gt;&quot;&quot;;CHAR(13);&quot;&quot;)&amp;[.Y18]&amp;IF([.Z18]&lt;&gt;&quot;&quot;;CHAR(13);&quot;&quot;)&amp;[.Z18]&amp;IF([.U19]&lt;&gt;&quot;&quot;;CHAR(13);&quot;&quot;)&amp;[.U19]&amp;IF([.V19]&lt;&gt;&quot;&quot;;CHAR(13);&quot;&quot;)&amp;[.V19]&amp;IF([.W19]&lt;&gt;&quot;&quot;;CHAR(13);&quot;&quot;)&amp;[.W19]&amp;IF([.X19]&lt;&gt;&quot;&quot;;CHAR(13);&quot;&quot;)&amp;[.X19]&amp;IF([.Y19]&lt;&gt;&quot;&quot;;CHAR(13);&quot;&quot;)&amp;[.Y19]&amp;IF([.Z19]&lt;&gt;&quot;&quot;;CHAR(13);&quot;&quot;)&amp;[.Z19]" office:value-type="string" office:string-value="&#13;100&#13;200&#13;300&#13;400&#13;500&#13;600&#13;101&#13;201&#13;301&#13;401&#13;501&#13;601" calcext:value-type="string">
            <text:p>100200300400500600101201301401501601</text:p>
          </table:table-cell>
          <table:table-cell table:style-name="ce339" table:number-columns-repeated="11"/>
          <table:table-cell table:style-name="ce270" table:number-columns-repeated="994"/>
        </table:table-row>
        <table:table-row table:style-name="ro25">
          <table:table-cell table:style-name="ce261"/>
          <table:table-cell table:style-name="ce271"/>
          <table:table-cell table:style-name="Default"/>
          <table:table-cell table:style-name="ce270"/>
          <table:table-cell table:number-columns-repeated="7"/>
          <table:table-cell table:style-name="Default" table:number-columns-repeated="1013"/>
        </table:table-row>
        <table:table-row table:style-name="ro10">
          <table:table-cell table:style-name="ce261"/>
          <table:table-cell table:style-name="ce272"/>
          <table:table-cell table:style-name="ce281" office:value-type="string" calcext:value-type="string">
            <text:p>(Disponibilités : en jours par semaine)</text:p>
          </table:table-cell>
          <table:table-cell table:number-columns-repeated="8"/>
          <table:table-cell table:style-name="Default" table:number-columns-repeated="5"/>
          <table:table-cell table:style-name="ce336" office:value-type="string" calcext:value-type="string">
            <text:p>Indice</text:p>
          </table:table-cell>
          <table:table-cell table:style-name="Default"/>
          <table:table-cell table:style-name="ce340" office:value-type="string" calcext:value-type="string">
            <text:p>Nombre</text:p>
          </table:table-cell>
          <table:table-cell table:style-name="Default"/>
          <table:table-cell table:number-columns-repeated="6" table:style-name="ce340" office:value-type="string" calcext:value-type="string">
            <text:p>Texte</text:p>
          </table:table-cell>
          <table:table-cell table:style-name="Default"/>
          <table:table-cell table:style-name="ce340" office:value-type="string" calcext:value-type="string">
            <text:p>Décalage</text:p>
          </table:table-cell>
          <table:table-cell table:style-name="Default"/>
          <table:table-cell table:style-name="ce340" office:value-type="string" calcext:value-type="string">
            <text:p>Caractères</text:p>
          </table:table-cell>
          <table:table-cell table:style-name="Default" table:number-columns-repeated="994"/>
        </table:table-row>
        <table:table-row table:style-name="ro15">
          <table:table-cell table:style-name="ce262" office:value-type="string" calcext:value-type="string">
            <text:p>Sem.</text:p>
          </table:table-cell>
          <table:table-cell table:style-name="ce273" office:value-type="string" calcext:value-type="string">
            <text:p>Dates</text:p>
          </table:table-cell>
          <table:table-cell table:style-name="ce282" office:value-type="string" calcext:value-type="string">
            <text:p>Disponibilité &amp; travaux</text:p>
          </table:table-cell>
          <table:table-cell table:style-name="ce294"/>
          <table:table-cell/>
          <table:table-cell table:style-name="ce304" office:value-type="string" calcext:value-type="string">
            <text:p>Travaux</text:p>
          </table:table-cell>
          <table:table-cell table:style-name="ce315" table:number-columns-repeated="4"/>
          <table:table-cell table:style-name="ce327"/>
          <table:table-cell table:number-columns-repeated="5"/>
          <table:table-cell table:style-name="ce336" office:value-type="string" calcext:value-type="string">
            <text:p>semaines / pers.</text:p>
          </table:table-cell>
          <table:table-cell table:style-name="Default"/>
          <table:table-cell table:style-name="ce340" office:value-type="string" calcext:value-type="string">
            <text:p>travaux</text:p>
          </table:table-cell>
          <table:table-cell table:style-name="Default"/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Default"/>
          <table:table-cell table:style-name="ce340" office:value-type="string" calcext:value-type="string">
            <text:p>colonne</text:p>
          </table:table-cell>
          <table:table-cell table:style-name="Default"/>
          <table:table-cell table:style-name="ce340" office:value-type="string" calcext:value-type="string">
            <text:p>tronquage</text:p>
          </table:table-cell>
          <table:table-cell table:style-name="Default" table:number-columns-repeated="994"/>
        </table:table-row>
        <table:table-row table:style-name="ro10">
          <table:table-cell table:style-name="ce263"/>
          <table:table-cell table:style-name="ce274"/>
          <table:table-cell table:style-name="ce283"/>
          <table:table-cell table:style-name="ce295"/>
          <table:table-cell/>
          <table:table-cell table:style-name="ce305" office:value-type="float" office:value="1" calcext:value-type="float">
            <text:p>1</text:p>
          </table:table-cell>
          <table:table-cell table:style-name="ce316" office:value-type="float" office:value="2" calcext:value-type="float">
            <text:p>2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316" office:value-type="float" office:value="5" calcext:value-type="float">
            <text:p>5</text:p>
          </table:table-cell>
          <table:table-cell table:style-name="ce328" office:value-type="float" office:value="6" calcext:value-type="float">
            <text:p>6</text:p>
          </table:table-cell>
          <table:table-cell table:number-columns-repeated="5"/>
          <table:table-cell table:style-name="ce337"/>
          <table:table-cell table:style-name="ce18"/>
          <table:table-cell table:style-name="ce340"/>
          <table:table-cell table:style-name="ce18"/>
          <table:table-cell table:style-name="ce340" table:number-columns-repeated="6"/>
          <table:table-cell table:style-name="ce18"/>
          <table:table-cell table:style-name="ce340"/>
          <table:table-cell table:style-name="ce18"/>
          <table:table-cell table:style-name="ce340"/>
          <table:table-cell table:style-name="ce18" table:number-columns-repeated="994"/>
        </table:table-row>
        <table:table-row table:style-name="ro26">
          <table:table-cell table:style-name="ce264" table:formula="of:=[.A19]-1" office:value-type="float" office:value="26" calcext:value-type="float">
            <text:p>26</text:p>
          </table:table-cell>
          <table:table-cell table:style-name="ce275"/>
          <table:table-cell table:style-name="ce284"/>
          <table:table-cell table:style-name="ce296"/>
          <table:table-cell/>
          <table:table-cell table:style-name="ce306" table:formula="of:=IF([.F$17]&gt;[.$S18];&quot;-&quot;;[.U18])" office:value-type="float" office:value="100" calcext:value-type="float">
            <text:p>100</text:p>
          </table:table-cell>
          <table:table-cell table:style-name="ce317" table:number-columns-repeated="4"/>
          <table:table-cell table:style-name="ce329" table:formula="of:=IF([.K$17]&gt;[.$S18];&quot;-&quot;;[.Z18])" office:value-type="string" office:string-value="-" calcext:value-type="string">
            <text:p>-</text:p>
          </table:table-cell>
          <table:table-cell table:number-columns-repeated="5"/>
          <table:table-cell table:style-name="ce338" office:value-type="float" office:value="0" calcext:value-type="float">
            <text:p>0</text:p>
          </table:table-cell>
          <table:table-cell table:style-name="Default"/>
          <table:table-cell table:style-name="ce233" office:value-type="float" office:value="1" calcext:value-type="float">
            <text:p>1</text:p>
          </table:table-cell>
          <table:table-cell table:style-name="Default"/>
          <table:table-cell table:style-name="ce341" office:value-type="float" office:value="100" calcext:value-type="float">
            <text:p>100</text:p>
          </table:table-cell>
          <table:table-cell table:style-name="ce341" table:formula="of:=[.U18]+100" office:value-type="float" office:value="200" calcext:value-type="float">
            <text:p>200</text:p>
          </table:table-cell>
          <table:table-cell table:style-name="ce341" table:formula="of:=[.V18]+100" office:value-type="float" office:value="300" calcext:value-type="float">
            <text:p>300</text:p>
          </table:table-cell>
          <table:table-cell table:style-name="ce341" table:formula="of:=[.W18]+100" office:value-type="float" office:value="400" calcext:value-type="float">
            <text:p>400</text:p>
          </table:table-cell>
          <table:table-cell table:style-name="ce341" table:formula="of:=[.X18]+100" office:value-type="float" office:value="500" calcext:value-type="float">
            <text:p>500</text:p>
          </table:table-cell>
          <table:table-cell table:style-name="ce341" table:formula="of:=[.Y18]+100" office:value-type="float" office:value="600" calcext:value-type="float">
            <text:p>600</text:p>
          </table:table-cell>
          <table:table-cell table:style-name="Default"/>
          <table:table-cell table:style-name="ce233" table:formula="of:=([.$Q18]+1)*2" office:value-type="float" office:value="2" calcext:value-type="float">
            <text:p>2</text:p>
          </table:table-cell>
          <table:table-cell table:style-name="Default"/>
          <table:table-cell table:style-name="ce233" office:value-type="float" office:value="40" calcext:value-type="float">
            <text:p>40</text:p>
          </table:table-cell>
          <table:table-cell table:style-name="Default" table:number-columns-repeated="994"/>
        </table:table-row>
        <table:table-row table:style-name="ro26">
          <table:table-cell table:style-name="ce264" table:formula="of:=plan_semaine" office:value-type="float" office:value="27" calcext:value-type="float">
            <text:p>27</text:p>
          </table:table-cell>
          <table:table-cell table:style-name="ce276"/>
          <table:table-cell table:style-name="ce285"/>
          <table:table-cell table:style-name="ce296"/>
          <table:table-cell/>
          <table:table-cell table:style-name="ce307" table:formula="of:=IF([.F$17]&gt;[.$S19];&quot;-&quot;;[.U19])" office:value-type="float" office:value="101" calcext:value-type="float">
            <text:p>101</text:p>
          </table:table-cell>
          <table:table-cell table:style-name="ce318" table:formula="of:=IF([.G$17]&gt;[.$S19];&quot;-&quot;;[.V19])" office:value-type="float" office:value="201" calcext:value-type="float">
            <text:p>201</text:p>
          </table:table-cell>
          <table:table-cell table:style-name="ce318" table:formula="of:=IF([.H$17]&gt;[.$S19];&quot;-&quot;;[.W19])" office:value-type="string" office:string-value="-" calcext:value-type="string">
            <text:p>-</text:p>
          </table:table-cell>
          <table:table-cell table:style-name="ce318" table:formula="of:=IF([.I$17]&gt;[.$S19];&quot;-&quot;;[.X19])" office:value-type="string" office:string-value="-" calcext:value-type="string">
            <text:p>-</text:p>
          </table:table-cell>
          <table:table-cell table:style-name="ce318" table:formula="of:=IF([.J$17]&gt;[.$S19];&quot;-&quot;;[.Y19])" office:value-type="string" office:string-value="-" calcext:value-type="string">
            <text:p>-</text:p>
          </table:table-cell>
          <table:table-cell table:style-name="ce330" table:formula="of:=IF([.K$17]&gt;[.$S19];&quot;-&quot;;[.Z19])" office:value-type="string" office:string-value="-" calcext:value-type="string">
            <text:p>-</text:p>
          </table:table-cell>
          <table:table-cell table:number-columns-repeated="5"/>
          <table:table-cell table:style-name="ce338" table:formula="of:=[.Q18]+1" office:value-type="float" office:value="1" calcext:value-type="float">
            <text:p>1</text:p>
          </table:table-cell>
          <table:table-cell table:style-name="Default"/>
          <table:table-cell table:style-name="ce233" office:value-type="float" office:value="2" calcext:value-type="float">
            <text:p>2</text:p>
          </table:table-cell>
          <table:table-cell table:style-name="Default"/>
          <table:table-cell table:style-name="ce341" office:value-type="float" office:value="101" calcext:value-type="float">
            <text:p>101</text:p>
          </table:table-cell>
          <table:table-cell table:style-name="ce341" table:formula="of:=[.U19]+100" office:value-type="float" office:value="201" calcext:value-type="float">
            <text:p>201</text:p>
          </table:table-cell>
          <table:table-cell table:style-name="ce341" table:formula="of:=[.V19]+100" office:value-type="float" office:value="301" calcext:value-type="float">
            <text:p>301</text:p>
          </table:table-cell>
          <table:table-cell table:style-name="ce341" table:formula="of:=[.W19]+100" office:value-type="float" office:value="401" calcext:value-type="float">
            <text:p>401</text:p>
          </table:table-cell>
          <table:table-cell table:style-name="ce341" table:formula="of:=[.X19]+100" office:value-type="float" office:value="501" calcext:value-type="float">
            <text:p>501</text:p>
          </table:table-cell>
          <table:table-cell table:style-name="ce341" table:formula="of:=[.Y19]+100" office:value-type="float" office:value="601" calcext:value-type="float">
            <text:p>601</text:p>
          </table:table-cell>
          <table:table-cell table:style-name="Default"/>
          <table:table-cell table:style-name="ce233" table:formula="of:=([.$Q19]+1)*2" office:value-type="float" office:value="4" calcext:value-type="float">
            <text:p>4</text:p>
          </table:table-cell>
          <table:table-cell table:style-name="Default"/>
          <table:table-cell table:style-name="ce233" office:value-type="float" office:value="48" calcext:value-type="float">
            <text:p>48</text:p>
          </table:table-cell>
          <table:table-cell table:style-name="Default" table:number-columns-repeated="994"/>
        </table:table-row>
        <table:table-row table:style-name="ro27">
          <table:table-cell table:style-name="ce264" table:formula="of:=[.A19]+1" office:value-type="float" office:value="28" calcext:value-type="float">
            <text:p>28</text:p>
          </table:table-cell>
          <table:table-cell table:style-name="ce276"/>
          <table:table-cell table:style-name="ce285"/>
          <table:table-cell table:style-name="ce296"/>
          <table:table-cell/>
          <table:table-cell table:style-name="ce308" table:formula="of:=IF([.F$17]&gt;[.$S20];&quot;-&quot;;[.U20])" office:value-type="string" office:string-value="*102" calcext:value-type="string">
            <text:p>*102</text:p>
          </table:table-cell>
          <table:table-cell table:style-name="ce318" table:formula="of:=IF([.G$17]&gt;[.$S20];&quot;-&quot;;[.V20])" office:value-type="string" office:string-value="/202" calcext:value-type="string">
            <text:p>/202</text:p>
          </table:table-cell>
          <table:table-cell table:style-name="ce318" table:formula="of:=IF([.H$17]&gt;[.$S20];&quot;-&quot;;[.W20])" office:value-type="float" office:value="302" calcext:value-type="float">
            <text:p>302</text:p>
          </table:table-cell>
          <table:table-cell table:style-name="ce318" table:formula="of:=IF([.I$17]&gt;[.$S20];&quot;-&quot;;[.X20])" office:value-type="string" office:string-value="-" calcext:value-type="string">
            <text:p>-</text:p>
          </table:table-cell>
          <table:table-cell table:style-name="ce318" table:formula="of:=IF([.J$17]&gt;[.$S20];&quot;-&quot;;[.Y20])" office:value-type="string" office:string-value="-" calcext:value-type="string">
            <text:p>-</text:p>
          </table:table-cell>
          <table:table-cell table:style-name="ce330" table:formula="of:=IF([.K$17]&gt;[.$S20];&quot;-&quot;;[.Z20])" office:value-type="string" office:string-value="-" calcext:value-type="string">
            <text:p>-</text:p>
          </table:table-cell>
          <table:table-cell table:number-columns-repeated="5"/>
          <table:table-cell table:style-name="ce338" table:formula="of:=[.Q19]+1" office:value-type="float" office:value="2" calcext:value-type="float">
            <text:p>2</text:p>
          </table:table-cell>
          <table:table-cell table:style-name="ce270"/>
          <table:table-cell table:style-name="ce233" office:value-type="float" office:value="3" calcext:value-type="float">
            <text:p>3</text:p>
          </table:table-cell>
          <table:table-cell table:style-name="ce270"/>
          <table:table-cell table:style-name="ce341" office:value-type="string" calcext:value-type="string">
            <text:p>*102</text:p>
          </table:table-cell>
          <table:table-cell table:style-name="ce341" table:formula="of:=&quot;/202&quot;" office:value-type="string" office:string-value="/202" calcext:value-type="string">
            <text:p>/202</text:p>
          </table:table-cell>
          <table:table-cell table:style-name="ce341" table:formula="of:=[.V20]+100" office:value-type="float" office:value="302" calcext:value-type="float">
            <text:p>302</text:p>
          </table:table-cell>
          <table:table-cell table:style-name="ce341" table:formula="of:=[.W20]+100" office:value-type="float" office:value="402" calcext:value-type="float">
            <text:p>402</text:p>
          </table:table-cell>
          <table:table-cell table:style-name="ce341" table:formula="of:=[.X20]+100" office:value-type="float" office:value="502" calcext:value-type="float">
            <text:p>502</text:p>
          </table:table-cell>
          <table:table-cell table:style-name="ce341" table:formula="of:=[.Y20]+100" office:value-type="float" office:value="602" calcext:value-type="float">
            <text:p>602</text:p>
          </table:table-cell>
          <table:table-cell table:style-name="Default"/>
          <table:table-cell table:style-name="ce233" table:formula="of:=([.$Q20]+1)*2" office:value-type="float" office:value="6" calcext:value-type="float">
            <text:p>6</text:p>
          </table:table-cell>
          <table:table-cell table:style-name="ce270"/>
          <table:table-cell table:style-name="ce233" office:value-type="float" office:value="48" calcext:value-type="float">
            <text:p>48</text:p>
          </table:table-cell>
          <table:table-cell table:style-name="ce270" table:number-columns-repeated="994"/>
        </table:table-row>
        <table:table-row table:style-name="ro27">
          <table:table-cell table:style-name="ce264" table:formula="of:=[.A20]+1" office:value-type="float" office:value="29" calcext:value-type="float">
            <text:p>29</text:p>
          </table:table-cell>
          <table:table-cell table:style-name="ce276"/>
          <table:table-cell table:style-name="ce285"/>
          <table:table-cell table:style-name="ce296"/>
          <table:table-cell/>
          <table:table-cell table:style-name="ce308" table:formula="of:=IF([.F$17]&gt;[.$S21];&quot;-&quot;;[.U21])" office:value-type="float" office:value="103" calcext:value-type="float">
            <text:p>103</text:p>
          </table:table-cell>
          <table:table-cell table:style-name="ce318" table:formula="of:=IF([.G$17]&gt;[.$S21];&quot;-&quot;;[.V21])" office:value-type="float" office:value="203" calcext:value-type="float">
            <text:p>203</text:p>
          </table:table-cell>
          <table:table-cell table:style-name="ce318" table:formula="of:=IF([.H$17]&gt;[.$S21];&quot;-&quot;;[.W21])" office:value-type="float" office:value="303" calcext:value-type="float">
            <text:p>303</text:p>
          </table:table-cell>
          <table:table-cell table:style-name="ce318" table:formula="of:=IF([.I$17]&gt;[.$S21];&quot;-&quot;;[.X21])" office:value-type="float" office:value="403" calcext:value-type="float">
            <text:p>403</text:p>
          </table:table-cell>
          <table:table-cell table:style-name="ce318" table:formula="of:=IF([.J$17]&gt;[.$S21];&quot;-&quot;;[.Y21])" office:value-type="string" office:string-value="-" calcext:value-type="string">
            <text:p>-</text:p>
          </table:table-cell>
          <table:table-cell table:style-name="ce330" table:formula="of:=IF([.K$17]&gt;[.$S21];&quot;-&quot;;[.Z21])" office:value-type="string" office:string-value="-" calcext:value-type="string">
            <text:p>-</text:p>
          </table:table-cell>
          <table:table-cell table:number-columns-repeated="5"/>
          <table:table-cell table:style-name="ce338" table:formula="of:=[.Q20]+1" office:value-type="float" office:value="3" calcext:value-type="float">
            <text:p>3</text:p>
          </table:table-cell>
          <table:table-cell table:style-name="ce270"/>
          <table:table-cell table:style-name="ce233" office:value-type="float" office:value="4" calcext:value-type="float">
            <text:p>4</text:p>
          </table:table-cell>
          <table:table-cell table:style-name="ce270"/>
          <table:table-cell table:style-name="ce341" office:value-type="float" office:value="103" calcext:value-type="float">
            <text:p>103</text:p>
          </table:table-cell>
          <table:table-cell table:style-name="ce341" table:formula="of:=[.U21]+100" office:value-type="float" office:value="203" calcext:value-type="float">
            <text:p>203</text:p>
          </table:table-cell>
          <table:table-cell table:style-name="ce341" table:formula="of:=[.V21]+100" office:value-type="float" office:value="303" calcext:value-type="float">
            <text:p>303</text:p>
          </table:table-cell>
          <table:table-cell table:style-name="ce341" table:formula="of:=[.W21]+100" office:value-type="float" office:value="403" calcext:value-type="float">
            <text:p>403</text:p>
          </table:table-cell>
          <table:table-cell table:style-name="ce341" table:formula="of:=[.X21]+100" office:value-type="float" office:value="503" calcext:value-type="float">
            <text:p>503</text:p>
          </table:table-cell>
          <table:table-cell table:style-name="ce341" table:formula="of:=[.Y21]+100" office:value-type="float" office:value="603" calcext:value-type="float">
            <text:p>603</text:p>
          </table:table-cell>
          <table:table-cell table:style-name="Default"/>
          <table:table-cell table:style-name="ce233" table:formula="of:=([.$Q21]+1)*2" office:value-type="float" office:value="8" calcext:value-type="float">
            <text:p>8</text:p>
          </table:table-cell>
          <table:table-cell table:style-name="ce270"/>
          <table:table-cell table:style-name="ce233" office:value-type="float" office:value="48" calcext:value-type="float">
            <text:p>48</text:p>
          </table:table-cell>
          <table:table-cell table:style-name="ce270" table:number-columns-repeated="994"/>
        </table:table-row>
        <table:table-row table:style-name="ro27">
          <table:table-cell table:style-name="ce264" table:formula="of:=[.A21]+1" office:value-type="float" office:value="30" calcext:value-type="float">
            <text:p>30</text:p>
          </table:table-cell>
          <table:table-cell table:style-name="ce276"/>
          <table:table-cell table:style-name="ce285"/>
          <table:table-cell table:style-name="ce296"/>
          <table:table-cell/>
          <table:table-cell table:style-name="ce308" table:formula="of:=IF([.F$17]&gt;[.$S22];&quot;-&quot;;[.U22])" office:value-type="float" office:value="104" calcext:value-type="float">
            <text:p>104</text:p>
          </table:table-cell>
          <table:table-cell table:style-name="ce318" table:formula="of:=IF([.G$17]&gt;[.$S22];&quot;-&quot;;[.V22])" office:value-type="float" office:value="204" calcext:value-type="float">
            <text:p>204</text:p>
          </table:table-cell>
          <table:table-cell table:style-name="ce318" table:formula="of:=IF([.H$17]&gt;[.$S22];&quot;-&quot;;[.W22])" office:value-type="float" office:value="304" calcext:value-type="float">
            <text:p>304</text:p>
          </table:table-cell>
          <table:table-cell table:style-name="ce318" table:formula="of:=IF([.I$17]&gt;[.$S22];&quot;-&quot;;[.X22])" office:value-type="string" office:string-value="-" calcext:value-type="string">
            <text:p>-</text:p>
          </table:table-cell>
          <table:table-cell table:style-name="ce318" table:formula="of:=IF([.J$17]&gt;[.$S22];&quot;-&quot;;[.Y22])" office:value-type="string" office:string-value="-" calcext:value-type="string">
            <text:p>-</text:p>
          </table:table-cell>
          <table:table-cell table:style-name="ce330" table:formula="of:=IF([.K$17]&gt;[.$S22];&quot;-&quot;;[.Z22])" office:value-type="string" office:string-value="-" calcext:value-type="string">
            <text:p>-</text:p>
          </table:table-cell>
          <table:table-cell table:number-columns-repeated="5"/>
          <table:table-cell table:style-name="ce338" table:formula="of:=[.Q21]+1" office:value-type="float" office:value="4" calcext:value-type="float">
            <text:p>4</text:p>
          </table:table-cell>
          <table:table-cell table:style-name="ce270"/>
          <table:table-cell table:style-name="ce233" office:value-type="float" office:value="3" calcext:value-type="float">
            <text:p>3</text:p>
          </table:table-cell>
          <table:table-cell table:style-name="ce270"/>
          <table:table-cell table:style-name="ce341" office:value-type="float" office:value="104" calcext:value-type="float">
            <text:p>104</text:p>
          </table:table-cell>
          <table:table-cell table:style-name="ce341" table:formula="of:=[.U22]+100" office:value-type="float" office:value="204" calcext:value-type="float">
            <text:p>204</text:p>
          </table:table-cell>
          <table:table-cell table:style-name="ce341" table:formula="of:=[.V22]+100" office:value-type="float" office:value="304" calcext:value-type="float">
            <text:p>304</text:p>
          </table:table-cell>
          <table:table-cell table:style-name="ce341" table:formula="of:=[.W22]+100" office:value-type="float" office:value="404" calcext:value-type="float">
            <text:p>404</text:p>
          </table:table-cell>
          <table:table-cell table:style-name="ce341" table:formula="of:=[.X22]+100" office:value-type="float" office:value="504" calcext:value-type="float">
            <text:p>504</text:p>
          </table:table-cell>
          <table:table-cell table:style-name="ce341" table:formula="of:=[.Y22]+100" office:value-type="float" office:value="604" calcext:value-type="float">
            <text:p>604</text:p>
          </table:table-cell>
          <table:table-cell table:style-name="Default"/>
          <table:table-cell table:style-name="ce233" table:formula="of:=([.$Q22]+1)*2" office:value-type="float" office:value="10" calcext:value-type="float">
            <text:p>10</text:p>
          </table:table-cell>
          <table:table-cell table:style-name="ce270"/>
          <table:table-cell table:style-name="ce233" office:value-type="float" office:value="48" calcext:value-type="float">
            <text:p>48</text:p>
          </table:table-cell>
          <table:table-cell table:style-name="ce270" table:number-columns-repeated="994"/>
        </table:table-row>
        <table:table-row table:style-name="ro27">
          <table:table-cell table:style-name="ce264" table:formula="of:=[.A22]+1" office:value-type="float" office:value="31" calcext:value-type="float">
            <text:p>31</text:p>
          </table:table-cell>
          <table:table-cell table:style-name="ce276"/>
          <table:table-cell table:style-name="ce285"/>
          <table:table-cell table:style-name="ce296"/>
          <table:table-cell/>
          <table:table-cell table:style-name="ce308" table:formula="of:=IF([.F$17]&gt;[.$S23];&quot;-&quot;;[.U23])" office:value-type="float" office:value="105" calcext:value-type="float">
            <text:p>105</text:p>
          </table:table-cell>
          <table:table-cell table:style-name="ce318" table:formula="of:=IF([.G$17]&gt;[.$S23];&quot;-&quot;;[.V23])" office:value-type="float" office:value="205" calcext:value-type="float">
            <text:p>205</text:p>
          </table:table-cell>
          <table:table-cell table:style-name="ce318" table:formula="of:=IF([.H$17]&gt;[.$S23];&quot;-&quot;;[.W23])" office:value-type="string" office:string-value="-" calcext:value-type="string">
            <text:p>-</text:p>
          </table:table-cell>
          <table:table-cell table:style-name="ce318" table:formula="of:=IF([.I$17]&gt;[.$S23];&quot;-&quot;;[.X23])" office:value-type="string" office:string-value="-" calcext:value-type="string">
            <text:p>-</text:p>
          </table:table-cell>
          <table:table-cell table:style-name="ce318" table:formula="of:=IF([.J$17]&gt;[.$S23];&quot;-&quot;;[.Y23])" office:value-type="string" office:string-value="-" calcext:value-type="string">
            <text:p>-</text:p>
          </table:table-cell>
          <table:table-cell table:style-name="ce330"/>
          <table:table-cell table:style-name="Default" table:number-columns-repeated="5"/>
          <table:table-cell table:style-name="ce338" table:formula="of:=[.Q22]+1" office:value-type="float" office:value="5" calcext:value-type="float">
            <text:p>5</text:p>
          </table:table-cell>
          <table:table-cell table:style-name="ce270"/>
          <table:table-cell table:style-name="ce233" office:value-type="float" office:value="2" calcext:value-type="float">
            <text:p>2</text:p>
          </table:table-cell>
          <table:table-cell table:style-name="ce270"/>
          <table:table-cell table:style-name="ce341" office:value-type="float" office:value="105" calcext:value-type="float">
            <text:p>105</text:p>
          </table:table-cell>
          <table:table-cell table:style-name="ce341" table:formula="of:=[.U23]+100" office:value-type="float" office:value="205" calcext:value-type="float">
            <text:p>205</text:p>
          </table:table-cell>
          <table:table-cell table:style-name="ce341" table:formula="of:=[.V23]+100" office:value-type="float" office:value="305" calcext:value-type="float">
            <text:p>305</text:p>
          </table:table-cell>
          <table:table-cell table:style-name="ce341" table:formula="of:=[.W23]+100" office:value-type="float" office:value="405" calcext:value-type="float">
            <text:p>405</text:p>
          </table:table-cell>
          <table:table-cell table:style-name="ce341" table:formula="of:=[.X23]+100" office:value-type="float" office:value="505" calcext:value-type="float">
            <text:p>505</text:p>
          </table:table-cell>
          <table:table-cell table:style-name="ce341" table:formula="of:=[.Y23]+100" office:value-type="float" office:value="605" calcext:value-type="float">
            <text:p>605</text:p>
          </table:table-cell>
          <table:table-cell table:style-name="Default"/>
          <table:table-cell table:style-name="ce233" table:formula="of:=([.$Q23]+1)*2" office:value-type="float" office:value="12" calcext:value-type="float">
            <text:p>12</text:p>
          </table:table-cell>
          <table:table-cell table:style-name="ce270"/>
          <table:table-cell table:style-name="ce233" office:value-type="float" office:value="48" calcext:value-type="float">
            <text:p>48</text:p>
          </table:table-cell>
          <table:table-cell table:style-name="ce270" table:number-columns-repeated="994"/>
        </table:table-row>
        <table:table-row table:style-name="ro26">
          <table:table-cell table:style-name="ce264" table:formula="of:=[.A23]+1" office:value-type="float" office:value="32" calcext:value-type="float">
            <text:p>32</text:p>
          </table:table-cell>
          <table:table-cell table:style-name="ce276"/>
          <table:table-cell table:style-name="ce285"/>
          <table:table-cell table:style-name="ce296"/>
          <table:table-cell table:style-name="Default"/>
          <table:table-cell table:style-name="ce308" table:formula="of:=IF([.F$17]&gt;[.$S24];&quot;-&quot;;[.U24])" office:value-type="float" office:value="106" calcext:value-type="float">
            <text:p>106</text:p>
          </table:table-cell>
          <table:table-cell table:style-name="ce318" table:formula="of:=IF([.G$17]&gt;[.$S24];&quot;-&quot;;[.V24])" office:value-type="string" office:string-value="-" calcext:value-type="string">
            <text:p>-</text:p>
          </table:table-cell>
          <table:table-cell table:style-name="ce318" table:formula="of:=IF([.H$17]&gt;[.$S24];&quot;-&quot;;[.W24])" office:value-type="string" office:string-value="-" calcext:value-type="string">
            <text:p>-</text:p>
          </table:table-cell>
          <table:table-cell table:style-name="ce318" table:formula="of:=IF([.I$17]&gt;[.$S24];&quot;-&quot;;[.X24])" office:value-type="string" office:string-value="-" calcext:value-type="string">
            <text:p>-</text:p>
          </table:table-cell>
          <table:table-cell table:style-name="ce318" table:formula="of:=IF([.J$17]&gt;[.$S24];&quot;-&quot;;[.Y24])" office:value-type="string" office:string-value="-" calcext:value-type="string">
            <text:p>-</text:p>
          </table:table-cell>
          <table:table-cell table:style-name="ce330" table:formula="of:=IF([.K$17]&gt;[.$S24];&quot;-&quot;;[.Z24])" office:value-type="string" office:string-value="-" calcext:value-type="string">
            <text:p>-</text:p>
          </table:table-cell>
          <table:table-cell table:style-name="Default" table:number-columns-repeated="5"/>
          <table:table-cell table:style-name="ce338" table:formula="of:=[.Q23]+1" office:value-type="float" office:value="6" calcext:value-type="float">
            <text:p>6</text:p>
          </table:table-cell>
          <table:table-cell table:style-name="Default"/>
          <table:table-cell table:style-name="ce233" office:value-type="float" office:value="1" calcext:value-type="float">
            <text:p>1</text:p>
          </table:table-cell>
          <table:table-cell table:style-name="Default"/>
          <table:table-cell table:style-name="ce341" office:value-type="float" office:value="106" calcext:value-type="float">
            <text:p>106</text:p>
          </table:table-cell>
          <table:table-cell table:style-name="ce341" table:formula="of:=[.U24]+100" office:value-type="float" office:value="206" calcext:value-type="float">
            <text:p>206</text:p>
          </table:table-cell>
          <table:table-cell table:style-name="ce341" table:formula="of:=[.V24]+100" office:value-type="float" office:value="306" calcext:value-type="float">
            <text:p>306</text:p>
          </table:table-cell>
          <table:table-cell table:style-name="ce341" table:formula="of:=[.W24]+100" office:value-type="float" office:value="406" calcext:value-type="float">
            <text:p>406</text:p>
          </table:table-cell>
          <table:table-cell table:style-name="ce341" table:formula="of:=[.X24]+100" office:value-type="float" office:value="506" calcext:value-type="float">
            <text:p>506</text:p>
          </table:table-cell>
          <table:table-cell table:style-name="ce341" table:formula="of:=[.Y24]+100" office:value-type="float" office:value="606" calcext:value-type="float">
            <text:p>606</text:p>
          </table:table-cell>
          <table:table-cell table:style-name="Default"/>
          <table:table-cell table:style-name="ce233" table:formula="of:=([.$Q24]+1)*2" office:value-type="float" office:value="14" calcext:value-type="float">
            <text:p>14</text:p>
          </table:table-cell>
          <table:table-cell table:style-name="Default"/>
          <table:table-cell table:style-name="ce233" office:value-type="float" office:value="48" calcext:value-type="float">
            <text:p>48</text:p>
          </table:table-cell>
          <table:table-cell table:style-name="Default" table:number-columns-repeated="994"/>
        </table:table-row>
        <table:table-row table:style-name="ro28">
          <table:table-cell table:style-name="ce264" table:formula="of:=[.A24]+1" office:value-type="float" office:value="33" calcext:value-type="float">
            <text:p>33</text:p>
          </table:table-cell>
          <table:table-cell table:style-name="ce276"/>
          <table:table-cell table:style-name="ce285"/>
          <table:table-cell table:style-name="ce296"/>
          <table:table-cell table:style-name="Default"/>
          <table:table-cell table:style-name="ce308" table:formula="of:=IF([.F$17]&gt;[.$S25];&quot;-&quot;;[.U25])" office:value-type="float" office:value="107" calcext:value-type="float">
            <text:p>107</text:p>
          </table:table-cell>
          <table:table-cell table:style-name="ce318" table:formula="of:=IF([.G$17]&gt;[.$S25];&quot;-&quot;;[.V25])" office:value-type="float" office:value="207" calcext:value-type="float">
            <text:p>207</text:p>
          </table:table-cell>
          <table:table-cell table:style-name="ce318" table:formula="of:=IF([.H$17]&gt;[.$S25];&quot;-&quot;;[.W25])" office:value-type="string" office:string-value="-" calcext:value-type="string">
            <text:p>-</text:p>
          </table:table-cell>
          <table:table-cell table:style-name="ce318" table:formula="of:=IF([.I$17]&gt;[.$S25];&quot;-&quot;;[.X25])" office:value-type="string" office:string-value="-" calcext:value-type="string">
            <text:p>-</text:p>
          </table:table-cell>
          <table:table-cell table:style-name="ce318" table:formula="of:=IF([.J$17]&gt;[.$S25];&quot;-&quot;;[.Y25])" office:value-type="string" office:string-value="-" calcext:value-type="string">
            <text:p>-</text:p>
          </table:table-cell>
          <table:table-cell table:style-name="ce330" table:formula="of:=IF([.K$17]&gt;[.$S25];&quot;-&quot;;[.Z25])" office:value-type="string" office:string-value="-" calcext:value-type="string">
            <text:p>-</text:p>
          </table:table-cell>
          <table:table-cell table:style-name="Default" table:number-columns-repeated="5"/>
          <table:table-cell table:style-name="ce338" table:formula="of:=[.Q24]+1" office:value-type="float" office:value="7" calcext:value-type="float">
            <text:p>7</text:p>
          </table:table-cell>
          <table:table-cell table:style-name="Default"/>
          <table:table-cell table:style-name="ce233" office:value-type="float" office:value="2" calcext:value-type="float">
            <text:p>2</text:p>
          </table:table-cell>
          <table:table-cell table:style-name="Default"/>
          <table:table-cell table:style-name="ce341" office:value-type="float" office:value="107" calcext:value-type="float">
            <text:p>107</text:p>
          </table:table-cell>
          <table:table-cell table:style-name="ce341" table:formula="of:=[.U25]+100" office:value-type="float" office:value="207" calcext:value-type="float">
            <text:p>207</text:p>
          </table:table-cell>
          <table:table-cell table:style-name="ce341" table:formula="of:=[.V25]+100" office:value-type="float" office:value="307" calcext:value-type="float">
            <text:p>307</text:p>
          </table:table-cell>
          <table:table-cell table:style-name="ce341" table:formula="of:=[.W25]+100" office:value-type="float" office:value="407" calcext:value-type="float">
            <text:p>407</text:p>
          </table:table-cell>
          <table:table-cell table:style-name="ce341" table:formula="of:=[.X25]+100" office:value-type="float" office:value="507" calcext:value-type="float">
            <text:p>507</text:p>
          </table:table-cell>
          <table:table-cell table:style-name="ce341" table:formula="of:=[.Y25]+100" office:value-type="float" office:value="607" calcext:value-type="float">
            <text:p>607</text:p>
          </table:table-cell>
          <table:table-cell table:style-name="Default"/>
          <table:table-cell table:style-name="ce233" table:formula="of:=([.$Q25]+1)*2" office:value-type="float" office:value="16" calcext:value-type="float">
            <text:p>16</text:p>
          </table:table-cell>
          <table:table-cell table:style-name="Default"/>
          <table:table-cell table:style-name="ce233" office:value-type="float" office:value="24" calcext:value-type="float">
            <text:p>24</text:p>
          </table:table-cell>
          <table:table-cell table:style-name="Default" table:number-columns-repeated="994"/>
        </table:table-row>
        <table:table-row table:style-name="ro28">
          <table:table-cell table:style-name="ce264" table:formula="of:=[.A25]+1" office:value-type="float" office:value="34" calcext:value-type="float">
            <text:p>34</text:p>
          </table:table-cell>
          <table:table-cell table:style-name="ce276"/>
          <table:table-cell table:style-name="ce285"/>
          <table:table-cell table:style-name="ce296"/>
          <table:table-cell table:style-name="Default"/>
          <table:table-cell table:style-name="ce308" table:formula="of:=IF([.F$17]&gt;[.$S26];&quot;-&quot;;[.U26])" office:value-type="float" office:value="108" calcext:value-type="float">
            <text:p>108</text:p>
          </table:table-cell>
          <table:table-cell table:style-name="ce318" table:formula="of:=IF([.G$17]&gt;[.$S26];&quot;-&quot;;[.V26])" office:value-type="float" office:value="208" calcext:value-type="float">
            <text:p>208</text:p>
          </table:table-cell>
          <table:table-cell table:style-name="ce318" table:formula="of:=IF([.H$17]&gt;[.$S26];&quot;-&quot;;[.W26])" office:value-type="float" office:value="308" calcext:value-type="float">
            <text:p>308</text:p>
          </table:table-cell>
          <table:table-cell table:style-name="ce318" table:formula="of:=IF([.I$17]&gt;[.$S26];&quot;-&quot;;[.X26])" office:value-type="string" office:string-value="-" calcext:value-type="string">
            <text:p>-</text:p>
          </table:table-cell>
          <table:table-cell table:style-name="ce318" table:formula="of:=IF([.J$17]&gt;[.$S26];&quot;-&quot;;[.Y26])" office:value-type="string" office:string-value="-" calcext:value-type="string">
            <text:p>-</text:p>
          </table:table-cell>
          <table:table-cell table:style-name="ce330" table:formula="of:=IF([.K$17]&gt;[.$S26];&quot;-&quot;;[.Z26])" office:value-type="string" office:string-value="-" calcext:value-type="string">
            <text:p>-</text:p>
          </table:table-cell>
          <table:table-cell table:style-name="Default" table:number-columns-repeated="5"/>
          <table:table-cell table:style-name="ce338" table:formula="of:=[.Q25]+1" office:value-type="float" office:value="8" calcext:value-type="float">
            <text:p>8</text:p>
          </table:table-cell>
          <table:table-cell table:style-name="Default"/>
          <table:table-cell table:style-name="ce233" office:value-type="float" office:value="3" calcext:value-type="float">
            <text:p>3</text:p>
          </table:table-cell>
          <table:table-cell table:style-name="Default"/>
          <table:table-cell table:style-name="ce341" office:value-type="float" office:value="108" calcext:value-type="float">
            <text:p>108</text:p>
          </table:table-cell>
          <table:table-cell table:style-name="ce341" table:formula="of:=[.U26]+100" office:value-type="float" office:value="208" calcext:value-type="float">
            <text:p>208</text:p>
          </table:table-cell>
          <table:table-cell table:style-name="ce341" table:formula="of:=[.V26]+100" office:value-type="float" office:value="308" calcext:value-type="float">
            <text:p>308</text:p>
          </table:table-cell>
          <table:table-cell table:style-name="ce341" table:formula="of:=[.W26]+100" office:value-type="float" office:value="408" calcext:value-type="float">
            <text:p>408</text:p>
          </table:table-cell>
          <table:table-cell table:style-name="ce341" table:formula="of:=[.X26]+100" office:value-type="float" office:value="508" calcext:value-type="float">
            <text:p>508</text:p>
          </table:table-cell>
          <table:table-cell table:style-name="ce341" table:formula="of:=[.Y26]+100" office:value-type="float" office:value="608" calcext:value-type="float">
            <text:p>608</text:p>
          </table:table-cell>
          <table:table-cell table:style-name="Default"/>
          <table:table-cell table:style-name="ce233" table:formula="of:=([.$Q26]+1)*2" office:value-type="float" office:value="18" calcext:value-type="float">
            <text:p>18</text:p>
          </table:table-cell>
          <table:table-cell table:style-name="Default"/>
          <table:table-cell table:style-name="ce233" office:value-type="float" office:value="24" calcext:value-type="float">
            <text:p>24</text:p>
          </table:table-cell>
          <table:table-cell table:style-name="Default" table:number-columns-repeated="994"/>
        </table:table-row>
        <table:table-row table:style-name="ro29">
          <table:table-cell table:style-name="ce264" table:formula="of:=[.A26]+1" office:value-type="float" office:value="35" calcext:value-type="float">
            <text:p>35</text:p>
          </table:table-cell>
          <table:table-cell table:style-name="ce276"/>
          <table:table-cell table:style-name="ce285"/>
          <table:table-cell table:style-name="ce297"/>
          <table:table-cell table:style-name="Default"/>
          <table:table-cell table:style-name="ce308" table:formula="of:=IF([.F$17]&gt;[.$S27];&quot;-&quot;;[.U27])" office:value-type="float" office:value="109" calcext:value-type="float">
            <text:p>109</text:p>
          </table:table-cell>
          <table:table-cell table:style-name="ce318" table:formula="of:=IF([.G$17]&gt;[.$S27];&quot;-&quot;;[.V27])" office:value-type="float" office:value="209" calcext:value-type="float">
            <text:p>209</text:p>
          </table:table-cell>
          <table:table-cell table:style-name="ce318" table:formula="of:=IF([.H$17]&gt;[.$S27];&quot;-&quot;;[.W27])" office:value-type="float" office:value="309" calcext:value-type="float">
            <text:p>309</text:p>
          </table:table-cell>
          <table:table-cell table:style-name="ce318" table:formula="of:=IF([.I$17]&gt;[.$S27];&quot;-&quot;;[.X27])" office:value-type="float" office:value="409" calcext:value-type="float">
            <text:p>409</text:p>
          </table:table-cell>
          <table:table-cell table:style-name="ce318" table:formula="of:=IF([.J$17]&gt;[.$S27];&quot;-&quot;;[.Y27])" office:value-type="string" office:string-value="-" calcext:value-type="string">
            <text:p>-</text:p>
          </table:table-cell>
          <table:table-cell table:style-name="ce330" table:formula="of:=IF([.K$17]&gt;[.$S27];&quot;-&quot;;[.Z27])" office:value-type="string" office:string-value="-" calcext:value-type="string">
            <text:p>-</text:p>
          </table:table-cell>
          <table:table-cell table:style-name="Default" table:number-columns-repeated="5"/>
          <table:table-cell table:style-name="ce338" table:formula="of:=[.Q26]+1" office:value-type="float" office:value="9" calcext:value-type="float">
            <text:p>9</text:p>
          </table:table-cell>
          <table:table-cell table:style-name="Default"/>
          <table:table-cell table:style-name="ce233" office:value-type="float" office:value="4" calcext:value-type="float">
            <text:p>4</text:p>
          </table:table-cell>
          <table:table-cell table:style-name="Default"/>
          <table:table-cell table:style-name="ce341" office:value-type="float" office:value="109" calcext:value-type="float">
            <text:p>109</text:p>
          </table:table-cell>
          <table:table-cell table:style-name="ce341" table:formula="of:=[.U27]+100" office:value-type="float" office:value="209" calcext:value-type="float">
            <text:p>209</text:p>
          </table:table-cell>
          <table:table-cell table:style-name="ce341" table:formula="of:=[.V27]+100" office:value-type="float" office:value="309" calcext:value-type="float">
            <text:p>309</text:p>
          </table:table-cell>
          <table:table-cell table:style-name="ce341" table:formula="of:=[.W27]+100" office:value-type="float" office:value="409" calcext:value-type="float">
            <text:p>409</text:p>
          </table:table-cell>
          <table:table-cell table:style-name="ce341" table:formula="of:=[.X27]+100" office:value-type="float" office:value="509" calcext:value-type="float">
            <text:p>509</text:p>
          </table:table-cell>
          <table:table-cell table:style-name="ce341" table:formula="of:=[.Y27]+100" office:value-type="float" office:value="609" calcext:value-type="float">
            <text:p>609</text:p>
          </table:table-cell>
          <table:table-cell table:style-name="Default"/>
          <table:table-cell table:style-name="ce233" table:formula="of:=([.$Q27]+1)*2" office:value-type="float" office:value="20" calcext:value-type="float">
            <text:p>20</text:p>
          </table:table-cell>
          <table:table-cell table:style-name="Default"/>
          <table:table-cell table:style-name="ce233" office:value-type="float" office:value="24" calcext:value-type="float">
            <text:p>24</text:p>
          </table:table-cell>
          <table:table-cell table:style-name="Default" table:number-columns-repeated="994"/>
        </table:table-row>
        <table:table-row table:style-name="ro29">
          <table:table-cell table:style-name="ce264" table:formula="of:=[.A27]+1" office:value-type="float" office:value="36" calcext:value-type="float">
            <text:p>36</text:p>
          </table:table-cell>
          <table:table-cell table:style-name="ce276"/>
          <table:table-cell table:style-name="ce285"/>
          <table:table-cell table:style-name="ce297"/>
          <table:table-cell table:style-name="Default"/>
          <table:table-cell table:style-name="ce308" table:formula="of:=IF([.F$17]&gt;[.$S28];&quot;-&quot;;[.U28])" office:value-type="string" office:string-value="-" calcext:value-type="string">
            <text:p>-</text:p>
          </table:table-cell>
          <table:table-cell table:style-name="ce318" table:formula="of:=IF([.G$17]&gt;[.$S28];&quot;-&quot;;[.V28])" office:value-type="string" office:string-value="-" calcext:value-type="string">
            <text:p>-</text:p>
          </table:table-cell>
          <table:table-cell table:style-name="ce318" table:formula="of:=IF([.H$17]&gt;[.$S28];&quot;-&quot;;[.W28])" office:value-type="string" office:string-value="-" calcext:value-type="string">
            <text:p>-</text:p>
          </table:table-cell>
          <table:table-cell table:style-name="ce318" table:formula="of:=IF([.I$17]&gt;[.$S28];&quot;-&quot;;[.X28])" office:value-type="string" office:string-value="-" calcext:value-type="string">
            <text:p>-</text:p>
          </table:table-cell>
          <table:table-cell table:style-name="ce318" table:formula="of:=IF([.J$17]&gt;[.$S28];&quot;-&quot;;[.Y28])" office:value-type="string" office:string-value="-" calcext:value-type="string">
            <text:p>-</text:p>
          </table:table-cell>
          <table:table-cell table:style-name="ce330" table:formula="of:=IF([.K$17]&gt;[.$S28];&quot;-&quot;;[.Z28])" office:value-type="string" office:string-value="-" calcext:value-type="string">
            <text:p>-</text:p>
          </table:table-cell>
          <table:table-cell table:style-name="Default" table:number-columns-repeated="5"/>
          <table:table-cell table:style-name="ce338" table:formula="of:=[.Q27]+1" office:value-type="float" office:value="10" calcext:value-type="float">
            <text:p>10</text:p>
          </table:table-cell>
          <table:table-cell table:style-name="Default"/>
          <table:table-cell table:style-name="ce233" office:value-type="float" office:value="0" calcext:value-type="float">
            <text:p>0</text:p>
          </table:table-cell>
          <table:table-cell table:style-name="Default"/>
          <table:table-cell table:style-name="ce341" office:value-type="float" office:value="110" calcext:value-type="float">
            <text:p>110</text:p>
          </table:table-cell>
          <table:table-cell table:style-name="ce341" table:formula="of:=[.U28]+100" office:value-type="float" office:value="210" calcext:value-type="float">
            <text:p>210</text:p>
          </table:table-cell>
          <table:table-cell table:style-name="ce341" table:formula="of:=[.V28]+100" office:value-type="float" office:value="310" calcext:value-type="float">
            <text:p>310</text:p>
          </table:table-cell>
          <table:table-cell table:style-name="ce341" table:formula="of:=[.W28]+100" office:value-type="float" office:value="410" calcext:value-type="float">
            <text:p>410</text:p>
          </table:table-cell>
          <table:table-cell table:style-name="ce341" table:formula="of:=[.X28]+100" office:value-type="float" office:value="510" calcext:value-type="float">
            <text:p>510</text:p>
          </table:table-cell>
          <table:table-cell table:style-name="ce341" table:formula="of:=[.Y28]+100" office:value-type="float" office:value="610" calcext:value-type="float">
            <text:p>610</text:p>
          </table:table-cell>
          <table:table-cell table:style-name="Default"/>
          <table:table-cell table:style-name="ce233" table:formula="of:=([.$Q28]+1)*2" office:value-type="float" office:value="22" calcext:value-type="float">
            <text:p>22</text:p>
          </table:table-cell>
          <table:table-cell table:style-name="Default"/>
          <table:table-cell table:style-name="ce233" office:value-type="float" office:value="24" calcext:value-type="float">
            <text:p>24</text:p>
          </table:table-cell>
          <table:table-cell table:style-name="Default" table:number-columns-repeated="994"/>
        </table:table-row>
        <table:table-row table:style-name="ro29">
          <table:table-cell table:style-name="ce264" table:formula="of:=[.A28]+1" office:value-type="float" office:value="37" calcext:value-type="float">
            <text:p>37</text:p>
          </table:table-cell>
          <table:table-cell table:style-name="ce276"/>
          <table:table-cell table:style-name="ce285"/>
          <table:table-cell table:style-name="ce297"/>
          <table:table-cell table:style-name="Default"/>
          <table:table-cell table:style-name="ce308" table:formula="of:=IF([.F$17]&gt;[.$S29];&quot;-&quot;;[.U29])" office:value-type="float" office:value="111" calcext:value-type="float">
            <text:p>111</text:p>
          </table:table-cell>
          <table:table-cell table:style-name="ce318" table:formula="of:=IF([.G$17]&gt;[.$S29];&quot;-&quot;;[.V29])" office:value-type="string" office:string-value="-" calcext:value-type="string">
            <text:p>-</text:p>
          </table:table-cell>
          <table:table-cell table:style-name="ce318" table:formula="of:=IF([.H$17]&gt;[.$S29];&quot;-&quot;;[.W29])" office:value-type="string" office:string-value="-" calcext:value-type="string">
            <text:p>-</text:p>
          </table:table-cell>
          <table:table-cell table:style-name="ce318" table:formula="of:=IF([.I$17]&gt;[.$S29];&quot;-&quot;;[.X29])" office:value-type="string" office:string-value="-" calcext:value-type="string">
            <text:p>-</text:p>
          </table:table-cell>
          <table:table-cell table:style-name="ce318" table:formula="of:=IF([.J$17]&gt;[.$S29];&quot;-&quot;;[.Y29])" office:value-type="string" office:string-value="-" calcext:value-type="string">
            <text:p>-</text:p>
          </table:table-cell>
          <table:table-cell table:style-name="ce330" table:formula="of:=IF([.K$17]&gt;[.$S29];&quot;-&quot;;[.Z29])" office:value-type="string" office:string-value="-" calcext:value-type="string">
            <text:p>-</text:p>
          </table:table-cell>
          <table:table-cell table:style-name="Default" table:number-columns-repeated="5"/>
          <table:table-cell table:style-name="ce338" table:formula="of:=[.Q28]+1" office:value-type="float" office:value="11" calcext:value-type="float">
            <text:p>11</text:p>
          </table:table-cell>
          <table:table-cell table:style-name="Default"/>
          <table:table-cell table:style-name="ce233" office:value-type="float" office:value="1" calcext:value-type="float">
            <text:p>1</text:p>
          </table:table-cell>
          <table:table-cell table:style-name="Default"/>
          <table:table-cell table:style-name="ce341" office:value-type="float" office:value="111" calcext:value-type="float">
            <text:p>111</text:p>
          </table:table-cell>
          <table:table-cell table:style-name="ce341" table:formula="of:=[.U29]+100" office:value-type="float" office:value="211" calcext:value-type="float">
            <text:p>211</text:p>
          </table:table-cell>
          <table:table-cell table:style-name="ce341" table:formula="of:=[.V29]+100" office:value-type="float" office:value="311" calcext:value-type="float">
            <text:p>311</text:p>
          </table:table-cell>
          <table:table-cell table:style-name="ce341" table:formula="of:=[.W29]+100" office:value-type="float" office:value="411" calcext:value-type="float">
            <text:p>411</text:p>
          </table:table-cell>
          <table:table-cell table:style-name="ce341" table:formula="of:=[.X29]+100" office:value-type="float" office:value="511" calcext:value-type="float">
            <text:p>511</text:p>
          </table:table-cell>
          <table:table-cell table:style-name="ce341" table:formula="of:=[.Y29]+100" office:value-type="float" office:value="611" calcext:value-type="float">
            <text:p>611</text:p>
          </table:table-cell>
          <table:table-cell table:style-name="Default"/>
          <table:table-cell table:style-name="ce233" table:formula="of:=([.$Q29]+1)*2" office:value-type="float" office:value="24" calcext:value-type="float">
            <text:p>24</text:p>
          </table:table-cell>
          <table:table-cell table:style-name="Default"/>
          <table:table-cell table:style-name="ce233" office:value-type="float" office:value="24" calcext:value-type="float">
            <text:p>24</text:p>
          </table:table-cell>
          <table:table-cell table:style-name="Default" table:number-columns-repeated="994"/>
        </table:table-row>
        <table:table-row table:style-name="ro29">
          <table:table-cell table:style-name="ce264" table:formula="of:=[.A29]+1" office:value-type="float" office:value="38" calcext:value-type="float">
            <text:p>38</text:p>
          </table:table-cell>
          <table:table-cell table:style-name="ce276"/>
          <table:table-cell table:style-name="ce286"/>
          <table:table-cell table:style-name="ce298"/>
          <table:table-cell table:style-name="Default"/>
          <table:table-cell table:style-name="ce307" table:formula="of:=IF([.F$17]&gt;[.$S30];&quot;-&quot;;[.U30])" office:value-type="float" office:value="112" calcext:value-type="float">
            <text:p>112</text:p>
          </table:table-cell>
          <table:table-cell table:style-name="ce319" table:formula="of:=IF([.G$17]&gt;[.$S30];&quot;-&quot;;[.V30])" office:value-type="float" office:value="212" calcext:value-type="float">
            <text:p>212</text:p>
          </table:table-cell>
          <table:table-cell table:style-name="ce319" table:formula="of:=IF([.H$17]&gt;[.$S30];&quot;-&quot;;[.W30])" office:value-type="string" office:string-value="-" calcext:value-type="string">
            <text:p>-</text:p>
          </table:table-cell>
          <table:table-cell table:style-name="ce319" table:formula="of:=IF([.I$17]&gt;[.$S30];&quot;-&quot;;[.X30])" office:value-type="string" office:string-value="-" calcext:value-type="string">
            <text:p>-</text:p>
          </table:table-cell>
          <table:table-cell table:style-name="ce319" table:formula="of:=IF([.J$17]&gt;[.$S30];&quot;-&quot;;[.Y30])" office:value-type="string" office:string-value="-" calcext:value-type="string">
            <text:p>-</text:p>
          </table:table-cell>
          <table:table-cell table:style-name="ce331" table:formula="of:=IF([.K$17]&gt;[.$S30];&quot;-&quot;;[.Z30])" office:value-type="string" office:string-value="-" calcext:value-type="string">
            <text:p>-</text:p>
          </table:table-cell>
          <table:table-cell table:style-name="Default" table:number-columns-repeated="5"/>
          <table:table-cell table:style-name="ce338" table:formula="of:=[.Q29]+1" office:value-type="float" office:value="12" calcext:value-type="float">
            <text:p>12</text:p>
          </table:table-cell>
          <table:table-cell table:style-name="Default"/>
          <table:table-cell table:style-name="ce233" office:value-type="float" office:value="2" calcext:value-type="float">
            <text:p>2</text:p>
          </table:table-cell>
          <table:table-cell table:style-name="Default"/>
          <table:table-cell table:style-name="ce341" office:value-type="float" office:value="112" calcext:value-type="float">
            <text:p>112</text:p>
          </table:table-cell>
          <table:table-cell table:style-name="ce341" table:formula="of:=[.U30]+100" office:value-type="float" office:value="212" calcext:value-type="float">
            <text:p>212</text:p>
          </table:table-cell>
          <table:table-cell table:style-name="ce341" table:formula="of:=[.V30]+100" office:value-type="float" office:value="312" calcext:value-type="float">
            <text:p>312</text:p>
          </table:table-cell>
          <table:table-cell table:style-name="ce341" table:formula="of:=[.W30]+100" office:value-type="float" office:value="412" calcext:value-type="float">
            <text:p>412</text:p>
          </table:table-cell>
          <table:table-cell table:style-name="ce341" table:formula="of:=[.X30]+100" office:value-type="float" office:value="512" calcext:value-type="float">
            <text:p>512</text:p>
          </table:table-cell>
          <table:table-cell table:style-name="ce341" table:formula="of:=[.Y30]+100" office:value-type="float" office:value="612" calcext:value-type="float">
            <text:p>612</text:p>
          </table:table-cell>
          <table:table-cell table:style-name="Default"/>
          <table:table-cell table:style-name="ce233" table:formula="of:=([.$Q30]+1)*2" office:value-type="float" office:value="26" calcext:value-type="float">
            <text:p>26</text:p>
          </table:table-cell>
          <table:table-cell table:style-name="Default"/>
          <table:table-cell table:style-name="ce233" office:value-type="float" office:value="24" calcext:value-type="float">
            <text:p>24</text:p>
          </table:table-cell>
          <table:table-cell table:style-name="Default" table:number-columns-repeated="994"/>
        </table:table-row>
        <table:table-row table:style-name="ro29">
          <table:table-cell table:style-name="ce264" table:formula="of:=[.A30]+1" office:value-type="float" office:value="39" calcext:value-type="float">
            <text:p>39</text:p>
          </table:table-cell>
          <table:table-cell table:style-name="ce276"/>
          <table:table-cell table:style-name="ce286"/>
          <table:table-cell table:style-name="ce298"/>
          <table:table-cell table:style-name="Default"/>
          <table:table-cell table:style-name="ce307" table:formula="of:=IF([.F$17]&gt;[.$S31];&quot;-&quot;;[.U31])" office:value-type="float" office:value="113" calcext:value-type="float">
            <text:p>113</text:p>
          </table:table-cell>
          <table:table-cell table:style-name="ce319" table:formula="of:=IF([.G$17]&gt;[.$S31];&quot;-&quot;;[.V31])" office:value-type="float" office:value="213" calcext:value-type="float">
            <text:p>213</text:p>
          </table:table-cell>
          <table:table-cell table:style-name="ce319" table:formula="of:=IF([.H$17]&gt;[.$S31];&quot;-&quot;;[.W31])" office:value-type="float" office:value="313" calcext:value-type="float">
            <text:p>313</text:p>
          </table:table-cell>
          <table:table-cell table:style-name="ce319" table:formula="of:=IF([.I$17]&gt;[.$S31];&quot;-&quot;;[.X31])" office:value-type="string" office:string-value="-" calcext:value-type="string">
            <text:p>-</text:p>
          </table:table-cell>
          <table:table-cell table:style-name="ce319" table:formula="of:=IF([.J$17]&gt;[.$S31];&quot;-&quot;;[.Y31])" office:value-type="string" office:string-value="-" calcext:value-type="string">
            <text:p>-</text:p>
          </table:table-cell>
          <table:table-cell table:style-name="ce331" table:formula="of:=IF([.K$17]&gt;[.$S31];&quot;-&quot;;[.Z31])" office:value-type="string" office:string-value="-" calcext:value-type="string">
            <text:p>-</text:p>
          </table:table-cell>
          <table:table-cell table:style-name="Default" table:number-columns-repeated="5"/>
          <table:table-cell table:style-name="ce338" table:formula="of:=[.Q30]+1" office:value-type="float" office:value="13" calcext:value-type="float">
            <text:p>13</text:p>
          </table:table-cell>
          <table:table-cell table:style-name="Default"/>
          <table:table-cell table:style-name="ce233" office:value-type="float" office:value="3" calcext:value-type="float">
            <text:p>3</text:p>
          </table:table-cell>
          <table:table-cell table:style-name="Default"/>
          <table:table-cell table:style-name="ce341" office:value-type="float" office:value="113" calcext:value-type="float">
            <text:p>113</text:p>
          </table:table-cell>
          <table:table-cell table:style-name="ce341" table:formula="of:=[.U31]+100" office:value-type="float" office:value="213" calcext:value-type="float">
            <text:p>213</text:p>
          </table:table-cell>
          <table:table-cell table:style-name="ce341" table:formula="of:=[.V31]+100" office:value-type="float" office:value="313" calcext:value-type="float">
            <text:p>313</text:p>
          </table:table-cell>
          <table:table-cell table:style-name="ce341" table:formula="of:=[.W31]+100" office:value-type="float" office:value="413" calcext:value-type="float">
            <text:p>413</text:p>
          </table:table-cell>
          <table:table-cell table:style-name="ce341" table:formula="of:=[.X31]+100" office:value-type="float" office:value="513" calcext:value-type="float">
            <text:p>513</text:p>
          </table:table-cell>
          <table:table-cell table:style-name="ce341" table:formula="of:=[.Y31]+100" office:value-type="float" office:value="613" calcext:value-type="float">
            <text:p>613</text:p>
          </table:table-cell>
          <table:table-cell table:style-name="Default"/>
          <table:table-cell table:style-name="ce233" table:formula="of:=([.$Q31]+1)*2" office:value-type="float" office:value="28" calcext:value-type="float">
            <text:p>28</text:p>
          </table:table-cell>
          <table:table-cell table:style-name="Default"/>
          <table:table-cell table:style-name="ce233" office:value-type="float" office:value="24" calcext:value-type="float">
            <text:p>24</text:p>
          </table:table-cell>
          <table:table-cell table:style-name="Default" table:number-columns-repeated="994"/>
        </table:table-row>
        <table:table-row table:style-name="ro29">
          <table:table-cell table:style-name="ce264" office:value-type="float" office:value="98" calcext:value-type="float">
            <text:p>98</text:p>
          </table:table-cell>
          <table:table-cell table:style-name="ce276"/>
          <table:table-cell table:style-name="ce287"/>
          <table:table-cell table:style-name="ce298"/>
          <table:table-cell table:style-name="Default"/>
          <table:table-cell table:style-name="ce307" table:formula="of:=IF([.F$17]&gt;[.$S32];&quot;-&quot;;[.U32])" office:value-type="float" office:value="114" calcext:value-type="float">
            <text:p>114</text:p>
          </table:table-cell>
          <table:table-cell table:style-name="ce319" table:formula="of:=IF([.G$17]&gt;[.$S32];&quot;-&quot;;[.V32])" office:value-type="float" office:value="214" calcext:value-type="float">
            <text:p>214</text:p>
          </table:table-cell>
          <table:table-cell table:style-name="ce319" table:formula="of:=IF([.H$17]&gt;[.$S32];&quot;-&quot;;[.W32])" office:value-type="float" office:value="314" calcext:value-type="float">
            <text:p>314</text:p>
          </table:table-cell>
          <table:table-cell table:style-name="ce319" table:formula="of:=IF([.I$17]&gt;[.$S32];&quot;-&quot;;[.X32])" office:value-type="float" office:value="414" calcext:value-type="float">
            <text:p>414</text:p>
          </table:table-cell>
          <table:table-cell table:style-name="ce319" table:formula="of:=IF([.J$17]&gt;[.$S32];&quot;-&quot;;[.Y32])" office:value-type="string" office:string-value="-" calcext:value-type="string">
            <text:p>-</text:p>
          </table:table-cell>
          <table:table-cell table:style-name="ce331" table:formula="of:=IF([.K$17]&gt;[.$S32];&quot;-&quot;;[.Z32])" office:value-type="string" office:string-value="-" calcext:value-type="string">
            <text:p>-</text:p>
          </table:table-cell>
          <table:table-cell table:style-name="Default" table:number-columns-repeated="5"/>
          <table:table-cell table:style-name="ce338" table:formula="of:=[.Q31]+1" office:value-type="float" office:value="14" calcext:value-type="float">
            <text:p>14</text:p>
          </table:table-cell>
          <table:table-cell table:style-name="Default"/>
          <table:table-cell table:style-name="ce233" office:value-type="float" office:value="4" calcext:value-type="float">
            <text:p>4</text:p>
          </table:table-cell>
          <table:table-cell table:style-name="Default"/>
          <table:table-cell table:style-name="ce341" office:value-type="float" office:value="114" calcext:value-type="float">
            <text:p>114</text:p>
          </table:table-cell>
          <table:table-cell table:style-name="ce341" table:formula="of:=[.U32]+100" office:value-type="float" office:value="214" calcext:value-type="float">
            <text:p>214</text:p>
          </table:table-cell>
          <table:table-cell table:style-name="ce341" table:formula="of:=[.V32]+100" office:value-type="float" office:value="314" calcext:value-type="float">
            <text:p>314</text:p>
          </table:table-cell>
          <table:table-cell table:style-name="ce341" table:formula="of:=[.W32]+100" office:value-type="float" office:value="414" calcext:value-type="float">
            <text:p>414</text:p>
          </table:table-cell>
          <table:table-cell table:style-name="ce341" table:formula="of:=[.X32]+100" office:value-type="float" office:value="514" calcext:value-type="float">
            <text:p>514</text:p>
          </table:table-cell>
          <table:table-cell table:style-name="ce341" table:formula="of:=[.Y32]+100" office:value-type="float" office:value="614" calcext:value-type="float">
            <text:p>614</text:p>
          </table:table-cell>
          <table:table-cell table:style-name="Default"/>
          <table:table-cell table:style-name="ce233" table:formula="of:=([.$Q32]+1)*2" office:value-type="float" office:value="30" calcext:value-type="float">
            <text:p>30</text:p>
          </table:table-cell>
          <table:table-cell table:style-name="Default"/>
          <table:table-cell table:style-name="ce233" office:value-type="float" office:value="24" calcext:value-type="float">
            <text:p>24</text:p>
          </table:table-cell>
          <table:table-cell table:style-name="Default" table:number-columns-repeated="994"/>
        </table:table-row>
        <table:table-row table:style-name="ro29">
          <table:table-cell table:style-name="ce265" office:value-type="float" office:value="99" calcext:value-type="float">
            <text:p>99</text:p>
          </table:table-cell>
          <table:table-cell table:style-name="ce277"/>
          <table:table-cell table:style-name="ce288"/>
          <table:table-cell table:style-name="ce299"/>
          <table:table-cell table:style-name="Default"/>
          <table:table-cell table:style-name="ce309" table:formula="of:=IF([.F$17]&gt;[.$S33];&quot;-&quot;;[.U33])" office:value-type="float" office:value="115" calcext:value-type="float">
            <text:p>115</text:p>
          </table:table-cell>
          <table:table-cell table:style-name="ce320" table:formula="of:=IF([.G$17]&gt;[.$S33];&quot;-&quot;;[.V33])" office:value-type="float" office:value="215" calcext:value-type="float">
            <text:p>215</text:p>
          </table:table-cell>
          <table:table-cell table:style-name="ce320" table:formula="of:=IF([.H$17]&gt;[.$S33];&quot;-&quot;;[.W33])" office:value-type="float" office:value="315" calcext:value-type="float">
            <text:p>315</text:p>
          </table:table-cell>
          <table:table-cell table:style-name="ce320" table:formula="of:=IF([.I$17]&gt;[.$S33];&quot;-&quot;;[.X33])" office:value-type="float" office:value="415" calcext:value-type="float">
            <text:p>415</text:p>
          </table:table-cell>
          <table:table-cell table:style-name="ce320" table:formula="of:=IF([.J$17]&gt;[.$S33];&quot;-&quot;;[.Y33])" office:value-type="float" office:value="515" calcext:value-type="float">
            <text:p>515</text:p>
          </table:table-cell>
          <table:table-cell table:style-name="ce332" table:formula="of:=IF([.K$17]&gt;[.$S33];&quot;-&quot;;[.Z33])" office:value-type="string" office:string-value="-" calcext:value-type="string">
            <text:p>-</text:p>
          </table:table-cell>
          <table:table-cell table:style-name="Default" table:number-columns-repeated="5"/>
          <table:table-cell table:style-name="ce338" table:formula="of:=[.Q32]+1" office:value-type="float" office:value="15" calcext:value-type="float">
            <text:p>15</text:p>
          </table:table-cell>
          <table:table-cell table:style-name="Default"/>
          <table:table-cell table:style-name="ce233" office:value-type="float" office:value="5" calcext:value-type="float">
            <text:p>5</text:p>
          </table:table-cell>
          <table:table-cell table:style-name="Default"/>
          <table:table-cell table:style-name="ce341" office:value-type="float" office:value="115" calcext:value-type="float">
            <text:p>115</text:p>
          </table:table-cell>
          <table:table-cell table:style-name="ce341" table:formula="of:=[.U33]+100" office:value-type="float" office:value="215" calcext:value-type="float">
            <text:p>215</text:p>
          </table:table-cell>
          <table:table-cell table:style-name="ce341" table:formula="of:=[.V33]+100" office:value-type="float" office:value="315" calcext:value-type="float">
            <text:p>315</text:p>
          </table:table-cell>
          <table:table-cell table:style-name="ce341" table:formula="of:=[.W33]+100" office:value-type="float" office:value="415" calcext:value-type="float">
            <text:p>415</text:p>
          </table:table-cell>
          <table:table-cell table:style-name="ce341" table:formula="of:=[.X33]+100" office:value-type="float" office:value="515" calcext:value-type="float">
            <text:p>515</text:p>
          </table:table-cell>
          <table:table-cell table:style-name="ce341" table:formula="of:=[.Y33]+100" office:value-type="float" office:value="615" calcext:value-type="float">
            <text:p>615</text:p>
          </table:table-cell>
          <table:table-cell table:style-name="Default"/>
          <table:table-cell table:style-name="ce233" table:formula="of:=([.$Q33]+1)*2" office:value-type="float" office:value="32" calcext:value-type="float">
            <text:p>32</text:p>
          </table:table-cell>
          <table:table-cell table:style-name="Default"/>
          <table:table-cell table:style-name="ce233" office:value-type="float" office:value="24" calcext:value-type="float">
            <text:p>24</text:p>
          </table:table-cell>
          <table:table-cell table:style-name="Default" table:number-columns-repeated="994"/>
        </table:table-row>
        <table:table-row table:style-name="ro4" table:number-rows-repeated="66">
          <table:table-cell table:style-name="Default" table:number-columns-repeated="1024"/>
        </table:table-row>
        <table:table-row table:style-name="ro10">
          <table:table-cell table:style-name="ce241" table:number-columns-repeated="2"/>
          <table:table-cell table:style-name="ce289" office:value-type="string" calcext:value-type="string">
            <text:p>Seuils pour couleur disponibilité (repris de la feuille ressources)</text:p>
          </table:table-cell>
          <table:table-cell table:style-name="ce241" table:number-columns-repeated="2"/>
          <table:table-cell table:style-name="ce289" office:value-type="string" calcext:value-type="string">
            <text:p>Décalages (en lignes) dans la liste des travaux</text:p>
          </table:table-cell>
          <table:table-cell table:style-name="ce241" table:number-columns-repeated="1018"/>
        </table:table-row>
        <table:table-row table:style-name="ro4">
          <table:table-cell table:style-name="ce241"/>
          <table:table-cell table:style-name="ce241" office:value-type="float" office:value="1" calcext:value-type="float">
            <text:p>1</text:p>
          </table:table-cell>
          <table:table-cell table:style-name="ce290" table:formula="of:=INDEX(#REF!;[.$U$1];[.B101])" office:value-type="string" office:string-value="" calcext:value-type="error">
            <text:p>#N/D</text:p>
          </table:table-cell>
          <table:table-cell table:style-name="ce241" table:number-columns-repeated="2"/>
          <table:table-cell table:style-name="ce310" table:formula="of:=[.F17]*50+[.$U$1]" office:value-type="string" office:string-value="" calcext:value-type="error">
            <text:p>#N/D</text:p>
          </table:table-cell>
          <table:table-cell table:style-name="ce310" table:formula="of:=[.G17]*50+[.$U$1]" office:value-type="string" office:string-value="" calcext:value-type="error">
            <text:p>#N/D</text:p>
          </table:table-cell>
          <table:table-cell table:style-name="ce310" table:formula="of:=[.H17]*50+[.$U$1]" office:value-type="string" office:string-value="" calcext:value-type="error">
            <text:p>#N/D</text:p>
          </table:table-cell>
          <table:table-cell table:style-name="ce310" table:formula="of:=[.I17]*50+[.$U$1]" office:value-type="string" office:string-value="" calcext:value-type="error">
            <text:p>#N/D</text:p>
          </table:table-cell>
          <table:table-cell table:style-name="ce310" table:formula="of:=[.J17]*50+[.$U$1]" office:value-type="string" office:string-value="" calcext:value-type="error">
            <text:p>#N/D</text:p>
          </table:table-cell>
          <table:table-cell table:style-name="ce310" table:formula="of:=[.K17]*50+[.$U$1]" office:value-type="string" office:string-value="" calcext:value-type="error">
            <text:p>#N/D</text:p>
          </table:table-cell>
          <table:table-cell table:style-name="ce241" table:number-columns-repeated="1013"/>
        </table:table-row>
        <table:table-row table:style-name="ro4">
          <table:table-cell table:style-name="ce241"/>
          <table:table-cell table:style-name="ce241" office:value-type="float" office:value="2" calcext:value-type="float">
            <text:p>2</text:p>
          </table:table-cell>
          <table:table-cell table:style-name="ce290" table:formula="of:=INDEX(#REF!;[.$U$1];[.B102])" office:value-type="string" office:string-value="" calcext:value-type="error">
            <text:p>#N/D</text:p>
          </table:table-cell>
          <table:table-cell table:style-name="ce241" table:number-columns-repeated="2"/>
          <table:table-cell table:number-columns-repeated="6"/>
          <table:table-cell table:style-name="ce241" table:number-columns-repeated="1013"/>
        </table:table-row>
        <table:table-row table:style-name="ro4">
          <table:table-cell table:style-name="ce241"/>
          <table:table-cell table:style-name="ce241" office:value-type="float" office:value="3" calcext:value-type="float">
            <text:p>3</text:p>
          </table:table-cell>
          <table:table-cell table:style-name="ce290" table:formula="of:=INDEX(#REF!;[.$U$1];[.B103])" office:value-type="string" office:string-value="" calcext:value-type="error">
            <text:p>#N/D</text:p>
          </table:table-cell>
          <table:table-cell table:style-name="ce241" table:number-columns-repeated="2"/>
          <table:table-cell table:number-columns-repeated="6"/>
          <table:table-cell table:style-name="ce241" table:number-columns-repeated="1013"/>
        </table:table-row>
        <table:table-row table:style-name="ro4" table:number-rows-repeated="6">
          <table:table-cell table:style-name="ce241"/>
          <table:table-cell table:number-columns-repeated="2"/>
          <table:table-cell table:style-name="ce241" table:number-columns-repeated="2"/>
          <table:table-cell table:number-columns-repeated="6"/>
          <table:table-cell table:style-name="ce241" table:number-columns-repeated="1013"/>
        </table:table-row>
        <table:table-row table:style-name="ro4" table:number-rows-repeated="104846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base.$A$1" table:cell-range-address="$plan.$A$11:.$E$34" table:range-usable-as="print-range"/>
        </table:named-expressions>
        <calcext:conditional-formats>
          <calcext:conditional-format calcext:target-range-address="base.G18:base.K29 base.F18:base.F18 base.F20:base.F29">
            <calcext:condition calcext:apply-style-name="Plan ressource - tâche permanente" calcext:value="formula-is(LEFT([.F18];1)=&quot;/&quot;)" calcext:base-cell-address="base.F18"/>
            <calcext:condition calcext:apply-style-name="Plan ressource - tâche importante" calcext:value="formula-is(LEFT([.F18];1)=&quot;*&quot;)" calcext:base-cell-address="base.F18"/>
            <calcext:condition calcext:apply-style-name="Plan ressource - tâche normale" calcext:value="!=&quot;&quot;" calcext:base-cell-address="base.F18"/>
          </calcext:conditional-format>
        </calcext:conditional-formats>
      </table:table>
      <table:named-expressions>
        <table:named-range table:name="liste_pers_mach" table:base-cell-address="$base.$A$1" table:cell-range-address="$travaux.$I$7:.$AD$7"/>
        <table:named-expression table:name="notes" table:base-cell-address="$base.$A$1" table:expression="#REF!"/>
        <table:named-range table:name="notice" table:base-cell-address="$base.$A$1" table:cell-range-address="$base.$A$8"/>
        <table:named-range table:name="plan_an" table:base-cell-address="$base.$A$1" table:cell-range-address="$base.$B$3"/>
        <table:named-range table:name="plan_date" table:base-cell-address="$base.$A$1" table:cell-range-address="$base.$F$4"/>
        <table:named-range table:name="plan_date_fin" table:base-cell-address="$base.$A$1" table:cell-range-address="$base.$F$5"/>
        <table:named-range table:name="plan_date_S1" table:base-cell-address="$base.$A$1" table:cell-range-address="$base.$H$5"/>
        <table:named-range table:name="plan_periode" table:base-cell-address="$base.$A$1" table:cell-range-address="$base.$A$1"/>
        <table:named-expression table:name="plan_pers_mach" table:base-cell-address="$base.$A$1" table:expression="#REF!"/>
        <table:named-expression table:name="plan_projets" table:base-cell-address="$base.$A$1" table:expression="#REF!"/>
        <table:named-range table:name="plan_semaine" table:base-cell-address="$base.$A$1" table:cell-range-address="$base.$B$4"/>
        <table:named-range table:name="plan_semaine_fin" table:base-cell-address="$base.$A$1" table:cell-range-address="$base.$B$5"/>
        <table:named-expression table:name="projets" table:base-cell-address="$base.$A$1" table:expression="#REF!"/>
        <table:named-expression table:name="projets_N" table:base-cell-address="$base.$A$1" table:expression="#REF!"/>
        <table:named-expression table:name="ressources_heures_sem" table:base-cell-address="$base.$A$1" table:expression="#REF!"/>
        <table:named-range table:name="travaux" table:base-cell-address="$base.$A$1" table:cell-range-address="$travaux.$C$9"/>
        <table:named-range table:name="travaux_absences" table:base-cell-address="$base.$A$1" table:cell-range-address="$travaux.$C$160"/>
        <table:named-range table:name="travaux_absences_vacances" table:base-cell-address="$base.$A$1" table:cell-range-address="$travaux.$C$162"/>
        <table:named-range table:name="travaux_autres" table:base-cell-address="$base.$A$1" table:cell-range-address="$travaux.$C$160"/>
        <table:named-range table:name="travaux_planifier" table:base-cell-address="$base.$A$1" table:cell-range-address="$travaux.$A$192"/>
        <table:named-range table:name="travaux_projets" table:base-cell-address="$base.$A$1" table:cell-range-address="$travaux.$A$10"/>
        <table:named-range table:name="travaux_semaine" table:base-cell-address="$base.$A$1" table:cell-range-address="$travaux.$F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Helvetica2" svg:font-family="Helvetica"/>
    <style:font-face style:name="Arial2" svg:font-family="Arial" style:font-family-generic="swiss"/>
    <style:font-face style:name="Helvetica3" svg:font-family="Helvetica" style:font-family-generic="swiss"/>
    <style:font-face style:name="Arial" svg:font-family="Arial" style:font-adornments="Normal" style:font-family-generic="swiss" style:font-pitch="variable"/>
    <style:font-face style:name="Arial Narrow2" svg:font-family="'Arial Narrow'" style:font-family-generic="swiss" style:font-pitch="variable"/>
    <style:font-face style:name="Arial Narrow" svg:font-family="'Arial Narrow'" style:font-adornments="Normal" style:font-family-generic="swiss" style:font-pitch="variable"/>
    <style:font-face style:name="Helvetica" svg:font-family="Helvetica" style:font-adornments="Gras" style:font-family-generic="swiss" style:font-pitch="variable"/>
    <style:font-face style:name="Helvetica1" svg:font-family="Helvetic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date-style style:name="N10037" number:language="fr" number:country="CH" number:automatic-order="true">
      <number:day number:style="long"/>
      <number:text>.</number:text>
      <number:month number:style="long"/>
      <number:text>.</number:text>
      <number:year/>
    </number:date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14">
      <number:day number:style="long"/>
      <number:text>.</number:text>
      <number:month number:style="long"/>
    </number:date-style>
    <number:number-style style:name="N116P0" style:volatile="true">
      <number:number number:decimal-places="1" loext:min-decimal-places="1" number:min-integer-digits="1"/>
    </number:number-style>
    <number:number-style style:name="N116P1" style:volatile="true">
      <number:text>XXX</number:text>
    </number:number-style>
    <number:number-style style:name="N116">
      <number:text>-</number:text>
      <style:map style:condition="value()&gt;0" style:apply-style-name="N116P0"/>
      <style:map style:condition="value()&lt;0" style:apply-style-name="N116P1"/>
    </number:number-style>
    <number:number-style style:name="N118P0" style:volatile="true">
      <number:number number:decimal-places="1" loext:min-decimal-places="1" number:min-integer-digits="1"/>
    </number:number-style>
    <number:number-style style:name="N118P1" style:volatile="true">
      <number:number number:decimal-places="1" loext:min-decimal-places="1" number:min-integer-digits="1"/>
      <number:text> !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3" loext:min-decimal-places="3" number:min-integer-digits="1"/>
    </number:number-style>
    <number:number-style style:name="N120P0" style:volatile="true">
      <number:number number:decimal-places="0" loext:min-decimal-places="0" number:min-integer-digits="1"/>
    </number:number-style>
    <number:number-style style:name="N120P1" style:volatile="true">
      <number:text>XXX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0108P0" style:volatile="true" number:language="fr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fr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fr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fr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fr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fr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14" number:language="fr" number:country="CH">
      <number:month number:textual="true"/>
      <number:text>.</number:text>
      <number:year/>
    </number:date-style>
    <number:time-style style:name="N10115" number:language="fr" number:country="CH">
      <number:hours/>
      <number:text>:</number:text>
      <number:minutes number:style="long"/>
      <number:text> </number:text>
      <number:am-pm/>
    </number:time-style>
    <number:time-style style:name="N10116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fr" number:country="CH">
      <number:number number:decimal-places="0" loext:min-decimal-places="0" number:min-integer-digits="1" number:grouping="true"/>
    </number:number-style>
    <number:number-style style:name="N10118" number:language="fr" number:country="CH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fr" number:country="CH">
      <number:number number:decimal-places="0" loext:min-decimal-places="0" number:min-integer-digits="1" number:grouping="true"/>
    </number:number-style>
    <number:number-style style:name="N10119" number:language="fr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fr" number:country="CH">
      <number:number number:decimal-places="2" loext:min-decimal-places="2" number:min-integer-digits="1" number:grouping="true"/>
    </number:number-style>
    <number:number-style style:name="N10120" number:language="fr" number:country="CH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fr" number:country="CH">
      <number:number number:decimal-places="2" loext:min-decimal-places="2" number:min-integer-digits="1" number:grouping="true"/>
    </number:number-style>
    <number:number-style style:name="N10121" number:language="fr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fr" number:country="C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fr" number:country="CH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fr" number:country="CH">
      <loext:fill-character> </loext:fill-character>
      <number:text>- </number:text>
    </number:number-style>
    <number:text-style style:name="N10125" number:language="fr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fr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fr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fr" number:country="CH">
      <loext:text> SFr. </loext:text>
      <loext:fill-character> </loext:fill-character>
      <number:text>- </number:text>
    </number:number-style>
    <number:text-style style:name="N10129" number:language="fr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C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fr" number:country="CH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fr" number:country="C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fr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fr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fr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fr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en_20_personnes_20__26__20_projets" style:display-name="Hyperlien personnes &amp; projets" style:family="table-cell" style:parent-style-name="Default">
      <style:table-cell-properties loext:vertical-justify="auto"/>
      <style:paragraph-properties css3t:text-justify="auto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rojets_20_-_20_jalons_20_-_20_avant" style:display-name="Projets - jalons - avant" style:family="table-cell" style:parent-style-name="Projets_20_-_20_jalons">
      <style:table-cell-properties fo:background-color="#00ccff" loext:vertical-justify="auto"/>
      <style:paragraph-properties css3t:text-justify="auto"/>
    </style:style>
    <style:style style:name="Projets_20_-_20_notes_20_-_20_alerte" style:display-name="Projets - notes - alerte" style:family="table-cell" style:parent-style-name="Default">
      <style:table-cell-properties fo:background-color="#ff6600" style:text-align-source="fix" style:repeat-content="false" style:vertical-align="middle" loext:vertical-justify="auto"/>
      <style:paragraph-properties fo:text-align="center" css3t:text-justify="auto"/>
      <style:text-properties style:font-name="Helvetica" fo:font-family="Helvetica" style:font-style-name="Gras" style:font-family-generic="swiss" style:font-pitch="variable" fo:font-size="18pt" fo:font-weight="bold"/>
    </style:style>
    <style:style style:name="Projets_20_-_20_vide" style:display-name="Projets - vide" style:family="table-cell" style:parent-style-name="Default">
      <style:table-cell-properties fo:background-color="#c0c0c0" style:text-align-source="fix" style:repeat-content="false" style:vertical-align="middle" loext:vertical-justify="auto"/>
      <style:paragraph-properties fo:text-align="center" css3t:text-justify="auto"/>
      <style:text-properties style:font-name="Helvetica1" fo:font-family="Helvetica" style:font-style-name="Normal" style:font-family-generic="swiss" style:font-pitch="variable" fo:font-size="18pt"/>
    </style:style>
    <style:style style:name="Plan_20_ressource_20_-_20_tâche_20_importante" style:display-name="Plan ressource - tâche importante" style:family="table-cell" style:parent-style-name="Default">
      <style:table-cell-properties fo:background-color="#ffcc99" style:text-align-source="fix" style:repeat-content="false" style:vertical-align="middle" loext:vertical-justify="auto"/>
      <style:paragraph-properties fo:text-align="center" css3t:text-justify="auto"/>
    </style:style>
    <style:style style:name="Plan_20_ressource_20_-_20_tâche_20_normale" style:display-name="Plan ressource - tâche normale" style:family="table-cell" style:parent-style-name="Default">
      <style:table-cell-properties fo:background-color="#ffffff" style:text-align-source="fix" style:repeat-content="false" style:vertical-align="middle" loext:vertical-justify="auto"/>
      <style:paragraph-properties fo:text-align="center" css3t:text-justify="auto"/>
    </style:style>
    <style:style style:name="Plan_20_ressource_20_-_20_tâche_20_permanente" style:display-name="Plan ressource - tâche permanente" style:family="table-cell" style:parent-style-name="Default">
      <style:table-cell-properties fo:background-color="#00ccff" style:text-align-source="fix" style:repeat-content="false" style:vertical-align="middle" loext:vertical-justify="auto"/>
      <style:paragraph-properties fo:text-align="center" css3t:text-justify="auto"/>
    </style:style>
    <style:style style:name="Plan_20_ressource_20_-_20_surcharge" style:display-name="Plan ressource - surcharge" style:family="table-cell" style:parent-style-name="Default">
      <style:table-cell-properties fo:background-color="#ff0000" style:vertical-align="middle" loext:vertical-justify="auto"/>
      <style:paragraph-properties css3t:text-justify="auto"/>
      <style:text-properties fo:font-weight="bold"/>
    </style:style>
    <style:style style:name="Plan_20_ressource_20_-_20_semaine_20_vide" style:display-name="Plan ressource - semaine vide" style:family="table-cell" style:parent-style-name="Default">
      <style:table-cell-properties fo:background-color="#c0c0c0" style:vertical-align="middle" loext:vertical-justify="auto"/>
      <style:paragraph-properties css3t:text-justify="auto"/>
    </style:style>
    <style:style style:name="Plan_20_ressource_20_-_20_dispo_20_rouge" style:display-name="Plan ressource - dispo rouge" style:family="table-cell" style:parent-style-name="Default">
      <style:table-cell-properties fo:background-color="#ff0000" style:text-align-source="fix" style:repeat-content="false" style:vertical-align="middle" loext:vertical-justify="auto"/>
      <style:paragraph-properties fo:text-align="center" css3t:text-justify="auto"/>
    </style:style>
    <style:style style:name="Plan_20_ressource_20_-_20_dispo_20_orange" style:display-name="Plan ressource - dispo orange" style:family="table-cell" style:parent-style-name="Default">
      <style:table-cell-properties fo:background-color="#ff950e" style:text-align-source="fix" style:repeat-content="false" style:vertical-align="middle" loext:vertical-justify="auto"/>
      <style:paragraph-properties fo:text-align="center" css3t:text-justify="auto"/>
    </style:style>
    <style:style style:name="Plan_20_ressource_20_-_20_dispo_20_jaune" style:display-name="Plan ressource - dispo jaune" style:family="table-cell" style:parent-style-name="Default">
      <style:table-cell-properties fo:background-color="#ffff00" style:text-align-source="fix" style:repeat-content="false" style:vertical-align="middle" loext:vertical-justify="auto"/>
      <style:paragraph-properties fo:text-align="center" css3t:text-justify="auto"/>
    </style:style>
    <style:style style:name="Plan_20_ressource_20_-_20_pas_20_de_20_retard" style:display-name="Plan ressource - pas de retard" style:family="table-cell" style:parent-style-name="Default">
      <style:table-cell-properties fo:background-color="#c0c0c0" style:text-align-source="fix" style:repeat-content="false" style:vertical-align="middle" loext:vertical-justify="auto"/>
      <style:paragraph-properties fo:text-align="center" css3t:text-justify="auto"/>
    </style:style>
    <style:style style:name="Plan_20_ressource_20_-_20_attention" style:display-name="Plan ressource - attention" style:family="table-cell" style:parent-style-name="Default">
      <style:table-cell-properties fo:background-color="#ff6600" style:vertical-align="middle" loext:vertical-justify="auto"/>
      <style:paragraph-properties css3t:text-justify="auto"/>
    </style:style>
    <style:style style:name="Notes_20_projet_20_-_20_personne_20_vide" style:display-name="Notes projet - personne vide" style:family="table-cell" style:parent-style-name="Default">
      <style:table-cell-properties fo:background-color="#c0c0c0" style:text-align-source="fix" style:repeat-content="false" style:vertical-align="middle" loext:vertical-justify="auto"/>
      <style:paragraph-properties fo:text-align="center" css3t:text-justify="auto"/>
    </style:style>
    <style:style style:name="Notes_20_projet_20_-_20_jalon" style:display-name="Notes projet - jalon" style:family="table-cell" style:parent-style-name="Default">
      <style:table-cell-properties fo:background-color="#ff6600" style:text-align-source="fix" style:repeat-content="false" style:vertical-align="middle" loext:vertical-justify="auto"/>
      <style:paragraph-properties fo:text-align="center" css3t:text-justify="auto"/>
    </style:style>
    <style:style style:name="Notes_20_projet_20_-_20_attention" style:display-name="Notes projet - attention" style:family="table-cell" style:parent-style-name="Default">
      <style:table-cell-properties fo:background-color="#ff6600" style:vertical-align="middle" loext:vertical-justify="auto"/>
      <style:paragraph-properties css3t:text-justify="auto"/>
    </style:style>
    <style:style style:name="Notes_20_projet_20_-_20_semaine_20_vide" style:display-name="Notes projet - semaine vide" style:family="table-cell" style:parent-style-name="Default">
      <style:table-cell-properties fo:background-color="#c0c0c0" style:vertical-align="middle" loext:vertical-justify="auto"/>
      <style:paragraph-properties css3t:text-justify="auto"/>
    </style:style>
    <style:style style:name="Plan_20_-_20_projet_20_-_20_vide" style:display-name="Plan - projet - vide" style:family="table-cell" style:parent-style-name="Default">
      <style:table-cell-properties fo:background-color="#c0c0c0"/>
    </style:style>
    <style:style style:name="Plan_20_-_20_projet_20_-_20_avant" style:display-name="Plan - projet - avant" style:family="table-cell" style:parent-style-name="Default">
      <style:table-cell-properties fo:background-color="#00ccff" style:vertical-align="middle" loext:vertical-justify="auto"/>
      <style:paragraph-properties css3t:text-justify="auto"/>
    </style:style>
    <style:style style:name="Plan_20_-_20_projet_20_-_20_alerte" style:display-name="Plan - projet - alerte" style:family="table-cell" style:parent-style-name="Default">
      <style:table-cell-properties fo:background-color="#ff6600" style:vertical-align="middle" loext:vertical-justify="auto"/>
      <style:paragraph-properties css3t:text-justify="auto"/>
    </style:style>
    <style:style style:name="Plan_20_-_20_travaux_20_-_20_vide" style:display-name="Plan - travaux - vide" style:family="table-cell" style:parent-style-name="Default">
      <style:table-cell-properties fo:background-color="#c0c0c0" style:vertical-align="middle" loext:vertical-justify="auto"/>
      <style:paragraph-properties css3t:text-justify="auto"/>
    </style:style>
    <style:style style:name="Plan_20_-_20_bande_20_-_20_retard" style:display-name="Plan - bande - retard" style:family="table-cell" style:parent-style-name="Default">
      <style:table-cell-properties fo:background-color="#ff0000" style:vertical-align="middle" loext:vertical-justify="auto"/>
      <style:paragraph-properties css3t:text-justify="auto"/>
    </style:style>
    <style:style style:name="Plan_20_-_20_bande_20_-_20_non_20_vide" style:display-name="Plan - bande - non vide" style:family="table-cell" style:parent-style-name="Default">
      <style:table-cell-properties fo:background-color="#ffffff" style:vertical-align="middle" loext:vertical-justify="auto"/>
      <style:paragraph-properties css3t:text-justify="auto"/>
    </style:style>
    <style:style style:name="Excel_20_Built-in_20_Percent" style:display-name="Excel Built-in Percent" style:family="table-cell" style:parent-style-name="Default" style:data-style-name="N10"/>
    <style:style style:name="Ressources_20_-_20_vide" style:display-name="Ressources - vide" style:family="table-cell" style:parent-style-name="Default">
      <style:table-cell-properties fo:background-color="#c0c0c0" style:text-align-source="fix" style:repeat-content="false" style:vertical-align="middle" loext:vertical-justify="auto"/>
      <style:paragraph-properties fo:text-align="center" css3t:text-justify="auto"/>
    </style:style>
    <style:style style:name="Ressources_20_-_20_bande_20_-_20_retard" style:display-name="Ressources - bande - retard" style:family="table-cell" style:parent-style-name="Default">
      <style:table-cell-properties fo:background-color="#ff0000" style:text-align-source="fix" style:repeat-content="false" style:vertical-align="middle" loext:vertical-justify="auto"/>
      <style:paragraph-properties fo:text-align="center" css3t:text-justify="auto"/>
    </style:style>
    <style:style style:name="Ressources_20_-_20_bande_20_-_20_orange" style:display-name="Ressources - bande - orange" style:family="table-cell" style:parent-style-name="Default">
      <style:table-cell-properties fo:background-color="#ff6600" style:text-align-source="fix" style:repeat-content="false" style:vertical-align="middle" loext:vertical-justify="auto"/>
      <style:paragraph-properties fo:text-align="center" css3t:text-justify="auto"/>
    </style:style>
    <style:style style:name="Ressources_20_-_20_bande_20_-_20_rouge" style:display-name="Ressources - bande - rouge" style:family="table-cell" style:parent-style-name="Default">
      <style:table-cell-properties fo:background-color="#ff0000" style:text-align-source="fix" style:repeat-content="false" style:vertical-align="middle" loext:vertical-justify="auto"/>
      <style:paragraph-properties fo:text-align="center" css3t:text-justify="auto"/>
    </style:style>
    <style:style style:name="Ressources_20_-_20_bande_20_-_20_jaune" style:display-name="Ressources - bande - jaune" style:family="table-cell" style:parent-style-name="Default">
      <style:table-cell-properties fo:background-color="#ffff00" style:text-align-source="fix" style:repeat-content="false" style:vertical-align="middle" loext:vertical-justify="auto"/>
      <style:paragraph-properties fo:text-align="center" css3t:text-justify="auto"/>
    </style:style>
    <style:style style:name="Ressource_20_-_20_R_20_attention" style:display-name="Ressource - R attention" style:family="table-cell" style:parent-style-name="Default">
      <style:table-cell-properties fo:background-color="#ff9900" style:vertical-align="middle" loext:vertical-justify="auto"/>
      <style:paragraph-properties css3t:text-justify="auto"/>
    </style:style>
    <style:style style:name="Ressource_20_-_20_R_20_vide" style:display-name="Ressource - R vide" style:family="table-cell" style:parent-style-name="Default">
      <style:table-cell-properties fo:background-color="#d9d9d9" style:vertical-align="middle" loext:vertical-justify="auto"/>
      <style:paragraph-properties css3t:text-justify="auto"/>
      <style:text-properties style:use-window-font-color="true" fo:font-size="18pt" fo:font-style="normal" fo:font-weight="normal" style:font-style-asian="normal" style:font-weight-asian="normal" style:font-style-complex="normal" style:font-weight-complex="normal"/>
    </style:style>
    <style:style style:name="Ressource_20_-_20_R_20_sans_20_lien" style:display-name="Ressource - R sans lien" style:family="table-cell" style:parent-style-name="Default">
      <style:table-cell-properties fo:background-color="#99ccff" style:vertical-align="middle" loext:vertical-justify="auto"/>
      <style:paragraph-properties css3t:text-justify="auto"/>
      <style:text-properties fo:font-size="18pt" fo:font-weight="bold"/>
    </style:style>
    <style:style style:name="Travaux_20_-_20_ressource_20_-_20_semaine_20_rouge" style:display-name="Travaux - ressource - semaine rouge" style:family="table-cell" style:parent-style-name="Default">
      <style:table-cell-properties fo:background-color="#ff0000" style:vertical-align="middle" loext:vertical-justify="auto"/>
      <style:paragraph-properties css3t:text-justify="auto"/>
      <style:text-properties fo:font-style="italic"/>
    </style:style>
    <style:style style:name="Travaux_20_-_20_ressource_20_-_20_semaine_20_orange" style:display-name="Travaux - ressource - semaine orange" style:family="table-cell" style:parent-style-name="Default">
      <style:table-cell-properties fo:background-color="#ff6600" style:vertical-align="middle" loext:vertical-justify="auto"/>
      <style:paragraph-properties css3t:text-justify="auto"/>
      <style:text-properties fo:font-style="italic"/>
    </style:style>
    <style:style style:name="Travaux_20_-_20_ressources_20_-_20_semaine_20_jaune" style:display-name="Travaux - ressources - semaine jaune" style:family="table-cell" style:parent-style-name="Default">
      <style:table-cell-properties fo:background-color="#ffff00" style:vertical-align="middle" loext:vertical-justify="auto"/>
      <style:paragraph-properties css3t:text-justify="auto"/>
      <style:text-properties fo:font-style="italic"/>
    </style:style>
    <style:style style:name="Travaux_20_-_20_attention" style:display-name="Travaux - attention" style:family="table-cell" style:parent-style-name="Default">
      <style:table-cell-properties fo:background-color="#ffcc00" style:vertical-align="middle" loext:vertical-justify="auto"/>
      <style:paragraph-properties css3t:text-justify="auto"/>
      <style:text-properties fo:color="#0000ff" fo:font-size="18pt" fo:font-weight="bold"/>
    </style:style>
    <style:style style:name="Travaux_20_-_20_ressource_20_-_20_surcharge" style:display-name="Travaux - ressource - surcharge" style:family="table-cell" style:parent-style-name="Default">
      <style:table-cell-properties fo:background-color="#ff0000" style:vertical-align="middle" loext:vertical-justify="auto"/>
      <style:paragraph-properties css3t:text-justify="auto"/>
      <style:text-properties style:font-name="Arial Narrow" fo:font-family="'Arial Narrow'" style:font-style-name="Normal" style:font-family-generic="swiss" style:font-pitch="variable"/>
    </style:style>
    <style:style style:name="Travaux_20_-_20_recherche" style:display-name="Travaux - recherche" style:family="table-cell" style:parent-style-name="Default">
      <style:table-cell-properties fo:background-color="#ccffcc" style:vertical-align="middle" loext:vertical-justify="auto"/>
      <style:paragraph-properties css3t:text-justify="auto"/>
      <style:text-properties fo:color="#0000ff" fo:font-size="18pt" fo:font-weight="bold"/>
    </style:style>
    <style:style style:name="Travaux_20_-_20_semaine_20_-_20_retard" style:display-name="Travaux - semaine - retard" style:family="table-cell" style:parent-style-name="Travaux_20_-_20_description">
      <style:table-cell-properties fo:background-color="#ff950e" style:text-align-source="fix" style:repeat-content="false" loext:vertical-justify="auto"/>
      <style:paragraph-properties fo:text-align="center" css3t:text-justify="auto"/>
      <style:text-properties style:font-name="Arial" fo:font-family="Arial" style:font-style-name="Normal" style:font-family-generic="swiss" style:font-pitch="variable" fo:font-size="16pt" fo:font-weight="bold"/>
    </style:style>
    <style:style style:name="Travaux_20_-_20_semaine_20_-_20_surcharge" style:display-name="Travaux - semaine - surcharge" style:family="table-cell" style:parent-style-name="Travaux_20_-_20_description">
      <style:table-cell-properties fo:background-color="#ff3366" style:text-align-source="fix" style:repeat-content="false" loext:vertical-justify="auto"/>
      <style:paragraph-properties fo:text-align="center" css3t:text-justify="auto"/>
      <style:text-properties style:font-name="Arial" fo:font-family="Arial" style:font-style-name="Normal" style:font-family-generic="swiss" style:font-pitch="variable" fo:font-size="16pt" fo:font-weight="bold"/>
    </style:style>
    <style:style style:name="Travaux_20_-_20_semaine_20_-_20_actuel" style:display-name="Travaux - semaine - actuel" style:family="table-cell" style:parent-style-name="Default">
      <style:table-cell-properties fo:background-color="#00ff00" style:text-align-source="fix" style:repeat-content="false" style:vertical-align="middle" loext:vertical-justify="auto"/>
      <style:paragraph-properties fo:text-align="center" css3t:text-justify="auto"/>
      <style:text-properties fo:font-size="16pt" fo:font-weight="bold"/>
    </style:style>
    <style:style style:name="Travaux_20_-_20_projet_20_-_20_mauvais_20_lien" style:display-name="Travaux - projet - mauvais lien" style:family="table-cell" style:parent-style-name="Travaux_20_-_20_description">
      <style:table-cell-properties fo:background-color="#ff0000" style:vertical-align="middle" loext:vertical-justify="auto"/>
      <style:paragraph-properties css3t:text-justify="auto"/>
    </style:style>
    <style:style style:name="Travaux_20_-_20_description_20_-_20_surcharge" style:display-name="Travaux - description - surcharge" style:family="table-cell" style:parent-style-name="Travaux_20_-_20_description">
      <style:table-cell-properties fo:background-color="#ff0000"/>
    </style:style>
    <style:style style:name="Travaux_20_-_20_description_20_-_20_retard" style:display-name="Travaux - description - retard" style:family="table-cell" style:parent-style-name="Travaux_20_-_20_description">
      <style:table-cell-properties fo:background-color="#ff6600"/>
    </style:style>
    <style:style style:name="Travaux_20_-_20_description_20_-_20_suite" style:display-name="Travaux - description - suite" style:family="table-cell" style:parent-style-name="Default">
      <style:table-cell-properties fo:background-color="#f5f5bc" style:vertical-align="middle" loext:vertical-justify="auto"/>
      <style:paragraph-properties css3t:text-justify="auto"/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ravaux_20_-_20_description_20_-_20_trouvé" style:display-name="Travaux - description - trouvé" style:family="table-cell" style:parent-style-name="Default">
      <style:table-cell-properties fo:background-color="#ccffcc" style:vertical-align="middle" loext:vertical-justify="auto"/>
      <style:paragraph-properties css3t:text-justify="auto"/>
      <style:text-properties style:font-name="Arial Narrow" fo:font-family="'Arial Narrow'" style:font-style-name="Normal" style:font-family-generic="swiss" style:font-pitch="variable"/>
    </style:style>
    <style:style style:name="Travaux_20_-_20_description_20_-_20_important" style:display-name="Travaux - description - important" style:family="table-cell" style:parent-style-name="Default">
      <style:table-cell-properties fo:background-color="#ffcc99" style:vertical-align="middle" loext:vertical-justify="auto"/>
      <style:paragraph-properties css3t:text-justify="auto"/>
      <style:text-properties style:font-name="Arial Narrow" fo:font-family="'Arial Narrow'" style:font-style-name="Normal" style:font-family-generic="swiss" style:font-pitch="variable"/>
    </style:style>
    <style:style style:name="Travaux_20_-_20_description_20_-_20_permanent" style:display-name="Travaux - description - permanent" style:family="table-cell" style:parent-style-name="Travaux_20_-_20_description">
      <style:table-cell-properties fo:background-color="#66ffff"/>
      <style:text-properties style:use-window-font-color="true"/>
    </style:style>
    <style:style style:name="Projets_20_-_20_jalons" style:display-name="Projets - jalons" style:family="table-cell" style:parent-style-name="Default" style:data-style-name="N10037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family="Helvetica" fo:font-size="1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rojets_20_-_20_jalons_20_-_20_retard" style:display-name="Projets - jalons - retard" style:family="table-cell" style:parent-style-name="Projets_20_-_20_jalons">
      <style:table-cell-properties fo:background-color="#ff950e" loext:vertical-justify="auto"/>
      <style:paragraph-properties css3t:text-justify="auto"/>
      <style:text-properties fo:font-size="13pt"/>
    </style:style>
    <style:style style:name="Projets_20_-_20_jalons_20_-_20_vide" style:display-name="Projets - jalons - vide" style:family="table-cell" style:parent-style-name="Projets_20_-_20_jalons" style:data-style-name="N10037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2" fo:font-family="Helvetic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ravaux_20_-_20_description" style:display-name="Travaux - description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1" fo:font-family="'Arial Narrow'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0.01mm" fo:page-height="297mm" style:num-format="1" style:print-orientation="portrait" fo:margin-top="14.99mm" fo:margin-bottom="1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97mm" fo:page-height="210.01mm" style:num-format="1" style:print-orientation="landscape" fo:margin-top="14.99mm" fo:margin-bottom="14.99mm" fo:margin-left="14.99mm" fo:margin-right="1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9">
      <style:page-layout-properties fo:page-width="279.4mm" fo:page-height="215.9mm" style:num-format="1" style:print-orientation="landscape" fo:margin-top="24.99mm" fo:margin-bottom="2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0">
      <style:page-layout-properties fo:page-width="210.01mm" fo:page-height="297mm" style:num-format="1" style:print-orientation="portrait" fo:margin-top="14.99mm" fo:margin-bottom="14.99mm" fo:margin-left="14.99mm" fo:margin-right="1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1">
      <style:page-layout-properties fo:page-width="210.01mm" fo:page-height="297mm" style:num-format="1" style:print-orientation="portrait" fo:margin-top="14.99mm" fo:margin-bottom="14.99mm" fo:margin-left="14.99mm" fo:margin-right="1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 style:data-style-name="N2" text:time-value="22:11:17.5686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ts" style:display-name="PageStyle_proj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_5f_Activités" style:display-name="PageStyle_notes_Activité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_5f_Impôts" style:display-name="PageStyle_notes_Impô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se" style:display-name="PageStyle_ba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sources" style:display-name="PageStyle_ressourc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tes_5f_Maison" style:display-name="PageStyle_notes_Maison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plan_5f_projets" style:display-name="PageStyle_plan_projet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notes_5f_2016B" style:display-name="PageStyle_notes_2016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vaux" style:display-name="PageStyle_travaux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notes_5f_2016C" style:display-name="PageStyle_notes_2016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_5f_2016D" style:display-name="PageStyle_notes_2016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_5f_2016E" style:display-name="PageStyle_notes_2016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_5f_Privé" style:display-name="PageStyle_notes_Privé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otes_5f_Futur" style:display-name="PageStyle_notes_Fut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_5f_Z" style:display-name="PageStyle_notes_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_5f_Absences" style:display-name="PageStyle_notes_Absen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_5f_Vacances" style:display-name="PageStyle_notes_Vacan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_5f_2016F" style:display-name="PageStyle_notes_2016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_5f_Tom" style:display-name="PageStyle_plan_Tom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plan_5f_Travaux" style:display-name="PageStyle_plan_Travaux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lan_5f_Arbres" style:display-name="PageStyle_plan_Arbres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plan_5f_Impôts" style:display-name="PageStyle_plan_Impôts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eder</meta:initial-creator>
    <dc:creator>Thomas Maeder</dc:creator>
    <meta:print-date>2013-01-10T17:14:55</meta:print-date>
    <meta:creation-date>2007-03-14T13:25:01</meta:creation-date>
    <dc:date>2016-07-11T22:15:03.779021000</dc:date>
    <meta:generator>LibreOffice/5.1.4.2$MacOSX_X86_64 LibreOffice_project/f99d75f39f1c57ebdd7ffc5f42867c12031db97a</meta:generator>
    <meta:editing-duration>P1DT22H43M39S</meta:editing-duration>
    <meta:editing-cycles>134</meta:editing-cycles>
    <meta:document-statistic meta:table-count="3" meta:cell-count="6770" meta:object-count="0"/>
    <meta:user-defined meta:name="AppVersion">14.0300</meta:user-defined>
    <meta:user-defined meta:name="Company">EPF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